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26mm"/>
    </style:style>
    <style:style style:name="co2" style:family="table-column">
      <style:table-column-properties fo:break-before="auto" style:column-width="22.08mm"/>
    </style:style>
    <style:style style:name="co3" style:family="table-column">
      <style:table-column-properties fo:break-before="auto" style:column-width="22.35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background-color="#ccffcc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99" fo:padding="0.71mm"/>
    </style:style>
    <style:style style:name="ce5" style:family="table-cell" style:parent-style-name="Default" style:data-style-name="N10">
      <style:table-cell-properties fo:background-color="#ffff99" fo:padding="0.71mm"/>
    </style:style>
    <style:style style:name="ce6" style:family="table-cell" style:parent-style-name="Default" style:data-style-name="N11">
      <style:table-cell-properties fo:background-color="#ffff99" fo:padding="0.71mm"/>
    </style:style>
    <style:style style:name="ce7" style:family="table-cell" style:parent-style-name="Default" style:data-style-name="N10">
      <style:table-cell-properties fo:background-color="#ffff00" fo:padding="0.71mm"/>
    </style:style>
    <style:style style:name="ce8" style:family="table-cell" style:parent-style-name="Default" style:data-style-name="N2">
      <style:table-cell-properties fo:background-color="transparent" fo:padding="0.71mm"/>
    </style:style>
    <style:style style:name="ce9" style:family="table-cell" style:parent-style-name="Excel_5f_BuiltIn_5f_Comma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5f_BuiltIn_5f_Comma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5f_BuiltIn_5f_Comma" style:data-style-name="N13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1" table:default-cell-style-name="ce2"/>
        <table:table-column table:style-name="co4" table:number-columns-repeated="771" table:default-cell-style-name="Default"/>
        <table:table-row table:style-name="ro1">
          <table:table-cell table:style-name="ce1" office:value-type="string" calcext:value-type="string">
            <text:p>Home purchase model</text:p>
          </table:table-cell>
          <table:table-cell table:style-name="ce1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urchase price</text:p>
          </table:table-cell>
          <table:table-cell table:style-name="ce4" office:value-type="float" office:value="750000" calcext:value-type="float">
            <text:p>75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payment</text:p>
          </table:table-cell>
          <table:table-cell table:style-name="ce4" table:formula="of:=0.2*[.B4]" office:value-type="float" office:value="150000" calcext:value-type="float">
            <text:p>15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est rate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l amortization (years)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perty tax rate</text:p>
          </table:table-cell>
          <table:table-cell table:style-name="ce6" office:value-type="percentage" office:value="0.0125" calcext:value-type="percentage">
            <text:p>1.2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nual maintainance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ing association dues (annual)</text:p>
          </table:table-cell>
          <table:table-cell table:style-name="ce4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nual insurance</text:p>
          </table:table-cell>
          <table:table-cell table:style-name="ce4" office:value-type="float" office:value="1500" calcext:value-type="float">
            <text:p>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umed annual appreciation</text:p>
          </table:table-cell>
          <table:table-cell table:style-name="ce7" office:value-type="percentage" office:value="0.03" calcext:value-type="percentage">
            <text:p>3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umed marginal income tax rate</text:p>
          </table:table-cell>
          <table:table-cell table:style-name="ce5" office:value-type="percentage" office:value="0.3" calcext:value-type="percentage">
            <text:p>3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inflation</text:p>
          </table:table-cell>
          <table:table-cell table:style-name="ce5" office:value-type="percentage" office:value="0.02" calcext:value-type="percentage">
            <text:p>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hly mortage payment</text:p>
          </table:table-cell>
          <table:table-cell table:style-name="ce8" table:formula="of:=+([.B4]-[.B5])*(1-1/(1+[.B6]/12))/(1-1/(1+[.B6]/12)^([.B7]*12+1))" office:value-type="float" office:value="3575.86403929013" calcext:value-type="float">
            <text:p>3575.86</text:p>
          </table:table-cell>
          <table:table-cell office:value-type="string" calcext:value-type="string">
            <text:p>Assuming interest compounds monthl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st of renting similar home</text:p>
          </table:table-cell>
          <table:table-cell table:style-name="ce4" office:value-type="float" office:value="2500" calcext:value-type="float">
            <text:p>2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umed rental price inflation</text:p>
          </table:table-cell>
          <table:table-cell table:style-name="ce5" office:value-type="percentage" office:value="0.03" calcext:value-type="percentage">
            <text:p>3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umed annual (after tax) return on cash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4" calcext:value-type="float">
            <text:p>254</text:p>
          </table:table-cell>
          <table:table-cell table:style-name="ce1"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uying scenario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me Value</text:p>
          </table:table-cell>
          <table:table-cell table:style-name="ce9" table:formula="of:=+[.B4]" office:value-type="float" office:value="750000" calcext:value-type="float">
            <text:p><text:s/>7,50,000 </text:p>
          </table:table-cell>
          <table:table-cell table:style-name="ce9" table:formula="of:=+[.B27]*(1+[.$B$12]/12)" office:value-type="float" office:value="751875" calcext:value-type="float">
            <text:p><text:s/>7,51,875 </text:p>
          </table:table-cell>
          <table:table-cell table:style-name="ce9" table:formula="of:=+[.C27]*(1+[.$B$12]/12)" office:value-type="float" office:value="753754.6875" calcext:value-type="float">
            <text:p><text:s/>7,53,755 </text:p>
          </table:table-cell>
          <table:table-cell table:style-name="ce9" table:formula="of:=+[.D27]*(1+[.$B$12]/12)" office:value-type="float" office:value="755639.07421875" calcext:value-type="float">
            <text:p><text:s/>7,55,639 </text:p>
          </table:table-cell>
          <table:table-cell table:style-name="ce9" table:formula="of:=+[.E27]*(1+[.$B$12]/12)" office:value-type="float" office:value="757528.171904297" calcext:value-type="float">
            <text:p><text:s/>7,57,528 </text:p>
          </table:table-cell>
          <table:table-cell table:style-name="ce9" table:formula="of:=+[.F27]*(1+[.$B$12]/12)" office:value-type="float" office:value="759421.992334058" calcext:value-type="float">
            <text:p><text:s/>7,59,422 </text:p>
          </table:table-cell>
          <table:table-cell table:style-name="ce9" table:formula="of:=+[.G27]*(1+[.$B$12]/12)" office:value-type="float" office:value="761320.547314893" calcext:value-type="float">
            <text:p><text:s/>7,61,321 </text:p>
          </table:table-cell>
          <table:table-cell table:style-name="ce9" table:formula="of:=+[.H27]*(1+[.$B$12]/12)" office:value-type="float" office:value="763223.84868318" calcext:value-type="float">
            <text:p><text:s/>7,63,224 </text:p>
          </table:table-cell>
          <table:table-cell table:style-name="ce9" table:formula="of:=+[.I27]*(1+[.$B$12]/12)" office:value-type="float" office:value="765131.908304888" calcext:value-type="float">
            <text:p><text:s/>7,65,132 </text:p>
          </table:table-cell>
          <table:table-cell table:style-name="ce9" table:formula="of:=+[.J27]*(1+[.$B$12]/12)" office:value-type="float" office:value="767044.73807565" calcext:value-type="float">
            <text:p><text:s/>7,67,045 </text:p>
          </table:table-cell>
          <table:table-cell table:style-name="ce9" table:formula="of:=+[.K27]*(1+[.$B$12]/12)" office:value-type="float" office:value="768962.349920839" calcext:value-type="float">
            <text:p><text:s/>7,68,962 </text:p>
          </table:table-cell>
          <table:table-cell table:style-name="ce9" table:formula="of:=+[.L27]*(1+[.$B$12]/12)" office:value-type="float" office:value="770884.755795641" calcext:value-type="float">
            <text:p><text:s/>7,70,885 </text:p>
          </table:table-cell>
          <table:table-cell table:style-name="ce9" table:formula="of:=+[.M27]*(1+[.$B$12]/12)" office:value-type="float" office:value="772811.96768513" calcext:value-type="float">
            <text:p><text:s/>7,72,812 </text:p>
          </table:table-cell>
          <table:table-cell table:style-name="ce9" table:formula="of:=+[.N27]*(1+[.$B$12]/12)" office:value-type="float" office:value="774743.997604343" calcext:value-type="float">
            <text:p><text:s/>7,74,744 </text:p>
          </table:table-cell>
          <table:table-cell table:style-name="ce9" table:formula="of:=+[.O27]*(1+[.$B$12]/12)" office:value-type="float" office:value="776680.857598354" calcext:value-type="float">
            <text:p><text:s/>7,76,681 </text:p>
          </table:table-cell>
          <table:table-cell table:style-name="ce9" table:formula="of:=+[.P27]*(1+[.$B$12]/12)" office:value-type="float" office:value="778622.559742349" calcext:value-type="float">
            <text:p><text:s/>7,78,623 </text:p>
          </table:table-cell>
          <table:table-cell table:style-name="ce9" table:formula="of:=+[.Q27]*(1+[.$B$12]/12)" office:value-type="float" office:value="780569.116141705" calcext:value-type="float">
            <text:p><text:s/>7,80,569 </text:p>
          </table:table-cell>
          <table:table-cell table:style-name="ce9" table:formula="of:=+[.R27]*(1+[.$B$12]/12)" office:value-type="float" office:value="782520.53893206" calcext:value-type="float">
            <text:p><text:s/>7,82,521 </text:p>
          </table:table-cell>
          <table:table-cell table:style-name="ce9" table:formula="of:=+[.S27]*(1+[.$B$12]/12)" office:value-type="float" office:value="784476.84027939" calcext:value-type="float">
            <text:p><text:s/>7,84,477 </text:p>
          </table:table-cell>
          <table:table-cell table:style-name="ce9" table:formula="of:=+[.T27]*(1+[.$B$12]/12)" office:value-type="float" office:value="786438.032380088" calcext:value-type="float">
            <text:p><text:s/>7,86,438 </text:p>
          </table:table-cell>
          <table:table-cell table:style-name="ce9" table:formula="of:=+[.U27]*(1+[.$B$12]/12)" office:value-type="float" office:value="788404.127461038" calcext:value-type="float">
            <text:p><text:s/>7,88,404 </text:p>
          </table:table-cell>
          <table:table-cell table:style-name="ce9" table:formula="of:=+[.V27]*(1+[.$B$12]/12)" office:value-type="float" office:value="790375.137779691" calcext:value-type="float">
            <text:p><text:s/>7,90,375 </text:p>
          </table:table-cell>
          <table:table-cell table:style-name="ce9" table:formula="of:=+[.W27]*(1+[.$B$12]/12)" office:value-type="float" office:value="792351.07562414" calcext:value-type="float">
            <text:p><text:s/>7,92,351 </text:p>
          </table:table-cell>
          <table:table-cell table:style-name="ce9" table:formula="of:=+[.X27]*(1+[.$B$12]/12)" office:value-type="float" office:value="794331.9533132" calcext:value-type="float">
            <text:p><text:s/>7,94,332 </text:p>
          </table:table-cell>
          <table:table-cell table:style-name="ce9" table:formula="of:=+[.Y27]*(1+[.$B$12]/12)" office:value-type="float" office:value="796317.783196483" calcext:value-type="float">
            <text:p><text:s/>7,96,318 </text:p>
          </table:table-cell>
          <table:table-cell table:style-name="ce9" table:formula="of:=+[.Z27]*(1+[.$B$12]/12)" office:value-type="float" office:value="798308.577654475" calcext:value-type="float">
            <text:p><text:s/>7,98,309 </text:p>
          </table:table-cell>
          <table:table-cell table:style-name="ce9" table:formula="of:=+[.AA27]*(1+[.$B$12]/12)" office:value-type="float" office:value="800304.349098611" calcext:value-type="float">
            <text:p><text:s/>8,00,304 </text:p>
          </table:table-cell>
          <table:table-cell table:style-name="ce9" table:formula="of:=+[.AB27]*(1+[.$B$12]/12)" office:value-type="float" office:value="802305.109971357" calcext:value-type="float">
            <text:p><text:s/>8,02,305 </text:p>
          </table:table-cell>
          <table:table-cell table:style-name="ce9" table:formula="of:=+[.AC27]*(1+[.$B$12]/12)" office:value-type="float" office:value="804310.872746285" calcext:value-type="float">
            <text:p><text:s/>8,04,311 </text:p>
          </table:table-cell>
          <table:table-cell table:style-name="ce9" table:formula="of:=+[.AD27]*(1+[.$B$12]/12)" office:value-type="float" office:value="806321.649928151" calcext:value-type="float">
            <text:p><text:s/>8,06,322 </text:p>
          </table:table-cell>
          <table:table-cell table:style-name="ce9" table:formula="of:=+[.AE27]*(1+[.$B$12]/12)" office:value-type="float" office:value="808337.454052971" calcext:value-type="float">
            <text:p><text:s/>8,08,337 </text:p>
          </table:table-cell>
          <table:table-cell table:style-name="ce9" table:formula="of:=+[.AF27]*(1+[.$B$12]/12)" office:value-type="float" office:value="810358.297688104" calcext:value-type="float">
            <text:p><text:s/>8,10,358 </text:p>
          </table:table-cell>
          <table:table-cell table:style-name="ce9" table:formula="of:=+[.AG27]*(1+[.$B$12]/12)" office:value-type="float" office:value="812384.193432324" calcext:value-type="float">
            <text:p><text:s/>8,12,384 </text:p>
          </table:table-cell>
          <table:table-cell table:style-name="ce9" table:formula="of:=+[.AH27]*(1+[.$B$12]/12)" office:value-type="float" office:value="814415.153915905" calcext:value-type="float">
            <text:p><text:s/>8,14,415 </text:p>
          </table:table-cell>
          <table:table-cell table:style-name="ce9" table:formula="of:=+[.AI27]*(1+[.$B$12]/12)" office:value-type="float" office:value="816451.191800695" calcext:value-type="float">
            <text:p><text:s/>8,16,451 </text:p>
          </table:table-cell>
          <table:table-cell table:style-name="ce9" table:formula="of:=+[.AJ27]*(1+[.$B$12]/12)" office:value-type="float" office:value="818492.319780196" calcext:value-type="float">
            <text:p><text:s/>8,18,492 </text:p>
          </table:table-cell>
          <table:table-cell table:style-name="ce9" table:formula="of:=+[.AK27]*(1+[.$B$12]/12)" office:value-type="float" office:value="820538.550579647" calcext:value-type="float">
            <text:p><text:s/>8,20,539 </text:p>
          </table:table-cell>
          <table:table-cell table:style-name="ce9" table:formula="of:=+[.AL27]*(1+[.$B$12]/12)" office:value-type="float" office:value="822589.896956096" calcext:value-type="float">
            <text:p><text:s/>8,22,590 </text:p>
          </table:table-cell>
          <table:table-cell table:style-name="ce9" table:formula="of:=+[.AM27]*(1+[.$B$12]/12)" office:value-type="float" office:value="824646.371698486" calcext:value-type="float">
            <text:p><text:s/>8,24,646 </text:p>
          </table:table-cell>
          <table:table-cell table:style-name="ce9" table:formula="of:=+[.AN27]*(1+[.$B$12]/12)" office:value-type="float" office:value="826707.987627732" calcext:value-type="float">
            <text:p><text:s/>8,26,708 </text:p>
          </table:table-cell>
          <table:table-cell table:style-name="ce9" table:formula="of:=+[.AO27]*(1+[.$B$12]/12)" office:value-type="float" office:value="828774.757596801" calcext:value-type="float">
            <text:p><text:s/>8,28,775 </text:p>
          </table:table-cell>
          <table:table-cell table:style-name="ce9" table:formula="of:=+[.AP27]*(1+[.$B$12]/12)" office:value-type="float" office:value="830846.694490793" calcext:value-type="float">
            <text:p><text:s/>8,30,847 </text:p>
          </table:table-cell>
          <table:table-cell table:style-name="ce9" table:formula="of:=+[.AQ27]*(1+[.$B$12]/12)" office:value-type="float" office:value="832923.81122702" calcext:value-type="float">
            <text:p><text:s/>8,32,924 </text:p>
          </table:table-cell>
          <table:table-cell table:style-name="ce9" table:formula="of:=+[.AR27]*(1+[.$B$12]/12)" office:value-type="float" office:value="835006.120755088" calcext:value-type="float">
            <text:p><text:s/>8,35,006 </text:p>
          </table:table-cell>
          <table:table-cell table:style-name="ce9" table:formula="of:=+[.AS27]*(1+[.$B$12]/12)" office:value-type="float" office:value="837093.636056976" calcext:value-type="float">
            <text:p><text:s/>8,37,094 </text:p>
          </table:table-cell>
          <table:table-cell table:style-name="ce9" table:formula="of:=+[.AT27]*(1+[.$B$12]/12)" office:value-type="float" office:value="839186.370147118" calcext:value-type="float">
            <text:p><text:s/>8,39,186 </text:p>
          </table:table-cell>
          <table:table-cell table:style-name="ce9" table:formula="of:=+[.AU27]*(1+[.$B$12]/12)" office:value-type="float" office:value="841284.336072486" calcext:value-type="float">
            <text:p><text:s/>8,41,284 </text:p>
          </table:table-cell>
          <table:table-cell table:style-name="ce9" table:formula="of:=+[.AV27]*(1+[.$B$12]/12)" office:value-type="float" office:value="843387.546912667" calcext:value-type="float">
            <text:p><text:s/>8,43,388 </text:p>
          </table:table-cell>
          <table:table-cell table:style-name="ce9" table:formula="of:=+[.AW27]*(1+[.$B$12]/12)" office:value-type="float" office:value="845496.015779949" calcext:value-type="float">
            <text:p><text:s/>8,45,496 </text:p>
          </table:table-cell>
          <table:table-cell table:style-name="ce9" table:formula="of:=+[.AX27]*(1+[.$B$12]/12)" office:value-type="float" office:value="847609.755819398" calcext:value-type="float">
            <text:p><text:s/>8,47,610 </text:p>
          </table:table-cell>
          <table:table-cell table:style-name="ce9" table:formula="of:=+[.AY27]*(1+[.$B$12]/12)" office:value-type="float" office:value="849728.780208947" calcext:value-type="float">
            <text:p><text:s/>8,49,729 </text:p>
          </table:table-cell>
          <table:table-cell table:style-name="ce9" table:formula="of:=+[.AZ27]*(1+[.$B$12]/12)" office:value-type="float" office:value="851853.102159469" calcext:value-type="float">
            <text:p><text:s/>8,51,853 </text:p>
          </table:table-cell>
          <table:table-cell table:style-name="ce9" table:formula="of:=+[.BA27]*(1+[.$B$12]/12)" office:value-type="float" office:value="853982.734914868" calcext:value-type="float">
            <text:p><text:s/>8,53,983 </text:p>
          </table:table-cell>
          <table:table-cell table:style-name="ce9" table:formula="of:=+[.BB27]*(1+[.$B$12]/12)" office:value-type="float" office:value="856117.691752155" calcext:value-type="float">
            <text:p><text:s/>8,56,118 </text:p>
          </table:table-cell>
          <table:table-cell table:style-name="ce9" table:formula="of:=+[.BC27]*(1+[.$B$12]/12)" office:value-type="float" office:value="858257.985981535" calcext:value-type="float">
            <text:p><text:s/>8,58,258 </text:p>
          </table:table-cell>
          <table:table-cell table:style-name="ce9" table:formula="of:=+[.BD27]*(1+[.$B$12]/12)" office:value-type="float" office:value="860403.630946489" calcext:value-type="float">
            <text:p><text:s/>8,60,404 </text:p>
          </table:table-cell>
          <table:table-cell table:style-name="ce9" table:formula="of:=+[.BE27]*(1+[.$B$12]/12)" office:value-type="float" office:value="862554.640023855" calcext:value-type="float">
            <text:p><text:s/>8,62,555 </text:p>
          </table:table-cell>
          <table:table-cell table:style-name="ce9" table:formula="of:=+[.BF27]*(1+[.$B$12]/12)" office:value-type="float" office:value="864711.026623915" calcext:value-type="float">
            <text:p><text:s/>8,64,711 </text:p>
          </table:table-cell>
          <table:table-cell table:style-name="ce9" table:formula="of:=+[.BG27]*(1+[.$B$12]/12)" office:value-type="float" office:value="866872.804190475" calcext:value-type="float">
            <text:p><text:s/>8,66,873 </text:p>
          </table:table-cell>
          <table:table-cell table:style-name="ce9" table:formula="of:=+[.BH27]*(1+[.$B$12]/12)" office:value-type="float" office:value="869039.986200951" calcext:value-type="float">
            <text:p><text:s/>8,69,040 </text:p>
          </table:table-cell>
          <table:table-cell table:style-name="ce9" table:formula="of:=+[.BI27]*(1+[.$B$12]/12)" office:value-type="float" office:value="871212.586166453" calcext:value-type="float">
            <text:p><text:s/>8,71,213 </text:p>
          </table:table-cell>
          <table:table-cell table:style-name="ce9" table:formula="of:=+[.BJ27]*(1+[.$B$12]/12)" office:value-type="float" office:value="873390.617631869" calcext:value-type="float">
            <text:p><text:s/>8,73,391 </text:p>
          </table:table-cell>
          <table:table-cell table:style-name="ce9" table:formula="of:=+[.BK27]*(1+[.$B$12]/12)" office:value-type="float" office:value="875574.094175949" calcext:value-type="float">
            <text:p><text:s/>8,75,574 </text:p>
          </table:table-cell>
          <table:table-cell table:style-name="ce9" table:formula="of:=+[.BL27]*(1+[.$B$12]/12)" office:value-type="float" office:value="877763.029411389" calcext:value-type="float">
            <text:p><text:s/>8,77,763 </text:p>
          </table:table-cell>
          <table:table-cell table:style-name="ce9" table:formula="of:=+[.BM27]*(1+[.$B$12]/12)" office:value-type="float" office:value="879957.436984917" calcext:value-type="float">
            <text:p><text:s/>8,79,957 </text:p>
          </table:table-cell>
          <table:table-cell table:style-name="ce9" table:formula="of:=+[.BN27]*(1+[.$B$12]/12)" office:value-type="float" office:value="882157.330577379" calcext:value-type="float">
            <text:p><text:s/>8,82,157 </text:p>
          </table:table-cell>
          <table:table-cell table:style-name="ce9" table:formula="of:=+[.BO27]*(1+[.$B$12]/12)" office:value-type="float" office:value="884362.723903823" calcext:value-type="float">
            <text:p><text:s/>8,84,363 </text:p>
          </table:table-cell>
          <table:table-cell table:style-name="ce9" table:formula="of:=+[.BP27]*(1+[.$B$12]/12)" office:value-type="float" office:value="886573.630713582" calcext:value-type="float">
            <text:p><text:s/>8,86,574 </text:p>
          </table:table-cell>
          <table:table-cell table:style-name="ce9" table:formula="of:=+[.BQ27]*(1+[.$B$12]/12)" office:value-type="float" office:value="888790.064790366" calcext:value-type="float">
            <text:p><text:s/>8,88,790 </text:p>
          </table:table-cell>
          <table:table-cell table:style-name="ce9" table:formula="of:=+[.BR27]*(1+[.$B$12]/12)" office:value-type="float" office:value="891012.039952342" calcext:value-type="float">
            <text:p><text:s/>8,91,012 </text:p>
          </table:table-cell>
          <table:table-cell table:style-name="ce9" table:formula="of:=+[.BS27]*(1+[.$B$12]/12)" office:value-type="float" office:value="893239.570052223" calcext:value-type="float">
            <text:p><text:s/>8,93,240 </text:p>
          </table:table-cell>
          <table:table-cell table:style-name="ce9" table:formula="of:=+[.BT27]*(1+[.$B$12]/12)" office:value-type="float" office:value="895472.668977353" calcext:value-type="float">
            <text:p><text:s/>8,95,473 </text:p>
          </table:table-cell>
          <table:table-cell table:style-name="ce9" table:formula="of:=+[.BU27]*(1+[.$B$12]/12)" office:value-type="float" office:value="897711.350649797" calcext:value-type="float">
            <text:p><text:s/>8,97,711 </text:p>
          </table:table-cell>
          <table:table-cell table:style-name="ce9" table:formula="of:=+[.BV27]*(1+[.$B$12]/12)" office:value-type="float" office:value="899955.629026421" calcext:value-type="float">
            <text:p><text:s/>8,99,956 </text:p>
          </table:table-cell>
          <table:table-cell table:style-name="ce9" table:formula="of:=+[.BW27]*(1+[.$B$12]/12)" office:value-type="float" office:value="902205.518098987" calcext:value-type="float">
            <text:p><text:s/>9,02,206 </text:p>
          </table:table-cell>
          <table:table-cell table:style-name="ce9" table:formula="of:=+[.BX27]*(1+[.$B$12]/12)" office:value-type="float" office:value="904461.031894235" calcext:value-type="float">
            <text:p><text:s/>9,04,461 </text:p>
          </table:table-cell>
          <table:table-cell table:style-name="ce9" table:formula="of:=+[.BY27]*(1+[.$B$12]/12)" office:value-type="float" office:value="906722.18447397" calcext:value-type="float">
            <text:p><text:s/>9,06,722 </text:p>
          </table:table-cell>
          <table:table-cell table:style-name="ce9" table:formula="of:=+[.BZ27]*(1+[.$B$12]/12)" office:value-type="float" office:value="908988.989935155" calcext:value-type="float">
            <text:p><text:s/>9,08,989 </text:p>
          </table:table-cell>
          <table:table-cell table:style-name="ce9" table:formula="of:=+[.CA27]*(1+[.$B$12]/12)" office:value-type="float" office:value="911261.462409993" calcext:value-type="float">
            <text:p><text:s/>9,11,261 </text:p>
          </table:table-cell>
          <table:table-cell table:style-name="ce9" table:formula="of:=+[.CB27]*(1+[.$B$12]/12)" office:value-type="float" office:value="913539.616066018" calcext:value-type="float">
            <text:p><text:s/>9,13,540 </text:p>
          </table:table-cell>
          <table:table-cell table:style-name="ce9" table:formula="of:=+[.CC27]*(1+[.$B$12]/12)" office:value-type="float" office:value="915823.465106183" calcext:value-type="float">
            <text:p><text:s/>9,15,823 </text:p>
          </table:table-cell>
          <table:table-cell table:style-name="ce9" table:formula="of:=+[.CD27]*(1+[.$B$12]/12)" office:value-type="float" office:value="918113.023768948" calcext:value-type="float">
            <text:p><text:s/>9,18,113 </text:p>
          </table:table-cell>
          <table:table-cell table:style-name="ce9" table:formula="of:=+[.CE27]*(1+[.$B$12]/12)" office:value-type="float" office:value="920408.30632837" calcext:value-type="float">
            <text:p><text:s/>9,20,408 </text:p>
          </table:table-cell>
          <table:table-cell table:style-name="ce9" table:formula="of:=+[.CF27]*(1+[.$B$12]/12)" office:value-type="float" office:value="922709.327094191" calcext:value-type="float">
            <text:p><text:s/>9,22,709 </text:p>
          </table:table-cell>
          <table:table-cell table:style-name="ce9" table:formula="of:=+[.CG27]*(1+[.$B$12]/12)" office:value-type="float" office:value="925016.100411927" calcext:value-type="float">
            <text:p><text:s/>9,25,016 </text:p>
          </table:table-cell>
          <table:table-cell table:style-name="ce9" table:formula="of:=+[.CH27]*(1+[.$B$12]/12)" office:value-type="float" office:value="927328.640662956" calcext:value-type="float">
            <text:p><text:s/>9,27,329 </text:p>
          </table:table-cell>
          <table:table-cell table:style-name="ce9" table:formula="of:=+[.CI27]*(1+[.$B$12]/12)" office:value-type="float" office:value="929646.962264614" calcext:value-type="float">
            <text:p><text:s/>9,29,647 </text:p>
          </table:table-cell>
          <table:table-cell table:style-name="ce9" table:formula="of:=+[.CJ27]*(1+[.$B$12]/12)" office:value-type="float" office:value="931971.079670275" calcext:value-type="float">
            <text:p><text:s/>9,31,971 </text:p>
          </table:table-cell>
          <table:table-cell table:style-name="ce9" table:formula="of:=+[.CK27]*(1+[.$B$12]/12)" office:value-type="float" office:value="934301.007369451" calcext:value-type="float">
            <text:p><text:s/>9,34,301 </text:p>
          </table:table-cell>
          <table:table-cell table:style-name="ce9" table:formula="of:=+[.CL27]*(1+[.$B$12]/12)" office:value-type="float" office:value="936636.759887874" calcext:value-type="float">
            <text:p><text:s/>9,36,637 </text:p>
          </table:table-cell>
          <table:table-cell table:style-name="ce9" table:formula="of:=+[.CM27]*(1+[.$B$12]/12)" office:value-type="float" office:value="938978.351787594" calcext:value-type="float">
            <text:p><text:s/>9,38,978 </text:p>
          </table:table-cell>
          <table:table-cell table:style-name="ce9" table:formula="of:=+[.CN27]*(1+[.$B$12]/12)" office:value-type="float" office:value="941325.797667063" calcext:value-type="float">
            <text:p><text:s/>9,41,326 </text:p>
          </table:table-cell>
          <table:table-cell table:style-name="ce9" table:formula="of:=+[.CO27]*(1+[.$B$12]/12)" office:value-type="float" office:value="943679.112161231" calcext:value-type="float">
            <text:p><text:s/>9,43,679 </text:p>
          </table:table-cell>
          <table:table-cell table:style-name="ce9" table:formula="of:=+[.CP27]*(1+[.$B$12]/12)" office:value-type="float" office:value="946038.309941634" calcext:value-type="float">
            <text:p><text:s/>9,46,038 </text:p>
          </table:table-cell>
          <table:table-cell table:style-name="ce9" table:formula="of:=+[.CQ27]*(1+[.$B$12]/12)" office:value-type="float" office:value="948403.405716488" calcext:value-type="float">
            <text:p><text:s/>9,48,403 </text:p>
          </table:table-cell>
          <table:table-cell table:style-name="ce9" table:formula="of:=+[.CR27]*(1+[.$B$12]/12)" office:value-type="float" office:value="950774.414230779" calcext:value-type="float">
            <text:p><text:s/>9,50,774 </text:p>
          </table:table-cell>
          <table:table-cell table:style-name="ce9" table:formula="of:=+[.CS27]*(1+[.$B$12]/12)" office:value-type="float" office:value="953151.350266356" calcext:value-type="float">
            <text:p><text:s/>9,53,151 </text:p>
          </table:table-cell>
          <table:table-cell table:style-name="ce9" table:formula="of:=+[.CT27]*(1+[.$B$12]/12)" office:value-type="float" office:value="955534.228642022" calcext:value-type="float">
            <text:p><text:s/>9,55,534 </text:p>
          </table:table-cell>
          <table:table-cell table:style-name="ce9" table:formula="of:=+[.CU27]*(1+[.$B$12]/12)" office:value-type="float" office:value="957923.064213627" calcext:value-type="float">
            <text:p><text:s/>9,57,923 </text:p>
          </table:table-cell>
          <table:table-cell table:style-name="ce9" table:formula="of:=+[.CV27]*(1+[.$B$12]/12)" office:value-type="float" office:value="960317.871874161" calcext:value-type="float">
            <text:p><text:s/>9,60,318 </text:p>
          </table:table-cell>
          <table:table-cell table:style-name="ce9" table:formula="of:=+[.CW27]*(1+[.$B$12]/12)" office:value-type="float" office:value="962718.666553846" calcext:value-type="float">
            <text:p><text:s/>9,62,719 </text:p>
          </table:table-cell>
          <table:table-cell table:style-name="ce9" table:formula="of:=+[.CX27]*(1+[.$B$12]/12)" office:value-type="float" office:value="965125.463220231" calcext:value-type="float">
            <text:p><text:s/>9,65,125 </text:p>
          </table:table-cell>
          <table:table-cell table:style-name="ce9" table:formula="of:=+[.CY27]*(1+[.$B$12]/12)" office:value-type="float" office:value="967538.276878281" calcext:value-type="float">
            <text:p><text:s/>9,67,538 </text:p>
          </table:table-cell>
          <table:table-cell table:style-name="ce9" table:formula="of:=+[.CZ27]*(1+[.$B$12]/12)" office:value-type="float" office:value="969957.122570477" calcext:value-type="float">
            <text:p><text:s/>9,69,957 </text:p>
          </table:table-cell>
          <table:table-cell table:style-name="ce9" table:formula="of:=+[.DA27]*(1+[.$B$12]/12)" office:value-type="float" office:value="972382.015376903" calcext:value-type="float">
            <text:p><text:s/>9,72,382 </text:p>
          </table:table-cell>
          <table:table-cell table:style-name="ce9" table:formula="of:=+[.DB27]*(1+[.$B$12]/12)" office:value-type="float" office:value="974812.970415345" calcext:value-type="float">
            <text:p><text:s/>9,74,813 </text:p>
          </table:table-cell>
          <table:table-cell table:style-name="ce9" table:formula="of:=+[.DC27]*(1+[.$B$12]/12)" office:value-type="float" office:value="977250.002841383" calcext:value-type="float">
            <text:p><text:s/>9,77,250 </text:p>
          </table:table-cell>
          <table:table-cell table:style-name="ce9" table:formula="of:=+[.DD27]*(1+[.$B$12]/12)" office:value-type="float" office:value="979693.127848487" calcext:value-type="float">
            <text:p><text:s/>9,79,693 </text:p>
          </table:table-cell>
          <table:table-cell table:style-name="ce9" table:formula="of:=+[.DE27]*(1+[.$B$12]/12)" office:value-type="float" office:value="982142.360668108" calcext:value-type="float">
            <text:p><text:s/>9,82,142 </text:p>
          </table:table-cell>
          <table:table-cell table:style-name="ce9" table:formula="of:=+[.DF27]*(1+[.$B$12]/12)" office:value-type="float" office:value="984597.716569778" calcext:value-type="float">
            <text:p><text:s/>9,84,598 </text:p>
          </table:table-cell>
          <table:table-cell table:style-name="ce9" table:formula="of:=+[.DG27]*(1+[.$B$12]/12)" office:value-type="float" office:value="987059.210861203" calcext:value-type="float">
            <text:p><text:s/>9,87,059 </text:p>
          </table:table-cell>
          <table:table-cell table:style-name="ce9" table:formula="of:=+[.DH27]*(1+[.$B$12]/12)" office:value-type="float" office:value="989526.858888356" calcext:value-type="float">
            <text:p><text:s/>9,89,527 </text:p>
          </table:table-cell>
          <table:table-cell table:style-name="ce9" table:formula="of:=+[.DI27]*(1+[.$B$12]/12)" office:value-type="float" office:value="992000.676035577" calcext:value-type="float">
            <text:p><text:s/>9,92,001 </text:p>
          </table:table-cell>
          <table:table-cell table:style-name="ce9" table:formula="of:=+[.DJ27]*(1+[.$B$12]/12)" office:value-type="float" office:value="994480.677725665" calcext:value-type="float">
            <text:p><text:s/>9,94,481 </text:p>
          </table:table-cell>
          <table:table-cell table:style-name="ce9" table:formula="of:=+[.DK27]*(1+[.$B$12]/12)" office:value-type="float" office:value="996966.879419979" calcext:value-type="float">
            <text:p><text:s/>9,96,967 </text:p>
          </table:table-cell>
          <table:table-cell table:style-name="ce9" table:formula="of:=+[.DL27]*(1+[.$B$12]/12)" office:value-type="float" office:value="999459.296618529" calcext:value-type="float">
            <text:p><text:s/>9,99,459 </text:p>
          </table:table-cell>
          <table:table-cell table:style-name="ce9" table:formula="of:=+[.DM27]*(1+[.$B$12]/12)" office:value-type="float" office:value="1001957.94486008" calcext:value-type="float">
            <text:p><text:s/>10,01,958 </text:p>
          </table:table-cell>
          <table:table-cell table:style-name="ce9" table:formula="of:=+[.DN27]*(1+[.$B$12]/12)" office:value-type="float" office:value="1004462.83972223" calcext:value-type="float">
            <text:p><text:s/>10,04,463 </text:p>
          </table:table-cell>
          <table:table-cell table:style-name="ce9" table:formula="of:=+[.DO27]*(1+[.$B$12]/12)" office:value-type="float" office:value="1006973.99682153" calcext:value-type="float">
            <text:p><text:s/>10,06,974 </text:p>
          </table:table-cell>
          <table:table-cell table:style-name="ce9" table:formula="of:=+[.DP27]*(1+[.$B$12]/12)" office:value-type="float" office:value="1009491.43181359" calcext:value-type="float">
            <text:p><text:s/>10,09,491 </text:p>
          </table:table-cell>
          <table:table-cell table:style-name="ce9" table:formula="of:=+[.DQ27]*(1+[.$B$12]/12)" office:value-type="float" office:value="1012015.16039312" calcext:value-type="float">
            <text:p><text:s/>10,12,015 </text:p>
          </table:table-cell>
          <table:table-cell table:style-name="ce9" table:formula="of:=+[.DR27]*(1+[.$B$12]/12)" office:value-type="float" office:value="1014545.1982941" calcext:value-type="float">
            <text:p><text:s/>10,14,545 </text:p>
          </table:table-cell>
          <table:table-cell table:style-name="ce9" table:formula="of:=+[.DS27]*(1+[.$B$12]/12)" office:value-type="float" office:value="1017081.56128984" calcext:value-type="float">
            <text:p><text:s/>10,17,082 </text:p>
          </table:table-cell>
          <table:table-cell table:style-name="ce9" table:formula="of:=+[.DT27]*(1+[.$B$12]/12)" office:value-type="float" office:value="1019624.26519306" calcext:value-type="float">
            <text:p><text:s/>10,19,624 </text:p>
          </table:table-cell>
          <table:table-cell table:style-name="ce9" table:formula="of:=+[.DU27]*(1+[.$B$12]/12)" office:value-type="float" office:value="1022173.32585604" calcext:value-type="float">
            <text:p><text:s/>10,22,173 </text:p>
          </table:table-cell>
          <table:table-cell table:style-name="ce9" table:formula="of:=+[.DV27]*(1+[.$B$12]/12)" office:value-type="float" office:value="1024728.75917068" calcext:value-type="float">
            <text:p><text:s/>10,24,729 </text:p>
          </table:table-cell>
          <table:table-cell table:style-name="ce9" table:formula="of:=+[.DW27]*(1+[.$B$12]/12)" office:value-type="float" office:value="1027290.58106861" calcext:value-type="float">
            <text:p><text:s/>10,27,291 </text:p>
          </table:table-cell>
          <table:table-cell table:style-name="ce9" table:formula="of:=+[.DX27]*(1+[.$B$12]/12)" office:value-type="float" office:value="1029858.80752128" calcext:value-type="float">
            <text:p><text:s/>10,29,859 </text:p>
          </table:table-cell>
          <table:table-cell table:style-name="ce9" table:formula="of:=+[.DY27]*(1+[.$B$12]/12)" office:value-type="float" office:value="1032433.45454009" calcext:value-type="float">
            <text:p><text:s/>10,32,433 </text:p>
          </table:table-cell>
          <table:table-cell table:style-name="ce9" table:formula="of:=+[.DZ27]*(1+[.$B$12]/12)" office:value-type="float" office:value="1035014.53817644" calcext:value-type="float">
            <text:p><text:s/>10,35,015 </text:p>
          </table:table-cell>
          <table:table-cell table:style-name="ce9" table:formula="of:=+[.EA27]*(1+[.$B$12]/12)" office:value-type="float" office:value="1037602.07452188" calcext:value-type="float">
            <text:p><text:s/>10,37,602 </text:p>
          </table:table-cell>
          <table:table-cell table:style-name="ce9" table:formula="of:=+[.EB27]*(1+[.$B$12]/12)" office:value-type="float" office:value="1040196.07970818" calcext:value-type="float">
            <text:p><text:s/>10,40,196 </text:p>
          </table:table-cell>
          <table:table-cell table:style-name="ce9" table:formula="of:=+[.EC27]*(1+[.$B$12]/12)" office:value-type="float" office:value="1042796.56990745" calcext:value-type="float">
            <text:p><text:s/>10,42,797 </text:p>
          </table:table-cell>
          <table:table-cell table:style-name="ce9" table:formula="of:=+[.ED27]*(1+[.$B$12]/12)" office:value-type="float" office:value="1045403.56133222" calcext:value-type="float">
            <text:p><text:s/>10,45,404 </text:p>
          </table:table-cell>
          <table:table-cell table:style-name="ce9" table:formula="of:=+[.EE27]*(1+[.$B$12]/12)" office:value-type="float" office:value="1048017.07023555" calcext:value-type="float">
            <text:p><text:s/>10,48,017 </text:p>
          </table:table-cell>
          <table:table-cell table:style-name="ce9" table:formula="of:=+[.EF27]*(1+[.$B$12]/12)" office:value-type="float" office:value="1050637.11291114" calcext:value-type="float">
            <text:p><text:s/>10,50,637 </text:p>
          </table:table-cell>
          <table:table-cell table:style-name="ce9" table:formula="of:=+[.EG27]*(1+[.$B$12]/12)" office:value-type="float" office:value="1053263.70569342" calcext:value-type="float">
            <text:p><text:s/>10,53,264 </text:p>
          </table:table-cell>
          <table:table-cell table:style-name="ce9" table:formula="of:=+[.EH27]*(1+[.$B$12]/12)" office:value-type="float" office:value="1055896.86495765" calcext:value-type="float">
            <text:p><text:s/>10,55,897 </text:p>
          </table:table-cell>
          <table:table-cell table:style-name="ce9" table:formula="of:=+[.EI27]*(1+[.$B$12]/12)" office:value-type="float" office:value="1058536.60712005" calcext:value-type="float">
            <text:p><text:s/>10,58,537 </text:p>
          </table:table-cell>
          <table:table-cell table:style-name="ce9" table:formula="of:=+[.EJ27]*(1+[.$B$12]/12)" office:value-type="float" office:value="1061182.94863785" calcext:value-type="float">
            <text:p><text:s/>10,61,183 </text:p>
          </table:table-cell>
          <table:table-cell table:style-name="ce9" table:formula="of:=+[.EK27]*(1+[.$B$12]/12)" office:value-type="float" office:value="1063835.90600944" calcext:value-type="float">
            <text:p><text:s/>10,63,836 </text:p>
          </table:table-cell>
          <table:table-cell table:style-name="ce9" table:formula="of:=+[.EL27]*(1+[.$B$12]/12)" office:value-type="float" office:value="1066495.49577446" calcext:value-type="float">
            <text:p><text:s/>10,66,495 </text:p>
          </table:table-cell>
          <table:table-cell table:style-name="ce9" table:formula="of:=+[.EM27]*(1+[.$B$12]/12)" office:value-type="float" office:value="1069161.7345139" calcext:value-type="float">
            <text:p><text:s/>10,69,162 </text:p>
          </table:table-cell>
          <table:table-cell table:style-name="ce9" table:formula="of:=+[.EN27]*(1+[.$B$12]/12)" office:value-type="float" office:value="1071834.63885018" calcext:value-type="float">
            <text:p><text:s/>10,71,835 </text:p>
          </table:table-cell>
          <table:table-cell table:style-name="ce9" table:formula="of:=+[.EO27]*(1+[.$B$12]/12)" office:value-type="float" office:value="1074514.22544731" calcext:value-type="float">
            <text:p><text:s/>10,74,514 </text:p>
          </table:table-cell>
          <table:table-cell table:style-name="ce9" table:formula="of:=+[.EP27]*(1+[.$B$12]/12)" office:value-type="float" office:value="1077200.51101093" calcext:value-type="float">
            <text:p><text:s/>10,77,201 </text:p>
          </table:table-cell>
          <table:table-cell table:style-name="ce9" table:formula="of:=+[.EQ27]*(1+[.$B$12]/12)" office:value-type="float" office:value="1079893.51228845" calcext:value-type="float">
            <text:p><text:s/>10,79,894 </text:p>
          </table:table-cell>
          <table:table-cell table:style-name="ce9" table:formula="of:=+[.ER27]*(1+[.$B$12]/12)" office:value-type="float" office:value="1082593.24606918" calcext:value-type="float">
            <text:p><text:s/>10,82,593 </text:p>
          </table:table-cell>
          <table:table-cell table:style-name="ce9" table:formula="of:=+[.ES27]*(1+[.$B$12]/12)" office:value-type="float" office:value="1085299.72918435" calcext:value-type="float">
            <text:p><text:s/>10,85,300 </text:p>
          </table:table-cell>
          <table:table-cell table:style-name="ce9" table:formula="of:=+[.ET27]*(1+[.$B$12]/12)" office:value-type="float" office:value="1088012.97850731" calcext:value-type="float">
            <text:p><text:s/>10,88,013 </text:p>
          </table:table-cell>
          <table:table-cell table:style-name="ce9" table:formula="of:=+[.EU27]*(1+[.$B$12]/12)" office:value-type="float" office:value="1090733.01095358" calcext:value-type="float">
            <text:p><text:s/>10,90,733 </text:p>
          </table:table-cell>
          <table:table-cell table:style-name="ce9" table:formula="of:=+[.EV27]*(1+[.$B$12]/12)" office:value-type="float" office:value="1093459.84348096" calcext:value-type="float">
            <text:p><text:s/>10,93,460 </text:p>
          </table:table-cell>
          <table:table-cell table:style-name="ce9" table:formula="of:=+[.EW27]*(1+[.$B$12]/12)" office:value-type="float" office:value="1096193.49308966" calcext:value-type="float">
            <text:p><text:s/>10,96,193 </text:p>
          </table:table-cell>
          <table:table-cell table:style-name="ce9" table:formula="of:=+[.EX27]*(1+[.$B$12]/12)" office:value-type="float" office:value="1098933.97682239" calcext:value-type="float">
            <text:p><text:s/>10,98,934 </text:p>
          </table:table-cell>
          <table:table-cell table:style-name="ce9" table:formula="of:=+[.EY27]*(1+[.$B$12]/12)" office:value-type="float" office:value="1101681.31176444" calcext:value-type="float">
            <text:p><text:s/>11,01,681 </text:p>
          </table:table-cell>
          <table:table-cell table:style-name="ce9" table:formula="of:=+[.EZ27]*(1+[.$B$12]/12)" office:value-type="float" office:value="1104435.51504386" calcext:value-type="float">
            <text:p><text:s/>11,04,436 </text:p>
          </table:table-cell>
          <table:table-cell table:style-name="ce9" table:formula="of:=+[.FA27]*(1+[.$B$12]/12)" office:value-type="float" office:value="1107196.60383146" calcext:value-type="float">
            <text:p><text:s/>11,07,197 </text:p>
          </table:table-cell>
          <table:table-cell table:style-name="ce9" table:formula="of:=+[.FB27]*(1+[.$B$12]/12)" office:value-type="float" office:value="1109964.59534104" calcext:value-type="float">
            <text:p><text:s/>11,09,965 </text:p>
          </table:table-cell>
          <table:table-cell table:style-name="ce9" table:formula="of:=+[.FC27]*(1+[.$B$12]/12)" office:value-type="float" office:value="1112739.5068294" calcext:value-type="float">
            <text:p><text:s/>11,12,740 </text:p>
          </table:table-cell>
          <table:table-cell table:style-name="ce9" table:formula="of:=+[.FD27]*(1+[.$B$12]/12)" office:value-type="float" office:value="1115521.35559647" calcext:value-type="float">
            <text:p><text:s/>11,15,521 </text:p>
          </table:table-cell>
          <table:table-cell table:style-name="ce9" table:formula="of:=+[.FE27]*(1+[.$B$12]/12)" office:value-type="float" office:value="1118310.15898546" calcext:value-type="float">
            <text:p><text:s/>11,18,310 </text:p>
          </table:table-cell>
          <table:table-cell table:style-name="ce9" table:formula="of:=+[.FF27]*(1+[.$B$12]/12)" office:value-type="float" office:value="1121105.93438292" calcext:value-type="float">
            <text:p><text:s/>11,21,106 </text:p>
          </table:table-cell>
          <table:table-cell table:style-name="ce9" table:formula="of:=+[.FG27]*(1+[.$B$12]/12)" office:value-type="float" office:value="1123908.69921888" calcext:value-type="float">
            <text:p><text:s/>11,23,909 </text:p>
          </table:table-cell>
          <table:table-cell table:style-name="ce9" table:formula="of:=+[.FH27]*(1+[.$B$12]/12)" office:value-type="float" office:value="1126718.47096693" calcext:value-type="float">
            <text:p><text:s/>11,26,718 </text:p>
          </table:table-cell>
          <table:table-cell table:style-name="ce9" table:formula="of:=+[.FI27]*(1+[.$B$12]/12)" office:value-type="float" office:value="1129535.26714435" calcext:value-type="float">
            <text:p><text:s/>11,29,535 </text:p>
          </table:table-cell>
          <table:table-cell table:style-name="ce9" table:formula="of:=+[.FJ27]*(1+[.$B$12]/12)" office:value-type="float" office:value="1132359.10531221" calcext:value-type="float">
            <text:p><text:s/>11,32,359 </text:p>
          </table:table-cell>
          <table:table-cell table:style-name="ce9" table:formula="of:=+[.FK27]*(1+[.$B$12]/12)" office:value-type="float" office:value="1135190.00307549" calcext:value-type="float">
            <text:p><text:s/>11,35,190 </text:p>
          </table:table-cell>
          <table:table-cell table:style-name="ce9" table:formula="of:=+[.FL27]*(1+[.$B$12]/12)" office:value-type="float" office:value="1138027.97808318" calcext:value-type="float">
            <text:p><text:s/>11,38,028 </text:p>
          </table:table-cell>
          <table:table-cell table:style-name="ce9" table:formula="of:=+[.FM27]*(1+[.$B$12]/12)" office:value-type="float" office:value="1140873.04802838" calcext:value-type="float">
            <text:p><text:s/>11,40,873 </text:p>
          </table:table-cell>
          <table:table-cell table:style-name="ce9" table:formula="of:=+[.FN27]*(1+[.$B$12]/12)" office:value-type="float" office:value="1143725.23064845" calcext:value-type="float">
            <text:p><text:s/>11,43,725 </text:p>
          </table:table-cell>
          <table:table-cell table:style-name="ce9" table:formula="of:=+[.FO27]*(1+[.$B$12]/12)" office:value-type="float" office:value="1146584.54372508" calcext:value-type="float">
            <text:p><text:s/>11,46,585 </text:p>
          </table:table-cell>
          <table:table-cell table:style-name="ce9" table:formula="of:=+[.FP27]*(1+[.$B$12]/12)" office:value-type="float" office:value="1149451.00508439" calcext:value-type="float">
            <text:p><text:s/>11,49,451 </text:p>
          </table:table-cell>
          <table:table-cell table:style-name="ce9" table:formula="of:=+[.FQ27]*(1+[.$B$12]/12)" office:value-type="float" office:value="1152324.6325971" calcext:value-type="float">
            <text:p><text:s/>11,52,325 </text:p>
          </table:table-cell>
          <table:table-cell table:style-name="ce9" table:formula="of:=+[.FR27]*(1+[.$B$12]/12)" office:value-type="float" office:value="1155205.44417859" calcext:value-type="float">
            <text:p><text:s/>11,55,205 </text:p>
          </table:table-cell>
          <table:table-cell table:style-name="ce9" table:formula="of:=+[.FS27]*(1+[.$B$12]/12)" office:value-type="float" office:value="1158093.45778904" calcext:value-type="float">
            <text:p><text:s/>11,58,093 </text:p>
          </table:table-cell>
          <table:table-cell table:style-name="ce9" table:formula="of:=+[.FT27]*(1+[.$B$12]/12)" office:value-type="float" office:value="1160988.69143351" calcext:value-type="float">
            <text:p><text:s/>11,60,989 </text:p>
          </table:table-cell>
          <table:table-cell table:style-name="ce9" table:formula="of:=+[.FU27]*(1+[.$B$12]/12)" office:value-type="float" office:value="1163891.16316209" calcext:value-type="float">
            <text:p><text:s/>11,63,891 </text:p>
          </table:table-cell>
          <table:table-cell table:style-name="ce9" table:formula="of:=+[.FV27]*(1+[.$B$12]/12)" office:value-type="float" office:value="1166800.89107" calcext:value-type="float">
            <text:p><text:s/>11,66,801 </text:p>
          </table:table-cell>
          <table:table-cell table:style-name="ce9" table:formula="of:=+[.FW27]*(1+[.$B$12]/12)" office:value-type="float" office:value="1169717.89329767" calcext:value-type="float">
            <text:p><text:s/>11,69,718 </text:p>
          </table:table-cell>
          <table:table-cell table:style-name="ce9" table:formula="of:=+[.FX27]*(1+[.$B$12]/12)" office:value-type="float" office:value="1172642.18803092" calcext:value-type="float">
            <text:p><text:s/>11,72,642 </text:p>
          </table:table-cell>
          <table:table-cell table:style-name="ce9" table:formula="of:=+[.FY27]*(1+[.$B$12]/12)" office:value-type="float" office:value="1175573.793501" calcext:value-type="float">
            <text:p><text:s/>11,75,574 </text:p>
          </table:table-cell>
          <table:table-cell table:style-name="ce9" table:formula="of:=+[.FZ27]*(1+[.$B$12]/12)" office:value-type="float" office:value="1178512.72798475" calcext:value-type="float">
            <text:p><text:s/>11,78,513 </text:p>
          </table:table-cell>
          <table:table-cell table:style-name="ce9" table:formula="of:=+[.GA27]*(1+[.$B$12]/12)" office:value-type="float" office:value="1181459.00980471" calcext:value-type="float">
            <text:p><text:s/>11,81,459 </text:p>
          </table:table-cell>
          <table:table-cell table:style-name="ce9" table:formula="of:=+[.GB27]*(1+[.$B$12]/12)" office:value-type="float" office:value="1184412.65732922" calcext:value-type="float">
            <text:p><text:s/>11,84,413 </text:p>
          </table:table-cell>
          <table:table-cell table:style-name="ce9" table:formula="of:=+[.GC27]*(1+[.$B$12]/12)" office:value-type="float" office:value="1187373.68897254" calcext:value-type="float">
            <text:p><text:s/>11,87,374 </text:p>
          </table:table-cell>
          <table:table-cell table:style-name="ce9" table:formula="of:=+[.GD27]*(1+[.$B$12]/12)" office:value-type="float" office:value="1190342.12319498" calcext:value-type="float">
            <text:p><text:s/>11,90,342 </text:p>
          </table:table-cell>
          <table:table-cell table:style-name="ce9" table:formula="of:=+[.GE27]*(1+[.$B$12]/12)" office:value-type="float" office:value="1193317.97850296" calcext:value-type="float">
            <text:p><text:s/>11,93,318 </text:p>
          </table:table-cell>
          <table:table-cell table:style-name="ce9" table:formula="of:=+[.GF27]*(1+[.$B$12]/12)" office:value-type="float" office:value="1196301.27344922" calcext:value-type="float">
            <text:p><text:s/>11,96,301 </text:p>
          </table:table-cell>
          <table:table-cell table:style-name="ce9" table:formula="of:=+[.GG27]*(1+[.$B$12]/12)" office:value-type="float" office:value="1199292.02663284" calcext:value-type="float">
            <text:p><text:s/>11,99,292 </text:p>
          </table:table-cell>
          <table:table-cell table:style-name="ce9" table:formula="of:=+[.GH27]*(1+[.$B$12]/12)" office:value-type="float" office:value="1202290.25669943" calcext:value-type="float">
            <text:p><text:s/>12,02,290 </text:p>
          </table:table-cell>
          <table:table-cell table:style-name="ce9" table:formula="of:=+[.GI27]*(1+[.$B$12]/12)" office:value-type="float" office:value="1205295.98234117" calcext:value-type="float">
            <text:p><text:s/>12,05,296 </text:p>
          </table:table-cell>
          <table:table-cell table:style-name="ce9" table:formula="of:=+[.GJ27]*(1+[.$B$12]/12)" office:value-type="float" office:value="1208309.22229703" calcext:value-type="float">
            <text:p><text:s/>12,08,309 </text:p>
          </table:table-cell>
          <table:table-cell table:style-name="ce9" table:formula="of:=+[.GK27]*(1+[.$B$12]/12)" office:value-type="float" office:value="1211329.99535277" calcext:value-type="float">
            <text:p><text:s/>12,11,330 </text:p>
          </table:table-cell>
          <table:table-cell table:style-name="ce9" table:formula="of:=+[.GL27]*(1+[.$B$12]/12)" office:value-type="float" office:value="1214358.32034115" calcext:value-type="float">
            <text:p><text:s/>12,14,358 </text:p>
          </table:table-cell>
          <table:table-cell table:style-name="ce9" table:formula="of:=+[.GM27]*(1+[.$B$12]/12)" office:value-type="float" office:value="1217394.216142" calcext:value-type="float">
            <text:p><text:s/>12,17,394 </text:p>
          </table:table-cell>
          <table:table-cell table:style-name="ce9" table:formula="of:=+[.GN27]*(1+[.$B$12]/12)" office:value-type="float" office:value="1220437.70168236" calcext:value-type="float">
            <text:p><text:s/>12,20,438 </text:p>
          </table:table-cell>
          <table:table-cell table:style-name="ce9" table:formula="of:=+[.GO27]*(1+[.$B$12]/12)" office:value-type="float" office:value="1223488.79593656" calcext:value-type="float">
            <text:p><text:s/>12,23,489 </text:p>
          </table:table-cell>
          <table:table-cell table:style-name="ce9" table:formula="of:=+[.GP27]*(1+[.$B$12]/12)" office:value-type="float" office:value="1226547.51792641" calcext:value-type="float">
            <text:p><text:s/>12,26,548 </text:p>
          </table:table-cell>
          <table:table-cell table:style-name="ce9" table:formula="of:=+[.GQ27]*(1+[.$B$12]/12)" office:value-type="float" office:value="1229613.88672122" calcext:value-type="float">
            <text:p><text:s/>12,29,614 </text:p>
          </table:table-cell>
          <table:table-cell table:style-name="ce9" table:formula="of:=+[.GR27]*(1+[.$B$12]/12)" office:value-type="float" office:value="1232687.92143802" calcext:value-type="float">
            <text:p><text:s/>12,32,688 </text:p>
          </table:table-cell>
          <table:table-cell table:style-name="ce9" table:formula="of:=+[.GS27]*(1+[.$B$12]/12)" office:value-type="float" office:value="1235769.64124162" calcext:value-type="float">
            <text:p><text:s/>12,35,770 </text:p>
          </table:table-cell>
          <table:table-cell table:style-name="ce9" table:formula="of:=+[.GT27]*(1+[.$B$12]/12)" office:value-type="float" office:value="1238859.06534472" calcext:value-type="float">
            <text:p><text:s/>12,38,859 </text:p>
          </table:table-cell>
          <table:table-cell table:style-name="ce9" table:formula="of:=+[.GU27]*(1+[.$B$12]/12)" office:value-type="float" office:value="1241956.21300809" calcext:value-type="float">
            <text:p><text:s/>12,41,956 </text:p>
          </table:table-cell>
          <table:table-cell table:style-name="ce9" table:formula="of:=+[.GV27]*(1+[.$B$12]/12)" office:value-type="float" office:value="1245061.10354061" calcext:value-type="float">
            <text:p><text:s/>12,45,061 </text:p>
          </table:table-cell>
          <table:table-cell table:style-name="ce9" table:formula="of:=+[.GW27]*(1+[.$B$12]/12)" office:value-type="float" office:value="1248173.75629946" calcext:value-type="float">
            <text:p><text:s/>12,48,174 </text:p>
          </table:table-cell>
          <table:table-cell table:style-name="ce9" table:formula="of:=+[.GX27]*(1+[.$B$12]/12)" office:value-type="float" office:value="1251294.19069021" calcext:value-type="float">
            <text:p><text:s/>12,51,294 </text:p>
          </table:table-cell>
          <table:table-cell table:style-name="ce9" table:formula="of:=+[.GY27]*(1+[.$B$12]/12)" office:value-type="float" office:value="1254422.42616693" calcext:value-type="float">
            <text:p><text:s/>12,54,422 </text:p>
          </table:table-cell>
          <table:table-cell table:style-name="ce9" table:formula="of:=+[.GZ27]*(1+[.$B$12]/12)" office:value-type="float" office:value="1257558.48223235" calcext:value-type="float">
            <text:p><text:s/>12,57,558 </text:p>
          </table:table-cell>
          <table:table-cell table:style-name="ce9" table:formula="of:=+[.HA27]*(1+[.$B$12]/12)" office:value-type="float" office:value="1260702.37843793" calcext:value-type="float">
            <text:p><text:s/>12,60,702 </text:p>
          </table:table-cell>
          <table:table-cell table:style-name="ce9" table:formula="of:=+[.HB27]*(1+[.$B$12]/12)" office:value-type="float" office:value="1263854.13438402" calcext:value-type="float">
            <text:p><text:s/>12,63,854 </text:p>
          </table:table-cell>
          <table:table-cell table:style-name="ce9" table:formula="of:=+[.HC27]*(1+[.$B$12]/12)" office:value-type="float" office:value="1267013.76971998" calcext:value-type="float">
            <text:p><text:s/>12,67,014 </text:p>
          </table:table-cell>
          <table:table-cell table:style-name="ce9" table:formula="of:=+[.HD27]*(1+[.$B$12]/12)" office:value-type="float" office:value="1270181.30414428" calcext:value-type="float">
            <text:p><text:s/>12,70,181 </text:p>
          </table:table-cell>
          <table:table-cell table:style-name="ce9" table:formula="of:=+[.HE27]*(1+[.$B$12]/12)" office:value-type="float" office:value="1273356.75740465" calcext:value-type="float">
            <text:p><text:s/>12,73,357 </text:p>
          </table:table-cell>
          <table:table-cell table:style-name="ce9" table:formula="of:=+[.HF27]*(1+[.$B$12]/12)" office:value-type="float" office:value="1276540.14929816" calcext:value-type="float">
            <text:p><text:s/>12,76,540 </text:p>
          </table:table-cell>
          <table:table-cell table:style-name="ce9" table:formula="of:=+[.HG27]*(1+[.$B$12]/12)" office:value-type="float" office:value="1279731.4996714" calcext:value-type="float">
            <text:p><text:s/>12,79,731 </text:p>
          </table:table-cell>
          <table:table-cell table:style-name="ce9" table:formula="of:=+[.HH27]*(1+[.$B$12]/12)" office:value-type="float" office:value="1282930.82842058" calcext:value-type="float">
            <text:p><text:s/>12,82,931 </text:p>
          </table:table-cell>
          <table:table-cell table:style-name="ce9" table:formula="of:=+[.HI27]*(1+[.$B$12]/12)" office:value-type="float" office:value="1286138.15549163" calcext:value-type="float">
            <text:p><text:s/>12,86,138 </text:p>
          </table:table-cell>
          <table:table-cell table:style-name="ce9" table:formula="of:=+[.HJ27]*(1+[.$B$12]/12)" office:value-type="float" office:value="1289353.50088036" calcext:value-type="float">
            <text:p><text:s/>12,89,354 </text:p>
          </table:table-cell>
          <table:table-cell table:style-name="ce9" table:formula="of:=+[.HK27]*(1+[.$B$12]/12)" office:value-type="float" office:value="1292576.88463256" calcext:value-type="float">
            <text:p><text:s/>12,92,577 </text:p>
          </table:table-cell>
          <table:table-cell table:style-name="ce9" table:formula="of:=+[.HL27]*(1+[.$B$12]/12)" office:value-type="float" office:value="1295808.32684414" calcext:value-type="float">
            <text:p><text:s/>12,95,808 </text:p>
          </table:table-cell>
          <table:table-cell table:style-name="ce9" table:formula="of:=+[.HM27]*(1+[.$B$12]/12)" office:value-type="float" office:value="1299047.84766125" calcext:value-type="float">
            <text:p><text:s/>12,99,048 </text:p>
          </table:table-cell>
          <table:table-cell table:style-name="ce9" table:formula="of:=+[.HN27]*(1+[.$B$12]/12)" office:value-type="float" office:value="1302295.46728041" calcext:value-type="float">
            <text:p><text:s/>13,02,295 </text:p>
          </table:table-cell>
          <table:table-cell table:style-name="ce9" table:formula="of:=+[.HO27]*(1+[.$B$12]/12)" office:value-type="float" office:value="1305551.20594861" calcext:value-type="float">
            <text:p><text:s/>13,05,551 </text:p>
          </table:table-cell>
          <table:table-cell table:style-name="ce9" table:formula="of:=+[.HP27]*(1+[.$B$12]/12)" office:value-type="float" office:value="1308815.08396348" calcext:value-type="float">
            <text:p><text:s/>13,08,815 </text:p>
          </table:table-cell>
          <table:table-cell table:style-name="ce9" table:formula="of:=+[.HQ27]*(1+[.$B$12]/12)" office:value-type="float" office:value="1312087.12167339" calcext:value-type="float">
            <text:p><text:s/>13,12,087 </text:p>
          </table:table-cell>
          <table:table-cell table:style-name="ce9" table:formula="of:=+[.HR27]*(1+[.$B$12]/12)" office:value-type="float" office:value="1315367.33947757" calcext:value-type="float">
            <text:p><text:s/>13,15,367 </text:p>
          </table:table-cell>
          <table:table-cell table:style-name="ce9" table:formula="of:=+[.HS27]*(1+[.$B$12]/12)" office:value-type="float" office:value="1318655.75782626" calcext:value-type="float">
            <text:p><text:s/>13,18,656 </text:p>
          </table:table-cell>
          <table:table-cell table:style-name="ce9" table:formula="of:=+[.HT27]*(1+[.$B$12]/12)" office:value-type="float" office:value="1321952.39722083" calcext:value-type="float">
            <text:p><text:s/>13,21,952 </text:p>
          </table:table-cell>
          <table:table-cell table:style-name="ce9" table:formula="of:=+[.HU27]*(1+[.$B$12]/12)" office:value-type="float" office:value="1325257.27821388" calcext:value-type="float">
            <text:p><text:s/>13,25,257 </text:p>
          </table:table-cell>
          <table:table-cell table:style-name="ce9" table:formula="of:=+[.HV27]*(1+[.$B$12]/12)" office:value-type="float" office:value="1328570.42140942" calcext:value-type="float">
            <text:p><text:s/>13,28,570 </text:p>
          </table:table-cell>
          <table:table-cell table:style-name="ce9" table:formula="of:=+[.HW27]*(1+[.$B$12]/12)" office:value-type="float" office:value="1331891.84746294" calcext:value-type="float">
            <text:p><text:s/>13,31,892 </text:p>
          </table:table-cell>
          <table:table-cell table:style-name="ce9" table:formula="of:=+[.HX27]*(1+[.$B$12]/12)" office:value-type="float" office:value="1335221.5770816" calcext:value-type="float">
            <text:p><text:s/>13,35,222 </text:p>
          </table:table-cell>
          <table:table-cell table:style-name="ce9" table:formula="of:=+[.HY27]*(1+[.$B$12]/12)" office:value-type="float" office:value="1338559.6310243" calcext:value-type="float">
            <text:p><text:s/>13,38,560 </text:p>
          </table:table-cell>
          <table:table-cell table:style-name="ce9" table:formula="of:=+[.HZ27]*(1+[.$B$12]/12)" office:value-type="float" office:value="1341906.03010186" calcext:value-type="float">
            <text:p><text:s/>13,41,906 </text:p>
          </table:table-cell>
          <table:table-cell table:style-name="ce9" table:formula="of:=+[.IA27]*(1+[.$B$12]/12)" office:value-type="float" office:value="1345260.79517712" calcext:value-type="float">
            <text:p><text:s/>13,45,261 </text:p>
          </table:table-cell>
          <table:table-cell table:style-name="ce9" table:formula="of:=+[.IB27]*(1+[.$B$12]/12)" office:value-type="float" office:value="1348623.94716506" calcext:value-type="float">
            <text:p><text:s/>13,48,624 </text:p>
          </table:table-cell>
          <table:table-cell table:style-name="ce9" table:formula="of:=+[.IC27]*(1+[.$B$12]/12)" office:value-type="float" office:value="1351995.50703297" calcext:value-type="float">
            <text:p><text:s/>13,51,996 </text:p>
          </table:table-cell>
          <table:table-cell table:style-name="ce9" table:formula="of:=+[.ID27]*(1+[.$B$12]/12)" office:value-type="float" office:value="1355375.49580055" calcext:value-type="float">
            <text:p><text:s/>13,55,375 </text:p>
          </table:table-cell>
          <table:table-cell table:style-name="ce9" table:formula="of:=+[.IE27]*(1+[.$B$12]/12)" office:value-type="float" office:value="1358763.93454006" calcext:value-type="float">
            <text:p><text:s/>13,58,764 </text:p>
          </table:table-cell>
          <table:table-cell table:style-name="ce9" table:formula="of:=+[.IF27]*(1+[.$B$12]/12)" office:value-type="float" office:value="1362160.84437641" calcext:value-type="float">
            <text:p><text:s/>13,62,161 </text:p>
          </table:table-cell>
          <table:table-cell table:style-name="ce9" table:formula="of:=+[.IG27]*(1+[.$B$12]/12)" office:value-type="float" office:value="1365566.24648735" calcext:value-type="float">
            <text:p><text:s/>13,65,566 </text:p>
          </table:table-cell>
          <table:table-cell table:style-name="ce9" table:formula="of:=+[.IH27]*(1+[.$B$12]/12)" office:value-type="float" office:value="1368980.16210356" calcext:value-type="float">
            <text:p><text:s/>13,68,980 </text:p>
          </table:table-cell>
          <table:table-cell table:style-name="ce9" table:formula="of:=+[.II27]*(1+[.$B$12]/12)" office:value-type="float" office:value="1372402.61250882" calcext:value-type="float">
            <text:p><text:s/>13,72,403 </text:p>
          </table:table-cell>
          <table:table-cell table:style-name="ce9" table:formula="of:=+[.IJ27]*(1+[.$B$12]/12)" office:value-type="float" office:value="1375833.6190401" calcext:value-type="float">
            <text:p><text:s/>13,75,834 </text:p>
          </table:table-cell>
          <table:table-cell table:style-name="ce9" table:formula="of:=+[.IK27]*(1+[.$B$12]/12)" office:value-type="float" office:value="1379273.2030877" calcext:value-type="float">
            <text:p><text:s/>13,79,273 </text:p>
          </table:table-cell>
          <table:table-cell table:style-name="ce9" table:formula="of:=+[.IL27]*(1+[.$B$12]/12)" office:value-type="float" office:value="1382721.38609542" calcext:value-type="float">
            <text:p><text:s/>13,82,721 </text:p>
          </table:table-cell>
          <table:table-cell table:style-name="ce9" table:formula="of:=+[.IM27]*(1+[.$B$12]/12)" office:value-type="float" office:value="1386178.18956065" calcext:value-type="float">
            <text:p><text:s/>13,86,178 </text:p>
          </table:table-cell>
          <table:table-cell table:style-name="ce9" table:formula="of:=+[.IN27]*(1+[.$B$12]/12)" office:value-type="float" office:value="1389643.63503456" calcext:value-type="float">
            <text:p><text:s/>13,89,644 </text:p>
          </table:table-cell>
          <table:table-cell table:style-name="ce9" table:formula="of:=+[.IO27]*(1+[.$B$12]/12)" office:value-type="float" office:value="1393117.74412214" calcext:value-type="float">
            <text:p><text:s/>13,93,118 </text:p>
          </table:table-cell>
          <table:table-cell table:style-name="ce9" table:formula="of:=+[.IP27]*(1+[.$B$12]/12)" office:value-type="float" office:value="1396600.53848245" calcext:value-type="float">
            <text:p><text:s/>13,96,601 </text:p>
          </table:table-cell>
          <table:table-cell table:style-name="ce9" table:formula="of:=+[.IQ27]*(1+[.$B$12]/12)" office:value-type="float" office:value="1400092.03982865" calcext:value-type="float">
            <text:p><text:s/>14,00,092 </text:p>
          </table:table-cell>
          <table:table-cell table:style-name="ce9" table:formula="of:=+[.IR27]*(1+[.$B$12]/12)" office:value-type="float" office:value="1403592.26992822" calcext:value-type="float">
            <text:p><text:s/>14,03,592 </text:p>
          </table:table-cell>
          <table:table-cell table:style-name="ce9" table:formula="of:=+[.IS27]*(1+[.$B$12]/12)" office:value-type="float" office:value="1407101.25060305" calcext:value-type="float">
            <text:p><text:s/>14,07,101 </text:p>
          </table:table-cell>
          <table:table-cell table:style-name="ce9" table:formula="of:=+[.IT27]*(1+[.$B$12]/12)" office:value-type="float" office:value="1410619.00372955" calcext:value-type="float">
            <text:p><text:s/>14,10,619 </text:p>
          </table:table-cell>
          <table:table-cell table:style-name="ce9" table:formula="of:=+[.IU27]*(1+[.$B$12]/12)" office:value-type="float" office:value="1414145.55123888" calcext:value-type="float">
            <text:p><text:s/>14,14,146 </text:p>
          </table:table-cell>
          <table:table-cell table:style-name="ce9" table:number-columns-repeated="768"/>
        </table:table-row>
        <table:table-row table:style-name="ro1">
          <table:table-cell office:value-type="string" calcext:value-type="string">
            <text:p>Debt</text:p>
          </table:table-cell>
          <table:table-cell table:style-name="ce9" table:formula="of:=+[.B4]-[.B5]" office:value-type="float" office:value="600000" calcext:value-type="float">
            <text:p><text:s/>6,00,000 </text:p>
          </table:table-cell>
          <table:table-cell table:style-name="ce9" table:formula="of:=+[.B28]-[.C33]" office:value-type="float" office:value="599424.13596071" calcext:value-type="float">
            <text:p><text:s/>5,99,424 </text:p>
          </table:table-cell>
          <table:table-cell table:style-name="ce9" table:formula="of:=+[.C28]-[.D33]" office:value-type="float" office:value="598845.392601223" calcext:value-type="float">
            <text:p><text:s/>5,98,845 </text:p>
          </table:table-cell>
          <table:table-cell table:style-name="ce9" table:formula="of:=+[.D28]-[.E33]" office:value-type="float" office:value="598263.755524939" calcext:value-type="float">
            <text:p><text:s/>5,98,264 </text:p>
          </table:table-cell>
          <table:table-cell table:style-name="ce9" table:formula="of:=+[.E28]-[.F33]" office:value-type="float" office:value="597679.210263274" calcext:value-type="float">
            <text:p><text:s/>5,97,679 </text:p>
          </table:table-cell>
          <table:table-cell table:style-name="ce9" table:formula="of:=+[.F28]-[.G33]" office:value-type="float" office:value="597091.7422753" calcext:value-type="float">
            <text:p><text:s/>5,97,092 </text:p>
          </table:table-cell>
          <table:table-cell table:style-name="ce9" table:formula="of:=+[.G28]-[.H33]" office:value-type="float" office:value="596501.336947387" calcext:value-type="float">
            <text:p><text:s/>5,96,501 </text:p>
          </table:table-cell>
          <table:table-cell table:style-name="ce9" table:formula="of:=+[.H28]-[.I33]" office:value-type="float" office:value="595907.979592833" calcext:value-type="float">
            <text:p><text:s/>5,95,908 </text:p>
          </table:table-cell>
          <table:table-cell table:style-name="ce9" table:formula="of:=+[.I28]-[.J33]" office:value-type="float" office:value="595311.655451507" calcext:value-type="float">
            <text:p><text:s/>5,95,312 </text:p>
          </table:table-cell>
          <table:table-cell table:style-name="ce9" table:formula="of:=+[.J28]-[.K33]" office:value-type="float" office:value="594712.349689475" calcext:value-type="float">
            <text:p><text:s/>5,94,712 </text:p>
          </table:table-cell>
          <table:table-cell table:style-name="ce9" table:formula="of:=+[.K28]-[.L33]" office:value-type="float" office:value="594110.047398632" calcext:value-type="float">
            <text:p><text:s/>5,94,110 </text:p>
          </table:table-cell>
          <table:table-cell table:style-name="ce9" table:formula="of:=+[.L28]-[.M33]" office:value-type="float" office:value="593504.733596335" calcext:value-type="float">
            <text:p><text:s/>5,93,505 </text:p>
          </table:table-cell>
          <table:table-cell table:style-name="ce9" table:formula="of:=+[.M28]-[.N33]" office:value-type="float" office:value="592896.393225026" calcext:value-type="float">
            <text:p><text:s/>5,92,896 </text:p>
          </table:table-cell>
          <table:table-cell table:style-name="ce9" table:formula="of:=+[.N28]-[.O33]" office:value-type="float" office:value="592285.011151861" calcext:value-type="float">
            <text:p><text:s/>5,92,285 </text:p>
          </table:table-cell>
          <table:table-cell table:style-name="ce9" table:formula="of:=+[.O28]-[.P33]" office:value-type="float" office:value="591670.572168331" calcext:value-type="float">
            <text:p><text:s/>5,91,671 </text:p>
          </table:table-cell>
          <table:table-cell table:style-name="ce9" table:formula="of:=+[.P28]-[.Q33]" office:value-type="float" office:value="591053.060989882" calcext:value-type="float">
            <text:p><text:s/>5,91,053 </text:p>
          </table:table-cell>
          <table:table-cell table:style-name="ce9" table:formula="of:=+[.Q28]-[.R33]" office:value-type="float" office:value="590432.462255541" calcext:value-type="float">
            <text:p><text:s/>5,90,432 </text:p>
          </table:table-cell>
          <table:table-cell table:style-name="ce9" table:formula="of:=+[.R28]-[.S33]" office:value-type="float" office:value="589808.760527529" calcext:value-type="float">
            <text:p><text:s/>5,89,809 </text:p>
          </table:table-cell>
          <table:table-cell table:style-name="ce9" table:formula="of:=+[.S28]-[.T33]" office:value-type="float" office:value="589181.940290876" calcext:value-type="float">
            <text:p><text:s/>5,89,182 </text:p>
          </table:table-cell>
          <table:table-cell table:style-name="ce9" table:formula="of:=+[.T28]-[.U33]" office:value-type="float" office:value="588551.985953041" calcext:value-type="float">
            <text:p><text:s/>5,88,552 </text:p>
          </table:table-cell>
          <table:table-cell table:style-name="ce9" table:formula="of:=+[.U28]-[.V33]" office:value-type="float" office:value="587918.881843516" calcext:value-type="float">
            <text:p><text:s/>5,87,919 </text:p>
          </table:table-cell>
          <table:table-cell table:style-name="ce9" table:formula="of:=+[.V28]-[.W33]" office:value-type="float" office:value="587282.612213443" calcext:value-type="float">
            <text:p><text:s/>5,87,283 </text:p>
          </table:table-cell>
          <table:table-cell table:style-name="ce9" table:formula="of:=+[.W28]-[.X33]" office:value-type="float" office:value="586643.16123522" calcext:value-type="float">
            <text:p><text:s/>5,86,643 </text:p>
          </table:table-cell>
          <table:table-cell table:style-name="ce9" table:formula="of:=+[.X28]-[.Y33]" office:value-type="float" office:value="586000.513002106" calcext:value-type="float">
            <text:p><text:s/>5,86,001 </text:p>
          </table:table-cell>
          <table:table-cell table:style-name="ce9" table:formula="of:=+[.Y28]-[.Z33]" office:value-type="float" office:value="585354.651527827" calcext:value-type="float">
            <text:p><text:s/>5,85,355 </text:p>
          </table:table-cell>
          <table:table-cell table:style-name="ce9" table:formula="of:=+[.Z28]-[.AA33]" office:value-type="float" office:value="584705.560746176" calcext:value-type="float">
            <text:p><text:s/>5,84,706 </text:p>
          </table:table-cell>
          <table:table-cell table:style-name="ce9" table:formula="of:=+[.AA28]-[.AB33]" office:value-type="float" office:value="584053.224510616" calcext:value-type="float">
            <text:p><text:s/>5,84,053 </text:p>
          </table:table-cell>
          <table:table-cell table:style-name="ce9" table:formula="of:=+[.AB28]-[.AC33]" office:value-type="float" office:value="583397.626593879" calcext:value-type="float">
            <text:p><text:s/>5,83,398 </text:p>
          </table:table-cell>
          <table:table-cell table:style-name="ce9" table:formula="of:=+[.AC28]-[.AD33]" office:value-type="float" office:value="582738.750687559" calcext:value-type="float">
            <text:p><text:s/>5,82,739 </text:p>
          </table:table-cell>
          <table:table-cell table:style-name="ce9" table:formula="of:=+[.AD28]-[.AE33]" office:value-type="float" office:value="582076.580401706" calcext:value-type="float">
            <text:p><text:s/>5,82,077 </text:p>
          </table:table-cell>
          <table:table-cell table:style-name="ce9" table:formula="of:=+[.AE28]-[.AF33]" office:value-type="float" office:value="581411.099264425" calcext:value-type="float">
            <text:p><text:s/>5,81,411 </text:p>
          </table:table-cell>
          <table:table-cell table:style-name="ce9" table:formula="of:=+[.AF28]-[.AG33]" office:value-type="float" office:value="580742.290721457" calcext:value-type="float">
            <text:p><text:s/>5,80,742 </text:p>
          </table:table-cell>
          <table:table-cell table:style-name="ce9" table:formula="of:=+[.AG28]-[.AH33]" office:value-type="float" office:value="580070.138135774" calcext:value-type="float">
            <text:p><text:s/>5,80,070 </text:p>
          </table:table-cell>
          <table:table-cell table:style-name="ce9" table:formula="of:=+[.AH28]-[.AI33]" office:value-type="float" office:value="579394.624787162" calcext:value-type="float">
            <text:p><text:s/>5,79,395 </text:p>
          </table:table-cell>
          <table:table-cell table:style-name="ce9" table:formula="of:=+[.AI28]-[.AJ33]" office:value-type="float" office:value="578715.733871808" calcext:value-type="float">
            <text:p><text:s/>5,78,716 </text:p>
          </table:table-cell>
          <table:table-cell table:style-name="ce9" table:formula="of:=+[.AJ28]-[.AK33]" office:value-type="float" office:value="578033.448501877" calcext:value-type="float">
            <text:p><text:s/>5,78,033 </text:p>
          </table:table-cell>
          <table:table-cell table:style-name="ce9" table:formula="of:=+[.AK28]-[.AL33]" office:value-type="float" office:value="577347.751705096" calcext:value-type="float">
            <text:p><text:s/>5,77,348 </text:p>
          </table:table-cell>
          <table:table-cell table:style-name="ce9" table:formula="of:=+[.AL28]-[.AM33]" office:value-type="float" office:value="576658.626424331" calcext:value-type="float">
            <text:p><text:s/>5,76,659 </text:p>
          </table:table-cell>
          <table:table-cell table:style-name="ce9" table:formula="of:=+[.AM28]-[.AN33]" office:value-type="float" office:value="575966.055517163" calcext:value-type="float">
            <text:p><text:s/>5,75,966 </text:p>
          </table:table-cell>
          <table:table-cell table:style-name="ce9" table:formula="of:=+[.AN28]-[.AO33]" office:value-type="float" office:value="575270.021755459" calcext:value-type="float">
            <text:p><text:s/>5,75,270 </text:p>
          </table:table-cell>
          <table:table-cell table:style-name="ce9" table:formula="of:=+[.AO28]-[.AP33]" office:value-type="float" office:value="574570.507824946" calcext:value-type="float">
            <text:p><text:s/>5,74,571 </text:p>
          </table:table-cell>
          <table:table-cell table:style-name="ce9" table:formula="of:=+[.AP28]-[.AQ33]" office:value-type="float" office:value="573867.49632478" calcext:value-type="float">
            <text:p><text:s/>5,73,867 </text:p>
          </table:table-cell>
          <table:table-cell table:style-name="ce9" table:formula="of:=+[.AQ28]-[.AR33]" office:value-type="float" office:value="573160.969767114" calcext:value-type="float">
            <text:p><text:s/>5,73,161 </text:p>
          </table:table-cell>
          <table:table-cell table:style-name="ce9" table:formula="of:=+[.AR28]-[.AS33]" office:value-type="float" office:value="572450.91057666" calcext:value-type="float">
            <text:p><text:s/>5,72,451 </text:p>
          </table:table-cell>
          <table:table-cell table:style-name="ce9" table:formula="of:=+[.AS28]-[.AT33]" office:value-type="float" office:value="571737.301090253" calcext:value-type="float">
            <text:p><text:s/>5,71,737 </text:p>
          </table:table-cell>
          <table:table-cell table:style-name="ce9" table:formula="of:=+[.AT28]-[.AU33]" office:value-type="float" office:value="571020.123556414" calcext:value-type="float">
            <text:p><text:s/>5,71,020 </text:p>
          </table:table-cell>
          <table:table-cell table:style-name="ce9" table:formula="of:=+[.AU28]-[.AV33]" office:value-type="float" office:value="570299.360134906" calcext:value-type="float">
            <text:p><text:s/>5,70,299 </text:p>
          </table:table-cell>
          <table:table-cell table:style-name="ce9" table:formula="of:=+[.AV28]-[.AW33]" office:value-type="float" office:value="569574.99289629" calcext:value-type="float">
            <text:p><text:s/>5,69,575 </text:p>
          </table:table-cell>
          <table:table-cell table:style-name="ce9" table:formula="of:=+[.AW28]-[.AX33]" office:value-type="float" office:value="568847.003821482" calcext:value-type="float">
            <text:p><text:s/>5,68,847 </text:p>
          </table:table-cell>
          <table:table-cell table:style-name="ce9" table:formula="of:=+[.AX28]-[.AY33]" office:value-type="float" office:value="568115.374801299" calcext:value-type="float">
            <text:p><text:s/>5,68,115 </text:p>
          </table:table-cell>
          <table:table-cell table:style-name="ce9" table:formula="of:=+[.AY28]-[.AZ33]" office:value-type="float" office:value="567380.087636015" calcext:value-type="float">
            <text:p><text:s/>5,67,380 </text:p>
          </table:table-cell>
          <table:table-cell table:style-name="ce9" table:formula="of:=+[.AZ28]-[.BA33]" office:value-type="float" office:value="566641.124034905" calcext:value-type="float">
            <text:p><text:s/>5,66,641 </text:p>
          </table:table-cell>
          <table:table-cell table:style-name="ce9" table:formula="of:=+[.BA28]-[.BB33]" office:value-type="float" office:value="565898.46561579" calcext:value-type="float">
            <text:p><text:s/>5,65,898 </text:p>
          </table:table-cell>
          <table:table-cell table:style-name="ce9" table:formula="of:=+[.BB28]-[.BC33]" office:value-type="float" office:value="565152.093904578" calcext:value-type="float">
            <text:p><text:s/>5,65,152 </text:p>
          </table:table-cell>
          <table:table-cell table:style-name="ce9" table:formula="of:=+[.BC28]-[.BD33]" office:value-type="float" office:value="564401.990334811" calcext:value-type="float">
            <text:p><text:s/>5,64,402 </text:p>
          </table:table-cell>
          <table:table-cell table:style-name="ce9" table:formula="of:=+[.BD28]-[.BE33]" office:value-type="float" office:value="563648.136247195" calcext:value-type="float">
            <text:p><text:s/>5,63,648 </text:p>
          </table:table-cell>
          <table:table-cell table:style-name="ce9" table:formula="of:=+[.BE28]-[.BF33]" office:value-type="float" office:value="562890.512889141" calcext:value-type="float">
            <text:p><text:s/>5,62,891 </text:p>
          </table:table-cell>
          <table:table-cell table:style-name="ce9" table:formula="of:=+[.BF28]-[.BG33]" office:value-type="float" office:value="562129.101414296" calcext:value-type="float">
            <text:p><text:s/>5,62,129 </text:p>
          </table:table-cell>
          <table:table-cell table:style-name="ce9" table:formula="of:=+[.BG28]-[.BH33]" office:value-type="float" office:value="561363.882882078" calcext:value-type="float">
            <text:p><text:s/>5,61,364 </text:p>
          </table:table-cell>
          <table:table-cell table:style-name="ce9" table:formula="of:=+[.BH28]-[.BI33]" office:value-type="float" office:value="560594.838257198" calcext:value-type="float">
            <text:p><text:s/>5,60,595 </text:p>
          </table:table-cell>
          <table:table-cell table:style-name="ce9" table:formula="of:=+[.BI28]-[.BJ33]" office:value-type="float" office:value="559821.948409194" calcext:value-type="float">
            <text:p><text:s/>5,59,822 </text:p>
          </table:table-cell>
          <table:table-cell table:style-name="ce9" table:formula="of:=+[.BJ28]-[.BK33]" office:value-type="float" office:value="559045.19411195" calcext:value-type="float">
            <text:p><text:s/>5,59,045 </text:p>
          </table:table-cell>
          <table:table-cell table:style-name="ce9" table:formula="of:=+[.BK28]-[.BL33]" office:value-type="float" office:value="558264.55604322" calcext:value-type="float">
            <text:p><text:s/>5,58,265 </text:p>
          </table:table-cell>
          <table:table-cell table:style-name="ce9" table:formula="of:=+[.BL28]-[.BM33]" office:value-type="float" office:value="557480.014784146" calcext:value-type="float">
            <text:p><text:s/>5,57,480 </text:p>
          </table:table-cell>
          <table:table-cell table:style-name="ce9" table:formula="of:=+[.BM28]-[.BN33]" office:value-type="float" office:value="556691.550818776" calcext:value-type="float">
            <text:p><text:s/>5,56,692 </text:p>
          </table:table-cell>
          <table:table-cell table:style-name="ce9" table:formula="of:=+[.BN28]-[.BO33]" office:value-type="float" office:value="555899.14453358" calcext:value-type="float">
            <text:p><text:s/>5,55,899 </text:p>
          </table:table-cell>
          <table:table-cell table:style-name="ce9" table:formula="of:=+[.BO28]-[.BP33]" office:value-type="float" office:value="555102.776216958" calcext:value-type="float">
            <text:p><text:s/>5,55,103 </text:p>
          </table:table-cell>
          <table:table-cell table:style-name="ce9" table:formula="of:=+[.BP28]-[.BQ33]" office:value-type="float" office:value="554302.426058752" calcext:value-type="float">
            <text:p><text:s/>5,54,302 </text:p>
          </table:table-cell>
          <table:table-cell table:style-name="ce9" table:formula="of:=+[.BQ28]-[.BR33]" office:value-type="float" office:value="553498.074149756" calcext:value-type="float">
            <text:p><text:s/>5,53,498 </text:p>
          </table:table-cell>
          <table:table-cell table:style-name="ce9" table:formula="of:=+[.BR28]-[.BS33]" office:value-type="float" office:value="552689.700481215" calcext:value-type="float">
            <text:p><text:s/>5,52,690 </text:p>
          </table:table-cell>
          <table:table-cell table:style-name="ce9" table:formula="of:=+[.BS28]-[.BT33]" office:value-type="float" office:value="551877.28494433" calcext:value-type="float">
            <text:p><text:s/>5,51,877 </text:p>
          </table:table-cell>
          <table:table-cell table:style-name="ce9" table:formula="of:=+[.BT28]-[.BU33]" office:value-type="float" office:value="551060.807329762" calcext:value-type="float">
            <text:p><text:s/>5,51,061 </text:p>
          </table:table-cell>
          <table:table-cell table:style-name="ce9" table:formula="of:=+[.BU28]-[.BV33]" office:value-type="float" office:value="550240.247327121" calcext:value-type="float">
            <text:p><text:s/>5,50,240 </text:p>
          </table:table-cell>
          <table:table-cell table:style-name="ce9" table:formula="of:=+[.BV28]-[.BW33]" office:value-type="float" office:value="549415.584524466" calcext:value-type="float">
            <text:p><text:s/>5,49,416 </text:p>
          </table:table-cell>
          <table:table-cell table:style-name="ce9" table:formula="of:=+[.BW28]-[.BX33]" office:value-type="float" office:value="548586.798407798" calcext:value-type="float">
            <text:p><text:s/>5,48,587 </text:p>
          </table:table-cell>
          <table:table-cell table:style-name="ce9" table:formula="of:=+[.BX28]-[.BY33]" office:value-type="float" office:value="547753.868360547" calcext:value-type="float">
            <text:p><text:s/>5,47,754 </text:p>
          </table:table-cell>
          <table:table-cell table:style-name="ce9" table:formula="of:=+[.BY28]-[.BZ33]" office:value-type="float" office:value="546916.77366306" calcext:value-type="float">
            <text:p><text:s/>5,46,917 </text:p>
          </table:table-cell>
          <table:table-cell table:style-name="ce9" table:formula="of:=+[.BZ28]-[.CA33]" office:value-type="float" office:value="546075.493492085" calcext:value-type="float">
            <text:p><text:s/>5,46,075 </text:p>
          </table:table-cell>
          <table:table-cell table:style-name="ce9" table:formula="of:=+[.CA28]-[.CB33]" office:value-type="float" office:value="545230.006920255" calcext:value-type="float">
            <text:p><text:s/>5,45,230 </text:p>
          </table:table-cell>
          <table:table-cell table:style-name="ce9" table:formula="of:=+[.CB28]-[.CC33]" office:value-type="float" office:value="544380.292915566" calcext:value-type="float">
            <text:p><text:s/>5,44,380 </text:p>
          </table:table-cell>
          <table:table-cell table:style-name="ce9" table:formula="of:=+[.CC28]-[.CD33]" office:value-type="float" office:value="543526.330340854" calcext:value-type="float">
            <text:p><text:s/>5,43,526 </text:p>
          </table:table-cell>
          <table:table-cell table:style-name="ce9" table:formula="of:=+[.CD28]-[.CE33]" office:value-type="float" office:value="542668.097953268" calcext:value-type="float">
            <text:p><text:s/>5,42,668 </text:p>
          </table:table-cell>
          <table:table-cell table:style-name="ce9" table:formula="of:=+[.CE28]-[.CF33]" office:value-type="float" office:value="541805.574403744" calcext:value-type="float">
            <text:p><text:s/>5,41,806 </text:p>
          </table:table-cell>
          <table:table-cell table:style-name="ce9" table:formula="of:=+[.CF28]-[.CG33]" office:value-type="float" office:value="540938.738236473" calcext:value-type="float">
            <text:p><text:s/>5,40,939 </text:p>
          </table:table-cell>
          <table:table-cell table:style-name="ce9" table:formula="of:=+[.CG28]-[.CH33]" office:value-type="float" office:value="540067.567888365" calcext:value-type="float">
            <text:p><text:s/>5,40,068 </text:p>
          </table:table-cell>
          <table:table-cell table:style-name="ce9" table:formula="of:=+[.CH28]-[.CI33]" office:value-type="float" office:value="539192.041688517" calcext:value-type="float">
            <text:p><text:s/>5,39,192 </text:p>
          </table:table-cell>
          <table:table-cell table:style-name="ce9" table:formula="of:=+[.CI28]-[.CJ33]" office:value-type="float" office:value="538312.137857669" calcext:value-type="float">
            <text:p><text:s/>5,38,312 </text:p>
          </table:table-cell>
          <table:table-cell table:style-name="ce9" table:formula="of:=+[.CJ28]-[.CK33]" office:value-type="float" office:value="537427.834507667" calcext:value-type="float">
            <text:p><text:s/>5,37,428 </text:p>
          </table:table-cell>
          <table:table-cell table:style-name="ce9" table:formula="of:=+[.CK28]-[.CL33]" office:value-type="float" office:value="536539.109640916" calcext:value-type="float">
            <text:p><text:s/>5,36,539 </text:p>
          </table:table-cell>
          <table:table-cell table:style-name="ce9" table:formula="of:=+[.CL28]-[.CM33]" office:value-type="float" office:value="535645.94114983" calcext:value-type="float">
            <text:p><text:s/>5,35,646 </text:p>
          </table:table-cell>
          <table:table-cell table:style-name="ce9" table:formula="of:=+[.CM28]-[.CN33]" office:value-type="float" office:value="534748.306816289" calcext:value-type="float">
            <text:p><text:s/>5,34,748 </text:p>
          </table:table-cell>
          <table:table-cell table:style-name="ce9" table:formula="of:=+[.CN28]-[.CO33]" office:value-type="float" office:value="533846.18431108" calcext:value-type="float">
            <text:p><text:s/>5,33,846 </text:p>
          </table:table-cell>
          <table:table-cell table:style-name="ce9" table:formula="of:=+[.CO28]-[.CP33]" office:value-type="float" office:value="532939.551193346" calcext:value-type="float">
            <text:p><text:s/>5,32,940 </text:p>
          </table:table-cell>
          <table:table-cell table:style-name="ce9" table:formula="of:=+[.CP28]-[.CQ33]" office:value-type="float" office:value="532028.384910022" calcext:value-type="float">
            <text:p><text:s/>5,32,028 </text:p>
          </table:table-cell>
          <table:table-cell table:style-name="ce9" table:formula="of:=+[.CQ28]-[.CR33]" office:value-type="float" office:value="531112.662795282" calcext:value-type="float">
            <text:p><text:s/>5,31,113 </text:p>
          </table:table-cell>
          <table:table-cell table:style-name="ce9" table:formula="of:=+[.CR28]-[.CS33]" office:value-type="float" office:value="530192.362069969" calcext:value-type="float">
            <text:p><text:s/>5,30,192 </text:p>
          </table:table-cell>
          <table:table-cell table:style-name="ce9" table:formula="of:=+[.CS28]-[.CT33]" office:value-type="float" office:value="529267.459841028" calcext:value-type="float">
            <text:p><text:s/>5,29,267 </text:p>
          </table:table-cell>
          <table:table-cell table:style-name="ce9" table:formula="of:=+[.CT28]-[.CU33]" office:value-type="float" office:value="528337.933100943" calcext:value-type="float">
            <text:p><text:s/>5,28,338 </text:p>
          </table:table-cell>
          <table:table-cell table:style-name="ce9" table:formula="of:=+[.CU28]-[.CV33]" office:value-type="float" office:value="527403.758727158" calcext:value-type="float">
            <text:p><text:s/>5,27,404 </text:p>
          </table:table-cell>
          <table:table-cell table:style-name="ce9" table:formula="of:=+[.CV28]-[.CW33]" office:value-type="float" office:value="526464.913481504" calcext:value-type="float">
            <text:p><text:s/>5,26,465 </text:p>
          </table:table-cell>
          <table:table-cell table:style-name="ce9" table:formula="of:=+[.CW28]-[.CX33]" office:value-type="float" office:value="525521.374009621" calcext:value-type="float">
            <text:p><text:s/>5,25,521 </text:p>
          </table:table-cell>
          <table:table-cell table:style-name="ce9" table:formula="of:=+[.CX28]-[.CY33]" office:value-type="float" office:value="524573.116840379" calcext:value-type="float">
            <text:p><text:s/>5,24,573 </text:p>
          </table:table-cell>
          <table:table-cell table:style-name="ce9" table:formula="of:=+[.CY28]-[.CZ33]" office:value-type="float" office:value="523620.118385291" calcext:value-type="float">
            <text:p><text:s/>5,23,620 </text:p>
          </table:table-cell>
          <table:table-cell table:style-name="ce9" table:formula="of:=+[.CZ28]-[.DA33]" office:value-type="float" office:value="522662.354937927" calcext:value-type="float">
            <text:p><text:s/>5,22,662 </text:p>
          </table:table-cell>
          <table:table-cell table:style-name="ce9" table:formula="of:=+[.DA28]-[.DB33]" office:value-type="float" office:value="521699.802673326" calcext:value-type="float">
            <text:p><text:s/>5,21,700 </text:p>
          </table:table-cell>
          <table:table-cell table:style-name="ce9" table:formula="of:=+[.DB28]-[.DC33]" office:value-type="float" office:value="520732.437647403" calcext:value-type="float">
            <text:p><text:s/>5,20,732 </text:p>
          </table:table-cell>
          <table:table-cell table:style-name="ce9" table:formula="of:=+[.DC28]-[.DD33]" office:value-type="float" office:value="519760.23579635" calcext:value-type="float">
            <text:p><text:s/>5,19,760 </text:p>
          </table:table-cell>
          <table:table-cell table:style-name="ce9" table:formula="of:=+[.DD28]-[.DE33]" office:value-type="float" office:value="518783.172936041" calcext:value-type="float">
            <text:p><text:s/>5,18,783 </text:p>
          </table:table-cell>
          <table:table-cell table:style-name="ce9" table:formula="of:=+[.DE28]-[.DF33]" office:value-type="float" office:value="517801.224761431" calcext:value-type="float">
            <text:p><text:s/>5,17,801 </text:p>
          </table:table-cell>
          <table:table-cell table:style-name="ce9" table:formula="of:=+[.DF28]-[.DG33]" office:value-type="float" office:value="516814.366845949" calcext:value-type="float">
            <text:p><text:s/>5,16,814 </text:p>
          </table:table-cell>
          <table:table-cell table:style-name="ce9" table:formula="of:=+[.DG28]-[.DH33]" office:value-type="float" office:value="515822.574640888" calcext:value-type="float">
            <text:p><text:s/>5,15,823 </text:p>
          </table:table-cell>
          <table:table-cell table:style-name="ce9" table:formula="of:=+[.DH28]-[.DI33]" office:value-type="float" office:value="514825.823474802" calcext:value-type="float">
            <text:p><text:s/>5,14,826 </text:p>
          </table:table-cell>
          <table:table-cell table:style-name="ce9" table:formula="of:=+[.DI28]-[.DJ33]" office:value-type="float" office:value="513824.088552886" calcext:value-type="float">
            <text:p><text:s/>5,13,824 </text:p>
          </table:table-cell>
          <table:table-cell table:style-name="ce9" table:formula="of:=+[.DJ28]-[.DK33]" office:value-type="float" office:value="512817.344956361" calcext:value-type="float">
            <text:p><text:s/>5,12,817 </text:p>
          </table:table-cell>
          <table:table-cell table:style-name="ce9" table:formula="of:=+[.DK28]-[.DL33]" office:value-type="float" office:value="511805.567641852" calcext:value-type="float">
            <text:p><text:s/>5,11,806 </text:p>
          </table:table-cell>
          <table:table-cell table:style-name="ce9" table:formula="of:=+[.DL28]-[.DM33]" office:value-type="float" office:value="510788.731440771" calcext:value-type="float">
            <text:p><text:s/>5,10,789 </text:p>
          </table:table-cell>
          <table:table-cell table:style-name="ce9" table:formula="of:=+[.DM28]-[.DN33]" office:value-type="float" office:value="509766.811058685" calcext:value-type="float">
            <text:p><text:s/>5,09,767 </text:p>
          </table:table-cell>
          <table:table-cell table:style-name="ce9" table:formula="of:=+[.DN28]-[.DO33]" office:value-type="float" office:value="508739.781074688" calcext:value-type="float">
            <text:p><text:s/>5,08,740 </text:p>
          </table:table-cell>
          <table:table-cell table:style-name="ce9" table:formula="of:=+[.DO28]-[.DP33]" office:value-type="float" office:value="507707.615940772" calcext:value-type="float">
            <text:p><text:s/>5,07,708 </text:p>
          </table:table-cell>
          <table:table-cell table:style-name="ce9" table:formula="of:=+[.DP28]-[.DQ33]" office:value-type="float" office:value="506670.289981185" calcext:value-type="float">
            <text:p><text:s/>5,06,670 </text:p>
          </table:table-cell>
          <table:table-cell table:style-name="ce9" table:formula="of:=+[.DQ28]-[.DR33]" office:value-type="float" office:value="505627.777391801" calcext:value-type="float">
            <text:p><text:s/>5,05,628 </text:p>
          </table:table-cell>
          <table:table-cell table:style-name="ce9" table:formula="of:=+[.DR28]-[.DS33]" office:value-type="float" office:value="504580.05223947" calcext:value-type="float">
            <text:p><text:s/>5,04,580 </text:p>
          </table:table-cell>
          <table:table-cell table:style-name="ce9" table:formula="of:=+[.DS28]-[.DT33]" office:value-type="float" office:value="503527.088461377" calcext:value-type="float">
            <text:p><text:s/>5,03,527 </text:p>
          </table:table-cell>
          <table:table-cell table:style-name="ce9" table:formula="of:=+[.DT28]-[.DU33]" office:value-type="float" office:value="502468.859864394" calcext:value-type="float">
            <text:p><text:s/>5,02,469 </text:p>
          </table:table-cell>
          <table:table-cell table:style-name="ce9" table:formula="of:=+[.DU28]-[.DV33]" office:value-type="float" office:value="501405.340124426" calcext:value-type="float">
            <text:p><text:s/>5,01,405 </text:p>
          </table:table-cell>
          <table:table-cell table:style-name="ce9" table:formula="of:=+[.DV28]-[.DW33]" office:value-type="float" office:value="500336.502785758" calcext:value-type="float">
            <text:p><text:s/>5,00,337 </text:p>
          </table:table-cell>
          <table:table-cell table:style-name="ce9" table:formula="of:=+[.DW28]-[.DX33]" office:value-type="float" office:value="499262.321260397" calcext:value-type="float">
            <text:p><text:s/>4,99,262 </text:p>
          </table:table-cell>
          <table:table-cell table:style-name="ce9" table:formula="of:=+[.DX28]-[.DY33]" office:value-type="float" office:value="498182.768827409" calcext:value-type="float">
            <text:p><text:s/>4,98,183 </text:p>
          </table:table-cell>
          <table:table-cell table:style-name="ce9" table:formula="of:=+[.DY28]-[.DZ33]" office:value-type="float" office:value="497097.818632255" calcext:value-type="float">
            <text:p><text:s/>4,97,098 </text:p>
          </table:table-cell>
          <table:table-cell table:style-name="ce9" table:formula="of:=+[.DZ28]-[.EA33]" office:value-type="float" office:value="496007.443686127" calcext:value-type="float">
            <text:p><text:s/>4,96,007 </text:p>
          </table:table-cell>
          <table:table-cell table:style-name="ce9" table:formula="of:=+[.EA28]-[.EB33]" office:value-type="float" office:value="494911.616865267" calcext:value-type="float">
            <text:p><text:s/>4,94,912 </text:p>
          </table:table-cell>
          <table:table-cell table:style-name="ce9" table:formula="of:=+[.EB28]-[.EC33]" office:value-type="float" office:value="493810.310910303" calcext:value-type="float">
            <text:p><text:s/>4,93,810 </text:p>
          </table:table-cell>
          <table:table-cell table:style-name="ce9" table:formula="of:=+[.EC28]-[.ED33]" office:value-type="float" office:value="492703.498425565" calcext:value-type="float">
            <text:p><text:s/>4,92,703 </text:p>
          </table:table-cell>
          <table:table-cell table:style-name="ce9" table:formula="of:=+[.ED28]-[.EE33]" office:value-type="float" office:value="491591.151878402" calcext:value-type="float">
            <text:p><text:s/>4,91,591 </text:p>
          </table:table-cell>
          <table:table-cell table:style-name="ce9" table:formula="of:=+[.EE28]-[.EF33]" office:value-type="float" office:value="490473.243598504" calcext:value-type="float">
            <text:p><text:s/>4,90,473 </text:p>
          </table:table-cell>
          <table:table-cell table:style-name="ce9" table:formula="of:=+[.EF28]-[.EG33]" office:value-type="float" office:value="489349.745777207" calcext:value-type="float">
            <text:p><text:s/>4,89,350 </text:p>
          </table:table-cell>
          <table:table-cell table:style-name="ce9" table:formula="of:=+[.EG28]-[.EH33]" office:value-type="float" office:value="488220.630466803" calcext:value-type="float">
            <text:p><text:s/>4,88,221 </text:p>
          </table:table-cell>
          <table:table-cell table:style-name="ce9" table:formula="of:=+[.EH28]-[.EI33]" office:value-type="float" office:value="487085.869579846" calcext:value-type="float">
            <text:p><text:s/>4,87,086 </text:p>
          </table:table-cell>
          <table:table-cell table:style-name="ce9" table:formula="of:=+[.EI28]-[.EJ33]" office:value-type="float" office:value="485945.434888455" calcext:value-type="float">
            <text:p><text:s/>4,85,945 </text:p>
          </table:table-cell>
          <table:table-cell table:style-name="ce9" table:formula="of:=+[.EJ28]-[.EK33]" office:value-type="float" office:value="484799.298023608" calcext:value-type="float">
            <text:p><text:s/>4,84,799 </text:p>
          </table:table-cell>
          <table:table-cell table:style-name="ce9" table:formula="of:=+[.EK28]-[.EL33]" office:value-type="float" office:value="483647.430474436" calcext:value-type="float">
            <text:p><text:s/>4,83,647 </text:p>
          </table:table-cell>
          <table:table-cell table:style-name="ce9" table:formula="of:=+[.EL28]-[.EM33]" office:value-type="float" office:value="482489.803587518" calcext:value-type="float">
            <text:p><text:s/>4,82,490 </text:p>
          </table:table-cell>
          <table:table-cell table:style-name="ce9" table:formula="of:=+[.EM28]-[.EN33]" office:value-type="float" office:value="481326.388566165" calcext:value-type="float">
            <text:p><text:s/>4,81,326 </text:p>
          </table:table-cell>
          <table:table-cell table:style-name="ce9" table:formula="of:=+[.EN28]-[.EO33]" office:value-type="float" office:value="480157.156469706" calcext:value-type="float">
            <text:p><text:s/>4,80,157 </text:p>
          </table:table-cell>
          <table:table-cell table:style-name="ce9" table:formula="of:=+[.EO28]-[.EP33]" office:value-type="float" office:value="478982.078212764" calcext:value-type="float">
            <text:p><text:s/>4,78,982 </text:p>
          </table:table-cell>
          <table:table-cell table:style-name="ce9" table:formula="of:=+[.EP28]-[.EQ33]" office:value-type="float" office:value="477801.124564538" calcext:value-type="float">
            <text:p><text:s/>4,77,801 </text:p>
          </table:table-cell>
          <table:table-cell table:style-name="ce9" table:formula="of:=+[.EQ28]-[.ER33]" office:value-type="float" office:value="476614.26614807" calcext:value-type="float">
            <text:p><text:s/>4,76,614 </text:p>
          </table:table-cell>
          <table:table-cell table:style-name="ce9" table:formula="of:=+[.ER28]-[.ES33]" office:value-type="float" office:value="475421.473439521" calcext:value-type="float">
            <text:p><text:s/>4,75,421 </text:p>
          </table:table-cell>
          <table:table-cell table:style-name="ce9" table:formula="of:=+[.ES28]-[.ET33]" office:value-type="float" office:value="474222.716767428" calcext:value-type="float">
            <text:p><text:s/>4,74,223 </text:p>
          </table:table-cell>
          <table:table-cell table:style-name="ce9" table:formula="of:=+[.ET28]-[.EU33]" office:value-type="float" office:value="473017.966311975" calcext:value-type="float">
            <text:p><text:s/>4,73,018 </text:p>
          </table:table-cell>
          <table:table-cell table:style-name="ce9" table:formula="of:=+[.EU28]-[.EV33]" office:value-type="float" office:value="471807.192104245" calcext:value-type="float">
            <text:p><text:s/>4,71,807 </text:p>
          </table:table-cell>
          <table:table-cell table:style-name="ce9" table:formula="of:=+[.EV28]-[.EW33]" office:value-type="float" office:value="470590.364025476" calcext:value-type="float">
            <text:p><text:s/>4,70,590 </text:p>
          </table:table-cell>
          <table:table-cell table:style-name="ce9" table:formula="of:=+[.EW28]-[.EX33]" office:value-type="float" office:value="469367.451806313" calcext:value-type="float">
            <text:p><text:s/>4,69,367 </text:p>
          </table:table-cell>
          <table:table-cell table:style-name="ce9" table:formula="of:=+[.EX28]-[.EY33]" office:value-type="float" office:value="468138.425026055" calcext:value-type="float">
            <text:p><text:s/>4,68,138 </text:p>
          </table:table-cell>
          <table:table-cell table:style-name="ce9" table:formula="of:=+[.EY28]-[.EZ33]" office:value-type="float" office:value="466903.253111895" calcext:value-type="float">
            <text:p><text:s/>4,66,903 </text:p>
          </table:table-cell>
          <table:table-cell table:style-name="ce9" table:formula="of:=+[.EZ28]-[.FA33]" office:value-type="float" office:value="465661.905338164" calcext:value-type="float">
            <text:p><text:s/>4,65,662 </text:p>
          </table:table-cell>
          <table:table-cell table:style-name="ce9" table:formula="of:=+[.FA28]-[.FB33]" office:value-type="float" office:value="464414.350825565" calcext:value-type="float">
            <text:p><text:s/>4,64,414 </text:p>
          </table:table-cell>
          <table:table-cell table:style-name="ce9" table:formula="of:=+[.FB28]-[.FC33]" office:value-type="float" office:value="463160.558540402" calcext:value-type="float">
            <text:p><text:s/>4,63,161 </text:p>
          </table:table-cell>
          <table:table-cell table:style-name="ce9" table:formula="of:=+[.FC28]-[.FD33]" office:value-type="float" office:value="461900.497293814" calcext:value-type="float">
            <text:p><text:s/>4,61,900 </text:p>
          </table:table-cell>
          <table:table-cell table:style-name="ce9" table:formula="of:=+[.FD28]-[.FE33]" office:value-type="float" office:value="460634.135740993" calcext:value-type="float">
            <text:p><text:s/>4,60,634 </text:p>
          </table:table-cell>
          <table:table-cell table:style-name="ce9" table:formula="of:=+[.FE28]-[.FF33]" office:value-type="float" office:value="459361.442380408" calcext:value-type="float">
            <text:p><text:s/>4,59,361 </text:p>
          </table:table-cell>
          <table:table-cell table:style-name="ce9" table:formula="of:=+[.FF28]-[.FG33]" office:value-type="float" office:value="458082.38555302" calcext:value-type="float">
            <text:p><text:s/>4,58,082 </text:p>
          </table:table-cell>
          <table:table-cell table:style-name="ce9" table:formula="of:=+[.FG28]-[.FH33]" office:value-type="float" office:value="456796.933441495" calcext:value-type="float">
            <text:p><text:s/>4,56,797 </text:p>
          </table:table-cell>
          <table:table-cell table:style-name="ce9" table:formula="of:=+[.FH28]-[.FI33]" office:value-type="float" office:value="455505.054069412" calcext:value-type="float">
            <text:p><text:s/>4,55,505 </text:p>
          </table:table-cell>
          <table:table-cell table:style-name="ce9" table:formula="of:=+[.FI28]-[.FJ33]" office:value-type="float" office:value="454206.715300469" calcext:value-type="float">
            <text:p><text:s/>4,54,207 </text:p>
          </table:table-cell>
          <table:table-cell table:style-name="ce9" table:formula="of:=+[.FJ28]-[.FK33]" office:value-type="float" office:value="452901.884837681" calcext:value-type="float">
            <text:p><text:s/>4,52,902 </text:p>
          </table:table-cell>
          <table:table-cell table:style-name="ce9" table:formula="of:=+[.FK28]-[.FL33]" office:value-type="float" office:value="451590.53022258" calcext:value-type="float">
            <text:p><text:s/>4,51,591 </text:p>
          </table:table-cell>
          <table:table-cell table:style-name="ce9" table:formula="of:=+[.FL28]-[.FM33]" office:value-type="float" office:value="450272.618834402" calcext:value-type="float">
            <text:p><text:s/>4,50,273 </text:p>
          </table:table-cell>
          <table:table-cell table:style-name="ce9" table:formula="of:=+[.FM28]-[.FN33]" office:value-type="float" office:value="448948.117889284" calcext:value-type="float">
            <text:p><text:s/>4,48,948 </text:p>
          </table:table-cell>
          <table:table-cell table:style-name="ce9" table:formula="of:=+[.FN28]-[.FO33]" office:value-type="float" office:value="447616.994439441" calcext:value-type="float">
            <text:p><text:s/>4,47,617 </text:p>
          </table:table-cell>
          <table:table-cell table:style-name="ce9" table:formula="of:=+[.FO28]-[.FP33]" office:value-type="float" office:value="446279.215372348" calcext:value-type="float">
            <text:p><text:s/>4,46,279 </text:p>
          </table:table-cell>
          <table:table-cell table:style-name="ce9" table:formula="of:=+[.FP28]-[.FQ33]" office:value-type="float" office:value="444934.747409919" calcext:value-type="float">
            <text:p><text:s/>4,44,935 </text:p>
          </table:table-cell>
          <table:table-cell table:style-name="ce9" table:formula="of:=+[.FQ28]-[.FR33]" office:value-type="float" office:value="443583.557107679" calcext:value-type="float">
            <text:p><text:s/>4,43,584 </text:p>
          </table:table-cell>
          <table:table-cell table:style-name="ce9" table:formula="of:=+[.FR28]-[.FS33]" office:value-type="float" office:value="442225.610853927" calcext:value-type="float">
            <text:p><text:s/>4,42,226 </text:p>
          </table:table-cell>
          <table:table-cell table:style-name="ce9" table:formula="of:=+[.FS28]-[.FT33]" office:value-type="float" office:value="440860.874868906" calcext:value-type="float">
            <text:p><text:s/>4,40,861 </text:p>
          </table:table-cell>
          <table:table-cell table:style-name="ce9" table:formula="of:=+[.FT28]-[.FU33]" office:value-type="float" office:value="439489.315203961" calcext:value-type="float">
            <text:p><text:s/>4,39,489 </text:p>
          </table:table-cell>
          <table:table-cell table:style-name="ce9" table:formula="of:=+[.FU28]-[.FV33]" office:value-type="float" office:value="438110.897740691" calcext:value-type="float">
            <text:p><text:s/>4,38,111 </text:p>
          </table:table-cell>
          <table:table-cell table:style-name="ce9" table:formula="of:=+[.FV28]-[.FW33]" office:value-type="float" office:value="436725.588190104" calcext:value-type="float">
            <text:p><text:s/>4,36,726 </text:p>
          </table:table-cell>
          <table:table-cell table:style-name="ce9" table:formula="of:=+[.FW28]-[.FX33]" office:value-type="float" office:value="435333.352091764" calcext:value-type="float">
            <text:p><text:s/>4,35,333 </text:p>
          </table:table-cell>
          <table:table-cell table:style-name="ce9" table:formula="of:=+[.FX28]-[.FY33]" office:value-type="float" office:value="433934.154812933" calcext:value-type="float">
            <text:p><text:s/>4,33,934 </text:p>
          </table:table-cell>
          <table:table-cell table:style-name="ce9" table:formula="of:=+[.FY28]-[.FZ33]" office:value-type="float" office:value="432527.961547708" calcext:value-type="float">
            <text:p><text:s/>4,32,528 </text:p>
          </table:table-cell>
          <table:table-cell table:style-name="ce9" table:formula="of:=+[.FZ28]-[.GA33]" office:value-type="float" office:value="431114.737316156" calcext:value-type="float">
            <text:p><text:s/>4,31,115 </text:p>
          </table:table-cell>
          <table:table-cell table:style-name="ce9" table:formula="of:=+[.GA28]-[.GB33]" office:value-type="float" office:value="429694.446963447" calcext:value-type="float">
            <text:p><text:s/>4,29,694 </text:p>
          </table:table-cell>
          <table:table-cell table:style-name="ce9" table:formula="of:=+[.GB28]-[.GC33]" office:value-type="float" office:value="428267.055158974" calcext:value-type="float">
            <text:p><text:s/>4,28,267 </text:p>
          </table:table-cell>
          <table:table-cell table:style-name="ce9" table:formula="of:=+[.GC28]-[.GD33]" office:value-type="float" office:value="426832.526395478" calcext:value-type="float">
            <text:p><text:s/>4,26,833 </text:p>
          </table:table-cell>
          <table:table-cell table:style-name="ce9" table:formula="of:=+[.GD28]-[.GE33]" office:value-type="float" office:value="425390.824988166" calcext:value-type="float">
            <text:p><text:s/>4,25,391 </text:p>
          </table:table-cell>
          <table:table-cell table:style-name="ce9" table:formula="of:=+[.GE28]-[.GF33]" office:value-type="float" office:value="423941.915073816" calcext:value-type="float">
            <text:p><text:s/>4,23,942 </text:p>
          </table:table-cell>
          <table:table-cell table:style-name="ce9" table:formula="of:=+[.GF28]-[.GG33]" office:value-type="float" office:value="422485.760609895" calcext:value-type="float">
            <text:p><text:s/>4,22,486 </text:p>
          </table:table-cell>
          <table:table-cell table:style-name="ce9" table:formula="of:=+[.GG28]-[.GH33]" office:value-type="float" office:value="421022.325373655" calcext:value-type="float">
            <text:p><text:s/>4,21,022 </text:p>
          </table:table-cell>
          <table:table-cell table:style-name="ce9" table:formula="of:=+[.GH28]-[.GI33]" office:value-type="float" office:value="419551.572961233" calcext:value-type="float">
            <text:p><text:s/>4,19,552 </text:p>
          </table:table-cell>
          <table:table-cell table:style-name="ce9" table:formula="of:=+[.GI28]-[.GJ33]" office:value-type="float" office:value="418073.466786749" calcext:value-type="float">
            <text:p><text:s/>4,18,073 </text:p>
          </table:table-cell>
          <table:table-cell table:style-name="ce9" table:formula="of:=+[.GJ28]-[.GK33]" office:value-type="float" office:value="416587.970081392" calcext:value-type="float">
            <text:p><text:s/>4,16,588 </text:p>
          </table:table-cell>
          <table:table-cell table:style-name="ce9" table:formula="of:=+[.GK28]-[.GL33]" office:value-type="float" office:value="415095.045892509" calcext:value-type="float">
            <text:p><text:s/>4,15,095 </text:p>
          </table:table-cell>
          <table:table-cell table:style-name="ce9" table:formula="of:=+[.GL28]-[.GM33]" office:value-type="float" office:value="413594.657082682" calcext:value-type="float">
            <text:p><text:s/>4,13,595 </text:p>
          </table:table-cell>
          <table:table-cell table:style-name="ce9" table:formula="of:=+[.GM28]-[.GN33]" office:value-type="float" office:value="412086.766328805" calcext:value-type="float">
            <text:p><text:s/>4,12,087 </text:p>
          </table:table-cell>
          <table:table-cell table:style-name="ce9" table:formula="of:=+[.GN28]-[.GO33]" office:value-type="float" office:value="410571.336121159" calcext:value-type="float">
            <text:p><text:s/>4,10,571 </text:p>
          </table:table-cell>
          <table:table-cell table:style-name="ce9" table:formula="of:=+[.GO28]-[.GP33]" office:value-type="float" office:value="409048.328762474" calcext:value-type="float">
            <text:p><text:s/>4,09,048 </text:p>
          </table:table-cell>
          <table:table-cell table:style-name="ce9" table:formula="of:=+[.GP28]-[.GQ33]" office:value-type="float" office:value="407517.706366997" calcext:value-type="float">
            <text:p><text:s/>4,07,518 </text:p>
          </table:table-cell>
          <table:table-cell table:style-name="ce9" table:formula="of:=+[.GQ28]-[.GR33]" office:value-type="float" office:value="405979.430859542" calcext:value-type="float">
            <text:p><text:s/>4,05,979 </text:p>
          </table:table-cell>
          <table:table-cell table:style-name="ce9" table:formula="of:=+[.GR28]-[.GS33]" office:value-type="float" office:value="404433.463974549" calcext:value-type="float">
            <text:p><text:s/>4,04,433 </text:p>
          </table:table-cell>
          <table:table-cell table:style-name="ce9" table:formula="of:=+[.GS28]-[.GT33]" office:value-type="float" office:value="402879.767255132" calcext:value-type="float">
            <text:p><text:s/>4,02,880 </text:p>
          </table:table-cell>
          <table:table-cell table:style-name="ce9" table:formula="of:=+[.GT28]-[.GU33]" office:value-type="float" office:value="401318.302052117" calcext:value-type="float">
            <text:p><text:s/>4,01,318 </text:p>
          </table:table-cell>
          <table:table-cell table:style-name="ce9" table:formula="of:=+[.GU28]-[.GV33]" office:value-type="float" office:value="399749.029523088" calcext:value-type="float">
            <text:p><text:s/>3,99,749 </text:p>
          </table:table-cell>
          <table:table-cell table:style-name="ce9" table:formula="of:=+[.GV28]-[.GW33]" office:value-type="float" office:value="398171.910631413" calcext:value-type="float">
            <text:p><text:s/>3,98,172 </text:p>
          </table:table-cell>
          <table:table-cell table:style-name="ce9" table:formula="of:=+[.GW28]-[.GX33]" office:value-type="float" office:value="396586.90614528" calcext:value-type="float">
            <text:p><text:s/>3,96,587 </text:p>
          </table:table-cell>
          <table:table-cell table:style-name="ce9" table:formula="of:=+[.GX28]-[.GY33]" office:value-type="float" office:value="394993.976636716" calcext:value-type="float">
            <text:p><text:s/>3,94,994 </text:p>
          </table:table-cell>
          <table:table-cell table:style-name="ce9" table:formula="of:=+[.GY28]-[.GZ33]" office:value-type="float" office:value="393393.08248061" calcext:value-type="float">
            <text:p><text:s/>3,93,393 </text:p>
          </table:table-cell>
          <table:table-cell table:style-name="ce9" table:formula="of:=+[.GZ28]-[.HA33]" office:value-type="float" office:value="391784.183853723" calcext:value-type="float">
            <text:p><text:s/>3,91,784 </text:p>
          </table:table-cell>
          <table:table-cell table:style-name="ce9" table:formula="of:=+[.HA28]-[.HB33]" office:value-type="float" office:value="390167.240733701" calcext:value-type="float">
            <text:p><text:s/>3,90,167 </text:p>
          </table:table-cell>
          <table:table-cell table:style-name="ce9" table:formula="of:=+[.HB28]-[.HC33]" office:value-type="float" office:value="388542.212898079" calcext:value-type="float">
            <text:p><text:s/>3,88,542 </text:p>
          </table:table-cell>
          <table:table-cell table:style-name="ce9" table:formula="of:=+[.HC28]-[.HD33]" office:value-type="float" office:value="386909.05992328" calcext:value-type="float">
            <text:p><text:s/>3,86,909 </text:p>
          </table:table-cell>
          <table:table-cell table:style-name="ce9" table:formula="of:=+[.HD28]-[.HE33]" office:value-type="float" office:value="385267.741183606" calcext:value-type="float">
            <text:p><text:s/>3,85,268 </text:p>
          </table:table-cell>
          <table:table-cell table:style-name="ce9" table:formula="of:=+[.HE28]-[.HF33]" office:value-type="float" office:value="383618.215850234" calcext:value-type="float">
            <text:p><text:s/>3,83,618 </text:p>
          </table:table-cell>
          <table:table-cell table:style-name="ce9" table:formula="of:=+[.HF28]-[.HG33]" office:value-type="float" office:value="381960.442890195" calcext:value-type="float">
            <text:p><text:s/>3,81,960 </text:p>
          </table:table-cell>
          <table:table-cell table:style-name="ce9" table:formula="of:=+[.HG28]-[.HH33]" office:value-type="float" office:value="380294.381065356" calcext:value-type="float">
            <text:p><text:s/>3,80,294 </text:p>
          </table:table-cell>
          <table:table-cell table:style-name="ce9" table:formula="of:=+[.HH28]-[.HI33]" office:value-type="float" office:value="378619.988931392" calcext:value-type="float">
            <text:p><text:s/>3,78,620 </text:p>
          </table:table-cell>
          <table:table-cell table:style-name="ce9" table:formula="of:=+[.HI28]-[.HJ33]" office:value-type="float" office:value="376937.224836759" calcext:value-type="float">
            <text:p><text:s/>3,76,937 </text:p>
          </table:table-cell>
          <table:table-cell table:style-name="ce9" table:formula="of:=+[.HJ28]-[.HK33]" office:value-type="float" office:value="375246.046921653" calcext:value-type="float">
            <text:p><text:s/>3,75,246 </text:p>
          </table:table-cell>
          <table:table-cell table:style-name="ce9" table:formula="of:=+[.HK28]-[.HL33]" office:value-type="float" office:value="373546.413116971" calcext:value-type="float">
            <text:p><text:s/>3,73,546 </text:p>
          </table:table-cell>
          <table:table-cell table:style-name="ce9" table:formula="of:=+[.HL28]-[.HM33]" office:value-type="float" office:value="371838.281143266" calcext:value-type="float">
            <text:p><text:s/>3,71,838 </text:p>
          </table:table-cell>
          <table:table-cell table:style-name="ce9" table:formula="of:=+[.HM28]-[.HN33]" office:value-type="float" office:value="370121.608509692" calcext:value-type="float">
            <text:p><text:s/>3,70,122 </text:p>
          </table:table-cell>
          <table:table-cell table:style-name="ce9" table:formula="of:=+[.HN28]-[.HO33]" office:value-type="float" office:value="368396.35251295" calcext:value-type="float">
            <text:p><text:s/>3,68,396 </text:p>
          </table:table-cell>
          <table:table-cell table:style-name="ce9" table:formula="of:=+[.HO28]-[.HP33]" office:value-type="float" office:value="366662.470236225" calcext:value-type="float">
            <text:p><text:s/>3,66,662 </text:p>
          </table:table-cell>
          <table:table-cell table:style-name="ce9" table:formula="of:=+[.HP28]-[.HQ33]" office:value-type="float" office:value="364919.918548116" calcext:value-type="float">
            <text:p><text:s/>3,64,920 </text:p>
          </table:table-cell>
          <table:table-cell table:style-name="ce9" table:formula="of:=+[.HQ28]-[.HR33]" office:value-type="float" office:value="363168.654101566" calcext:value-type="float">
            <text:p><text:s/>3,63,169 </text:p>
          </table:table-cell>
          <table:table-cell table:style-name="ce9" table:formula="of:=+[.HR28]-[.HS33]" office:value-type="float" office:value="361408.633332784" calcext:value-type="float">
            <text:p><text:s/>3,61,409 </text:p>
          </table:table-cell>
          <table:table-cell table:style-name="ce9" table:formula="of:=+[.HS28]-[.HT33]" office:value-type="float" office:value="359639.812460158" calcext:value-type="float">
            <text:p><text:s/>3,59,640 </text:p>
          </table:table-cell>
          <table:table-cell table:style-name="ce9" table:formula="of:=+[.HT28]-[.HU33]" office:value-type="float" office:value="357862.147483168" calcext:value-type="float">
            <text:p><text:s/>3,57,862 </text:p>
          </table:table-cell>
          <table:table-cell table:style-name="ce9" table:formula="of:=+[.HU28]-[.HV33]" office:value-type="float" office:value="356075.594181294" calcext:value-type="float">
            <text:p><text:s/>3,56,076 </text:p>
          </table:table-cell>
          <table:table-cell table:style-name="ce9" table:formula="of:=+[.HV28]-[.HW33]" office:value-type="float" office:value="354280.10811291" calcext:value-type="float">
            <text:p><text:s/>3,54,280 </text:p>
          </table:table-cell>
          <table:table-cell table:style-name="ce9" table:formula="of:=+[.HW28]-[.HX33]" office:value-type="float" office:value="352475.644614185" calcext:value-type="float">
            <text:p><text:s/>3,52,476 </text:p>
          </table:table-cell>
          <table:table-cell table:style-name="ce9" table:formula="of:=+[.HX28]-[.HY33]" office:value-type="float" office:value="350662.158797966" calcext:value-type="float">
            <text:p><text:s/>3,50,662 </text:p>
          </table:table-cell>
          <table:table-cell table:style-name="ce9" table:formula="of:=+[.HY28]-[.HZ33]" office:value-type="float" office:value="348839.605552665" calcext:value-type="float">
            <text:p><text:s/>3,48,840 </text:p>
          </table:table-cell>
          <table:table-cell table:style-name="ce9" table:formula="of:=+[.HZ28]-[.IA33]" office:value-type="float" office:value="347007.939541139" calcext:value-type="float">
            <text:p><text:s/>3,47,008 </text:p>
          </table:table-cell>
          <table:table-cell table:style-name="ce9" table:formula="of:=+[.IA28]-[.IB33]" office:value-type="float" office:value="345167.115199554" calcext:value-type="float">
            <text:p><text:s/>3,45,167 </text:p>
          </table:table-cell>
          <table:table-cell table:style-name="ce9" table:formula="of:=+[.IB28]-[.IC33]" office:value-type="float" office:value="343317.086736262" calcext:value-type="float">
            <text:p><text:s/>3,43,317 </text:p>
          </table:table-cell>
          <table:table-cell table:style-name="ce9" table:formula="of:=+[.IC28]-[.ID33]" office:value-type="float" office:value="341457.808130653" calcext:value-type="float">
            <text:p><text:s/>3,41,458 </text:p>
          </table:table-cell>
          <table:table-cell table:style-name="ce9" table:formula="of:=+[.ID28]-[.IE33]" office:value-type="float" office:value="339589.233132016" calcext:value-type="float">
            <text:p><text:s/>3,39,589 </text:p>
          </table:table-cell>
          <table:table-cell table:style-name="ce9" table:formula="of:=+[.IE28]-[.IF33]" office:value-type="float" office:value="337711.315258386" calcext:value-type="float">
            <text:p><text:s/>3,37,711 </text:p>
          </table:table-cell>
          <table:table-cell table:style-name="ce9" table:formula="of:=+[.IF28]-[.IG33]" office:value-type="float" office:value="335824.007795388" calcext:value-type="float">
            <text:p><text:s/>3,35,824 </text:p>
          </table:table-cell>
          <table:table-cell table:style-name="ce9" table:formula="of:=+[.IG28]-[.IH33]" office:value-type="float" office:value="333927.263795075" calcext:value-type="float">
            <text:p><text:s/>3,33,927 </text:p>
          </table:table-cell>
          <table:table-cell table:style-name="ce9" table:formula="of:=+[.IH28]-[.II33]" office:value-type="float" office:value="332021.03607476" calcext:value-type="float">
            <text:p><text:s/>3,32,021 </text:p>
          </table:table-cell>
          <table:table-cell table:style-name="ce9" table:formula="of:=+[.II28]-[.IJ33]" office:value-type="float" office:value="330105.277215843" calcext:value-type="float">
            <text:p><text:s/>3,30,105 </text:p>
          </table:table-cell>
          <table:table-cell table:style-name="ce9" table:formula="of:=+[.IJ28]-[.IK33]" office:value-type="float" office:value="328179.939562633" calcext:value-type="float">
            <text:p><text:s/>3,28,180 </text:p>
          </table:table-cell>
          <table:table-cell table:style-name="ce9" table:formula="of:=+[.IK28]-[.IL33]" office:value-type="float" office:value="326244.975221156" calcext:value-type="float">
            <text:p><text:s/>3,26,245 </text:p>
          </table:table-cell>
          <table:table-cell table:style-name="ce9" table:formula="of:=+[.IL28]-[.IM33]" office:value-type="float" office:value="324300.336057971" calcext:value-type="float">
            <text:p><text:s/>3,24,300 </text:p>
          </table:table-cell>
          <table:table-cell table:style-name="ce9" table:formula="of:=+[.IM28]-[.IN33]" office:value-type="float" office:value="322345.973698971" calcext:value-type="float">
            <text:p><text:s/>3,22,346 </text:p>
          </table:table-cell>
          <table:table-cell table:style-name="ce9" table:formula="of:=+[.IN28]-[.IO33]" office:value-type="float" office:value="320381.839528176" calcext:value-type="float">
            <text:p><text:s/>3,20,382 </text:p>
          </table:table-cell>
          <table:table-cell table:style-name="ce9" table:formula="of:=+[.IO28]-[.IP33]" office:value-type="float" office:value="318407.884686526" calcext:value-type="float">
            <text:p><text:s/>3,18,408 </text:p>
          </table:table-cell>
          <table:table-cell table:style-name="ce9" table:formula="of:=+[.IP28]-[.IQ33]" office:value-type="float" office:value="316424.060070669" calcext:value-type="float">
            <text:p><text:s/>3,16,424 </text:p>
          </table:table-cell>
          <table:table-cell table:style-name="ce9" table:formula="of:=+[.IQ28]-[.IR33]" office:value-type="float" office:value="314430.316331732" calcext:value-type="float">
            <text:p><text:s/>3,14,430 </text:p>
          </table:table-cell>
          <table:table-cell table:style-name="ce9" table:formula="of:=+[.IR28]-[.IS33]" office:value-type="float" office:value="312426.603874101" calcext:value-type="float">
            <text:p><text:s/>3,12,427 </text:p>
          </table:table-cell>
          <table:table-cell table:style-name="ce9" table:formula="of:=+[.IS28]-[.IT33]" office:value-type="float" office:value="310412.872854181" calcext:value-type="float">
            <text:p><text:s/>3,10,413 </text:p>
          </table:table-cell>
          <table:table-cell table:style-name="ce9" table:formula="of:=+[.IT28]-[.IU33]" office:value-type="float" office:value="308389.073179162" calcext:value-type="float">
            <text:p><text:s/>3,08,389 </text:p>
          </table:table-cell>
          <table:table-cell table:style-name="ce9" table:formula="of:=+[.IU28]-[.IV33]" office:value-type="float" office:value="306355.154505768" calcext:value-type="float">
            <text:p><text:s/>3,06,355 </text:p>
          </table:table-cell>
          <table:table-cell table:style-name="ce9" table:number-columns-repeated="768"/>
        </table:table-row>
        <table:table-row table:style-name="ro1">
          <table:table-cell table:style-name="ce1" office:value-type="string" calcext:value-type="string">
            <text:p>Equity in home</text:p>
          </table:table-cell>
          <table:table-cell table:style-name="ce10" table:formula="of:=+[.B5]" office:value-type="float" office:value="150000" calcext:value-type="float">
            <text:p><text:s/>1,50,000 </text:p>
          </table:table-cell>
          <table:table-cell table:style-name="ce10" table:formula="of:=+[.C27]-[.C28]" office:value-type="float" office:value="152450.86403929" calcext:value-type="float">
            <text:p><text:s/>1,52,451 </text:p>
          </table:table-cell>
          <table:table-cell table:style-name="ce10" table:formula="of:=+[.D27]-[.D28]" office:value-type="float" office:value="154909.294898777" calcext:value-type="float">
            <text:p><text:s/>1,54,909 </text:p>
          </table:table-cell>
          <table:table-cell table:style-name="ce10" table:formula="of:=+[.E27]-[.E28]" office:value-type="float" office:value="157375.318693811" calcext:value-type="float">
            <text:p><text:s/>1,57,375 </text:p>
          </table:table-cell>
          <table:table-cell table:style-name="ce10" table:formula="of:=+[.F27]-[.F28]" office:value-type="float" office:value="159848.961641023" calcext:value-type="float">
            <text:p><text:s/>1,59,849 </text:p>
          </table:table-cell>
          <table:table-cell table:style-name="ce10" table:formula="of:=+[.G27]-[.G28]" office:value-type="float" office:value="162330.250058758" calcext:value-type="float">
            <text:p><text:s/>1,62,330 </text:p>
          </table:table-cell>
          <table:table-cell table:style-name="ce10" table:formula="of:=+[.H27]-[.H28]" office:value-type="float" office:value="164819.210367506" calcext:value-type="float">
            <text:p><text:s/>1,64,819 </text:p>
          </table:table-cell>
          <table:table-cell table:style-name="ce10" table:formula="of:=+[.I27]-[.I28]" office:value-type="float" office:value="167315.869090347" calcext:value-type="float">
            <text:p><text:s/>1,67,316 </text:p>
          </table:table-cell>
          <table:table-cell table:style-name="ce10" table:formula="of:=+[.J27]-[.J28]" office:value-type="float" office:value="169820.25285338" calcext:value-type="float">
            <text:p><text:s/>1,69,820 </text:p>
          </table:table-cell>
          <table:table-cell table:style-name="ce10" table:formula="of:=+[.K27]-[.K28]" office:value-type="float" office:value="172332.388386175" calcext:value-type="float">
            <text:p><text:s/>1,72,332 </text:p>
          </table:table-cell>
          <table:table-cell table:style-name="ce10" table:formula="of:=+[.L27]-[.L28]" office:value-type="float" office:value="174852.302522207" calcext:value-type="float">
            <text:p><text:s/>1,74,852 </text:p>
          </table:table-cell>
          <table:table-cell table:style-name="ce10" table:formula="of:=+[.M27]-[.M28]" office:value-type="float" office:value="177380.022199306" calcext:value-type="float">
            <text:p><text:s/>1,77,380 </text:p>
          </table:table-cell>
          <table:table-cell table:style-name="ce10" table:formula="of:=+[.N27]-[.N28]" office:value-type="float" office:value="179915.574460104" calcext:value-type="float">
            <text:p><text:s/>1,79,916 </text:p>
          </table:table-cell>
          <table:table-cell table:style-name="ce10" table:formula="of:=+[.O27]-[.O28]" office:value-type="float" office:value="182458.986452482" calcext:value-type="float">
            <text:p><text:s/>1,82,459 </text:p>
          </table:table-cell>
          <table:table-cell table:style-name="ce10" table:formula="of:=+[.P27]-[.P28]" office:value-type="float" office:value="185010.285430023" calcext:value-type="float">
            <text:p><text:s/>1,85,010 </text:p>
          </table:table-cell>
          <table:table-cell table:style-name="ce10" table:formula="of:=+[.Q27]-[.Q28]" office:value-type="float" office:value="187569.498752467" calcext:value-type="float">
            <text:p><text:s/>1,87,569 </text:p>
          </table:table-cell>
          <table:table-cell table:style-name="ce10" table:formula="of:=+[.R27]-[.R28]" office:value-type="float" office:value="190136.653886164" calcext:value-type="float">
            <text:p><text:s/>1,90,137 </text:p>
          </table:table-cell>
          <table:table-cell table:style-name="ce10" table:formula="of:=+[.S27]-[.S28]" office:value-type="float" office:value="192711.778404531" calcext:value-type="float">
            <text:p><text:s/>1,92,712 </text:p>
          </table:table-cell>
          <table:table-cell table:style-name="ce10" table:formula="of:=+[.T27]-[.T28]" office:value-type="float" office:value="195294.899988513" calcext:value-type="float">
            <text:p><text:s/>1,95,295 </text:p>
          </table:table-cell>
          <table:table-cell table:style-name="ce10" table:formula="of:=+[.U27]-[.U28]" office:value-type="float" office:value="197886.046427047" calcext:value-type="float">
            <text:p><text:s/>1,97,886 </text:p>
          </table:table-cell>
          <table:table-cell table:style-name="ce10" table:formula="of:=+[.V27]-[.V28]" office:value-type="float" office:value="200485.245617523" calcext:value-type="float">
            <text:p><text:s/>2,00,485 </text:p>
          </table:table-cell>
          <table:table-cell table:style-name="ce10" table:formula="of:=+[.W27]-[.W28]" office:value-type="float" office:value="203092.525566248" calcext:value-type="float">
            <text:p><text:s/>2,03,093 </text:p>
          </table:table-cell>
          <table:table-cell table:style-name="ce10" table:formula="of:=+[.X27]-[.X28]" office:value-type="float" office:value="205707.91438892" calcext:value-type="float">
            <text:p><text:s/>2,05,708 </text:p>
          </table:table-cell>
          <table:table-cell table:style-name="ce10" table:formula="of:=+[.Y27]-[.Y28]" office:value-type="float" office:value="208331.440311094" calcext:value-type="float">
            <text:p><text:s/>2,08,331 </text:p>
          </table:table-cell>
          <table:table-cell table:style-name="ce10" table:formula="of:=+[.Z27]-[.Z28]" office:value-type="float" office:value="210963.131668657" calcext:value-type="float">
            <text:p><text:s/>2,10,963 </text:p>
          </table:table-cell>
          <table:table-cell table:style-name="ce10" table:formula="of:=+[.AA27]-[.AA28]" office:value-type="float" office:value="213603.016908299" calcext:value-type="float">
            <text:p><text:s/>2,13,603 </text:p>
          </table:table-cell>
          <table:table-cell table:style-name="ce10" table:formula="of:=+[.AB27]-[.AB28]" office:value-type="float" office:value="216251.124587994" calcext:value-type="float">
            <text:p><text:s/>2,16,251 </text:p>
          </table:table-cell>
          <table:table-cell table:style-name="ce10" table:formula="of:=+[.AC27]-[.AC28]" office:value-type="float" office:value="218907.483377478" calcext:value-type="float">
            <text:p><text:s/>2,18,907 </text:p>
          </table:table-cell>
          <table:table-cell table:style-name="ce10" table:formula="of:=+[.AD27]-[.AD28]" office:value-type="float" office:value="221572.122058727" calcext:value-type="float">
            <text:p><text:s/>2,21,572 </text:p>
          </table:table-cell>
          <table:table-cell table:style-name="ce10" table:formula="of:=+[.AE27]-[.AE28]" office:value-type="float" office:value="224245.069526445" calcext:value-type="float">
            <text:p><text:s/>2,24,245 </text:p>
          </table:table-cell>
          <table:table-cell table:style-name="ce10" table:formula="of:=+[.AF27]-[.AF28]" office:value-type="float" office:value="226926.354788547" calcext:value-type="float">
            <text:p><text:s/>2,26,926 </text:p>
          </table:table-cell>
          <table:table-cell table:style-name="ce10" table:formula="of:=+[.AG27]-[.AG28]" office:value-type="float" office:value="229616.006966647" calcext:value-type="float">
            <text:p><text:s/>2,29,616 </text:p>
          </table:table-cell>
          <table:table-cell table:style-name="ce10" table:formula="of:=+[.AH27]-[.AH28]" office:value-type="float" office:value="232314.05529655" calcext:value-type="float">
            <text:p><text:s/>2,32,314 </text:p>
          </table:table-cell>
          <table:table-cell table:style-name="ce10" table:formula="of:=+[.AI27]-[.AI28]" office:value-type="float" office:value="235020.529128742" calcext:value-type="float">
            <text:p><text:s/>2,35,021 </text:p>
          </table:table-cell>
          <table:table-cell table:style-name="ce10" table:formula="of:=+[.AJ27]-[.AJ28]" office:value-type="float" office:value="237735.457928887" calcext:value-type="float">
            <text:p><text:s/>2,37,735 </text:p>
          </table:table-cell>
          <table:table-cell table:style-name="ce10" table:formula="of:=+[.AK27]-[.AK28]" office:value-type="float" office:value="240458.871278319" calcext:value-type="float">
            <text:p><text:s/>2,40,459 </text:p>
          </table:table-cell>
          <table:table-cell table:style-name="ce10" table:formula="of:=+[.AL27]-[.AL28]" office:value-type="float" office:value="243190.798874551" calcext:value-type="float">
            <text:p><text:s/>2,43,191 </text:p>
          </table:table-cell>
          <table:table-cell table:style-name="ce10" table:formula="of:=+[.AM27]-[.AM28]" office:value-type="float" office:value="245931.270531764" calcext:value-type="float">
            <text:p><text:s/>2,45,931 </text:p>
          </table:table-cell>
          <table:table-cell table:style-name="ce10" table:formula="of:=+[.AN27]-[.AN28]" office:value-type="float" office:value="248680.316181323" calcext:value-type="float">
            <text:p><text:s/>2,48,680 </text:p>
          </table:table-cell>
          <table:table-cell table:style-name="ce10" table:formula="of:=+[.AO27]-[.AO28]" office:value-type="float" office:value="251437.965872274" calcext:value-type="float">
            <text:p><text:s/>2,51,438 </text:p>
          </table:table-cell>
          <table:table-cell table:style-name="ce10" table:formula="of:=+[.AP27]-[.AP28]" office:value-type="float" office:value="254204.249771856" calcext:value-type="float">
            <text:p><text:s/>2,54,204 </text:p>
          </table:table-cell>
          <table:table-cell table:style-name="ce10" table:formula="of:=+[.AQ27]-[.AQ28]" office:value-type="float" office:value="256979.198166013" calcext:value-type="float">
            <text:p><text:s/>2,56,979 </text:p>
          </table:table-cell>
          <table:table-cell table:style-name="ce10" table:formula="of:=+[.AR27]-[.AR28]" office:value-type="float" office:value="259762.841459906" calcext:value-type="float">
            <text:p><text:s/>2,59,763 </text:p>
          </table:table-cell>
          <table:table-cell table:style-name="ce10" table:formula="of:=+[.AS27]-[.AS28]" office:value-type="float" office:value="262555.210178428" calcext:value-type="float">
            <text:p><text:s/>2,62,555 </text:p>
          </table:table-cell>
          <table:table-cell table:style-name="ce10" table:formula="of:=+[.AT27]-[.AT28]" office:value-type="float" office:value="265356.334966723" calcext:value-type="float">
            <text:p><text:s/>2,65,356 </text:p>
          </table:table-cell>
          <table:table-cell table:style-name="ce10" table:formula="of:=+[.AU27]-[.AU28]" office:value-type="float" office:value="268166.246590704" calcext:value-type="float">
            <text:p><text:s/>2,68,166 </text:p>
          </table:table-cell>
          <table:table-cell table:style-name="ce10" table:formula="of:=+[.AV27]-[.AV28]" office:value-type="float" office:value="270984.97593758" calcext:value-type="float">
            <text:p><text:s/>2,70,985 </text:p>
          </table:table-cell>
          <table:table-cell table:style-name="ce10" table:formula="of:=+[.AW27]-[.AW28]" office:value-type="float" office:value="273812.554016377" calcext:value-type="float">
            <text:p><text:s/>2,73,813 </text:p>
          </table:table-cell>
          <table:table-cell table:style-name="ce10" table:formula="of:=+[.AX27]-[.AX28]" office:value-type="float" office:value="276649.011958467" calcext:value-type="float">
            <text:p><text:s/>2,76,649 </text:p>
          </table:table-cell>
          <table:table-cell table:style-name="ce10" table:formula="of:=+[.AY27]-[.AY28]" office:value-type="float" office:value="279494.3810181" calcext:value-type="float">
            <text:p><text:s/>2,79,494 </text:p>
          </table:table-cell>
          <table:table-cell table:style-name="ce10" table:formula="of:=+[.AZ27]-[.AZ28]" office:value-type="float" office:value="282348.692572932" calcext:value-type="float">
            <text:p><text:s/>2,82,349 </text:p>
          </table:table-cell>
          <table:table-cell table:style-name="ce10" table:formula="of:=+[.BA27]-[.BA28]" office:value-type="float" office:value="285211.978124564" calcext:value-type="float">
            <text:p><text:s/>2,85,212 </text:p>
          </table:table-cell>
          <table:table-cell table:style-name="ce10" table:formula="of:=+[.BB27]-[.BB28]" office:value-type="float" office:value="288084.269299078" calcext:value-type="float">
            <text:p><text:s/>2,88,084 </text:p>
          </table:table-cell>
          <table:table-cell table:style-name="ce10" table:formula="of:=+[.BC27]-[.BC28]" office:value-type="float" office:value="290965.597847577" calcext:value-type="float">
            <text:p><text:s/>2,90,966 </text:p>
          </table:table-cell>
          <table:table-cell table:style-name="ce10" table:formula="of:=+[.BD27]-[.BD28]" office:value-type="float" office:value="293855.995646724" calcext:value-type="float">
            <text:p><text:s/>2,93,856 </text:p>
          </table:table-cell>
          <table:table-cell table:style-name="ce10" table:formula="of:=+[.BE27]-[.BE28]" office:value-type="float" office:value="296755.494699294" calcext:value-type="float">
            <text:p><text:s/>2,96,755 </text:p>
          </table:table-cell>
          <table:table-cell table:style-name="ce10" table:formula="of:=+[.BF27]-[.BF28]" office:value-type="float" office:value="299664.127134714" calcext:value-type="float">
            <text:p><text:s/>2,99,664 </text:p>
          </table:table-cell>
          <table:table-cell table:style-name="ce10" table:formula="of:=+[.BG27]-[.BG28]" office:value-type="float" office:value="302581.925209618" calcext:value-type="float">
            <text:p><text:s/>3,02,582 </text:p>
          </table:table-cell>
          <table:table-cell table:style-name="ce10" table:formula="of:=+[.BH27]-[.BH28]" office:value-type="float" office:value="305508.921308397" calcext:value-type="float">
            <text:p><text:s/>3,05,509 </text:p>
          </table:table-cell>
          <table:table-cell table:style-name="ce10" table:formula="of:=+[.BI27]-[.BI28]" office:value-type="float" office:value="308445.147943753" calcext:value-type="float">
            <text:p><text:s/>3,08,445 </text:p>
          </table:table-cell>
          <table:table-cell table:style-name="ce10" table:formula="of:=+[.BJ27]-[.BJ28]" office:value-type="float" office:value="311390.637757259" calcext:value-type="float">
            <text:p><text:s/>3,11,391 </text:p>
          </table:table-cell>
          <table:table-cell table:style-name="ce10" table:formula="of:=+[.BK27]-[.BK28]" office:value-type="float" office:value="314345.423519919" calcext:value-type="float">
            <text:p><text:s/>3,14,345 </text:p>
          </table:table-cell>
          <table:table-cell table:style-name="ce10" table:formula="of:=+[.BL27]-[.BL28]" office:value-type="float" office:value="317309.538132729" calcext:value-type="float">
            <text:p><text:s/>3,17,310 </text:p>
          </table:table-cell>
          <table:table-cell table:style-name="ce10" table:formula="of:=+[.BM27]-[.BM28]" office:value-type="float" office:value="320283.014627243" calcext:value-type="float">
            <text:p><text:s/>3,20,283 </text:p>
          </table:table-cell>
          <table:table-cell table:style-name="ce10" table:formula="of:=+[.BN27]-[.BN28]" office:value-type="float" office:value="323265.886166141" calcext:value-type="float">
            <text:p><text:s/>3,23,266 </text:p>
          </table:table-cell>
          <table:table-cell table:style-name="ce10" table:formula="of:=+[.BO27]-[.BO28]" office:value-type="float" office:value="326258.186043799" calcext:value-type="float">
            <text:p><text:s/>3,26,258 </text:p>
          </table:table-cell>
          <table:table-cell table:style-name="ce10" table:formula="of:=+[.BP27]-[.BP28]" office:value-type="float" office:value="329259.947686865" calcext:value-type="float">
            <text:p><text:s/>3,29,260 </text:p>
          </table:table-cell>
          <table:table-cell table:style-name="ce10" table:formula="of:=+[.BQ27]-[.BQ28]" office:value-type="float" office:value="332271.20465483" calcext:value-type="float">
            <text:p><text:s/>3,32,271 </text:p>
          </table:table-cell>
          <table:table-cell table:style-name="ce10" table:formula="of:=+[.BR27]-[.BR28]" office:value-type="float" office:value="335291.99064061" calcext:value-type="float">
            <text:p><text:s/>3,35,292 </text:p>
          </table:table-cell>
          <table:table-cell table:style-name="ce10" table:formula="of:=+[.BS27]-[.BS28]" office:value-type="float" office:value="338322.339471127" calcext:value-type="float">
            <text:p><text:s/>3,38,322 </text:p>
          </table:table-cell>
          <table:table-cell table:style-name="ce10" table:formula="of:=+[.BT27]-[.BT28]" office:value-type="float" office:value="341362.285107892" calcext:value-type="float">
            <text:p><text:s/>3,41,362 </text:p>
          </table:table-cell>
          <table:table-cell table:style-name="ce10" table:formula="of:=+[.BU27]-[.BU28]" office:value-type="float" office:value="344411.861647591" calcext:value-type="float">
            <text:p><text:s/>3,44,412 </text:p>
          </table:table-cell>
          <table:table-cell table:style-name="ce10" table:formula="of:=+[.BV27]-[.BV28]" office:value-type="float" office:value="347471.103322676" calcext:value-type="float">
            <text:p><text:s/>3,47,471 </text:p>
          </table:table-cell>
          <table:table-cell table:style-name="ce10" table:formula="of:=+[.BW27]-[.BW28]" office:value-type="float" office:value="350540.044501955" calcext:value-type="float">
            <text:p><text:s/>3,50,540 </text:p>
          </table:table-cell>
          <table:table-cell table:style-name="ce10" table:formula="of:=+[.BX27]-[.BX28]" office:value-type="float" office:value="353618.719691189" calcext:value-type="float">
            <text:p><text:s/>3,53,619 </text:p>
          </table:table-cell>
          <table:table-cell table:style-name="ce10" table:formula="of:=+[.BY27]-[.BY28]" office:value-type="float" office:value="356707.163533687" calcext:value-type="float">
            <text:p><text:s/>3,56,707 </text:p>
          </table:table-cell>
          <table:table-cell table:style-name="ce10" table:formula="of:=+[.BZ27]-[.BZ28]" office:value-type="float" office:value="359805.41081091" calcext:value-type="float">
            <text:p><text:s/>3,59,805 </text:p>
          </table:table-cell>
          <table:table-cell table:style-name="ce10" table:formula="of:=+[.CA27]-[.CA28]" office:value-type="float" office:value="362913.49644307" calcext:value-type="float">
            <text:p><text:s/>3,62,913 </text:p>
          </table:table-cell>
          <table:table-cell table:style-name="ce10" table:formula="of:=+[.CB27]-[.CB28]" office:value-type="float" office:value="366031.455489737" calcext:value-type="float">
            <text:p><text:s/>3,66,031 </text:p>
          </table:table-cell>
          <table:table-cell table:style-name="ce10" table:formula="of:=+[.CC27]-[.CC28]" office:value-type="float" office:value="369159.323150451" calcext:value-type="float">
            <text:p><text:s/>3,69,159 </text:p>
          </table:table-cell>
          <table:table-cell table:style-name="ce10" table:formula="of:=+[.CD27]-[.CD28]" office:value-type="float" office:value="372297.134765329" calcext:value-type="float">
            <text:p><text:s/>3,72,297 </text:p>
          </table:table-cell>
          <table:table-cell table:style-name="ce10" table:formula="of:=+[.CE27]-[.CE28]" office:value-type="float" office:value="375444.92581568" calcext:value-type="float">
            <text:p><text:s/>3,75,445 </text:p>
          </table:table-cell>
          <table:table-cell table:style-name="ce10" table:formula="of:=+[.CF27]-[.CF28]" office:value-type="float" office:value="378602.731924626" calcext:value-type="float">
            <text:p><text:s/>3,78,603 </text:p>
          </table:table-cell>
          <table:table-cell table:style-name="ce10" table:formula="of:=+[.CG27]-[.CG28]" office:value-type="float" office:value="381770.588857718" calcext:value-type="float">
            <text:p><text:s/>3,81,771 </text:p>
          </table:table-cell>
          <table:table-cell table:style-name="ce10" table:formula="of:=+[.CH27]-[.CH28]" office:value-type="float" office:value="384948.532523561" calcext:value-type="float">
            <text:p><text:s/>3,84,949 </text:p>
          </table:table-cell>
          <table:table-cell table:style-name="ce10" table:formula="of:=+[.CI27]-[.CI28]" office:value-type="float" office:value="388136.59897444" calcext:value-type="float">
            <text:p><text:s/>3,88,137 </text:p>
          </table:table-cell>
          <table:table-cell table:style-name="ce10" table:formula="of:=+[.CJ27]-[.CJ28]" office:value-type="float" office:value="391334.824406944" calcext:value-type="float">
            <text:p><text:s/>3,91,335 </text:p>
          </table:table-cell>
          <table:table-cell table:style-name="ce10" table:formula="of:=+[.CK27]-[.CK28]" office:value-type="float" office:value="394543.245162608" calcext:value-type="float">
            <text:p><text:s/>3,94,543 </text:p>
          </table:table-cell>
          <table:table-cell table:style-name="ce10" table:formula="of:=+[.CL27]-[.CL28]" office:value-type="float" office:value="397761.897728535" calcext:value-type="float">
            <text:p><text:s/>3,97,762 </text:p>
          </table:table-cell>
          <table:table-cell table:style-name="ce10" table:formula="of:=+[.CM27]-[.CM28]" office:value-type="float" office:value="400990.818738044" calcext:value-type="float">
            <text:p><text:s/>4,00,991 </text:p>
          </table:table-cell>
          <table:table-cell table:style-name="ce10" table:formula="of:=+[.CN27]-[.CN28]" office:value-type="float" office:value="404230.044971305" calcext:value-type="float">
            <text:p><text:s/>4,04,230 </text:p>
          </table:table-cell>
          <table:table-cell table:style-name="ce10" table:formula="of:=+[.CO27]-[.CO28]" office:value-type="float" office:value="407479.613355983" calcext:value-type="float">
            <text:p><text:s/>4,07,480 </text:p>
          </table:table-cell>
          <table:table-cell table:style-name="ce10" table:formula="of:=+[.CP27]-[.CP28]" office:value-type="float" office:value="410739.560967885" calcext:value-type="float">
            <text:p><text:s/>4,10,740 </text:p>
          </table:table-cell>
          <table:table-cell table:style-name="ce10" table:formula="of:=+[.CQ27]-[.CQ28]" office:value-type="float" office:value="414009.925031612" calcext:value-type="float">
            <text:p><text:s/>4,14,010 </text:p>
          </table:table-cell>
          <table:table-cell table:style-name="ce10" table:formula="of:=+[.CR27]-[.CR28]" office:value-type="float" office:value="417290.742921206" calcext:value-type="float">
            <text:p><text:s/>4,17,291 </text:p>
          </table:table-cell>
          <table:table-cell table:style-name="ce10" table:formula="of:=+[.CS27]-[.CS28]" office:value-type="float" office:value="420582.05216081" calcext:value-type="float">
            <text:p><text:s/>4,20,582 </text:p>
          </table:table-cell>
          <table:table-cell table:style-name="ce10" table:formula="of:=+[.CT27]-[.CT28]" office:value-type="float" office:value="423883.890425328" calcext:value-type="float">
            <text:p><text:s/>4,23,884 </text:p>
          </table:table-cell>
          <table:table-cell table:style-name="ce10" table:formula="of:=+[.CU27]-[.CU28]" office:value-type="float" office:value="427196.295541078" calcext:value-type="float">
            <text:p><text:s/>4,27,196 </text:p>
          </table:table-cell>
          <table:table-cell table:style-name="ce10" table:formula="of:=+[.CV27]-[.CV28]" office:value-type="float" office:value="430519.305486469" calcext:value-type="float">
            <text:p><text:s/>4,30,519 </text:p>
          </table:table-cell>
          <table:table-cell table:style-name="ce10" table:formula="of:=+[.CW27]-[.CW28]" office:value-type="float" office:value="433852.958392657" calcext:value-type="float">
            <text:p><text:s/>4,33,853 </text:p>
          </table:table-cell>
          <table:table-cell table:style-name="ce10" table:formula="of:=+[.CX27]-[.CX28]" office:value-type="float" office:value="437197.292544225" calcext:value-type="float">
            <text:p><text:s/>4,37,197 </text:p>
          </table:table-cell>
          <table:table-cell table:style-name="ce10" table:formula="of:=+[.CY27]-[.CY28]" office:value-type="float" office:value="440552.346379852" calcext:value-type="float">
            <text:p><text:s/>4,40,552 </text:p>
          </table:table-cell>
          <table:table-cell table:style-name="ce10" table:formula="of:=+[.CZ27]-[.CZ28]" office:value-type="float" office:value="443918.158492991" calcext:value-type="float">
            <text:p><text:s/>4,43,918 </text:p>
          </table:table-cell>
          <table:table-cell table:style-name="ce10" table:formula="of:=+[.DA27]-[.DA28]" office:value-type="float" office:value="447294.76763255" calcext:value-type="float">
            <text:p><text:s/>4,47,295 </text:p>
          </table:table-cell>
          <table:table-cell table:style-name="ce10" table:formula="of:=+[.DB27]-[.DB28]" office:value-type="float" office:value="450682.212703577" calcext:value-type="float">
            <text:p><text:s/>4,50,682 </text:p>
          </table:table-cell>
          <table:table-cell table:style-name="ce10" table:formula="of:=+[.DC27]-[.DC28]" office:value-type="float" office:value="454080.532767942" calcext:value-type="float">
            <text:p><text:s/>4,54,081 </text:p>
          </table:table-cell>
          <table:table-cell table:style-name="ce10" table:formula="of:=+[.DD27]-[.DD28]" office:value-type="float" office:value="457489.767045034" calcext:value-type="float">
            <text:p><text:s/>4,57,490 </text:p>
          </table:table-cell>
          <table:table-cell table:style-name="ce10" table:formula="of:=+[.DE27]-[.DE28]" office:value-type="float" office:value="460909.954912446" calcext:value-type="float">
            <text:p><text:s/>4,60,910 </text:p>
          </table:table-cell>
          <table:table-cell table:style-name="ce10" table:formula="of:=+[.DF27]-[.DF28]" office:value-type="float" office:value="464341.135906677" calcext:value-type="float">
            <text:p><text:s/>4,64,341 </text:p>
          </table:table-cell>
          <table:table-cell table:style-name="ce10" table:formula="of:=+[.DG27]-[.DG28]" office:value-type="float" office:value="467783.34972383" calcext:value-type="float">
            <text:p><text:s/>4,67,783 </text:p>
          </table:table-cell>
          <table:table-cell table:style-name="ce10" table:formula="of:=+[.DH27]-[.DH28]" office:value-type="float" office:value="471236.636220315" calcext:value-type="float">
            <text:p><text:s/>4,71,237 </text:p>
          </table:table-cell>
          <table:table-cell table:style-name="ce10" table:formula="of:=+[.DI27]-[.DI28]" office:value-type="float" office:value="474701.035413553" calcext:value-type="float">
            <text:p><text:s/>4,74,701 </text:p>
          </table:table-cell>
          <table:table-cell table:style-name="ce10" table:formula="of:=+[.DJ27]-[.DJ28]" office:value-type="float" office:value="478176.58748269" calcext:value-type="float">
            <text:p><text:s/>4,78,177 </text:p>
          </table:table-cell>
          <table:table-cell table:style-name="ce10" table:formula="of:=+[.DK27]-[.DK28]" office:value-type="float" office:value="481663.332769305" calcext:value-type="float">
            <text:p><text:s/>4,81,663 </text:p>
          </table:table-cell>
          <table:table-cell table:style-name="ce10" table:formula="of:=+[.DL27]-[.DL28]" office:value-type="float" office:value="485161.311778127" calcext:value-type="float">
            <text:p><text:s/>4,85,161 </text:p>
          </table:table-cell>
          <table:table-cell table:style-name="ce10" table:formula="of:=+[.DM27]-[.DM28]" office:value-type="float" office:value="488670.565177758" calcext:value-type="float">
            <text:p><text:s/>4,88,671 </text:p>
          </table:table-cell>
          <table:table-cell table:style-name="ce10" table:formula="of:=+[.DN27]-[.DN28]" office:value-type="float" office:value="492191.13380139" calcext:value-type="float">
            <text:p><text:s/>4,92,191 </text:p>
          </table:table-cell>
          <table:table-cell table:style-name="ce10" table:formula="of:=+[.DO27]-[.DO28]" office:value-type="float" office:value="495723.058647537" calcext:value-type="float">
            <text:p><text:s/>4,95,723 </text:p>
          </table:table-cell>
          <table:table-cell table:style-name="ce10" table:formula="of:=+[.DP27]-[.DP28]" office:value-type="float" office:value="499266.38088076" calcext:value-type="float">
            <text:p><text:s/>4,99,266 </text:p>
          </table:table-cell>
          <table:table-cell table:style-name="ce10" table:formula="of:=+[.DQ27]-[.DQ28]" office:value-type="float" office:value="502821.1418324" calcext:value-type="float">
            <text:p><text:s/>5,02,821 </text:p>
          </table:table-cell>
          <table:table-cell table:style-name="ce10" table:formula="of:=+[.DR27]-[.DR28]" office:value-type="float" office:value="506387.383001318" calcext:value-type="float">
            <text:p><text:s/>5,06,387 </text:p>
          </table:table-cell>
          <table:table-cell table:style-name="ce10" table:formula="of:=+[.DS27]-[.DS28]" office:value-type="float" office:value="509965.146054632" calcext:value-type="float">
            <text:p><text:s/>5,09,965 </text:p>
          </table:table-cell>
          <table:table-cell table:style-name="ce10" table:formula="of:=+[.DT27]-[.DT28]" office:value-type="float" office:value="513554.47282846" calcext:value-type="float">
            <text:p><text:s/>5,13,554 </text:p>
          </table:table-cell>
          <table:table-cell table:style-name="ce10" table:formula="of:=+[.DU27]-[.DU28]" office:value-type="float" office:value="517155.405328667" calcext:value-type="float">
            <text:p><text:s/>5,17,155 </text:p>
          </table:table-cell>
          <table:table-cell table:style-name="ce10" table:formula="of:=+[.DV27]-[.DV28]" office:value-type="float" office:value="520767.985731618" calcext:value-type="float">
            <text:p><text:s/>5,20,768 </text:p>
          </table:table-cell>
          <table:table-cell table:style-name="ce10" table:formula="of:=+[.DW27]-[.DW28]" office:value-type="float" office:value="524392.256384926" calcext:value-type="float">
            <text:p><text:s/>5,24,392 </text:p>
          </table:table-cell>
          <table:table-cell table:style-name="ce10" table:formula="of:=+[.DX27]-[.DX28]" office:value-type="float" office:value="528028.259808214" calcext:value-type="float">
            <text:p><text:s/>5,28,028 </text:p>
          </table:table-cell>
          <table:table-cell table:style-name="ce10" table:formula="of:=+[.DY27]-[.DY28]" office:value-type="float" office:value="531676.038693874" calcext:value-type="float">
            <text:p><text:s/>5,31,676 </text:p>
          </table:table-cell>
          <table:table-cell table:style-name="ce10" table:formula="of:=+[.DZ27]-[.DZ28]" office:value-type="float" office:value="535335.63590783" calcext:value-type="float">
            <text:p><text:s/>5,35,336 </text:p>
          </table:table-cell>
          <table:table-cell table:style-name="ce10" table:formula="of:=+[.EA27]-[.EA28]" office:value-type="float" office:value="539007.094490309" calcext:value-type="float">
            <text:p><text:s/>5,39,007 </text:p>
          </table:table-cell>
          <table:table-cell table:style-name="ce10" table:formula="of:=+[.EB27]-[.EB28]" office:value-type="float" office:value="542690.45765661" calcext:value-type="float">
            <text:p><text:s/>5,42,690 </text:p>
          </table:table-cell>
          <table:table-cell table:style-name="ce10" table:formula="of:=+[.EC27]-[.EC28]" office:value-type="float" office:value="546385.768797878" calcext:value-type="float">
            <text:p><text:s/>5,46,386 </text:p>
          </table:table-cell>
          <table:table-cell table:style-name="ce10" table:formula="of:=+[.ED27]-[.ED28]" office:value-type="float" office:value="550093.071481887" calcext:value-type="float">
            <text:p><text:s/>5,50,093 </text:p>
          </table:table-cell>
          <table:table-cell table:style-name="ce10" table:formula="of:=+[.EE27]-[.EE28]" office:value-type="float" office:value="553812.409453818" calcext:value-type="float">
            <text:p><text:s/>5,53,812 </text:p>
          </table:table-cell>
          <table:table-cell table:style-name="ce10" table:formula="of:=+[.EF27]-[.EF28]" office:value-type="float" office:value="557543.826637047" calcext:value-type="float">
            <text:p><text:s/>5,57,544 </text:p>
          </table:table-cell>
          <table:table-cell table:style-name="ce10" table:formula="of:=+[.EG27]-[.EG28]" office:value-type="float" office:value="561287.367133933" calcext:value-type="float">
            <text:p><text:s/>5,61,287 </text:p>
          </table:table-cell>
          <table:table-cell table:style-name="ce10" table:formula="of:=+[.EH27]-[.EH28]" office:value-type="float" office:value="565043.075226615" calcext:value-type="float">
            <text:p><text:s/>5,65,043 </text:p>
          </table:table-cell>
          <table:table-cell table:style-name="ce10" table:formula="of:=+[.EI27]-[.EI28]" office:value-type="float" office:value="568810.995377805" calcext:value-type="float">
            <text:p><text:s/>5,68,811 </text:p>
          </table:table-cell>
          <table:table-cell table:style-name="ce10" table:formula="of:=+[.EJ27]-[.EJ28]" office:value-type="float" office:value="572591.172231589" calcext:value-type="float">
            <text:p><text:s/>5,72,591 </text:p>
          </table:table-cell>
          <table:table-cell table:style-name="ce10" table:formula="of:=+[.EK27]-[.EK28]" office:value-type="float" office:value="576383.650614237" calcext:value-type="float">
            <text:p><text:s/>5,76,384 </text:p>
          </table:table-cell>
          <table:table-cell table:style-name="ce10" table:formula="of:=+[.EL27]-[.EL28]" office:value-type="float" office:value="580188.475535004" calcext:value-type="float">
            <text:p><text:s/>5,80,188 </text:p>
          </table:table-cell>
          <table:table-cell table:style-name="ce10" table:formula="of:=+[.EM27]-[.EM28]" office:value-type="float" office:value="584005.692186945" calcext:value-type="float">
            <text:p><text:s/>5,84,006 </text:p>
          </table:table-cell>
          <table:table-cell table:style-name="ce10" table:formula="of:=+[.EN27]-[.EN28]" office:value-type="float" office:value="587835.345947734" calcext:value-type="float">
            <text:p><text:s/>5,87,835 </text:p>
          </table:table-cell>
          <table:table-cell table:style-name="ce10" table:formula="of:=+[.EO27]-[.EO28]" office:value-type="float" office:value="591677.482380478" calcext:value-type="float">
            <text:p><text:s/>5,91,677 </text:p>
          </table:table-cell>
          <table:table-cell table:style-name="ce10" table:formula="of:=+[.EP27]-[.EP28]" office:value-type="float" office:value="595532.147234545" calcext:value-type="float">
            <text:p><text:s/>5,95,532 </text:p>
          </table:table-cell>
          <table:table-cell table:style-name="ce10" table:formula="of:=+[.EQ27]-[.EQ28]" office:value-type="float" office:value="599399.38644639" calcext:value-type="float">
            <text:p><text:s/>5,99,399 </text:p>
          </table:table-cell>
          <table:table-cell table:style-name="ce10" table:formula="of:=+[.ER27]-[.ER28]" office:value-type="float" office:value="603279.246140384" calcext:value-type="float">
            <text:p><text:s/>6,03,279 </text:p>
          </table:table-cell>
          <table:table-cell table:style-name="ce10" table:formula="of:=+[.ES27]-[.ES28]" office:value-type="float" office:value="607171.772629655" calcext:value-type="float">
            <text:p><text:s/>6,07,172 </text:p>
          </table:table-cell>
          <table:table-cell table:style-name="ce10" table:formula="of:=+[.ET27]-[.ET28]" office:value-type="float" office:value="611077.012416921" calcext:value-type="float">
            <text:p><text:s/>6,11,077 </text:p>
          </table:table-cell>
          <table:table-cell table:style-name="ce10" table:formula="of:=+[.EU27]-[.EU28]" office:value-type="float" office:value="614995.012195334" calcext:value-type="float">
            <text:p><text:s/>6,14,995 </text:p>
          </table:table-cell>
          <table:table-cell table:style-name="ce10" table:formula="of:=+[.EV27]-[.EV28]" office:value-type="float" office:value="618925.818849333" calcext:value-type="float">
            <text:p><text:s/>6,18,926 </text:p>
          </table:table-cell>
          <table:table-cell table:style-name="ce10" table:formula="of:=+[.EW27]-[.EW28]" office:value-type="float" office:value="622869.479455486" calcext:value-type="float">
            <text:p><text:s/>6,22,869 </text:p>
          </table:table-cell>
          <table:table-cell table:style-name="ce10" table:formula="of:=+[.EX27]-[.EX28]" office:value-type="float" office:value="626826.041283351" calcext:value-type="float">
            <text:p><text:s/>6,26,826 </text:p>
          </table:table-cell>
          <table:table-cell table:style-name="ce10" table:formula="of:=+[.EY27]-[.EY28]" office:value-type="float" office:value="630795.551796334" calcext:value-type="float">
            <text:p><text:s/>6,30,796 </text:p>
          </table:table-cell>
          <table:table-cell table:style-name="ce10" table:formula="of:=+[.EZ27]-[.EZ28]" office:value-type="float" office:value="634778.058652549" calcext:value-type="float">
            <text:p><text:s/>6,34,778 </text:p>
          </table:table-cell>
          <table:table-cell table:style-name="ce10" table:formula="of:=+[.FA27]-[.FA28]" office:value-type="float" office:value="638773.609705691" calcext:value-type="float">
            <text:p><text:s/>6,38,774 </text:p>
          </table:table-cell>
          <table:table-cell table:style-name="ce10" table:formula="of:=+[.FB27]-[.FB28]" office:value-type="float" office:value="642782.2530059" calcext:value-type="float">
            <text:p><text:s/>6,42,782 </text:p>
          </table:table-cell>
          <table:table-cell table:style-name="ce10" table:formula="of:=+[.FC27]-[.FC28]" office:value-type="float" office:value="646804.036800641" calcext:value-type="float">
            <text:p><text:s/>6,46,804 </text:p>
          </table:table-cell>
          <table:table-cell table:style-name="ce10" table:formula="of:=+[.FD27]-[.FD28]" office:value-type="float" office:value="650839.009535581" calcext:value-type="float">
            <text:p><text:s/>6,50,839 </text:p>
          </table:table-cell>
          <table:table-cell table:style-name="ce10" table:formula="of:=+[.FE27]-[.FE28]" office:value-type="float" office:value="654887.219855476" calcext:value-type="float">
            <text:p><text:s/>6,54,887 </text:p>
          </table:table-cell>
          <table:table-cell table:style-name="ce10" table:formula="of:=+[.FF27]-[.FF28]" office:value-type="float" office:value="658948.716605052" calcext:value-type="float">
            <text:p><text:s/>6,58,949 </text:p>
          </table:table-cell>
          <table:table-cell table:style-name="ce10" table:formula="of:=+[.FG27]-[.FG28]" office:value-type="float" office:value="663023.548829904" calcext:value-type="float">
            <text:p><text:s/>6,63,024 </text:p>
          </table:table-cell>
          <table:table-cell table:style-name="ce10" table:formula="of:=+[.FH27]-[.FH28]" office:value-type="float" office:value="667111.765777386" calcext:value-type="float">
            <text:p><text:s/>6,67,112 </text:p>
          </table:table-cell>
          <table:table-cell table:style-name="ce10" table:formula="of:=+[.FI27]-[.FI28]" office:value-type="float" office:value="671213.416897516" calcext:value-type="float">
            <text:p><text:s/>6,71,213 </text:p>
          </table:table-cell>
          <table:table-cell table:style-name="ce10" table:formula="of:=+[.FJ27]-[.FJ28]" office:value-type="float" office:value="675328.551843876" calcext:value-type="float">
            <text:p><text:s/>6,75,329 </text:p>
          </table:table-cell>
          <table:table-cell table:style-name="ce10" table:formula="of:=+[.FK27]-[.FK28]" office:value-type="float" office:value="679457.220474525" calcext:value-type="float">
            <text:p><text:s/>6,79,457 </text:p>
          </table:table-cell>
          <table:table-cell table:style-name="ce10" table:formula="of:=+[.FL27]-[.FL28]" office:value-type="float" office:value="683599.472852907" calcext:value-type="float">
            <text:p><text:s/>6,83,599 </text:p>
          </table:table-cell>
          <table:table-cell table:style-name="ce10" table:formula="of:=+[.FM27]-[.FM28]" office:value-type="float" office:value="687755.359248773" calcext:value-type="float">
            <text:p><text:s/>6,87,755 </text:p>
          </table:table-cell>
          <table:table-cell table:style-name="ce10" table:formula="of:=+[.FN27]-[.FN28]" office:value-type="float" office:value="691924.930139099" calcext:value-type="float">
            <text:p><text:s/>6,91,925 </text:p>
          </table:table-cell>
          <table:table-cell table:style-name="ce10" table:formula="of:=+[.FO27]-[.FO28]" office:value-type="float" office:value="696108.236209014" calcext:value-type="float">
            <text:p><text:s/>6,96,108 </text:p>
          </table:table-cell>
          <table:table-cell table:style-name="ce10" table:formula="of:=+[.FP27]-[.FP28]" office:value-type="float" office:value="700305.328352728" calcext:value-type="float">
            <text:p><text:s/>7,00,305 </text:p>
          </table:table-cell>
          <table:table-cell table:style-name="ce10" table:formula="of:=+[.FQ27]-[.FQ28]" office:value-type="float" office:value="704516.257674468" calcext:value-type="float">
            <text:p><text:s/>7,04,516 </text:p>
          </table:table-cell>
          <table:table-cell table:style-name="ce10" table:formula="of:=+[.FR27]-[.FR28]" office:value-type="float" office:value="708741.07548942" calcext:value-type="float">
            <text:p><text:s/>7,08,741 </text:p>
          </table:table-cell>
          <table:table-cell table:style-name="ce10" table:formula="of:=+[.FS27]-[.FS28]" office:value-type="float" office:value="712979.833324664" calcext:value-type="float">
            <text:p><text:s/>7,12,980 </text:p>
          </table:table-cell>
          <table:table-cell table:style-name="ce10" table:formula="of:=+[.FT27]-[.FT28]" office:value-type="float" office:value="717232.582920131" calcext:value-type="float">
            <text:p><text:s/>7,17,233 </text:p>
          </table:table-cell>
          <table:table-cell table:style-name="ce10" table:formula="of:=+[.FU27]-[.FU28]" office:value-type="float" office:value="721499.376229549" calcext:value-type="float">
            <text:p><text:s/>7,21,499 </text:p>
          </table:table-cell>
          <table:table-cell table:style-name="ce10" table:formula="of:=+[.FV27]-[.FV28]" office:value-type="float" office:value="725780.265421403" calcext:value-type="float">
            <text:p><text:s/>7,25,780 </text:p>
          </table:table-cell>
          <table:table-cell table:style-name="ce10" table:formula="of:=+[.FW27]-[.FW28]" office:value-type="float" office:value="730075.302879895" calcext:value-type="float">
            <text:p><text:s/>7,30,075 </text:p>
          </table:table-cell>
          <table:table-cell table:style-name="ce10" table:formula="of:=+[.FX27]-[.FX28]" office:value-type="float" office:value="734384.54120591" calcext:value-type="float">
            <text:p><text:s/>7,34,385 </text:p>
          </table:table-cell>
          <table:table-cell table:style-name="ce10" table:formula="of:=+[.FY27]-[.FY28]" office:value-type="float" office:value="738708.033217985" calcext:value-type="float">
            <text:p><text:s/>7,38,708 </text:p>
          </table:table-cell>
          <table:table-cell table:style-name="ce10" table:formula="of:=+[.FZ27]-[.FZ28]" office:value-type="float" office:value="743045.831953288" calcext:value-type="float">
            <text:p><text:s/>7,43,046 </text:p>
          </table:table-cell>
          <table:table-cell table:style-name="ce10" table:formula="of:=+[.GA27]-[.GA28]" office:value-type="float" office:value="747397.990668592" calcext:value-type="float">
            <text:p><text:s/>7,47,398 </text:p>
          </table:table-cell>
          <table:table-cell table:style-name="ce10" table:formula="of:=+[.GB27]-[.GB28]" office:value-type="float" office:value="751764.562841263" calcext:value-type="float">
            <text:p><text:s/>7,51,765 </text:p>
          </table:table-cell>
          <table:table-cell table:style-name="ce10" table:formula="of:=+[.GC27]-[.GC28]" office:value-type="float" office:value="756145.602170247" calcext:value-type="float">
            <text:p><text:s/>7,56,146 </text:p>
          </table:table-cell>
          <table:table-cell table:style-name="ce10" table:formula="of:=+[.GD27]-[.GD28]" office:value-type="float" office:value="760541.162577066" calcext:value-type="float">
            <text:p><text:s/>7,60,541 </text:p>
          </table:table-cell>
          <table:table-cell table:style-name="ce10" table:formula="of:=+[.GE27]-[.GE28]" office:value-type="float" office:value="764951.29820681" calcext:value-type="float">
            <text:p><text:s/>7,64,951 </text:p>
          </table:table-cell>
          <table:table-cell table:style-name="ce10" table:formula="of:=+[.GF27]-[.GF28]" office:value-type="float" office:value="769376.063429147" calcext:value-type="float">
            <text:p><text:s/>7,69,376 </text:p>
          </table:table-cell>
          <table:table-cell table:style-name="ce10" table:formula="of:=+[.GG27]-[.GG28]" office:value-type="float" office:value="773815.512839325" calcext:value-type="float">
            <text:p><text:s/>7,73,816 </text:p>
          </table:table-cell>
          <table:table-cell table:style-name="ce10" table:formula="of:=+[.GH27]-[.GH28]" office:value-type="float" office:value="778269.701259189" calcext:value-type="float">
            <text:p><text:s/>7,78,270 </text:p>
          </table:table-cell>
          <table:table-cell table:style-name="ce10" table:formula="of:=+[.GI27]-[.GI28]" office:value-type="float" office:value="782738.683738193" calcext:value-type="float">
            <text:p><text:s/>7,82,739 </text:p>
          </table:table-cell>
          <table:table-cell table:style-name="ce10" table:formula="of:=+[.GJ27]-[.GJ28]" office:value-type="float" office:value="787222.515554425" calcext:value-type="float">
            <text:p><text:s/>7,87,223 </text:p>
          </table:table-cell>
          <table:table-cell table:style-name="ce10" table:formula="of:=+[.GK27]-[.GK28]" office:value-type="float" office:value="791721.252215634" calcext:value-type="float">
            <text:p><text:s/>7,91,721 </text:p>
          </table:table-cell>
          <table:table-cell table:style-name="ce10" table:formula="of:=+[.GL27]-[.GL28]" office:value-type="float" office:value="796234.94946026" calcext:value-type="float">
            <text:p><text:s/>7,96,235 </text:p>
          </table:table-cell>
          <table:table-cell table:style-name="ce10" table:formula="of:=+[.GM27]-[.GM28]" office:value-type="float" office:value="800763.663258469" calcext:value-type="float">
            <text:p><text:s/>8,00,764 </text:p>
          </table:table-cell>
          <table:table-cell table:style-name="ce10" table:formula="of:=+[.GN27]-[.GN28]" office:value-type="float" office:value="805307.449813199" calcext:value-type="float">
            <text:p><text:s/>8,05,307 </text:p>
          </table:table-cell>
          <table:table-cell table:style-name="ce10" table:formula="of:=+[.GO27]-[.GO28]" office:value-type="float" office:value="809866.3655612" calcext:value-type="float">
            <text:p><text:s/>8,09,866 </text:p>
          </table:table-cell>
          <table:table-cell table:style-name="ce10" table:formula="of:=+[.GP27]-[.GP28]" office:value-type="float" office:value="814440.46717409" calcext:value-type="float">
            <text:p><text:s/>8,14,440 </text:p>
          </table:table-cell>
          <table:table-cell table:style-name="ce10" table:formula="of:=+[.GQ27]-[.GQ28]" office:value-type="float" office:value="819029.811559409" calcext:value-type="float">
            <text:p><text:s/>8,19,030 </text:p>
          </table:table-cell>
          <table:table-cell table:style-name="ce10" table:formula="of:=+[.GR27]-[.GR28]" office:value-type="float" office:value="823634.455861681" calcext:value-type="float">
            <text:p><text:s/>8,23,634 </text:p>
          </table:table-cell>
          <table:table-cell table:style-name="ce10" table:formula="of:=+[.GS27]-[.GS28]" office:value-type="float" office:value="828254.457463476" calcext:value-type="float">
            <text:p><text:s/>8,28,254 </text:p>
          </table:table-cell>
          <table:table-cell table:style-name="ce10" table:formula="of:=+[.GT27]-[.GT28]" office:value-type="float" office:value="832889.873986488" calcext:value-type="float">
            <text:p><text:s/>8,32,890 </text:p>
          </table:table-cell>
          <table:table-cell table:style-name="ce10" table:formula="of:=+[.GU27]-[.GU28]" office:value-type="float" office:value="837540.763292607" calcext:value-type="float">
            <text:p><text:s/>8,37,541 </text:p>
          </table:table-cell>
          <table:table-cell table:style-name="ce10" table:formula="of:=+[.GV27]-[.GV28]" office:value-type="float" office:value="842207.183484998" calcext:value-type="float">
            <text:p><text:s/>8,42,207 </text:p>
          </table:table-cell>
          <table:table-cell table:style-name="ce10" table:formula="of:=+[.GW27]-[.GW28]" office:value-type="float" office:value="846889.192909193" calcext:value-type="float">
            <text:p><text:s/>8,46,889 </text:p>
          </table:table-cell>
          <table:table-cell table:style-name="ce10" table:formula="of:=+[.GX27]-[.GX28]" office:value-type="float" office:value="851586.850154177" calcext:value-type="float">
            <text:p><text:s/>8,51,587 </text:p>
          </table:table-cell>
          <table:table-cell table:style-name="ce10" table:formula="of:=+[.GY27]-[.GY28]" office:value-type="float" office:value="856300.21405349" calcext:value-type="float">
            <text:p><text:s/>8,56,300 </text:p>
          </table:table-cell>
          <table:table-cell table:style-name="ce10" table:formula="of:=+[.GZ27]-[.GZ28]" office:value-type="float" office:value="861029.343686322" calcext:value-type="float">
            <text:p><text:s/>8,61,029 </text:p>
          </table:table-cell>
          <table:table-cell table:style-name="ce10" table:formula="of:=+[.HA27]-[.HA28]" office:value-type="float" office:value="865774.298378626" calcext:value-type="float">
            <text:p><text:s/>8,65,774 </text:p>
          </table:table-cell>
          <table:table-cell table:style-name="ce10" table:formula="of:=+[.HB27]-[.HB28]" office:value-type="float" office:value="870535.137704229" calcext:value-type="float">
            <text:p><text:s/>8,70,535 </text:p>
          </table:table-cell>
          <table:table-cell table:style-name="ce10" table:formula="of:=+[.HC27]-[.HC28]" office:value-type="float" office:value="875311.921485945" calcext:value-type="float">
            <text:p><text:s/>8,75,312 </text:p>
          </table:table-cell>
          <table:table-cell table:style-name="ce10" table:formula="of:=+[.HD27]-[.HD28]" office:value-type="float" office:value="880104.709796705" calcext:value-type="float">
            <text:p><text:s/>8,80,105 </text:p>
          </table:table-cell>
          <table:table-cell table:style-name="ce10" table:formula="of:=+[.HE27]-[.HE28]" office:value-type="float" office:value="884913.562960678" calcext:value-type="float">
            <text:p><text:s/>8,84,914 </text:p>
          </table:table-cell>
          <table:table-cell table:style-name="ce10" table:formula="of:=+[.HF27]-[.HF28]" office:value-type="float" office:value="889738.541554411" calcext:value-type="float">
            <text:p><text:s/>8,89,739 </text:p>
          </table:table-cell>
          <table:table-cell table:style-name="ce10" table:formula="of:=+[.HG27]-[.HG28]" office:value-type="float" office:value="894579.706407962" calcext:value-type="float">
            <text:p><text:s/>8,94,580 </text:p>
          </table:table-cell>
          <table:table-cell table:style-name="ce10" table:formula="of:=+[.HH27]-[.HH28]" office:value-type="float" office:value="899437.118606046" calcext:value-type="float">
            <text:p><text:s/>8,99,437 </text:p>
          </table:table-cell>
          <table:table-cell table:style-name="ce10" table:formula="of:=+[.HI27]-[.HI28]" office:value-type="float" office:value="904310.839489188" calcext:value-type="float">
            <text:p><text:s/>9,04,311 </text:p>
          </table:table-cell>
          <table:table-cell table:style-name="ce10" table:formula="of:=+[.HJ27]-[.HJ28]" office:value-type="float" office:value="909200.930654873" calcext:value-type="float">
            <text:p><text:s/>9,09,201 </text:p>
          </table:table-cell>
          <table:table-cell table:style-name="ce10" table:formula="of:=+[.HK27]-[.HK28]" office:value-type="float" office:value="914107.453958708" calcext:value-type="float">
            <text:p><text:s/>9,14,107 </text:p>
          </table:table-cell>
          <table:table-cell table:style-name="ce10" table:formula="of:=+[.HL27]-[.HL28]" office:value-type="float" office:value="919030.471515591" calcext:value-type="float">
            <text:p><text:s/>9,19,030 </text:p>
          </table:table-cell>
          <table:table-cell table:style-name="ce10" table:formula="of:=+[.HM27]-[.HM28]" office:value-type="float" office:value="923970.045700877" calcext:value-type="float">
            <text:p><text:s/>9,23,970 </text:p>
          </table:table-cell>
          <table:table-cell table:style-name="ce10" table:formula="of:=+[.HN27]-[.HN28]" office:value-type="float" office:value="928926.239151561" calcext:value-type="float">
            <text:p><text:s/>9,28,926 </text:p>
          </table:table-cell>
          <table:table-cell table:style-name="ce10" table:formula="of:=+[.HO27]-[.HO28]" office:value-type="float" office:value="933899.114767456" calcext:value-type="float">
            <text:p><text:s/>9,33,899 </text:p>
          </table:table-cell>
          <table:table-cell table:style-name="ce10" table:formula="of:=+[.HP27]-[.HP28]" office:value-type="float" office:value="938888.735712382" calcext:value-type="float">
            <text:p><text:s/>9,38,889 </text:p>
          </table:table-cell>
          <table:table-cell table:style-name="ce10" table:formula="of:=+[.HQ27]-[.HQ28]" office:value-type="float" office:value="943895.165415363" calcext:value-type="float">
            <text:p><text:s/>9,43,895 </text:p>
          </table:table-cell>
          <table:table-cell table:style-name="ce10" table:formula="of:=+[.HR27]-[.HR28]" office:value-type="float" office:value="948918.467571821" calcext:value-type="float">
            <text:p><text:s/>9,48,918 </text:p>
          </table:table-cell>
          <table:table-cell table:style-name="ce10" table:formula="of:=+[.HS27]-[.HS28]" office:value-type="float" office:value="953958.706144787" calcext:value-type="float">
            <text:p><text:s/>9,53,959 </text:p>
          </table:table-cell>
          <table:table-cell table:style-name="ce10" table:formula="of:=+[.HT27]-[.HT28]" office:value-type="float" office:value="959015.945366107" calcext:value-type="float">
            <text:p><text:s/>9,59,016 </text:p>
          </table:table-cell>
          <table:table-cell table:style-name="ce10" table:formula="of:=+[.HU27]-[.HU28]" office:value-type="float" office:value="964090.249737662" calcext:value-type="float">
            <text:p><text:s/>9,64,090 </text:p>
          </table:table-cell>
          <table:table-cell table:style-name="ce10" table:formula="of:=+[.HV27]-[.HV28]" office:value-type="float" office:value="969181.684032588" calcext:value-type="float">
            <text:p><text:s/>9,69,182 </text:p>
          </table:table-cell>
          <table:table-cell table:style-name="ce10" table:formula="of:=+[.HW27]-[.HW28]" office:value-type="float" office:value="974290.313296506" calcext:value-type="float">
            <text:p><text:s/>9,74,290 </text:p>
          </table:table-cell>
          <table:table-cell table:style-name="ce10" table:formula="of:=+[.HX27]-[.HX28]" office:value-type="float" office:value="979416.202848755" calcext:value-type="float">
            <text:p><text:s/>9,79,416 </text:p>
          </table:table-cell>
          <table:table-cell table:style-name="ce10" table:formula="of:=+[.HY27]-[.HY28]" office:value-type="float" office:value="984559.418283632" calcext:value-type="float">
            <text:p><text:s/>9,84,559 </text:p>
          </table:table-cell>
          <table:table-cell table:style-name="ce10" table:formula="of:=+[.HZ27]-[.HZ28]" office:value-type="float" office:value="989720.025471636" calcext:value-type="float">
            <text:p><text:s/>9,89,720 </text:p>
          </table:table-cell>
          <table:table-cell table:style-name="ce10" table:formula="of:=+[.IA27]-[.IA28]" office:value-type="float" office:value="994898.090560723" calcext:value-type="float">
            <text:p><text:s/>9,94,898 </text:p>
          </table:table-cell>
          <table:table-cell table:style-name="ce10" table:formula="of:=+[.IB27]-[.IB28]" office:value-type="float" office:value="1000093.67997756" calcext:value-type="float">
            <text:p><text:s/>10,00,094 </text:p>
          </table:table-cell>
          <table:table-cell table:style-name="ce10" table:formula="of:=+[.IC27]-[.IC28]" office:value-type="float" office:value="1005306.8604288" calcext:value-type="float">
            <text:p><text:s/>10,05,307 </text:p>
          </table:table-cell>
          <table:table-cell table:style-name="ce10" table:formula="of:=+[.ID27]-[.ID28]" office:value-type="float" office:value="1010537.69890232" calcext:value-type="float">
            <text:p><text:s/>10,10,538 </text:p>
          </table:table-cell>
          <table:table-cell table:style-name="ce10" table:formula="of:=+[.IE27]-[.IE28]" office:value-type="float" office:value="1015786.26266854" calcext:value-type="float">
            <text:p><text:s/>10,15,786 </text:p>
          </table:table-cell>
          <table:table-cell table:style-name="ce10" table:formula="of:=+[.IF27]-[.IF28]" office:value-type="float" office:value="1021052.61928167" calcext:value-type="float">
            <text:p><text:s/>10,21,053 </text:p>
          </table:table-cell>
          <table:table-cell table:style-name="ce10" table:formula="of:=+[.IG27]-[.IG28]" office:value-type="float" office:value="1026336.83658102" calcext:value-type="float">
            <text:p><text:s/>10,26,337 </text:p>
          </table:table-cell>
          <table:table-cell table:style-name="ce10" table:formula="of:=+[.IH27]-[.IH28]" office:value-type="float" office:value="1031638.98269227" calcext:value-type="float">
            <text:p><text:s/>10,31,639 </text:p>
          </table:table-cell>
          <table:table-cell table:style-name="ce10" table:formula="of:=+[.II27]-[.II28]" office:value-type="float" office:value="1036959.12602881" calcext:value-type="float">
            <text:p><text:s/>10,36,959 </text:p>
          </table:table-cell>
          <table:table-cell table:style-name="ce10" table:formula="of:=+[.IJ27]-[.IJ28]" office:value-type="float" office:value="1042297.33529298" calcext:value-type="float">
            <text:p><text:s/>10,42,297 </text:p>
          </table:table-cell>
          <table:table-cell table:style-name="ce10" table:formula="of:=+[.IK27]-[.IK28]" office:value-type="float" office:value="1047653.67947746" calcext:value-type="float">
            <text:p><text:s/>10,47,654 </text:p>
          </table:table-cell>
          <table:table-cell table:style-name="ce10" table:formula="of:=+[.IL27]-[.IL28]" office:value-type="float" office:value="1053028.22786654" calcext:value-type="float">
            <text:p><text:s/>10,53,028 </text:p>
          </table:table-cell>
          <table:table-cell table:style-name="ce10" table:formula="of:=+[.IM27]-[.IM28]" office:value-type="float" office:value="1058421.05003744" calcext:value-type="float">
            <text:p><text:s/>10,58,421 </text:p>
          </table:table-cell>
          <table:table-cell table:style-name="ce10" table:formula="of:=+[.IN27]-[.IN28]" office:value-type="float" office:value="1063832.21586168" calcext:value-type="float">
            <text:p><text:s/>10,63,832 </text:p>
          </table:table-cell>
          <table:table-cell table:style-name="ce10" table:formula="of:=+[.IO27]-[.IO28]" office:value-type="float" office:value="1069261.79550638" calcext:value-type="float">
            <text:p><text:s/>10,69,262 </text:p>
          </table:table-cell>
          <table:table-cell table:style-name="ce10" table:formula="of:=+[.IP27]-[.IP28]" office:value-type="float" office:value="1074709.85943562" calcext:value-type="float">
            <text:p><text:s/>10,74,710 </text:p>
          </table:table-cell>
          <table:table-cell table:style-name="ce10" table:formula="of:=+[.IQ27]-[.IQ28]" office:value-type="float" office:value="1080176.47841178" calcext:value-type="float">
            <text:p><text:s/>10,80,176 </text:p>
          </table:table-cell>
          <table:table-cell table:style-name="ce10" table:formula="of:=+[.IR27]-[.IR28]" office:value-type="float" office:value="1085661.72349692" calcext:value-type="float">
            <text:p><text:s/>10,85,662 </text:p>
          </table:table-cell>
          <table:table-cell table:style-name="ce10" table:formula="of:=+[.IS27]-[.IS28]" office:value-type="float" office:value="1091165.66605412" calcext:value-type="float">
            <text:p><text:s/>10,91,166 </text:p>
          </table:table-cell>
          <table:table-cell table:style-name="ce10" table:formula="of:=+[.IT27]-[.IT28]" office:value-type="float" office:value="1096688.37774886" calcext:value-type="float">
            <text:p><text:s/>10,96,688 </text:p>
          </table:table-cell>
          <table:table-cell table:style-name="ce10" table:formula="of:=+[.IU27]-[.IU28]" office:value-type="float" office:value="1102229.93055039" calcext:value-type="float">
            <text:p><text:s/>11,02,230 </text:p>
          </table:table-cell>
          <table:table-cell table:style-name="ce10" table:formula="of:=+[.IV27]-[.IV28]" office:value-type="float" office:value="1107790.39673311" calcext:value-type="float">
            <text:p><text:s/>11,07,790 </text:p>
          </table:table-cell>
          <table:table-cell table:style-name="ce10" table:number-columns-repeated="768"/>
        </table:table-row>
        <table:table-row table:style-name="ro1">
          <table:table-cell/>
          <table:table-cell table:style-name="ce9" table:number-columns-repeated="1023"/>
        </table:table-row>
        <table:table-row table:style-name="ro1">
          <table:table-cell office:value-type="string" calcext:value-type="string">
            <text:p>Interest on debt</text:p>
          </table:table-cell>
          <table:table-cell table:style-name="ce9"/>
          <table:table-cell table:style-name="ce9" table:formula="of:=+[.B28]*[.$B$6]/12" office:value-type="float" office:value="3000" calcext:value-type="float">
            <text:p><text:s/>3,000 </text:p>
          </table:table-cell>
          <table:table-cell table:style-name="ce9" table:formula="of:=+[.C28]*[.$B$6]/12" office:value-type="float" office:value="2997.12067980355" calcext:value-type="float">
            <text:p><text:s/>2,997 </text:p>
          </table:table-cell>
          <table:table-cell table:style-name="ce9" table:formula="of:=+[.D28]*[.$B$6]/12" office:value-type="float" office:value="2994.22696300612" calcext:value-type="float">
            <text:p><text:s/>2,994 </text:p>
          </table:table-cell>
          <table:table-cell table:style-name="ce9" table:formula="of:=+[.E28]*[.$B$6]/12" office:value-type="float" office:value="2991.3187776247" calcext:value-type="float">
            <text:p><text:s/>2,991 </text:p>
          </table:table-cell>
          <table:table-cell table:style-name="ce9" table:formula="of:=+[.F28]*[.$B$6]/12" office:value-type="float" office:value="2988.39605131637" calcext:value-type="float">
            <text:p><text:s/>2,988 </text:p>
          </table:table-cell>
          <table:table-cell table:style-name="ce9" table:formula="of:=+[.G28]*[.$B$6]/12" office:value-type="float" office:value="2985.4587113765" calcext:value-type="float">
            <text:p><text:s/>2,985 </text:p>
          </table:table-cell>
          <table:table-cell table:style-name="ce9" table:formula="of:=+[.H28]*[.$B$6]/12" office:value-type="float" office:value="2982.50668473693" calcext:value-type="float">
            <text:p><text:s/>2,983 </text:p>
          </table:table-cell>
          <table:table-cell table:style-name="ce9" table:formula="of:=+[.I28]*[.$B$6]/12" office:value-type="float" office:value="2979.53989796417" calcext:value-type="float">
            <text:p><text:s/>2,980 </text:p>
          </table:table-cell>
          <table:table-cell table:style-name="ce9" table:formula="of:=+[.J28]*[.$B$6]/12" office:value-type="float" office:value="2976.55827725754" calcext:value-type="float">
            <text:p><text:s/>2,977 </text:p>
          </table:table-cell>
          <table:table-cell table:style-name="ce9" table:formula="of:=+[.K28]*[.$B$6]/12" office:value-type="float" office:value="2973.56174844737" calcext:value-type="float">
            <text:p><text:s/>2,974 </text:p>
          </table:table-cell>
          <table:table-cell table:style-name="ce9" table:formula="of:=+[.L28]*[.$B$6]/12" office:value-type="float" office:value="2970.55023699316" calcext:value-type="float">
            <text:p><text:s/>2,971 </text:p>
          </table:table-cell>
          <table:table-cell table:style-name="ce9" table:formula="of:=+[.M28]*[.$B$6]/12" office:value-type="float" office:value="2967.52366798167" calcext:value-type="float">
            <text:p><text:s/>2,968 </text:p>
          </table:table-cell>
          <table:table-cell table:style-name="ce9" table:formula="of:=+[.N28]*[.$B$6]/12" office:value-type="float" office:value="2964.48196612513" calcext:value-type="float">
            <text:p><text:s/>2,964 </text:p>
          </table:table-cell>
          <table:table-cell table:style-name="ce9" table:formula="of:=+[.O28]*[.$B$6]/12" office:value-type="float" office:value="2961.42505575931" calcext:value-type="float">
            <text:p><text:s/>2,961 </text:p>
          </table:table-cell>
          <table:table-cell table:style-name="ce9" table:formula="of:=+[.P28]*[.$B$6]/12" office:value-type="float" office:value="2958.35286084165" calcext:value-type="float">
            <text:p><text:s/>2,958 </text:p>
          </table:table-cell>
          <table:table-cell table:style-name="ce9" table:formula="of:=+[.Q28]*[.$B$6]/12" office:value-type="float" office:value="2955.26530494941" calcext:value-type="float">
            <text:p><text:s/>2,955 </text:p>
          </table:table-cell>
          <table:table-cell table:style-name="ce9" table:formula="of:=+[.R28]*[.$B$6]/12" office:value-type="float" office:value="2952.16231127771" calcext:value-type="float">
            <text:p><text:s/>2,952 </text:p>
          </table:table-cell>
          <table:table-cell table:style-name="ce9" table:formula="of:=+[.S28]*[.$B$6]/12" office:value-type="float" office:value="2949.04380263764" calcext:value-type="float">
            <text:p><text:s/>2,949 </text:p>
          </table:table-cell>
          <table:table-cell table:style-name="ce9" table:formula="of:=+[.T28]*[.$B$6]/12" office:value-type="float" office:value="2945.90970145438" calcext:value-type="float">
            <text:p><text:s/>2,946 </text:p>
          </table:table-cell>
          <table:table-cell table:style-name="ce9" table:formula="of:=+[.U28]*[.$B$6]/12" office:value-type="float" office:value="2942.7599297652" calcext:value-type="float">
            <text:p><text:s/>2,943 </text:p>
          </table:table-cell>
          <table:table-cell table:style-name="ce9" table:formula="of:=+[.V28]*[.$B$6]/12" office:value-type="float" office:value="2939.59440921758" calcext:value-type="float">
            <text:p><text:s/>2,940 </text:p>
          </table:table-cell>
          <table:table-cell table:style-name="ce9" table:formula="of:=+[.W28]*[.$B$6]/12" office:value-type="float" office:value="2936.41306106722" calcext:value-type="float">
            <text:p><text:s/>2,936 </text:p>
          </table:table-cell>
          <table:table-cell table:style-name="ce9" table:formula="of:=+[.X28]*[.$B$6]/12" office:value-type="float" office:value="2933.2158061761" calcext:value-type="float">
            <text:p><text:s/>2,933 </text:p>
          </table:table-cell>
          <table:table-cell table:style-name="ce9" table:formula="of:=+[.Y28]*[.$B$6]/12" office:value-type="float" office:value="2930.00256501053" calcext:value-type="float">
            <text:p><text:s/>2,930 </text:p>
          </table:table-cell>
          <table:table-cell table:style-name="ce9" table:formula="of:=+[.Z28]*[.$B$6]/12" office:value-type="float" office:value="2926.77325763913" calcext:value-type="float">
            <text:p><text:s/>2,927 </text:p>
          </table:table-cell>
          <table:table-cell table:style-name="ce9" table:formula="of:=+[.AA28]*[.$B$6]/12" office:value-type="float" office:value="2923.52780373088" calcext:value-type="float">
            <text:p><text:s/>2,924 </text:p>
          </table:table-cell>
          <table:table-cell table:style-name="ce9" table:formula="of:=+[.AB28]*[.$B$6]/12" office:value-type="float" office:value="2920.26612255308" calcext:value-type="float">
            <text:p><text:s/>2,920 </text:p>
          </table:table-cell>
          <table:table-cell table:style-name="ce9" table:formula="of:=+[.AC28]*[.$B$6]/12" office:value-type="float" office:value="2916.9881329694" calcext:value-type="float">
            <text:p><text:s/>2,917 </text:p>
          </table:table-cell>
          <table:table-cell table:style-name="ce9" table:formula="of:=+[.AD28]*[.$B$6]/12" office:value-type="float" office:value="2913.69375343779" calcext:value-type="float">
            <text:p><text:s/>2,914 </text:p>
          </table:table-cell>
          <table:table-cell table:style-name="ce9" table:formula="of:=+[.AE28]*[.$B$6]/12" office:value-type="float" office:value="2910.38290200853" calcext:value-type="float">
            <text:p><text:s/>2,910 </text:p>
          </table:table-cell>
          <table:table-cell table:style-name="ce9" table:formula="of:=+[.AF28]*[.$B$6]/12" office:value-type="float" office:value="2907.05549632212" calcext:value-type="float">
            <text:p><text:s/>2,907 </text:p>
          </table:table-cell>
          <table:table-cell table:style-name="ce9" table:formula="of:=+[.AG28]*[.$B$6]/12" office:value-type="float" office:value="2903.71145360728" calcext:value-type="float">
            <text:p><text:s/>2,904 </text:p>
          </table:table-cell>
          <table:table-cell table:style-name="ce9" table:formula="of:=+[.AH28]*[.$B$6]/12" office:value-type="float" office:value="2900.35069067887" calcext:value-type="float">
            <text:p><text:s/>2,900 </text:p>
          </table:table-cell>
          <table:table-cell table:style-name="ce9" table:formula="of:=+[.AI28]*[.$B$6]/12" office:value-type="float" office:value="2896.97312393581" calcext:value-type="float">
            <text:p><text:s/>2,897 </text:p>
          </table:table-cell>
          <table:table-cell table:style-name="ce9" table:formula="of:=+[.AJ28]*[.$B$6]/12" office:value-type="float" office:value="2893.57866935904" calcext:value-type="float">
            <text:p><text:s/>2,894 </text:p>
          </table:table-cell>
          <table:table-cell table:style-name="ce9" table:formula="of:=+[.AK28]*[.$B$6]/12" office:value-type="float" office:value="2890.16724250938" calcext:value-type="float">
            <text:p><text:s/>2,890 </text:p>
          </table:table-cell>
          <table:table-cell table:style-name="ce9" table:formula="of:=+[.AL28]*[.$B$6]/12" office:value-type="float" office:value="2886.73875852548" calcext:value-type="float">
            <text:p><text:s/>2,887 </text:p>
          </table:table-cell>
          <table:table-cell table:style-name="ce9" table:formula="of:=+[.AM28]*[.$B$6]/12" office:value-type="float" office:value="2883.29313212166" calcext:value-type="float">
            <text:p><text:s/>2,883 </text:p>
          </table:table-cell>
          <table:table-cell table:style-name="ce9" table:formula="of:=+[.AN28]*[.$B$6]/12" office:value-type="float" office:value="2879.83027758581" calcext:value-type="float">
            <text:p><text:s/>2,880 </text:p>
          </table:table-cell>
          <table:table-cell table:style-name="ce9" table:formula="of:=+[.AO28]*[.$B$6]/12" office:value-type="float" office:value="2876.35010877729" calcext:value-type="float">
            <text:p><text:s/>2,876 </text:p>
          </table:table-cell>
          <table:table-cell table:style-name="ce9" table:formula="of:=+[.AP28]*[.$B$6]/12" office:value-type="float" office:value="2872.85253912473" calcext:value-type="float">
            <text:p><text:s/>2,873 </text:p>
          </table:table-cell>
          <table:table-cell table:style-name="ce9" table:formula="of:=+[.AQ28]*[.$B$6]/12" office:value-type="float" office:value="2869.3374816239" calcext:value-type="float">
            <text:p><text:s/>2,869 </text:p>
          </table:table-cell>
          <table:table-cell table:style-name="ce9" table:formula="of:=+[.AR28]*[.$B$6]/12" office:value-type="float" office:value="2865.80484883557" calcext:value-type="float">
            <text:p><text:s/>2,866 </text:p>
          </table:table-cell>
          <table:table-cell table:style-name="ce9" table:formula="of:=+[.AS28]*[.$B$6]/12" office:value-type="float" office:value="2862.2545528833" calcext:value-type="float">
            <text:p><text:s/>2,862 </text:p>
          </table:table-cell>
          <table:table-cell table:style-name="ce9" table:formula="of:=+[.AT28]*[.$B$6]/12" office:value-type="float" office:value="2858.68650545126" calcext:value-type="float">
            <text:p><text:s/>2,859 </text:p>
          </table:table-cell>
          <table:table-cell table:style-name="ce9" table:formula="of:=+[.AU28]*[.$B$6]/12" office:value-type="float" office:value="2855.10061778207" calcext:value-type="float">
            <text:p><text:s/>2,855 </text:p>
          </table:table-cell>
          <table:table-cell table:style-name="ce9" table:formula="of:=+[.AV28]*[.$B$6]/12" office:value-type="float" office:value="2851.49680067453" calcext:value-type="float">
            <text:p><text:s/>2,851 </text:p>
          </table:table-cell>
          <table:table-cell table:style-name="ce9" table:formula="of:=+[.AW28]*[.$B$6]/12" office:value-type="float" office:value="2847.87496448145" calcext:value-type="float">
            <text:p><text:s/>2,848 </text:p>
          </table:table-cell>
          <table:table-cell table:style-name="ce9" table:formula="of:=+[.AX28]*[.$B$6]/12" office:value-type="float" office:value="2844.23501910741" calcext:value-type="float">
            <text:p><text:s/>2,844 </text:p>
          </table:table-cell>
          <table:table-cell table:style-name="ce9" table:formula="of:=+[.AY28]*[.$B$6]/12" office:value-type="float" office:value="2840.57687400649" calcext:value-type="float">
            <text:p><text:s/>2,841 </text:p>
          </table:table-cell>
          <table:table-cell table:style-name="ce9" table:formula="of:=+[.AZ28]*[.$B$6]/12" office:value-type="float" office:value="2836.90043818008" calcext:value-type="float">
            <text:p><text:s/>2,837 </text:p>
          </table:table-cell>
          <table:table-cell table:style-name="ce9" table:formula="of:=+[.BA28]*[.$B$6]/12" office:value-type="float" office:value="2833.20562017453" calcext:value-type="float">
            <text:p><text:s/>2,833 </text:p>
          </table:table-cell>
          <table:table-cell table:style-name="ce9" table:formula="of:=+[.BB28]*[.$B$6]/12" office:value-type="float" office:value="2829.49232807895" calcext:value-type="float">
            <text:p><text:s/>2,829 </text:p>
          </table:table-cell>
          <table:table-cell table:style-name="ce9" table:formula="of:=+[.BC28]*[.$B$6]/12" office:value-type="float" office:value="2825.76046952289" calcext:value-type="float">
            <text:p><text:s/>2,826 </text:p>
          </table:table-cell>
          <table:table-cell table:style-name="ce9" table:formula="of:=+[.BD28]*[.$B$6]/12" office:value-type="float" office:value="2822.00995167406" calcext:value-type="float">
            <text:p><text:s/>2,822 </text:p>
          </table:table-cell>
          <table:table-cell table:style-name="ce9" table:formula="of:=+[.BE28]*[.$B$6]/12" office:value-type="float" office:value="2818.24068123597" calcext:value-type="float">
            <text:p><text:s/>2,818 </text:p>
          </table:table-cell>
          <table:table-cell table:style-name="ce9" table:formula="of:=+[.BF28]*[.$B$6]/12" office:value-type="float" office:value="2814.4525644457" calcext:value-type="float">
            <text:p><text:s/>2,814 </text:p>
          </table:table-cell>
          <table:table-cell table:style-name="ce9" table:formula="of:=+[.BG28]*[.$B$6]/12" office:value-type="float" office:value="2810.64550707148" calcext:value-type="float">
            <text:p><text:s/>2,811 </text:p>
          </table:table-cell>
          <table:table-cell table:style-name="ce9" table:formula="of:=+[.BH28]*[.$B$6]/12" office:value-type="float" office:value="2806.81941441039" calcext:value-type="float">
            <text:p><text:s/>2,807 </text:p>
          </table:table-cell>
          <table:table-cell table:style-name="ce9" table:formula="of:=+[.BI28]*[.$B$6]/12" office:value-type="float" office:value="2802.97419128599" calcext:value-type="float">
            <text:p><text:s/>2,803 </text:p>
          </table:table-cell>
          <table:table-cell table:style-name="ce9" table:formula="of:=+[.BJ28]*[.$B$6]/12" office:value-type="float" office:value="2799.10974204597" calcext:value-type="float">
            <text:p><text:s/>2,799 </text:p>
          </table:table-cell>
          <table:table-cell table:style-name="ce9" table:formula="of:=+[.BK28]*[.$B$6]/12" office:value-type="float" office:value="2795.22597055975" calcext:value-type="float">
            <text:p><text:s/>2,795 </text:p>
          </table:table-cell>
          <table:table-cell table:style-name="ce9" table:formula="of:=+[.BL28]*[.$B$6]/12" office:value-type="float" office:value="2791.3227802161" calcext:value-type="float">
            <text:p><text:s/>2,791 </text:p>
          </table:table-cell>
          <table:table-cell table:style-name="ce9" table:formula="of:=+[.BM28]*[.$B$6]/12" office:value-type="float" office:value="2787.40007392073" calcext:value-type="float">
            <text:p><text:s/>2,787 </text:p>
          </table:table-cell>
          <table:table-cell table:style-name="ce9" table:formula="of:=+[.BN28]*[.$B$6]/12" office:value-type="float" office:value="2783.45775409388" calcext:value-type="float">
            <text:p><text:s/>2,783 </text:p>
          </table:table-cell>
          <table:table-cell table:style-name="ce9" table:formula="of:=+[.BO28]*[.$B$6]/12" office:value-type="float" office:value="2779.4957226679" calcext:value-type="float">
            <text:p><text:s/>2,779 </text:p>
          </table:table-cell>
          <table:table-cell table:style-name="ce9" table:formula="of:=+[.BP28]*[.$B$6]/12" office:value-type="float" office:value="2775.51388108479" calcext:value-type="float">
            <text:p><text:s/>2,776 </text:p>
          </table:table-cell>
          <table:table-cell table:style-name="ce9" table:formula="of:=+[.BQ28]*[.$B$6]/12" office:value-type="float" office:value="2771.51213029376" calcext:value-type="float">
            <text:p><text:s/>2,772 </text:p>
          </table:table-cell>
          <table:table-cell table:style-name="ce9" table:formula="of:=+[.BR28]*[.$B$6]/12" office:value-type="float" office:value="2767.49037074878" calcext:value-type="float">
            <text:p><text:s/>2,767 </text:p>
          </table:table-cell>
          <table:table-cell table:style-name="ce9" table:formula="of:=+[.BS28]*[.$B$6]/12" office:value-type="float" office:value="2763.44850240607" calcext:value-type="float">
            <text:p><text:s/>2,763 </text:p>
          </table:table-cell>
          <table:table-cell table:style-name="ce9" table:formula="of:=+[.BT28]*[.$B$6]/12" office:value-type="float" office:value="2759.38642472165" calcext:value-type="float">
            <text:p><text:s/>2,759 </text:p>
          </table:table-cell>
          <table:table-cell table:style-name="ce9" table:formula="of:=+[.BU28]*[.$B$6]/12" office:value-type="float" office:value="2755.30403664881" calcext:value-type="float">
            <text:p><text:s/>2,755 </text:p>
          </table:table-cell>
          <table:table-cell table:style-name="ce9" table:formula="of:=+[.BV28]*[.$B$6]/12" office:value-type="float" office:value="2751.2012366356" calcext:value-type="float">
            <text:p><text:s/>2,751 </text:p>
          </table:table-cell>
          <table:table-cell table:style-name="ce9" table:formula="of:=+[.BW28]*[.$B$6]/12" office:value-type="float" office:value="2747.07792262233" calcext:value-type="float">
            <text:p><text:s/>2,747 </text:p>
          </table:table-cell>
          <table:table-cell table:style-name="ce9" table:formula="of:=+[.BX28]*[.$B$6]/12" office:value-type="float" office:value="2742.93399203899" calcext:value-type="float">
            <text:p><text:s/>2,743 </text:p>
          </table:table-cell>
          <table:table-cell table:style-name="ce9" table:formula="of:=+[.BY28]*[.$B$6]/12" office:value-type="float" office:value="2738.76934180274" calcext:value-type="float">
            <text:p><text:s/>2,739 </text:p>
          </table:table-cell>
          <table:table-cell table:style-name="ce9" table:formula="of:=+[.BZ28]*[.$B$6]/12" office:value-type="float" office:value="2734.5838683153" calcext:value-type="float">
            <text:p><text:s/>2,735 </text:p>
          </table:table-cell>
          <table:table-cell table:style-name="ce9" table:formula="of:=+[.CA28]*[.$B$6]/12" office:value-type="float" office:value="2730.37746746043" calcext:value-type="float">
            <text:p><text:s/>2,730 </text:p>
          </table:table-cell>
          <table:table-cell table:style-name="ce9" table:formula="of:=+[.CB28]*[.$B$6]/12" office:value-type="float" office:value="2726.15003460128" calcext:value-type="float">
            <text:p><text:s/>2,726 </text:p>
          </table:table-cell>
          <table:table-cell table:style-name="ce9" table:formula="of:=+[.CC28]*[.$B$6]/12" office:value-type="float" office:value="2721.90146457783" calcext:value-type="float">
            <text:p><text:s/>2,722 </text:p>
          </table:table-cell>
          <table:table-cell table:style-name="ce9" table:formula="of:=+[.CD28]*[.$B$6]/12" office:value-type="float" office:value="2717.63165170427" calcext:value-type="float">
            <text:p><text:s/>2,718 </text:p>
          </table:table-cell>
          <table:table-cell table:style-name="ce9" table:formula="of:=+[.CE28]*[.$B$6]/12" office:value-type="float" office:value="2713.34048976634" calcext:value-type="float">
            <text:p><text:s/>2,713 </text:p>
          </table:table-cell>
          <table:table-cell table:style-name="ce9" table:formula="of:=+[.CF28]*[.$B$6]/12" office:value-type="float" office:value="2709.02787201872" calcext:value-type="float">
            <text:p><text:s/>2,709 </text:p>
          </table:table-cell>
          <table:table-cell table:style-name="ce9" table:formula="of:=+[.CG28]*[.$B$6]/12" office:value-type="float" office:value="2704.69369118236" calcext:value-type="float">
            <text:p><text:s/>2,705 </text:p>
          </table:table-cell>
          <table:table-cell table:style-name="ce9" table:formula="of:=+[.CH28]*[.$B$6]/12" office:value-type="float" office:value="2700.33783944183" calcext:value-type="float">
            <text:p><text:s/>2,700 </text:p>
          </table:table-cell>
          <table:table-cell table:style-name="ce9" table:formula="of:=+[.CI28]*[.$B$6]/12" office:value-type="float" office:value="2695.96020844258" calcext:value-type="float">
            <text:p><text:s/>2,696 </text:p>
          </table:table-cell>
          <table:table-cell table:style-name="ce9" table:formula="of:=+[.CJ28]*[.$B$6]/12" office:value-type="float" office:value="2691.56068928835" calcext:value-type="float">
            <text:p><text:s/>2,692 </text:p>
          </table:table-cell>
          <table:table-cell table:style-name="ce9" table:formula="of:=+[.CK28]*[.$B$6]/12" office:value-type="float" office:value="2687.13917253834" calcext:value-type="float">
            <text:p><text:s/>2,687 </text:p>
          </table:table-cell>
          <table:table-cell table:style-name="ce9" table:formula="of:=+[.CL28]*[.$B$6]/12" office:value-type="float" office:value="2682.69554820458" calcext:value-type="float">
            <text:p><text:s/>2,683 </text:p>
          </table:table-cell>
          <table:table-cell table:style-name="ce9" table:formula="of:=+[.CM28]*[.$B$6]/12" office:value-type="float" office:value="2678.22970574915" calcext:value-type="float">
            <text:p><text:s/>2,678 </text:p>
          </table:table-cell>
          <table:table-cell table:style-name="ce9" table:formula="of:=+[.CN28]*[.$B$6]/12" office:value-type="float" office:value="2673.74153408145" calcext:value-type="float">
            <text:p><text:s/>2,674 </text:p>
          </table:table-cell>
          <table:table-cell table:style-name="ce9" table:formula="of:=+[.CO28]*[.$B$6]/12" office:value-type="float" office:value="2669.2309215554" calcext:value-type="float">
            <text:p><text:s/>2,669 </text:p>
          </table:table-cell>
          <table:table-cell table:style-name="ce9" table:formula="of:=+[.CP28]*[.$B$6]/12" office:value-type="float" office:value="2664.69775596673" calcext:value-type="float">
            <text:p><text:s/>2,665 </text:p>
          </table:table-cell>
          <table:table-cell table:style-name="ce9" table:formula="of:=+[.CQ28]*[.$B$6]/12" office:value-type="float" office:value="2660.14192455011" calcext:value-type="float">
            <text:p><text:s/>2,660 </text:p>
          </table:table-cell>
          <table:table-cell table:style-name="ce9" table:formula="of:=+[.CR28]*[.$B$6]/12" office:value-type="float" office:value="2655.56331397641" calcext:value-type="float">
            <text:p><text:s/>2,656 </text:p>
          </table:table-cell>
          <table:table-cell table:style-name="ce9" table:formula="of:=+[.CS28]*[.$B$6]/12" office:value-type="float" office:value="2650.96181034984" calcext:value-type="float">
            <text:p><text:s/>2,651 </text:p>
          </table:table-cell>
          <table:table-cell table:style-name="ce9" table:formula="of:=+[.CT28]*[.$B$6]/12" office:value-type="float" office:value="2646.33729920514" calcext:value-type="float">
            <text:p><text:s/>2,646 </text:p>
          </table:table-cell>
          <table:table-cell table:style-name="ce9" table:formula="of:=+[.CU28]*[.$B$6]/12" office:value-type="float" office:value="2641.68966550472" calcext:value-type="float">
            <text:p><text:s/>2,642 </text:p>
          </table:table-cell>
          <table:table-cell table:style-name="ce9" table:formula="of:=+[.CV28]*[.$B$6]/12" office:value-type="float" office:value="2637.01879363579" calcext:value-type="float">
            <text:p><text:s/>2,637 </text:p>
          </table:table-cell>
          <table:table-cell table:style-name="ce9" table:formula="of:=+[.CW28]*[.$B$6]/12" office:value-type="float" office:value="2632.32456740752" calcext:value-type="float">
            <text:p><text:s/>2,632 </text:p>
          </table:table-cell>
          <table:table-cell table:style-name="ce9" table:formula="of:=+[.CX28]*[.$B$6]/12" office:value-type="float" office:value="2627.6068700481" calcext:value-type="float">
            <text:p><text:s/>2,628 </text:p>
          </table:table-cell>
          <table:table-cell table:style-name="ce9" table:formula="of:=+[.CY28]*[.$B$6]/12" office:value-type="float" office:value="2622.86558420189" calcext:value-type="float">
            <text:p><text:s/>2,623 </text:p>
          </table:table-cell>
          <table:table-cell table:style-name="ce9" table:formula="of:=+[.CZ28]*[.$B$6]/12" office:value-type="float" office:value="2618.10059192645" calcext:value-type="float">
            <text:p><text:s/>2,618 </text:p>
          </table:table-cell>
          <table:table-cell table:style-name="ce9" table:formula="of:=+[.DA28]*[.$B$6]/12" office:value-type="float" office:value="2613.31177468963" calcext:value-type="float">
            <text:p><text:s/>2,613 </text:p>
          </table:table-cell>
          <table:table-cell table:style-name="ce9" table:formula="of:=+[.DB28]*[.$B$6]/12" office:value-type="float" office:value="2608.49901336663" calcext:value-type="float">
            <text:p><text:s/>2,608 </text:p>
          </table:table-cell>
          <table:table-cell table:style-name="ce9" table:formula="of:=+[.DC28]*[.$B$6]/12" office:value-type="float" office:value="2603.66218823701" calcext:value-type="float">
            <text:p><text:s/>2,604 </text:p>
          </table:table-cell>
          <table:table-cell table:style-name="ce9" table:formula="of:=+[.DD28]*[.$B$6]/12" office:value-type="float" office:value="2598.80117898175" calcext:value-type="float">
            <text:p><text:s/>2,599 </text:p>
          </table:table-cell>
          <table:table-cell table:style-name="ce9" table:formula="of:=+[.DE28]*[.$B$6]/12" office:value-type="float" office:value="2593.91586468021" calcext:value-type="float">
            <text:p><text:s/>2,594 </text:p>
          </table:table-cell>
          <table:table-cell table:style-name="ce9" table:formula="of:=+[.DF28]*[.$B$6]/12" office:value-type="float" office:value="2589.00612380716" calcext:value-type="float">
            <text:p><text:s/>2,589 </text:p>
          </table:table-cell>
          <table:table-cell table:style-name="ce9" table:formula="of:=+[.DG28]*[.$B$6]/12" office:value-type="float" office:value="2584.07183422974" calcext:value-type="float">
            <text:p><text:s/>2,584 </text:p>
          </table:table-cell>
          <table:table-cell table:style-name="ce9" table:formula="of:=+[.DH28]*[.$B$6]/12" office:value-type="float" office:value="2579.11287320444" calcext:value-type="float">
            <text:p><text:s/>2,579 </text:p>
          </table:table-cell>
          <table:table-cell table:style-name="ce9" table:formula="of:=+[.DI28]*[.$B$6]/12" office:value-type="float" office:value="2574.12911737401" calcext:value-type="float">
            <text:p><text:s/>2,574 </text:p>
          </table:table-cell>
          <table:table-cell table:style-name="ce9" table:formula="of:=+[.DJ28]*[.$B$6]/12" office:value-type="float" office:value="2569.12044276443" calcext:value-type="float">
            <text:p><text:s/>2,569 </text:p>
          </table:table-cell>
          <table:table-cell table:style-name="ce9" table:formula="of:=+[.DK28]*[.$B$6]/12" office:value-type="float" office:value="2564.0867247818" calcext:value-type="float">
            <text:p><text:s/>2,564 </text:p>
          </table:table-cell>
          <table:table-cell table:style-name="ce9" table:formula="of:=+[.DL28]*[.$B$6]/12" office:value-type="float" office:value="2559.02783820926" calcext:value-type="float">
            <text:p><text:s/>2,559 </text:p>
          </table:table-cell>
          <table:table-cell table:style-name="ce9" table:formula="of:=+[.DM28]*[.$B$6]/12" office:value-type="float" office:value="2553.94365720386" calcext:value-type="float">
            <text:p><text:s/>2,554 </text:p>
          </table:table-cell>
          <table:table-cell table:style-name="ce9" table:formula="of:=+[.DN28]*[.$B$6]/12" office:value-type="float" office:value="2548.83405529343" calcext:value-type="float">
            <text:p><text:s/>2,549 </text:p>
          </table:table-cell>
          <table:table-cell table:style-name="ce9" table:formula="of:=+[.DO28]*[.$B$6]/12" office:value-type="float" office:value="2543.69890537344" calcext:value-type="float">
            <text:p><text:s/>2,544 </text:p>
          </table:table-cell>
          <table:table-cell table:style-name="ce9" table:formula="of:=+[.DP28]*[.$B$6]/12" office:value-type="float" office:value="2538.53807970386" calcext:value-type="float">
            <text:p><text:s/>2,539 </text:p>
          </table:table-cell>
          <table:table-cell table:style-name="ce9" table:formula="of:=+[.DQ28]*[.$B$6]/12" office:value-type="float" office:value="2533.35144990593" calcext:value-type="float">
            <text:p><text:s/>2,533 </text:p>
          </table:table-cell>
          <table:table-cell table:style-name="ce9" table:formula="of:=+[.DR28]*[.$B$6]/12" office:value-type="float" office:value="2528.13888695901" calcext:value-type="float">
            <text:p><text:s/>2,528 </text:p>
          </table:table-cell>
          <table:table-cell table:style-name="ce9" table:formula="of:=+[.DS28]*[.$B$6]/12" office:value-type="float" office:value="2522.90026119735" calcext:value-type="float">
            <text:p><text:s/>2,523 </text:p>
          </table:table-cell>
          <table:table-cell table:style-name="ce9" table:formula="of:=+[.DT28]*[.$B$6]/12" office:value-type="float" office:value="2517.63544230689" calcext:value-type="float">
            <text:p><text:s/>2,518 </text:p>
          </table:table-cell>
          <table:table-cell table:style-name="ce9" table:formula="of:=+[.DU28]*[.$B$6]/12" office:value-type="float" office:value="2512.34429932197" calcext:value-type="float">
            <text:p><text:s/>2,512 </text:p>
          </table:table-cell>
          <table:table-cell table:style-name="ce9" table:formula="of:=+[.DV28]*[.$B$6]/12" office:value-type="float" office:value="2507.02670062213" calcext:value-type="float">
            <text:p><text:s/>2,507 </text:p>
          </table:table-cell>
          <table:table-cell table:style-name="ce9" table:formula="of:=+[.DW28]*[.$B$6]/12" office:value-type="float" office:value="2501.68251392879" calcext:value-type="float">
            <text:p><text:s/>2,502 </text:p>
          </table:table-cell>
          <table:table-cell table:style-name="ce9" table:formula="of:=+[.DX28]*[.$B$6]/12" office:value-type="float" office:value="2496.31160630198" calcext:value-type="float">
            <text:p><text:s/>2,496 </text:p>
          </table:table-cell>
          <table:table-cell table:style-name="ce9" table:formula="of:=+[.DY28]*[.$B$6]/12" office:value-type="float" office:value="2490.91384413704" calcext:value-type="float">
            <text:p><text:s/>2,491 </text:p>
          </table:table-cell>
          <table:table-cell table:style-name="ce9" table:formula="of:=+[.DZ28]*[.$B$6]/12" office:value-type="float" office:value="2485.48909316128" calcext:value-type="float">
            <text:p><text:s/>2,485 </text:p>
          </table:table-cell>
          <table:table-cell table:style-name="ce9" table:formula="of:=+[.EA28]*[.$B$6]/12" office:value-type="float" office:value="2480.03721843063" calcext:value-type="float">
            <text:p><text:s/>2,480 </text:p>
          </table:table-cell>
          <table:table-cell table:style-name="ce9" table:formula="of:=+[.EB28]*[.$B$6]/12" office:value-type="float" office:value="2474.55808432634" calcext:value-type="float">
            <text:p><text:s/>2,475 </text:p>
          </table:table-cell>
          <table:table-cell table:style-name="ce9" table:formula="of:=+[.EC28]*[.$B$6]/12" office:value-type="float" office:value="2469.05155455152" calcext:value-type="float">
            <text:p><text:s/>2,469 </text:p>
          </table:table-cell>
          <table:table-cell table:style-name="ce9" table:formula="of:=+[.ED28]*[.$B$6]/12" office:value-type="float" office:value="2463.51749212782" calcext:value-type="float">
            <text:p><text:s/>2,464 </text:p>
          </table:table-cell>
          <table:table-cell table:style-name="ce9" table:formula="of:=+[.EE28]*[.$B$6]/12" office:value-type="float" office:value="2457.95575939201" calcext:value-type="float">
            <text:p><text:s/>2,458 </text:p>
          </table:table-cell>
          <table:table-cell table:style-name="ce9" table:formula="of:=+[.EF28]*[.$B$6]/12" office:value-type="float" office:value="2452.36621799252" calcext:value-type="float">
            <text:p><text:s/>2,452 </text:p>
          </table:table-cell>
          <table:table-cell table:style-name="ce9" table:formula="of:=+[.EG28]*[.$B$6]/12" office:value-type="float" office:value="2446.74872888603" calcext:value-type="float">
            <text:p><text:s/>2,447 </text:p>
          </table:table-cell>
          <table:table-cell table:style-name="ce9" table:formula="of:=+[.EH28]*[.$B$6]/12" office:value-type="float" office:value="2441.10315233401" calcext:value-type="float">
            <text:p><text:s/>2,441 </text:p>
          </table:table-cell>
          <table:table-cell table:style-name="ce9" table:formula="of:=+[.EI28]*[.$B$6]/12" office:value-type="float" office:value="2435.42934789923" calcext:value-type="float">
            <text:p><text:s/>2,435 </text:p>
          </table:table-cell>
          <table:table-cell table:style-name="ce9" table:formula="of:=+[.EJ28]*[.$B$6]/12" office:value-type="float" office:value="2429.72717444228" calcext:value-type="float">
            <text:p><text:s/>2,430 </text:p>
          </table:table-cell>
          <table:table-cell table:style-name="ce9" table:formula="of:=+[.EK28]*[.$B$6]/12" office:value-type="float" office:value="2423.99649011804" calcext:value-type="float">
            <text:p><text:s/>2,424 </text:p>
          </table:table-cell>
          <table:table-cell table:style-name="ce9" table:formula="of:=+[.EL28]*[.$B$6]/12" office:value-type="float" office:value="2418.23715237218" calcext:value-type="float">
            <text:p><text:s/>2,418 </text:p>
          </table:table-cell>
          <table:table-cell table:style-name="ce9" table:formula="of:=+[.EM28]*[.$B$6]/12" office:value-type="float" office:value="2412.44901793759" calcext:value-type="float">
            <text:p><text:s/>2,412 </text:p>
          </table:table-cell>
          <table:table-cell table:style-name="ce9" table:formula="of:=+[.EN28]*[.$B$6]/12" office:value-type="float" office:value="2406.63194283083" calcext:value-type="float">
            <text:p><text:s/>2,407 </text:p>
          </table:table-cell>
          <table:table-cell table:style-name="ce9" table:formula="of:=+[.EO28]*[.$B$6]/12" office:value-type="float" office:value="2400.78578234853" calcext:value-type="float">
            <text:p><text:s/>2,401 </text:p>
          </table:table-cell>
          <table:table-cell table:style-name="ce9" table:formula="of:=+[.EP28]*[.$B$6]/12" office:value-type="float" office:value="2394.91039106382" calcext:value-type="float">
            <text:p><text:s/>2,395 </text:p>
          </table:table-cell>
          <table:table-cell table:style-name="ce9" table:formula="of:=+[.EQ28]*[.$B$6]/12" office:value-type="float" office:value="2389.00562282269" calcext:value-type="float">
            <text:p><text:s/>2,389 </text:p>
          </table:table-cell>
          <table:table-cell table:style-name="ce9" table:formula="of:=+[.ER28]*[.$B$6]/12" office:value-type="float" office:value="2383.07133074035" calcext:value-type="float">
            <text:p><text:s/>2,383 </text:p>
          </table:table-cell>
          <table:table-cell table:style-name="ce9" table:formula="of:=+[.ES28]*[.$B$6]/12" office:value-type="float" office:value="2377.1073671976" calcext:value-type="float">
            <text:p><text:s/>2,377 </text:p>
          </table:table-cell>
          <table:table-cell table:style-name="ce9" table:formula="of:=+[.ET28]*[.$B$6]/12" office:value-type="float" office:value="2371.11358383714" calcext:value-type="float">
            <text:p><text:s/>2,371 </text:p>
          </table:table-cell>
          <table:table-cell table:style-name="ce9" table:formula="of:=+[.EU28]*[.$B$6]/12" office:value-type="float" office:value="2365.08983155987" calcext:value-type="float">
            <text:p><text:s/>2,365 </text:p>
          </table:table-cell>
          <table:table-cell table:style-name="ce9" table:formula="of:=+[.EV28]*[.$B$6]/12" office:value-type="float" office:value="2359.03596052122" calcext:value-type="float">
            <text:p><text:s/>2,359 </text:p>
          </table:table-cell>
          <table:table-cell table:style-name="ce9" table:formula="of:=+[.EW28]*[.$B$6]/12" office:value-type="float" office:value="2352.95182012738" calcext:value-type="float">
            <text:p><text:s/>2,353 </text:p>
          </table:table-cell>
          <table:table-cell table:style-name="ce9" table:formula="of:=+[.EX28]*[.$B$6]/12" office:value-type="float" office:value="2346.83725903157" calcext:value-type="float">
            <text:p><text:s/>2,347 </text:p>
          </table:table-cell>
          <table:table-cell table:style-name="ce9" table:formula="of:=+[.EY28]*[.$B$6]/12" office:value-type="float" office:value="2340.69212513027" calcext:value-type="float">
            <text:p><text:s/>2,341 </text:p>
          </table:table-cell>
          <table:table-cell table:style-name="ce9" table:formula="of:=+[.EZ28]*[.$B$6]/12" office:value-type="float" office:value="2334.51626555947" calcext:value-type="float">
            <text:p><text:s/>2,335 </text:p>
          </table:table-cell>
          <table:table-cell table:style-name="ce9" table:formula="of:=+[.FA28]*[.$B$6]/12" office:value-type="float" office:value="2328.30952669082" calcext:value-type="float">
            <text:p><text:s/>2,328 </text:p>
          </table:table-cell>
          <table:table-cell table:style-name="ce9" table:formula="of:=+[.FB28]*[.$B$6]/12" office:value-type="float" office:value="2322.07175412782" calcext:value-type="float">
            <text:p><text:s/>2,322 </text:p>
          </table:table-cell>
          <table:table-cell table:style-name="ce9" table:formula="of:=+[.FC28]*[.$B$6]/12" office:value-type="float" office:value="2315.80279270201" calcext:value-type="float">
            <text:p><text:s/>2,316 </text:p>
          </table:table-cell>
          <table:table-cell table:style-name="ce9" table:formula="of:=+[.FD28]*[.$B$6]/12" office:value-type="float" office:value="2309.50248646907" calcext:value-type="float">
            <text:p><text:s/>2,310 </text:p>
          </table:table-cell>
          <table:table-cell table:style-name="ce9" table:formula="of:=+[.FE28]*[.$B$6]/12" office:value-type="float" office:value="2303.17067870497" calcext:value-type="float">
            <text:p><text:s/>2,303 </text:p>
          </table:table-cell>
          <table:table-cell table:style-name="ce9" table:formula="of:=+[.FF28]*[.$B$6]/12" office:value-type="float" office:value="2296.80721190204" calcext:value-type="float">
            <text:p><text:s/>2,297 </text:p>
          </table:table-cell>
          <table:table-cell table:style-name="ce9" table:formula="of:=+[.FG28]*[.$B$6]/12" office:value-type="float" office:value="2290.4119277651" calcext:value-type="float">
            <text:p><text:s/>2,290 </text:p>
          </table:table-cell>
          <table:table-cell table:style-name="ce9" table:formula="of:=+[.FH28]*[.$B$6]/12" office:value-type="float" office:value="2283.98466720747" calcext:value-type="float">
            <text:p><text:s/>2,284 </text:p>
          </table:table-cell>
          <table:table-cell table:style-name="ce9" table:formula="of:=+[.FI28]*[.$B$6]/12" office:value-type="float" office:value="2277.52527034706" calcext:value-type="float">
            <text:p><text:s/>2,278 </text:p>
          </table:table-cell>
          <table:table-cell table:style-name="ce9" table:formula="of:=+[.FJ28]*[.$B$6]/12" office:value-type="float" office:value="2271.03357650235" calcext:value-type="float">
            <text:p><text:s/>2,271 </text:p>
          </table:table-cell>
          <table:table-cell table:style-name="ce9" table:formula="of:=+[.FK28]*[.$B$6]/12" office:value-type="float" office:value="2264.50942418841" calcext:value-type="float">
            <text:p><text:s/>2,265 </text:p>
          </table:table-cell>
          <table:table-cell table:style-name="ce9" table:formula="of:=+[.FL28]*[.$B$6]/12" office:value-type="float" office:value="2257.9526511129" calcext:value-type="float">
            <text:p><text:s/>2,258 </text:p>
          </table:table-cell>
          <table:table-cell table:style-name="ce9" table:formula="of:=+[.FM28]*[.$B$6]/12" office:value-type="float" office:value="2251.36309417201" calcext:value-type="float">
            <text:p><text:s/>2,251 </text:p>
          </table:table-cell>
          <table:table-cell table:style-name="ce9" table:formula="of:=+[.FN28]*[.$B$6]/12" office:value-type="float" office:value="2244.74058944642" calcext:value-type="float">
            <text:p><text:s/>2,245 </text:p>
          </table:table-cell>
          <table:table-cell table:style-name="ce9" table:formula="of:=+[.FO28]*[.$B$6]/12" office:value-type="float" office:value="2238.0849721972" calcext:value-type="float">
            <text:p><text:s/>2,238 </text:p>
          </table:table-cell>
          <table:table-cell table:style-name="ce9" table:formula="of:=+[.FP28]*[.$B$6]/12" office:value-type="float" office:value="2231.39607686174" calcext:value-type="float">
            <text:p><text:s/>2,231 </text:p>
          </table:table-cell>
          <table:table-cell table:style-name="ce9" table:formula="of:=+[.FQ28]*[.$B$6]/12" office:value-type="float" office:value="2224.6737370496" calcext:value-type="float">
            <text:p><text:s/>2,225 </text:p>
          </table:table-cell>
          <table:table-cell table:style-name="ce9" table:formula="of:=+[.FR28]*[.$B$6]/12" office:value-type="float" office:value="2217.91778553839" calcext:value-type="float">
            <text:p><text:s/>2,218 </text:p>
          </table:table-cell>
          <table:table-cell table:style-name="ce9" table:formula="of:=+[.FS28]*[.$B$6]/12" office:value-type="float" office:value="2211.12805426963" calcext:value-type="float">
            <text:p><text:s/>2,211 </text:p>
          </table:table-cell>
          <table:table-cell table:style-name="ce9" table:formula="of:=+[.FT28]*[.$B$6]/12" office:value-type="float" office:value="2204.30437434453" calcext:value-type="float">
            <text:p><text:s/>2,204 </text:p>
          </table:table-cell>
          <table:table-cell table:style-name="ce9" table:formula="of:=+[.FU28]*[.$B$6]/12" office:value-type="float" office:value="2197.4465760198" calcext:value-type="float">
            <text:p><text:s/>2,197 </text:p>
          </table:table-cell>
          <table:table-cell table:style-name="ce9" table:formula="of:=+[.FV28]*[.$B$6]/12" office:value-type="float" office:value="2190.55448870345" calcext:value-type="float">
            <text:p><text:s/>2,191 </text:p>
          </table:table-cell>
          <table:table-cell table:style-name="ce9" table:formula="of:=+[.FW28]*[.$B$6]/12" office:value-type="float" office:value="2183.62794095052" calcext:value-type="float">
            <text:p><text:s/>2,184 </text:p>
          </table:table-cell>
          <table:table-cell table:style-name="ce9" table:formula="of:=+[.FX28]*[.$B$6]/12" office:value-type="float" office:value="2176.66676045882" calcext:value-type="float">
            <text:p><text:s/>2,177 </text:p>
          </table:table-cell>
          <table:table-cell table:style-name="ce9" table:formula="of:=+[.FY28]*[.$B$6]/12" office:value-type="float" office:value="2169.67077406466" calcext:value-type="float">
            <text:p><text:s/>2,170 </text:p>
          </table:table-cell>
          <table:table-cell table:style-name="ce9" table:formula="of:=+[.FZ28]*[.$B$6]/12" office:value-type="float" office:value="2162.63980773854" calcext:value-type="float">
            <text:p><text:s/>2,163 </text:p>
          </table:table-cell>
          <table:table-cell table:style-name="ce9" table:formula="of:=+[.GA28]*[.$B$6]/12" office:value-type="float" office:value="2155.57368658078" calcext:value-type="float">
            <text:p><text:s/>2,156 </text:p>
          </table:table-cell>
          <table:table-cell table:style-name="ce9" table:formula="of:=+[.GB28]*[.$B$6]/12" office:value-type="float" office:value="2148.47223481723" calcext:value-type="float">
            <text:p><text:s/>2,148 </text:p>
          </table:table-cell>
          <table:table-cell table:style-name="ce9" table:formula="of:=+[.GC28]*[.$B$6]/12" office:value-type="float" office:value="2141.33527579487" calcext:value-type="float">
            <text:p><text:s/>2,141 </text:p>
          </table:table-cell>
          <table:table-cell table:style-name="ce9" table:formula="of:=+[.GD28]*[.$B$6]/12" office:value-type="float" office:value="2134.16263197739" calcext:value-type="float">
            <text:p><text:s/>2,134 </text:p>
          </table:table-cell>
          <table:table-cell table:style-name="ce9" table:formula="of:=+[.GE28]*[.$B$6]/12" office:value-type="float" office:value="2126.95412494083" calcext:value-type="float">
            <text:p><text:s/>2,127 </text:p>
          </table:table-cell>
          <table:table-cell table:style-name="ce9" table:formula="of:=+[.GF28]*[.$B$6]/12" office:value-type="float" office:value="2119.70957536908" calcext:value-type="float">
            <text:p><text:s/>2,120 </text:p>
          </table:table-cell>
          <table:table-cell table:style-name="ce9" table:formula="of:=+[.GG28]*[.$B$6]/12" office:value-type="float" office:value="2112.42880304948" calcext:value-type="float">
            <text:p><text:s/>2,112 </text:p>
          </table:table-cell>
          <table:table-cell table:style-name="ce9" table:formula="of:=+[.GH28]*[.$B$6]/12" office:value-type="float" office:value="2105.11162686827" calcext:value-type="float">
            <text:p><text:s/>2,105 </text:p>
          </table:table-cell>
          <table:table-cell table:style-name="ce9" table:formula="of:=+[.GI28]*[.$B$6]/12" office:value-type="float" office:value="2097.75786480616" calcext:value-type="float">
            <text:p><text:s/>2,098 </text:p>
          </table:table-cell>
          <table:table-cell table:style-name="ce9" table:formula="of:=+[.GJ28]*[.$B$6]/12" office:value-type="float" office:value="2090.36733393374" calcext:value-type="float">
            <text:p><text:s/>2,090 </text:p>
          </table:table-cell>
          <table:table-cell table:style-name="ce9" table:formula="of:=+[.GK28]*[.$B$6]/12" office:value-type="float" office:value="2082.93985040696" calcext:value-type="float">
            <text:p><text:s/>2,083 </text:p>
          </table:table-cell>
          <table:table-cell table:style-name="ce9" table:formula="of:=+[.GL28]*[.$B$6]/12" office:value-type="float" office:value="2075.47522946255" calcext:value-type="float">
            <text:p><text:s/>2,075 </text:p>
          </table:table-cell>
          <table:table-cell table:style-name="ce9" table:formula="of:=+[.GM28]*[.$B$6]/12" office:value-type="float" office:value="2067.97328541341" calcext:value-type="float">
            <text:p><text:s/>2,068 </text:p>
          </table:table-cell>
          <table:table-cell table:style-name="ce9" table:formula="of:=+[.GN28]*[.$B$6]/12" office:value-type="float" office:value="2060.43383164402" calcext:value-type="float">
            <text:p><text:s/>2,060 </text:p>
          </table:table-cell>
          <table:table-cell table:style-name="ce9" table:formula="of:=+[.GO28]*[.$B$6]/12" office:value-type="float" office:value="2052.85668060579" calcext:value-type="float">
            <text:p><text:s/>2,053 </text:p>
          </table:table-cell>
          <table:table-cell table:style-name="ce9" table:formula="of:=+[.GP28]*[.$B$6]/12" office:value-type="float" office:value="2045.24164381237" calcext:value-type="float">
            <text:p><text:s/>2,045 </text:p>
          </table:table-cell>
          <table:table-cell table:style-name="ce9" table:formula="of:=+[.GQ28]*[.$B$6]/12" office:value-type="float" office:value="2037.58853183498" calcext:value-type="float">
            <text:p><text:s/>2,038 </text:p>
          </table:table-cell>
          <table:table-cell table:style-name="ce9" table:formula="of:=+[.GR28]*[.$B$6]/12" office:value-type="float" office:value="2029.89715429771" calcext:value-type="float">
            <text:p><text:s/>2,030 </text:p>
          </table:table-cell>
          <table:table-cell table:style-name="ce9" table:formula="of:=+[.GS28]*[.$B$6]/12" office:value-type="float" office:value="2022.16731987275" calcext:value-type="float">
            <text:p><text:s/>2,022 </text:p>
          </table:table-cell>
          <table:table-cell table:style-name="ce9" table:formula="of:=+[.GT28]*[.$B$6]/12" office:value-type="float" office:value="2014.39883627566" calcext:value-type="float">
            <text:p><text:s/>2,014 </text:p>
          </table:table-cell>
          <table:table-cell table:style-name="ce9" table:formula="of:=+[.GU28]*[.$B$6]/12" office:value-type="float" office:value="2006.59151026059" calcext:value-type="float">
            <text:p><text:s/>2,007 </text:p>
          </table:table-cell>
          <table:table-cell table:style-name="ce9" table:formula="of:=+[.GV28]*[.$B$6]/12" office:value-type="float" office:value="1998.74514761544" calcext:value-type="float">
            <text:p><text:s/>1,999 </text:p>
          </table:table-cell>
          <table:table-cell table:style-name="ce9" table:formula="of:=+[.GW28]*[.$B$6]/12" office:value-type="float" office:value="1990.85955315706" calcext:value-type="float">
            <text:p><text:s/>1,991 </text:p>
          </table:table-cell>
          <table:table-cell table:style-name="ce9" table:formula="of:=+[.GX28]*[.$B$6]/12" office:value-type="float" office:value="1982.9345307264" calcext:value-type="float">
            <text:p><text:s/>1,983 </text:p>
          </table:table-cell>
          <table:table-cell table:style-name="ce9" table:formula="of:=+[.GY28]*[.$B$6]/12" office:value-type="float" office:value="1974.96988318358" calcext:value-type="float">
            <text:p><text:s/>1,975 </text:p>
          </table:table-cell>
          <table:table-cell table:style-name="ce9" table:formula="of:=+[.GZ28]*[.$B$6]/12" office:value-type="float" office:value="1966.96541240305" calcext:value-type="float">
            <text:p><text:s/>1,967 </text:p>
          </table:table-cell>
          <table:table-cell table:style-name="ce9" table:formula="of:=+[.HA28]*[.$B$6]/12" office:value-type="float" office:value="1958.92091926861" calcext:value-type="float">
            <text:p><text:s/>1,959 </text:p>
          </table:table-cell>
          <table:table-cell table:style-name="ce9" table:formula="of:=+[.HB28]*[.$B$6]/12" office:value-type="float" office:value="1950.83620366851" calcext:value-type="float">
            <text:p><text:s/>1,951 </text:p>
          </table:table-cell>
          <table:table-cell table:style-name="ce9" table:formula="of:=+[.HC28]*[.$B$6]/12" office:value-type="float" office:value="1942.7110644904" calcext:value-type="float">
            <text:p><text:s/>1,943 </text:p>
          </table:table-cell>
          <table:table-cell table:style-name="ce9" table:formula="of:=+[.HD28]*[.$B$6]/12" office:value-type="float" office:value="1934.5452996164" calcext:value-type="float">
            <text:p><text:s/>1,935 </text:p>
          </table:table-cell>
          <table:table-cell table:style-name="ce9" table:formula="of:=+[.HE28]*[.$B$6]/12" office:value-type="float" office:value="1926.33870591803" calcext:value-type="float">
            <text:p><text:s/>1,926 </text:p>
          </table:table-cell>
          <table:table-cell table:style-name="ce9" table:formula="of:=+[.HF28]*[.$B$6]/12" office:value-type="float" office:value="1918.09107925117" calcext:value-type="float">
            <text:p><text:s/>1,918 </text:p>
          </table:table-cell>
          <table:table-cell table:style-name="ce9" table:formula="of:=+[.HG28]*[.$B$6]/12" office:value-type="float" office:value="1909.80221445097" calcext:value-type="float">
            <text:p><text:s/>1,910 </text:p>
          </table:table-cell>
          <table:table-cell table:style-name="ce9" table:formula="of:=+[.HH28]*[.$B$6]/12" office:value-type="float" office:value="1901.47190532678" calcext:value-type="float">
            <text:p><text:s/>1,901 </text:p>
          </table:table-cell>
          <table:table-cell table:style-name="ce9" table:formula="of:=+[.HI28]*[.$B$6]/12" office:value-type="float" office:value="1893.09994465696" calcext:value-type="float">
            <text:p><text:s/>1,893 </text:p>
          </table:table-cell>
          <table:table-cell table:style-name="ce9" table:formula="of:=+[.HJ28]*[.$B$6]/12" office:value-type="float" office:value="1884.6861241838" calcext:value-type="float">
            <text:p><text:s/>1,885 </text:p>
          </table:table-cell>
          <table:table-cell table:style-name="ce9" table:formula="of:=+[.HK28]*[.$B$6]/12" office:value-type="float" office:value="1876.23023460826" calcext:value-type="float">
            <text:p><text:s/>1,876 </text:p>
          </table:table-cell>
          <table:table-cell table:style-name="ce9" table:formula="of:=+[.HL28]*[.$B$6]/12" office:value-type="float" office:value="1867.73206558485" calcext:value-type="float">
            <text:p><text:s/>1,868 </text:p>
          </table:table-cell>
          <table:table-cell table:style-name="ce9" table:formula="of:=+[.HM28]*[.$B$6]/12" office:value-type="float" office:value="1859.19140571633" calcext:value-type="float">
            <text:p><text:s/>1,859 </text:p>
          </table:table-cell>
          <table:table-cell table:style-name="ce9" table:formula="of:=+[.HN28]*[.$B$6]/12" office:value-type="float" office:value="1850.60804254846" calcext:value-type="float">
            <text:p><text:s/>1,851 </text:p>
          </table:table-cell>
          <table:table-cell table:style-name="ce9" table:formula="of:=+[.HO28]*[.$B$6]/12" office:value-type="float" office:value="1841.98176256475" calcext:value-type="float">
            <text:p><text:s/>1,842 </text:p>
          </table:table-cell>
          <table:table-cell table:style-name="ce9" table:formula="of:=+[.HP28]*[.$B$6]/12" office:value-type="float" office:value="1833.31235118112" calcext:value-type="float">
            <text:p><text:s/>1,833 </text:p>
          </table:table-cell>
          <table:table-cell table:style-name="ce9" table:formula="of:=+[.HQ28]*[.$B$6]/12" office:value-type="float" office:value="1824.59959274058" calcext:value-type="float">
            <text:p><text:s/>1,825 </text:p>
          </table:table-cell>
          <table:table-cell table:style-name="ce9" table:formula="of:=+[.HR28]*[.$B$6]/12" office:value-type="float" office:value="1815.84327050783" calcext:value-type="float">
            <text:p><text:s/>1,816 </text:p>
          </table:table-cell>
          <table:table-cell table:style-name="ce9" table:formula="of:=+[.HS28]*[.$B$6]/12" office:value-type="float" office:value="1807.04316666392" calcext:value-type="float">
            <text:p><text:s/>1,807 </text:p>
          </table:table-cell>
          <table:table-cell table:style-name="ce9" table:formula="of:=+[.HT28]*[.$B$6]/12" office:value-type="float" office:value="1798.19906230079" calcext:value-type="float">
            <text:p><text:s/>1,798 </text:p>
          </table:table-cell>
          <table:table-cell table:style-name="ce9" table:formula="of:=+[.HU28]*[.$B$6]/12" office:value-type="float" office:value="1789.31073741584" calcext:value-type="float">
            <text:p><text:s/>1,789 </text:p>
          </table:table-cell>
          <table:table-cell table:style-name="ce9" table:formula="of:=+[.HV28]*[.$B$6]/12" office:value-type="float" office:value="1780.37797090647" calcext:value-type="float">
            <text:p><text:s/>1,780 </text:p>
          </table:table-cell>
          <table:table-cell table:style-name="ce9" table:formula="of:=+[.HW28]*[.$B$6]/12" office:value-type="float" office:value="1771.40054056455" calcext:value-type="float">
            <text:p><text:s/>1,771 </text:p>
          </table:table-cell>
          <table:table-cell table:style-name="ce9" table:formula="of:=+[.HX28]*[.$B$6]/12" office:value-type="float" office:value="1762.37822307092" calcext:value-type="float">
            <text:p><text:s/>1,762 </text:p>
          </table:table-cell>
          <table:table-cell table:style-name="ce9" table:formula="of:=+[.HY28]*[.$B$6]/12" office:value-type="float" office:value="1753.31079398983" calcext:value-type="float">
            <text:p><text:s/>1,753 </text:p>
          </table:table-cell>
          <table:table-cell table:style-name="ce9" table:formula="of:=+[.HZ28]*[.$B$6]/12" office:value-type="float" office:value="1744.19802776333" calcext:value-type="float">
            <text:p><text:s/>1,744 </text:p>
          </table:table-cell>
          <table:table-cell table:style-name="ce9" table:formula="of:=+[.IA28]*[.$B$6]/12" office:value-type="float" office:value="1735.03969770569" calcext:value-type="float">
            <text:p><text:s/>1,735 </text:p>
          </table:table-cell>
          <table:table-cell table:style-name="ce9" table:formula="of:=+[.IB28]*[.$B$6]/12" office:value-type="float" office:value="1725.83557599777" calcext:value-type="float">
            <text:p><text:s/>1,726 </text:p>
          </table:table-cell>
          <table:table-cell table:style-name="ce9" table:formula="of:=+[.IC28]*[.$B$6]/12" office:value-type="float" office:value="1716.58543368131" calcext:value-type="float">
            <text:p><text:s/>1,717 </text:p>
          </table:table-cell>
          <table:table-cell table:style-name="ce9" table:formula="of:=+[.ID28]*[.$B$6]/12" office:value-type="float" office:value="1707.28904065326" calcext:value-type="float">
            <text:p><text:s/>1,707 </text:p>
          </table:table-cell>
          <table:table-cell table:style-name="ce9" table:formula="of:=+[.IE28]*[.$B$6]/12" office:value-type="float" office:value="1697.94616566008" calcext:value-type="float">
            <text:p><text:s/>1,698 </text:p>
          </table:table-cell>
          <table:table-cell table:style-name="ce9" table:formula="of:=+[.IF28]*[.$B$6]/12" office:value-type="float" office:value="1688.55657629193" calcext:value-type="float">
            <text:p><text:s/>1,689 </text:p>
          </table:table-cell>
          <table:table-cell table:style-name="ce9" table:formula="of:=+[.IG28]*[.$B$6]/12" office:value-type="float" office:value="1679.12003897694" calcext:value-type="float">
            <text:p><text:s/>1,679 </text:p>
          </table:table-cell>
          <table:table-cell table:style-name="ce9" table:formula="of:=+[.IH28]*[.$B$6]/12" office:value-type="float" office:value="1669.63631897537" calcext:value-type="float">
            <text:p><text:s/>1,670 </text:p>
          </table:table-cell>
          <table:table-cell table:style-name="ce9" table:formula="of:=+[.II28]*[.$B$6]/12" office:value-type="float" office:value="1660.1051803738" calcext:value-type="float">
            <text:p><text:s/>1,660 </text:p>
          </table:table-cell>
          <table:table-cell table:style-name="ce9" table:formula="of:=+[.IJ28]*[.$B$6]/12" office:value-type="float" office:value="1650.52638607922" calcext:value-type="float">
            <text:p><text:s/>1,651 </text:p>
          </table:table-cell>
          <table:table-cell table:style-name="ce9" table:formula="of:=+[.IK28]*[.$B$6]/12" office:value-type="float" office:value="1640.89969781316" calcext:value-type="float">
            <text:p><text:s/>1,641 </text:p>
          </table:table-cell>
          <table:table-cell table:style-name="ce9" table:formula="of:=+[.IL28]*[.$B$6]/12" office:value-type="float" office:value="1631.22487610578" calcext:value-type="float">
            <text:p><text:s/>1,631 </text:p>
          </table:table-cell>
          <table:table-cell table:style-name="ce9" table:formula="of:=+[.IM28]*[.$B$6]/12" office:value-type="float" office:value="1621.50168028986" calcext:value-type="float">
            <text:p><text:s/>1,622 </text:p>
          </table:table-cell>
          <table:table-cell table:style-name="ce9" table:formula="of:=+[.IN28]*[.$B$6]/12" office:value-type="float" office:value="1611.72986849486" calcext:value-type="float">
            <text:p><text:s/>1,612 </text:p>
          </table:table-cell>
          <table:table-cell table:style-name="ce9" table:formula="of:=+[.IO28]*[.$B$6]/12" office:value-type="float" office:value="1601.90919764088" calcext:value-type="float">
            <text:p><text:s/>1,602 </text:p>
          </table:table-cell>
          <table:table-cell table:style-name="ce9" table:formula="of:=+[.IP28]*[.$B$6]/12" office:value-type="float" office:value="1592.03942343263" calcext:value-type="float">
            <text:p><text:s/>1,592 </text:p>
          </table:table-cell>
          <table:table-cell table:style-name="ce9" table:formula="of:=+[.IQ28]*[.$B$6]/12" office:value-type="float" office:value="1582.12030035334" calcext:value-type="float">
            <text:p><text:s/>1,582 </text:p>
          </table:table-cell>
          <table:table-cell table:style-name="ce9" table:formula="of:=+[.IR28]*[.$B$6]/12" office:value-type="float" office:value="1572.15158165866" calcext:value-type="float">
            <text:p><text:s/>1,572 </text:p>
          </table:table-cell>
          <table:table-cell table:style-name="ce9" table:formula="of:=+[.IS28]*[.$B$6]/12" office:value-type="float" office:value="1562.1330193705" calcext:value-type="float">
            <text:p><text:s/>1,562 </text:p>
          </table:table-cell>
          <table:table-cell table:style-name="ce9" table:formula="of:=+[.IT28]*[.$B$6]/12" office:value-type="float" office:value="1552.06436427091" calcext:value-type="float">
            <text:p><text:s/>1,552 </text:p>
          </table:table-cell>
          <table:table-cell table:style-name="ce9" table:formula="of:=+[.IU28]*[.$B$6]/12" office:value-type="float" office:value="1541.94536589581" calcext:value-type="float">
            <text:p><text:s/>1,542 </text:p>
          </table:table-cell>
          <table:table-cell table:style-name="ce9" table:number-columns-repeated="768"/>
        </table:table-row>
        <table:table-row table:style-name="ro1">
          <table:table-cell office:value-type="string" calcext:value-type="string">
            <text:p>Mortage payment</text:p>
          </table:table-cell>
          <table:table-cell table:style-name="ce9"/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formula="of:=+[.$B$15]" office:value-type="float" office:value="3575.86403929013" calcext:value-type="float">
            <text:p><text:s/>3,576 </text:p>
          </table:table-cell>
          <table:table-cell table:style-name="ce9" table:number-columns-repeated="768"/>
        </table:table-row>
        <table:table-row table:style-name="ro1">
          <table:table-cell office:value-type="string" calcext:value-type="string">
            <text:p>Paid principal</text:p>
          </table:table-cell>
          <table:table-cell table:style-name="ce9"/>
          <table:table-cell table:style-name="ce9" table:formula="of:=+[.C32]-[.C31]" office:value-type="float" office:value="575.864039290133" calcext:value-type="float">
            <text:p><text:s/>576 </text:p>
          </table:table-cell>
          <table:table-cell table:style-name="ce9" table:formula="of:=+[.D32]-[.D31]" office:value-type="float" office:value="578.743359486584" calcext:value-type="float">
            <text:p><text:s/>579 </text:p>
          </table:table-cell>
          <table:table-cell table:style-name="ce9" table:formula="of:=+[.E32]-[.E31]" office:value-type="float" office:value="581.637076284017" calcext:value-type="float">
            <text:p><text:s/>582 </text:p>
          </table:table-cell>
          <table:table-cell table:style-name="ce9" table:formula="of:=+[.F32]-[.F31]" office:value-type="float" office:value="584.545261665437" calcext:value-type="float">
            <text:p><text:s/>585 </text:p>
          </table:table-cell>
          <table:table-cell table:style-name="ce9" table:formula="of:=+[.G32]-[.G31]" office:value-type="float" office:value="587.467987973764" calcext:value-type="float">
            <text:p><text:s/>587 </text:p>
          </table:table-cell>
          <table:table-cell table:style-name="ce9" table:formula="of:=+[.H32]-[.H31]" office:value-type="float" office:value="590.405327913632" calcext:value-type="float">
            <text:p><text:s/>590 </text:p>
          </table:table-cell>
          <table:table-cell table:style-name="ce9" table:formula="of:=+[.I32]-[.I31]" office:value-type="float" office:value="593.3573545532" calcext:value-type="float">
            <text:p><text:s/>593 </text:p>
          </table:table-cell>
          <table:table-cell table:style-name="ce9" table:formula="of:=+[.J32]-[.J31]" office:value-type="float" office:value="596.324141325967" calcext:value-type="float">
            <text:p><text:s/>596 </text:p>
          </table:table-cell>
          <table:table-cell table:style-name="ce9" table:formula="of:=+[.K32]-[.K31]" office:value-type="float" office:value="599.305762032597" calcext:value-type="float">
            <text:p><text:s/>599 </text:p>
          </table:table-cell>
          <table:table-cell table:style-name="ce9" table:formula="of:=+[.L32]-[.L31]" office:value-type="float" office:value="602.30229084276" calcext:value-type="float">
            <text:p><text:s/>602 </text:p>
          </table:table-cell>
          <table:table-cell table:style-name="ce9" table:formula="of:=+[.M32]-[.M31]" office:value-type="float" office:value="605.313802296973" calcext:value-type="float">
            <text:p><text:s/>605 </text:p>
          </table:table-cell>
          <table:table-cell table:style-name="ce9" table:formula="of:=+[.N32]-[.N31]" office:value-type="float" office:value="608.340371308458" calcext:value-type="float">
            <text:p><text:s/>608 </text:p>
          </table:table-cell>
          <table:table-cell table:style-name="ce9" table:formula="of:=+[.O32]-[.O31]" office:value-type="float" office:value="611.382073165001" calcext:value-type="float">
            <text:p><text:s/>611 </text:p>
          </table:table-cell>
          <table:table-cell table:style-name="ce9" table:formula="of:=+[.P32]-[.P31]" office:value-type="float" office:value="614.438983530826" calcext:value-type="float">
            <text:p><text:s/>614 </text:p>
          </table:table-cell>
          <table:table-cell table:style-name="ce9" table:formula="of:=+[.Q32]-[.Q31]" office:value-type="float" office:value="617.51117844848" calcext:value-type="float">
            <text:p><text:s/>618 </text:p>
          </table:table-cell>
          <table:table-cell table:style-name="ce9" table:formula="of:=+[.R32]-[.R31]" office:value-type="float" office:value="620.598734340722" calcext:value-type="float">
            <text:p><text:s/>621 </text:p>
          </table:table-cell>
          <table:table-cell table:style-name="ce9" table:formula="of:=+[.S32]-[.S31]" office:value-type="float" office:value="623.701728012426" calcext:value-type="float">
            <text:p><text:s/>624 </text:p>
          </table:table-cell>
          <table:table-cell table:style-name="ce9" table:formula="of:=+[.T32]-[.T31]" office:value-type="float" office:value="626.820236652488" calcext:value-type="float">
            <text:p><text:s/>627 </text:p>
          </table:table-cell>
          <table:table-cell table:style-name="ce9" table:formula="of:=+[.U32]-[.U31]" office:value-type="float" office:value="629.954337835751" calcext:value-type="float">
            <text:p><text:s/>630 </text:p>
          </table:table-cell>
          <table:table-cell table:style-name="ce9" table:formula="of:=+[.V32]-[.V31]" office:value-type="float" office:value="633.10410952493" calcext:value-type="float">
            <text:p><text:s/>633 </text:p>
          </table:table-cell>
          <table:table-cell table:style-name="ce9" table:formula="of:=+[.W32]-[.W31]" office:value-type="float" office:value="636.269630072555" calcext:value-type="float">
            <text:p><text:s/>636 </text:p>
          </table:table-cell>
          <table:table-cell table:style-name="ce9" table:formula="of:=+[.X32]-[.X31]" office:value-type="float" office:value="639.450978222917" calcext:value-type="float">
            <text:p><text:s/>639 </text:p>
          </table:table-cell>
          <table:table-cell table:style-name="ce9" table:formula="of:=+[.Y32]-[.Y31]" office:value-type="float" office:value="642.648233114031" calcext:value-type="float">
            <text:p><text:s/>643 </text:p>
          </table:table-cell>
          <table:table-cell table:style-name="ce9" table:formula="of:=+[.Z32]-[.Z31]" office:value-type="float" office:value="645.861474279602" calcext:value-type="float">
            <text:p><text:s/>646 </text:p>
          </table:table-cell>
          <table:table-cell table:style-name="ce9" table:formula="of:=+[.AA32]-[.AA31]" office:value-type="float" office:value="649.090781651" calcext:value-type="float">
            <text:p><text:s/>649 </text:p>
          </table:table-cell>
          <table:table-cell table:style-name="ce9" table:formula="of:=+[.AB32]-[.AB31]" office:value-type="float" office:value="652.336235559254" calcext:value-type="float">
            <text:p><text:s/>652 </text:p>
          </table:table-cell>
          <table:table-cell table:style-name="ce9" table:formula="of:=+[.AC32]-[.AC31]" office:value-type="float" office:value="655.597916737051" calcext:value-type="float">
            <text:p><text:s/>656 </text:p>
          </table:table-cell>
          <table:table-cell table:style-name="ce9" table:formula="of:=+[.AD32]-[.AD31]" office:value-type="float" office:value="658.875906320737" calcext:value-type="float">
            <text:p><text:s/>659 </text:p>
          </table:table-cell>
          <table:table-cell table:style-name="ce9" table:formula="of:=+[.AE32]-[.AE31]" office:value-type="float" office:value="662.17028585234" calcext:value-type="float">
            <text:p><text:s/>662 </text:p>
          </table:table-cell>
          <table:table-cell table:style-name="ce9" table:formula="of:=+[.AF32]-[.AF31]" office:value-type="float" office:value="665.481137281603" calcext:value-type="float">
            <text:p><text:s/>665 </text:p>
          </table:table-cell>
          <table:table-cell table:style-name="ce9" table:formula="of:=+[.AG32]-[.AG31]" office:value-type="float" office:value="668.80854296801" calcext:value-type="float">
            <text:p><text:s/>669 </text:p>
          </table:table-cell>
          <table:table-cell table:style-name="ce9" table:formula="of:=+[.AH32]-[.AH31]" office:value-type="float" office:value="672.152585682851" calcext:value-type="float">
            <text:p><text:s/>672 </text:p>
          </table:table-cell>
          <table:table-cell table:style-name="ce9" table:formula="of:=+[.AI32]-[.AI31]" office:value-type="float" office:value="675.513348611265" calcext:value-type="float">
            <text:p><text:s/>676 </text:p>
          </table:table-cell>
          <table:table-cell table:style-name="ce9" table:formula="of:=+[.AJ32]-[.AJ31]" office:value-type="float" office:value="678.890915354321" calcext:value-type="float">
            <text:p><text:s/>679 </text:p>
          </table:table-cell>
          <table:table-cell table:style-name="ce9" table:formula="of:=+[.AK32]-[.AK31]" office:value-type="float" office:value="682.285369931093" calcext:value-type="float">
            <text:p><text:s/>682 </text:p>
          </table:table-cell>
          <table:table-cell table:style-name="ce9" table:formula="of:=+[.AL32]-[.AL31]" office:value-type="float" office:value="685.696796780749" calcext:value-type="float">
            <text:p><text:s/>686 </text:p>
          </table:table-cell>
          <table:table-cell table:style-name="ce9" table:formula="of:=+[.AM32]-[.AM31]" office:value-type="float" office:value="689.125280764652" calcext:value-type="float">
            <text:p><text:s/>689 </text:p>
          </table:table-cell>
          <table:table-cell table:style-name="ce9" table:formula="of:=+[.AN32]-[.AN31]" office:value-type="float" office:value="692.570907168476" calcext:value-type="float">
            <text:p><text:s/>693 </text:p>
          </table:table-cell>
          <table:table-cell table:style-name="ce9" table:formula="of:=+[.AO32]-[.AO31]" office:value-type="float" office:value="696.033761704318" calcext:value-type="float">
            <text:p><text:s/>696 </text:p>
          </table:table-cell>
          <table:table-cell table:style-name="ce9" table:formula="of:=+[.AP32]-[.AP31]" office:value-type="float" office:value="699.51393051284" calcext:value-type="float">
            <text:p><text:s/>700 </text:p>
          </table:table-cell>
          <table:table-cell table:style-name="ce9" table:formula="of:=+[.AQ32]-[.AQ31]" office:value-type="float" office:value="703.011500165404" calcext:value-type="float">
            <text:p><text:s/>703 </text:p>
          </table:table-cell>
          <table:table-cell table:style-name="ce9" table:formula="of:=+[.AR32]-[.AR31]" office:value-type="float" office:value="706.526557666231" calcext:value-type="float">
            <text:p><text:s/>707 </text:p>
          </table:table-cell>
          <table:table-cell table:style-name="ce9" table:formula="of:=+[.AS32]-[.AS31]" office:value-type="float" office:value="710.059190454562" calcext:value-type="float">
            <text:p><text:s/>710 </text:p>
          </table:table-cell>
          <table:table-cell table:style-name="ce9" table:formula="of:=+[.AT32]-[.AT31]" office:value-type="float" office:value="713.609486406835" calcext:value-type="float">
            <text:p><text:s/>714 </text:p>
          </table:table-cell>
          <table:table-cell table:style-name="ce9" table:formula="of:=+[.AU32]-[.AU31]" office:value-type="float" office:value="717.177533838869" calcext:value-type="float">
            <text:p><text:s/>717 </text:p>
          </table:table-cell>
          <table:table-cell table:style-name="ce9" table:formula="of:=+[.AV32]-[.AV31]" office:value-type="float" office:value="720.763421508063" calcext:value-type="float">
            <text:p><text:s/>721 </text:p>
          </table:table-cell>
          <table:table-cell table:style-name="ce9" table:formula="of:=+[.AW32]-[.AW31]" office:value-type="float" office:value="724.367238615604" calcext:value-type="float">
            <text:p><text:s/>724 </text:p>
          </table:table-cell>
          <table:table-cell table:style-name="ce9" table:formula="of:=+[.AX32]-[.AX31]" office:value-type="float" office:value="727.989074808682" calcext:value-type="float">
            <text:p><text:s/>728 </text:p>
          </table:table-cell>
          <table:table-cell table:style-name="ce9" table:formula="of:=+[.AY32]-[.AY31]" office:value-type="float" office:value="731.629020182725" calcext:value-type="float">
            <text:p><text:s/>732 </text:p>
          </table:table-cell>
          <table:table-cell table:style-name="ce9" table:formula="of:=+[.AZ32]-[.AZ31]" office:value-type="float" office:value="735.287165283639" calcext:value-type="float">
            <text:p><text:s/>735 </text:p>
          </table:table-cell>
          <table:table-cell table:style-name="ce9" table:formula="of:=+[.BA32]-[.BA31]" office:value-type="float" office:value="738.963601110057" calcext:value-type="float">
            <text:p><text:s/>739 </text:p>
          </table:table-cell>
          <table:table-cell table:style-name="ce9" table:formula="of:=+[.BB32]-[.BB31]" office:value-type="float" office:value="742.658419115608" calcext:value-type="float">
            <text:p><text:s/>743 </text:p>
          </table:table-cell>
          <table:table-cell table:style-name="ce9" table:formula="of:=+[.BC32]-[.BC31]" office:value-type="float" office:value="746.371711211185" calcext:value-type="float">
            <text:p><text:s/>746 </text:p>
          </table:table-cell>
          <table:table-cell table:style-name="ce9" table:formula="of:=+[.BD32]-[.BD31]" office:value-type="float" office:value="750.103569767241" calcext:value-type="float">
            <text:p><text:s/>750 </text:p>
          </table:table-cell>
          <table:table-cell table:style-name="ce9" table:formula="of:=+[.BE32]-[.BE31]" office:value-type="float" office:value="753.854087616077" calcext:value-type="float">
            <text:p><text:s/>754 </text:p>
          </table:table-cell>
          <table:table-cell table:style-name="ce9" table:formula="of:=+[.BF32]-[.BF31]" office:value-type="float" office:value="757.623358054158" calcext:value-type="float">
            <text:p><text:s/>758 </text:p>
          </table:table-cell>
          <table:table-cell table:style-name="ce9" table:formula="of:=+[.BG32]-[.BG31]" office:value-type="float" office:value="761.411474844429" calcext:value-type="float">
            <text:p><text:s/>761 </text:p>
          </table:table-cell>
          <table:table-cell table:style-name="ce9" table:formula="of:=+[.BH32]-[.BH31]" office:value-type="float" office:value="765.218532218651" calcext:value-type="float">
            <text:p><text:s/>765 </text:p>
          </table:table-cell>
          <table:table-cell table:style-name="ce9" table:formula="of:=+[.BI32]-[.BI31]" office:value-type="float" office:value="769.044624879744" calcext:value-type="float">
            <text:p><text:s/>769 </text:p>
          </table:table-cell>
          <table:table-cell table:style-name="ce9" table:formula="of:=+[.BJ32]-[.BJ31]" office:value-type="float" office:value="772.889848004143" calcext:value-type="float">
            <text:p><text:s/>773 </text:p>
          </table:table-cell>
          <table:table-cell table:style-name="ce9" table:formula="of:=+[.BK32]-[.BK31]" office:value-type="float" office:value="776.754297244163" calcext:value-type="float">
            <text:p><text:s/>777 </text:p>
          </table:table-cell>
          <table:table-cell table:style-name="ce9" table:formula="of:=+[.BL32]-[.BL31]" office:value-type="float" office:value="780.638068730384" calcext:value-type="float">
            <text:p><text:s/>781 </text:p>
          </table:table-cell>
          <table:table-cell table:style-name="ce9" table:formula="of:=+[.BM32]-[.BM31]" office:value-type="float" office:value="784.541259074035" calcext:value-type="float">
            <text:p><text:s/>785 </text:p>
          </table:table-cell>
          <table:table-cell table:style-name="ce9" table:formula="of:=+[.BN32]-[.BN31]" office:value-type="float" office:value="788.463965369405" calcext:value-type="float">
            <text:p><text:s/>788 </text:p>
          </table:table-cell>
          <table:table-cell table:style-name="ce9" table:formula="of:=+[.BO32]-[.BO31]" office:value-type="float" office:value="792.406285196252" calcext:value-type="float">
            <text:p><text:s/>792 </text:p>
          </table:table-cell>
          <table:table-cell table:style-name="ce9" table:formula="of:=+[.BP32]-[.BP31]" office:value-type="float" office:value="796.368316622234" calcext:value-type="float">
            <text:p><text:s/>796 </text:p>
          </table:table-cell>
          <table:table-cell table:style-name="ce9" table:formula="of:=+[.BQ32]-[.BQ31]" office:value-type="float" office:value="800.350158205345" calcext:value-type="float">
            <text:p><text:s/>800 </text:p>
          </table:table-cell>
          <table:table-cell table:style-name="ce9" table:formula="of:=+[.BR32]-[.BR31]" office:value-type="float" office:value="804.351908996372" calcext:value-type="float">
            <text:p><text:s/>804 </text:p>
          </table:table-cell>
          <table:table-cell table:style-name="ce9" table:formula="of:=+[.BS32]-[.BS31]" office:value-type="float" office:value="808.373668541354" calcext:value-type="float">
            <text:p><text:s/>808 </text:p>
          </table:table-cell>
          <table:table-cell table:style-name="ce9" table:formula="of:=+[.BT32]-[.BT31]" office:value-type="float" office:value="812.41553688406" calcext:value-type="float">
            <text:p><text:s/>812 </text:p>
          </table:table-cell>
          <table:table-cell table:style-name="ce9" table:formula="of:=+[.BU32]-[.BU31]" office:value-type="float" office:value="816.477614568481" calcext:value-type="float">
            <text:p><text:s/>816 </text:p>
          </table:table-cell>
          <table:table-cell table:style-name="ce9" table:formula="of:=+[.BV32]-[.BV31]" office:value-type="float" office:value="820.560002641323" calcext:value-type="float">
            <text:p><text:s/>821 </text:p>
          </table:table-cell>
          <table:table-cell table:style-name="ce9" table:formula="of:=+[.BW32]-[.BW31]" office:value-type="float" office:value="824.66280265453" calcext:value-type="float">
            <text:p><text:s/>825 </text:p>
          </table:table-cell>
          <table:table-cell table:style-name="ce9" table:formula="of:=+[.BX32]-[.BX31]" office:value-type="float" office:value="828.786116667802" calcext:value-type="float">
            <text:p><text:s/>829 </text:p>
          </table:table-cell>
          <table:table-cell table:style-name="ce9" table:formula="of:=+[.BY32]-[.BY31]" office:value-type="float" office:value="832.930047251141" calcext:value-type="float">
            <text:p><text:s/>833 </text:p>
          </table:table-cell>
          <table:table-cell table:style-name="ce9" table:formula="of:=+[.BZ32]-[.BZ31]" office:value-type="float" office:value="837.094697487397" calcext:value-type="float">
            <text:p><text:s/>837 </text:p>
          </table:table-cell>
          <table:table-cell table:style-name="ce9" table:formula="of:=+[.CA32]-[.CA31]" office:value-type="float" office:value="841.280170974834" calcext:value-type="float">
            <text:p><text:s/>841 </text:p>
          </table:table-cell>
          <table:table-cell table:style-name="ce9" table:formula="of:=+[.CB32]-[.CB31]" office:value-type="float" office:value="845.486571829708" calcext:value-type="float">
            <text:p><text:s/>845 </text:p>
          </table:table-cell>
          <table:table-cell table:style-name="ce9" table:formula="of:=+[.CC32]-[.CC31]" office:value-type="float" office:value="849.714004688857" calcext:value-type="float">
            <text:p><text:s/>850 </text:p>
          </table:table-cell>
          <table:table-cell table:style-name="ce9" table:formula="of:=+[.CD32]-[.CD31]" office:value-type="float" office:value="853.962574712301" calcext:value-type="float">
            <text:p><text:s/>854 </text:p>
          </table:table-cell>
          <table:table-cell table:style-name="ce9" table:formula="of:=+[.CE32]-[.CE31]" office:value-type="float" office:value="858.232387585863" calcext:value-type="float">
            <text:p><text:s/>858 </text:p>
          </table:table-cell>
          <table:table-cell table:style-name="ce9" table:formula="of:=+[.CF32]-[.CF31]" office:value-type="float" office:value="862.523549523793" calcext:value-type="float">
            <text:p><text:s/>863 </text:p>
          </table:table-cell>
          <table:table-cell table:style-name="ce9" table:formula="of:=+[.CG32]-[.CG31]" office:value-type="float" office:value="866.836167271412" calcext:value-type="float">
            <text:p><text:s/>867 </text:p>
          </table:table-cell>
          <table:table-cell table:style-name="ce9" table:formula="of:=+[.CH32]-[.CH31]" office:value-type="float" office:value="871.170348107768" calcext:value-type="float">
            <text:p><text:s/>871 </text:p>
          </table:table-cell>
          <table:table-cell table:style-name="ce9" table:formula="of:=+[.CI32]-[.CI31]" office:value-type="float" office:value="875.526199848308" calcext:value-type="float">
            <text:p><text:s/>876 </text:p>
          </table:table-cell>
          <table:table-cell table:style-name="ce9" table:formula="of:=+[.CJ32]-[.CJ31]" office:value-type="float" office:value="879.903830847549" calcext:value-type="float">
            <text:p><text:s/>880 </text:p>
          </table:table-cell>
          <table:table-cell table:style-name="ce9" table:formula="of:=+[.CK32]-[.CK31]" office:value-type="float" office:value="884.303350001787" calcext:value-type="float">
            <text:p><text:s/>884 </text:p>
          </table:table-cell>
          <table:table-cell table:style-name="ce9" table:formula="of:=+[.CL32]-[.CL31]" office:value-type="float" office:value="888.724866751796" calcext:value-type="float">
            <text:p><text:s/>889 </text:p>
          </table:table-cell>
          <table:table-cell table:style-name="ce9" table:formula="of:=+[.CM32]-[.CM31]" office:value-type="float" office:value="893.168491085555" calcext:value-type="float">
            <text:p><text:s/>893 </text:p>
          </table:table-cell>
          <table:table-cell table:style-name="ce9" table:formula="of:=+[.CN32]-[.CN31]" office:value-type="float" office:value="897.634333540982" calcext:value-type="float">
            <text:p><text:s/>898 </text:p>
          </table:table-cell>
          <table:table-cell table:style-name="ce9" table:formula="of:=+[.CO32]-[.CO31]" office:value-type="float" office:value="902.122505208687" calcext:value-type="float">
            <text:p><text:s/>902 </text:p>
          </table:table-cell>
          <table:table-cell table:style-name="ce9" table:formula="of:=+[.CP32]-[.CP31]" office:value-type="float" office:value="906.633117734731" calcext:value-type="float">
            <text:p><text:s/>907 </text:p>
          </table:table-cell>
          <table:table-cell table:style-name="ce9" table:formula="of:=+[.CQ32]-[.CQ31]" office:value-type="float" office:value="911.166283323404" calcext:value-type="float">
            <text:p><text:s/>911 </text:p>
          </table:table-cell>
          <table:table-cell table:style-name="ce9" table:formula="of:=+[.CR32]-[.CR31]" office:value-type="float" office:value="915.722114740022" calcext:value-type="float">
            <text:p><text:s/>916 </text:p>
          </table:table-cell>
          <table:table-cell table:style-name="ce9" table:formula="of:=+[.CS32]-[.CS31]" office:value-type="float" office:value="920.300725313722" calcext:value-type="float">
            <text:p><text:s/>920 </text:p>
          </table:table-cell>
          <table:table-cell table:style-name="ce9" table:formula="of:=+[.CT32]-[.CT31]" office:value-type="float" office:value="924.902228940291" calcext:value-type="float">
            <text:p><text:s/>925 </text:p>
          </table:table-cell>
          <table:table-cell table:style-name="ce9" table:formula="of:=+[.CU32]-[.CU31]" office:value-type="float" office:value="929.526740084992" calcext:value-type="float">
            <text:p><text:s/>930 </text:p>
          </table:table-cell>
          <table:table-cell table:style-name="ce9" table:formula="of:=+[.CV32]-[.CV31]" office:value-type="float" office:value="934.174373785417" calcext:value-type="float">
            <text:p><text:s/>934 </text:p>
          </table:table-cell>
          <table:table-cell table:style-name="ce9" table:formula="of:=+[.CW32]-[.CW31]" office:value-type="float" office:value="938.845245654344" calcext:value-type="float">
            <text:p><text:s/>939 </text:p>
          </table:table-cell>
          <table:table-cell table:style-name="ce9" table:formula="of:=+[.CX32]-[.CX31]" office:value-type="float" office:value="943.539471882615" calcext:value-type="float">
            <text:p><text:s/>944 </text:p>
          </table:table-cell>
          <table:table-cell table:style-name="ce9" table:formula="of:=+[.CY32]-[.CY31]" office:value-type="float" office:value="948.257169242029" calcext:value-type="float">
            <text:p><text:s/>948 </text:p>
          </table:table-cell>
          <table:table-cell table:style-name="ce9" table:formula="of:=+[.CZ32]-[.CZ31]" office:value-type="float" office:value="952.998455088239" calcext:value-type="float">
            <text:p><text:s/>953 </text:p>
          </table:table-cell>
          <table:table-cell table:style-name="ce9" table:formula="of:=+[.DA32]-[.DA31]" office:value-type="float" office:value="957.76344736368" calcext:value-type="float">
            <text:p><text:s/>958 </text:p>
          </table:table-cell>
          <table:table-cell table:style-name="ce9" table:formula="of:=+[.DB32]-[.DB31]" office:value-type="float" office:value="962.552264600498" calcext:value-type="float">
            <text:p><text:s/>963 </text:p>
          </table:table-cell>
          <table:table-cell table:style-name="ce9" table:formula="of:=+[.DC32]-[.DC31]" office:value-type="float" office:value="967.365025923501" calcext:value-type="float">
            <text:p><text:s/>967 </text:p>
          </table:table-cell>
          <table:table-cell table:style-name="ce9" table:formula="of:=+[.DD32]-[.DD31]" office:value-type="float" office:value="972.201851053119" calcext:value-type="float">
            <text:p><text:s/>972 </text:p>
          </table:table-cell>
          <table:table-cell table:style-name="ce9" table:formula="of:=+[.DE32]-[.DE31]" office:value-type="float" office:value="977.062860308384" calcext:value-type="float">
            <text:p><text:s/>977 </text:p>
          </table:table-cell>
          <table:table-cell table:style-name="ce9" table:formula="of:=+[.DF32]-[.DF31]" office:value-type="float" office:value="981.948174609926" calcext:value-type="float">
            <text:p><text:s/>982 </text:p>
          </table:table-cell>
          <table:table-cell table:style-name="ce9" table:formula="of:=+[.DG32]-[.DG31]" office:value-type="float" office:value="986.857915482976" calcext:value-type="float">
            <text:p><text:s/>987 </text:p>
          </table:table-cell>
          <table:table-cell table:style-name="ce9" table:formula="of:=+[.DH32]-[.DH31]" office:value-type="float" office:value="991.792205060391" calcext:value-type="float">
            <text:p><text:s/>992 </text:p>
          </table:table-cell>
          <table:table-cell table:style-name="ce9" table:formula="of:=+[.DI32]-[.DI31]" office:value-type="float" office:value="996.751166085693" calcext:value-type="float">
            <text:p><text:s/>997 </text:p>
          </table:table-cell>
          <table:table-cell table:style-name="ce9" table:formula="of:=+[.DJ32]-[.DJ31]" office:value-type="float" office:value="1001.73492191612" calcext:value-type="float">
            <text:p><text:s/>1,002 </text:p>
          </table:table-cell>
          <table:table-cell table:style-name="ce9" table:formula="of:=+[.DK32]-[.DK31]" office:value-type="float" office:value="1006.7435965257" calcext:value-type="float">
            <text:p><text:s/>1,007 </text:p>
          </table:table-cell>
          <table:table-cell table:style-name="ce9" table:formula="of:=+[.DL32]-[.DL31]" office:value-type="float" office:value="1011.77731450833" calcext:value-type="float">
            <text:p><text:s/>1,012 </text:p>
          </table:table-cell>
          <table:table-cell table:style-name="ce9" table:formula="of:=+[.DM32]-[.DM31]" office:value-type="float" office:value="1016.83620108087" calcext:value-type="float">
            <text:p><text:s/>1,017 </text:p>
          </table:table-cell>
          <table:table-cell table:style-name="ce9" table:formula="of:=+[.DN32]-[.DN31]" office:value-type="float" office:value="1021.92038208628" calcext:value-type="float">
            <text:p><text:s/>1,022 </text:p>
          </table:table-cell>
          <table:table-cell table:style-name="ce9" table:formula="of:=+[.DO32]-[.DO31]" office:value-type="float" office:value="1027.02998399671" calcext:value-type="float">
            <text:p><text:s/>1,027 </text:p>
          </table:table-cell>
          <table:table-cell table:style-name="ce9" table:formula="of:=+[.DP32]-[.DP31]" office:value-type="float" office:value="1032.16513391669" calcext:value-type="float">
            <text:p><text:s/>1,032 </text:p>
          </table:table-cell>
          <table:table-cell table:style-name="ce9" table:formula="of:=+[.DQ32]-[.DQ31]" office:value-type="float" office:value="1037.32595958627" calcext:value-type="float">
            <text:p><text:s/>1,037 </text:p>
          </table:table-cell>
          <table:table-cell table:style-name="ce9" table:formula="of:=+[.DR32]-[.DR31]" office:value-type="float" office:value="1042.51258938421" calcext:value-type="float">
            <text:p><text:s/>1,043 </text:p>
          </table:table-cell>
          <table:table-cell table:style-name="ce9" table:formula="of:=+[.DS32]-[.DS31]" office:value-type="float" office:value="1047.72515233113" calcext:value-type="float">
            <text:p><text:s/>1,048 </text:p>
          </table:table-cell>
          <table:table-cell table:style-name="ce9" table:formula="of:=+[.DT32]-[.DT31]" office:value-type="float" office:value="1052.96377809278" calcext:value-type="float">
            <text:p><text:s/>1,053 </text:p>
          </table:table-cell>
          <table:table-cell table:style-name="ce9" table:formula="of:=+[.DU32]-[.DU31]" office:value-type="float" office:value="1058.22859698325" calcext:value-type="float">
            <text:p><text:s/>1,058 </text:p>
          </table:table-cell>
          <table:table-cell table:style-name="ce9" table:formula="of:=+[.DV32]-[.DV31]" office:value-type="float" office:value="1063.51973996816" calcext:value-type="float">
            <text:p><text:s/>1,064 </text:p>
          </table:table-cell>
          <table:table-cell table:style-name="ce9" table:formula="of:=+[.DW32]-[.DW31]" office:value-type="float" office:value="1068.837338668" calcext:value-type="float">
            <text:p><text:s/>1,069 </text:p>
          </table:table-cell>
          <table:table-cell table:style-name="ce9" table:formula="of:=+[.DX32]-[.DX31]" office:value-type="float" office:value="1074.18152536134" calcext:value-type="float">
            <text:p><text:s/>1,074 </text:p>
          </table:table-cell>
          <table:table-cell table:style-name="ce9" table:formula="of:=+[.DY32]-[.DY31]" office:value-type="float" office:value="1079.55243298815" calcext:value-type="float">
            <text:p><text:s/>1,080 </text:p>
          </table:table-cell>
          <table:table-cell table:style-name="ce9" table:formula="of:=+[.DZ32]-[.DZ31]" office:value-type="float" office:value="1084.95019515309" calcext:value-type="float">
            <text:p><text:s/>1,085 </text:p>
          </table:table-cell>
          <table:table-cell table:style-name="ce9" table:formula="of:=+[.EA32]-[.EA31]" office:value-type="float" office:value="1090.37494612886" calcext:value-type="float">
            <text:p><text:s/>1,090 </text:p>
          </table:table-cell>
          <table:table-cell table:style-name="ce9" table:formula="of:=+[.EB32]-[.EB31]" office:value-type="float" office:value="1095.8268208595" calcext:value-type="float">
            <text:p><text:s/>1,096 </text:p>
          </table:table-cell>
          <table:table-cell table:style-name="ce9" table:formula="of:=+[.EC32]-[.EC31]" office:value-type="float" office:value="1101.3059549638" calcext:value-type="float">
            <text:p><text:s/>1,101 </text:p>
          </table:table-cell>
          <table:table-cell table:style-name="ce9" table:formula="of:=+[.ED32]-[.ED31]" office:value-type="float" office:value="1106.81248473862" calcext:value-type="float">
            <text:p><text:s/>1,107 </text:p>
          </table:table-cell>
          <table:table-cell table:style-name="ce9" table:formula="of:=+[.EE32]-[.EE31]" office:value-type="float" office:value="1112.34654716231" calcext:value-type="float">
            <text:p><text:s/>1,112 </text:p>
          </table:table-cell>
          <table:table-cell table:style-name="ce9" table:formula="of:=+[.EF32]-[.EF31]" office:value-type="float" office:value="1117.90827989812" calcext:value-type="float">
            <text:p><text:s/>1,118 </text:p>
          </table:table-cell>
          <table:table-cell table:style-name="ce9" table:formula="of:=+[.EG32]-[.EG31]" office:value-type="float" office:value="1123.49782129761" calcext:value-type="float">
            <text:p><text:s/>1,123 </text:p>
          </table:table-cell>
          <table:table-cell table:style-name="ce9" table:formula="of:=+[.EH32]-[.EH31]" office:value-type="float" office:value="1129.1153104041" calcext:value-type="float">
            <text:p><text:s/>1,129 </text:p>
          </table:table-cell>
          <table:table-cell table:style-name="ce9" table:formula="of:=+[.EI32]-[.EI31]" office:value-type="float" office:value="1134.76088695612" calcext:value-type="float">
            <text:p><text:s/>1,135 </text:p>
          </table:table-cell>
          <table:table-cell table:style-name="ce9" table:formula="of:=+[.EJ32]-[.EJ31]" office:value-type="float" office:value="1140.4346913909" calcext:value-type="float">
            <text:p><text:s/>1,140 </text:p>
          </table:table-cell>
          <table:table-cell table:style-name="ce9" table:formula="of:=+[.EK32]-[.EK31]" office:value-type="float" office:value="1146.13686484786" calcext:value-type="float">
            <text:p><text:s/>1,146 </text:p>
          </table:table-cell>
          <table:table-cell table:style-name="ce9" table:formula="of:=+[.EL32]-[.EL31]" office:value-type="float" office:value="1151.8675491721" calcext:value-type="float">
            <text:p><text:s/>1,152 </text:p>
          </table:table-cell>
          <table:table-cell table:style-name="ce9" table:formula="of:=+[.EM32]-[.EM31]" office:value-type="float" office:value="1157.62688691796" calcext:value-type="float">
            <text:p><text:s/>1,158 </text:p>
          </table:table-cell>
          <table:table-cell table:style-name="ce9" table:formula="of:=+[.EN32]-[.EN31]" office:value-type="float" office:value="1163.41502135255" calcext:value-type="float">
            <text:p><text:s/>1,163 </text:p>
          </table:table-cell>
          <table:table-cell table:style-name="ce9" table:formula="of:=+[.EO32]-[.EO31]" office:value-type="float" office:value="1169.23209645931" calcext:value-type="float">
            <text:p><text:s/>1,169 </text:p>
          </table:table-cell>
          <table:table-cell table:style-name="ce9" table:formula="of:=+[.EP32]-[.EP31]" office:value-type="float" office:value="1175.0782569416" calcext:value-type="float">
            <text:p><text:s/>1,175 </text:p>
          </table:table-cell>
          <table:table-cell table:style-name="ce9" table:formula="of:=+[.EQ32]-[.EQ31]" office:value-type="float" office:value="1180.95364822631" calcext:value-type="float">
            <text:p><text:s/>1,181 </text:p>
          </table:table-cell>
          <table:table-cell table:style-name="ce9" table:formula="of:=+[.ER32]-[.ER31]" office:value-type="float" office:value="1186.85841646744" calcext:value-type="float">
            <text:p><text:s/>1,187 </text:p>
          </table:table-cell>
          <table:table-cell table:style-name="ce9" table:formula="of:=+[.ES32]-[.ES31]" office:value-type="float" office:value="1192.79270854978" calcext:value-type="float">
            <text:p><text:s/>1,193 </text:p>
          </table:table-cell>
          <table:table-cell table:style-name="ce9" table:formula="of:=+[.ET32]-[.ET31]" office:value-type="float" office:value="1198.75667209253" calcext:value-type="float">
            <text:p><text:s/>1,199 </text:p>
          </table:table-cell>
          <table:table-cell table:style-name="ce9" table:formula="of:=+[.EU32]-[.EU31]" office:value-type="float" office:value="1204.75045545299" calcext:value-type="float">
            <text:p><text:s/>1,205 </text:p>
          </table:table-cell>
          <table:table-cell table:style-name="ce9" table:formula="of:=+[.EV32]-[.EV31]" office:value-type="float" office:value="1210.77420773026" calcext:value-type="float">
            <text:p><text:s/>1,211 </text:p>
          </table:table-cell>
          <table:table-cell table:style-name="ce9" table:formula="of:=+[.EW32]-[.EW31]" office:value-type="float" office:value="1216.82807876891" calcext:value-type="float">
            <text:p><text:s/>1,217 </text:p>
          </table:table-cell>
          <table:table-cell table:style-name="ce9" table:formula="of:=+[.EX32]-[.EX31]" office:value-type="float" office:value="1222.91221916275" calcext:value-type="float">
            <text:p><text:s/>1,223 </text:p>
          </table:table-cell>
          <table:table-cell table:style-name="ce9" table:formula="of:=+[.EY32]-[.EY31]" office:value-type="float" office:value="1229.02678025857" calcext:value-type="float">
            <text:p><text:s/>1,229 </text:p>
          </table:table-cell>
          <table:table-cell table:style-name="ce9" table:formula="of:=+[.EZ32]-[.EZ31]" office:value-type="float" office:value="1235.17191415986" calcext:value-type="float">
            <text:p><text:s/>1,235 </text:p>
          </table:table-cell>
          <table:table-cell table:style-name="ce9" table:formula="of:=+[.FA32]-[.FA31]" office:value-type="float" office:value="1241.34777373066" calcext:value-type="float">
            <text:p><text:s/>1,241 </text:p>
          </table:table-cell>
          <table:table-cell table:style-name="ce9" table:formula="of:=+[.FB32]-[.FB31]" office:value-type="float" office:value="1247.55451259931" calcext:value-type="float">
            <text:p><text:s/>1,248 </text:p>
          </table:table-cell>
          <table:table-cell table:style-name="ce9" table:formula="of:=+[.FC32]-[.FC31]" office:value-type="float" office:value="1253.79228516231" calcext:value-type="float">
            <text:p><text:s/>1,254 </text:p>
          </table:table-cell>
          <table:table-cell table:style-name="ce9" table:formula="of:=+[.FD32]-[.FD31]" office:value-type="float" office:value="1260.06124658812" calcext:value-type="float">
            <text:p><text:s/>1,260 </text:p>
          </table:table-cell>
          <table:table-cell table:style-name="ce9" table:formula="of:=+[.FE32]-[.FE31]" office:value-type="float" office:value="1266.36155282106" calcext:value-type="float">
            <text:p><text:s/>1,266 </text:p>
          </table:table-cell>
          <table:table-cell table:style-name="ce9" table:formula="of:=+[.FF32]-[.FF31]" office:value-type="float" office:value="1272.69336058517" calcext:value-type="float">
            <text:p><text:s/>1,273 </text:p>
          </table:table-cell>
          <table:table-cell table:style-name="ce9" table:formula="of:=+[.FG32]-[.FG31]" office:value-type="float" office:value="1279.05682738809" calcext:value-type="float">
            <text:p><text:s/>1,279 </text:p>
          </table:table-cell>
          <table:table-cell table:style-name="ce9" table:formula="of:=+[.FH32]-[.FH31]" office:value-type="float" office:value="1285.45211152503" calcext:value-type="float">
            <text:p><text:s/>1,285 </text:p>
          </table:table-cell>
          <table:table-cell table:style-name="ce9" table:formula="of:=+[.FI32]-[.FI31]" office:value-type="float" office:value="1291.87937208266" calcext:value-type="float">
            <text:p><text:s/>1,292 </text:p>
          </table:table-cell>
          <table:table-cell table:style-name="ce9" table:formula="of:=+[.FJ32]-[.FJ31]" office:value-type="float" office:value="1298.33876894307" calcext:value-type="float">
            <text:p><text:s/>1,298 </text:p>
          </table:table-cell>
          <table:table-cell table:style-name="ce9" table:formula="of:=+[.FK32]-[.FK31]" office:value-type="float" office:value="1304.83046278779" calcext:value-type="float">
            <text:p><text:s/>1,305 </text:p>
          </table:table-cell>
          <table:table-cell table:style-name="ce9" table:formula="of:=+[.FL32]-[.FL31]" office:value-type="float" office:value="1311.35461510173" calcext:value-type="float">
            <text:p><text:s/>1,311 </text:p>
          </table:table-cell>
          <table:table-cell table:style-name="ce9" table:formula="of:=+[.FM32]-[.FM31]" office:value-type="float" office:value="1317.91138817723" calcext:value-type="float">
            <text:p><text:s/>1,318 </text:p>
          </table:table-cell>
          <table:table-cell table:style-name="ce9" table:formula="of:=+[.FN32]-[.FN31]" office:value-type="float" office:value="1324.50094511812" calcext:value-type="float">
            <text:p><text:s/>1,325 </text:p>
          </table:table-cell>
          <table:table-cell table:style-name="ce9" table:formula="of:=+[.FO32]-[.FO31]" office:value-type="float" office:value="1331.12344984371" calcext:value-type="float">
            <text:p><text:s/>1,331 </text:p>
          </table:table-cell>
          <table:table-cell table:style-name="ce9" table:formula="of:=+[.FP32]-[.FP31]" office:value-type="float" office:value="1337.77906709293" calcext:value-type="float">
            <text:p><text:s/>1,338 </text:p>
          </table:table-cell>
          <table:table-cell table:style-name="ce9" table:formula="of:=+[.FQ32]-[.FQ31]" office:value-type="float" office:value="1344.46796242839" calcext:value-type="float">
            <text:p><text:s/>1,344 </text:p>
          </table:table-cell>
          <table:table-cell table:style-name="ce9" table:formula="of:=+[.FR32]-[.FR31]" office:value-type="float" office:value="1351.19030224054" calcext:value-type="float">
            <text:p><text:s/>1,351 </text:p>
          </table:table-cell>
          <table:table-cell table:style-name="ce9" table:formula="of:=+[.FS32]-[.FS31]" office:value-type="float" office:value="1357.94625375174" calcext:value-type="float">
            <text:p><text:s/>1,358 </text:p>
          </table:table-cell>
          <table:table-cell table:style-name="ce9" table:formula="of:=+[.FT32]-[.FT31]" office:value-type="float" office:value="1364.7359850205" calcext:value-type="float">
            <text:p><text:s/>1,365 </text:p>
          </table:table-cell>
          <table:table-cell table:style-name="ce9" table:formula="of:=+[.FU32]-[.FU31]" office:value-type="float" office:value="1371.5596649456" calcext:value-type="float">
            <text:p><text:s/>1,372 </text:p>
          </table:table-cell>
          <table:table-cell table:style-name="ce9" table:formula="of:=+[.FV32]-[.FV31]" office:value-type="float" office:value="1378.41746327033" calcext:value-type="float">
            <text:p><text:s/>1,378 </text:p>
          </table:table-cell>
          <table:table-cell table:style-name="ce9" table:formula="of:=+[.FW32]-[.FW31]" office:value-type="float" office:value="1385.30955058668" calcext:value-type="float">
            <text:p><text:s/>1,385 </text:p>
          </table:table-cell>
          <table:table-cell table:style-name="ce9" table:formula="of:=+[.FX32]-[.FX31]" office:value-type="float" office:value="1392.23609833961" calcext:value-type="float">
            <text:p><text:s/>1,392 </text:p>
          </table:table-cell>
          <table:table-cell table:style-name="ce9" table:formula="of:=+[.FY32]-[.FY31]" office:value-type="float" office:value="1399.19727883131" calcext:value-type="float">
            <text:p><text:s/>1,399 </text:p>
          </table:table-cell>
          <table:table-cell table:style-name="ce9" table:formula="of:=+[.FZ32]-[.FZ31]" office:value-type="float" office:value="1406.19326522547" calcext:value-type="float">
            <text:p><text:s/>1,406 </text:p>
          </table:table-cell>
          <table:table-cell table:style-name="ce9" table:formula="of:=+[.GA32]-[.GA31]" office:value-type="float" office:value="1413.2242315516" calcext:value-type="float">
            <text:p><text:s/>1,413 </text:p>
          </table:table-cell>
          <table:table-cell table:style-name="ce9" table:formula="of:=+[.GB32]-[.GB31]" office:value-type="float" office:value="1420.29035270935" calcext:value-type="float">
            <text:p><text:s/>1,420 </text:p>
          </table:table-cell>
          <table:table-cell table:style-name="ce9" table:formula="of:=+[.GC32]-[.GC31]" office:value-type="float" office:value="1427.3918044729" calcext:value-type="float">
            <text:p><text:s/>1,427 </text:p>
          </table:table-cell>
          <table:table-cell table:style-name="ce9" table:formula="of:=+[.GD32]-[.GD31]" office:value-type="float" office:value="1434.52876349526" calcext:value-type="float">
            <text:p><text:s/>1,435 </text:p>
          </table:table-cell>
          <table:table-cell table:style-name="ce9" table:formula="of:=+[.GE32]-[.GE31]" office:value-type="float" office:value="1441.70140731274" calcext:value-type="float">
            <text:p><text:s/>1,442 </text:p>
          </table:table-cell>
          <table:table-cell table:style-name="ce9" table:formula="of:=+[.GF32]-[.GF31]" office:value-type="float" office:value="1448.90991434931" calcext:value-type="float">
            <text:p><text:s/>1,449 </text:p>
          </table:table-cell>
          <table:table-cell table:style-name="ce9" table:formula="of:=+[.GG32]-[.GG31]" office:value-type="float" office:value="1456.15446392105" calcext:value-type="float">
            <text:p><text:s/>1,456 </text:p>
          </table:table-cell>
          <table:table-cell table:style-name="ce9" table:formula="of:=+[.GH32]-[.GH31]" office:value-type="float" office:value="1463.43523624066" calcext:value-type="float">
            <text:p><text:s/>1,463 </text:p>
          </table:table-cell>
          <table:table-cell table:style-name="ce9" table:formula="of:=+[.GI32]-[.GI31]" office:value-type="float" office:value="1470.75241242186" calcext:value-type="float">
            <text:p><text:s/>1,471 </text:p>
          </table:table-cell>
          <table:table-cell table:style-name="ce9" table:formula="of:=+[.GJ32]-[.GJ31]" office:value-type="float" office:value="1478.10617448397" calcext:value-type="float">
            <text:p><text:s/>1,478 </text:p>
          </table:table-cell>
          <table:table-cell table:style-name="ce9" table:formula="of:=+[.GK32]-[.GK31]" office:value-type="float" office:value="1485.49670535639" calcext:value-type="float">
            <text:p><text:s/>1,485 </text:p>
          </table:table-cell>
          <table:table-cell table:style-name="ce9" table:formula="of:=+[.GL32]-[.GL31]" office:value-type="float" office:value="1492.92418888317" calcext:value-type="float">
            <text:p><text:s/>1,493 </text:p>
          </table:table-cell>
          <table:table-cell table:style-name="ce9" table:formula="of:=+[.GM32]-[.GM31]" office:value-type="float" office:value="1500.38880982759" calcext:value-type="float">
            <text:p><text:s/>1,500 </text:p>
          </table:table-cell>
          <table:table-cell table:style-name="ce9" table:formula="of:=+[.GN32]-[.GN31]" office:value-type="float" office:value="1507.89075387673" calcext:value-type="float">
            <text:p><text:s/>1,508 </text:p>
          </table:table-cell>
          <table:table-cell table:style-name="ce9" table:formula="of:=+[.GO32]-[.GO31]" office:value-type="float" office:value="1515.43020764611" calcext:value-type="float">
            <text:p><text:s/>1,515 </text:p>
          </table:table-cell>
          <table:table-cell table:style-name="ce9" table:formula="of:=+[.GP32]-[.GP31]" office:value-type="float" office:value="1523.00735868434" calcext:value-type="float">
            <text:p><text:s/>1,523 </text:p>
          </table:table-cell>
          <table:table-cell table:style-name="ce9" table:formula="of:=+[.GQ32]-[.GQ31]" office:value-type="float" office:value="1530.62239547776" calcext:value-type="float">
            <text:p><text:s/>1,531 </text:p>
          </table:table-cell>
          <table:table-cell table:style-name="ce9" table:formula="of:=+[.GR32]-[.GR31]" office:value-type="float" office:value="1538.27550745515" calcext:value-type="float">
            <text:p><text:s/>1,538 </text:p>
          </table:table-cell>
          <table:table-cell table:style-name="ce9" table:formula="of:=+[.GS32]-[.GS31]" office:value-type="float" office:value="1545.96688499243" calcext:value-type="float">
            <text:p><text:s/>1,546 </text:p>
          </table:table-cell>
          <table:table-cell table:style-name="ce9" table:formula="of:=+[.GT32]-[.GT31]" office:value-type="float" office:value="1553.69671941739" calcext:value-type="float">
            <text:p><text:s/>1,554 </text:p>
          </table:table-cell>
          <table:table-cell table:style-name="ce9" table:formula="of:=+[.GU32]-[.GU31]" office:value-type="float" office:value="1561.46520301447" calcext:value-type="float">
            <text:p><text:s/>1,561 </text:p>
          </table:table-cell>
          <table:table-cell table:style-name="ce9" table:formula="of:=+[.GV32]-[.GV31]" office:value-type="float" office:value="1569.27252902955" calcext:value-type="float">
            <text:p><text:s/>1,569 </text:p>
          </table:table-cell>
          <table:table-cell table:style-name="ce9" table:formula="of:=+[.GW32]-[.GW31]" office:value-type="float" office:value="1577.11889167469" calcext:value-type="float">
            <text:p><text:s/>1,577 </text:p>
          </table:table-cell>
          <table:table-cell table:style-name="ce9" table:formula="of:=+[.GX32]-[.GX31]" office:value-type="float" office:value="1585.00448613307" calcext:value-type="float">
            <text:p><text:s/>1,585 </text:p>
          </table:table-cell>
          <table:table-cell table:style-name="ce9" table:formula="of:=+[.GY32]-[.GY31]" office:value-type="float" office:value="1592.92950856373" calcext:value-type="float">
            <text:p><text:s/>1,593 </text:p>
          </table:table-cell>
          <table:table-cell table:style-name="ce9" table:formula="of:=+[.GZ32]-[.GZ31]" office:value-type="float" office:value="1600.89415610655" calcext:value-type="float">
            <text:p><text:s/>1,601 </text:p>
          </table:table-cell>
          <table:table-cell table:style-name="ce9" table:formula="of:=+[.HA32]-[.HA31]" office:value-type="float" office:value="1608.89862688708" calcext:value-type="float">
            <text:p><text:s/>1,609 </text:p>
          </table:table-cell>
          <table:table-cell table:style-name="ce9" table:formula="of:=+[.HB32]-[.HB31]" office:value-type="float" office:value="1616.94312002152" calcext:value-type="float">
            <text:p><text:s/>1,617 </text:p>
          </table:table-cell>
          <table:table-cell table:style-name="ce9" table:formula="of:=+[.HC32]-[.HC31]" office:value-type="float" office:value="1625.02783562163" calcext:value-type="float">
            <text:p><text:s/>1,625 </text:p>
          </table:table-cell>
          <table:table-cell table:style-name="ce9" table:formula="of:=+[.HD32]-[.HD31]" office:value-type="float" office:value="1633.15297479974" calcext:value-type="float">
            <text:p><text:s/>1,633 </text:p>
          </table:table-cell>
          <table:table-cell table:style-name="ce9" table:formula="of:=+[.HE32]-[.HE31]" office:value-type="float" office:value="1641.31873967373" calcext:value-type="float">
            <text:p><text:s/>1,641 </text:p>
          </table:table-cell>
          <table:table-cell table:style-name="ce9" table:formula="of:=+[.HF32]-[.HF31]" office:value-type="float" office:value="1649.5253333721" calcext:value-type="float">
            <text:p><text:s/>1,650 </text:p>
          </table:table-cell>
          <table:table-cell table:style-name="ce9" table:formula="of:=+[.HG32]-[.HG31]" office:value-type="float" office:value="1657.77296003896" calcext:value-type="float">
            <text:p><text:s/>1,658 </text:p>
          </table:table-cell>
          <table:table-cell table:style-name="ce9" table:formula="of:=+[.HH32]-[.HH31]" office:value-type="float" office:value="1666.06182483916" calcext:value-type="float">
            <text:p><text:s/>1,666 </text:p>
          </table:table-cell>
          <table:table-cell table:style-name="ce9" table:formula="of:=+[.HI32]-[.HI31]" office:value-type="float" office:value="1674.39213396335" calcext:value-type="float">
            <text:p><text:s/>1,674 </text:p>
          </table:table-cell>
          <table:table-cell table:style-name="ce9" table:formula="of:=+[.HJ32]-[.HJ31]" office:value-type="float" office:value="1682.76409463317" calcext:value-type="float">
            <text:p><text:s/>1,683 </text:p>
          </table:table-cell>
          <table:table-cell table:style-name="ce9" table:formula="of:=+[.HK32]-[.HK31]" office:value-type="float" office:value="1691.17791510634" calcext:value-type="float">
            <text:p><text:s/>1,691 </text:p>
          </table:table-cell>
          <table:table-cell table:style-name="ce9" table:formula="of:=+[.HL32]-[.HL31]" office:value-type="float" office:value="1699.63380468187" calcext:value-type="float">
            <text:p><text:s/>1,700 </text:p>
          </table:table-cell>
          <table:table-cell table:style-name="ce9" table:formula="of:=+[.HM32]-[.HM31]" office:value-type="float" office:value="1708.13197370528" calcext:value-type="float">
            <text:p><text:s/>1,708 </text:p>
          </table:table-cell>
          <table:table-cell table:style-name="ce9" table:formula="of:=+[.HN32]-[.HN31]" office:value-type="float" office:value="1716.6726335738" calcext:value-type="float">
            <text:p><text:s/>1,717 </text:p>
          </table:table-cell>
          <table:table-cell table:style-name="ce9" table:formula="of:=+[.HO32]-[.HO31]" office:value-type="float" office:value="1725.25599674167" calcext:value-type="float">
            <text:p><text:s/>1,725 </text:p>
          </table:table-cell>
          <table:table-cell table:style-name="ce9" table:formula="of:=+[.HP32]-[.HP31]" office:value-type="float" office:value="1733.88227672538" calcext:value-type="float">
            <text:p><text:s/>1,734 </text:p>
          </table:table-cell>
          <table:table-cell table:style-name="ce9" table:formula="of:=+[.HQ32]-[.HQ31]" office:value-type="float" office:value="1742.55168810901" calcext:value-type="float">
            <text:p><text:s/>1,743 </text:p>
          </table:table-cell>
          <table:table-cell table:style-name="ce9" table:formula="of:=+[.HR32]-[.HR31]" office:value-type="float" office:value="1751.26444654955" calcext:value-type="float">
            <text:p><text:s/>1,751 </text:p>
          </table:table-cell>
          <table:table-cell table:style-name="ce9" table:formula="of:=+[.HS32]-[.HS31]" office:value-type="float" office:value="1760.0207687823" calcext:value-type="float">
            <text:p><text:s/>1,760 </text:p>
          </table:table-cell>
          <table:table-cell table:style-name="ce9" table:formula="of:=+[.HT32]-[.HT31]" office:value-type="float" office:value="1768.82087262621" calcext:value-type="float">
            <text:p><text:s/>1,769 </text:p>
          </table:table-cell>
          <table:table-cell table:style-name="ce9" table:formula="of:=+[.HU32]-[.HU31]" office:value-type="float" office:value="1777.66497698934" calcext:value-type="float">
            <text:p><text:s/>1,778 </text:p>
          </table:table-cell>
          <table:table-cell table:style-name="ce9" table:formula="of:=+[.HV32]-[.HV31]" office:value-type="float" office:value="1786.55330187429" calcext:value-type="float">
            <text:p><text:s/>1,787 </text:p>
          </table:table-cell>
          <table:table-cell table:style-name="ce9" table:formula="of:=+[.HW32]-[.HW31]" office:value-type="float" office:value="1795.48606838366" calcext:value-type="float">
            <text:p><text:s/>1,795 </text:p>
          </table:table-cell>
          <table:table-cell table:style-name="ce9" table:formula="of:=+[.HX32]-[.HX31]" office:value-type="float" office:value="1804.46349872558" calcext:value-type="float">
            <text:p><text:s/>1,804 </text:p>
          </table:table-cell>
          <table:table-cell table:style-name="ce9" table:formula="of:=+[.HY32]-[.HY31]" office:value-type="float" office:value="1813.48581621921" calcext:value-type="float">
            <text:p><text:s/>1,813 </text:p>
          </table:table-cell>
          <table:table-cell table:style-name="ce9" table:formula="of:=+[.HZ32]-[.HZ31]" office:value-type="float" office:value="1822.5532453003" calcext:value-type="float">
            <text:p><text:s/>1,823 </text:p>
          </table:table-cell>
          <table:table-cell table:style-name="ce9" table:formula="of:=+[.IA32]-[.IA31]" office:value-type="float" office:value="1831.66601152681" calcext:value-type="float">
            <text:p><text:s/>1,832 </text:p>
          </table:table-cell>
          <table:table-cell table:style-name="ce9" table:formula="of:=+[.IB32]-[.IB31]" office:value-type="float" office:value="1840.82434158444" calcext:value-type="float">
            <text:p><text:s/>1,841 </text:p>
          </table:table-cell>
          <table:table-cell table:style-name="ce9" table:formula="of:=+[.IC32]-[.IC31]" office:value-type="float" office:value="1850.02846329236" calcext:value-type="float">
            <text:p><text:s/>1,850 </text:p>
          </table:table-cell>
          <table:table-cell table:style-name="ce9" table:formula="of:=+[.ID32]-[.ID31]" office:value-type="float" office:value="1859.27860560882" calcext:value-type="float">
            <text:p><text:s/>1,859 </text:p>
          </table:table-cell>
          <table:table-cell table:style-name="ce9" table:formula="of:=+[.IE32]-[.IE31]" office:value-type="float" office:value="1868.57499863687" calcext:value-type="float">
            <text:p><text:s/>1,869 </text:p>
          </table:table-cell>
          <table:table-cell table:style-name="ce9" table:formula="of:=+[.IF32]-[.IF31]" office:value-type="float" office:value="1877.91787363005" calcext:value-type="float">
            <text:p><text:s/>1,878 </text:p>
          </table:table-cell>
          <table:table-cell table:style-name="ce9" table:formula="of:=+[.IG32]-[.IG31]" office:value-type="float" office:value="1887.3074629982" calcext:value-type="float">
            <text:p><text:s/>1,887 </text:p>
          </table:table-cell>
          <table:table-cell table:style-name="ce9" table:formula="of:=+[.IH32]-[.IH31]" office:value-type="float" office:value="1896.74400031319" calcext:value-type="float">
            <text:p><text:s/>1,897 </text:p>
          </table:table-cell>
          <table:table-cell table:style-name="ce9" table:formula="of:=+[.II32]-[.II31]" office:value-type="float" office:value="1906.22772031476" calcext:value-type="float">
            <text:p><text:s/>1,906 </text:p>
          </table:table-cell>
          <table:table-cell table:style-name="ce9" table:formula="of:=+[.IJ32]-[.IJ31]" office:value-type="float" office:value="1915.75885891633" calcext:value-type="float">
            <text:p><text:s/>1,916 </text:p>
          </table:table-cell>
          <table:table-cell table:style-name="ce9" table:formula="of:=+[.IK32]-[.IK31]" office:value-type="float" office:value="1925.33765321092" calcext:value-type="float">
            <text:p><text:s/>1,925 </text:p>
          </table:table-cell>
          <table:table-cell table:style-name="ce9" table:formula="of:=+[.IL32]-[.IL31]" office:value-type="float" office:value="1934.96434147697" calcext:value-type="float">
            <text:p><text:s/>1,935 </text:p>
          </table:table-cell>
          <table:table-cell table:style-name="ce9" table:formula="of:=+[.IM32]-[.IM31]" office:value-type="float" office:value="1944.63916318435" calcext:value-type="float">
            <text:p><text:s/>1,945 </text:p>
          </table:table-cell>
          <table:table-cell table:style-name="ce9" table:formula="of:=+[.IN32]-[.IN31]" office:value-type="float" office:value="1954.36235900028" calcext:value-type="float">
            <text:p><text:s/>1,954 </text:p>
          </table:table-cell>
          <table:table-cell table:style-name="ce9" table:formula="of:=+[.IO32]-[.IO31]" office:value-type="float" office:value="1964.13417079528" calcext:value-type="float">
            <text:p><text:s/>1,964 </text:p>
          </table:table-cell>
          <table:table-cell table:style-name="ce9" table:formula="of:=+[.IP32]-[.IP31]" office:value-type="float" office:value="1973.95484164925" calcext:value-type="float">
            <text:p><text:s/>1,974 </text:p>
          </table:table-cell>
          <table:table-cell table:style-name="ce9" table:formula="of:=+[.IQ32]-[.IQ31]" office:value-type="float" office:value="1983.8246158575" calcext:value-type="float">
            <text:p><text:s/>1,984 </text:p>
          </table:table-cell>
          <table:table-cell table:style-name="ce9" table:formula="of:=+[.IR32]-[.IR31]" office:value-type="float" office:value="1993.74373893679" calcext:value-type="float">
            <text:p><text:s/>1,994 </text:p>
          </table:table-cell>
          <table:table-cell table:style-name="ce9" table:formula="of:=+[.IS32]-[.IS31]" office:value-type="float" office:value="2003.71245763147" calcext:value-type="float">
            <text:p><text:s/>2,004 </text:p>
          </table:table-cell>
          <table:table-cell table:style-name="ce9" table:formula="of:=+[.IT32]-[.IT31]" office:value-type="float" office:value="2013.73101991963" calcext:value-type="float">
            <text:p><text:s/>2,014 </text:p>
          </table:table-cell>
          <table:table-cell table:style-name="ce9" table:formula="of:=+[.IU32]-[.IU31]" office:value-type="float" office:value="2023.79967501923" calcext:value-type="float">
            <text:p><text:s/>2,024 </text:p>
          </table:table-cell>
          <table:table-cell table:style-name="ce9" table:formula="of:=+[.IV32]-[.IV31]" office:value-type="float" office:value="2033.91867339432" calcext:value-type="float">
            <text:p><text:s/>2,034 </text:p>
          </table:table-cell>
          <table:table-cell table:style-name="ce9" table:number-columns-repeated="768"/>
        </table:table-row>
        <table:table-row table:style-name="ro1">
          <table:table-cell/>
          <table:table-cell table:style-name="ce9" table:number-columns-repeated="1023"/>
        </table:table-row>
        <table:table-row table:style-name="ro1">
          <table:table-cell office:value-type="string" calcext:value-type="string">
            <text:p>Insurance payment</text:p>
          </table:table-cell>
          <table:table-cell table:style-name="ce9"/>
          <table:table-cell table:style-name="ce9" table:formula="of:=+[.$B$11]/12" office:value-type="float" office:value="125" calcext:value-type="float">
            <text:p><text:s/>125 </text:p>
          </table:table-cell>
          <table:table-cell table:style-name="ce9" table:formula="of:=+(1+[.$B$14]/12)*[.C35]" office:value-type="float" office:value="125.208333333333" calcext:value-type="float">
            <text:p><text:s/>125 </text:p>
          </table:table-cell>
          <table:table-cell table:style-name="ce9" table:formula="of:=+(1+[.$B$14]/12)*[.D35]" office:value-type="float" office:value="125.417013888889" calcext:value-type="float">
            <text:p><text:s/>125 </text:p>
          </table:table-cell>
          <table:table-cell table:style-name="ce9" table:formula="of:=+(1+[.$B$14]/12)*[.E35]" office:value-type="float" office:value="125.62604224537" calcext:value-type="float">
            <text:p><text:s/>126 </text:p>
          </table:table-cell>
          <table:table-cell table:style-name="ce9" table:formula="of:=+(1+[.$B$14]/12)*[.F35]" office:value-type="float" office:value="125.835418982446" calcext:value-type="float">
            <text:p><text:s/>126 </text:p>
          </table:table-cell>
          <table:table-cell table:style-name="ce9" table:formula="of:=+(1+[.$B$14]/12)*[.G35]" office:value-type="float" office:value="126.04514468075" calcext:value-type="float">
            <text:p><text:s/>126 </text:p>
          </table:table-cell>
          <table:table-cell table:style-name="ce9" table:formula="of:=+(1+[.$B$14]/12)*[.H35]" office:value-type="float" office:value="126.255219921885" calcext:value-type="float">
            <text:p><text:s/>126 </text:p>
          </table:table-cell>
          <table:table-cell table:style-name="ce9" table:formula="of:=+(1+[.$B$14]/12)*[.I35]" office:value-type="float" office:value="126.465645288421" calcext:value-type="float">
            <text:p><text:s/>126 </text:p>
          </table:table-cell>
          <table:table-cell table:style-name="ce9" table:formula="of:=+(1+[.$B$14]/12)*[.J35]" office:value-type="float" office:value="126.676421363902" calcext:value-type="float">
            <text:p><text:s/>127 </text:p>
          </table:table-cell>
          <table:table-cell table:style-name="ce9" table:formula="of:=+(1+[.$B$14]/12)*[.K35]" office:value-type="float" office:value="126.887548732842" calcext:value-type="float">
            <text:p><text:s/>127 </text:p>
          </table:table-cell>
          <table:table-cell table:style-name="ce9" table:formula="of:=+(1+[.$B$14]/12)*[.L35]" office:value-type="float" office:value="127.09902798073" calcext:value-type="float">
            <text:p><text:s/>127 </text:p>
          </table:table-cell>
          <table:table-cell table:style-name="ce9" table:formula="of:=+(1+[.$B$14]/12)*[.M35]" office:value-type="float" office:value="127.310859694031" calcext:value-type="float">
            <text:p><text:s/>127 </text:p>
          </table:table-cell>
          <table:table-cell table:style-name="ce9" table:formula="of:=+(1+[.$B$14]/12)*[.N35]" office:value-type="float" office:value="127.523044460188" calcext:value-type="float">
            <text:p><text:s/>128 </text:p>
          </table:table-cell>
          <table:table-cell table:style-name="ce9" table:formula="of:=+(1+[.$B$14]/12)*[.O35]" office:value-type="float" office:value="127.735582867621" calcext:value-type="float">
            <text:p><text:s/>128 </text:p>
          </table:table-cell>
          <table:table-cell table:style-name="ce9" table:formula="of:=+(1+[.$B$14]/12)*[.P35]" office:value-type="float" office:value="127.948475505734" calcext:value-type="float">
            <text:p><text:s/>128 </text:p>
          </table:table-cell>
          <table:table-cell table:style-name="ce9" table:formula="of:=+(1+[.$B$14]/12)*[.Q35]" office:value-type="float" office:value="128.16172296491" calcext:value-type="float">
            <text:p><text:s/>128 </text:p>
          </table:table-cell>
          <table:table-cell table:style-name="ce9" table:formula="of:=+(1+[.$B$14]/12)*[.R35]" office:value-type="float" office:value="128.375325836519" calcext:value-type="float">
            <text:p><text:s/>128 </text:p>
          </table:table-cell>
          <table:table-cell table:style-name="ce9" table:formula="of:=+(1+[.$B$14]/12)*[.S35]" office:value-type="float" office:value="128.589284712913" calcext:value-type="float">
            <text:p><text:s/>129 </text:p>
          </table:table-cell>
          <table:table-cell table:style-name="ce9" table:formula="of:=+(1+[.$B$14]/12)*[.T35]" office:value-type="float" office:value="128.803600187434" calcext:value-type="float">
            <text:p><text:s/>129 </text:p>
          </table:table-cell>
          <table:table-cell table:style-name="ce9" table:formula="of:=+(1+[.$B$14]/12)*[.U35]" office:value-type="float" office:value="129.018272854413" calcext:value-type="float">
            <text:p><text:s/>129 </text:p>
          </table:table-cell>
          <table:table-cell table:style-name="ce9" table:formula="of:=+(1+[.$B$14]/12)*[.V35]" office:value-type="float" office:value="129.233303309171" calcext:value-type="float">
            <text:p><text:s/>129 </text:p>
          </table:table-cell>
          <table:table-cell table:style-name="ce9" table:formula="of:=+(1+[.$B$14]/12)*[.W35]" office:value-type="float" office:value="129.448692148019" calcext:value-type="float">
            <text:p><text:s/>129 </text:p>
          </table:table-cell>
          <table:table-cell table:style-name="ce9" table:formula="of:=+(1+[.$B$14]/12)*[.X35]" office:value-type="float" office:value="129.664439968266" calcext:value-type="float">
            <text:p><text:s/>130 </text:p>
          </table:table-cell>
          <table:table-cell table:style-name="ce9" table:formula="of:=+(1+[.$B$14]/12)*[.Y35]" office:value-type="float" office:value="129.880547368213" calcext:value-type="float">
            <text:p><text:s/>130 </text:p>
          </table:table-cell>
          <table:table-cell table:style-name="ce9" table:formula="of:=+(1+[.$B$14]/12)*[.Z35]" office:value-type="float" office:value="130.09701494716" calcext:value-type="float">
            <text:p><text:s/>130 </text:p>
          </table:table-cell>
          <table:table-cell table:style-name="ce9" table:formula="of:=+(1+[.$B$14]/12)*[.AA35]" office:value-type="float" office:value="130.313843305405" calcext:value-type="float">
            <text:p><text:s/>130 </text:p>
          </table:table-cell>
          <table:table-cell table:style-name="ce9" table:formula="of:=+(1+[.$B$14]/12)*[.AB35]" office:value-type="float" office:value="130.531033044248" calcext:value-type="float">
            <text:p><text:s/>131 </text:p>
          </table:table-cell>
          <table:table-cell table:style-name="ce9" table:formula="of:=+(1+[.$B$14]/12)*[.AC35]" office:value-type="float" office:value="130.748584765988" calcext:value-type="float">
            <text:p><text:s/>131 </text:p>
          </table:table-cell>
          <table:table-cell table:style-name="ce9" table:formula="of:=+(1+[.$B$14]/12)*[.AD35]" office:value-type="float" office:value="130.966499073931" calcext:value-type="float">
            <text:p><text:s/>131 </text:p>
          </table:table-cell>
          <table:table-cell table:style-name="ce9" table:formula="of:=+(1+[.$B$14]/12)*[.AE35]" office:value-type="float" office:value="131.184776572388" calcext:value-type="float">
            <text:p><text:s/>131 </text:p>
          </table:table-cell>
          <table:table-cell table:style-name="ce9" table:formula="of:=+(1+[.$B$14]/12)*[.AF35]" office:value-type="float" office:value="131.403417866675" calcext:value-type="float">
            <text:p><text:s/>131 </text:p>
          </table:table-cell>
          <table:table-cell table:style-name="ce9" table:formula="of:=+(1+[.$B$14]/12)*[.AG35]" office:value-type="float" office:value="131.62242356312" calcext:value-type="float">
            <text:p><text:s/>132 </text:p>
          </table:table-cell>
          <table:table-cell table:style-name="ce9" table:formula="of:=+(1+[.$B$14]/12)*[.AH35]" office:value-type="float" office:value="131.841794269058" calcext:value-type="float">
            <text:p><text:s/>132 </text:p>
          </table:table-cell>
          <table:table-cell table:style-name="ce9" table:formula="of:=+(1+[.$B$14]/12)*[.AI35]" office:value-type="float" office:value="132.06153059284" calcext:value-type="float">
            <text:p><text:s/>132 </text:p>
          </table:table-cell>
          <table:table-cell table:style-name="ce9" table:formula="of:=+(1+[.$B$14]/12)*[.AJ35]" office:value-type="float" office:value="132.281633143828" calcext:value-type="float">
            <text:p><text:s/>132 </text:p>
          </table:table-cell>
          <table:table-cell table:style-name="ce9" table:formula="of:=+(1+[.$B$14]/12)*[.AK35]" office:value-type="float" office:value="132.502102532401" calcext:value-type="float">
            <text:p><text:s/>133 </text:p>
          </table:table-cell>
          <table:table-cell table:style-name="ce9" table:formula="of:=+(1+[.$B$14]/12)*[.AL35]" office:value-type="float" office:value="132.722939369955" calcext:value-type="float">
            <text:p><text:s/>133 </text:p>
          </table:table-cell>
          <table:table-cell table:style-name="ce9" table:formula="of:=+(1+[.$B$14]/12)*[.AM35]" office:value-type="float" office:value="132.944144268905" calcext:value-type="float">
            <text:p><text:s/>133 </text:p>
          </table:table-cell>
          <table:table-cell table:style-name="ce9" table:formula="of:=+(1+[.$B$14]/12)*[.AN35]" office:value-type="float" office:value="133.165717842687" calcext:value-type="float">
            <text:p><text:s/>133 </text:p>
          </table:table-cell>
          <table:table-cell table:style-name="ce9" table:formula="of:=+(1+[.$B$14]/12)*[.AO35]" office:value-type="float" office:value="133.387660705758" calcext:value-type="float">
            <text:p><text:s/>133 </text:p>
          </table:table-cell>
          <table:table-cell table:style-name="ce9" table:formula="of:=+(1+[.$B$14]/12)*[.AP35]" office:value-type="float" office:value="133.609973473601" calcext:value-type="float">
            <text:p><text:s/>134 </text:p>
          </table:table-cell>
          <table:table-cell table:style-name="ce9" table:formula="of:=+(1+[.$B$14]/12)*[.AQ35]" office:value-type="float" office:value="133.832656762723" calcext:value-type="float">
            <text:p><text:s/>134 </text:p>
          </table:table-cell>
          <table:table-cell table:style-name="ce9" table:formula="of:=+(1+[.$B$14]/12)*[.AR35]" office:value-type="float" office:value="134.055711190661" calcext:value-type="float">
            <text:p><text:s/>134 </text:p>
          </table:table-cell>
          <table:table-cell table:style-name="ce9" table:formula="of:=+(1+[.$B$14]/12)*[.AS35]" office:value-type="float" office:value="134.279137375979" calcext:value-type="float">
            <text:p><text:s/>134 </text:p>
          </table:table-cell>
          <table:table-cell table:style-name="ce9" table:formula="of:=+(1+[.$B$14]/12)*[.AT35]" office:value-type="float" office:value="134.502935938272" calcext:value-type="float">
            <text:p><text:s/>135 </text:p>
          </table:table-cell>
          <table:table-cell table:style-name="ce9" table:formula="of:=+(1+[.$B$14]/12)*[.AU35]" office:value-type="float" office:value="134.72710749817" calcext:value-type="float">
            <text:p><text:s/>135 </text:p>
          </table:table-cell>
          <table:table-cell table:style-name="ce9" table:formula="of:=+(1+[.$B$14]/12)*[.AV35]" office:value-type="float" office:value="134.951652677333" calcext:value-type="float">
            <text:p><text:s/>135 </text:p>
          </table:table-cell>
          <table:table-cell table:style-name="ce9" table:formula="of:=+(1+[.$B$14]/12)*[.AW35]" office:value-type="float" office:value="135.176572098462" calcext:value-type="float">
            <text:p><text:s/>135 </text:p>
          </table:table-cell>
          <table:table-cell table:style-name="ce9" table:formula="of:=+(1+[.$B$14]/12)*[.AX35]" office:value-type="float" office:value="135.401866385293" calcext:value-type="float">
            <text:p><text:s/>135 </text:p>
          </table:table-cell>
          <table:table-cell table:style-name="ce9" table:formula="of:=+(1+[.$B$14]/12)*[.AY35]" office:value-type="float" office:value="135.627536162602" calcext:value-type="float">
            <text:p><text:s/>136 </text:p>
          </table:table-cell>
          <table:table-cell table:style-name="ce9" table:formula="of:=+(1+[.$B$14]/12)*[.AZ35]" office:value-type="float" office:value="135.853582056206" calcext:value-type="float">
            <text:p><text:s/>136 </text:p>
          </table:table-cell>
          <table:table-cell table:style-name="ce9" table:formula="of:=+(1+[.$B$14]/12)*[.BA35]" office:value-type="float" office:value="136.080004692966" calcext:value-type="float">
            <text:p><text:s/>136 </text:p>
          </table:table-cell>
          <table:table-cell table:style-name="ce9" table:formula="of:=+(1+[.$B$14]/12)*[.BB35]" office:value-type="float" office:value="136.306804700788" calcext:value-type="float">
            <text:p><text:s/>136 </text:p>
          </table:table-cell>
          <table:table-cell table:style-name="ce9" table:formula="of:=+(1+[.$B$14]/12)*[.BC35]" office:value-type="float" office:value="136.533982708623" calcext:value-type="float">
            <text:p><text:s/>137 </text:p>
          </table:table-cell>
          <table:table-cell table:style-name="ce9" table:formula="of:=+(1+[.$B$14]/12)*[.BD35]" office:value-type="float" office:value="136.76153934647" calcext:value-type="float">
            <text:p><text:s/>137 </text:p>
          </table:table-cell>
          <table:table-cell table:style-name="ce9" table:formula="of:=+(1+[.$B$14]/12)*[.BE35]" office:value-type="float" office:value="136.989475245381" calcext:value-type="float">
            <text:p><text:s/>137 </text:p>
          </table:table-cell>
          <table:table-cell table:style-name="ce9" table:formula="of:=+(1+[.$B$14]/12)*[.BF35]" office:value-type="float" office:value="137.217791037457" calcext:value-type="float">
            <text:p><text:s/>137 </text:p>
          </table:table-cell>
          <table:table-cell table:style-name="ce9" table:formula="of:=+(1+[.$B$14]/12)*[.BG35]" office:value-type="float" office:value="137.446487355853" calcext:value-type="float">
            <text:p><text:s/>137 </text:p>
          </table:table-cell>
          <table:table-cell table:style-name="ce9" table:formula="of:=+(1+[.$B$14]/12)*[.BH35]" office:value-type="float" office:value="137.675564834779" calcext:value-type="float">
            <text:p><text:s/>138 </text:p>
          </table:table-cell>
          <table:table-cell table:style-name="ce9" table:formula="of:=+(1+[.$B$14]/12)*[.BI35]" office:value-type="float" office:value="137.905024109504" calcext:value-type="float">
            <text:p><text:s/>138 </text:p>
          </table:table-cell>
          <table:table-cell table:style-name="ce9" table:formula="of:=+(1+[.$B$14]/12)*[.BJ35]" office:value-type="float" office:value="138.134865816353" calcext:value-type="float">
            <text:p><text:s/>138 </text:p>
          </table:table-cell>
          <table:table-cell table:style-name="ce9" table:formula="of:=+(1+[.$B$14]/12)*[.BK35]" office:value-type="float" office:value="138.365090592713" calcext:value-type="float">
            <text:p><text:s/>138 </text:p>
          </table:table-cell>
          <table:table-cell table:style-name="ce9" table:formula="of:=+(1+[.$B$14]/12)*[.BL35]" office:value-type="float" office:value="138.595699077035" calcext:value-type="float">
            <text:p><text:s/>139 </text:p>
          </table:table-cell>
          <table:table-cell table:style-name="ce9" table:formula="of:=+(1+[.$B$14]/12)*[.BM35]" office:value-type="float" office:value="138.82669190883" calcext:value-type="float">
            <text:p><text:s/>139 </text:p>
          </table:table-cell>
          <table:table-cell table:style-name="ce9" table:formula="of:=+(1+[.$B$14]/12)*[.BN35]" office:value-type="float" office:value="139.058069728678" calcext:value-type="float">
            <text:p><text:s/>139 </text:p>
          </table:table-cell>
          <table:table-cell table:style-name="ce9" table:formula="of:=+(1+[.$B$14]/12)*[.BO35]" office:value-type="float" office:value="139.289833178225" calcext:value-type="float">
            <text:p><text:s/>139 </text:p>
          </table:table-cell>
          <table:table-cell table:style-name="ce9" table:formula="of:=+(1+[.$B$14]/12)*[.BP35]" office:value-type="float" office:value="139.521982900189" calcext:value-type="float">
            <text:p><text:s/>140 </text:p>
          </table:table-cell>
          <table:table-cell table:style-name="ce9" table:formula="of:=+(1+[.$B$14]/12)*[.BQ35]" office:value-type="float" office:value="139.754519538356" calcext:value-type="float">
            <text:p><text:s/>140 </text:p>
          </table:table-cell>
          <table:table-cell table:style-name="ce9" table:formula="of:=+(1+[.$B$14]/12)*[.BR35]" office:value-type="float" office:value="139.987443737587" calcext:value-type="float">
            <text:p><text:s/>140 </text:p>
          </table:table-cell>
          <table:table-cell table:style-name="ce9" table:formula="of:=+(1+[.$B$14]/12)*[.BS35]" office:value-type="float" office:value="140.220756143816" calcext:value-type="float">
            <text:p><text:s/>140 </text:p>
          </table:table-cell>
          <table:table-cell table:style-name="ce9" table:formula="of:=+(1+[.$B$14]/12)*[.BT35]" office:value-type="float" office:value="140.454457404056" calcext:value-type="float">
            <text:p><text:s/>140 </text:p>
          </table:table-cell>
          <table:table-cell table:style-name="ce9" table:formula="of:=+(1+[.$B$14]/12)*[.BU35]" office:value-type="float" office:value="140.688548166396" calcext:value-type="float">
            <text:p><text:s/>141 </text:p>
          </table:table-cell>
          <table:table-cell table:style-name="ce9" table:formula="of:=+(1+[.$B$14]/12)*[.BV35]" office:value-type="float" office:value="140.923029080007" calcext:value-type="float">
            <text:p><text:s/>141 </text:p>
          </table:table-cell>
          <table:table-cell table:style-name="ce9" table:formula="of:=+(1+[.$B$14]/12)*[.BW35]" office:value-type="float" office:value="141.15790079514" calcext:value-type="float">
            <text:p><text:s/>141 </text:p>
          </table:table-cell>
          <table:table-cell table:style-name="ce9" table:formula="of:=+(1+[.$B$14]/12)*[.BX35]" office:value-type="float" office:value="141.393163963132" calcext:value-type="float">
            <text:p><text:s/>141 </text:p>
          </table:table-cell>
          <table:table-cell table:style-name="ce9" table:formula="of:=+(1+[.$B$14]/12)*[.BY35]" office:value-type="float" office:value="141.628819236404" calcext:value-type="float">
            <text:p><text:s/>142 </text:p>
          </table:table-cell>
          <table:table-cell table:style-name="ce9" table:formula="of:=+(1+[.$B$14]/12)*[.BZ35]" office:value-type="float" office:value="141.864867268464" calcext:value-type="float">
            <text:p><text:s/>142 </text:p>
          </table:table-cell>
          <table:table-cell table:style-name="ce9" table:formula="of:=+(1+[.$B$14]/12)*[.CA35]" office:value-type="float" office:value="142.101308713912" calcext:value-type="float">
            <text:p><text:s/>142 </text:p>
          </table:table-cell>
          <table:table-cell table:style-name="ce9" table:formula="of:=+(1+[.$B$14]/12)*[.CB35]" office:value-type="float" office:value="142.338144228435" calcext:value-type="float">
            <text:p><text:s/>142 </text:p>
          </table:table-cell>
          <table:table-cell table:style-name="ce9" table:formula="of:=+(1+[.$B$14]/12)*[.CC35]" office:value-type="float" office:value="142.575374468816" calcext:value-type="float">
            <text:p><text:s/>143 </text:p>
          </table:table-cell>
          <table:table-cell table:style-name="ce9" table:formula="of:=+(1+[.$B$14]/12)*[.CD35]" office:value-type="float" office:value="142.81300009293" calcext:value-type="float">
            <text:p><text:s/>143 </text:p>
          </table:table-cell>
          <table:table-cell table:style-name="ce9" table:formula="of:=+(1+[.$B$14]/12)*[.CE35]" office:value-type="float" office:value="143.051021759752" calcext:value-type="float">
            <text:p><text:s/>143 </text:p>
          </table:table-cell>
          <table:table-cell table:style-name="ce9" table:formula="of:=+(1+[.$B$14]/12)*[.CF35]" office:value-type="float" office:value="143.289440129352" calcext:value-type="float">
            <text:p><text:s/>143 </text:p>
          </table:table-cell>
          <table:table-cell table:style-name="ce9" table:formula="of:=+(1+[.$B$14]/12)*[.CG35]" office:value-type="float" office:value="143.528255862901" calcext:value-type="float">
            <text:p><text:s/>144 </text:p>
          </table:table-cell>
          <table:table-cell table:style-name="ce9" table:formula="of:=+(1+[.$B$14]/12)*[.CH35]" office:value-type="float" office:value="143.767469622672" calcext:value-type="float">
            <text:p><text:s/>144 </text:p>
          </table:table-cell>
          <table:table-cell table:style-name="ce9" table:formula="of:=+(1+[.$B$14]/12)*[.CI35]" office:value-type="float" office:value="144.007082072043" calcext:value-type="float">
            <text:p><text:s/>144 </text:p>
          </table:table-cell>
          <table:table-cell table:style-name="ce9" table:formula="of:=+(1+[.$B$14]/12)*[.CJ35]" office:value-type="float" office:value="144.247093875497" calcext:value-type="float">
            <text:p><text:s/>144 </text:p>
          </table:table-cell>
          <table:table-cell table:style-name="ce9" table:formula="of:=+(1+[.$B$14]/12)*[.CK35]" office:value-type="float" office:value="144.487505698622" calcext:value-type="float">
            <text:p><text:s/>144 </text:p>
          </table:table-cell>
          <table:table-cell table:style-name="ce9" table:formula="of:=+(1+[.$B$14]/12)*[.CL35]" office:value-type="float" office:value="144.72831820812" calcext:value-type="float">
            <text:p><text:s/>145 </text:p>
          </table:table-cell>
          <table:table-cell table:style-name="ce9" table:formula="of:=+(1+[.$B$14]/12)*[.CM35]" office:value-type="float" office:value="144.9695320718" calcext:value-type="float">
            <text:p><text:s/>145 </text:p>
          </table:table-cell>
          <table:table-cell table:style-name="ce9" table:formula="of:=+(1+[.$B$14]/12)*[.CN35]" office:value-type="float" office:value="145.211147958587" calcext:value-type="float">
            <text:p><text:s/>145 </text:p>
          </table:table-cell>
          <table:table-cell table:style-name="ce9" table:formula="of:=+(1+[.$B$14]/12)*[.CO35]" office:value-type="float" office:value="145.453166538518" calcext:value-type="float">
            <text:p><text:s/>145 </text:p>
          </table:table-cell>
          <table:table-cell table:style-name="ce9" table:formula="of:=+(1+[.$B$14]/12)*[.CP35]" office:value-type="float" office:value="145.695588482749" calcext:value-type="float">
            <text:p><text:s/>146 </text:p>
          </table:table-cell>
          <table:table-cell table:style-name="ce9" table:formula="of:=+(1+[.$B$14]/12)*[.CQ35]" office:value-type="float" office:value="145.938414463553" calcext:value-type="float">
            <text:p><text:s/>146 </text:p>
          </table:table-cell>
          <table:table-cell table:style-name="ce9" table:formula="of:=+(1+[.$B$14]/12)*[.CR35]" office:value-type="float" office:value="146.181645154326" calcext:value-type="float">
            <text:p><text:s/>146 </text:p>
          </table:table-cell>
          <table:table-cell table:style-name="ce9" table:formula="of:=+(1+[.$B$14]/12)*[.CS35]" office:value-type="float" office:value="146.425281229583" calcext:value-type="float">
            <text:p><text:s/>146 </text:p>
          </table:table-cell>
          <table:table-cell table:style-name="ce9" table:formula="of:=+(1+[.$B$14]/12)*[.CT35]" office:value-type="float" office:value="146.669323364966" calcext:value-type="float">
            <text:p><text:s/>147 </text:p>
          </table:table-cell>
          <table:table-cell table:style-name="ce9" table:formula="of:=+(1+[.$B$14]/12)*[.CU35]" office:value-type="float" office:value="146.913772237241" calcext:value-type="float">
            <text:p><text:s/>147 </text:p>
          </table:table-cell>
          <table:table-cell table:style-name="ce9" table:formula="of:=+(1+[.$B$14]/12)*[.CV35]" office:value-type="float" office:value="147.158628524303" calcext:value-type="float">
            <text:p><text:s/>147 </text:p>
          </table:table-cell>
          <table:table-cell table:style-name="ce9" table:formula="of:=+(1+[.$B$14]/12)*[.CW35]" office:value-type="float" office:value="147.403892905176" calcext:value-type="float">
            <text:p><text:s/>147 </text:p>
          </table:table-cell>
          <table:table-cell table:style-name="ce9" table:formula="of:=+(1+[.$B$14]/12)*[.CX35]" office:value-type="float" office:value="147.649566060018" calcext:value-type="float">
            <text:p><text:s/>148 </text:p>
          </table:table-cell>
          <table:table-cell table:style-name="ce9" table:formula="of:=+(1+[.$B$14]/12)*[.CY35]" office:value-type="float" office:value="147.895648670118" calcext:value-type="float">
            <text:p><text:s/>148 </text:p>
          </table:table-cell>
          <table:table-cell table:style-name="ce9" table:formula="of:=+(1+[.$B$14]/12)*[.CZ35]" office:value-type="float" office:value="148.142141417902" calcext:value-type="float">
            <text:p><text:s/>148 </text:p>
          </table:table-cell>
          <table:table-cell table:style-name="ce9" table:formula="of:=+(1+[.$B$14]/12)*[.DA35]" office:value-type="float" office:value="148.389044986932" calcext:value-type="float">
            <text:p><text:s/>148 </text:p>
          </table:table-cell>
          <table:table-cell table:style-name="ce9" table:formula="of:=+(1+[.$B$14]/12)*[.DB35]" office:value-type="float" office:value="148.63636006191" calcext:value-type="float">
            <text:p><text:s/>149 </text:p>
          </table:table-cell>
          <table:table-cell table:style-name="ce9" table:formula="of:=+(1+[.$B$14]/12)*[.DC35]" office:value-type="float" office:value="148.88408732868" calcext:value-type="float">
            <text:p><text:s/>149 </text:p>
          </table:table-cell>
          <table:table-cell table:style-name="ce9" table:formula="of:=+(1+[.$B$14]/12)*[.DD35]" office:value-type="float" office:value="149.132227474228" calcext:value-type="float">
            <text:p><text:s/>149 </text:p>
          </table:table-cell>
          <table:table-cell table:style-name="ce9" table:formula="of:=+(1+[.$B$14]/12)*[.DE35]" office:value-type="float" office:value="149.380781186685" calcext:value-type="float">
            <text:p><text:s/>149 </text:p>
          </table:table-cell>
          <table:table-cell table:style-name="ce9" table:formula="of:=+(1+[.$B$14]/12)*[.DF35]" office:value-type="float" office:value="149.629749155329" calcext:value-type="float">
            <text:p><text:s/>150 </text:p>
          </table:table-cell>
          <table:table-cell table:style-name="ce9" table:formula="of:=+(1+[.$B$14]/12)*[.DG35]" office:value-type="float" office:value="149.879132070588" calcext:value-type="float">
            <text:p><text:s/>150 </text:p>
          </table:table-cell>
          <table:table-cell table:style-name="ce9" table:formula="of:=+(1+[.$B$14]/12)*[.DH35]" office:value-type="float" office:value="150.128930624039" calcext:value-type="float">
            <text:p><text:s/>150 </text:p>
          </table:table-cell>
          <table:table-cell table:style-name="ce9" table:formula="of:=+(1+[.$B$14]/12)*[.DI35]" office:value-type="float" office:value="150.379145508413" calcext:value-type="float">
            <text:p><text:s/>150 </text:p>
          </table:table-cell>
          <table:table-cell table:style-name="ce9" table:formula="of:=+(1+[.$B$14]/12)*[.DJ35]" office:value-type="float" office:value="150.629777417593" calcext:value-type="float">
            <text:p><text:s/>151 </text:p>
          </table:table-cell>
          <table:table-cell table:style-name="ce9" table:formula="of:=+(1+[.$B$14]/12)*[.DK35]" office:value-type="float" office:value="150.880827046623" calcext:value-type="float">
            <text:p><text:s/>151 </text:p>
          </table:table-cell>
          <table:table-cell table:style-name="ce9" table:formula="of:=+(1+[.$B$14]/12)*[.DL35]" office:value-type="float" office:value="151.1322950917" calcext:value-type="float">
            <text:p><text:s/>151 </text:p>
          </table:table-cell>
          <table:table-cell table:style-name="ce9" table:formula="of:=+(1+[.$B$14]/12)*[.DM35]" office:value-type="float" office:value="151.384182250186" calcext:value-type="float">
            <text:p><text:s/>151 </text:p>
          </table:table-cell>
          <table:table-cell table:style-name="ce9" table:formula="of:=+(1+[.$B$14]/12)*[.DN35]" office:value-type="float" office:value="151.636489220603" calcext:value-type="float">
            <text:p><text:s/>152 </text:p>
          </table:table-cell>
          <table:table-cell table:style-name="ce9" table:formula="of:=+(1+[.$B$14]/12)*[.DO35]" office:value-type="float" office:value="151.889216702638" calcext:value-type="float">
            <text:p><text:s/>152 </text:p>
          </table:table-cell>
          <table:table-cell table:style-name="ce9" table:formula="of:=+(1+[.$B$14]/12)*[.DP35]" office:value-type="float" office:value="152.142365397142" calcext:value-type="float">
            <text:p><text:s/>152 </text:p>
          </table:table-cell>
          <table:table-cell table:style-name="ce9" table:formula="of:=+(1+[.$B$14]/12)*[.DQ35]" office:value-type="float" office:value="152.395936006137" calcext:value-type="float">
            <text:p><text:s/>152 </text:p>
          </table:table-cell>
          <table:table-cell table:style-name="ce9" table:formula="of:=+(1+[.$B$14]/12)*[.DR35]" office:value-type="float" office:value="152.649929232814" calcext:value-type="float">
            <text:p><text:s/>153 </text:p>
          </table:table-cell>
          <table:table-cell table:style-name="ce9" table:formula="of:=+(1+[.$B$14]/12)*[.DS35]" office:value-type="float" office:value="152.904345781536" calcext:value-type="float">
            <text:p><text:s/>153 </text:p>
          </table:table-cell>
          <table:table-cell table:style-name="ce9" table:formula="of:=+(1+[.$B$14]/12)*[.DT35]" office:value-type="float" office:value="153.159186357838" calcext:value-type="float">
            <text:p><text:s/>153 </text:p>
          </table:table-cell>
          <table:table-cell table:style-name="ce9" table:formula="of:=+(1+[.$B$14]/12)*[.DU35]" office:value-type="float" office:value="153.414451668435" calcext:value-type="float">
            <text:p><text:s/>153 </text:p>
          </table:table-cell>
          <table:table-cell table:style-name="ce9" table:formula="of:=+(1+[.$B$14]/12)*[.DV35]" office:value-type="float" office:value="153.670142421215" calcext:value-type="float">
            <text:p><text:s/>154 </text:p>
          </table:table-cell>
          <table:table-cell table:style-name="ce9" table:formula="of:=+(1+[.$B$14]/12)*[.DW35]" office:value-type="float" office:value="153.926259325251" calcext:value-type="float">
            <text:p><text:s/>154 </text:p>
          </table:table-cell>
          <table:table-cell table:style-name="ce9" table:formula="of:=+(1+[.$B$14]/12)*[.DX35]" office:value-type="float" office:value="154.182803090793" calcext:value-type="float">
            <text:p><text:s/>154 </text:p>
          </table:table-cell>
          <table:table-cell table:style-name="ce9" table:formula="of:=+(1+[.$B$14]/12)*[.DY35]" office:value-type="float" office:value="154.439774429277" calcext:value-type="float">
            <text:p><text:s/>154 </text:p>
          </table:table-cell>
          <table:table-cell table:style-name="ce9" table:formula="of:=+(1+[.$B$14]/12)*[.DZ35]" office:value-type="float" office:value="154.697174053326" calcext:value-type="float">
            <text:p><text:s/>155 </text:p>
          </table:table-cell>
          <table:table-cell table:style-name="ce9" table:formula="of:=+(1+[.$B$14]/12)*[.EA35]" office:value-type="float" office:value="154.955002676748" calcext:value-type="float">
            <text:p><text:s/>155 </text:p>
          </table:table-cell>
          <table:table-cell table:style-name="ce9" table:formula="of:=+(1+[.$B$14]/12)*[.EB35]" office:value-type="float" office:value="155.213261014543" calcext:value-type="float">
            <text:p><text:s/>155 </text:p>
          </table:table-cell>
          <table:table-cell table:style-name="ce9" table:formula="of:=+(1+[.$B$14]/12)*[.EC35]" office:value-type="float" office:value="155.471949782901" calcext:value-type="float">
            <text:p><text:s/>155 </text:p>
          </table:table-cell>
          <table:table-cell table:style-name="ce9" table:formula="of:=+(1+[.$B$14]/12)*[.ED35]" office:value-type="float" office:value="155.731069699206" calcext:value-type="float">
            <text:p><text:s/>156 </text:p>
          </table:table-cell>
          <table:table-cell table:style-name="ce9" table:formula="of:=+(1+[.$B$14]/12)*[.EE35]" office:value-type="float" office:value="155.990621482038" calcext:value-type="float">
            <text:p><text:s/>156 </text:p>
          </table:table-cell>
          <table:table-cell table:style-name="ce9" table:formula="of:=+(1+[.$B$14]/12)*[.EF35]" office:value-type="float" office:value="156.250605851174" calcext:value-type="float">
            <text:p><text:s/>156 </text:p>
          </table:table-cell>
          <table:table-cell table:style-name="ce9" table:formula="of:=+(1+[.$B$14]/12)*[.EG35]" office:value-type="float" office:value="156.511023527593" calcext:value-type="float">
            <text:p><text:s/>157 </text:p>
          </table:table-cell>
          <table:table-cell table:style-name="ce9" table:formula="of:=+(1+[.$B$14]/12)*[.EH35]" office:value-type="float" office:value="156.771875233472" calcext:value-type="float">
            <text:p><text:s/>157 </text:p>
          </table:table-cell>
          <table:table-cell table:style-name="ce9" table:formula="of:=+(1+[.$B$14]/12)*[.EI35]" office:value-type="float" office:value="157.033161692195" calcext:value-type="float">
            <text:p><text:s/>157 </text:p>
          </table:table-cell>
          <table:table-cell table:style-name="ce9" table:formula="of:=+(1+[.$B$14]/12)*[.EJ35]" office:value-type="float" office:value="157.294883628348" calcext:value-type="float">
            <text:p><text:s/>157 </text:p>
          </table:table-cell>
          <table:table-cell table:style-name="ce9" table:formula="of:=+(1+[.$B$14]/12)*[.EK35]" office:value-type="float" office:value="157.557041767729" calcext:value-type="float">
            <text:p><text:s/>158 </text:p>
          </table:table-cell>
          <table:table-cell table:style-name="ce9" table:formula="of:=+(1+[.$B$14]/12)*[.EL35]" office:value-type="float" office:value="157.819636837342" calcext:value-type="float">
            <text:p><text:s/>158 </text:p>
          </table:table-cell>
          <table:table-cell table:style-name="ce9" table:formula="of:=+(1+[.$B$14]/12)*[.EM35]" office:value-type="float" office:value="158.082669565404" calcext:value-type="float">
            <text:p><text:s/>158 </text:p>
          </table:table-cell>
          <table:table-cell table:style-name="ce9" table:formula="of:=+(1+[.$B$14]/12)*[.EN35]" office:value-type="float" office:value="158.346140681346" calcext:value-type="float">
            <text:p><text:s/>158 </text:p>
          </table:table-cell>
          <table:table-cell table:style-name="ce9" table:formula="of:=+(1+[.$B$14]/12)*[.EO35]" office:value-type="float" office:value="158.610050915815" calcext:value-type="float">
            <text:p><text:s/>159 </text:p>
          </table:table-cell>
          <table:table-cell table:style-name="ce9" table:formula="of:=+(1+[.$B$14]/12)*[.EP35]" office:value-type="float" office:value="158.874401000675" calcext:value-type="float">
            <text:p><text:s/>159 </text:p>
          </table:table-cell>
          <table:table-cell table:style-name="ce9" table:formula="of:=+(1+[.$B$14]/12)*[.EQ35]" office:value-type="float" office:value="159.139191669009" calcext:value-type="float">
            <text:p><text:s/>159 </text:p>
          </table:table-cell>
          <table:table-cell table:style-name="ce9" table:formula="of:=+(1+[.$B$14]/12)*[.ER35]" office:value-type="float" office:value="159.404423655124" calcext:value-type="float">
            <text:p><text:s/>159 </text:p>
          </table:table-cell>
          <table:table-cell table:style-name="ce9" table:formula="of:=+(1+[.$B$14]/12)*[.ES35]" office:value-type="float" office:value="159.67009769455" calcext:value-type="float">
            <text:p><text:s/>160 </text:p>
          </table:table-cell>
          <table:table-cell table:style-name="ce9" table:formula="of:=+(1+[.$B$14]/12)*[.ET35]" office:value-type="float" office:value="159.936214524041" calcext:value-type="float">
            <text:p><text:s/>160 </text:p>
          </table:table-cell>
          <table:table-cell table:style-name="ce9" table:formula="of:=+(1+[.$B$14]/12)*[.EU35]" office:value-type="float" office:value="160.202774881581" calcext:value-type="float">
            <text:p><text:s/>160 </text:p>
          </table:table-cell>
          <table:table-cell table:style-name="ce9" table:formula="of:=+(1+[.$B$14]/12)*[.EV35]" office:value-type="float" office:value="160.469779506383" calcext:value-type="float">
            <text:p><text:s/>160 </text:p>
          </table:table-cell>
          <table:table-cell table:style-name="ce9" table:formula="of:=+(1+[.$B$14]/12)*[.EW35]" office:value-type="float" office:value="160.737229138894" calcext:value-type="float">
            <text:p><text:s/>161 </text:p>
          </table:table-cell>
          <table:table-cell table:style-name="ce9" table:formula="of:=+(1+[.$B$14]/12)*[.EX35]" office:value-type="float" office:value="161.005124520792" calcext:value-type="float">
            <text:p><text:s/>161 </text:p>
          </table:table-cell>
          <table:table-cell table:style-name="ce9" table:formula="of:=+(1+[.$B$14]/12)*[.EY35]" office:value-type="float" office:value="161.273466394993" calcext:value-type="float">
            <text:p><text:s/>161 </text:p>
          </table:table-cell>
          <table:table-cell table:style-name="ce9" table:formula="of:=+(1+[.$B$14]/12)*[.EZ35]" office:value-type="float" office:value="161.542255505652" calcext:value-type="float">
            <text:p><text:s/>162 </text:p>
          </table:table-cell>
          <table:table-cell table:style-name="ce9" table:formula="of:=+(1+[.$B$14]/12)*[.FA35]" office:value-type="float" office:value="161.811492598161" calcext:value-type="float">
            <text:p><text:s/>162 </text:p>
          </table:table-cell>
          <table:table-cell table:style-name="ce9" table:formula="of:=+(1+[.$B$14]/12)*[.FB35]" office:value-type="float" office:value="162.081178419158" calcext:value-type="float">
            <text:p><text:s/>162 </text:p>
          </table:table-cell>
          <table:table-cell table:style-name="ce9" table:formula="of:=+(1+[.$B$14]/12)*[.FC35]" office:value-type="float" office:value="162.351313716523" calcext:value-type="float">
            <text:p><text:s/>162 </text:p>
          </table:table-cell>
          <table:table-cell table:style-name="ce9" table:formula="of:=+(1+[.$B$14]/12)*[.FD35]" office:value-type="float" office:value="162.621899239384" calcext:value-type="float">
            <text:p><text:s/>163 </text:p>
          </table:table-cell>
          <table:table-cell table:style-name="ce9" table:formula="of:=+(1+[.$B$14]/12)*[.FE35]" office:value-type="float" office:value="162.892935738117" calcext:value-type="float">
            <text:p><text:s/>163 </text:p>
          </table:table-cell>
          <table:table-cell table:style-name="ce9" table:formula="of:=+(1+[.$B$14]/12)*[.FF35]" office:value-type="float" office:value="163.164423964347" calcext:value-type="float">
            <text:p><text:s/>163 </text:p>
          </table:table-cell>
          <table:table-cell table:style-name="ce9" table:formula="of:=+(1+[.$B$14]/12)*[.FG35]" office:value-type="float" office:value="163.436364670954" calcext:value-type="float">
            <text:p><text:s/>163 </text:p>
          </table:table-cell>
          <table:table-cell table:style-name="ce9" table:formula="of:=+(1+[.$B$14]/12)*[.FH35]" office:value-type="float" office:value="163.708758612072" calcext:value-type="float">
            <text:p><text:s/>164 </text:p>
          </table:table-cell>
          <table:table-cell table:style-name="ce9" table:formula="of:=+(1+[.$B$14]/12)*[.FI35]" office:value-type="float" office:value="163.981606543092" calcext:value-type="float">
            <text:p><text:s/>164 </text:p>
          </table:table-cell>
          <table:table-cell table:style-name="ce9" table:formula="of:=+(1+[.$B$14]/12)*[.FJ35]" office:value-type="float" office:value="164.254909220664" calcext:value-type="float">
            <text:p><text:s/>164 </text:p>
          </table:table-cell>
          <table:table-cell table:style-name="ce9" table:formula="of:=+(1+[.$B$14]/12)*[.FK35]" office:value-type="float" office:value="164.528667402699" calcext:value-type="float">
            <text:p><text:s/>165 </text:p>
          </table:table-cell>
          <table:table-cell table:style-name="ce9" table:formula="of:=+(1+[.$B$14]/12)*[.FL35]" office:value-type="float" office:value="164.80288184837" calcext:value-type="float">
            <text:p><text:s/>165 </text:p>
          </table:table-cell>
          <table:table-cell table:style-name="ce9" table:formula="of:=+(1+[.$B$14]/12)*[.FM35]" office:value-type="float" office:value="165.077553318117" calcext:value-type="float">
            <text:p><text:s/>165 </text:p>
          </table:table-cell>
          <table:table-cell table:style-name="ce9" table:formula="of:=+(1+[.$B$14]/12)*[.FN35]" office:value-type="float" office:value="165.352682573647" calcext:value-type="float">
            <text:p><text:s/>165 </text:p>
          </table:table-cell>
          <table:table-cell table:style-name="ce9" table:formula="of:=+(1+[.$B$14]/12)*[.FO35]" office:value-type="float" office:value="165.628270377937" calcext:value-type="float">
            <text:p><text:s/>166 </text:p>
          </table:table-cell>
          <table:table-cell table:style-name="ce9" table:formula="of:=+(1+[.$B$14]/12)*[.FP35]" office:value-type="float" office:value="165.904317495233" calcext:value-type="float">
            <text:p><text:s/>166 </text:p>
          </table:table-cell>
          <table:table-cell table:style-name="ce9" table:formula="of:=+(1+[.$B$14]/12)*[.FQ35]" office:value-type="float" office:value="166.180824691059" calcext:value-type="float">
            <text:p><text:s/>166 </text:p>
          </table:table-cell>
          <table:table-cell table:style-name="ce9" table:formula="of:=+(1+[.$B$14]/12)*[.FR35]" office:value-type="float" office:value="166.457792732211" calcext:value-type="float">
            <text:p><text:s/>166 </text:p>
          </table:table-cell>
          <table:table-cell table:style-name="ce9" table:formula="of:=+(1+[.$B$14]/12)*[.FS35]" office:value-type="float" office:value="166.735222386764" calcext:value-type="float">
            <text:p><text:s/>167 </text:p>
          </table:table-cell>
          <table:table-cell table:style-name="ce9" table:formula="of:=+(1+[.$B$14]/12)*[.FT35]" office:value-type="float" office:value="167.013114424075" calcext:value-type="float">
            <text:p><text:s/>167 </text:p>
          </table:table-cell>
          <table:table-cell table:style-name="ce9" table:formula="of:=+(1+[.$B$14]/12)*[.FU35]" office:value-type="float" office:value="167.291469614782" calcext:value-type="float">
            <text:p><text:s/>167 </text:p>
          </table:table-cell>
          <table:table-cell table:style-name="ce9" table:formula="of:=+(1+[.$B$14]/12)*[.FV35]" office:value-type="float" office:value="167.570288730807" calcext:value-type="float">
            <text:p><text:s/>168 </text:p>
          </table:table-cell>
          <table:table-cell table:style-name="ce9" table:formula="of:=+(1+[.$B$14]/12)*[.FW35]" office:value-type="float" office:value="167.849572545358" calcext:value-type="float">
            <text:p><text:s/>168 </text:p>
          </table:table-cell>
          <table:table-cell table:style-name="ce9" table:formula="of:=+(1+[.$B$14]/12)*[.FX35]" office:value-type="float" office:value="168.129321832934" calcext:value-type="float">
            <text:p><text:s/>168 </text:p>
          </table:table-cell>
          <table:table-cell table:style-name="ce9" table:formula="of:=+(1+[.$B$14]/12)*[.FY35]" office:value-type="float" office:value="168.409537369322" calcext:value-type="float">
            <text:p><text:s/>168 </text:p>
          </table:table-cell>
          <table:table-cell table:style-name="ce9" table:formula="of:=+(1+[.$B$14]/12)*[.FZ35]" office:value-type="float" office:value="168.690219931604" calcext:value-type="float">
            <text:p><text:s/>169 </text:p>
          </table:table-cell>
          <table:table-cell table:style-name="ce9" table:formula="of:=+(1+[.$B$14]/12)*[.GA35]" office:value-type="float" office:value="168.971370298157" calcext:value-type="float">
            <text:p><text:s/>169 </text:p>
          </table:table-cell>
          <table:table-cell table:style-name="ce9" table:formula="of:=+(1+[.$B$14]/12)*[.GB35]" office:value-type="float" office:value="169.252989248654" calcext:value-type="float">
            <text:p><text:s/>169 </text:p>
          </table:table-cell>
          <table:table-cell table:style-name="ce9" table:formula="of:=+(1+[.$B$14]/12)*[.GC35]" office:value-type="float" office:value="169.535077564068" calcext:value-type="float">
            <text:p><text:s/>170 </text:p>
          </table:table-cell>
          <table:table-cell table:style-name="ce9" table:formula="of:=+(1+[.$B$14]/12)*[.GD35]" office:value-type="float" office:value="169.817636026675" calcext:value-type="float">
            <text:p><text:s/>170 </text:p>
          </table:table-cell>
          <table:table-cell table:style-name="ce9" table:formula="of:=+(1+[.$B$14]/12)*[.GE35]" office:value-type="float" office:value="170.100665420053" calcext:value-type="float">
            <text:p><text:s/>170 </text:p>
          </table:table-cell>
          <table:table-cell table:style-name="ce9" table:formula="of:=+(1+[.$B$14]/12)*[.GF35]" office:value-type="float" office:value="170.384166529086" calcext:value-type="float">
            <text:p><text:s/>170 </text:p>
          </table:table-cell>
          <table:table-cell table:style-name="ce9" table:formula="of:=+(1+[.$B$14]/12)*[.GG35]" office:value-type="float" office:value="170.668140139968" calcext:value-type="float">
            <text:p><text:s/>171 </text:p>
          </table:table-cell>
          <table:table-cell table:style-name="ce9" table:formula="of:=+(1+[.$B$14]/12)*[.GH35]" office:value-type="float" office:value="170.952587040202" calcext:value-type="float">
            <text:p><text:s/>171 </text:p>
          </table:table-cell>
          <table:table-cell table:style-name="ce9" table:formula="of:=+(1+[.$B$14]/12)*[.GI35]" office:value-type="float" office:value="171.237508018602" calcext:value-type="float">
            <text:p><text:s/>171 </text:p>
          </table:table-cell>
          <table:table-cell table:style-name="ce9" table:formula="of:=+(1+[.$B$14]/12)*[.GJ35]" office:value-type="float" office:value="171.5229038653" calcext:value-type="float">
            <text:p><text:s/>172 </text:p>
          </table:table-cell>
          <table:table-cell table:style-name="ce9" table:formula="of:=+(1+[.$B$14]/12)*[.GK35]" office:value-type="float" office:value="171.808775371742" calcext:value-type="float">
            <text:p><text:s/>172 </text:p>
          </table:table-cell>
          <table:table-cell table:style-name="ce9" table:formula="of:=+(1+[.$B$14]/12)*[.GL35]" office:value-type="float" office:value="172.095123330695" calcext:value-type="float">
            <text:p><text:s/>172 </text:p>
          </table:table-cell>
          <table:table-cell table:style-name="ce9" table:formula="of:=+(1+[.$B$14]/12)*[.GM35]" office:value-type="float" office:value="172.381948536246" calcext:value-type="float">
            <text:p><text:s/>172 </text:p>
          </table:table-cell>
          <table:table-cell table:style-name="ce9" table:formula="of:=+(1+[.$B$14]/12)*[.GN35]" office:value-type="float" office:value="172.669251783806" calcext:value-type="float">
            <text:p><text:s/>173 </text:p>
          </table:table-cell>
          <table:table-cell table:style-name="ce9" table:formula="of:=+(1+[.$B$14]/12)*[.GO35]" office:value-type="float" office:value="172.957033870113" calcext:value-type="float">
            <text:p><text:s/>173 </text:p>
          </table:table-cell>
          <table:table-cell table:style-name="ce9" table:formula="of:=+(1+[.$B$14]/12)*[.GP35]" office:value-type="float" office:value="173.245295593229" calcext:value-type="float">
            <text:p><text:s/>173 </text:p>
          </table:table-cell>
          <table:table-cell table:style-name="ce9" table:formula="of:=+(1+[.$B$14]/12)*[.GQ35]" office:value-type="float" office:value="173.534037752551" calcext:value-type="float">
            <text:p><text:s/>174 </text:p>
          </table:table-cell>
          <table:table-cell table:style-name="ce9" table:formula="of:=+(1+[.$B$14]/12)*[.GR35]" office:value-type="float" office:value="173.823261148806" calcext:value-type="float">
            <text:p><text:s/>174 </text:p>
          </table:table-cell>
          <table:table-cell table:style-name="ce9" table:formula="of:=+(1+[.$B$14]/12)*[.GS35]" office:value-type="float" office:value="174.112966584054" calcext:value-type="float">
            <text:p><text:s/>174 </text:p>
          </table:table-cell>
          <table:table-cell table:style-name="ce9" table:formula="of:=+(1+[.$B$14]/12)*[.GT35]" office:value-type="float" office:value="174.403154861694" calcext:value-type="float">
            <text:p><text:s/>174 </text:p>
          </table:table-cell>
          <table:table-cell table:style-name="ce9" table:formula="of:=+(1+[.$B$14]/12)*[.GU35]" office:value-type="float" office:value="174.693826786463" calcext:value-type="float">
            <text:p><text:s/>175 </text:p>
          </table:table-cell>
          <table:table-cell table:style-name="ce9" table:formula="of:=+(1+[.$B$14]/12)*[.GV35]" office:value-type="float" office:value="174.984983164441" calcext:value-type="float">
            <text:p><text:s/>175 </text:p>
          </table:table-cell>
          <table:table-cell table:style-name="ce9" table:formula="of:=+(1+[.$B$14]/12)*[.GW35]" office:value-type="float" office:value="175.276624803048" calcext:value-type="float">
            <text:p><text:s/>175 </text:p>
          </table:table-cell>
          <table:table-cell table:style-name="ce9" table:formula="of:=+(1+[.$B$14]/12)*[.GX35]" office:value-type="float" office:value="175.568752511053" calcext:value-type="float">
            <text:p><text:s/>176 </text:p>
          </table:table-cell>
          <table:table-cell table:style-name="ce9" table:formula="of:=+(1+[.$B$14]/12)*[.GY35]" office:value-type="float" office:value="175.861367098572" calcext:value-type="float">
            <text:p><text:s/>176 </text:p>
          </table:table-cell>
          <table:table-cell table:style-name="ce9" table:formula="of:=+(1+[.$B$14]/12)*[.GZ35]" office:value-type="float" office:value="176.154469377069" calcext:value-type="float">
            <text:p><text:s/>176 </text:p>
          </table:table-cell>
          <table:table-cell table:style-name="ce9" table:formula="of:=+(1+[.$B$14]/12)*[.HA35]" office:value-type="float" office:value="176.448060159364" calcext:value-type="float">
            <text:p><text:s/>176 </text:p>
          </table:table-cell>
          <table:table-cell table:style-name="ce9" table:formula="of:=+(1+[.$B$14]/12)*[.HB35]" office:value-type="float" office:value="176.74214025963" calcext:value-type="float">
            <text:p><text:s/>177 </text:p>
          </table:table-cell>
          <table:table-cell table:style-name="ce9" table:formula="of:=+(1+[.$B$14]/12)*[.HC35]" office:value-type="float" office:value="177.036710493396" calcext:value-type="float">
            <text:p><text:s/>177 </text:p>
          </table:table-cell>
          <table:table-cell table:style-name="ce9" table:formula="of:=+(1+[.$B$14]/12)*[.HD35]" office:value-type="float" office:value="177.331771677552" calcext:value-type="float">
            <text:p><text:s/>177 </text:p>
          </table:table-cell>
          <table:table-cell table:style-name="ce9" table:formula="of:=+(1+[.$B$14]/12)*[.HE35]" office:value-type="float" office:value="177.627324630348" calcext:value-type="float">
            <text:p><text:s/>178 </text:p>
          </table:table-cell>
          <table:table-cell table:style-name="ce9" table:formula="of:=+(1+[.$B$14]/12)*[.HF35]" office:value-type="float" office:value="177.923370171398" calcext:value-type="float">
            <text:p><text:s/>178 </text:p>
          </table:table-cell>
          <table:table-cell table:style-name="ce9" table:formula="of:=+(1+[.$B$14]/12)*[.HG35]" office:value-type="float" office:value="178.219909121684" calcext:value-type="float">
            <text:p><text:s/>178 </text:p>
          </table:table-cell>
          <table:table-cell table:style-name="ce9" table:formula="of:=+(1+[.$B$14]/12)*[.HH35]" office:value-type="float" office:value="178.516942303553" calcext:value-type="float">
            <text:p><text:s/>179 </text:p>
          </table:table-cell>
          <table:table-cell table:style-name="ce9" table:formula="of:=+(1+[.$B$14]/12)*[.HI35]" office:value-type="float" office:value="178.814470540726" calcext:value-type="float">
            <text:p><text:s/>179 </text:p>
          </table:table-cell>
          <table:table-cell table:style-name="ce9" table:formula="of:=+(1+[.$B$14]/12)*[.HJ35]" office:value-type="float" office:value="179.112494658294" calcext:value-type="float">
            <text:p><text:s/>179 </text:p>
          </table:table-cell>
          <table:table-cell table:style-name="ce9" table:formula="of:=+(1+[.$B$14]/12)*[.HK35]" office:value-type="float" office:value="179.411015482724" calcext:value-type="float">
            <text:p><text:s/>179 </text:p>
          </table:table-cell>
          <table:table-cell table:style-name="ce9" table:formula="of:=+(1+[.$B$14]/12)*[.HL35]" office:value-type="float" office:value="179.710033841862" calcext:value-type="float">
            <text:p><text:s/>180 </text:p>
          </table:table-cell>
          <table:table-cell table:style-name="ce9" table:formula="of:=+(1+[.$B$14]/12)*[.HM35]" office:value-type="float" office:value="180.009550564932" calcext:value-type="float">
            <text:p><text:s/>180 </text:p>
          </table:table-cell>
          <table:table-cell table:style-name="ce9" table:formula="of:=+(1+[.$B$14]/12)*[.HN35]" office:value-type="float" office:value="180.30956648254" calcext:value-type="float">
            <text:p><text:s/>180 </text:p>
          </table:table-cell>
          <table:table-cell table:style-name="ce9" table:formula="of:=+(1+[.$B$14]/12)*[.HO35]" office:value-type="float" office:value="180.610082426678" calcext:value-type="float">
            <text:p><text:s/>181 </text:p>
          </table:table-cell>
          <table:table-cell table:style-name="ce9" table:formula="of:=+(1+[.$B$14]/12)*[.HP35]" office:value-type="float" office:value="180.911099230722" calcext:value-type="float">
            <text:p><text:s/>181 </text:p>
          </table:table-cell>
          <table:table-cell table:style-name="ce9" table:formula="of:=+(1+[.$B$14]/12)*[.HQ35]" office:value-type="float" office:value="181.21261772944" calcext:value-type="float">
            <text:p><text:s/>181 </text:p>
          </table:table-cell>
          <table:table-cell table:style-name="ce9" table:formula="of:=+(1+[.$B$14]/12)*[.HR35]" office:value-type="float" office:value="181.514638758989" calcext:value-type="float">
            <text:p><text:s/>182 </text:p>
          </table:table-cell>
          <table:table-cell table:style-name="ce9" table:formula="of:=+(1+[.$B$14]/12)*[.HS35]" office:value-type="float" office:value="181.817163156921" calcext:value-type="float">
            <text:p><text:s/>182 </text:p>
          </table:table-cell>
          <table:table-cell table:style-name="ce9" table:formula="of:=+(1+[.$B$14]/12)*[.HT35]" office:value-type="float" office:value="182.120191762182" calcext:value-type="float">
            <text:p><text:s/>182 </text:p>
          </table:table-cell>
          <table:table-cell table:style-name="ce9" table:formula="of:=+(1+[.$B$14]/12)*[.HU35]" office:value-type="float" office:value="182.423725415119" calcext:value-type="float">
            <text:p><text:s/>182 </text:p>
          </table:table-cell>
          <table:table-cell table:style-name="ce9" table:formula="of:=+(1+[.$B$14]/12)*[.HV35]" office:value-type="float" office:value="182.727764957478" calcext:value-type="float">
            <text:p><text:s/>183 </text:p>
          </table:table-cell>
          <table:table-cell table:style-name="ce9" table:formula="of:=+(1+[.$B$14]/12)*[.HW35]" office:value-type="float" office:value="183.032311232407" calcext:value-type="float">
            <text:p><text:s/>183 </text:p>
          </table:table-cell>
          <table:table-cell table:style-name="ce9" table:formula="of:=+(1+[.$B$14]/12)*[.HX35]" office:value-type="float" office:value="183.337365084461" calcext:value-type="float">
            <text:p><text:s/>183 </text:p>
          </table:table-cell>
          <table:table-cell table:style-name="ce9" table:formula="of:=+(1+[.$B$14]/12)*[.HY35]" office:value-type="float" office:value="183.642927359602" calcext:value-type="float">
            <text:p><text:s/>184 </text:p>
          </table:table-cell>
          <table:table-cell table:style-name="ce9" table:formula="of:=+(1+[.$B$14]/12)*[.HZ35]" office:value-type="float" office:value="183.948998905201" calcext:value-type="float">
            <text:p><text:s/>184 </text:p>
          </table:table-cell>
          <table:table-cell table:style-name="ce9" table:formula="of:=+(1+[.$B$14]/12)*[.IA35]" office:value-type="float" office:value="184.255580570043" calcext:value-type="float">
            <text:p><text:s/>184 </text:p>
          </table:table-cell>
          <table:table-cell table:style-name="ce9" table:formula="of:=+(1+[.$B$14]/12)*[.IB35]" office:value-type="float" office:value="184.562673204327" calcext:value-type="float">
            <text:p><text:s/>185 </text:p>
          </table:table-cell>
          <table:table-cell table:style-name="ce9" table:formula="of:=+(1+[.$B$14]/12)*[.IC35]" office:value-type="float" office:value="184.870277659667" calcext:value-type="float">
            <text:p><text:s/>185 </text:p>
          </table:table-cell>
          <table:table-cell table:style-name="ce9" table:formula="of:=+(1+[.$B$14]/12)*[.ID35]" office:value-type="float" office:value="185.1783947891" calcext:value-type="float">
            <text:p><text:s/>185 </text:p>
          </table:table-cell>
          <table:table-cell table:style-name="ce9" table:formula="of:=+(1+[.$B$14]/12)*[.IE35]" office:value-type="float" office:value="185.487025447082" calcext:value-type="float">
            <text:p><text:s/>185 </text:p>
          </table:table-cell>
          <table:table-cell table:style-name="ce9" table:formula="of:=+(1+[.$B$14]/12)*[.IF35]" office:value-type="float" office:value="185.796170489494" calcext:value-type="float">
            <text:p><text:s/>186 </text:p>
          </table:table-cell>
          <table:table-cell table:style-name="ce9" table:formula="of:=+(1+[.$B$14]/12)*[.IG35]" office:value-type="float" office:value="186.105830773643" calcext:value-type="float">
            <text:p><text:s/>186 </text:p>
          </table:table-cell>
          <table:table-cell table:style-name="ce9" table:formula="of:=+(1+[.$B$14]/12)*[.IH35]" office:value-type="float" office:value="186.416007158266" calcext:value-type="float">
            <text:p><text:s/>186 </text:p>
          </table:table-cell>
          <table:table-cell table:style-name="ce9" table:formula="of:=+(1+[.$B$14]/12)*[.II35]" office:value-type="float" office:value="186.726700503529" calcext:value-type="float">
            <text:p><text:s/>187 </text:p>
          </table:table-cell>
          <table:table-cell table:style-name="ce9" table:formula="of:=+(1+[.$B$14]/12)*[.IJ35]" office:value-type="float" office:value="187.037911671035" calcext:value-type="float">
            <text:p><text:s/>187 </text:p>
          </table:table-cell>
          <table:table-cell table:style-name="ce9" table:formula="of:=+(1+[.$B$14]/12)*[.IK35]" office:value-type="float" office:value="187.34964152382" calcext:value-type="float">
            <text:p><text:s/>187 </text:p>
          </table:table-cell>
          <table:table-cell table:style-name="ce9" table:formula="of:=+(1+[.$B$14]/12)*[.IL35]" office:value-type="float" office:value="187.66189092636" calcext:value-type="float">
            <text:p><text:s/>188 </text:p>
          </table:table-cell>
          <table:table-cell table:style-name="ce9" table:formula="of:=+(1+[.$B$14]/12)*[.IM35]" office:value-type="float" office:value="187.974660744571" calcext:value-type="float">
            <text:p><text:s/>188 </text:p>
          </table:table-cell>
          <table:table-cell table:style-name="ce9" table:formula="of:=+(1+[.$B$14]/12)*[.IN35]" office:value-type="float" office:value="188.287951845812" calcext:value-type="float">
            <text:p><text:s/>188 </text:p>
          </table:table-cell>
          <table:table-cell table:style-name="ce9" table:formula="of:=+(1+[.$B$14]/12)*[.IO35]" office:value-type="float" office:value="188.601765098888" calcext:value-type="float">
            <text:p><text:s/>189 </text:p>
          </table:table-cell>
          <table:table-cell table:style-name="ce9" table:formula="of:=+(1+[.$B$14]/12)*[.IP35]" office:value-type="float" office:value="188.916101374053" calcext:value-type="float">
            <text:p><text:s/>189 </text:p>
          </table:table-cell>
          <table:table-cell table:style-name="ce9" table:formula="of:=+(1+[.$B$14]/12)*[.IQ35]" office:value-type="float" office:value="189.230961543009" calcext:value-type="float">
            <text:p><text:s/>189 </text:p>
          </table:table-cell>
          <table:table-cell table:style-name="ce9" table:formula="of:=+(1+[.$B$14]/12)*[.IR35]" office:value-type="float" office:value="189.546346478915" calcext:value-type="float">
            <text:p><text:s/>190 </text:p>
          </table:table-cell>
          <table:table-cell table:style-name="ce9" table:formula="of:=+(1+[.$B$14]/12)*[.IS35]" office:value-type="float" office:value="189.862257056379" calcext:value-type="float">
            <text:p><text:s/>190 </text:p>
          </table:table-cell>
          <table:table-cell table:style-name="ce9" table:formula="of:=+(1+[.$B$14]/12)*[.IT35]" office:value-type="float" office:value="190.178694151473" calcext:value-type="float">
            <text:p><text:s/>190 </text:p>
          </table:table-cell>
          <table:table-cell table:style-name="ce9" table:formula="of:=+(1+[.$B$14]/12)*[.IU35]" office:value-type="float" office:value="190.495658641726" calcext:value-type="float">
            <text:p><text:s/>190 </text:p>
          </table:table-cell>
          <table:table-cell table:style-name="ce9" table:number-columns-repeated="768"/>
        </table:table-row>
        <table:table-row table:style-name="ro1">
          <table:table-cell office:value-type="string" calcext:value-type="string">
            <text:p>Housing association dues</text:p>
          </table:table-cell>
          <table:table-cell table:style-name="ce9"/>
          <table:table-cell table:style-name="ce9" table:formula="of:=+[.$B$10]/12" office:value-type="float" office:value="166.666666666667" calcext:value-type="float">
            <text:p><text:s/>167 </text:p>
          </table:table-cell>
          <table:table-cell table:style-name="ce9" table:formula="of:=+(1+[.$B$14]/12)*[.C36]" office:value-type="float" office:value="166.944444444444" calcext:value-type="float">
            <text:p><text:s/>167 </text:p>
          </table:table-cell>
          <table:table-cell table:style-name="ce9" table:formula="of:=+(1+[.$B$14]/12)*[.D36]" office:value-type="float" office:value="167.222685185185" calcext:value-type="float">
            <text:p><text:s/>167 </text:p>
          </table:table-cell>
          <table:table-cell table:style-name="ce9" table:formula="of:=+(1+[.$B$14]/12)*[.E36]" office:value-type="float" office:value="167.501389660494" calcext:value-type="float">
            <text:p><text:s/>168 </text:p>
          </table:table-cell>
          <table:table-cell table:style-name="ce9" table:formula="of:=+(1+[.$B$14]/12)*[.F36]" office:value-type="float" office:value="167.780558643261" calcext:value-type="float">
            <text:p><text:s/>168 </text:p>
          </table:table-cell>
          <table:table-cell table:style-name="ce9" table:formula="of:=+(1+[.$B$14]/12)*[.G36]" office:value-type="float" office:value="168.060192907667" calcext:value-type="float">
            <text:p><text:s/>168 </text:p>
          </table:table-cell>
          <table:table-cell table:style-name="ce9" table:formula="of:=+(1+[.$B$14]/12)*[.H36]" office:value-type="float" office:value="168.34029322918" calcext:value-type="float">
            <text:p><text:s/>168 </text:p>
          </table:table-cell>
          <table:table-cell table:style-name="ce9" table:formula="of:=+(1+[.$B$14]/12)*[.I36]" office:value-type="float" office:value="168.620860384562" calcext:value-type="float">
            <text:p><text:s/>169 </text:p>
          </table:table-cell>
          <table:table-cell table:style-name="ce9" table:formula="of:=+(1+[.$B$14]/12)*[.J36]" office:value-type="float" office:value="168.901895151869" calcext:value-type="float">
            <text:p><text:s/>169 </text:p>
          </table:table-cell>
          <table:table-cell table:style-name="ce9" table:formula="of:=+(1+[.$B$14]/12)*[.K36]" office:value-type="float" office:value="169.183398310456" calcext:value-type="float">
            <text:p><text:s/>169 </text:p>
          </table:table-cell>
          <table:table-cell table:style-name="ce9" table:formula="of:=+(1+[.$B$14]/12)*[.L36]" office:value-type="float" office:value="169.465370640973" calcext:value-type="float">
            <text:p><text:s/>169 </text:p>
          </table:table-cell>
          <table:table-cell table:style-name="ce9" table:formula="of:=+(1+[.$B$14]/12)*[.M36]" office:value-type="float" office:value="169.747812925375" calcext:value-type="float">
            <text:p><text:s/>170 </text:p>
          </table:table-cell>
          <table:table-cell table:style-name="ce9" table:formula="of:=+(1+[.$B$14]/12)*[.N36]" office:value-type="float" office:value="170.030725946917" calcext:value-type="float">
            <text:p><text:s/>170 </text:p>
          </table:table-cell>
          <table:table-cell table:style-name="ce9" table:formula="of:=+(1+[.$B$14]/12)*[.O36]" office:value-type="float" office:value="170.314110490162" calcext:value-type="float">
            <text:p><text:s/>170 </text:p>
          </table:table-cell>
          <table:table-cell table:style-name="ce9" table:formula="of:=+(1+[.$B$14]/12)*[.P36]" office:value-type="float" office:value="170.597967340979" calcext:value-type="float">
            <text:p><text:s/>171 </text:p>
          </table:table-cell>
          <table:table-cell table:style-name="ce9" table:formula="of:=+(1+[.$B$14]/12)*[.Q36]" office:value-type="float" office:value="170.882297286547" calcext:value-type="float">
            <text:p><text:s/>171 </text:p>
          </table:table-cell>
          <table:table-cell table:style-name="ce9" table:formula="of:=+(1+[.$B$14]/12)*[.R36]" office:value-type="float" office:value="171.167101115358" calcext:value-type="float">
            <text:p><text:s/>171 </text:p>
          </table:table-cell>
          <table:table-cell table:style-name="ce9" table:formula="of:=+(1+[.$B$14]/12)*[.S36]" office:value-type="float" office:value="171.452379617217" calcext:value-type="float">
            <text:p><text:s/>171 </text:p>
          </table:table-cell>
          <table:table-cell table:style-name="ce9" table:formula="of:=+(1+[.$B$14]/12)*[.T36]" office:value-type="float" office:value="171.738133583246" calcext:value-type="float">
            <text:p><text:s/>172 </text:p>
          </table:table-cell>
          <table:table-cell table:style-name="ce9" table:formula="of:=+(1+[.$B$14]/12)*[.U36]" office:value-type="float" office:value="172.024363805884" calcext:value-type="float">
            <text:p><text:s/>172 </text:p>
          </table:table-cell>
          <table:table-cell table:style-name="ce9" table:formula="of:=+(1+[.$B$14]/12)*[.V36]" office:value-type="float" office:value="172.311071078894" calcext:value-type="float">
            <text:p><text:s/>172 </text:p>
          </table:table-cell>
          <table:table-cell table:style-name="ce9" table:formula="of:=+(1+[.$B$14]/12)*[.W36]" office:value-type="float" office:value="172.598256197359" calcext:value-type="float">
            <text:p><text:s/>173 </text:p>
          </table:table-cell>
          <table:table-cell table:style-name="ce9" table:formula="of:=+(1+[.$B$14]/12)*[.X36]" office:value-type="float" office:value="172.885919957688" calcext:value-type="float">
            <text:p><text:s/>173 </text:p>
          </table:table-cell>
          <table:table-cell table:style-name="ce9" table:formula="of:=+(1+[.$B$14]/12)*[.Y36]" office:value-type="float" office:value="173.174063157617" calcext:value-type="float">
            <text:p><text:s/>173 </text:p>
          </table:table-cell>
          <table:table-cell table:style-name="ce9" table:formula="of:=+(1+[.$B$14]/12)*[.Z36]" office:value-type="float" office:value="173.462686596213" calcext:value-type="float">
            <text:p><text:s/>173 </text:p>
          </table:table-cell>
          <table:table-cell table:style-name="ce9" table:formula="of:=+(1+[.$B$14]/12)*[.AA36]" office:value-type="float" office:value="173.751791073874" calcext:value-type="float">
            <text:p><text:s/>174 </text:p>
          </table:table-cell>
          <table:table-cell table:style-name="ce9" table:formula="of:=+(1+[.$B$14]/12)*[.AB36]" office:value-type="float" office:value="174.04137739233" calcext:value-type="float">
            <text:p><text:s/>174 </text:p>
          </table:table-cell>
          <table:table-cell table:style-name="ce9" table:formula="of:=+(1+[.$B$14]/12)*[.AC36]" office:value-type="float" office:value="174.331446354651" calcext:value-type="float">
            <text:p><text:s/>174 </text:p>
          </table:table-cell>
          <table:table-cell table:style-name="ce9" table:formula="of:=+(1+[.$B$14]/12)*[.AD36]" office:value-type="float" office:value="174.621998765242" calcext:value-type="float">
            <text:p><text:s/>175 </text:p>
          </table:table-cell>
          <table:table-cell table:style-name="ce9" table:formula="of:=+(1+[.$B$14]/12)*[.AE36]" office:value-type="float" office:value="174.913035429851" calcext:value-type="float">
            <text:p><text:s/>175 </text:p>
          </table:table-cell>
          <table:table-cell table:style-name="ce9" table:formula="of:=+(1+[.$B$14]/12)*[.AF36]" office:value-type="float" office:value="175.204557155567" calcext:value-type="float">
            <text:p><text:s/>175 </text:p>
          </table:table-cell>
          <table:table-cell table:style-name="ce9" table:formula="of:=+(1+[.$B$14]/12)*[.AG36]" office:value-type="float" office:value="175.496564750826" calcext:value-type="float">
            <text:p><text:s/>175 </text:p>
          </table:table-cell>
          <table:table-cell table:style-name="ce9" table:formula="of:=+(1+[.$B$14]/12)*[.AH36]" office:value-type="float" office:value="175.789059025411" calcext:value-type="float">
            <text:p><text:s/>176 </text:p>
          </table:table-cell>
          <table:table-cell table:style-name="ce9" table:formula="of:=+(1+[.$B$14]/12)*[.AI36]" office:value-type="float" office:value="176.082040790453" calcext:value-type="float">
            <text:p><text:s/>176 </text:p>
          </table:table-cell>
          <table:table-cell table:style-name="ce9" table:formula="of:=+(1+[.$B$14]/12)*[.AJ36]" office:value-type="float" office:value="176.375510858438" calcext:value-type="float">
            <text:p><text:s/>176 </text:p>
          </table:table-cell>
          <table:table-cell table:style-name="ce9" table:formula="of:=+(1+[.$B$14]/12)*[.AK36]" office:value-type="float" office:value="176.669470043202" calcext:value-type="float">
            <text:p><text:s/>177 </text:p>
          </table:table-cell>
          <table:table-cell table:style-name="ce9" table:formula="of:=+(1+[.$B$14]/12)*[.AL36]" office:value-type="float" office:value="176.96391915994" calcext:value-type="float">
            <text:p><text:s/>177 </text:p>
          </table:table-cell>
          <table:table-cell table:style-name="ce9" table:formula="of:=+(1+[.$B$14]/12)*[.AM36]" office:value-type="float" office:value="177.258859025207" calcext:value-type="float">
            <text:p><text:s/>177 </text:p>
          </table:table-cell>
          <table:table-cell table:style-name="ce9" table:formula="of:=+(1+[.$B$14]/12)*[.AN36]" office:value-type="float" office:value="177.554290456916" calcext:value-type="float">
            <text:p><text:s/>178 </text:p>
          </table:table-cell>
          <table:table-cell table:style-name="ce9" table:formula="of:=+(1+[.$B$14]/12)*[.AO36]" office:value-type="float" office:value="177.850214274344" calcext:value-type="float">
            <text:p><text:s/>178 </text:p>
          </table:table-cell>
          <table:table-cell table:style-name="ce9" table:formula="of:=+(1+[.$B$14]/12)*[.AP36]" office:value-type="float" office:value="178.146631298134" calcext:value-type="float">
            <text:p><text:s/>178 </text:p>
          </table:table-cell>
          <table:table-cell table:style-name="ce9" table:formula="of:=+(1+[.$B$14]/12)*[.AQ36]" office:value-type="float" office:value="178.443542350298" calcext:value-type="float">
            <text:p><text:s/>178 </text:p>
          </table:table-cell>
          <table:table-cell table:style-name="ce9" table:formula="of:=+(1+[.$B$14]/12)*[.AR36]" office:value-type="float" office:value="178.740948254215" calcext:value-type="float">
            <text:p><text:s/>179 </text:p>
          </table:table-cell>
          <table:table-cell table:style-name="ce9" table:formula="of:=+(1+[.$B$14]/12)*[.AS36]" office:value-type="float" office:value="179.038849834639" calcext:value-type="float">
            <text:p><text:s/>179 </text:p>
          </table:table-cell>
          <table:table-cell table:style-name="ce9" table:formula="of:=+(1+[.$B$14]/12)*[.AT36]" office:value-type="float" office:value="179.337247917697" calcext:value-type="float">
            <text:p><text:s/>179 </text:p>
          </table:table-cell>
          <table:table-cell table:style-name="ce9" table:formula="of:=+(1+[.$B$14]/12)*[.AU36]" office:value-type="float" office:value="179.636143330893" calcext:value-type="float">
            <text:p><text:s/>180 </text:p>
          </table:table-cell>
          <table:table-cell table:style-name="ce9" table:formula="of:=+(1+[.$B$14]/12)*[.AV36]" office:value-type="float" office:value="179.935536903111" calcext:value-type="float">
            <text:p><text:s/>180 </text:p>
          </table:table-cell>
          <table:table-cell table:style-name="ce9" table:formula="of:=+(1+[.$B$14]/12)*[.AW36]" office:value-type="float" office:value="180.235429464616" calcext:value-type="float">
            <text:p><text:s/>180 </text:p>
          </table:table-cell>
          <table:table-cell table:style-name="ce9" table:formula="of:=+(1+[.$B$14]/12)*[.AX36]" office:value-type="float" office:value="180.535821847057" calcext:value-type="float">
            <text:p><text:s/>181 </text:p>
          </table:table-cell>
          <table:table-cell table:style-name="ce9" table:formula="of:=+(1+[.$B$14]/12)*[.AY36]" office:value-type="float" office:value="180.836714883469" calcext:value-type="float">
            <text:p><text:s/>181 </text:p>
          </table:table-cell>
          <table:table-cell table:style-name="ce9" table:formula="of:=+(1+[.$B$14]/12)*[.AZ36]" office:value-type="float" office:value="181.138109408275" calcext:value-type="float">
            <text:p><text:s/>181 </text:p>
          </table:table-cell>
          <table:table-cell table:style-name="ce9" table:formula="of:=+(1+[.$B$14]/12)*[.BA36]" office:value-type="float" office:value="181.440006257288" calcext:value-type="float">
            <text:p><text:s/>181 </text:p>
          </table:table-cell>
          <table:table-cell table:style-name="ce9" table:formula="of:=+(1+[.$B$14]/12)*[.BB36]" office:value-type="float" office:value="181.742406267717" calcext:value-type="float">
            <text:p><text:s/>182 </text:p>
          </table:table-cell>
          <table:table-cell table:style-name="ce9" table:formula="of:=+(1+[.$B$14]/12)*[.BC36]" office:value-type="float" office:value="182.045310278163" calcext:value-type="float">
            <text:p><text:s/>182 </text:p>
          </table:table-cell>
          <table:table-cell table:style-name="ce9" table:formula="of:=+(1+[.$B$14]/12)*[.BD36]" office:value-type="float" office:value="182.348719128627" calcext:value-type="float">
            <text:p><text:s/>182 </text:p>
          </table:table-cell>
          <table:table-cell table:style-name="ce9" table:formula="of:=+(1+[.$B$14]/12)*[.BE36]" office:value-type="float" office:value="182.652633660508" calcext:value-type="float">
            <text:p><text:s/>183 </text:p>
          </table:table-cell>
          <table:table-cell table:style-name="ce9" table:formula="of:=+(1+[.$B$14]/12)*[.BF36]" office:value-type="float" office:value="182.957054716609" calcext:value-type="float">
            <text:p><text:s/>183 </text:p>
          </table:table-cell>
          <table:table-cell table:style-name="ce9" table:formula="of:=+(1+[.$B$14]/12)*[.BG36]" office:value-type="float" office:value="183.261983141137" calcext:value-type="float">
            <text:p><text:s/>183 </text:p>
          </table:table-cell>
          <table:table-cell table:style-name="ce9" table:formula="of:=+(1+[.$B$14]/12)*[.BH36]" office:value-type="float" office:value="183.567419779705" calcext:value-type="float">
            <text:p><text:s/>184 </text:p>
          </table:table-cell>
          <table:table-cell table:style-name="ce9" table:formula="of:=+(1+[.$B$14]/12)*[.BI36]" office:value-type="float" office:value="183.873365479338" calcext:value-type="float">
            <text:p><text:s/>184 </text:p>
          </table:table-cell>
          <table:table-cell table:style-name="ce9" table:formula="of:=+(1+[.$B$14]/12)*[.BJ36]" office:value-type="float" office:value="184.17982108847" calcext:value-type="float">
            <text:p><text:s/>184 </text:p>
          </table:table-cell>
          <table:table-cell table:style-name="ce9" table:formula="of:=+(1+[.$B$14]/12)*[.BK36]" office:value-type="float" office:value="184.486787456951" calcext:value-type="float">
            <text:p><text:s/>184 </text:p>
          </table:table-cell>
          <table:table-cell table:style-name="ce9" table:formula="of:=+(1+[.$B$14]/12)*[.BL36]" office:value-type="float" office:value="184.794265436046" calcext:value-type="float">
            <text:p><text:s/>185 </text:p>
          </table:table-cell>
          <table:table-cell table:style-name="ce9" table:formula="of:=+(1+[.$B$14]/12)*[.BM36]" office:value-type="float" office:value="185.102255878439" calcext:value-type="float">
            <text:p><text:s/>185 </text:p>
          </table:table-cell>
          <table:table-cell table:style-name="ce9" table:formula="of:=+(1+[.$B$14]/12)*[.BN36]" office:value-type="float" office:value="185.410759638237" calcext:value-type="float">
            <text:p><text:s/>185 </text:p>
          </table:table-cell>
          <table:table-cell table:style-name="ce9" table:formula="of:=+(1+[.$B$14]/12)*[.BO36]" office:value-type="float" office:value="185.719777570967" calcext:value-type="float">
            <text:p><text:s/>186 </text:p>
          </table:table-cell>
          <table:table-cell table:style-name="ce9" table:formula="of:=+(1+[.$B$14]/12)*[.BP36]" office:value-type="float" office:value="186.029310533586" calcext:value-type="float">
            <text:p><text:s/>186 </text:p>
          </table:table-cell>
          <table:table-cell table:style-name="ce9" table:formula="of:=+(1+[.$B$14]/12)*[.BQ36]" office:value-type="float" office:value="186.339359384475" calcext:value-type="float">
            <text:p><text:s/>186 </text:p>
          </table:table-cell>
          <table:table-cell table:style-name="ce9" table:formula="of:=+(1+[.$B$14]/12)*[.BR36]" office:value-type="float" office:value="186.649924983449" calcext:value-type="float">
            <text:p><text:s/>187 </text:p>
          </table:table-cell>
          <table:table-cell table:style-name="ce9" table:formula="of:=+(1+[.$B$14]/12)*[.BS36]" office:value-type="float" office:value="186.961008191755" calcext:value-type="float">
            <text:p><text:s/>187 </text:p>
          </table:table-cell>
          <table:table-cell table:style-name="ce9" table:formula="of:=+(1+[.$B$14]/12)*[.BT36]" office:value-type="float" office:value="187.272609872074" calcext:value-type="float">
            <text:p><text:s/>187 </text:p>
          </table:table-cell>
          <table:table-cell table:style-name="ce9" table:formula="of:=+(1+[.$B$14]/12)*[.BU36]" office:value-type="float" office:value="187.584730888528" calcext:value-type="float">
            <text:p><text:s/>188 </text:p>
          </table:table-cell>
          <table:table-cell table:style-name="ce9" table:formula="of:=+(1+[.$B$14]/12)*[.BV36]" office:value-type="float" office:value="187.897372106675" calcext:value-type="float">
            <text:p><text:s/>188 </text:p>
          </table:table-cell>
          <table:table-cell table:style-name="ce9" table:formula="of:=+(1+[.$B$14]/12)*[.BW36]" office:value-type="float" office:value="188.21053439352" calcext:value-type="float">
            <text:p><text:s/>188 </text:p>
          </table:table-cell>
          <table:table-cell table:style-name="ce9" table:formula="of:=+(1+[.$B$14]/12)*[.BX36]" office:value-type="float" office:value="188.524218617509" calcext:value-type="float">
            <text:p><text:s/>189 </text:p>
          </table:table-cell>
          <table:table-cell table:style-name="ce9" table:formula="of:=+(1+[.$B$14]/12)*[.BY36]" office:value-type="float" office:value="188.838425648538" calcext:value-type="float">
            <text:p><text:s/>189 </text:p>
          </table:table-cell>
          <table:table-cell table:style-name="ce9" table:formula="of:=+(1+[.$B$14]/12)*[.BZ36]" office:value-type="float" office:value="189.153156357953" calcext:value-type="float">
            <text:p><text:s/>189 </text:p>
          </table:table-cell>
          <table:table-cell table:style-name="ce9" table:formula="of:=+(1+[.$B$14]/12)*[.CA36]" office:value-type="float" office:value="189.468411618549" calcext:value-type="float">
            <text:p><text:s/>189 </text:p>
          </table:table-cell>
          <table:table-cell table:style-name="ce9" table:formula="of:=+(1+[.$B$14]/12)*[.CB36]" office:value-type="float" office:value="189.78419230458" calcext:value-type="float">
            <text:p><text:s/>190 </text:p>
          </table:table-cell>
          <table:table-cell table:style-name="ce9" table:formula="of:=+(1+[.$B$14]/12)*[.CC36]" office:value-type="float" office:value="190.100499291754" calcext:value-type="float">
            <text:p><text:s/>190 </text:p>
          </table:table-cell>
          <table:table-cell table:style-name="ce9" table:formula="of:=+(1+[.$B$14]/12)*[.CD36]" office:value-type="float" office:value="190.417333457241" calcext:value-type="float">
            <text:p><text:s/>190 </text:p>
          </table:table-cell>
          <table:table-cell table:style-name="ce9" table:formula="of:=+(1+[.$B$14]/12)*[.CE36]" office:value-type="float" office:value="190.734695679669" calcext:value-type="float">
            <text:p><text:s/>191 </text:p>
          </table:table-cell>
          <table:table-cell table:style-name="ce9" table:formula="of:=+(1+[.$B$14]/12)*[.CF36]" office:value-type="float" office:value="191.052586839135" calcext:value-type="float">
            <text:p><text:s/>191 </text:p>
          </table:table-cell>
          <table:table-cell table:style-name="ce9" table:formula="of:=+(1+[.$B$14]/12)*[.CG36]" office:value-type="float" office:value="191.371007817201" calcext:value-type="float">
            <text:p><text:s/>191 </text:p>
          </table:table-cell>
          <table:table-cell table:style-name="ce9" table:formula="of:=+(1+[.$B$14]/12)*[.CH36]" office:value-type="float" office:value="191.689959496896" calcext:value-type="float">
            <text:p><text:s/>192 </text:p>
          </table:table-cell>
          <table:table-cell table:style-name="ce9" table:formula="of:=+(1+[.$B$14]/12)*[.CI36]" office:value-type="float" office:value="192.009442762724" calcext:value-type="float">
            <text:p><text:s/>192 </text:p>
          </table:table-cell>
          <table:table-cell table:style-name="ce9" table:formula="of:=+(1+[.$B$14]/12)*[.CJ36]" office:value-type="float" office:value="192.329458500662" calcext:value-type="float">
            <text:p><text:s/>192 </text:p>
          </table:table-cell>
          <table:table-cell table:style-name="ce9" table:formula="of:=+(1+[.$B$14]/12)*[.CK36]" office:value-type="float" office:value="192.650007598163" calcext:value-type="float">
            <text:p><text:s/>193 </text:p>
          </table:table-cell>
          <table:table-cell table:style-name="ce9" table:formula="of:=+(1+[.$B$14]/12)*[.CL36]" office:value-type="float" office:value="192.97109094416" calcext:value-type="float">
            <text:p><text:s/>193 </text:p>
          </table:table-cell>
          <table:table-cell table:style-name="ce9" table:formula="of:=+(1+[.$B$14]/12)*[.CM36]" office:value-type="float" office:value="193.292709429067" calcext:value-type="float">
            <text:p><text:s/>193 </text:p>
          </table:table-cell>
          <table:table-cell table:style-name="ce9" table:formula="of:=+(1+[.$B$14]/12)*[.CN36]" office:value-type="float" office:value="193.614863944782" calcext:value-type="float">
            <text:p><text:s/>194 </text:p>
          </table:table-cell>
          <table:table-cell table:style-name="ce9" table:formula="of:=+(1+[.$B$14]/12)*[.CO36]" office:value-type="float" office:value="193.93755538469" calcext:value-type="float">
            <text:p><text:s/>194 </text:p>
          </table:table-cell>
          <table:table-cell table:style-name="ce9" table:formula="of:=+(1+[.$B$14]/12)*[.CP36]" office:value-type="float" office:value="194.260784643665" calcext:value-type="float">
            <text:p><text:s/>194 </text:p>
          </table:table-cell>
          <table:table-cell table:style-name="ce9" table:formula="of:=+(1+[.$B$14]/12)*[.CQ36]" office:value-type="float" office:value="194.584552618071" calcext:value-type="float">
            <text:p><text:s/>195 </text:p>
          </table:table-cell>
          <table:table-cell table:style-name="ce9" table:formula="of:=+(1+[.$B$14]/12)*[.CR36]" office:value-type="float" office:value="194.908860205768" calcext:value-type="float">
            <text:p><text:s/>195 </text:p>
          </table:table-cell>
          <table:table-cell table:style-name="ce9" table:formula="of:=+(1+[.$B$14]/12)*[.CS36]" office:value-type="float" office:value="195.23370830611" calcext:value-type="float">
            <text:p><text:s/>195 </text:p>
          </table:table-cell>
          <table:table-cell table:style-name="ce9" table:formula="of:=+(1+[.$B$14]/12)*[.CT36]" office:value-type="float" office:value="195.559097819954" calcext:value-type="float">
            <text:p><text:s/>196 </text:p>
          </table:table-cell>
          <table:table-cell table:style-name="ce9" table:formula="of:=+(1+[.$B$14]/12)*[.CU36]" office:value-type="float" office:value="195.885029649654" calcext:value-type="float">
            <text:p><text:s/>196 </text:p>
          </table:table-cell>
          <table:table-cell table:style-name="ce9" table:formula="of:=+(1+[.$B$14]/12)*[.CV36]" office:value-type="float" office:value="196.21150469907" calcext:value-type="float">
            <text:p><text:s/>196 </text:p>
          </table:table-cell>
          <table:table-cell table:style-name="ce9" table:formula="of:=+(1+[.$B$14]/12)*[.CW36]" office:value-type="float" office:value="196.538523873569" calcext:value-type="float">
            <text:p><text:s/>197 </text:p>
          </table:table-cell>
          <table:table-cell table:style-name="ce9" table:formula="of:=+(1+[.$B$14]/12)*[.CX36]" office:value-type="float" office:value="196.866088080024" calcext:value-type="float">
            <text:p><text:s/>197 </text:p>
          </table:table-cell>
          <table:table-cell table:style-name="ce9" table:formula="of:=+(1+[.$B$14]/12)*[.CY36]" office:value-type="float" office:value="197.194198226825" calcext:value-type="float">
            <text:p><text:s/>197 </text:p>
          </table:table-cell>
          <table:table-cell table:style-name="ce9" table:formula="of:=+(1+[.$B$14]/12)*[.CZ36]" office:value-type="float" office:value="197.522855223869" calcext:value-type="float">
            <text:p><text:s/>198 </text:p>
          </table:table-cell>
          <table:table-cell table:style-name="ce9" table:formula="of:=+(1+[.$B$14]/12)*[.DA36]" office:value-type="float" office:value="197.852059982576" calcext:value-type="float">
            <text:p><text:s/>198 </text:p>
          </table:table-cell>
          <table:table-cell table:style-name="ce9" table:formula="of:=+(1+[.$B$14]/12)*[.DB36]" office:value-type="float" office:value="198.18181341588" calcext:value-type="float">
            <text:p><text:s/>198 </text:p>
          </table:table-cell>
          <table:table-cell table:style-name="ce9" table:formula="of:=+(1+[.$B$14]/12)*[.DC36]" office:value-type="float" office:value="198.51211643824" calcext:value-type="float">
            <text:p><text:s/>199 </text:p>
          </table:table-cell>
          <table:table-cell table:style-name="ce9" table:formula="of:=+(1+[.$B$14]/12)*[.DD36]" office:value-type="float" office:value="198.842969965637" calcext:value-type="float">
            <text:p><text:s/>199 </text:p>
          </table:table-cell>
          <table:table-cell table:style-name="ce9" table:formula="of:=+(1+[.$B$14]/12)*[.DE36]" office:value-type="float" office:value="199.17437491558" calcext:value-type="float">
            <text:p><text:s/>199 </text:p>
          </table:table-cell>
          <table:table-cell table:style-name="ce9" table:formula="of:=+(1+[.$B$14]/12)*[.DF36]" office:value-type="float" office:value="199.506332207106" calcext:value-type="float">
            <text:p><text:s/>200 </text:p>
          </table:table-cell>
          <table:table-cell table:style-name="ce9" table:formula="of:=+(1+[.$B$14]/12)*[.DG36]" office:value-type="float" office:value="199.838842760784" calcext:value-type="float">
            <text:p><text:s/>200 </text:p>
          </table:table-cell>
          <table:table-cell table:style-name="ce9" table:formula="of:=+(1+[.$B$14]/12)*[.DH36]" office:value-type="float" office:value="200.171907498719" calcext:value-type="float">
            <text:p><text:s/>200 </text:p>
          </table:table-cell>
          <table:table-cell table:style-name="ce9" table:formula="of:=+(1+[.$B$14]/12)*[.DI36]" office:value-type="float" office:value="200.50552734455" calcext:value-type="float">
            <text:p><text:s/>201 </text:p>
          </table:table-cell>
          <table:table-cell table:style-name="ce9" table:formula="of:=+(1+[.$B$14]/12)*[.DJ36]" office:value-type="float" office:value="200.839703223457" calcext:value-type="float">
            <text:p><text:s/>201 </text:p>
          </table:table-cell>
          <table:table-cell table:style-name="ce9" table:formula="of:=+(1+[.$B$14]/12)*[.DK36]" office:value-type="float" office:value="201.174436062163" calcext:value-type="float">
            <text:p><text:s/>201 </text:p>
          </table:table-cell>
          <table:table-cell table:style-name="ce9" table:formula="of:=+(1+[.$B$14]/12)*[.DL36]" office:value-type="float" office:value="201.509726788933" calcext:value-type="float">
            <text:p><text:s/>202 </text:p>
          </table:table-cell>
          <table:table-cell table:style-name="ce9" table:formula="of:=+(1+[.$B$14]/12)*[.DM36]" office:value-type="float" office:value="201.845576333582" calcext:value-type="float">
            <text:p><text:s/>202 </text:p>
          </table:table-cell>
          <table:table-cell table:style-name="ce9" table:formula="of:=+(1+[.$B$14]/12)*[.DN36]" office:value-type="float" office:value="202.181985627471" calcext:value-type="float">
            <text:p><text:s/>202 </text:p>
          </table:table-cell>
          <table:table-cell table:style-name="ce9" table:formula="of:=+(1+[.$B$14]/12)*[.DO36]" office:value-type="float" office:value="202.518955603517" calcext:value-type="float">
            <text:p><text:s/>203 </text:p>
          </table:table-cell>
          <table:table-cell table:style-name="ce9" table:formula="of:=+(1+[.$B$14]/12)*[.DP36]" office:value-type="float" office:value="202.856487196189" calcext:value-type="float">
            <text:p><text:s/>203 </text:p>
          </table:table-cell>
          <table:table-cell table:style-name="ce9" table:formula="of:=+(1+[.$B$14]/12)*[.DQ36]" office:value-type="float" office:value="203.194581341516" calcext:value-type="float">
            <text:p><text:s/>203 </text:p>
          </table:table-cell>
          <table:table-cell table:style-name="ce9" table:formula="of:=+(1+[.$B$14]/12)*[.DR36]" office:value-type="float" office:value="203.533238977086" calcext:value-type="float">
            <text:p><text:s/>204 </text:p>
          </table:table-cell>
          <table:table-cell table:style-name="ce9" table:formula="of:=+(1+[.$B$14]/12)*[.DS36]" office:value-type="float" office:value="203.872461042047" calcext:value-type="float">
            <text:p><text:s/>204 </text:p>
          </table:table-cell>
          <table:table-cell table:style-name="ce9" table:formula="of:=+(1+[.$B$14]/12)*[.DT36]" office:value-type="float" office:value="204.212248477118" calcext:value-type="float">
            <text:p><text:s/>204 </text:p>
          </table:table-cell>
          <table:table-cell table:style-name="ce9" table:formula="of:=+(1+[.$B$14]/12)*[.DU36]" office:value-type="float" office:value="204.552602224579" calcext:value-type="float">
            <text:p><text:s/>205 </text:p>
          </table:table-cell>
          <table:table-cell table:style-name="ce9" table:formula="of:=+(1+[.$B$14]/12)*[.DV36]" office:value-type="float" office:value="204.893523228287" calcext:value-type="float">
            <text:p><text:s/>205 </text:p>
          </table:table-cell>
          <table:table-cell table:style-name="ce9" table:formula="of:=+(1+[.$B$14]/12)*[.DW36]" office:value-type="float" office:value="205.235012433668" calcext:value-type="float">
            <text:p><text:s/>205 </text:p>
          </table:table-cell>
          <table:table-cell table:style-name="ce9" table:formula="of:=+(1+[.$B$14]/12)*[.DX36]" office:value-type="float" office:value="205.577070787724" calcext:value-type="float">
            <text:p><text:s/>206 </text:p>
          </table:table-cell>
          <table:table-cell table:style-name="ce9" table:formula="of:=+(1+[.$B$14]/12)*[.DY36]" office:value-type="float" office:value="205.919699239037" calcext:value-type="float">
            <text:p><text:s/>206 </text:p>
          </table:table-cell>
          <table:table-cell table:style-name="ce9" table:formula="of:=+(1+[.$B$14]/12)*[.DZ36]" office:value-type="float" office:value="206.262898737768" calcext:value-type="float">
            <text:p><text:s/>206 </text:p>
          </table:table-cell>
          <table:table-cell table:style-name="ce9" table:formula="of:=+(1+[.$B$14]/12)*[.EA36]" office:value-type="float" office:value="206.606670235665" calcext:value-type="float">
            <text:p><text:s/>207 </text:p>
          </table:table-cell>
          <table:table-cell table:style-name="ce9" table:formula="of:=+(1+[.$B$14]/12)*[.EB36]" office:value-type="float" office:value="206.951014686057" calcext:value-type="float">
            <text:p><text:s/>207 </text:p>
          </table:table-cell>
          <table:table-cell table:style-name="ce9" table:formula="of:=+(1+[.$B$14]/12)*[.EC36]" office:value-type="float" office:value="207.295933043867" calcext:value-type="float">
            <text:p><text:s/>207 </text:p>
          </table:table-cell>
          <table:table-cell table:style-name="ce9" table:formula="of:=+(1+[.$B$14]/12)*[.ED36]" office:value-type="float" office:value="207.641426265607" calcext:value-type="float">
            <text:p><text:s/>208 </text:p>
          </table:table-cell>
          <table:table-cell table:style-name="ce9" table:formula="of:=+(1+[.$B$14]/12)*[.EE36]" office:value-type="float" office:value="207.987495309383" calcext:value-type="float">
            <text:p><text:s/>208 </text:p>
          </table:table-cell>
          <table:table-cell table:style-name="ce9" table:formula="of:=+(1+[.$B$14]/12)*[.EF36]" office:value-type="float" office:value="208.334141134899" calcext:value-type="float">
            <text:p><text:s/>208 </text:p>
          </table:table-cell>
          <table:table-cell table:style-name="ce9" table:formula="of:=+(1+[.$B$14]/12)*[.EG36]" office:value-type="float" office:value="208.681364703457" calcext:value-type="float">
            <text:p><text:s/>209 </text:p>
          </table:table-cell>
          <table:table-cell table:style-name="ce9" table:formula="of:=+(1+[.$B$14]/12)*[.EH36]" office:value-type="float" office:value="209.029166977963" calcext:value-type="float">
            <text:p><text:s/>209 </text:p>
          </table:table-cell>
          <table:table-cell table:style-name="ce9" table:formula="of:=+(1+[.$B$14]/12)*[.EI36]" office:value-type="float" office:value="209.377548922926" calcext:value-type="float">
            <text:p><text:s/>209 </text:p>
          </table:table-cell>
          <table:table-cell table:style-name="ce9" table:formula="of:=+(1+[.$B$14]/12)*[.EJ36]" office:value-type="float" office:value="209.726511504464" calcext:value-type="float">
            <text:p><text:s/>210 </text:p>
          </table:table-cell>
          <table:table-cell table:style-name="ce9" table:formula="of:=+(1+[.$B$14]/12)*[.EK36]" office:value-type="float" office:value="210.076055690305" calcext:value-type="float">
            <text:p><text:s/>210 </text:p>
          </table:table-cell>
          <table:table-cell table:style-name="ce9" table:formula="of:=+(1+[.$B$14]/12)*[.EL36]" office:value-type="float" office:value="210.426182449789" calcext:value-type="float">
            <text:p><text:s/>210 </text:p>
          </table:table-cell>
          <table:table-cell table:style-name="ce9" table:formula="of:=+(1+[.$B$14]/12)*[.EM36]" office:value-type="float" office:value="210.776892753872" calcext:value-type="float">
            <text:p><text:s/>211 </text:p>
          </table:table-cell>
          <table:table-cell table:style-name="ce9" table:formula="of:=+(1+[.$B$14]/12)*[.EN36]" office:value-type="float" office:value="211.128187575128" calcext:value-type="float">
            <text:p><text:s/>211 </text:p>
          </table:table-cell>
          <table:table-cell table:style-name="ce9" table:formula="of:=+(1+[.$B$14]/12)*[.EO36]" office:value-type="float" office:value="211.480067887754" calcext:value-type="float">
            <text:p><text:s/>211 </text:p>
          </table:table-cell>
          <table:table-cell table:style-name="ce9" table:formula="of:=+(1+[.$B$14]/12)*[.EP36]" office:value-type="float" office:value="211.832534667567" calcext:value-type="float">
            <text:p><text:s/>212 </text:p>
          </table:table-cell>
          <table:table-cell table:style-name="ce9" table:formula="of:=+(1+[.$B$14]/12)*[.EQ36]" office:value-type="float" office:value="212.185588892012" calcext:value-type="float">
            <text:p><text:s/>212 </text:p>
          </table:table-cell>
          <table:table-cell table:style-name="ce9" table:formula="of:=+(1+[.$B$14]/12)*[.ER36]" office:value-type="float" office:value="212.539231540166" calcext:value-type="float">
            <text:p><text:s/>213 </text:p>
          </table:table-cell>
          <table:table-cell table:style-name="ce9" table:formula="of:=+(1+[.$B$14]/12)*[.ES36]" office:value-type="float" office:value="212.893463592733" calcext:value-type="float">
            <text:p><text:s/>213 </text:p>
          </table:table-cell>
          <table:table-cell table:style-name="ce9" table:formula="of:=+(1+[.$B$14]/12)*[.ET36]" office:value-type="float" office:value="213.248286032054" calcext:value-type="float">
            <text:p><text:s/>213 </text:p>
          </table:table-cell>
          <table:table-cell table:style-name="ce9" table:formula="of:=+(1+[.$B$14]/12)*[.EU36]" office:value-type="float" office:value="213.603699842107" calcext:value-type="float">
            <text:p><text:s/>214 </text:p>
          </table:table-cell>
          <table:table-cell table:style-name="ce9" table:formula="of:=+(1+[.$B$14]/12)*[.EV36]" office:value-type="float" office:value="213.959706008511" calcext:value-type="float">
            <text:p><text:s/>214 </text:p>
          </table:table-cell>
          <table:table-cell table:style-name="ce9" table:formula="of:=+(1+[.$B$14]/12)*[.EW36]" office:value-type="float" office:value="214.316305518525" calcext:value-type="float">
            <text:p><text:s/>214 </text:p>
          </table:table-cell>
          <table:table-cell table:style-name="ce9" table:formula="of:=+(1+[.$B$14]/12)*[.EX36]" office:value-type="float" office:value="214.673499361056" calcext:value-type="float">
            <text:p><text:s/>215 </text:p>
          </table:table-cell>
          <table:table-cell table:style-name="ce9" table:formula="of:=+(1+[.$B$14]/12)*[.EY36]" office:value-type="float" office:value="215.031288526658" calcext:value-type="float">
            <text:p><text:s/>215 </text:p>
          </table:table-cell>
          <table:table-cell table:style-name="ce9" table:formula="of:=+(1+[.$B$14]/12)*[.EZ36]" office:value-type="float" office:value="215.389674007536" calcext:value-type="float">
            <text:p><text:s/>215 </text:p>
          </table:table-cell>
          <table:table-cell table:style-name="ce9" table:formula="of:=+(1+[.$B$14]/12)*[.FA36]" office:value-type="float" office:value="215.748656797548" calcext:value-type="float">
            <text:p><text:s/>216 </text:p>
          </table:table-cell>
          <table:table-cell table:style-name="ce9" table:formula="of:=+(1+[.$B$14]/12)*[.FB36]" office:value-type="float" office:value="216.108237892211" calcext:value-type="float">
            <text:p><text:s/>216 </text:p>
          </table:table-cell>
          <table:table-cell table:style-name="ce9" table:formula="of:=+(1+[.$B$14]/12)*[.FC36]" office:value-type="float" office:value="216.468418288698" calcext:value-type="float">
            <text:p><text:s/>216 </text:p>
          </table:table-cell>
          <table:table-cell table:style-name="ce9" table:formula="of:=+(1+[.$B$14]/12)*[.FD36]" office:value-type="float" office:value="216.829198985846" calcext:value-type="float">
            <text:p><text:s/>217 </text:p>
          </table:table-cell>
          <table:table-cell table:style-name="ce9" table:formula="of:=+(1+[.$B$14]/12)*[.FE36]" office:value-type="float" office:value="217.190580984155" calcext:value-type="float">
            <text:p><text:s/>217 </text:p>
          </table:table-cell>
          <table:table-cell table:style-name="ce9" table:formula="of:=+(1+[.$B$14]/12)*[.FF36]" office:value-type="float" office:value="217.552565285796" calcext:value-type="float">
            <text:p><text:s/>218 </text:p>
          </table:table-cell>
          <table:table-cell table:style-name="ce9" table:formula="of:=+(1+[.$B$14]/12)*[.FG36]" office:value-type="float" office:value="217.915152894605" calcext:value-type="float">
            <text:p><text:s/>218 </text:p>
          </table:table-cell>
          <table:table-cell table:style-name="ce9" table:formula="of:=+(1+[.$B$14]/12)*[.FH36]" office:value-type="float" office:value="218.278344816096" calcext:value-type="float">
            <text:p><text:s/>218 </text:p>
          </table:table-cell>
          <table:table-cell table:style-name="ce9" table:formula="of:=+(1+[.$B$14]/12)*[.FI36]" office:value-type="float" office:value="218.642142057457" calcext:value-type="float">
            <text:p><text:s/>219 </text:p>
          </table:table-cell>
          <table:table-cell table:style-name="ce9" table:formula="of:=+(1+[.$B$14]/12)*[.FJ36]" office:value-type="float" office:value="219.006545627552" calcext:value-type="float">
            <text:p><text:s/>219 </text:p>
          </table:table-cell>
          <table:table-cell table:style-name="ce9" table:formula="of:=+(1+[.$B$14]/12)*[.FK36]" office:value-type="float" office:value="219.371556536932" calcext:value-type="float">
            <text:p><text:s/>219 </text:p>
          </table:table-cell>
          <table:table-cell table:style-name="ce9" table:formula="of:=+(1+[.$B$14]/12)*[.FL36]" office:value-type="float" office:value="219.737175797826" calcext:value-type="float">
            <text:p><text:s/>220 </text:p>
          </table:table-cell>
          <table:table-cell table:style-name="ce9" table:formula="of:=+(1+[.$B$14]/12)*[.FM36]" office:value-type="float" office:value="220.103404424156" calcext:value-type="float">
            <text:p><text:s/>220 </text:p>
          </table:table-cell>
          <table:table-cell table:style-name="ce9" table:formula="of:=+(1+[.$B$14]/12)*[.FN36]" office:value-type="float" office:value="220.47024343153" calcext:value-type="float">
            <text:p><text:s/>220 </text:p>
          </table:table-cell>
          <table:table-cell table:style-name="ce9" table:formula="of:=+(1+[.$B$14]/12)*[.FO36]" office:value-type="float" office:value="220.837693837249" calcext:value-type="float">
            <text:p><text:s/>221 </text:p>
          </table:table-cell>
          <table:table-cell table:style-name="ce9" table:formula="of:=+(1+[.$B$14]/12)*[.FP36]" office:value-type="float" office:value="221.205756660311" calcext:value-type="float">
            <text:p><text:s/>221 </text:p>
          </table:table-cell>
          <table:table-cell table:style-name="ce9" table:formula="of:=+(1+[.$B$14]/12)*[.FQ36]" office:value-type="float" office:value="221.574432921412" calcext:value-type="float">
            <text:p><text:s/>222 </text:p>
          </table:table-cell>
          <table:table-cell table:style-name="ce9" table:formula="of:=+(1+[.$B$14]/12)*[.FR36]" office:value-type="float" office:value="221.943723642947" calcext:value-type="float">
            <text:p><text:s/>222 </text:p>
          </table:table-cell>
          <table:table-cell table:style-name="ce9" table:formula="of:=+(1+[.$B$14]/12)*[.FS36]" office:value-type="float" office:value="222.313629849019" calcext:value-type="float">
            <text:p><text:s/>222 </text:p>
          </table:table-cell>
          <table:table-cell table:style-name="ce9" table:formula="of:=+(1+[.$B$14]/12)*[.FT36]" office:value-type="float" office:value="222.684152565434" calcext:value-type="float">
            <text:p><text:s/>223 </text:p>
          </table:table-cell>
          <table:table-cell table:style-name="ce9" table:formula="of:=+(1+[.$B$14]/12)*[.FU36]" office:value-type="float" office:value="223.05529281971" calcext:value-type="float">
            <text:p><text:s/>223 </text:p>
          </table:table-cell>
          <table:table-cell table:style-name="ce9" table:formula="of:=+(1+[.$B$14]/12)*[.FV36]" office:value-type="float" office:value="223.427051641076" calcext:value-type="float">
            <text:p><text:s/>223 </text:p>
          </table:table-cell>
          <table:table-cell table:style-name="ce9" table:formula="of:=+(1+[.$B$14]/12)*[.FW36]" office:value-type="float" office:value="223.799430060478" calcext:value-type="float">
            <text:p><text:s/>224 </text:p>
          </table:table-cell>
          <table:table-cell table:style-name="ce9" table:formula="of:=+(1+[.$B$14]/12)*[.FX36]" office:value-type="float" office:value="224.172429110578" calcext:value-type="float">
            <text:p><text:s/>224 </text:p>
          </table:table-cell>
          <table:table-cell table:style-name="ce9" table:formula="of:=+(1+[.$B$14]/12)*[.FY36]" office:value-type="float" office:value="224.546049825763" calcext:value-type="float">
            <text:p><text:s/>225 </text:p>
          </table:table-cell>
          <table:table-cell table:style-name="ce9" table:formula="of:=+(1+[.$B$14]/12)*[.FZ36]" office:value-type="float" office:value="224.920293242139" calcext:value-type="float">
            <text:p><text:s/>225 </text:p>
          </table:table-cell>
          <table:table-cell table:style-name="ce9" table:formula="of:=+(1+[.$B$14]/12)*[.GA36]" office:value-type="float" office:value="225.295160397543" calcext:value-type="float">
            <text:p><text:s/>225 </text:p>
          </table:table-cell>
          <table:table-cell table:style-name="ce9" table:formula="of:=+(1+[.$B$14]/12)*[.GB36]" office:value-type="float" office:value="225.670652331539" calcext:value-type="float">
            <text:p><text:s/>226 </text:p>
          </table:table-cell>
          <table:table-cell table:style-name="ce9" table:formula="of:=+(1+[.$B$14]/12)*[.GC36]" office:value-type="float" office:value="226.046770085424" calcext:value-type="float">
            <text:p><text:s/>226 </text:p>
          </table:table-cell>
          <table:table-cell table:style-name="ce9" table:formula="of:=+(1+[.$B$14]/12)*[.GD36]" office:value-type="float" office:value="226.423514702233" calcext:value-type="float">
            <text:p><text:s/>226 </text:p>
          </table:table-cell>
          <table:table-cell table:style-name="ce9" table:formula="of:=+(1+[.$B$14]/12)*[.GE36]" office:value-type="float" office:value="226.800887226737" calcext:value-type="float">
            <text:p><text:s/>227 </text:p>
          </table:table-cell>
          <table:table-cell table:style-name="ce9" table:formula="of:=+(1+[.$B$14]/12)*[.GF36]" office:value-type="float" office:value="227.178888705448" calcext:value-type="float">
            <text:p><text:s/>227 </text:p>
          </table:table-cell>
          <table:table-cell table:style-name="ce9" table:formula="of:=+(1+[.$B$14]/12)*[.GG36]" office:value-type="float" office:value="227.557520186624" calcext:value-type="float">
            <text:p><text:s/>228 </text:p>
          </table:table-cell>
          <table:table-cell table:style-name="ce9" table:formula="of:=+(1+[.$B$14]/12)*[.GH36]" office:value-type="float" office:value="227.936782720269" calcext:value-type="float">
            <text:p><text:s/>228 </text:p>
          </table:table-cell>
          <table:table-cell table:style-name="ce9" table:formula="of:=+(1+[.$B$14]/12)*[.GI36]" office:value-type="float" office:value="228.316677358136" calcext:value-type="float">
            <text:p><text:s/>228 </text:p>
          </table:table-cell>
          <table:table-cell table:style-name="ce9" table:formula="of:=+(1+[.$B$14]/12)*[.GJ36]" office:value-type="float" office:value="228.697205153733" calcext:value-type="float">
            <text:p><text:s/>229 </text:p>
          </table:table-cell>
          <table:table-cell table:style-name="ce9" table:formula="of:=+(1+[.$B$14]/12)*[.GK36]" office:value-type="float" office:value="229.078367162322" calcext:value-type="float">
            <text:p><text:s/>229 </text:p>
          </table:table-cell>
          <table:table-cell table:style-name="ce9" table:formula="of:=+(1+[.$B$14]/12)*[.GL36]" office:value-type="float" office:value="229.460164440926" calcext:value-type="float">
            <text:p><text:s/>229 </text:p>
          </table:table-cell>
          <table:table-cell table:style-name="ce9" table:formula="of:=+(1+[.$B$14]/12)*[.GM36]" office:value-type="float" office:value="229.842598048328" calcext:value-type="float">
            <text:p><text:s/>230 </text:p>
          </table:table-cell>
          <table:table-cell table:style-name="ce9" table:formula="of:=+(1+[.$B$14]/12)*[.GN36]" office:value-type="float" office:value="230.225669045075" calcext:value-type="float">
            <text:p><text:s/>230 </text:p>
          </table:table-cell>
          <table:table-cell table:style-name="ce9" table:formula="of:=+(1+[.$B$14]/12)*[.GO36]" office:value-type="float" office:value="230.609378493483" calcext:value-type="float">
            <text:p><text:s/>231 </text:p>
          </table:table-cell>
          <table:table-cell table:style-name="ce9" table:formula="of:=+(1+[.$B$14]/12)*[.GP36]" office:value-type="float" office:value="230.993727457639" calcext:value-type="float">
            <text:p><text:s/>231 </text:p>
          </table:table-cell>
          <table:table-cell table:style-name="ce9" table:formula="of:=+(1+[.$B$14]/12)*[.GQ36]" office:value-type="float" office:value="231.378717003402" calcext:value-type="float">
            <text:p><text:s/>231 </text:p>
          </table:table-cell>
          <table:table-cell table:style-name="ce9" table:formula="of:=+(1+[.$B$14]/12)*[.GR36]" office:value-type="float" office:value="231.764348198408" calcext:value-type="float">
            <text:p><text:s/>232 </text:p>
          </table:table-cell>
          <table:table-cell table:style-name="ce9" table:formula="of:=+(1+[.$B$14]/12)*[.GS36]" office:value-type="float" office:value="232.150622112072" calcext:value-type="float">
            <text:p><text:s/>232 </text:p>
          </table:table-cell>
          <table:table-cell table:style-name="ce9" table:formula="of:=+(1+[.$B$14]/12)*[.GT36]" office:value-type="float" office:value="232.537539815592" calcext:value-type="float">
            <text:p><text:s/>233 </text:p>
          </table:table-cell>
          <table:table-cell table:style-name="ce9" table:formula="of:=+(1+[.$B$14]/12)*[.GU36]" office:value-type="float" office:value="232.925102381951" calcext:value-type="float">
            <text:p><text:s/>233 </text:p>
          </table:table-cell>
          <table:table-cell table:style-name="ce9" table:formula="of:=+(1+[.$B$14]/12)*[.GV36]" office:value-type="float" office:value="233.313310885921" calcext:value-type="float">
            <text:p><text:s/>233 </text:p>
          </table:table-cell>
          <table:table-cell table:style-name="ce9" table:formula="of:=+(1+[.$B$14]/12)*[.GW36]" office:value-type="float" office:value="233.702166404064" calcext:value-type="float">
            <text:p><text:s/>234 </text:p>
          </table:table-cell>
          <table:table-cell table:style-name="ce9" table:formula="of:=+(1+[.$B$14]/12)*[.GX36]" office:value-type="float" office:value="234.091670014738" calcext:value-type="float">
            <text:p><text:s/>234 </text:p>
          </table:table-cell>
          <table:table-cell table:style-name="ce9" table:formula="of:=+(1+[.$B$14]/12)*[.GY36]" office:value-type="float" office:value="234.481822798095" calcext:value-type="float">
            <text:p><text:s/>234 </text:p>
          </table:table-cell>
          <table:table-cell table:style-name="ce9" table:formula="of:=+(1+[.$B$14]/12)*[.GZ36]" office:value-type="float" office:value="234.872625836092" calcext:value-type="float">
            <text:p><text:s/>235 </text:p>
          </table:table-cell>
          <table:table-cell table:style-name="ce9" table:formula="of:=+(1+[.$B$14]/12)*[.HA36]" office:value-type="float" office:value="235.264080212486" calcext:value-type="float">
            <text:p><text:s/>235 </text:p>
          </table:table-cell>
          <table:table-cell table:style-name="ce9" table:formula="of:=+(1+[.$B$14]/12)*[.HB36]" office:value-type="float" office:value="235.65618701284" calcext:value-type="float">
            <text:p><text:s/>236 </text:p>
          </table:table-cell>
          <table:table-cell table:style-name="ce9" table:formula="of:=+(1+[.$B$14]/12)*[.HC36]" office:value-type="float" office:value="236.048947324528" calcext:value-type="float">
            <text:p><text:s/>236 </text:p>
          </table:table-cell>
          <table:table-cell table:style-name="ce9" table:formula="of:=+(1+[.$B$14]/12)*[.HD36]" office:value-type="float" office:value="236.442362236736" calcext:value-type="float">
            <text:p><text:s/>236 </text:p>
          </table:table-cell>
          <table:table-cell table:style-name="ce9" table:formula="of:=+(1+[.$B$14]/12)*[.HE36]" office:value-type="float" office:value="236.836432840464" calcext:value-type="float">
            <text:p><text:s/>237 </text:p>
          </table:table-cell>
          <table:table-cell table:style-name="ce9" table:formula="of:=+(1+[.$B$14]/12)*[.HF36]" office:value-type="float" office:value="237.231160228531" calcext:value-type="float">
            <text:p><text:s/>237 </text:p>
          </table:table-cell>
          <table:table-cell table:style-name="ce9" table:formula="of:=+(1+[.$B$14]/12)*[.HG36]" office:value-type="float" office:value="237.626545495579" calcext:value-type="float">
            <text:p><text:s/>238 </text:p>
          </table:table-cell>
          <table:table-cell table:style-name="ce9" table:formula="of:=+(1+[.$B$14]/12)*[.HH36]" office:value-type="float" office:value="238.022589738071" calcext:value-type="float">
            <text:p><text:s/>238 </text:p>
          </table:table-cell>
          <table:table-cell table:style-name="ce9" table:formula="of:=+(1+[.$B$14]/12)*[.HI36]" office:value-type="float" office:value="238.419294054301" calcext:value-type="float">
            <text:p><text:s/>238 </text:p>
          </table:table-cell>
          <table:table-cell table:style-name="ce9" table:formula="of:=+(1+[.$B$14]/12)*[.HJ36]" office:value-type="float" office:value="238.816659544392" calcext:value-type="float">
            <text:p><text:s/>239 </text:p>
          </table:table-cell>
          <table:table-cell table:style-name="ce9" table:formula="of:=+(1+[.$B$14]/12)*[.HK36]" office:value-type="float" office:value="239.214687310299" calcext:value-type="float">
            <text:p><text:s/>239 </text:p>
          </table:table-cell>
          <table:table-cell table:style-name="ce9" table:formula="of:=+(1+[.$B$14]/12)*[.HL36]" office:value-type="float" office:value="239.613378455816" calcext:value-type="float">
            <text:p><text:s/>240 </text:p>
          </table:table-cell>
          <table:table-cell table:style-name="ce9" table:formula="of:=+(1+[.$B$14]/12)*[.HM36]" office:value-type="float" office:value="240.012734086576" calcext:value-type="float">
            <text:p><text:s/>240 </text:p>
          </table:table-cell>
          <table:table-cell table:style-name="ce9" table:formula="of:=+(1+[.$B$14]/12)*[.HN36]" office:value-type="float" office:value="240.412755310054" calcext:value-type="float">
            <text:p><text:s/>240 </text:p>
          </table:table-cell>
          <table:table-cell table:style-name="ce9" table:formula="of:=+(1+[.$B$14]/12)*[.HO36]" office:value-type="float" office:value="240.81344323557" calcext:value-type="float">
            <text:p><text:s/>241 </text:p>
          </table:table-cell>
          <table:table-cell table:style-name="ce9" table:formula="of:=+(1+[.$B$14]/12)*[.HP36]" office:value-type="float" office:value="241.214798974296" calcext:value-type="float">
            <text:p><text:s/>241 </text:p>
          </table:table-cell>
          <table:table-cell table:style-name="ce9" table:formula="of:=+(1+[.$B$14]/12)*[.HQ36]" office:value-type="float" office:value="241.616823639254" calcext:value-type="float">
            <text:p><text:s/>242 </text:p>
          </table:table-cell>
          <table:table-cell table:style-name="ce9" table:formula="of:=+(1+[.$B$14]/12)*[.HR36]" office:value-type="float" office:value="242.019518345319" calcext:value-type="float">
            <text:p><text:s/>242 </text:p>
          </table:table-cell>
          <table:table-cell table:style-name="ce9" table:formula="of:=+(1+[.$B$14]/12)*[.HS36]" office:value-type="float" office:value="242.422884209228" calcext:value-type="float">
            <text:p><text:s/>242 </text:p>
          </table:table-cell>
          <table:table-cell table:style-name="ce9" table:formula="of:=+(1+[.$B$14]/12)*[.HT36]" office:value-type="float" office:value="242.826922349577" calcext:value-type="float">
            <text:p><text:s/>243 </text:p>
          </table:table-cell>
          <table:table-cell table:style-name="ce9" table:formula="of:=+(1+[.$B$14]/12)*[.HU36]" office:value-type="float" office:value="243.231633886826" calcext:value-type="float">
            <text:p><text:s/>243 </text:p>
          </table:table-cell>
          <table:table-cell table:style-name="ce9" table:formula="of:=+(1+[.$B$14]/12)*[.HV36]" office:value-type="float" office:value="243.637019943304" calcext:value-type="float">
            <text:p><text:s/>244 </text:p>
          </table:table-cell>
          <table:table-cell table:style-name="ce9" table:formula="of:=+(1+[.$B$14]/12)*[.HW36]" office:value-type="float" office:value="244.043081643209" calcext:value-type="float">
            <text:p><text:s/>244 </text:p>
          </table:table-cell>
          <table:table-cell table:style-name="ce9" table:formula="of:=+(1+[.$B$14]/12)*[.HX36]" office:value-type="float" office:value="244.449820112615" calcext:value-type="float">
            <text:p><text:s/>244 </text:p>
          </table:table-cell>
          <table:table-cell table:style-name="ce9" table:formula="of:=+(1+[.$B$14]/12)*[.HY36]" office:value-type="float" office:value="244.857236479469" calcext:value-type="float">
            <text:p><text:s/>245 </text:p>
          </table:table-cell>
          <table:table-cell table:style-name="ce9" table:formula="of:=+(1+[.$B$14]/12)*[.HZ36]" office:value-type="float" office:value="245.265331873602" calcext:value-type="float">
            <text:p><text:s/>245 </text:p>
          </table:table-cell>
          <table:table-cell table:style-name="ce9" table:formula="of:=+(1+[.$B$14]/12)*[.IA36]" office:value-type="float" office:value="245.674107426724" calcext:value-type="float">
            <text:p><text:s/>246 </text:p>
          </table:table-cell>
          <table:table-cell table:style-name="ce9" table:formula="of:=+(1+[.$B$14]/12)*[.IB36]" office:value-type="float" office:value="246.083564272436" calcext:value-type="float">
            <text:p><text:s/>246 </text:p>
          </table:table-cell>
          <table:table-cell table:style-name="ce9" table:formula="of:=+(1+[.$B$14]/12)*[.IC36]" office:value-type="float" office:value="246.493703546223" calcext:value-type="float">
            <text:p><text:s/>246 </text:p>
          </table:table-cell>
          <table:table-cell table:style-name="ce9" table:formula="of:=+(1+[.$B$14]/12)*[.ID36]" office:value-type="float" office:value="246.904526385467" calcext:value-type="float">
            <text:p><text:s/>247 </text:p>
          </table:table-cell>
          <table:table-cell table:style-name="ce9" table:formula="of:=+(1+[.$B$14]/12)*[.IE36]" office:value-type="float" office:value="247.316033929442" calcext:value-type="float">
            <text:p><text:s/>247 </text:p>
          </table:table-cell>
          <table:table-cell table:style-name="ce9" table:formula="of:=+(1+[.$B$14]/12)*[.IF36]" office:value-type="float" office:value="247.728227319325" calcext:value-type="float">
            <text:p><text:s/>248 </text:p>
          </table:table-cell>
          <table:table-cell table:style-name="ce9" table:formula="of:=+(1+[.$B$14]/12)*[.IG36]" office:value-type="float" office:value="248.14110769819" calcext:value-type="float">
            <text:p><text:s/>248 </text:p>
          </table:table-cell>
          <table:table-cell table:style-name="ce9" table:formula="of:=+(1+[.$B$14]/12)*[.IH36]" office:value-type="float" office:value="248.554676211021" calcext:value-type="float">
            <text:p><text:s/>249 </text:p>
          </table:table-cell>
          <table:table-cell table:style-name="ce9" table:formula="of:=+(1+[.$B$14]/12)*[.II36]" office:value-type="float" office:value="248.968934004706" calcext:value-type="float">
            <text:p><text:s/>249 </text:p>
          </table:table-cell>
          <table:table-cell table:style-name="ce9" table:formula="of:=+(1+[.$B$14]/12)*[.IJ36]" office:value-type="float" office:value="249.383882228047" calcext:value-type="float">
            <text:p><text:s/>249 </text:p>
          </table:table-cell>
          <table:table-cell table:style-name="ce9" table:formula="of:=+(1+[.$B$14]/12)*[.IK36]" office:value-type="float" office:value="249.79952203176" calcext:value-type="float">
            <text:p><text:s/>250 </text:p>
          </table:table-cell>
          <table:table-cell table:style-name="ce9" table:formula="of:=+(1+[.$B$14]/12)*[.IL36]" office:value-type="float" office:value="250.21585456848" calcext:value-type="float">
            <text:p><text:s/>250 </text:p>
          </table:table-cell>
          <table:table-cell table:style-name="ce9" table:formula="of:=+(1+[.$B$14]/12)*[.IM36]" office:value-type="float" office:value="250.632880992761" calcext:value-type="float">
            <text:p><text:s/>251 </text:p>
          </table:table-cell>
          <table:table-cell table:style-name="ce9" table:formula="of:=+(1+[.$B$14]/12)*[.IN36]" office:value-type="float" office:value="251.050602461082" calcext:value-type="float">
            <text:p><text:s/>251 </text:p>
          </table:table-cell>
          <table:table-cell table:style-name="ce9" table:formula="of:=+(1+[.$B$14]/12)*[.IO36]" office:value-type="float" office:value="251.46902013185" calcext:value-type="float">
            <text:p><text:s/>251 </text:p>
          </table:table-cell>
          <table:table-cell table:style-name="ce9" table:formula="of:=+(1+[.$B$14]/12)*[.IP36]" office:value-type="float" office:value="251.888135165404" calcext:value-type="float">
            <text:p><text:s/>252 </text:p>
          </table:table-cell>
          <table:table-cell table:style-name="ce9" table:formula="of:=+(1+[.$B$14]/12)*[.IQ36]" office:value-type="float" office:value="252.307948724013" calcext:value-type="float">
            <text:p><text:s/>252 </text:p>
          </table:table-cell>
          <table:table-cell table:style-name="ce9" table:formula="of:=+(1+[.$B$14]/12)*[.IR36]" office:value-type="float" office:value="252.728461971886" calcext:value-type="float">
            <text:p><text:s/>253 </text:p>
          </table:table-cell>
          <table:table-cell table:style-name="ce9" table:formula="of:=+(1+[.$B$14]/12)*[.IS36]" office:value-type="float" office:value="253.149676075172" calcext:value-type="float">
            <text:p><text:s/>253 </text:p>
          </table:table-cell>
          <table:table-cell table:style-name="ce9" table:formula="of:=+(1+[.$B$14]/12)*[.IT36]" office:value-type="float" office:value="253.571592201964" calcext:value-type="float">
            <text:p><text:s/>254 </text:p>
          </table:table-cell>
          <table:table-cell table:style-name="ce9" table:formula="of:=+(1+[.$B$14]/12)*[.IU36]" office:value-type="float" office:value="253.994211522301" calcext:value-type="float">
            <text:p><text:s/>254 </text:p>
          </table:table-cell>
          <table:table-cell table:style-name="ce9" table:number-columns-repeated="768"/>
        </table:table-row>
        <table:table-row table:style-name="ro1">
          <table:table-cell office:value-type="string" calcext:value-type="string">
            <text:p>Maintenance</text:p>
          </table:table-cell>
          <table:table-cell table:style-name="ce9"/>
          <table:table-cell table:style-name="ce9" table:formula="of:=+[.$B$9]/12" office:value-type="float" office:value="83.3333333333333" calcext:value-type="float">
            <text:p><text:s/>83 </text:p>
          </table:table-cell>
          <table:table-cell table:style-name="ce9" table:formula="of:=+(1+[.$B$14]/12)*[.C37]" office:value-type="float" office:value="83.4722222222222" calcext:value-type="float">
            <text:p><text:s/>83 </text:p>
          </table:table-cell>
          <table:table-cell table:style-name="ce9" table:formula="of:=+(1+[.$B$14]/12)*[.D37]" office:value-type="float" office:value="83.6113425925926" calcext:value-type="float">
            <text:p><text:s/>84 </text:p>
          </table:table-cell>
          <table:table-cell table:style-name="ce9" table:formula="of:=+(1+[.$B$14]/12)*[.E37]" office:value-type="float" office:value="83.7506948302469" calcext:value-type="float">
            <text:p><text:s/>84 </text:p>
          </table:table-cell>
          <table:table-cell table:style-name="ce9" table:formula="of:=+(1+[.$B$14]/12)*[.F37]" office:value-type="float" office:value="83.8902793216307" calcext:value-type="float">
            <text:p><text:s/>84 </text:p>
          </table:table-cell>
          <table:table-cell table:style-name="ce9" table:formula="of:=+(1+[.$B$14]/12)*[.G37]" office:value-type="float" office:value="84.0300964538334" calcext:value-type="float">
            <text:p><text:s/>84 </text:p>
          </table:table-cell>
          <table:table-cell table:style-name="ce9" table:formula="of:=+(1+[.$B$14]/12)*[.H37]" office:value-type="float" office:value="84.1701466145898" calcext:value-type="float">
            <text:p><text:s/>84 </text:p>
          </table:table-cell>
          <table:table-cell table:style-name="ce9" table:formula="of:=+(1+[.$B$14]/12)*[.I37]" office:value-type="float" office:value="84.3104301922807" calcext:value-type="float">
            <text:p><text:s/>84 </text:p>
          </table:table-cell>
          <table:table-cell table:style-name="ce9" table:formula="of:=+(1+[.$B$14]/12)*[.J37]" office:value-type="float" office:value="84.4509475759346" calcext:value-type="float">
            <text:p><text:s/>84 </text:p>
          </table:table-cell>
          <table:table-cell table:style-name="ce9" table:formula="of:=+(1+[.$B$14]/12)*[.K37]" office:value-type="float" office:value="84.5916991552278" calcext:value-type="float">
            <text:p><text:s/>85 </text:p>
          </table:table-cell>
          <table:table-cell table:style-name="ce9" table:formula="of:=+(1+[.$B$14]/12)*[.L37]" office:value-type="float" office:value="84.7326853204865" calcext:value-type="float">
            <text:p><text:s/>85 </text:p>
          </table:table-cell>
          <table:table-cell table:style-name="ce9" table:formula="of:=+(1+[.$B$14]/12)*[.M37]" office:value-type="float" office:value="84.8739064626873" calcext:value-type="float">
            <text:p><text:s/>85 </text:p>
          </table:table-cell>
          <table:table-cell table:style-name="ce9" table:formula="of:=+(1+[.$B$14]/12)*[.N37]" office:value-type="float" office:value="85.0153629734585" calcext:value-type="float">
            <text:p><text:s/>85 </text:p>
          </table:table-cell>
          <table:table-cell table:style-name="ce9" table:formula="of:=+(1+[.$B$14]/12)*[.O37]" office:value-type="float" office:value="85.1570552450809" calcext:value-type="float">
            <text:p><text:s/>85 </text:p>
          </table:table-cell>
          <table:table-cell table:style-name="ce9" table:formula="of:=+(1+[.$B$14]/12)*[.P37]" office:value-type="float" office:value="85.2989836704893" calcext:value-type="float">
            <text:p><text:s/>85 </text:p>
          </table:table-cell>
          <table:table-cell table:style-name="ce9" table:formula="of:=+(1+[.$B$14]/12)*[.Q37]" office:value-type="float" office:value="85.4411486432735" calcext:value-type="float">
            <text:p><text:s/>85 </text:p>
          </table:table-cell>
          <table:table-cell table:style-name="ce9" table:formula="of:=+(1+[.$B$14]/12)*[.R37]" office:value-type="float" office:value="85.583550557679" calcext:value-type="float">
            <text:p><text:s/>86 </text:p>
          </table:table-cell>
          <table:table-cell table:style-name="ce9" table:formula="of:=+(1+[.$B$14]/12)*[.S37]" office:value-type="float" office:value="85.7261898086084" calcext:value-type="float">
            <text:p><text:s/>86 </text:p>
          </table:table-cell>
          <table:table-cell table:style-name="ce9" table:formula="of:=+(1+[.$B$14]/12)*[.T37]" office:value-type="float" office:value="85.8690667916228" calcext:value-type="float">
            <text:p><text:s/>86 </text:p>
          </table:table-cell>
          <table:table-cell table:style-name="ce9" table:formula="of:=+(1+[.$B$14]/12)*[.U37]" office:value-type="float" office:value="86.0121819029422" calcext:value-type="float">
            <text:p><text:s/>86 </text:p>
          </table:table-cell>
          <table:table-cell table:style-name="ce9" table:formula="of:=+(1+[.$B$14]/12)*[.V37]" office:value-type="float" office:value="86.1555355394471" calcext:value-type="float">
            <text:p><text:s/>86 </text:p>
          </table:table-cell>
          <table:table-cell table:style-name="ce9" table:formula="of:=+(1+[.$B$14]/12)*[.W37]" office:value-type="float" office:value="86.2991280986795" calcext:value-type="float">
            <text:p><text:s/>86 </text:p>
          </table:table-cell>
          <table:table-cell table:style-name="ce9" table:formula="of:=+(1+[.$B$14]/12)*[.X37]" office:value-type="float" office:value="86.442959978844" calcext:value-type="float">
            <text:p><text:s/>86 </text:p>
          </table:table-cell>
          <table:table-cell table:style-name="ce9" table:formula="of:=+(1+[.$B$14]/12)*[.Y37]" office:value-type="float" office:value="86.5870315788087" calcext:value-type="float">
            <text:p><text:s/>87 </text:p>
          </table:table-cell>
          <table:table-cell table:style-name="ce9" table:formula="of:=+(1+[.$B$14]/12)*[.Z37]" office:value-type="float" office:value="86.7313432981067" calcext:value-type="float">
            <text:p><text:s/>87 </text:p>
          </table:table-cell>
          <table:table-cell table:style-name="ce9" table:formula="of:=+(1+[.$B$14]/12)*[.AA37]" office:value-type="float" office:value="86.8758955369369" calcext:value-type="float">
            <text:p><text:s/>87 </text:p>
          </table:table-cell>
          <table:table-cell table:style-name="ce9" table:formula="of:=+(1+[.$B$14]/12)*[.AB37]" office:value-type="float" office:value="87.0206886961651" calcext:value-type="float">
            <text:p><text:s/>87 </text:p>
          </table:table-cell>
          <table:table-cell table:style-name="ce9" table:formula="of:=+(1+[.$B$14]/12)*[.AC37]" office:value-type="float" office:value="87.1657231773254" calcext:value-type="float">
            <text:p><text:s/>87 </text:p>
          </table:table-cell>
          <table:table-cell table:style-name="ce9" table:formula="of:=+(1+[.$B$14]/12)*[.AD37]" office:value-type="float" office:value="87.3109993826209" calcext:value-type="float">
            <text:p><text:s/>87 </text:p>
          </table:table-cell>
          <table:table-cell table:style-name="ce9" table:formula="of:=+(1+[.$B$14]/12)*[.AE37]" office:value-type="float" office:value="87.4565177149253" calcext:value-type="float">
            <text:p><text:s/>87 </text:p>
          </table:table-cell>
          <table:table-cell table:style-name="ce9" table:formula="of:=+(1+[.$B$14]/12)*[.AF37]" office:value-type="float" office:value="87.6022785777835" calcext:value-type="float">
            <text:p><text:s/>88 </text:p>
          </table:table-cell>
          <table:table-cell table:style-name="ce9" table:formula="of:=+(1+[.$B$14]/12)*[.AG37]" office:value-type="float" office:value="87.7482823754132" calcext:value-type="float">
            <text:p><text:s/>88 </text:p>
          </table:table-cell>
          <table:table-cell table:style-name="ce9" table:formula="of:=+(1+[.$B$14]/12)*[.AH37]" office:value-type="float" office:value="87.8945295127055" calcext:value-type="float">
            <text:p><text:s/>88 </text:p>
          </table:table-cell>
          <table:table-cell table:style-name="ce9" table:formula="of:=+(1+[.$B$14]/12)*[.AI37]" office:value-type="float" office:value="88.0410203952267" calcext:value-type="float">
            <text:p><text:s/>88 </text:p>
          </table:table-cell>
          <table:table-cell table:style-name="ce9" table:formula="of:=+(1+[.$B$14]/12)*[.AJ37]" office:value-type="float" office:value="88.1877554292188" calcext:value-type="float">
            <text:p><text:s/>88 </text:p>
          </table:table-cell>
          <table:table-cell table:style-name="ce9" table:formula="of:=+(1+[.$B$14]/12)*[.AK37]" office:value-type="float" office:value="88.3347350216008" calcext:value-type="float">
            <text:p><text:s/>88 </text:p>
          </table:table-cell>
          <table:table-cell table:style-name="ce9" table:formula="of:=+(1+[.$B$14]/12)*[.AL37]" office:value-type="float" office:value="88.4819595799702" calcext:value-type="float">
            <text:p><text:s/>88 </text:p>
          </table:table-cell>
          <table:table-cell table:style-name="ce9" table:formula="of:=+(1+[.$B$14]/12)*[.AM37]" office:value-type="float" office:value="88.6294295126034" calcext:value-type="float">
            <text:p><text:s/>89 </text:p>
          </table:table-cell>
          <table:table-cell table:style-name="ce9" table:formula="of:=+(1+[.$B$14]/12)*[.AN37]" office:value-type="float" office:value="88.7771452284578" calcext:value-type="float">
            <text:p><text:s/>89 </text:p>
          </table:table-cell>
          <table:table-cell table:style-name="ce9" table:formula="of:=+(1+[.$B$14]/12)*[.AO37]" office:value-type="float" office:value="88.9251071371719" calcext:value-type="float">
            <text:p><text:s/>89 </text:p>
          </table:table-cell>
          <table:table-cell table:style-name="ce9" table:formula="of:=+(1+[.$B$14]/12)*[.AP37]" office:value-type="float" office:value="89.0733156490672" calcext:value-type="float">
            <text:p><text:s/>89 </text:p>
          </table:table-cell>
          <table:table-cell table:style-name="ce9" table:formula="of:=+(1+[.$B$14]/12)*[.AQ37]" office:value-type="float" office:value="89.221771175149" calcext:value-type="float">
            <text:p><text:s/>89 </text:p>
          </table:table-cell>
          <table:table-cell table:style-name="ce9" table:formula="of:=+(1+[.$B$14]/12)*[.AR37]" office:value-type="float" office:value="89.3704741271075" calcext:value-type="float">
            <text:p><text:s/>89 </text:p>
          </table:table-cell>
          <table:table-cell table:style-name="ce9" table:formula="of:=+(1+[.$B$14]/12)*[.AS37]" office:value-type="float" office:value="89.5194249173194" calcext:value-type="float">
            <text:p><text:s/>90 </text:p>
          </table:table-cell>
          <table:table-cell table:style-name="ce9" table:formula="of:=+(1+[.$B$14]/12)*[.AT37]" office:value-type="float" office:value="89.6686239588483" calcext:value-type="float">
            <text:p><text:s/>90 </text:p>
          </table:table-cell>
          <table:table-cell table:style-name="ce9" table:formula="of:=+(1+[.$B$14]/12)*[.AU37]" office:value-type="float" office:value="89.8180716654463" calcext:value-type="float">
            <text:p><text:s/>90 </text:p>
          </table:table-cell>
          <table:table-cell table:style-name="ce9" table:formula="of:=+(1+[.$B$14]/12)*[.AV37]" office:value-type="float" office:value="89.9677684515554" calcext:value-type="float">
            <text:p><text:s/>90 </text:p>
          </table:table-cell>
          <table:table-cell table:style-name="ce9" table:formula="of:=+(1+[.$B$14]/12)*[.AW37]" office:value-type="float" office:value="90.117714732308" calcext:value-type="float">
            <text:p><text:s/>90 </text:p>
          </table:table-cell>
          <table:table-cell table:style-name="ce9" table:formula="of:=+(1+[.$B$14]/12)*[.AX37]" office:value-type="float" office:value="90.2679109235285" calcext:value-type="float">
            <text:p><text:s/>90 </text:p>
          </table:table-cell>
          <table:table-cell table:style-name="ce9" table:formula="of:=+(1+[.$B$14]/12)*[.AY37]" office:value-type="float" office:value="90.4183574417344" calcext:value-type="float">
            <text:p><text:s/>90 </text:p>
          </table:table-cell>
          <table:table-cell table:style-name="ce9" table:formula="of:=+(1+[.$B$14]/12)*[.AZ37]" office:value-type="float" office:value="90.5690547041373" calcext:value-type="float">
            <text:p><text:s/>91 </text:p>
          </table:table-cell>
          <table:table-cell table:style-name="ce9" table:formula="of:=+(1+[.$B$14]/12)*[.BA37]" office:value-type="float" office:value="90.7200031286442" calcext:value-type="float">
            <text:p><text:s/>91 </text:p>
          </table:table-cell>
          <table:table-cell table:style-name="ce9" table:formula="of:=+(1+[.$B$14]/12)*[.BB37]" office:value-type="float" office:value="90.8712031338586" calcext:value-type="float">
            <text:p><text:s/>91 </text:p>
          </table:table-cell>
          <table:table-cell table:style-name="ce9" table:formula="of:=+(1+[.$B$14]/12)*[.BC37]" office:value-type="float" office:value="91.0226551390817" calcext:value-type="float">
            <text:p><text:s/>91 </text:p>
          </table:table-cell>
          <table:table-cell table:style-name="ce9" table:formula="of:=+(1+[.$B$14]/12)*[.BD37]" office:value-type="float" office:value="91.1743595643135" calcext:value-type="float">
            <text:p><text:s/>91 </text:p>
          </table:table-cell>
          <table:table-cell table:style-name="ce9" table:formula="of:=+(1+[.$B$14]/12)*[.BE37]" office:value-type="float" office:value="91.3263168302541" calcext:value-type="float">
            <text:p><text:s/>91 </text:p>
          </table:table-cell>
          <table:table-cell table:style-name="ce9" table:formula="of:=+(1+[.$B$14]/12)*[.BF37]" office:value-type="float" office:value="91.4785273583045" calcext:value-type="float">
            <text:p><text:s/>91 </text:p>
          </table:table-cell>
          <table:table-cell table:style-name="ce9" table:formula="of:=+(1+[.$B$14]/12)*[.BG37]" office:value-type="float" office:value="91.6309915705683" calcext:value-type="float">
            <text:p><text:s/>92 </text:p>
          </table:table-cell>
          <table:table-cell table:style-name="ce9" table:formula="of:=+(1+[.$B$14]/12)*[.BH37]" office:value-type="float" office:value="91.7837098898526" calcext:value-type="float">
            <text:p><text:s/>92 </text:p>
          </table:table-cell>
          <table:table-cell table:style-name="ce9" table:formula="of:=+(1+[.$B$14]/12)*[.BI37]" office:value-type="float" office:value="91.9366827396691" calcext:value-type="float">
            <text:p><text:s/>92 </text:p>
          </table:table-cell>
          <table:table-cell table:style-name="ce9" table:formula="of:=+(1+[.$B$14]/12)*[.BJ37]" office:value-type="float" office:value="92.0899105442352" calcext:value-type="float">
            <text:p><text:s/>92 </text:p>
          </table:table-cell>
          <table:table-cell table:style-name="ce9" table:formula="of:=+(1+[.$B$14]/12)*[.BK37]" office:value-type="float" office:value="92.2433937284756" calcext:value-type="float">
            <text:p><text:s/>92 </text:p>
          </table:table-cell>
          <table:table-cell table:style-name="ce9" table:formula="of:=+(1+[.$B$14]/12)*[.BL37]" office:value-type="float" office:value="92.397132718023" calcext:value-type="float">
            <text:p><text:s/>92 </text:p>
          </table:table-cell>
          <table:table-cell table:style-name="ce9" table:formula="of:=+(1+[.$B$14]/12)*[.BM37]" office:value-type="float" office:value="92.5511279392197" calcext:value-type="float">
            <text:p><text:s/>93 </text:p>
          </table:table-cell>
          <table:table-cell table:style-name="ce9" table:formula="of:=+(1+[.$B$14]/12)*[.BN37]" office:value-type="float" office:value="92.7053798191185" calcext:value-type="float">
            <text:p><text:s/>93 </text:p>
          </table:table-cell>
          <table:table-cell table:style-name="ce9" table:formula="of:=+(1+[.$B$14]/12)*[.BO37]" office:value-type="float" office:value="92.8598887854836" calcext:value-type="float">
            <text:p><text:s/>93 </text:p>
          </table:table-cell>
          <table:table-cell table:style-name="ce9" table:formula="of:=+(1+[.$B$14]/12)*[.BP37]" office:value-type="float" office:value="93.0146552667928" calcext:value-type="float">
            <text:p><text:s/>93 </text:p>
          </table:table-cell>
          <table:table-cell table:style-name="ce9" table:formula="of:=+(1+[.$B$14]/12)*[.BQ37]" office:value-type="float" office:value="93.1696796922375" calcext:value-type="float">
            <text:p><text:s/>93 </text:p>
          </table:table-cell>
          <table:table-cell table:style-name="ce9" table:formula="of:=+(1+[.$B$14]/12)*[.BR37]" office:value-type="float" office:value="93.3249624917245" calcext:value-type="float">
            <text:p><text:s/>93 </text:p>
          </table:table-cell>
          <table:table-cell table:style-name="ce9" table:formula="of:=+(1+[.$B$14]/12)*[.BS37]" office:value-type="float" office:value="93.4805040958774" calcext:value-type="float">
            <text:p><text:s/>93 </text:p>
          </table:table-cell>
          <table:table-cell table:style-name="ce9" table:formula="of:=+(1+[.$B$14]/12)*[.BT37]" office:value-type="float" office:value="93.6363049360372" calcext:value-type="float">
            <text:p><text:s/>94 </text:p>
          </table:table-cell>
          <table:table-cell table:style-name="ce9" table:formula="of:=+(1+[.$B$14]/12)*[.BU37]" office:value-type="float" office:value="93.7923654442639" calcext:value-type="float">
            <text:p><text:s/>94 </text:p>
          </table:table-cell>
          <table:table-cell table:style-name="ce9" table:formula="of:=+(1+[.$B$14]/12)*[.BV37]" office:value-type="float" office:value="93.9486860533377" calcext:value-type="float">
            <text:p><text:s/>94 </text:p>
          </table:table-cell>
          <table:table-cell table:style-name="ce9" table:formula="of:=+(1+[.$B$14]/12)*[.BW37]" office:value-type="float" office:value="94.1052671967599" calcext:value-type="float">
            <text:p><text:s/>94 </text:p>
          </table:table-cell>
          <table:table-cell table:style-name="ce9" table:formula="of:=+(1+[.$B$14]/12)*[.BX37]" office:value-type="float" office:value="94.2621093087545" calcext:value-type="float">
            <text:p><text:s/>94 </text:p>
          </table:table-cell>
          <table:table-cell table:style-name="ce9" table:formula="of:=+(1+[.$B$14]/12)*[.BY37]" office:value-type="float" office:value="94.4192128242691" calcext:value-type="float">
            <text:p><text:s/>94 </text:p>
          </table:table-cell>
          <table:table-cell table:style-name="ce9" table:formula="of:=+(1+[.$B$14]/12)*[.BZ37]" office:value-type="float" office:value="94.5765781789762" calcext:value-type="float">
            <text:p><text:s/>95 </text:p>
          </table:table-cell>
          <table:table-cell table:style-name="ce9" table:formula="of:=+(1+[.$B$14]/12)*[.CA37]" office:value-type="float" office:value="94.7342058092745" calcext:value-type="float">
            <text:p><text:s/>95 </text:p>
          </table:table-cell>
          <table:table-cell table:style-name="ce9" table:formula="of:=+(1+[.$B$14]/12)*[.CB37]" office:value-type="float" office:value="94.89209615229" calcext:value-type="float">
            <text:p><text:s/>95 </text:p>
          </table:table-cell>
          <table:table-cell table:style-name="ce9" table:formula="of:=+(1+[.$B$14]/12)*[.CC37]" office:value-type="float" office:value="95.0502496458772" calcext:value-type="float">
            <text:p><text:s/>95 </text:p>
          </table:table-cell>
          <table:table-cell table:style-name="ce9" table:formula="of:=+(1+[.$B$14]/12)*[.CD37]" office:value-type="float" office:value="95.2086667286203" calcext:value-type="float">
            <text:p><text:s/>95 </text:p>
          </table:table-cell>
          <table:table-cell table:style-name="ce9" table:formula="of:=+(1+[.$B$14]/12)*[.CE37]" office:value-type="float" office:value="95.3673478398347" calcext:value-type="float">
            <text:p><text:s/>95 </text:p>
          </table:table-cell>
          <table:table-cell table:style-name="ce9" table:formula="of:=+(1+[.$B$14]/12)*[.CF37]" office:value-type="float" office:value="95.5262934195677" calcext:value-type="float">
            <text:p><text:s/>96 </text:p>
          </table:table-cell>
          <table:table-cell table:style-name="ce9" table:formula="of:=+(1+[.$B$14]/12)*[.CG37]" office:value-type="float" office:value="95.6855039086003" calcext:value-type="float">
            <text:p><text:s/>96 </text:p>
          </table:table-cell>
          <table:table-cell table:style-name="ce9" table:formula="of:=+(1+[.$B$14]/12)*[.CH37]" office:value-type="float" office:value="95.844979748448" calcext:value-type="float">
            <text:p><text:s/>96 </text:p>
          </table:table-cell>
          <table:table-cell table:style-name="ce9" table:formula="of:=+(1+[.$B$14]/12)*[.CI37]" office:value-type="float" office:value="96.0047213813621" calcext:value-type="float">
            <text:p><text:s/>96 </text:p>
          </table:table-cell>
          <table:table-cell table:style-name="ce9" table:formula="of:=+(1+[.$B$14]/12)*[.CJ37]" office:value-type="float" office:value="96.164729250331" calcext:value-type="float">
            <text:p><text:s/>96 </text:p>
          </table:table-cell>
          <table:table-cell table:style-name="ce9" table:formula="of:=+(1+[.$B$14]/12)*[.CK37]" office:value-type="float" office:value="96.3250037990816" calcext:value-type="float">
            <text:p><text:s/>96 </text:p>
          </table:table-cell>
          <table:table-cell table:style-name="ce9" table:formula="of:=+(1+[.$B$14]/12)*[.CL37]" office:value-type="float" office:value="96.4855454720801" calcext:value-type="float">
            <text:p><text:s/>96 </text:p>
          </table:table-cell>
          <table:table-cell table:style-name="ce9" table:formula="of:=+(1+[.$B$14]/12)*[.CM37]" office:value-type="float" office:value="96.6463547145335" calcext:value-type="float">
            <text:p><text:s/>97 </text:p>
          </table:table-cell>
          <table:table-cell table:style-name="ce9" table:formula="of:=+(1+[.$B$14]/12)*[.CN37]" office:value-type="float" office:value="96.8074319723911" calcext:value-type="float">
            <text:p><text:s/>97 </text:p>
          </table:table-cell>
          <table:table-cell table:style-name="ce9" table:formula="of:=+(1+[.$B$14]/12)*[.CO37]" office:value-type="float" office:value="96.9687776923451" calcext:value-type="float">
            <text:p><text:s/>97 </text:p>
          </table:table-cell>
          <table:table-cell table:style-name="ce9" table:formula="of:=+(1+[.$B$14]/12)*[.CP37]" office:value-type="float" office:value="97.1303923218323" calcext:value-type="float">
            <text:p><text:s/>97 </text:p>
          </table:table-cell>
          <table:table-cell table:style-name="ce9" table:formula="of:=+(1+[.$B$14]/12)*[.CQ37]" office:value-type="float" office:value="97.2922763090354" calcext:value-type="float">
            <text:p><text:s/>97 </text:p>
          </table:table-cell>
          <table:table-cell table:style-name="ce9" table:formula="of:=+(1+[.$B$14]/12)*[.CR37]" office:value-type="float" office:value="97.4544301028838" calcext:value-type="float">
            <text:p><text:s/>97 </text:p>
          </table:table-cell>
          <table:table-cell table:style-name="ce9" table:formula="of:=+(1+[.$B$14]/12)*[.CS37]" office:value-type="float" office:value="97.6168541530553" calcext:value-type="float">
            <text:p><text:s/>98 </text:p>
          </table:table-cell>
          <table:table-cell table:style-name="ce9" table:formula="of:=+(1+[.$B$14]/12)*[.CT37]" office:value-type="float" office:value="97.779548909977" calcext:value-type="float">
            <text:p><text:s/>98 </text:p>
          </table:table-cell>
          <table:table-cell table:style-name="ce9" table:formula="of:=+(1+[.$B$14]/12)*[.CU37]" office:value-type="float" office:value="97.942514824827" calcext:value-type="float">
            <text:p><text:s/>98 </text:p>
          </table:table-cell>
          <table:table-cell table:style-name="ce9" table:formula="of:=+(1+[.$B$14]/12)*[.CV37]" office:value-type="float" office:value="98.105752349535" calcext:value-type="float">
            <text:p><text:s/>98 </text:p>
          </table:table-cell>
          <table:table-cell table:style-name="ce9" table:formula="of:=+(1+[.$B$14]/12)*[.CW37]" office:value-type="float" office:value="98.2692619367843" calcext:value-type="float">
            <text:p><text:s/>98 </text:p>
          </table:table-cell>
          <table:table-cell table:style-name="ce9" table:formula="of:=+(1+[.$B$14]/12)*[.CX37]" office:value-type="float" office:value="98.4330440400122" calcext:value-type="float">
            <text:p><text:s/>98 </text:p>
          </table:table-cell>
          <table:table-cell table:style-name="ce9" table:formula="of:=+(1+[.$B$14]/12)*[.CY37]" office:value-type="float" office:value="98.5970991134122" calcext:value-type="float">
            <text:p><text:s/>99 </text:p>
          </table:table-cell>
          <table:table-cell table:style-name="ce9" table:formula="of:=+(1+[.$B$14]/12)*[.CZ37]" office:value-type="float" office:value="98.7614276119346" calcext:value-type="float">
            <text:p><text:s/>99 </text:p>
          </table:table-cell>
          <table:table-cell table:style-name="ce9" table:formula="of:=+(1+[.$B$14]/12)*[.DA37]" office:value-type="float" office:value="98.9260299912878" calcext:value-type="float">
            <text:p><text:s/>99 </text:p>
          </table:table-cell>
          <table:table-cell table:style-name="ce9" table:formula="of:=+(1+[.$B$14]/12)*[.DB37]" office:value-type="float" office:value="99.09090670794" calcext:value-type="float">
            <text:p><text:s/>99 </text:p>
          </table:table-cell>
          <table:table-cell table:style-name="ce9" table:formula="of:=+(1+[.$B$14]/12)*[.DC37]" office:value-type="float" office:value="99.2560582191199" calcext:value-type="float">
            <text:p><text:s/>99 </text:p>
          </table:table-cell>
          <table:table-cell table:style-name="ce9" table:formula="of:=+(1+[.$B$14]/12)*[.DD37]" office:value-type="float" office:value="99.4214849828184" calcext:value-type="float">
            <text:p><text:s/>99 </text:p>
          </table:table-cell>
          <table:table-cell table:style-name="ce9" table:formula="of:=+(1+[.$B$14]/12)*[.DE37]" office:value-type="float" office:value="99.5871874577898" calcext:value-type="float">
            <text:p><text:s/>100 </text:p>
          </table:table-cell>
          <table:table-cell table:style-name="ce9" table:formula="of:=+(1+[.$B$14]/12)*[.DF37]" office:value-type="float" office:value="99.7531661035528" calcext:value-type="float">
            <text:p><text:s/>100 </text:p>
          </table:table-cell>
          <table:table-cell table:style-name="ce9" table:formula="of:=+(1+[.$B$14]/12)*[.DG37]" office:value-type="float" office:value="99.919421380392" calcext:value-type="float">
            <text:p><text:s/>100 </text:p>
          </table:table-cell>
          <table:table-cell table:style-name="ce9" table:formula="of:=+(1+[.$B$14]/12)*[.DH37]" office:value-type="float" office:value="100.085953749359" calcext:value-type="float">
            <text:p><text:s/>100 </text:p>
          </table:table-cell>
          <table:table-cell table:style-name="ce9" table:formula="of:=+(1+[.$B$14]/12)*[.DI37]" office:value-type="float" office:value="100.252763672275" calcext:value-type="float">
            <text:p><text:s/>100 </text:p>
          </table:table-cell>
          <table:table-cell table:style-name="ce9" table:formula="of:=+(1+[.$B$14]/12)*[.DJ37]" office:value-type="float" office:value="100.419851611729" calcext:value-type="float">
            <text:p><text:s/>100 </text:p>
          </table:table-cell>
          <table:table-cell table:style-name="ce9" table:formula="of:=+(1+[.$B$14]/12)*[.DK37]" office:value-type="float" office:value="100.587218031082" calcext:value-type="float">
            <text:p><text:s/>101 </text:p>
          </table:table-cell>
          <table:table-cell table:style-name="ce9" table:formula="of:=+(1+[.$B$14]/12)*[.DL37]" office:value-type="float" office:value="100.754863394467" calcext:value-type="float">
            <text:p><text:s/>101 </text:p>
          </table:table-cell>
          <table:table-cell table:style-name="ce9" table:formula="of:=+(1+[.$B$14]/12)*[.DM37]" office:value-type="float" office:value="100.922788166791" calcext:value-type="float">
            <text:p><text:s/>101 </text:p>
          </table:table-cell>
          <table:table-cell table:style-name="ce9" table:formula="of:=+(1+[.$B$14]/12)*[.DN37]" office:value-type="float" office:value="101.090992813736" calcext:value-type="float">
            <text:p><text:s/>101 </text:p>
          </table:table-cell>
          <table:table-cell table:style-name="ce9" table:formula="of:=+(1+[.$B$14]/12)*[.DO37]" office:value-type="float" office:value="101.259477801758" calcext:value-type="float">
            <text:p><text:s/>101 </text:p>
          </table:table-cell>
          <table:table-cell table:style-name="ce9" table:formula="of:=+(1+[.$B$14]/12)*[.DP37]" office:value-type="float" office:value="101.428243598095" calcext:value-type="float">
            <text:p><text:s/>101 </text:p>
          </table:table-cell>
          <table:table-cell table:style-name="ce9" table:formula="of:=+(1+[.$B$14]/12)*[.DQ37]" office:value-type="float" office:value="101.597290670758" calcext:value-type="float">
            <text:p><text:s/>102 </text:p>
          </table:table-cell>
          <table:table-cell table:style-name="ce9" table:formula="of:=+(1+[.$B$14]/12)*[.DR37]" office:value-type="float" office:value="101.766619488543" calcext:value-type="float">
            <text:p><text:s/>102 </text:p>
          </table:table-cell>
          <table:table-cell table:style-name="ce9" table:formula="of:=+(1+[.$B$14]/12)*[.DS37]" office:value-type="float" office:value="101.936230521024" calcext:value-type="float">
            <text:p><text:s/>102 </text:p>
          </table:table-cell>
          <table:table-cell table:style-name="ce9" table:formula="of:=+(1+[.$B$14]/12)*[.DT37]" office:value-type="float" office:value="102.106124238559" calcext:value-type="float">
            <text:p><text:s/>102 </text:p>
          </table:table-cell>
          <table:table-cell table:style-name="ce9" table:formula="of:=+(1+[.$B$14]/12)*[.DU37]" office:value-type="float" office:value="102.27630111229" calcext:value-type="float">
            <text:p><text:s/>102 </text:p>
          </table:table-cell>
          <table:table-cell table:style-name="ce9" table:formula="of:=+(1+[.$B$14]/12)*[.DV37]" office:value-type="float" office:value="102.446761614144" calcext:value-type="float">
            <text:p><text:s/>102 </text:p>
          </table:table-cell>
          <table:table-cell table:style-name="ce9" table:formula="of:=+(1+[.$B$14]/12)*[.DW37]" office:value-type="float" office:value="102.617506216834" calcext:value-type="float">
            <text:p><text:s/>103 </text:p>
          </table:table-cell>
          <table:table-cell table:style-name="ce9" table:formula="of:=+(1+[.$B$14]/12)*[.DX37]" office:value-type="float" office:value="102.788535393862" calcext:value-type="float">
            <text:p><text:s/>103 </text:p>
          </table:table-cell>
          <table:table-cell table:style-name="ce9" table:formula="of:=+(1+[.$B$14]/12)*[.DY37]" office:value-type="float" office:value="102.959849619518" calcext:value-type="float">
            <text:p><text:s/>103 </text:p>
          </table:table-cell>
          <table:table-cell table:style-name="ce9" table:formula="of:=+(1+[.$B$14]/12)*[.DZ37]" office:value-type="float" office:value="103.131449368884" calcext:value-type="float">
            <text:p><text:s/>103 </text:p>
          </table:table-cell>
          <table:table-cell table:style-name="ce9" table:formula="of:=+(1+[.$B$14]/12)*[.EA37]" office:value-type="float" office:value="103.303335117832" calcext:value-type="float">
            <text:p><text:s/>103 </text:p>
          </table:table-cell>
          <table:table-cell table:style-name="ce9" table:formula="of:=+(1+[.$B$14]/12)*[.EB37]" office:value-type="float" office:value="103.475507343029" calcext:value-type="float">
            <text:p><text:s/>103 </text:p>
          </table:table-cell>
          <table:table-cell table:style-name="ce9" table:formula="of:=+(1+[.$B$14]/12)*[.EC37]" office:value-type="float" office:value="103.647966521934" calcext:value-type="float">
            <text:p><text:s/>104 </text:p>
          </table:table-cell>
          <table:table-cell table:style-name="ce9" table:formula="of:=+(1+[.$B$14]/12)*[.ED37]" office:value-type="float" office:value="103.820713132804" calcext:value-type="float">
            <text:p><text:s/>104 </text:p>
          </table:table-cell>
          <table:table-cell table:style-name="ce9" table:formula="of:=+(1+[.$B$14]/12)*[.EE37]" office:value-type="float" office:value="103.993747654692" calcext:value-type="float">
            <text:p><text:s/>104 </text:p>
          </table:table-cell>
          <table:table-cell table:style-name="ce9" table:formula="of:=+(1+[.$B$14]/12)*[.EF37]" office:value-type="float" office:value="104.167070567449" calcext:value-type="float">
            <text:p><text:s/>104 </text:p>
          </table:table-cell>
          <table:table-cell table:style-name="ce9" table:formula="of:=+(1+[.$B$14]/12)*[.EG37]" office:value-type="float" office:value="104.340682351729" calcext:value-type="float">
            <text:p><text:s/>104 </text:p>
          </table:table-cell>
          <table:table-cell table:style-name="ce9" table:formula="of:=+(1+[.$B$14]/12)*[.EH37]" office:value-type="float" office:value="104.514583488981" calcext:value-type="float">
            <text:p><text:s/>105 </text:p>
          </table:table-cell>
          <table:table-cell table:style-name="ce9" table:formula="of:=+(1+[.$B$14]/12)*[.EI37]" office:value-type="float" office:value="104.688774461463" calcext:value-type="float">
            <text:p><text:s/>105 </text:p>
          </table:table-cell>
          <table:table-cell table:style-name="ce9" table:formula="of:=+(1+[.$B$14]/12)*[.EJ37]" office:value-type="float" office:value="104.863255752232" calcext:value-type="float">
            <text:p><text:s/>105 </text:p>
          </table:table-cell>
          <table:table-cell table:style-name="ce9" table:formula="of:=+(1+[.$B$14]/12)*[.EK37]" office:value-type="float" office:value="105.038027845153" calcext:value-type="float">
            <text:p><text:s/>105 </text:p>
          </table:table-cell>
          <table:table-cell table:style-name="ce9" table:formula="of:=+(1+[.$B$14]/12)*[.EL37]" office:value-type="float" office:value="105.213091224895" calcext:value-type="float">
            <text:p><text:s/>105 </text:p>
          </table:table-cell>
          <table:table-cell table:style-name="ce9" table:formula="of:=+(1+[.$B$14]/12)*[.EM37]" office:value-type="float" office:value="105.388446376936" calcext:value-type="float">
            <text:p><text:s/>105 </text:p>
          </table:table-cell>
          <table:table-cell table:style-name="ce9" table:formula="of:=+(1+[.$B$14]/12)*[.EN37]" office:value-type="float" office:value="105.564093787564" calcext:value-type="float">
            <text:p><text:s/>106 </text:p>
          </table:table-cell>
          <table:table-cell table:style-name="ce9" table:formula="of:=+(1+[.$B$14]/12)*[.EO37]" office:value-type="float" office:value="105.740033943877" calcext:value-type="float">
            <text:p><text:s/>106 </text:p>
          </table:table-cell>
          <table:table-cell table:style-name="ce9" table:formula="of:=+(1+[.$B$14]/12)*[.EP37]" office:value-type="float" office:value="105.916267333783" calcext:value-type="float">
            <text:p><text:s/>106 </text:p>
          </table:table-cell>
          <table:table-cell table:style-name="ce9" table:formula="of:=+(1+[.$B$14]/12)*[.EQ37]" office:value-type="float" office:value="106.092794446006" calcext:value-type="float">
            <text:p><text:s/>106 </text:p>
          </table:table-cell>
          <table:table-cell table:style-name="ce9" table:formula="of:=+(1+[.$B$14]/12)*[.ER37]" office:value-type="float" office:value="106.269615770083" calcext:value-type="float">
            <text:p><text:s/>106 </text:p>
          </table:table-cell>
          <table:table-cell table:style-name="ce9" table:formula="of:=+(1+[.$B$14]/12)*[.ES37]" office:value-type="float" office:value="106.446731796366" calcext:value-type="float">
            <text:p><text:s/>106 </text:p>
          </table:table-cell>
          <table:table-cell table:style-name="ce9" table:formula="of:=+(1+[.$B$14]/12)*[.ET37]" office:value-type="float" office:value="106.624143016027" calcext:value-type="float">
            <text:p><text:s/>107 </text:p>
          </table:table-cell>
          <table:table-cell table:style-name="ce9" table:formula="of:=+(1+[.$B$14]/12)*[.EU37]" office:value-type="float" office:value="106.801849921054" calcext:value-type="float">
            <text:p><text:s/>107 </text:p>
          </table:table-cell>
          <table:table-cell table:style-name="ce9" table:formula="of:=+(1+[.$B$14]/12)*[.EV37]" office:value-type="float" office:value="106.979853004256" calcext:value-type="float">
            <text:p><text:s/>107 </text:p>
          </table:table-cell>
          <table:table-cell table:style-name="ce9" table:formula="of:=+(1+[.$B$14]/12)*[.EW37]" office:value-type="float" office:value="107.158152759263" calcext:value-type="float">
            <text:p><text:s/>107 </text:p>
          </table:table-cell>
          <table:table-cell table:style-name="ce9" table:formula="of:=+(1+[.$B$14]/12)*[.EX37]" office:value-type="float" office:value="107.336749680528" calcext:value-type="float">
            <text:p><text:s/>107 </text:p>
          </table:table-cell>
          <table:table-cell table:style-name="ce9" table:formula="of:=+(1+[.$B$14]/12)*[.EY37]" office:value-type="float" office:value="107.515644263329" calcext:value-type="float">
            <text:p><text:s/>108 </text:p>
          </table:table-cell>
          <table:table-cell table:style-name="ce9" table:formula="of:=+(1+[.$B$14]/12)*[.EZ37]" office:value-type="float" office:value="107.694837003768" calcext:value-type="float">
            <text:p><text:s/>108 </text:p>
          </table:table-cell>
          <table:table-cell table:style-name="ce9" table:formula="of:=+(1+[.$B$14]/12)*[.FA37]" office:value-type="float" office:value="107.874328398774" calcext:value-type="float">
            <text:p><text:s/>108 </text:p>
          </table:table-cell>
          <table:table-cell table:style-name="ce9" table:formula="of:=+(1+[.$B$14]/12)*[.FB37]" office:value-type="float" office:value="108.054118946105" calcext:value-type="float">
            <text:p><text:s/>108 </text:p>
          </table:table-cell>
          <table:table-cell table:style-name="ce9" table:formula="of:=+(1+[.$B$14]/12)*[.FC37]" office:value-type="float" office:value="108.234209144349" calcext:value-type="float">
            <text:p><text:s/>108 </text:p>
          </table:table-cell>
          <table:table-cell table:style-name="ce9" table:formula="of:=+(1+[.$B$14]/12)*[.FD37]" office:value-type="float" office:value="108.414599492923" calcext:value-type="float">
            <text:p><text:s/>108 </text:p>
          </table:table-cell>
          <table:table-cell table:style-name="ce9" table:formula="of:=+(1+[.$B$14]/12)*[.FE37]" office:value-type="float" office:value="108.595290492078" calcext:value-type="float">
            <text:p><text:s/>109 </text:p>
          </table:table-cell>
          <table:table-cell table:style-name="ce9" table:formula="of:=+(1+[.$B$14]/12)*[.FF37]" office:value-type="float" office:value="108.776282642898" calcext:value-type="float">
            <text:p><text:s/>109 </text:p>
          </table:table-cell>
          <table:table-cell table:style-name="ce9" table:formula="of:=+(1+[.$B$14]/12)*[.FG37]" office:value-type="float" office:value="108.957576447303" calcext:value-type="float">
            <text:p><text:s/>109 </text:p>
          </table:table-cell>
          <table:table-cell table:style-name="ce9" table:formula="of:=+(1+[.$B$14]/12)*[.FH37]" office:value-type="float" office:value="109.139172408048" calcext:value-type="float">
            <text:p><text:s/>109 </text:p>
          </table:table-cell>
          <table:table-cell table:style-name="ce9" table:formula="of:=+(1+[.$B$14]/12)*[.FI37]" office:value-type="float" office:value="109.321071028728" calcext:value-type="float">
            <text:p><text:s/>109 </text:p>
          </table:table-cell>
          <table:table-cell table:style-name="ce9" table:formula="of:=+(1+[.$B$14]/12)*[.FJ37]" office:value-type="float" office:value="109.503272813776" calcext:value-type="float">
            <text:p><text:s/>110 </text:p>
          </table:table-cell>
          <table:table-cell table:style-name="ce9" table:formula="of:=+(1+[.$B$14]/12)*[.FK37]" office:value-type="float" office:value="109.685778268466" calcext:value-type="float">
            <text:p><text:s/>110 </text:p>
          </table:table-cell>
          <table:table-cell table:style-name="ce9" table:formula="of:=+(1+[.$B$14]/12)*[.FL37]" office:value-type="float" office:value="109.868587898913" calcext:value-type="float">
            <text:p><text:s/>110 </text:p>
          </table:table-cell>
          <table:table-cell table:style-name="ce9" table:formula="of:=+(1+[.$B$14]/12)*[.FM37]" office:value-type="float" office:value="110.051702212078" calcext:value-type="float">
            <text:p><text:s/>110 </text:p>
          </table:table-cell>
          <table:table-cell table:style-name="ce9" table:formula="of:=+(1+[.$B$14]/12)*[.FN37]" office:value-type="float" office:value="110.235121715765" calcext:value-type="float">
            <text:p><text:s/>110 </text:p>
          </table:table-cell>
          <table:table-cell table:style-name="ce9" table:formula="of:=+(1+[.$B$14]/12)*[.FO37]" office:value-type="float" office:value="110.418846918625" calcext:value-type="float">
            <text:p><text:s/>110 </text:p>
          </table:table-cell>
          <table:table-cell table:style-name="ce9" table:formula="of:=+(1+[.$B$14]/12)*[.FP37]" office:value-type="float" office:value="110.602878330156" calcext:value-type="float">
            <text:p><text:s/>111 </text:p>
          </table:table-cell>
          <table:table-cell table:style-name="ce9" table:formula="of:=+(1+[.$B$14]/12)*[.FQ37]" office:value-type="float" office:value="110.787216460706" calcext:value-type="float">
            <text:p><text:s/>111 </text:p>
          </table:table-cell>
          <table:table-cell table:style-name="ce9" table:formula="of:=+(1+[.$B$14]/12)*[.FR37]" office:value-type="float" office:value="110.971861821474" calcext:value-type="float">
            <text:p><text:s/>111 </text:p>
          </table:table-cell>
          <table:table-cell table:style-name="ce9" table:formula="of:=+(1+[.$B$14]/12)*[.FS37]" office:value-type="float" office:value="111.156814924509" calcext:value-type="float">
            <text:p><text:s/>111 </text:p>
          </table:table-cell>
          <table:table-cell table:style-name="ce9" table:formula="of:=+(1+[.$B$14]/12)*[.FT37]" office:value-type="float" office:value="111.342076282717" calcext:value-type="float">
            <text:p><text:s/>111 </text:p>
          </table:table-cell>
          <table:table-cell table:style-name="ce9" table:formula="of:=+(1+[.$B$14]/12)*[.FU37]" office:value-type="float" office:value="111.527646409855" calcext:value-type="float">
            <text:p><text:s/>112 </text:p>
          </table:table-cell>
          <table:table-cell table:style-name="ce9" table:formula="of:=+(1+[.$B$14]/12)*[.FV37]" office:value-type="float" office:value="111.713525820538" calcext:value-type="float">
            <text:p><text:s/>112 </text:p>
          </table:table-cell>
          <table:table-cell table:style-name="ce9" table:formula="of:=+(1+[.$B$14]/12)*[.FW37]" office:value-type="float" office:value="111.899715030239" calcext:value-type="float">
            <text:p><text:s/>112 </text:p>
          </table:table-cell>
          <table:table-cell table:style-name="ce9" table:formula="of:=+(1+[.$B$14]/12)*[.FX37]" office:value-type="float" office:value="112.086214555289" calcext:value-type="float">
            <text:p><text:s/>112 </text:p>
          </table:table-cell>
          <table:table-cell table:style-name="ce9" table:formula="of:=+(1+[.$B$14]/12)*[.FY37]" office:value-type="float" office:value="112.273024912881" calcext:value-type="float">
            <text:p><text:s/>112 </text:p>
          </table:table-cell>
          <table:table-cell table:style-name="ce9" table:formula="of:=+(1+[.$B$14]/12)*[.FZ37]" office:value-type="float" office:value="112.46014662107" calcext:value-type="float">
            <text:p><text:s/>112 </text:p>
          </table:table-cell>
          <table:table-cell table:style-name="ce9" table:formula="of:=+(1+[.$B$14]/12)*[.GA37]" office:value-type="float" office:value="112.647580198771" calcext:value-type="float">
            <text:p><text:s/>113 </text:p>
          </table:table-cell>
          <table:table-cell table:style-name="ce9" table:formula="of:=+(1+[.$B$14]/12)*[.GB37]" office:value-type="float" office:value="112.835326165769" calcext:value-type="float">
            <text:p><text:s/>113 </text:p>
          </table:table-cell>
          <table:table-cell table:style-name="ce9" table:formula="of:=+(1+[.$B$14]/12)*[.GC37]" office:value-type="float" office:value="113.023385042712" calcext:value-type="float">
            <text:p><text:s/>113 </text:p>
          </table:table-cell>
          <table:table-cell table:style-name="ce9" table:formula="of:=+(1+[.$B$14]/12)*[.GD37]" office:value-type="float" office:value="113.211757351117" calcext:value-type="float">
            <text:p><text:s/>113 </text:p>
          </table:table-cell>
          <table:table-cell table:style-name="ce9" table:formula="of:=+(1+[.$B$14]/12)*[.GE37]" office:value-type="float" office:value="113.400443613369" calcext:value-type="float">
            <text:p><text:s/>113 </text:p>
          </table:table-cell>
          <table:table-cell table:style-name="ce9" table:formula="of:=+(1+[.$B$14]/12)*[.GF37]" office:value-type="float" office:value="113.589444352724" calcext:value-type="float">
            <text:p><text:s/>114 </text:p>
          </table:table-cell>
          <table:table-cell table:style-name="ce9" table:formula="of:=+(1+[.$B$14]/12)*[.GG37]" office:value-type="float" office:value="113.778760093312" calcext:value-type="float">
            <text:p><text:s/>114 </text:p>
          </table:table-cell>
          <table:table-cell table:style-name="ce9" table:formula="of:=+(1+[.$B$14]/12)*[.GH37]" office:value-type="float" office:value="113.968391360134" calcext:value-type="float">
            <text:p><text:s/>114 </text:p>
          </table:table-cell>
          <table:table-cell table:style-name="ce9" table:formula="of:=+(1+[.$B$14]/12)*[.GI37]" office:value-type="float" office:value="114.158338679068" calcext:value-type="float">
            <text:p><text:s/>114 </text:p>
          </table:table-cell>
          <table:table-cell table:style-name="ce9" table:formula="of:=+(1+[.$B$14]/12)*[.GJ37]" office:value-type="float" office:value="114.348602576866" calcext:value-type="float">
            <text:p><text:s/>114 </text:p>
          </table:table-cell>
          <table:table-cell table:style-name="ce9" table:formula="of:=+(1+[.$B$14]/12)*[.GK37]" office:value-type="float" office:value="114.539183581161" calcext:value-type="float">
            <text:p><text:s/>115 </text:p>
          </table:table-cell>
          <table:table-cell table:style-name="ce9" table:formula="of:=+(1+[.$B$14]/12)*[.GL37]" office:value-type="float" office:value="114.730082220463" calcext:value-type="float">
            <text:p><text:s/>115 </text:p>
          </table:table-cell>
          <table:table-cell table:style-name="ce9" table:formula="of:=+(1+[.$B$14]/12)*[.GM37]" office:value-type="float" office:value="114.921299024164" calcext:value-type="float">
            <text:p><text:s/>115 </text:p>
          </table:table-cell>
          <table:table-cell table:style-name="ce9" table:formula="of:=+(1+[.$B$14]/12)*[.GN37]" office:value-type="float" office:value="115.112834522537" calcext:value-type="float">
            <text:p><text:s/>115 </text:p>
          </table:table-cell>
          <table:table-cell table:style-name="ce9" table:formula="of:=+(1+[.$B$14]/12)*[.GO37]" office:value-type="float" office:value="115.304689246742" calcext:value-type="float">
            <text:p><text:s/>115 </text:p>
          </table:table-cell>
          <table:table-cell table:style-name="ce9" table:formula="of:=+(1+[.$B$14]/12)*[.GP37]" office:value-type="float" office:value="115.49686372882" calcext:value-type="float">
            <text:p><text:s/>115 </text:p>
          </table:table-cell>
          <table:table-cell table:style-name="ce9" table:formula="of:=+(1+[.$B$14]/12)*[.GQ37]" office:value-type="float" office:value="115.689358501701" calcext:value-type="float">
            <text:p><text:s/>116 </text:p>
          </table:table-cell>
          <table:table-cell table:style-name="ce9" table:formula="of:=+(1+[.$B$14]/12)*[.GR37]" office:value-type="float" office:value="115.882174099204" calcext:value-type="float">
            <text:p><text:s/>116 </text:p>
          </table:table-cell>
          <table:table-cell table:style-name="ce9" table:formula="of:=+(1+[.$B$14]/12)*[.GS37]" office:value-type="float" office:value="116.075311056036" calcext:value-type="float">
            <text:p><text:s/>116 </text:p>
          </table:table-cell>
          <table:table-cell table:style-name="ce9" table:formula="of:=+(1+[.$B$14]/12)*[.GT37]" office:value-type="float" office:value="116.268769907796" calcext:value-type="float">
            <text:p><text:s/>116 </text:p>
          </table:table-cell>
          <table:table-cell table:style-name="ce9" table:formula="of:=+(1+[.$B$14]/12)*[.GU37]" office:value-type="float" office:value="116.462551190976" calcext:value-type="float">
            <text:p><text:s/>116 </text:p>
          </table:table-cell>
          <table:table-cell table:style-name="ce9" table:formula="of:=+(1+[.$B$14]/12)*[.GV37]" office:value-type="float" office:value="116.65665544296" calcext:value-type="float">
            <text:p><text:s/>117 </text:p>
          </table:table-cell>
          <table:table-cell table:style-name="ce9" table:formula="of:=+(1+[.$B$14]/12)*[.GW37]" office:value-type="float" office:value="116.851083202032" calcext:value-type="float">
            <text:p><text:s/>117 </text:p>
          </table:table-cell>
          <table:table-cell table:style-name="ce9" table:formula="of:=+(1+[.$B$14]/12)*[.GX37]" office:value-type="float" office:value="117.045835007369" calcext:value-type="float">
            <text:p><text:s/>117 </text:p>
          </table:table-cell>
          <table:table-cell table:style-name="ce9" table:formula="of:=+(1+[.$B$14]/12)*[.GY37]" office:value-type="float" office:value="117.240911399048" calcext:value-type="float">
            <text:p><text:s/>117 </text:p>
          </table:table-cell>
          <table:table-cell table:style-name="ce9" table:formula="of:=+(1+[.$B$14]/12)*[.GZ37]" office:value-type="float" office:value="117.436312918046" calcext:value-type="float">
            <text:p><text:s/>117 </text:p>
          </table:table-cell>
          <table:table-cell table:style-name="ce9" table:formula="of:=+(1+[.$B$14]/12)*[.HA37]" office:value-type="float" office:value="117.632040106243" calcext:value-type="float">
            <text:p><text:s/>118 </text:p>
          </table:table-cell>
          <table:table-cell table:style-name="ce9" table:formula="of:=+(1+[.$B$14]/12)*[.HB37]" office:value-type="float" office:value="117.82809350642" calcext:value-type="float">
            <text:p><text:s/>118 </text:p>
          </table:table-cell>
          <table:table-cell table:style-name="ce9" table:formula="of:=+(1+[.$B$14]/12)*[.HC37]" office:value-type="float" office:value="118.024473662264" calcext:value-type="float">
            <text:p><text:s/>118 </text:p>
          </table:table-cell>
          <table:table-cell table:style-name="ce9" table:formula="of:=+(1+[.$B$14]/12)*[.HD37]" office:value-type="float" office:value="118.221181118368" calcext:value-type="float">
            <text:p><text:s/>118 </text:p>
          </table:table-cell>
          <table:table-cell table:style-name="ce9" table:formula="of:=+(1+[.$B$14]/12)*[.HE37]" office:value-type="float" office:value="118.418216420232" calcext:value-type="float">
            <text:p><text:s/>118 </text:p>
          </table:table-cell>
          <table:table-cell table:style-name="ce9" table:formula="of:=+(1+[.$B$14]/12)*[.HF37]" office:value-type="float" office:value="118.615580114265" calcext:value-type="float">
            <text:p><text:s/>119 </text:p>
          </table:table-cell>
          <table:table-cell table:style-name="ce9" table:formula="of:=+(1+[.$B$14]/12)*[.HG37]" office:value-type="float" office:value="118.813272747789" calcext:value-type="float">
            <text:p><text:s/>119 </text:p>
          </table:table-cell>
          <table:table-cell table:style-name="ce9" table:formula="of:=+(1+[.$B$14]/12)*[.HH37]" office:value-type="float" office:value="119.011294869036" calcext:value-type="float">
            <text:p><text:s/>119 </text:p>
          </table:table-cell>
          <table:table-cell table:style-name="ce9" table:formula="of:=+(1+[.$B$14]/12)*[.HI37]" office:value-type="float" office:value="119.209647027151" calcext:value-type="float">
            <text:p><text:s/>119 </text:p>
          </table:table-cell>
          <table:table-cell table:style-name="ce9" table:formula="of:=+(1+[.$B$14]/12)*[.HJ37]" office:value-type="float" office:value="119.408329772196" calcext:value-type="float">
            <text:p><text:s/>119 </text:p>
          </table:table-cell>
          <table:table-cell table:style-name="ce9" table:formula="of:=+(1+[.$B$14]/12)*[.HK37]" office:value-type="float" office:value="119.60734365515" calcext:value-type="float">
            <text:p><text:s/>120 </text:p>
          </table:table-cell>
          <table:table-cell table:style-name="ce9" table:formula="of:=+(1+[.$B$14]/12)*[.HL37]" office:value-type="float" office:value="119.806689227908" calcext:value-type="float">
            <text:p><text:s/>120 </text:p>
          </table:table-cell>
          <table:table-cell table:style-name="ce9" table:formula="of:=+(1+[.$B$14]/12)*[.HM37]" office:value-type="float" office:value="120.006367043288" calcext:value-type="float">
            <text:p><text:s/>120 </text:p>
          </table:table-cell>
          <table:table-cell table:style-name="ce9" table:formula="of:=+(1+[.$B$14]/12)*[.HN37]" office:value-type="float" office:value="120.206377655027" calcext:value-type="float">
            <text:p><text:s/>120 </text:p>
          </table:table-cell>
          <table:table-cell table:style-name="ce9" table:formula="of:=+(1+[.$B$14]/12)*[.HO37]" office:value-type="float" office:value="120.406721617785" calcext:value-type="float">
            <text:p><text:s/>120 </text:p>
          </table:table-cell>
          <table:table-cell table:style-name="ce9" table:formula="of:=+(1+[.$B$14]/12)*[.HP37]" office:value-type="float" office:value="120.607399487148" calcext:value-type="float">
            <text:p><text:s/>121 </text:p>
          </table:table-cell>
          <table:table-cell table:style-name="ce9" table:formula="of:=+(1+[.$B$14]/12)*[.HQ37]" office:value-type="float" office:value="120.808411819627" calcext:value-type="float">
            <text:p><text:s/>121 </text:p>
          </table:table-cell>
          <table:table-cell table:style-name="ce9" table:formula="of:=+(1+[.$B$14]/12)*[.HR37]" office:value-type="float" office:value="121.00975917266" calcext:value-type="float">
            <text:p><text:s/>121 </text:p>
          </table:table-cell>
          <table:table-cell table:style-name="ce9" table:formula="of:=+(1+[.$B$14]/12)*[.HS37]" office:value-type="float" office:value="121.211442104614" calcext:value-type="float">
            <text:p><text:s/>121 </text:p>
          </table:table-cell>
          <table:table-cell table:style-name="ce9" table:formula="of:=+(1+[.$B$14]/12)*[.HT37]" office:value-type="float" office:value="121.413461174788" calcext:value-type="float">
            <text:p><text:s/>121 </text:p>
          </table:table-cell>
          <table:table-cell table:style-name="ce9" table:formula="of:=+(1+[.$B$14]/12)*[.HU37]" office:value-type="float" office:value="121.615816943413" calcext:value-type="float">
            <text:p><text:s/>122 </text:p>
          </table:table-cell>
          <table:table-cell table:style-name="ce9" table:formula="of:=+(1+[.$B$14]/12)*[.HV37]" office:value-type="float" office:value="121.818509971652" calcext:value-type="float">
            <text:p><text:s/>122 </text:p>
          </table:table-cell>
          <table:table-cell table:style-name="ce9" table:formula="of:=+(1+[.$B$14]/12)*[.HW37]" office:value-type="float" office:value="122.021540821605" calcext:value-type="float">
            <text:p><text:s/>122 </text:p>
          </table:table-cell>
          <table:table-cell table:style-name="ce9" table:formula="of:=+(1+[.$B$14]/12)*[.HX37]" office:value-type="float" office:value="122.224910056307" calcext:value-type="float">
            <text:p><text:s/>122 </text:p>
          </table:table-cell>
          <table:table-cell table:style-name="ce9" table:formula="of:=+(1+[.$B$14]/12)*[.HY37]" office:value-type="float" office:value="122.428618239735" calcext:value-type="float">
            <text:p><text:s/>122 </text:p>
          </table:table-cell>
          <table:table-cell table:style-name="ce9" table:formula="of:=+(1+[.$B$14]/12)*[.HZ37]" office:value-type="float" office:value="122.632665936801" calcext:value-type="float">
            <text:p><text:s/>123 </text:p>
          </table:table-cell>
          <table:table-cell table:style-name="ce9" table:formula="of:=+(1+[.$B$14]/12)*[.IA37]" office:value-type="float" office:value="122.837053713362" calcext:value-type="float">
            <text:p><text:s/>123 </text:p>
          </table:table-cell>
          <table:table-cell table:style-name="ce9" table:formula="of:=+(1+[.$B$14]/12)*[.IB37]" office:value-type="float" office:value="123.041782136218" calcext:value-type="float">
            <text:p><text:s/>123 </text:p>
          </table:table-cell>
          <table:table-cell table:style-name="ce9" table:formula="of:=+(1+[.$B$14]/12)*[.IC37]" office:value-type="float" office:value="123.246851773111" calcext:value-type="float">
            <text:p><text:s/>123 </text:p>
          </table:table-cell>
          <table:table-cell table:style-name="ce9" table:formula="of:=+(1+[.$B$14]/12)*[.ID37]" office:value-type="float" office:value="123.452263192733" calcext:value-type="float">
            <text:p><text:s/>123 </text:p>
          </table:table-cell>
          <table:table-cell table:style-name="ce9" table:formula="of:=+(1+[.$B$14]/12)*[.IE37]" office:value-type="float" office:value="123.658016964721" calcext:value-type="float">
            <text:p><text:s/>124 </text:p>
          </table:table-cell>
          <table:table-cell table:style-name="ce9" table:formula="of:=+(1+[.$B$14]/12)*[.IF37]" office:value-type="float" office:value="123.864113659662" calcext:value-type="float">
            <text:p><text:s/>124 </text:p>
          </table:table-cell>
          <table:table-cell table:style-name="ce9" table:formula="of:=+(1+[.$B$14]/12)*[.IG37]" office:value-type="float" office:value="124.070553849095" calcext:value-type="float">
            <text:p><text:s/>124 </text:p>
          </table:table-cell>
          <table:table-cell table:style-name="ce9" table:formula="of:=+(1+[.$B$14]/12)*[.IH37]" office:value-type="float" office:value="124.27733810551" calcext:value-type="float">
            <text:p><text:s/>124 </text:p>
          </table:table-cell>
          <table:table-cell table:style-name="ce9" table:formula="of:=+(1+[.$B$14]/12)*[.II37]" office:value-type="float" office:value="124.484467002353" calcext:value-type="float">
            <text:p><text:s/>124 </text:p>
          </table:table-cell>
          <table:table-cell table:style-name="ce9" table:formula="of:=+(1+[.$B$14]/12)*[.IJ37]" office:value-type="float" office:value="124.691941114023" calcext:value-type="float">
            <text:p><text:s/>125 </text:p>
          </table:table-cell>
          <table:table-cell table:style-name="ce9" table:formula="of:=+(1+[.$B$14]/12)*[.IK37]" office:value-type="float" office:value="124.89976101588" calcext:value-type="float">
            <text:p><text:s/>125 </text:p>
          </table:table-cell>
          <table:table-cell table:style-name="ce9" table:formula="of:=+(1+[.$B$14]/12)*[.IL37]" office:value-type="float" office:value="125.10792728424" calcext:value-type="float">
            <text:p><text:s/>125 </text:p>
          </table:table-cell>
          <table:table-cell table:style-name="ce9" table:formula="of:=+(1+[.$B$14]/12)*[.IM37]" office:value-type="float" office:value="125.31644049638" calcext:value-type="float">
            <text:p><text:s/>125 </text:p>
          </table:table-cell>
          <table:table-cell table:style-name="ce9" table:formula="of:=+(1+[.$B$14]/12)*[.IN37]" office:value-type="float" office:value="125.525301230541" calcext:value-type="float">
            <text:p><text:s/>126 </text:p>
          </table:table-cell>
          <table:table-cell table:style-name="ce9" table:formula="of:=+(1+[.$B$14]/12)*[.IO37]" office:value-type="float" office:value="125.734510065925" calcext:value-type="float">
            <text:p><text:s/>126 </text:p>
          </table:table-cell>
          <table:table-cell table:style-name="ce9" table:formula="of:=+(1+[.$B$14]/12)*[.IP37]" office:value-type="float" office:value="125.944067582702" calcext:value-type="float">
            <text:p><text:s/>126 </text:p>
          </table:table-cell>
          <table:table-cell table:style-name="ce9" table:formula="of:=+(1+[.$B$14]/12)*[.IQ37]" office:value-type="float" office:value="126.153974362006" calcext:value-type="float">
            <text:p><text:s/>126 </text:p>
          </table:table-cell>
          <table:table-cell table:style-name="ce9" table:formula="of:=+(1+[.$B$14]/12)*[.IR37]" office:value-type="float" office:value="126.364230985943" calcext:value-type="float">
            <text:p><text:s/>126 </text:p>
          </table:table-cell>
          <table:table-cell table:style-name="ce9" table:formula="of:=+(1+[.$B$14]/12)*[.IS37]" office:value-type="float" office:value="126.574838037586" calcext:value-type="float">
            <text:p><text:s/>127 </text:p>
          </table:table-cell>
          <table:table-cell table:style-name="ce9" table:formula="of:=+(1+[.$B$14]/12)*[.IT37]" office:value-type="float" office:value="126.785796100982" calcext:value-type="float">
            <text:p><text:s/>127 </text:p>
          </table:table-cell>
          <table:table-cell table:style-name="ce9" table:formula="of:=+(1+[.$B$14]/12)*[.IU37]" office:value-type="float" office:value="126.997105761151" calcext:value-type="float">
            <text:p><text:s/>127 </text:p>
          </table:table-cell>
          <table:table-cell table:style-name="ce9" table:number-columns-repeated="768"/>
        </table:table-row>
        <table:table-row table:style-name="ro1">
          <table:table-cell office:value-type="string" calcext:value-type="string">
            <text:p>Property tax</text:p>
          </table:table-cell>
          <table:table-cell table:style-name="ce9"/>
          <table:table-cell table:style-name="ce9" table:formula="of:=+[.$B$8]*[.B27]/12" office:value-type="float" office:value="781.25" calcext:value-type="float">
            <text:p><text:s/>781 </text:p>
          </table:table-cell>
          <table:table-cell table:style-name="ce9" table:formula="of:=+[.$B$8]*[.C27]/12" office:value-type="float" office:value="783.203125" calcext:value-type="float">
            <text:p><text:s/>783 </text:p>
          </table:table-cell>
          <table:table-cell table:style-name="ce9" table:formula="of:=+[.$B$8]*[.D27]/12" office:value-type="float" office:value="785.1611328125" calcext:value-type="float">
            <text:p><text:s/>785 </text:p>
          </table:table-cell>
          <table:table-cell table:style-name="ce9" table:formula="of:=+[.$B$8]*[.E27]/12" office:value-type="float" office:value="787.124035644531" calcext:value-type="float">
            <text:p><text:s/>787 </text:p>
          </table:table-cell>
          <table:table-cell table:style-name="ce9" table:formula="of:=+[.$B$8]*[.F27]/12" office:value-type="float" office:value="789.091845733643" calcext:value-type="float">
            <text:p><text:s/>789 </text:p>
          </table:table-cell>
          <table:table-cell table:style-name="ce9" table:formula="of:=+[.$B$8]*[.G27]/12" office:value-type="float" office:value="791.064575347977" calcext:value-type="float">
            <text:p><text:s/>791 </text:p>
          </table:table-cell>
          <table:table-cell table:style-name="ce9" table:formula="of:=+[.$B$8]*[.H27]/12" office:value-type="float" office:value="793.042236786347" calcext:value-type="float">
            <text:p><text:s/>793 </text:p>
          </table:table-cell>
          <table:table-cell table:style-name="ce9" table:formula="of:=+[.$B$8]*[.I27]/12" office:value-type="float" office:value="795.024842378312" calcext:value-type="float">
            <text:p><text:s/>795 </text:p>
          </table:table-cell>
          <table:table-cell table:style-name="ce9" table:formula="of:=+[.$B$8]*[.J27]/12" office:value-type="float" office:value="797.012404484258" calcext:value-type="float">
            <text:p><text:s/>797 </text:p>
          </table:table-cell>
          <table:table-cell table:style-name="ce9" table:formula="of:=+[.$B$8]*[.K27]/12" office:value-type="float" office:value="799.004935495469" calcext:value-type="float">
            <text:p><text:s/>799 </text:p>
          </table:table-cell>
          <table:table-cell table:style-name="ce9" table:formula="of:=+[.$B$8]*[.L27]/12" office:value-type="float" office:value="801.002447834207" calcext:value-type="float">
            <text:p><text:s/>801 </text:p>
          </table:table-cell>
          <table:table-cell table:style-name="ce9" table:formula="of:=+[.$B$8]*[.M27]/12" office:value-type="float" office:value="803.004953953793" calcext:value-type="float">
            <text:p><text:s/>803 </text:p>
          </table:table-cell>
          <table:table-cell table:style-name="ce9" table:formula="of:=+[.$B$8]*[.N27]/12" office:value-type="float" office:value="805.012466338677" calcext:value-type="float">
            <text:p><text:s/>805 </text:p>
          </table:table-cell>
          <table:table-cell table:style-name="ce9" table:formula="of:=+[.$B$8]*[.O27]/12" office:value-type="float" office:value="807.024997504524" calcext:value-type="float">
            <text:p><text:s/>807 </text:p>
          </table:table-cell>
          <table:table-cell table:style-name="ce9" table:formula="of:=+[.$B$8]*[.P27]/12" office:value-type="float" office:value="809.042559998285" calcext:value-type="float">
            <text:p><text:s/>809 </text:p>
          </table:table-cell>
          <table:table-cell table:style-name="ce9" table:formula="of:=+[.$B$8]*[.Q27]/12" office:value-type="float" office:value="811.065166398281" calcext:value-type="float">
            <text:p><text:s/>811 </text:p>
          </table:table-cell>
          <table:table-cell table:style-name="ce9" table:formula="of:=+[.$B$8]*[.R27]/12" office:value-type="float" office:value="813.092829314276" calcext:value-type="float">
            <text:p><text:s/>813 </text:p>
          </table:table-cell>
          <table:table-cell table:style-name="ce9" table:formula="of:=+[.$B$8]*[.S27]/12" office:value-type="float" office:value="815.125561387562" calcext:value-type="float">
            <text:p><text:s/>815 </text:p>
          </table:table-cell>
          <table:table-cell table:style-name="ce9" table:formula="of:=+[.$B$8]*[.T27]/12" office:value-type="float" office:value="817.163375291031" calcext:value-type="float">
            <text:p><text:s/>817 </text:p>
          </table:table-cell>
          <table:table-cell table:style-name="ce9" table:formula="of:=+[.$B$8]*[.U27]/12" office:value-type="float" office:value="819.206283729258" calcext:value-type="float">
            <text:p><text:s/>819 </text:p>
          </table:table-cell>
          <table:table-cell table:style-name="ce9" table:formula="of:=+[.$B$8]*[.V27]/12" office:value-type="float" office:value="821.254299438582" calcext:value-type="float">
            <text:p><text:s/>821 </text:p>
          </table:table-cell>
          <table:table-cell table:style-name="ce9" table:formula="of:=+[.$B$8]*[.W27]/12" office:value-type="float" office:value="823.307435187178" calcext:value-type="float">
            <text:p><text:s/>823 </text:p>
          </table:table-cell>
          <table:table-cell table:style-name="ce9" table:formula="of:=+[.$B$8]*[.X27]/12" office:value-type="float" office:value="825.365703775146" calcext:value-type="float">
            <text:p><text:s/>825 </text:p>
          </table:table-cell>
          <table:table-cell table:style-name="ce9" table:formula="of:=+[.$B$8]*[.Y27]/12" office:value-type="float" office:value="827.429118034584" calcext:value-type="float">
            <text:p><text:s/>827 </text:p>
          </table:table-cell>
          <table:table-cell table:style-name="ce9" table:formula="of:=+[.$B$8]*[.Z27]/12" office:value-type="float" office:value="829.49769082967" calcext:value-type="float">
            <text:p><text:s/>829 </text:p>
          </table:table-cell>
          <table:table-cell table:style-name="ce9" table:formula="of:=+[.$B$8]*[.AA27]/12" office:value-type="float" office:value="831.571435056745" calcext:value-type="float">
            <text:p><text:s/>832 </text:p>
          </table:table-cell>
          <table:table-cell table:style-name="ce9" table:formula="of:=+[.$B$8]*[.AB27]/12" office:value-type="float" office:value="833.650363644386" calcext:value-type="float">
            <text:p><text:s/>834 </text:p>
          </table:table-cell>
          <table:table-cell table:style-name="ce9" table:formula="of:=+[.$B$8]*[.AC27]/12" office:value-type="float" office:value="835.734489553497" calcext:value-type="float">
            <text:p><text:s/>836 </text:p>
          </table:table-cell>
          <table:table-cell table:style-name="ce9" table:formula="of:=+[.$B$8]*[.AD27]/12" office:value-type="float" office:value="837.823825777381" calcext:value-type="float">
            <text:p><text:s/>838 </text:p>
          </table:table-cell>
          <table:table-cell table:style-name="ce9" table:formula="of:=+[.$B$8]*[.AE27]/12" office:value-type="float" office:value="839.918385341824" calcext:value-type="float">
            <text:p><text:s/>840 </text:p>
          </table:table-cell>
          <table:table-cell table:style-name="ce9" table:formula="of:=+[.$B$8]*[.AF27]/12" office:value-type="float" office:value="842.018181305179" calcext:value-type="float">
            <text:p><text:s/>842 </text:p>
          </table:table-cell>
          <table:table-cell table:style-name="ce9" table:formula="of:=+[.$B$8]*[.AG27]/12" office:value-type="float" office:value="844.123226758442" calcext:value-type="float">
            <text:p><text:s/>844 </text:p>
          </table:table-cell>
          <table:table-cell table:style-name="ce9" table:formula="of:=+[.$B$8]*[.AH27]/12" office:value-type="float" office:value="846.233534825338" calcext:value-type="float">
            <text:p><text:s/>846 </text:p>
          </table:table-cell>
          <table:table-cell table:style-name="ce9" table:formula="of:=+[.$B$8]*[.AI27]/12" office:value-type="float" office:value="848.349118662401" calcext:value-type="float">
            <text:p><text:s/>848 </text:p>
          </table:table-cell>
          <table:table-cell table:style-name="ce9" table:formula="of:=+[.$B$8]*[.AJ27]/12" office:value-type="float" office:value="850.469991459057" calcext:value-type="float">
            <text:p><text:s/>850 </text:p>
          </table:table-cell>
          <table:table-cell table:style-name="ce9" table:formula="of:=+[.$B$8]*[.AK27]/12" office:value-type="float" office:value="852.596166437705" calcext:value-type="float">
            <text:p><text:s/>853 </text:p>
          </table:table-cell>
          <table:table-cell table:style-name="ce9" table:formula="of:=+[.$B$8]*[.AL27]/12" office:value-type="float" office:value="854.727656853799" calcext:value-type="float">
            <text:p><text:s/>855 </text:p>
          </table:table-cell>
          <table:table-cell table:style-name="ce9" table:formula="of:=+[.$B$8]*[.AM27]/12" office:value-type="float" office:value="856.864475995933" calcext:value-type="float">
            <text:p><text:s/>857 </text:p>
          </table:table-cell>
          <table:table-cell table:style-name="ce9" table:formula="of:=+[.$B$8]*[.AN27]/12" office:value-type="float" office:value="859.006637185923" calcext:value-type="float">
            <text:p><text:s/>859 </text:p>
          </table:table-cell>
          <table:table-cell table:style-name="ce9" table:formula="of:=+[.$B$8]*[.AO27]/12" office:value-type="float" office:value="861.154153778888" calcext:value-type="float">
            <text:p><text:s/>861 </text:p>
          </table:table-cell>
          <table:table-cell table:style-name="ce9" table:formula="of:=+[.$B$8]*[.AP27]/12" office:value-type="float" office:value="863.307039163335" calcext:value-type="float">
            <text:p><text:s/>863 </text:p>
          </table:table-cell>
          <table:table-cell table:style-name="ce9" table:formula="of:=+[.$B$8]*[.AQ27]/12" office:value-type="float" office:value="865.465306761243" calcext:value-type="float">
            <text:p><text:s/>865 </text:p>
          </table:table-cell>
          <table:table-cell table:style-name="ce9" table:formula="of:=+[.$B$8]*[.AR27]/12" office:value-type="float" office:value="867.628970028146" calcext:value-type="float">
            <text:p><text:s/>868 </text:p>
          </table:table-cell>
          <table:table-cell table:style-name="ce9" table:formula="of:=+[.$B$8]*[.AS27]/12" office:value-type="float" office:value="869.798042453217" calcext:value-type="float">
            <text:p><text:s/>870 </text:p>
          </table:table-cell>
          <table:table-cell table:style-name="ce9" table:formula="of:=+[.$B$8]*[.AT27]/12" office:value-type="float" office:value="871.97253755935" calcext:value-type="float">
            <text:p><text:s/>872 </text:p>
          </table:table-cell>
          <table:table-cell table:style-name="ce9" table:formula="of:=+[.$B$8]*[.AU27]/12" office:value-type="float" office:value="874.152468903248" calcext:value-type="float">
            <text:p><text:s/>874 </text:p>
          </table:table-cell>
          <table:table-cell table:style-name="ce9" table:formula="of:=+[.$B$8]*[.AV27]/12" office:value-type="float" office:value="876.337850075506" calcext:value-type="float">
            <text:p><text:s/>876 </text:p>
          </table:table-cell>
          <table:table-cell table:style-name="ce9" table:formula="of:=+[.$B$8]*[.AW27]/12" office:value-type="float" office:value="878.528694700695" calcext:value-type="float">
            <text:p><text:s/>879 </text:p>
          </table:table-cell>
          <table:table-cell table:style-name="ce9" table:formula="of:=+[.$B$8]*[.AX27]/12" office:value-type="float" office:value="880.725016437446" calcext:value-type="float">
            <text:p><text:s/>881 </text:p>
          </table:table-cell>
          <table:table-cell table:style-name="ce9" table:formula="of:=+[.$B$8]*[.AY27]/12" office:value-type="float" office:value="882.92682897854" calcext:value-type="float">
            <text:p><text:s/>883 </text:p>
          </table:table-cell>
          <table:table-cell table:style-name="ce9" table:formula="of:=+[.$B$8]*[.AZ27]/12" office:value-type="float" office:value="885.134146050986" calcext:value-type="float">
            <text:p><text:s/>885 </text:p>
          </table:table-cell>
          <table:table-cell table:style-name="ce9" table:formula="of:=+[.$B$8]*[.BA27]/12" office:value-type="float" office:value="887.346981416114" calcext:value-type="float">
            <text:p><text:s/>887 </text:p>
          </table:table-cell>
          <table:table-cell table:style-name="ce9" table:formula="of:=+[.$B$8]*[.BB27]/12" office:value-type="float" office:value="889.565348869654" calcext:value-type="float">
            <text:p><text:s/>890 </text:p>
          </table:table-cell>
          <table:table-cell table:style-name="ce9" table:formula="of:=+[.$B$8]*[.BC27]/12" office:value-type="float" office:value="891.789262241828" calcext:value-type="float">
            <text:p><text:s/>892 </text:p>
          </table:table-cell>
          <table:table-cell table:style-name="ce9" table:formula="of:=+[.$B$8]*[.BD27]/12" office:value-type="float" office:value="894.018735397433" calcext:value-type="float">
            <text:p><text:s/>894 </text:p>
          </table:table-cell>
          <table:table-cell table:style-name="ce9" table:formula="of:=+[.$B$8]*[.BE27]/12" office:value-type="float" office:value="896.253782235926" calcext:value-type="float">
            <text:p><text:s/>896 </text:p>
          </table:table-cell>
          <table:table-cell table:style-name="ce9" table:formula="of:=+[.$B$8]*[.BF27]/12" office:value-type="float" office:value="898.494416691516" calcext:value-type="float">
            <text:p><text:s/>898 </text:p>
          </table:table-cell>
          <table:table-cell table:style-name="ce9" table:formula="of:=+[.$B$8]*[.BG27]/12" office:value-type="float" office:value="900.740652733245" calcext:value-type="float">
            <text:p><text:s/>901 </text:p>
          </table:table-cell>
          <table:table-cell table:style-name="ce9" table:formula="of:=+[.$B$8]*[.BH27]/12" office:value-type="float" office:value="902.992504365078" calcext:value-type="float">
            <text:p><text:s/>903 </text:p>
          </table:table-cell>
          <table:table-cell table:style-name="ce9" table:formula="of:=+[.$B$8]*[.BI27]/12" office:value-type="float" office:value="905.249985625991" calcext:value-type="float">
            <text:p><text:s/>905 </text:p>
          </table:table-cell>
          <table:table-cell table:style-name="ce9" table:formula="of:=+[.$B$8]*[.BJ27]/12" office:value-type="float" office:value="907.513110590055" calcext:value-type="float">
            <text:p><text:s/>908 </text:p>
          </table:table-cell>
          <table:table-cell table:style-name="ce9" table:formula="of:=+[.$B$8]*[.BK27]/12" office:value-type="float" office:value="909.78189336653" calcext:value-type="float">
            <text:p><text:s/>910 </text:p>
          </table:table-cell>
          <table:table-cell table:style-name="ce9" table:formula="of:=+[.$B$8]*[.BL27]/12" office:value-type="float" office:value="912.056348099947" calcext:value-type="float">
            <text:p><text:s/>912 </text:p>
          </table:table-cell>
          <table:table-cell table:style-name="ce9" table:formula="of:=+[.$B$8]*[.BM27]/12" office:value-type="float" office:value="914.336488970196" calcext:value-type="float">
            <text:p><text:s/>914 </text:p>
          </table:table-cell>
          <table:table-cell table:style-name="ce9" table:formula="of:=+[.$B$8]*[.BN27]/12" office:value-type="float" office:value="916.622330192622" calcext:value-type="float">
            <text:p><text:s/>917 </text:p>
          </table:table-cell>
          <table:table-cell table:style-name="ce9" table:formula="of:=+[.$B$8]*[.BO27]/12" office:value-type="float" office:value="918.913886018103" calcext:value-type="float">
            <text:p><text:s/>919 </text:p>
          </table:table-cell>
          <table:table-cell table:style-name="ce9" table:formula="of:=+[.$B$8]*[.BP27]/12" office:value-type="float" office:value="921.211170733149" calcext:value-type="float">
            <text:p><text:s/>921 </text:p>
          </table:table-cell>
          <table:table-cell table:style-name="ce9" table:formula="of:=+[.$B$8]*[.BQ27]/12" office:value-type="float" office:value="923.514198659982" calcext:value-type="float">
            <text:p><text:s/>924 </text:p>
          </table:table-cell>
          <table:table-cell table:style-name="ce9" table:formula="of:=+[.$B$8]*[.BR27]/12" office:value-type="float" office:value="925.822984156632" calcext:value-type="float">
            <text:p><text:s/>926 </text:p>
          </table:table-cell>
          <table:table-cell table:style-name="ce9" table:formula="of:=+[.$B$8]*[.BS27]/12" office:value-type="float" office:value="928.137541617023" calcext:value-type="float">
            <text:p><text:s/>928 </text:p>
          </table:table-cell>
          <table:table-cell table:style-name="ce9" table:formula="of:=+[.$B$8]*[.BT27]/12" office:value-type="float" office:value="930.457885471065" calcext:value-type="float">
            <text:p><text:s/>930 </text:p>
          </table:table-cell>
          <table:table-cell table:style-name="ce9" table:formula="of:=+[.$B$8]*[.BU27]/12" office:value-type="float" office:value="932.784030184743" calcext:value-type="float">
            <text:p><text:s/>933 </text:p>
          </table:table-cell>
          <table:table-cell table:style-name="ce9" table:formula="of:=+[.$B$8]*[.BV27]/12" office:value-type="float" office:value="935.115990260205" calcext:value-type="float">
            <text:p><text:s/>935 </text:p>
          </table:table-cell>
          <table:table-cell table:style-name="ce9" table:formula="of:=+[.$B$8]*[.BW27]/12" office:value-type="float" office:value="937.453780235856" calcext:value-type="float">
            <text:p><text:s/>937 </text:p>
          </table:table-cell>
          <table:table-cell table:style-name="ce9" table:formula="of:=+[.$B$8]*[.BX27]/12" office:value-type="float" office:value="939.797414686445" calcext:value-type="float">
            <text:p><text:s/>940 </text:p>
          </table:table-cell>
          <table:table-cell table:style-name="ce9" table:formula="of:=+[.$B$8]*[.BY27]/12" office:value-type="float" office:value="942.146908223161" calcext:value-type="float">
            <text:p><text:s/>942 </text:p>
          </table:table-cell>
          <table:table-cell table:style-name="ce9" table:formula="of:=+[.$B$8]*[.BZ27]/12" office:value-type="float" office:value="944.502275493719" calcext:value-type="float">
            <text:p><text:s/>945 </text:p>
          </table:table-cell>
          <table:table-cell table:style-name="ce9" table:formula="of:=+[.$B$8]*[.CA27]/12" office:value-type="float" office:value="946.863531182453" calcext:value-type="float">
            <text:p><text:s/>947 </text:p>
          </table:table-cell>
          <table:table-cell table:style-name="ce9" table:formula="of:=+[.$B$8]*[.CB27]/12" office:value-type="float" office:value="949.230690010409" calcext:value-type="float">
            <text:p><text:s/>949 </text:p>
          </table:table-cell>
          <table:table-cell table:style-name="ce9" table:formula="of:=+[.$B$8]*[.CC27]/12" office:value-type="float" office:value="951.603766735435" calcext:value-type="float">
            <text:p><text:s/>952 </text:p>
          </table:table-cell>
          <table:table-cell table:style-name="ce9" table:formula="of:=+[.$B$8]*[.CD27]/12" office:value-type="float" office:value="953.982776152274" calcext:value-type="float">
            <text:p><text:s/>954 </text:p>
          </table:table-cell>
          <table:table-cell table:style-name="ce9" table:formula="of:=+[.$B$8]*[.CE27]/12" office:value-type="float" office:value="956.367733092654" calcext:value-type="float">
            <text:p><text:s/>956 </text:p>
          </table:table-cell>
          <table:table-cell table:style-name="ce9" table:formula="of:=+[.$B$8]*[.CF27]/12" office:value-type="float" office:value="958.758652425386" calcext:value-type="float">
            <text:p><text:s/>959 </text:p>
          </table:table-cell>
          <table:table-cell table:style-name="ce9" table:formula="of:=+[.$B$8]*[.CG27]/12" office:value-type="float" office:value="961.155549056449" calcext:value-type="float">
            <text:p><text:s/>961 </text:p>
          </table:table-cell>
          <table:table-cell table:style-name="ce9" table:formula="of:=+[.$B$8]*[.CH27]/12" office:value-type="float" office:value="963.55843792909" calcext:value-type="float">
            <text:p><text:s/>964 </text:p>
          </table:table-cell>
          <table:table-cell table:style-name="ce9" table:formula="of:=+[.$B$8]*[.CI27]/12" office:value-type="float" office:value="965.967334023913" calcext:value-type="float">
            <text:p><text:s/>966 </text:p>
          </table:table-cell>
          <table:table-cell table:style-name="ce9" table:formula="of:=+[.$B$8]*[.CJ27]/12" office:value-type="float" office:value="968.382252358973" calcext:value-type="float">
            <text:p><text:s/>968 </text:p>
          </table:table-cell>
          <table:table-cell table:style-name="ce9" table:formula="of:=+[.$B$8]*[.CK27]/12" office:value-type="float" office:value="970.80320798987" calcext:value-type="float">
            <text:p><text:s/>971 </text:p>
          </table:table-cell>
          <table:table-cell table:style-name="ce9" table:formula="of:=+[.$B$8]*[.CL27]/12" office:value-type="float" office:value="973.230216009845" calcext:value-type="float">
            <text:p><text:s/>973 </text:p>
          </table:table-cell>
          <table:table-cell table:style-name="ce9" table:formula="of:=+[.$B$8]*[.CM27]/12" office:value-type="float" office:value="975.663291549869" calcext:value-type="float">
            <text:p><text:s/>976 </text:p>
          </table:table-cell>
          <table:table-cell table:style-name="ce9" table:formula="of:=+[.$B$8]*[.CN27]/12" office:value-type="float" office:value="978.102449778744" calcext:value-type="float">
            <text:p><text:s/>978 </text:p>
          </table:table-cell>
          <table:table-cell table:style-name="ce9" table:formula="of:=+[.$B$8]*[.CO27]/12" office:value-type="float" office:value="980.547705903191" calcext:value-type="float">
            <text:p><text:s/>981 </text:p>
          </table:table-cell>
          <table:table-cell table:style-name="ce9" table:formula="of:=+[.$B$8]*[.CP27]/12" office:value-type="float" office:value="982.999075167949" calcext:value-type="float">
            <text:p><text:s/>983 </text:p>
          </table:table-cell>
          <table:table-cell table:style-name="ce9" table:formula="of:=+[.$B$8]*[.CQ27]/12" office:value-type="float" office:value="985.456572855869" calcext:value-type="float">
            <text:p><text:s/>985 </text:p>
          </table:table-cell>
          <table:table-cell table:style-name="ce9" table:formula="of:=+[.$B$8]*[.CR27]/12" office:value-type="float" office:value="987.920214288008" calcext:value-type="float">
            <text:p><text:s/>988 </text:p>
          </table:table-cell>
          <table:table-cell table:style-name="ce9" table:formula="of:=+[.$B$8]*[.CS27]/12" office:value-type="float" office:value="990.390014823728" calcext:value-type="float">
            <text:p><text:s/>990 </text:p>
          </table:table-cell>
          <table:table-cell table:style-name="ce9" table:formula="of:=+[.$B$8]*[.CT27]/12" office:value-type="float" office:value="992.865989860787" calcext:value-type="float">
            <text:p><text:s/>993 </text:p>
          </table:table-cell>
          <table:table-cell table:style-name="ce9" table:formula="of:=+[.$B$8]*[.CU27]/12" office:value-type="float" office:value="995.348154835439" calcext:value-type="float">
            <text:p><text:s/>995 </text:p>
          </table:table-cell>
          <table:table-cell table:style-name="ce9" table:formula="of:=+[.$B$8]*[.CV27]/12" office:value-type="float" office:value="997.836525222528" calcext:value-type="float">
            <text:p><text:s/>998 </text:p>
          </table:table-cell>
          <table:table-cell table:style-name="ce9" table:formula="of:=+[.$B$8]*[.CW27]/12" office:value-type="float" office:value="1000.33111653558" calcext:value-type="float">
            <text:p><text:s/>1,000 </text:p>
          </table:table-cell>
          <table:table-cell table:style-name="ce9" table:formula="of:=+[.$B$8]*[.CX27]/12" office:value-type="float" office:value="1002.83194432692" calcext:value-type="float">
            <text:p><text:s/>1,003 </text:p>
          </table:table-cell>
          <table:table-cell table:style-name="ce9" table:formula="of:=+[.$B$8]*[.CY27]/12" office:value-type="float" office:value="1005.33902418774" calcext:value-type="float">
            <text:p><text:s/>1,005 </text:p>
          </table:table-cell>
          <table:table-cell table:style-name="ce9" table:formula="of:=+[.$B$8]*[.CZ27]/12" office:value-type="float" office:value="1007.85237174821" calcext:value-type="float">
            <text:p><text:s/>1,008 </text:p>
          </table:table-cell>
          <table:table-cell table:style-name="ce9" table:formula="of:=+[.$B$8]*[.DA27]/12" office:value-type="float" office:value="1010.37200267758" calcext:value-type="float">
            <text:p><text:s/>1,010 </text:p>
          </table:table-cell>
          <table:table-cell table:style-name="ce9" table:formula="of:=+[.$B$8]*[.DB27]/12" office:value-type="float" office:value="1012.89793268427" calcext:value-type="float">
            <text:p><text:s/>1,013 </text:p>
          </table:table-cell>
          <table:table-cell table:style-name="ce9" table:formula="of:=+[.$B$8]*[.DC27]/12" office:value-type="float" office:value="1015.43017751598" calcext:value-type="float">
            <text:p><text:s/>1,015 </text:p>
          </table:table-cell>
          <table:table-cell table:style-name="ce9" table:formula="of:=+[.$B$8]*[.DD27]/12" office:value-type="float" office:value="1017.96875295977" calcext:value-type="float">
            <text:p><text:s/>1,018 </text:p>
          </table:table-cell>
          <table:table-cell table:style-name="ce9" table:formula="of:=+[.$B$8]*[.DE27]/12" office:value-type="float" office:value="1020.51367484217" calcext:value-type="float">
            <text:p><text:s/>1,021 </text:p>
          </table:table-cell>
          <table:table-cell table:style-name="ce9" table:formula="of:=+[.$B$8]*[.DF27]/12" office:value-type="float" office:value="1023.06495902928" calcext:value-type="float">
            <text:p><text:s/>1,023 </text:p>
          </table:table-cell>
          <table:table-cell table:style-name="ce9" table:formula="of:=+[.$B$8]*[.DG27]/12" office:value-type="float" office:value="1025.62262142685" calcext:value-type="float">
            <text:p><text:s/>1,026 </text:p>
          </table:table-cell>
          <table:table-cell table:style-name="ce9" table:formula="of:=+[.$B$8]*[.DH27]/12" office:value-type="float" office:value="1028.18667798042" calcext:value-type="float">
            <text:p><text:s/>1,028 </text:p>
          </table:table-cell>
          <table:table-cell table:style-name="ce9" table:formula="of:=+[.$B$8]*[.DI27]/12" office:value-type="float" office:value="1030.75714467537" calcext:value-type="float">
            <text:p><text:s/>1,031 </text:p>
          </table:table-cell>
          <table:table-cell table:style-name="ce9" table:formula="of:=+[.$B$8]*[.DJ27]/12" office:value-type="float" office:value="1033.33403753706" calcext:value-type="float">
            <text:p><text:s/>1,033 </text:p>
          </table:table-cell>
          <table:table-cell table:style-name="ce9" table:formula="of:=+[.$B$8]*[.DK27]/12" office:value-type="float" office:value="1035.9173726309" calcext:value-type="float">
            <text:p><text:s/>1,036 </text:p>
          </table:table-cell>
          <table:table-cell table:style-name="ce9" table:formula="of:=+[.$B$8]*[.DL27]/12" office:value-type="float" office:value="1038.50716606248" calcext:value-type="float">
            <text:p><text:s/>1,039 </text:p>
          </table:table-cell>
          <table:table-cell table:style-name="ce9" table:formula="of:=+[.$B$8]*[.DM27]/12" office:value-type="float" office:value="1041.10343397764" calcext:value-type="float">
            <text:p><text:s/>1,041 </text:p>
          </table:table-cell>
          <table:table-cell table:style-name="ce9" table:formula="of:=+[.$B$8]*[.DN27]/12" office:value-type="float" office:value="1043.70619256258" calcext:value-type="float">
            <text:p><text:s/>1,044 </text:p>
          </table:table-cell>
          <table:table-cell table:style-name="ce9" table:formula="of:=+[.$B$8]*[.DO27]/12" office:value-type="float" office:value="1046.31545804399" calcext:value-type="float">
            <text:p><text:s/>1,046 </text:p>
          </table:table-cell>
          <table:table-cell table:style-name="ce9" table:formula="of:=+[.$B$8]*[.DP27]/12" office:value-type="float" office:value="1048.9312466891" calcext:value-type="float">
            <text:p><text:s/>1,049 </text:p>
          </table:table-cell>
          <table:table-cell table:style-name="ce9" table:formula="of:=+[.$B$8]*[.DQ27]/12" office:value-type="float" office:value="1051.55357480582" calcext:value-type="float">
            <text:p><text:s/>1,052 </text:p>
          </table:table-cell>
          <table:table-cell table:style-name="ce9" table:formula="of:=+[.$B$8]*[.DR27]/12" office:value-type="float" office:value="1054.18245874283" calcext:value-type="float">
            <text:p><text:s/>1,054 </text:p>
          </table:table-cell>
          <table:table-cell table:style-name="ce9" table:formula="of:=+[.$B$8]*[.DS27]/12" office:value-type="float" office:value="1056.81791488969" calcext:value-type="float">
            <text:p><text:s/>1,057 </text:p>
          </table:table-cell>
          <table:table-cell table:style-name="ce9" table:formula="of:=+[.$B$8]*[.DT27]/12" office:value-type="float" office:value="1059.45995967691" calcext:value-type="float">
            <text:p><text:s/>1,059 </text:p>
          </table:table-cell>
          <table:table-cell table:style-name="ce9" table:formula="of:=+[.$B$8]*[.DU27]/12" office:value-type="float" office:value="1062.10860957611" calcext:value-type="float">
            <text:p><text:s/>1,062 </text:p>
          </table:table-cell>
          <table:table-cell table:style-name="ce9" table:formula="of:=+[.$B$8]*[.DV27]/12" office:value-type="float" office:value="1064.76388110005" calcext:value-type="float">
            <text:p><text:s/>1,065 </text:p>
          </table:table-cell>
          <table:table-cell table:style-name="ce9" table:formula="of:=+[.$B$8]*[.DW27]/12" office:value-type="float" office:value="1067.4257908028" calcext:value-type="float">
            <text:p><text:s/>1,067 </text:p>
          </table:table-cell>
          <table:table-cell table:style-name="ce9" table:formula="of:=+[.$B$8]*[.DX27]/12" office:value-type="float" office:value="1070.0943552798" calcext:value-type="float">
            <text:p><text:s/>1,070 </text:p>
          </table:table-cell>
          <table:table-cell table:style-name="ce9" table:formula="of:=+[.$B$8]*[.DY27]/12" office:value-type="float" office:value="1072.769591168" calcext:value-type="float">
            <text:p><text:s/>1,073 </text:p>
          </table:table-cell>
          <table:table-cell table:style-name="ce9" table:formula="of:=+[.$B$8]*[.DZ27]/12" office:value-type="float" office:value="1075.45151514592" calcext:value-type="float">
            <text:p><text:s/>1,075 </text:p>
          </table:table-cell>
          <table:table-cell table:style-name="ce9" table:formula="of:=+[.$B$8]*[.EA27]/12" office:value-type="float" office:value="1078.14014393379" calcext:value-type="float">
            <text:p><text:s/>1,078 </text:p>
          </table:table-cell>
          <table:table-cell table:style-name="ce9" table:formula="of:=+[.$B$8]*[.EB27]/12" office:value-type="float" office:value="1080.83549429362" calcext:value-type="float">
            <text:p><text:s/>1,081 </text:p>
          </table:table-cell>
          <table:table-cell table:style-name="ce9" table:formula="of:=+[.$B$8]*[.EC27]/12" office:value-type="float" office:value="1083.53758302936" calcext:value-type="float">
            <text:p><text:s/>1,084 </text:p>
          </table:table-cell>
          <table:table-cell table:style-name="ce9" table:formula="of:=+[.$B$8]*[.ED27]/12" office:value-type="float" office:value="1086.24642698693" calcext:value-type="float">
            <text:p><text:s/>1,086 </text:p>
          </table:table-cell>
          <table:table-cell table:style-name="ce9" table:formula="of:=+[.$B$8]*[.EE27]/12" office:value-type="float" office:value="1088.9620430544" calcext:value-type="float">
            <text:p><text:s/>1,089 </text:p>
          </table:table-cell>
          <table:table-cell table:style-name="ce9" table:formula="of:=+[.$B$8]*[.EF27]/12" office:value-type="float" office:value="1091.68444816203" calcext:value-type="float">
            <text:p><text:s/>1,092 </text:p>
          </table:table-cell>
          <table:table-cell table:style-name="ce9" table:formula="of:=+[.$B$8]*[.EG27]/12" office:value-type="float" office:value="1094.41365928244" calcext:value-type="float">
            <text:p><text:s/>1,094 </text:p>
          </table:table-cell>
          <table:table-cell table:style-name="ce9" table:formula="of:=+[.$B$8]*[.EH27]/12" office:value-type="float" office:value="1097.14969343064" calcext:value-type="float">
            <text:p><text:s/>1,097 </text:p>
          </table:table-cell>
          <table:table-cell table:style-name="ce9" table:formula="of:=+[.$B$8]*[.EI27]/12" office:value-type="float" office:value="1099.89256766422" calcext:value-type="float">
            <text:p><text:s/>1,100 </text:p>
          </table:table-cell>
          <table:table-cell table:style-name="ce9" table:formula="of:=+[.$B$8]*[.EJ27]/12" office:value-type="float" office:value="1102.64229908338" calcext:value-type="float">
            <text:p><text:s/>1,103 </text:p>
          </table:table-cell>
          <table:table-cell table:style-name="ce9" table:formula="of:=+[.$B$8]*[.EK27]/12" office:value-type="float" office:value="1105.39890483109" calcext:value-type="float">
            <text:p><text:s/>1,105 </text:p>
          </table:table-cell>
          <table:table-cell table:style-name="ce9" table:formula="of:=+[.$B$8]*[.EL27]/12" office:value-type="float" office:value="1108.16240209317" calcext:value-type="float">
            <text:p><text:s/>1,108 </text:p>
          </table:table-cell>
          <table:table-cell table:style-name="ce9" table:formula="of:=+[.$B$8]*[.EM27]/12" office:value-type="float" office:value="1110.9328080984" calcext:value-type="float">
            <text:p><text:s/>1,111 </text:p>
          </table:table-cell>
          <table:table-cell table:style-name="ce9" table:formula="of:=+[.$B$8]*[.EN27]/12" office:value-type="float" office:value="1113.71014011864" calcext:value-type="float">
            <text:p><text:s/>1,114 </text:p>
          </table:table-cell>
          <table:table-cell table:style-name="ce9" table:formula="of:=+[.$B$8]*[.EO27]/12" office:value-type="float" office:value="1116.49441546894" calcext:value-type="float">
            <text:p><text:s/>1,116 </text:p>
          </table:table-cell>
          <table:table-cell table:style-name="ce9" table:formula="of:=+[.$B$8]*[.EP27]/12" office:value-type="float" office:value="1119.28565150761" calcext:value-type="float">
            <text:p><text:s/>1,119 </text:p>
          </table:table-cell>
          <table:table-cell table:style-name="ce9" table:formula="of:=+[.$B$8]*[.EQ27]/12" office:value-type="float" office:value="1122.08386563638" calcext:value-type="float">
            <text:p><text:s/>1,122 </text:p>
          </table:table-cell>
          <table:table-cell table:style-name="ce9" table:formula="of:=+[.$B$8]*[.ER27]/12" office:value-type="float" office:value="1124.88907530047" calcext:value-type="float">
            <text:p><text:s/>1,125 </text:p>
          </table:table-cell>
          <table:table-cell table:style-name="ce9" table:formula="of:=+[.$B$8]*[.ES27]/12" office:value-type="float" office:value="1127.70129798872" calcext:value-type="float">
            <text:p><text:s/>1,128 </text:p>
          </table:table-cell>
          <table:table-cell table:style-name="ce9" table:formula="of:=+[.$B$8]*[.ET27]/12" office:value-type="float" office:value="1130.5205512337" calcext:value-type="float">
            <text:p><text:s/>1,131 </text:p>
          </table:table-cell>
          <table:table-cell table:style-name="ce9" table:formula="of:=+[.$B$8]*[.EU27]/12" office:value-type="float" office:value="1133.34685261178" calcext:value-type="float">
            <text:p><text:s/>1,133 </text:p>
          </table:table-cell>
          <table:table-cell table:style-name="ce9" table:formula="of:=+[.$B$8]*[.EV27]/12" office:value-type="float" office:value="1136.18021974331" calcext:value-type="float">
            <text:p><text:s/>1,136 </text:p>
          </table:table-cell>
          <table:table-cell table:style-name="ce9" table:formula="of:=+[.$B$8]*[.EW27]/12" office:value-type="float" office:value="1139.02067029267" calcext:value-type="float">
            <text:p><text:s/>1,139 </text:p>
          </table:table-cell>
          <table:table-cell table:style-name="ce9" table:formula="of:=+[.$B$8]*[.EX27]/12" office:value-type="float" office:value="1141.8682219684" calcext:value-type="float">
            <text:p><text:s/>1,142 </text:p>
          </table:table-cell>
          <table:table-cell table:style-name="ce9" table:formula="of:=+[.$B$8]*[.EY27]/12" office:value-type="float" office:value="1144.72289252332" calcext:value-type="float">
            <text:p><text:s/>1,145 </text:p>
          </table:table-cell>
          <table:table-cell table:style-name="ce9" table:formula="of:=+[.$B$8]*[.EZ27]/12" office:value-type="float" office:value="1147.58469975463" calcext:value-type="float">
            <text:p><text:s/>1,148 </text:p>
          </table:table-cell>
          <table:table-cell table:style-name="ce9" table:formula="of:=+[.$B$8]*[.FA27]/12" office:value-type="float" office:value="1150.45366150402" calcext:value-type="float">
            <text:p><text:s/>1,150 </text:p>
          </table:table-cell>
          <table:table-cell table:style-name="ce9" table:formula="of:=+[.$B$8]*[.FB27]/12" office:value-type="float" office:value="1153.32979565778" calcext:value-type="float">
            <text:p><text:s/>1,153 </text:p>
          </table:table-cell>
          <table:table-cell table:style-name="ce9" table:formula="of:=+[.$B$8]*[.FC27]/12" office:value-type="float" office:value="1156.21312014692" calcext:value-type="float">
            <text:p><text:s/>1,156 </text:p>
          </table:table-cell>
          <table:table-cell table:style-name="ce9" table:formula="of:=+[.$B$8]*[.FD27]/12" office:value-type="float" office:value="1159.10365294729" calcext:value-type="float">
            <text:p><text:s/>1,159 </text:p>
          </table:table-cell>
          <table:table-cell table:style-name="ce9" table:formula="of:=+[.$B$8]*[.FE27]/12" office:value-type="float" office:value="1162.00141207966" calcext:value-type="float">
            <text:p><text:s/>1,162 </text:p>
          </table:table-cell>
          <table:table-cell table:style-name="ce9" table:formula="of:=+[.$B$8]*[.FF27]/12" office:value-type="float" office:value="1164.90641560985" calcext:value-type="float">
            <text:p><text:s/>1,165 </text:p>
          </table:table-cell>
          <table:table-cell table:style-name="ce9" table:formula="of:=+[.$B$8]*[.FG27]/12" office:value-type="float" office:value="1167.81868164888" calcext:value-type="float">
            <text:p><text:s/>1,168 </text:p>
          </table:table-cell>
          <table:table-cell table:style-name="ce9" table:formula="of:=+[.$B$8]*[.FH27]/12" office:value-type="float" office:value="1170.738228353" calcext:value-type="float">
            <text:p><text:s/>1,171 </text:p>
          </table:table-cell>
          <table:table-cell table:style-name="ce9" table:formula="of:=+[.$B$8]*[.FI27]/12" office:value-type="float" office:value="1173.66507392388" calcext:value-type="float">
            <text:p><text:s/>1,174 </text:p>
          </table:table-cell>
          <table:table-cell table:style-name="ce9" table:formula="of:=+[.$B$8]*[.FJ27]/12" office:value-type="float" office:value="1176.59923660869" calcext:value-type="float">
            <text:p><text:s/>1,177 </text:p>
          </table:table-cell>
          <table:table-cell table:style-name="ce9" table:formula="of:=+[.$B$8]*[.FK27]/12" office:value-type="float" office:value="1179.54073470022" calcext:value-type="float">
            <text:p><text:s/>1,180 </text:p>
          </table:table-cell>
          <table:table-cell table:style-name="ce9" table:formula="of:=+[.$B$8]*[.FL27]/12" office:value-type="float" office:value="1182.48958653697" calcext:value-type="float">
            <text:p><text:s/>1,182 </text:p>
          </table:table-cell>
          <table:table-cell table:style-name="ce9" table:formula="of:=+[.$B$8]*[.FM27]/12" office:value-type="float" office:value="1185.44581050331" calcext:value-type="float">
            <text:p><text:s/>1,185 </text:p>
          </table:table-cell>
          <table:table-cell table:style-name="ce9" table:formula="of:=+[.$B$8]*[.FN27]/12" office:value-type="float" office:value="1188.40942502957" calcext:value-type="float">
            <text:p><text:s/>1,188 </text:p>
          </table:table-cell>
          <table:table-cell table:style-name="ce9" table:formula="of:=+[.$B$8]*[.FO27]/12" office:value-type="float" office:value="1191.38044859214" calcext:value-type="float">
            <text:p><text:s/>1,191 </text:p>
          </table:table-cell>
          <table:table-cell table:style-name="ce9" table:formula="of:=+[.$B$8]*[.FP27]/12" office:value-type="float" office:value="1194.35889971362" calcext:value-type="float">
            <text:p><text:s/>1,194 </text:p>
          </table:table-cell>
          <table:table-cell table:style-name="ce9" table:formula="of:=+[.$B$8]*[.FQ27]/12" office:value-type="float" office:value="1197.3447969629" calcext:value-type="float">
            <text:p><text:s/>1,197 </text:p>
          </table:table-cell>
          <table:table-cell table:style-name="ce9" table:formula="of:=+[.$B$8]*[.FR27]/12" office:value-type="float" office:value="1200.33815895531" calcext:value-type="float">
            <text:p><text:s/>1,200 </text:p>
          </table:table-cell>
          <table:table-cell table:style-name="ce9" table:formula="of:=+[.$B$8]*[.FS27]/12" office:value-type="float" office:value="1203.3390043527" calcext:value-type="float">
            <text:p><text:s/>1,203 </text:p>
          </table:table-cell>
          <table:table-cell table:style-name="ce9" table:formula="of:=+[.$B$8]*[.FT27]/12" office:value-type="float" office:value="1206.34735186358" calcext:value-type="float">
            <text:p><text:s/>1,206 </text:p>
          </table:table-cell>
          <table:table-cell table:style-name="ce9" table:formula="of:=+[.$B$8]*[.FU27]/12" office:value-type="float" office:value="1209.36322024324" calcext:value-type="float">
            <text:p><text:s/>1,209 </text:p>
          </table:table-cell>
          <table:table-cell table:style-name="ce9" table:formula="of:=+[.$B$8]*[.FV27]/12" office:value-type="float" office:value="1212.38662829385" calcext:value-type="float">
            <text:p><text:s/>1,212 </text:p>
          </table:table-cell>
          <table:table-cell table:style-name="ce9" table:formula="of:=+[.$B$8]*[.FW27]/12" office:value-type="float" office:value="1215.41759486458" calcext:value-type="float">
            <text:p><text:s/>1,215 </text:p>
          </table:table-cell>
          <table:table-cell table:style-name="ce9" table:formula="of:=+[.$B$8]*[.FX27]/12" office:value-type="float" office:value="1218.45613885174" calcext:value-type="float">
            <text:p><text:s/>1,218 </text:p>
          </table:table-cell>
          <table:table-cell table:style-name="ce9" table:formula="of:=+[.$B$8]*[.FY27]/12" office:value-type="float" office:value="1221.50227919887" calcext:value-type="float">
            <text:p><text:s/>1,222 </text:p>
          </table:table-cell>
          <table:table-cell table:style-name="ce9" table:formula="of:=+[.$B$8]*[.FZ27]/12" office:value-type="float" office:value="1224.55603489687" calcext:value-type="float">
            <text:p><text:s/>1,225 </text:p>
          </table:table-cell>
          <table:table-cell table:style-name="ce9" table:formula="of:=+[.$B$8]*[.GA27]/12" office:value-type="float" office:value="1227.61742498411" calcext:value-type="float">
            <text:p><text:s/>1,228 </text:p>
          </table:table-cell>
          <table:table-cell table:style-name="ce9" table:formula="of:=+[.$B$8]*[.GB27]/12" office:value-type="float" office:value="1230.68646854657" calcext:value-type="float">
            <text:p><text:s/>1,231 </text:p>
          </table:table-cell>
          <table:table-cell table:style-name="ce9" table:formula="of:=+[.$B$8]*[.GC27]/12" office:value-type="float" office:value="1233.76318471794" calcext:value-type="float">
            <text:p><text:s/>1,234 </text:p>
          </table:table-cell>
          <table:table-cell table:style-name="ce9" table:formula="of:=+[.$B$8]*[.GD27]/12" office:value-type="float" office:value="1236.84759267973" calcext:value-type="float">
            <text:p><text:s/>1,237 </text:p>
          </table:table-cell>
          <table:table-cell table:style-name="ce9" table:formula="of:=+[.$B$8]*[.GE27]/12" office:value-type="float" office:value="1239.93971166143" calcext:value-type="float">
            <text:p><text:s/>1,240 </text:p>
          </table:table-cell>
          <table:table-cell table:style-name="ce9" table:formula="of:=+[.$B$8]*[.GF27]/12" office:value-type="float" office:value="1243.03956094059" calcext:value-type="float">
            <text:p><text:s/>1,243 </text:p>
          </table:table-cell>
          <table:table-cell table:style-name="ce9" table:formula="of:=+[.$B$8]*[.GG27]/12" office:value-type="float" office:value="1246.14715984294" calcext:value-type="float">
            <text:p><text:s/>1,246 </text:p>
          </table:table-cell>
          <table:table-cell table:style-name="ce9" table:formula="of:=+[.$B$8]*[.GH27]/12" office:value-type="float" office:value="1249.26252774255" calcext:value-type="float">
            <text:p><text:s/>1,249 </text:p>
          </table:table-cell>
          <table:table-cell table:style-name="ce9" table:formula="of:=+[.$B$8]*[.GI27]/12" office:value-type="float" office:value="1252.3856840619" calcext:value-type="float">
            <text:p><text:s/>1,252 </text:p>
          </table:table-cell>
          <table:table-cell table:style-name="ce9" table:formula="of:=+[.$B$8]*[.GJ27]/12" office:value-type="float" office:value="1255.51664827206" calcext:value-type="float">
            <text:p><text:s/>1,256 </text:p>
          </table:table-cell>
          <table:table-cell table:style-name="ce9" table:formula="of:=+[.$B$8]*[.GK27]/12" office:value-type="float" office:value="1258.65543989274" calcext:value-type="float">
            <text:p><text:s/>1,259 </text:p>
          </table:table-cell>
          <table:table-cell table:style-name="ce9" table:formula="of:=+[.$B$8]*[.GL27]/12" office:value-type="float" office:value="1261.80207849247" calcext:value-type="float">
            <text:p><text:s/>1,262 </text:p>
          </table:table-cell>
          <table:table-cell table:style-name="ce9" table:formula="of:=+[.$B$8]*[.GM27]/12" office:value-type="float" office:value="1264.9565836887" calcext:value-type="float">
            <text:p><text:s/>1,265 </text:p>
          </table:table-cell>
          <table:table-cell table:style-name="ce9" table:formula="of:=+[.$B$8]*[.GN27]/12" office:value-type="float" office:value="1268.11897514792" calcext:value-type="float">
            <text:p><text:s/>1,268 </text:p>
          </table:table-cell>
          <table:table-cell table:style-name="ce9" table:formula="of:=+[.$B$8]*[.GO27]/12" office:value-type="float" office:value="1271.28927258579" calcext:value-type="float">
            <text:p><text:s/>1,271 </text:p>
          </table:table-cell>
          <table:table-cell table:style-name="ce9" table:formula="of:=+[.$B$8]*[.GP27]/12" office:value-type="float" office:value="1274.46749576725" calcext:value-type="float">
            <text:p><text:s/>1,274 </text:p>
          </table:table-cell>
          <table:table-cell table:style-name="ce9" table:formula="of:=+[.$B$8]*[.GQ27]/12" office:value-type="float" office:value="1277.65366450667" calcext:value-type="float">
            <text:p><text:s/>1,278 </text:p>
          </table:table-cell>
          <table:table-cell table:style-name="ce9" table:formula="of:=+[.$B$8]*[.GR27]/12" office:value-type="float" office:value="1280.84779866794" calcext:value-type="float">
            <text:p><text:s/>1,281 </text:p>
          </table:table-cell>
          <table:table-cell table:style-name="ce9" table:formula="of:=+[.$B$8]*[.GS27]/12" office:value-type="float" office:value="1284.04991816461" calcext:value-type="float">
            <text:p><text:s/>1,284 </text:p>
          </table:table-cell>
          <table:table-cell table:style-name="ce9" table:formula="of:=+[.$B$8]*[.GT27]/12" office:value-type="float" office:value="1287.26004296002" calcext:value-type="float">
            <text:p><text:s/>1,287 </text:p>
          </table:table-cell>
          <table:table-cell table:style-name="ce9" table:formula="of:=+[.$B$8]*[.GU27]/12" office:value-type="float" office:value="1290.47819306742" calcext:value-type="float">
            <text:p><text:s/>1,290 </text:p>
          </table:table-cell>
          <table:table-cell table:style-name="ce9" table:formula="of:=+[.$B$8]*[.GV27]/12" office:value-type="float" office:value="1293.70438855009" calcext:value-type="float">
            <text:p><text:s/>1,294 </text:p>
          </table:table-cell>
          <table:table-cell table:style-name="ce9" table:formula="of:=+[.$B$8]*[.GW27]/12" office:value-type="float" office:value="1296.93864952146" calcext:value-type="float">
            <text:p><text:s/>1,297 </text:p>
          </table:table-cell>
          <table:table-cell table:style-name="ce9" table:formula="of:=+[.$B$8]*[.GX27]/12" office:value-type="float" office:value="1300.18099614527" calcext:value-type="float">
            <text:p><text:s/>1,300 </text:p>
          </table:table-cell>
          <table:table-cell table:style-name="ce9" table:formula="of:=+[.$B$8]*[.GY27]/12" office:value-type="float" office:value="1303.43144863563" calcext:value-type="float">
            <text:p><text:s/>1,303 </text:p>
          </table:table-cell>
          <table:table-cell table:style-name="ce9" table:formula="of:=+[.$B$8]*[.GZ27]/12" office:value-type="float" office:value="1306.69002725722" calcext:value-type="float">
            <text:p><text:s/>1,307 </text:p>
          </table:table-cell>
          <table:table-cell table:style-name="ce9" table:formula="of:=+[.$B$8]*[.HA27]/12" office:value-type="float" office:value="1309.95675232536" calcext:value-type="float">
            <text:p><text:s/>1,310 </text:p>
          </table:table-cell>
          <table:table-cell table:style-name="ce9" table:formula="of:=+[.$B$8]*[.HB27]/12" office:value-type="float" office:value="1313.23164420618" calcext:value-type="float">
            <text:p><text:s/>1,313 </text:p>
          </table:table-cell>
          <table:table-cell table:style-name="ce9" table:formula="of:=+[.$B$8]*[.HC27]/12" office:value-type="float" office:value="1316.51472331669" calcext:value-type="float">
            <text:p><text:s/>1,317 </text:p>
          </table:table-cell>
          <table:table-cell table:style-name="ce9" table:formula="of:=+[.$B$8]*[.HD27]/12" office:value-type="float" office:value="1319.80601012498" calcext:value-type="float">
            <text:p><text:s/>1,320 </text:p>
          </table:table-cell>
          <table:table-cell table:style-name="ce9" table:formula="of:=+[.$B$8]*[.HE27]/12" office:value-type="float" office:value="1323.1055251503" calcext:value-type="float">
            <text:p><text:s/>1,323 </text:p>
          </table:table-cell>
          <table:table-cell table:style-name="ce9" table:formula="of:=+[.$B$8]*[.HF27]/12" office:value-type="float" office:value="1326.41328896317" calcext:value-type="float">
            <text:p><text:s/>1,326 </text:p>
          </table:table-cell>
          <table:table-cell table:style-name="ce9" table:formula="of:=+[.$B$8]*[.HG27]/12" office:value-type="float" office:value="1329.72932218558" calcext:value-type="float">
            <text:p><text:s/>1,330 </text:p>
          </table:table-cell>
          <table:table-cell table:style-name="ce9" table:formula="of:=+[.$B$8]*[.HH27]/12" office:value-type="float" office:value="1333.05364549104" calcext:value-type="float">
            <text:p><text:s/>1,333 </text:p>
          </table:table-cell>
          <table:table-cell table:style-name="ce9" table:formula="of:=+[.$B$8]*[.HI27]/12" office:value-type="float" office:value="1336.38627960477" calcext:value-type="float">
            <text:p><text:s/>1,336 </text:p>
          </table:table-cell>
          <table:table-cell table:style-name="ce9" table:formula="of:=+[.$B$8]*[.HJ27]/12" office:value-type="float" office:value="1339.72724530378" calcext:value-type="float">
            <text:p><text:s/>1,340 </text:p>
          </table:table-cell>
          <table:table-cell table:style-name="ce9" table:formula="of:=+[.$B$8]*[.HK27]/12" office:value-type="float" office:value="1343.07656341704" calcext:value-type="float">
            <text:p><text:s/>1,343 </text:p>
          </table:table-cell>
          <table:table-cell table:style-name="ce9" table:formula="of:=+[.$B$8]*[.HL27]/12" office:value-type="float" office:value="1346.43425482559" calcext:value-type="float">
            <text:p><text:s/>1,346 </text:p>
          </table:table-cell>
          <table:table-cell table:style-name="ce9" table:formula="of:=+[.$B$8]*[.HM27]/12" office:value-type="float" office:value="1349.80034046265" calcext:value-type="float">
            <text:p><text:s/>1,350 </text:p>
          </table:table-cell>
          <table:table-cell table:style-name="ce9" table:formula="of:=+[.$B$8]*[.HN27]/12" office:value-type="float" office:value="1353.17484131381" calcext:value-type="float">
            <text:p><text:s/>1,353 </text:p>
          </table:table-cell>
          <table:table-cell table:style-name="ce9" table:formula="of:=+[.$B$8]*[.HO27]/12" office:value-type="float" office:value="1356.55777841709" calcext:value-type="float">
            <text:p><text:s/>1,357 </text:p>
          </table:table-cell>
          <table:table-cell table:style-name="ce9" table:formula="of:=+[.$B$8]*[.HP27]/12" office:value-type="float" office:value="1359.94917286313" calcext:value-type="float">
            <text:p><text:s/>1,360 </text:p>
          </table:table-cell>
          <table:table-cell table:style-name="ce9" table:formula="of:=+[.$B$8]*[.HQ27]/12" office:value-type="float" office:value="1363.34904579529" calcext:value-type="float">
            <text:p><text:s/>1,363 </text:p>
          </table:table-cell>
          <table:table-cell table:style-name="ce9" table:formula="of:=+[.$B$8]*[.HR27]/12" office:value-type="float" office:value="1366.75741840978" calcext:value-type="float">
            <text:p><text:s/>1,367 </text:p>
          </table:table-cell>
          <table:table-cell table:style-name="ce9" table:formula="of:=+[.$B$8]*[.HS27]/12" office:value-type="float" office:value="1370.1743119558" calcext:value-type="float">
            <text:p><text:s/>1,370 </text:p>
          </table:table-cell>
          <table:table-cell table:style-name="ce9" table:formula="of:=+[.$B$8]*[.HT27]/12" office:value-type="float" office:value="1373.59974773569" calcext:value-type="float">
            <text:p><text:s/>1,374 </text:p>
          </table:table-cell>
          <table:table-cell table:style-name="ce9" table:formula="of:=+[.$B$8]*[.HU27]/12" office:value-type="float" office:value="1377.03374710503" calcext:value-type="float">
            <text:p><text:s/>1,377 </text:p>
          </table:table-cell>
          <table:table-cell table:style-name="ce9" table:formula="of:=+[.$B$8]*[.HV27]/12" office:value-type="float" office:value="1380.47633147279" calcext:value-type="float">
            <text:p><text:s/>1,380 </text:p>
          </table:table-cell>
          <table:table-cell table:style-name="ce9" table:formula="of:=+[.$B$8]*[.HW27]/12" office:value-type="float" office:value="1383.92752230148" calcext:value-type="float">
            <text:p><text:s/>1,384 </text:p>
          </table:table-cell>
          <table:table-cell table:style-name="ce9" table:formula="of:=+[.$B$8]*[.HX27]/12" office:value-type="float" office:value="1387.38734110723" calcext:value-type="float">
            <text:p><text:s/>1,387 </text:p>
          </table:table-cell>
          <table:table-cell table:style-name="ce9" table:formula="of:=+[.$B$8]*[.HY27]/12" office:value-type="float" office:value="1390.85580946" calcext:value-type="float">
            <text:p><text:s/>1,391 </text:p>
          </table:table-cell>
          <table:table-cell table:style-name="ce9" table:formula="of:=+[.$B$8]*[.HZ27]/12" office:value-type="float" office:value="1394.33294898365" calcext:value-type="float">
            <text:p><text:s/>1,394 </text:p>
          </table:table-cell>
          <table:table-cell table:style-name="ce9" table:formula="of:=+[.$B$8]*[.IA27]/12" office:value-type="float" office:value="1397.81878135611" calcext:value-type="float">
            <text:p><text:s/>1,398 </text:p>
          </table:table-cell>
          <table:table-cell table:style-name="ce9" table:formula="of:=+[.$B$8]*[.IB27]/12" office:value-type="float" office:value="1401.3133283095" calcext:value-type="float">
            <text:p><text:s/>1,401 </text:p>
          </table:table-cell>
          <table:table-cell table:style-name="ce9" table:formula="of:=+[.$B$8]*[.IC27]/12" office:value-type="float" office:value="1404.81661163027" calcext:value-type="float">
            <text:p><text:s/>1,405 </text:p>
          </table:table-cell>
          <table:table-cell table:style-name="ce9" table:formula="of:=+[.$B$8]*[.ID27]/12" office:value-type="float" office:value="1408.32865315935" calcext:value-type="float">
            <text:p><text:s/>1,408 </text:p>
          </table:table-cell>
          <table:table-cell table:style-name="ce9" table:formula="of:=+[.$B$8]*[.IE27]/12" office:value-type="float" office:value="1411.84947479224" calcext:value-type="float">
            <text:p><text:s/>1,412 </text:p>
          </table:table-cell>
          <table:table-cell table:style-name="ce9" table:formula="of:=+[.$B$8]*[.IF27]/12" office:value-type="float" office:value="1415.37909847922" calcext:value-type="float">
            <text:p><text:s/>1,415 </text:p>
          </table:table-cell>
          <table:table-cell table:style-name="ce9" table:formula="of:=+[.$B$8]*[.IG27]/12" office:value-type="float" office:value="1418.91754622542" calcext:value-type="float">
            <text:p><text:s/>1,419 </text:p>
          </table:table-cell>
          <table:table-cell table:style-name="ce9" table:formula="of:=+[.$B$8]*[.IH27]/12" office:value-type="float" office:value="1422.46484009099" calcext:value-type="float">
            <text:p><text:s/>1,422 </text:p>
          </table:table-cell>
          <table:table-cell table:style-name="ce9" table:formula="of:=+[.$B$8]*[.II27]/12" office:value-type="float" office:value="1426.02100219121" calcext:value-type="float">
            <text:p><text:s/>1,426 </text:p>
          </table:table-cell>
          <table:table-cell table:style-name="ce9" table:formula="of:=+[.$B$8]*[.IJ27]/12" office:value-type="float" office:value="1429.58605469669" calcext:value-type="float">
            <text:p><text:s/>1,430 </text:p>
          </table:table-cell>
          <table:table-cell table:style-name="ce9" table:formula="of:=+[.$B$8]*[.IK27]/12" office:value-type="float" office:value="1433.16001983343" calcext:value-type="float">
            <text:p><text:s/>1,433 </text:p>
          </table:table-cell>
          <table:table-cell table:style-name="ce9" table:formula="of:=+[.$B$8]*[.IL27]/12" office:value-type="float" office:value="1436.74291988302" calcext:value-type="float">
            <text:p><text:s/>1,437 </text:p>
          </table:table-cell>
          <table:table-cell table:style-name="ce9" table:formula="of:=+[.$B$8]*[.IM27]/12" office:value-type="float" office:value="1440.33477718272" calcext:value-type="float">
            <text:p><text:s/>1,440 </text:p>
          </table:table-cell>
          <table:table-cell table:style-name="ce9" table:formula="of:=+[.$B$8]*[.IN27]/12" office:value-type="float" office:value="1443.93561412568" calcext:value-type="float">
            <text:p><text:s/>1,444 </text:p>
          </table:table-cell>
          <table:table-cell table:style-name="ce9" table:formula="of:=+[.$B$8]*[.IO27]/12" office:value-type="float" office:value="1447.545453161" calcext:value-type="float">
            <text:p><text:s/>1,448 </text:p>
          </table:table-cell>
          <table:table-cell table:style-name="ce9" table:formula="of:=+[.$B$8]*[.IP27]/12" office:value-type="float" office:value="1451.1643167939" calcext:value-type="float">
            <text:p><text:s/>1,451 </text:p>
          </table:table-cell>
          <table:table-cell table:style-name="ce9" table:formula="of:=+[.$B$8]*[.IQ27]/12" office:value-type="float" office:value="1454.79222758588" calcext:value-type="float">
            <text:p><text:s/>1,455 </text:p>
          </table:table-cell>
          <table:table-cell table:style-name="ce9" table:formula="of:=+[.$B$8]*[.IR27]/12" office:value-type="float" office:value="1458.42920815485" calcext:value-type="float">
            <text:p><text:s/>1,458 </text:p>
          </table:table-cell>
          <table:table-cell table:style-name="ce9" table:formula="of:=+[.$B$8]*[.IS27]/12" office:value-type="float" office:value="1462.07528117523" calcext:value-type="float">
            <text:p><text:s/>1,462 </text:p>
          </table:table-cell>
          <table:table-cell table:style-name="ce9" table:formula="of:=+[.$B$8]*[.IT27]/12" office:value-type="float" office:value="1465.73046937817" calcext:value-type="float">
            <text:p><text:s/>1,466 </text:p>
          </table:table-cell>
          <table:table-cell table:style-name="ce9" table:formula="of:=+[.$B$8]*[.IU27]/12" office:value-type="float" office:value="1469.39479555162" calcext:value-type="float">
            <text:p><text:s/>1,469 </text:p>
          </table:table-cell>
          <table:table-cell table:style-name="ce9" table:number-columns-repeated="768"/>
        </table:table-row>
        <table:table-row table:style-name="ro1">
          <table:table-cell office:value-type="string" calcext:value-type="string">
            <text:p>Income tax savings from interest deduction</text:p>
          </table:table-cell>
          <table:table-cell table:style-name="ce9"/>
          <table:table-cell table:style-name="ce9" table:formula="of:=+([.C31]+[.C38])*[.$B$13]" office:value-type="float" office:value="1134.375" calcext:value-type="float">
            <text:p><text:s/>1,134 </text:p>
          </table:table-cell>
          <table:table-cell table:style-name="ce9" table:formula="of:=+([.D31]+[.D38])*[.$B$13]" office:value-type="float" office:value="1134.09714144106" calcext:value-type="float">
            <text:p><text:s/>1,134 </text:p>
          </table:table-cell>
          <table:table-cell table:style-name="ce9" table:formula="of:=+([.E31]+[.E38])*[.$B$13]" office:value-type="float" office:value="1133.81642874559" calcext:value-type="float">
            <text:p><text:s/>1,134 </text:p>
          </table:table-cell>
          <table:table-cell table:style-name="ce9" table:formula="of:=+([.F31]+[.F38])*[.$B$13]" office:value-type="float" office:value="1133.53284398077" calcext:value-type="float">
            <text:p><text:s/>1,134 </text:p>
          </table:table-cell>
          <table:table-cell table:style-name="ce9" table:formula="of:=+([.G31]+[.G38])*[.$B$13]" office:value-type="float" office:value="1133.246369115" calcext:value-type="float">
            <text:p><text:s/>1,133 </text:p>
          </table:table-cell>
          <table:table-cell table:style-name="ce9" table:formula="of:=+([.H31]+[.H38])*[.$B$13]" office:value-type="float" office:value="1132.95698601734" calcext:value-type="float">
            <text:p><text:s/>1,133 </text:p>
          </table:table-cell>
          <table:table-cell table:style-name="ce9" table:formula="of:=+([.I31]+[.I38])*[.$B$13]" office:value-type="float" office:value="1132.66467645698" calcext:value-type="float">
            <text:p><text:s/>1,133 </text:p>
          </table:table-cell>
          <table:table-cell table:style-name="ce9" table:formula="of:=+([.J31]+[.J38])*[.$B$13]" office:value-type="float" office:value="1132.36942210274" calcext:value-type="float">
            <text:p><text:s/>1,132 </text:p>
          </table:table-cell>
          <table:table-cell table:style-name="ce9" table:formula="of:=+([.K31]+[.K38])*[.$B$13]" office:value-type="float" office:value="1132.07120452254" calcext:value-type="float">
            <text:p><text:s/>1,132 </text:p>
          </table:table-cell>
          <table:table-cell table:style-name="ce9" table:formula="of:=+([.L31]+[.L38])*[.$B$13]" office:value-type="float" office:value="1131.77000518285" calcext:value-type="float">
            <text:p><text:s/>1,132 </text:p>
          </table:table-cell>
          <table:table-cell table:style-name="ce9" table:formula="of:=+([.M31]+[.M38])*[.$B$13]" office:value-type="float" office:value="1131.46580544821" calcext:value-type="float">
            <text:p><text:s/>1,131 </text:p>
          </table:table-cell>
          <table:table-cell table:style-name="ce9" table:formula="of:=+([.N31]+[.N38])*[.$B$13]" office:value-type="float" office:value="1131.15858658064" calcext:value-type="float">
            <text:p><text:s/>1,131 </text:p>
          </table:table-cell>
          <table:table-cell table:style-name="ce9" table:formula="of:=+([.O31]+[.O38])*[.$B$13]" office:value-type="float" office:value="1130.84832973914" calcext:value-type="float">
            <text:p><text:s/>1,131 </text:p>
          </table:table-cell>
          <table:table-cell table:style-name="ce9" table:formula="of:=+([.P31]+[.P38])*[.$B$13]" office:value-type="float" office:value="1130.53501597915" calcext:value-type="float">
            <text:p><text:s/>1,131 </text:p>
          </table:table-cell>
          <table:table-cell table:style-name="ce9" table:formula="of:=+([.Q31]+[.Q38])*[.$B$13]" office:value-type="float" office:value="1130.21862625198" calcext:value-type="float">
            <text:p><text:s/>1,130 </text:p>
          </table:table-cell>
          <table:table-cell table:style-name="ce9" table:formula="of:=+([.R31]+[.R38])*[.$B$13]" office:value-type="float" office:value="1129.89914140431" calcext:value-type="float">
            <text:p><text:s/>1,130 </text:p>
          </table:table-cell>
          <table:table-cell table:style-name="ce9" table:formula="of:=+([.S31]+[.S38])*[.$B$13]" office:value-type="float" office:value="1129.57654217759" calcext:value-type="float">
            <text:p><text:s/>1,130 </text:p>
          </table:table-cell>
          <table:table-cell table:style-name="ce9" table:formula="of:=+([.T31]+[.T38])*[.$B$13]" office:value-type="float" office:value="1129.25080920756" calcext:value-type="float">
            <text:p><text:s/>1,129 </text:p>
          </table:table-cell>
          <table:table-cell table:style-name="ce9" table:formula="of:=+([.U31]+[.U38])*[.$B$13]" office:value-type="float" office:value="1128.92192302362" calcext:value-type="float">
            <text:p><text:s/>1,129 </text:p>
          </table:table-cell>
          <table:table-cell table:style-name="ce9" table:formula="of:=+([.V31]+[.V38])*[.$B$13]" office:value-type="float" office:value="1128.58986404834" calcext:value-type="float">
            <text:p><text:s/>1,129 </text:p>
          </table:table-cell>
          <table:table-cell table:style-name="ce9" table:formula="of:=+([.W31]+[.W38])*[.$B$13]" office:value-type="float" office:value="1128.25461259685" calcext:value-type="float">
            <text:p><text:s/>1,128 </text:p>
          </table:table-cell>
          <table:table-cell table:style-name="ce9" table:formula="of:=+([.X31]+[.X38])*[.$B$13]" office:value-type="float" office:value="1127.91614887632" calcext:value-type="float">
            <text:p><text:s/>1,128 </text:p>
          </table:table-cell>
          <table:table-cell table:style-name="ce9" table:formula="of:=+([.Y31]+[.Y38])*[.$B$13]" office:value-type="float" office:value="1127.57445298537" calcext:value-type="float">
            <text:p><text:s/>1,128 </text:p>
          </table:table-cell>
          <table:table-cell table:style-name="ce9" table:formula="of:=+([.Z31]+[.Z38])*[.$B$13]" office:value-type="float" office:value="1127.22950491353" calcext:value-type="float">
            <text:p><text:s/>1,127 </text:p>
          </table:table-cell>
          <table:table-cell table:style-name="ce9" table:formula="of:=+([.AA31]+[.AA38])*[.$B$13]" office:value-type="float" office:value="1126.88128454064" calcext:value-type="float">
            <text:p><text:s/>1,127 </text:p>
          </table:table-cell>
          <table:table-cell table:style-name="ce9" table:formula="of:=+([.AB31]+[.AB38])*[.$B$13]" office:value-type="float" office:value="1126.52977163629" calcext:value-type="float">
            <text:p><text:s/>1,127 </text:p>
          </table:table-cell>
          <table:table-cell table:style-name="ce9" table:formula="of:=+([.AC31]+[.AC38])*[.$B$13]" office:value-type="float" office:value="1126.17494585924" calcext:value-type="float">
            <text:p><text:s/>1,126 </text:p>
          </table:table-cell>
          <table:table-cell table:style-name="ce9" table:formula="of:=+([.AD31]+[.AD38])*[.$B$13]" office:value-type="float" office:value="1125.81678675687" calcext:value-type="float">
            <text:p><text:s/>1,126 </text:p>
          </table:table-cell>
          <table:table-cell table:style-name="ce9" table:formula="of:=+([.AE31]+[.AE38])*[.$B$13]" office:value-type="float" office:value="1125.45527376455" calcext:value-type="float">
            <text:p><text:s/>1,125 </text:p>
          </table:table-cell>
          <table:table-cell table:style-name="ce9" table:formula="of:=+([.AF31]+[.AF38])*[.$B$13]" office:value-type="float" office:value="1125.09038620511" calcext:value-type="float">
            <text:p><text:s/>1,125 </text:p>
          </table:table-cell>
          <table:table-cell table:style-name="ce9" table:formula="of:=+([.AG31]+[.AG38])*[.$B$13]" office:value-type="float" office:value="1124.72210328819" calcext:value-type="float">
            <text:p><text:s/>1,125 </text:p>
          </table:table-cell>
          <table:table-cell table:style-name="ce9" table:formula="of:=+([.AH31]+[.AH38])*[.$B$13]" office:value-type="float" office:value="1124.35040410972" calcext:value-type="float">
            <text:p><text:s/>1,124 </text:p>
          </table:table-cell>
          <table:table-cell table:style-name="ce9" table:formula="of:=+([.AI31]+[.AI38])*[.$B$13]" office:value-type="float" office:value="1123.97526765126" calcext:value-type="float">
            <text:p><text:s/>1,124 </text:p>
          </table:table-cell>
          <table:table-cell table:style-name="ce9" table:formula="of:=+([.AJ31]+[.AJ38])*[.$B$13]" office:value-type="float" office:value="1123.59667277946" calcext:value-type="float">
            <text:p><text:s/>1,124 </text:p>
          </table:table-cell>
          <table:table-cell table:style-name="ce9" table:formula="of:=+([.AK31]+[.AK38])*[.$B$13]" office:value-type="float" office:value="1123.21459824543" calcext:value-type="float">
            <text:p><text:s/>1,123 </text:p>
          </table:table-cell>
          <table:table-cell table:style-name="ce9" table:formula="of:=+([.AL31]+[.AL38])*[.$B$13]" office:value-type="float" office:value="1122.82902268413" calcext:value-type="float">
            <text:p><text:s/>1,123 </text:p>
          </table:table-cell>
          <table:table-cell table:style-name="ce9" table:formula="of:=+([.AM31]+[.AM38])*[.$B$13]" office:value-type="float" office:value="1122.43992461378" calcext:value-type="float">
            <text:p><text:s/>1,122 </text:p>
          </table:table-cell>
          <table:table-cell table:style-name="ce9" table:formula="of:=+([.AN31]+[.AN38])*[.$B$13]" office:value-type="float" office:value="1122.04728243528" calcext:value-type="float">
            <text:p><text:s/>1,122 </text:p>
          </table:table-cell>
          <table:table-cell table:style-name="ce9" table:formula="of:=+([.AO31]+[.AO38])*[.$B$13]" office:value-type="float" office:value="1121.65107443152" calcext:value-type="float">
            <text:p><text:s/>1,122 </text:p>
          </table:table-cell>
          <table:table-cell table:style-name="ce9" table:formula="of:=+([.AP31]+[.AP38])*[.$B$13]" office:value-type="float" office:value="1121.25127876685" calcext:value-type="float">
            <text:p><text:s/>1,121 </text:p>
          </table:table-cell>
          <table:table-cell table:style-name="ce9" table:formula="of:=+([.AQ31]+[.AQ38])*[.$B$13]" office:value-type="float" office:value="1120.84787348642" calcext:value-type="float">
            <text:p><text:s/>1,121 </text:p>
          </table:table-cell>
          <table:table-cell table:style-name="ce9" table:formula="of:=+([.AR31]+[.AR38])*[.$B$13]" office:value-type="float" office:value="1120.44083651554" calcext:value-type="float">
            <text:p><text:s/>1,120 </text:p>
          </table:table-cell>
          <table:table-cell table:style-name="ce9" table:formula="of:=+([.AS31]+[.AS38])*[.$B$13]" office:value-type="float" office:value="1120.03014565912" calcext:value-type="float">
            <text:p><text:s/>1,120 </text:p>
          </table:table-cell>
          <table:table-cell table:style-name="ce9" table:formula="of:=+([.AT31]+[.AT38])*[.$B$13]" office:value-type="float" office:value="1119.61577860095" calcext:value-type="float">
            <text:p><text:s/>1,120 </text:p>
          </table:table-cell>
          <table:table-cell table:style-name="ce9" table:formula="of:=+([.AU31]+[.AU38])*[.$B$13]" office:value-type="float" office:value="1119.19771290318" calcext:value-type="float">
            <text:p><text:s/>1,119 </text:p>
          </table:table-cell>
          <table:table-cell table:style-name="ce9" table:formula="of:=+([.AV31]+[.AV38])*[.$B$13]" office:value-type="float" office:value="1118.7759260056" calcext:value-type="float">
            <text:p><text:s/>1,119 </text:p>
          </table:table-cell>
          <table:table-cell table:style-name="ce9" table:formula="of:=+([.AW31]+[.AW38])*[.$B$13]" office:value-type="float" office:value="1118.35039522501" calcext:value-type="float">
            <text:p><text:s/>1,118 </text:p>
          </table:table-cell>
          <table:table-cell table:style-name="ce9" table:formula="of:=+([.AX31]+[.AX38])*[.$B$13]" office:value-type="float" office:value="1117.92109775464" calcext:value-type="float">
            <text:p><text:s/>1,118 </text:p>
          </table:table-cell>
          <table:table-cell table:style-name="ce9" table:formula="of:=+([.AY31]+[.AY38])*[.$B$13]" office:value-type="float" office:value="1117.48801066346" calcext:value-type="float">
            <text:p><text:s/>1,117 </text:p>
          </table:table-cell>
          <table:table-cell table:style-name="ce9" table:formula="of:=+([.AZ31]+[.AZ38])*[.$B$13]" office:value-type="float" office:value="1117.05111089551" calcext:value-type="float">
            <text:p><text:s/>1,117 </text:p>
          </table:table-cell>
          <table:table-cell table:style-name="ce9" table:formula="of:=+([.BA31]+[.BA38])*[.$B$13]" office:value-type="float" office:value="1116.61037526932" calcext:value-type="float">
            <text:p><text:s/>1,117 </text:p>
          </table:table-cell>
          <table:table-cell table:style-name="ce9" table:formula="of:=+([.BB31]+[.BB38])*[.$B$13]" office:value-type="float" office:value="1116.16578047719" calcext:value-type="float">
            <text:p><text:s/>1,116 </text:p>
          </table:table-cell>
          <table:table-cell table:style-name="ce9" table:formula="of:=+([.BC31]+[.BC38])*[.$B$13]" office:value-type="float" office:value="1115.71730308458" calcext:value-type="float">
            <text:p><text:s/>1,116 </text:p>
          </table:table-cell>
          <table:table-cell table:style-name="ce9" table:formula="of:=+([.BD31]+[.BD38])*[.$B$13]" office:value-type="float" office:value="1115.26491952942" calcext:value-type="float">
            <text:p><text:s/>1,115 </text:p>
          </table:table-cell>
          <table:table-cell table:style-name="ce9" table:formula="of:=+([.BE31]+[.BE38])*[.$B$13]" office:value-type="float" office:value="1114.80860612145" calcext:value-type="float">
            <text:p><text:s/>1,115 </text:p>
          </table:table-cell>
          <table:table-cell table:style-name="ce9" table:formula="of:=+([.BF31]+[.BF38])*[.$B$13]" office:value-type="float" office:value="1114.34833904157" calcext:value-type="float">
            <text:p><text:s/>1,114 </text:p>
          </table:table-cell>
          <table:table-cell table:style-name="ce9" table:formula="of:=+([.BG31]+[.BG38])*[.$B$13]" office:value-type="float" office:value="1113.88409434117" calcext:value-type="float">
            <text:p><text:s/>1,114 </text:p>
          </table:table-cell>
          <table:table-cell table:style-name="ce9" table:formula="of:=+([.BH31]+[.BH38])*[.$B$13]" office:value-type="float" office:value="1113.41584794142" calcext:value-type="float">
            <text:p><text:s/>1,113 </text:p>
          </table:table-cell>
          <table:table-cell table:style-name="ce9" table:formula="of:=+([.BI31]+[.BI38])*[.$B$13]" office:value-type="float" office:value="1112.94357563264" calcext:value-type="float">
            <text:p><text:s/>1,113 </text:p>
          </table:table-cell>
          <table:table-cell table:style-name="ce9" table:formula="of:=+([.BJ31]+[.BJ38])*[.$B$13]" office:value-type="float" office:value="1112.46725307359" calcext:value-type="float">
            <text:p><text:s/>1,112 </text:p>
          </table:table-cell>
          <table:table-cell table:style-name="ce9" table:formula="of:=+([.BK31]+[.BK38])*[.$B$13]" office:value-type="float" office:value="1111.98685579081" calcext:value-type="float">
            <text:p><text:s/>1,112 </text:p>
          </table:table-cell>
          <table:table-cell table:style-name="ce9" table:formula="of:=+([.BL31]+[.BL38])*[.$B$13]" office:value-type="float" office:value="1111.50235917788" calcext:value-type="float">
            <text:p><text:s/>1,112 </text:p>
          </table:table-cell>
          <table:table-cell table:style-name="ce9" table:formula="of:=+([.BM31]+[.BM38])*[.$B$13]" office:value-type="float" office:value="1111.01373849481" calcext:value-type="float">
            <text:p><text:s/>1,111 </text:p>
          </table:table-cell>
          <table:table-cell table:style-name="ce9" table:formula="of:=+([.BN31]+[.BN38])*[.$B$13]" office:value-type="float" office:value="1110.52096886728" calcext:value-type="float">
            <text:p><text:s/>1,111 </text:p>
          </table:table-cell>
          <table:table-cell table:style-name="ce9" table:formula="of:=+([.BO31]+[.BO38])*[.$B$13]" office:value-type="float" office:value="1110.02402528595" calcext:value-type="float">
            <text:p><text:s/>1,110 </text:p>
          </table:table-cell>
          <table:table-cell table:style-name="ce9" table:formula="of:=+([.BP31]+[.BP38])*[.$B$13]" office:value-type="float" office:value="1109.5228826058" calcext:value-type="float">
            <text:p><text:s/>1,110 </text:p>
          </table:table-cell>
          <table:table-cell table:style-name="ce9" table:formula="of:=+([.BQ31]+[.BQ38])*[.$B$13]" office:value-type="float" office:value="1109.01751554538" calcext:value-type="float">
            <text:p><text:s/>1,109 </text:p>
          </table:table-cell>
          <table:table-cell table:style-name="ce9" table:formula="of:=+([.BR31]+[.BR38])*[.$B$13]" office:value-type="float" office:value="1108.50789868612" calcext:value-type="float">
            <text:p><text:s/>1,109 </text:p>
          </table:table-cell>
          <table:table-cell table:style-name="ce9" table:formula="of:=+([.BS31]+[.BS38])*[.$B$13]" office:value-type="float" office:value="1107.99400647162" calcext:value-type="float">
            <text:p><text:s/>1,108 </text:p>
          </table:table-cell>
          <table:table-cell table:style-name="ce9" table:formula="of:=+([.BT31]+[.BT38])*[.$B$13]" office:value-type="float" office:value="1107.47581320693" calcext:value-type="float">
            <text:p><text:s/>1,107 </text:p>
          </table:table-cell>
          <table:table-cell table:style-name="ce9" table:formula="of:=+([.BU31]+[.BU38])*[.$B$13]" office:value-type="float" office:value="1106.95329305782" calcext:value-type="float">
            <text:p><text:s/>1,107 </text:p>
          </table:table-cell>
          <table:table-cell table:style-name="ce9" table:formula="of:=+([.BV31]+[.BV38])*[.$B$13]" office:value-type="float" office:value="1106.42642005007" calcext:value-type="float">
            <text:p><text:s/>1,106 </text:p>
          </table:table-cell>
          <table:table-cell table:style-name="ce9" table:formula="of:=+([.BW31]+[.BW38])*[.$B$13]" office:value-type="float" office:value="1105.89516806874" calcext:value-type="float">
            <text:p><text:s/>1,106 </text:p>
          </table:table-cell>
          <table:table-cell table:style-name="ce9" table:formula="of:=+([.BX31]+[.BX38])*[.$B$13]" office:value-type="float" office:value="1105.35951085746" calcext:value-type="float">
            <text:p><text:s/>1,105 </text:p>
          </table:table-cell>
          <table:table-cell table:style-name="ce9" table:formula="of:=+([.BY31]+[.BY38])*[.$B$13]" office:value-type="float" office:value="1104.81942201763" calcext:value-type="float">
            <text:p><text:s/>1,105 </text:p>
          </table:table-cell>
          <table:table-cell table:style-name="ce9" table:formula="of:=+([.BZ31]+[.BZ38])*[.$B$13]" office:value-type="float" office:value="1104.27487500777" calcext:value-type="float">
            <text:p><text:s/>1,104 </text:p>
          </table:table-cell>
          <table:table-cell table:style-name="ce9" table:formula="of:=+([.CA31]+[.CA38])*[.$B$13]" office:value-type="float" office:value="1103.72584314271" calcext:value-type="float">
            <text:p><text:s/>1,104 </text:p>
          </table:table-cell>
          <table:table-cell table:style-name="ce9" table:formula="of:=+([.CB31]+[.CB38])*[.$B$13]" office:value-type="float" office:value="1103.17229959286" calcext:value-type="float">
            <text:p><text:s/>1,103 </text:p>
          </table:table-cell>
          <table:table-cell table:style-name="ce9" table:formula="of:=+([.CC31]+[.CC38])*[.$B$13]" office:value-type="float" office:value="1102.61421738351" calcext:value-type="float">
            <text:p><text:s/>1,103 </text:p>
          </table:table-cell>
          <table:table-cell table:style-name="ce9" table:formula="of:=+([.CD31]+[.CD38])*[.$B$13]" office:value-type="float" office:value="1102.05156939398" calcext:value-type="float">
            <text:p><text:s/>1,102 </text:p>
          </table:table-cell>
          <table:table-cell table:style-name="ce9" table:formula="of:=+([.CE31]+[.CE38])*[.$B$13]" office:value-type="float" office:value="1101.48432835696" calcext:value-type="float">
            <text:p><text:s/>1,101 </text:p>
          </table:table-cell>
          <table:table-cell table:style-name="ce9" table:formula="of:=+([.CF31]+[.CF38])*[.$B$13]" office:value-type="float" office:value="1100.9124668577" calcext:value-type="float">
            <text:p><text:s/>1,101 </text:p>
          </table:table-cell>
          <table:table-cell table:style-name="ce9" table:formula="of:=+([.CG31]+[.CG38])*[.$B$13]" office:value-type="float" office:value="1100.33595733323" calcext:value-type="float">
            <text:p><text:s/>1,100 </text:p>
          </table:table-cell>
          <table:table-cell table:style-name="ce9" table:formula="of:=+([.CH31]+[.CH38])*[.$B$13]" office:value-type="float" office:value="1099.75477207164" calcext:value-type="float">
            <text:p><text:s/>1,100 </text:p>
          </table:table-cell>
          <table:table-cell table:style-name="ce9" table:formula="of:=+([.CI31]+[.CI38])*[.$B$13]" office:value-type="float" office:value="1099.16888321127" calcext:value-type="float">
            <text:p><text:s/>1,099 </text:p>
          </table:table-cell>
          <table:table-cell table:style-name="ce9" table:formula="of:=+([.CJ31]+[.CJ38])*[.$B$13]" office:value-type="float" office:value="1098.57826273995" calcext:value-type="float">
            <text:p><text:s/>1,099 </text:p>
          </table:table-cell>
          <table:table-cell table:style-name="ce9" table:formula="of:=+([.CK31]+[.CK38])*[.$B$13]" office:value-type="float" office:value="1097.9828824942" calcext:value-type="float">
            <text:p><text:s/>1,098 </text:p>
          </table:table-cell>
          <table:table-cell table:style-name="ce9" table:formula="of:=+([.CL31]+[.CL38])*[.$B$13]" office:value-type="float" office:value="1097.38271415846" calcext:value-type="float">
            <text:p><text:s/>1,097 </text:p>
          </table:table-cell>
          <table:table-cell table:style-name="ce9" table:formula="of:=+([.CM31]+[.CM38])*[.$B$13]" office:value-type="float" office:value="1096.77772926433" calcext:value-type="float">
            <text:p><text:s/>1,097 </text:p>
          </table:table-cell>
          <table:table-cell table:style-name="ce9" table:formula="of:=+([.CN31]+[.CN38])*[.$B$13]" office:value-type="float" office:value="1096.16789918971" calcext:value-type="float">
            <text:p><text:s/>1,096 </text:p>
          </table:table-cell>
          <table:table-cell table:style-name="ce9" table:formula="of:=+([.CO31]+[.CO38])*[.$B$13]" office:value-type="float" office:value="1095.55319515806" calcext:value-type="float">
            <text:p><text:s/>1,096 </text:p>
          </table:table-cell>
          <table:table-cell table:style-name="ce9" table:formula="of:=+([.CP31]+[.CP38])*[.$B$13]" office:value-type="float" office:value="1094.93358823758" calcext:value-type="float">
            <text:p><text:s/>1,095 </text:p>
          </table:table-cell>
          <table:table-cell table:style-name="ce9" table:formula="of:=+([.CQ31]+[.CQ38])*[.$B$13]" office:value-type="float" office:value="1094.3090493404" calcext:value-type="float">
            <text:p><text:s/>1,094 </text:p>
          </table:table-cell>
          <table:table-cell table:style-name="ce9" table:formula="of:=+([.CR31]+[.CR38])*[.$B$13]" office:value-type="float" office:value="1093.67954922179" calcext:value-type="float">
            <text:p><text:s/>1,094 </text:p>
          </table:table-cell>
          <table:table-cell table:style-name="ce9" table:formula="of:=+([.CS31]+[.CS38])*[.$B$13]" office:value-type="float" office:value="1093.04505847933" calcext:value-type="float">
            <text:p><text:s/>1,093 </text:p>
          </table:table-cell>
          <table:table-cell table:style-name="ce9" table:formula="of:=+([.CT31]+[.CT38])*[.$B$13]" office:value-type="float" office:value="1092.40554755207" calcext:value-type="float">
            <text:p><text:s/>1,092 </text:p>
          </table:table-cell>
          <table:table-cell table:style-name="ce9" table:formula="of:=+([.CU31]+[.CU38])*[.$B$13]" office:value-type="float" office:value="1091.76098671978" calcext:value-type="float">
            <text:p><text:s/>1,092 </text:p>
          </table:table-cell>
          <table:table-cell table:style-name="ce9" table:formula="of:=+([.CV31]+[.CV38])*[.$B$13]" office:value-type="float" office:value="1091.11134610205" calcext:value-type="float">
            <text:p><text:s/>1,091 </text:p>
          </table:table-cell>
          <table:table-cell table:style-name="ce9" table:formula="of:=+([.CW31]+[.CW38])*[.$B$13]" office:value-type="float" office:value="1090.4565956575" calcext:value-type="float">
            <text:p><text:s/>1,090 </text:p>
          </table:table-cell>
          <table:table-cell table:style-name="ce9" table:formula="of:=+([.CX31]+[.CX38])*[.$B$13]" office:value-type="float" office:value="1089.79670518293" calcext:value-type="float">
            <text:p><text:s/>1,090 </text:p>
          </table:table-cell>
          <table:table-cell table:style-name="ce9" table:formula="of:=+([.CY31]+[.CY38])*[.$B$13]" office:value-type="float" office:value="1089.13164431251" calcext:value-type="float">
            <text:p><text:s/>1,089 </text:p>
          </table:table-cell>
          <table:table-cell table:style-name="ce9" table:formula="of:=+([.CZ31]+[.CZ38])*[.$B$13]" office:value-type="float" office:value="1088.46138251689" calcext:value-type="float">
            <text:p><text:s/>1,088 </text:p>
          </table:table-cell>
          <table:table-cell table:style-name="ce9" table:formula="of:=+([.DA31]+[.DA38])*[.$B$13]" office:value-type="float" office:value="1087.7858891024" calcext:value-type="float">
            <text:p><text:s/>1,088 </text:p>
          </table:table-cell>
          <table:table-cell table:style-name="ce9" table:formula="of:=+([.DB31]+[.DB38])*[.$B$13]" office:value-type="float" office:value="1087.10513321016" calcext:value-type="float">
            <text:p><text:s/>1,087 </text:p>
          </table:table-cell>
          <table:table-cell table:style-name="ce9" table:formula="of:=+([.DC31]+[.DC38])*[.$B$13]" office:value-type="float" office:value="1086.41908381527" calcext:value-type="float">
            <text:p><text:s/>1,086 </text:p>
          </table:table-cell>
          <table:table-cell table:style-name="ce9" table:formula="of:=+([.DD31]+[.DD38])*[.$B$13]" office:value-type="float" office:value="1085.7277097259" calcext:value-type="float">
            <text:p><text:s/>1,086 </text:p>
          </table:table-cell>
          <table:table-cell table:style-name="ce9" table:formula="of:=+([.DE31]+[.DE38])*[.$B$13]" office:value-type="float" office:value="1085.03097958246" calcext:value-type="float">
            <text:p><text:s/>1,085 </text:p>
          </table:table-cell>
          <table:table-cell table:style-name="ce9" table:formula="of:=+([.DF31]+[.DF38])*[.$B$13]" office:value-type="float" office:value="1084.32886185671" calcext:value-type="float">
            <text:p><text:s/>1,084 </text:p>
          </table:table-cell>
          <table:table-cell table:style-name="ce9" table:formula="of:=+([.DG31]+[.DG38])*[.$B$13]" office:value-type="float" office:value="1083.62132485093" calcext:value-type="float">
            <text:p><text:s/>1,084 </text:p>
          </table:table-cell>
          <table:table-cell table:style-name="ce9" table:formula="of:=+([.DH31]+[.DH38])*[.$B$13]" office:value-type="float" office:value="1082.90833669698" calcext:value-type="float">
            <text:p><text:s/>1,083 </text:p>
          </table:table-cell>
          <table:table-cell table:style-name="ce9" table:formula="of:=+([.DI31]+[.DI38])*[.$B$13]" office:value-type="float" office:value="1082.18986535546" calcext:value-type="float">
            <text:p><text:s/>1,082 </text:p>
          </table:table-cell>
          <table:table-cell table:style-name="ce9" table:formula="of:=+([.DJ31]+[.DJ38])*[.$B$13]" office:value-type="float" office:value="1081.46587861481" calcext:value-type="float">
            <text:p><text:s/>1,081 </text:p>
          </table:table-cell>
          <table:table-cell table:style-name="ce9" table:formula="of:=+([.DK31]+[.DK38])*[.$B$13]" office:value-type="float" office:value="1080.73634409045" calcext:value-type="float">
            <text:p><text:s/>1,081 </text:p>
          </table:table-cell>
          <table:table-cell table:style-name="ce9" table:formula="of:=+([.DL31]+[.DL38])*[.$B$13]" office:value-type="float" office:value="1080.00122922381" calcext:value-type="float">
            <text:p><text:s/>1,080 </text:p>
          </table:table-cell>
          <table:table-cell table:style-name="ce9" table:formula="of:=+([.DM31]+[.DM38])*[.$B$13]" office:value-type="float" office:value="1079.26050128152" calcext:value-type="float">
            <text:p><text:s/>1,079 </text:p>
          </table:table-cell>
          <table:table-cell table:style-name="ce9" table:formula="of:=+([.DN31]+[.DN38])*[.$B$13]" office:value-type="float" office:value="1078.51412735445" calcext:value-type="float">
            <text:p><text:s/>1,079 </text:p>
          </table:table-cell>
          <table:table-cell table:style-name="ce9" table:formula="of:=+([.DO31]+[.DO38])*[.$B$13]" office:value-type="float" office:value="1077.7620743568" calcext:value-type="float">
            <text:p><text:s/>1,078 </text:p>
          </table:table-cell>
          <table:table-cell table:style-name="ce9" table:formula="of:=+([.DP31]+[.DP38])*[.$B$13]" office:value-type="float" office:value="1077.00430902523" calcext:value-type="float">
            <text:p><text:s/>1,077 </text:p>
          </table:table-cell>
          <table:table-cell table:style-name="ce9" table:formula="of:=+([.DQ31]+[.DQ38])*[.$B$13]" office:value-type="float" office:value="1076.24079791789" calcext:value-type="float">
            <text:p><text:s/>1,076 </text:p>
          </table:table-cell>
          <table:table-cell table:style-name="ce9" table:formula="of:=+([.DR31]+[.DR38])*[.$B$13]" office:value-type="float" office:value="1075.47150741352" calcext:value-type="float">
            <text:p><text:s/>1,075 </text:p>
          </table:table-cell>
          <table:table-cell table:style-name="ce9" table:formula="of:=+([.DS31]+[.DS38])*[.$B$13]" office:value-type="float" office:value="1074.69640371055" calcext:value-type="float">
            <text:p><text:s/>1,075 </text:p>
          </table:table-cell>
          <table:table-cell table:style-name="ce9" table:formula="of:=+([.DT31]+[.DT38])*[.$B$13]" office:value-type="float" office:value="1073.91545282611" calcext:value-type="float">
            <text:p><text:s/>1,074 </text:p>
          </table:table-cell>
          <table:table-cell table:style-name="ce9" table:formula="of:=+([.DU31]+[.DU38])*[.$B$13]" office:value-type="float" office:value="1073.12862059514" calcext:value-type="float">
            <text:p><text:s/>1,073 </text:p>
          </table:table-cell>
          <table:table-cell table:style-name="ce9" table:formula="of:=+([.DV31]+[.DV38])*[.$B$13]" office:value-type="float" office:value="1072.33587266942" calcext:value-type="float">
            <text:p><text:s/>1,072 </text:p>
          </table:table-cell>
          <table:table-cell table:style-name="ce9" table:formula="of:=+([.DW31]+[.DW38])*[.$B$13]" office:value-type="float" office:value="1071.53717451665" calcext:value-type="float">
            <text:p><text:s/>1,072 </text:p>
          </table:table-cell>
          <table:table-cell table:style-name="ce9" table:formula="of:=+([.DX31]+[.DX38])*[.$B$13]" office:value-type="float" office:value="1070.73249141948" calcext:value-type="float">
            <text:p><text:s/>1,071 </text:p>
          </table:table-cell>
          <table:table-cell table:style-name="ce9" table:formula="of:=+([.DY31]+[.DY38])*[.$B$13]" office:value-type="float" office:value="1069.92178847454" calcext:value-type="float">
            <text:p><text:s/>1,070 </text:p>
          </table:table-cell>
          <table:table-cell table:style-name="ce9" table:formula="of:=+([.DZ31]+[.DZ38])*[.$B$13]" office:value-type="float" office:value="1069.10503059151" calcext:value-type="float">
            <text:p><text:s/>1,069 </text:p>
          </table:table-cell>
          <table:table-cell table:style-name="ce9" table:formula="of:=+([.EA31]+[.EA38])*[.$B$13]" office:value-type="float" office:value="1068.28218249216" calcext:value-type="float">
            <text:p><text:s/>1,068 </text:p>
          </table:table-cell>
          <table:table-cell table:style-name="ce9" table:formula="of:=+([.EB31]+[.EB38])*[.$B$13]" office:value-type="float" office:value="1067.45320870933" calcext:value-type="float">
            <text:p><text:s/>1,067 </text:p>
          </table:table-cell>
          <table:table-cell table:style-name="ce9" table:formula="of:=+([.EC31]+[.EC38])*[.$B$13]" office:value-type="float" office:value="1066.61807358599" calcext:value-type="float">
            <text:p><text:s/>1,067 </text:p>
          </table:table-cell>
          <table:table-cell table:style-name="ce9" table:formula="of:=+([.ED31]+[.ED38])*[.$B$13]" office:value-type="float" office:value="1065.77674127426" calcext:value-type="float">
            <text:p><text:s/>1,066 </text:p>
          </table:table-cell>
          <table:table-cell table:style-name="ce9" table:formula="of:=+([.EE31]+[.EE38])*[.$B$13]" office:value-type="float" office:value="1064.92917573443" calcext:value-type="float">
            <text:p><text:s/>1,065 </text:p>
          </table:table-cell>
          <table:table-cell table:style-name="ce9" table:formula="of:=+([.EF31]+[.EF38])*[.$B$13]" office:value-type="float" office:value="1064.07534073392" calcext:value-type="float">
            <text:p><text:s/>1,064 </text:p>
          </table:table-cell>
          <table:table-cell table:style-name="ce9" table:formula="of:=+([.EG31]+[.EG38])*[.$B$13]" office:value-type="float" office:value="1063.21519984637" calcext:value-type="float">
            <text:p><text:s/>1,063 </text:p>
          </table:table-cell>
          <table:table-cell table:style-name="ce9" table:formula="of:=+([.EH31]+[.EH38])*[.$B$13]" office:value-type="float" office:value="1062.34871645054" calcext:value-type="float">
            <text:p><text:s/>1,062 </text:p>
          </table:table-cell>
          <table:table-cell table:style-name="ce9" table:formula="of:=+([.EI31]+[.EI38])*[.$B$13]" office:value-type="float" office:value="1061.4758537294" calcext:value-type="float">
            <text:p><text:s/>1,061 </text:p>
          </table:table-cell>
          <table:table-cell table:style-name="ce9" table:formula="of:=+([.EJ31]+[.EJ38])*[.$B$13]" office:value-type="float" office:value="1060.59657466904" calcext:value-type="float">
            <text:p><text:s/>1,061 </text:p>
          </table:table-cell>
          <table:table-cell table:style-name="ce9" table:formula="of:=+([.EK31]+[.EK38])*[.$B$13]" office:value-type="float" office:value="1059.7108420577" calcext:value-type="float">
            <text:p><text:s/>1,060 </text:p>
          </table:table-cell>
          <table:table-cell table:style-name="ce9" table:formula="of:=+([.EL31]+[.EL38])*[.$B$13]" office:value-type="float" office:value="1058.81861848474" calcext:value-type="float">
            <text:p><text:s/>1,059 </text:p>
          </table:table-cell>
          <table:table-cell table:style-name="ce9" table:formula="of:=+([.EM31]+[.EM38])*[.$B$13]" office:value-type="float" office:value="1057.9198663396" calcext:value-type="float">
            <text:p><text:s/>1,058 </text:p>
          </table:table-cell>
          <table:table-cell table:style-name="ce9" table:formula="of:=+([.EN31]+[.EN38])*[.$B$13]" office:value-type="float" office:value="1057.0145478108" calcext:value-type="float">
            <text:p><text:s/>1,057 </text:p>
          </table:table-cell>
          <table:table-cell table:style-name="ce9" table:formula="of:=+([.EO31]+[.EO38])*[.$B$13]" office:value-type="float" office:value="1056.10262488484" calcext:value-type="float">
            <text:p><text:s/>1,056 </text:p>
          </table:table-cell>
          <table:table-cell table:style-name="ce9" table:formula="of:=+([.EP31]+[.EP38])*[.$B$13]" office:value-type="float" office:value="1055.18405934524" calcext:value-type="float">
            <text:p><text:s/>1,055 </text:p>
          </table:table-cell>
          <table:table-cell table:style-name="ce9" table:formula="of:=+([.EQ31]+[.EQ38])*[.$B$13]" office:value-type="float" office:value="1054.25881277143" calcext:value-type="float">
            <text:p><text:s/>1,054 </text:p>
          </table:table-cell>
          <table:table-cell table:style-name="ce9" table:formula="of:=+([.ER31]+[.ER38])*[.$B$13]" office:value-type="float" office:value="1053.32684653772" calcext:value-type="float">
            <text:p><text:s/>1,053 </text:p>
          </table:table-cell>
          <table:table-cell table:style-name="ce9" table:formula="of:=+([.ES31]+[.ES38])*[.$B$13]" office:value-type="float" office:value="1052.38812181225" calcext:value-type="float">
            <text:p><text:s/>1,052 </text:p>
          </table:table-cell>
          <table:table-cell table:style-name="ce9" table:formula="of:=+([.ET31]+[.ET38])*[.$B$13]" office:value-type="float" office:value="1051.4425995559" calcext:value-type="float">
            <text:p><text:s/>1,051 </text:p>
          </table:table-cell>
          <table:table-cell table:style-name="ce9" table:formula="of:=+([.EU31]+[.EU38])*[.$B$13]" office:value-type="float" office:value="1050.49024052125" calcext:value-type="float">
            <text:p><text:s/>1,050 </text:p>
          </table:table-cell>
          <table:table-cell table:style-name="ce9" table:formula="of:=+([.EV31]+[.EV38])*[.$B$13]" office:value-type="float" office:value="1049.5310052515" calcext:value-type="float">
            <text:p><text:s/>1,050 </text:p>
          </table:table-cell>
          <table:table-cell table:style-name="ce9" table:formula="of:=+([.EW31]+[.EW38])*[.$B$13]" office:value-type="float" office:value="1048.56485407936" calcext:value-type="float">
            <text:p><text:s/>1,049 </text:p>
          </table:table-cell>
          <table:table-cell table:style-name="ce9" table:formula="of:=+([.EX31]+[.EX38])*[.$B$13]" office:value-type="float" office:value="1047.59174712601" calcext:value-type="float">
            <text:p><text:s/>1,048 </text:p>
          </table:table-cell>
          <table:table-cell table:style-name="ce9" table:formula="of:=+([.EY31]+[.EY38])*[.$B$13]" office:value-type="float" office:value="1046.61164429999" calcext:value-type="float">
            <text:p><text:s/>1,047 </text:p>
          </table:table-cell>
          <table:table-cell table:style-name="ce9" table:formula="of:=+([.EZ31]+[.EZ38])*[.$B$13]" office:value-type="float" office:value="1045.62450529608" calcext:value-type="float">
            <text:p><text:s/>1,046 </text:p>
          </table:table-cell>
          <table:table-cell table:style-name="ce9" table:formula="of:=+([.FA31]+[.FA38])*[.$B$13]" office:value-type="float" office:value="1044.63028959423" calcext:value-type="float">
            <text:p><text:s/>1,045 </text:p>
          </table:table-cell>
          <table:table-cell table:style-name="ce9" table:formula="of:=+([.FB31]+[.FB38])*[.$B$13]" office:value-type="float" office:value="1043.62895645845" calcext:value-type="float">
            <text:p><text:s/>1,044 </text:p>
          </table:table-cell>
          <table:table-cell table:style-name="ce9" table:formula="of:=+([.FC31]+[.FC38])*[.$B$13]" office:value-type="float" office:value="1042.62046493568" calcext:value-type="float">
            <text:p><text:s/>1,043 </text:p>
          </table:table-cell>
          <table:table-cell table:style-name="ce9" table:formula="of:=+([.FD31]+[.FD38])*[.$B$13]" office:value-type="float" office:value="1041.60477385468" calcext:value-type="float">
            <text:p><text:s/>1,042 </text:p>
          </table:table-cell>
          <table:table-cell table:style-name="ce9" table:formula="of:=+([.FE31]+[.FE38])*[.$B$13]" office:value-type="float" office:value="1040.58184182491" calcext:value-type="float">
            <text:p><text:s/>1,041 </text:p>
          </table:table-cell>
          <table:table-cell table:style-name="ce9" table:formula="of:=+([.FF31]+[.FF38])*[.$B$13]" office:value-type="float" office:value="1039.55162723539" calcext:value-type="float">
            <text:p><text:s/>1,040 </text:p>
          </table:table-cell>
          <table:table-cell table:style-name="ce9" table:formula="of:=+([.FG31]+[.FG38])*[.$B$13]" office:value-type="float" office:value="1038.51408825357" calcext:value-type="float">
            <text:p><text:s/>1,039 </text:p>
          </table:table-cell>
          <table:table-cell table:style-name="ce9" table:formula="of:=+([.FH31]+[.FH38])*[.$B$13]" office:value-type="float" office:value="1037.46918282419" calcext:value-type="float">
            <text:p><text:s/>1,037 </text:p>
          </table:table-cell>
          <table:table-cell table:style-name="ce9" table:formula="of:=+([.FI31]+[.FI38])*[.$B$13]" office:value-type="float" office:value="1036.41686866814" calcext:value-type="float">
            <text:p><text:s/>1,036 </text:p>
          </table:table-cell>
          <table:table-cell table:style-name="ce9" table:formula="of:=+([.FJ31]+[.FJ38])*[.$B$13]" office:value-type="float" office:value="1035.35710328128" calcext:value-type="float">
            <text:p><text:s/>1,035 </text:p>
          </table:table-cell>
          <table:table-cell table:style-name="ce9" table:formula="of:=+([.FK31]+[.FK38])*[.$B$13]" office:value-type="float" office:value="1034.28984393331" calcext:value-type="float">
            <text:p><text:s/>1,034 </text:p>
          </table:table-cell>
          <table:table-cell table:style-name="ce9" table:formula="of:=+([.FL31]+[.FL38])*[.$B$13]" office:value-type="float" office:value="1033.21504766659" calcext:value-type="float">
            <text:p><text:s/>1,033 </text:p>
          </table:table-cell>
          <table:table-cell table:style-name="ce9" table:formula="of:=+([.FM31]+[.FM38])*[.$B$13]" office:value-type="float" office:value="1032.13267129496" calcext:value-type="float">
            <text:p><text:s/>1,032 </text:p>
          </table:table-cell>
          <table:table-cell table:style-name="ce9" table:formula="of:=+([.FN31]+[.FN38])*[.$B$13]" office:value-type="float" office:value="1031.0426714026" calcext:value-type="float">
            <text:p><text:s/>1,031 </text:p>
          </table:table-cell>
          <table:table-cell table:style-name="ce9" table:formula="of:=+([.FO31]+[.FO38])*[.$B$13]" office:value-type="float" office:value="1029.9450043428" calcext:value-type="float">
            <text:p><text:s/>1,030 </text:p>
          </table:table-cell>
          <table:table-cell table:style-name="ce9" table:formula="of:=+([.FP31]+[.FP38])*[.$B$13]" office:value-type="float" office:value="1028.8396262368" calcext:value-type="float">
            <text:p><text:s/>1,029 </text:p>
          </table:table-cell>
          <table:table-cell table:style-name="ce9" table:formula="of:=+([.FQ31]+[.FQ38])*[.$B$13]" office:value-type="float" office:value="1027.72649297261" calcext:value-type="float">
            <text:p><text:s/>1,028 </text:p>
          </table:table-cell>
          <table:table-cell table:style-name="ce9" table:formula="of:=+([.FR31]+[.FR38])*[.$B$13]" office:value-type="float" office:value="1026.60556020375" calcext:value-type="float">
            <text:p><text:s/>1,027 </text:p>
          </table:table-cell>
          <table:table-cell table:style-name="ce9" table:formula="of:=+([.FS31]+[.FS38])*[.$B$13]" office:value-type="float" office:value="1025.47678334811" calcext:value-type="float">
            <text:p><text:s/>1,025 </text:p>
          </table:table-cell>
          <table:table-cell table:style-name="ce9" table:formula="of:=+([.FT31]+[.FT38])*[.$B$13]" office:value-type="float" office:value="1024.3401175867" calcext:value-type="float">
            <text:p><text:s/>1,024 </text:p>
          </table:table-cell>
          <table:table-cell table:style-name="ce9" table:formula="of:=+([.FU31]+[.FU38])*[.$B$13]" office:value-type="float" office:value="1023.19551786243" calcext:value-type="float">
            <text:p><text:s/>1,023 </text:p>
          </table:table-cell>
          <table:table-cell table:style-name="ce9" table:formula="of:=+([.FV31]+[.FV38])*[.$B$13]" office:value-type="float" office:value="1022.04293887891" calcext:value-type="float">
            <text:p><text:s/>1,022 </text:p>
          </table:table-cell>
          <table:table-cell table:style-name="ce9" table:formula="of:=+([.FW31]+[.FW38])*[.$B$13]" office:value-type="float" office:value="1020.88233509919" calcext:value-type="float">
            <text:p><text:s/>1,021 </text:p>
          </table:table-cell>
          <table:table-cell table:style-name="ce9" table:formula="of:=+([.FX31]+[.FX38])*[.$B$13]" office:value-type="float" office:value="1019.71366074453" calcext:value-type="float">
            <text:p><text:s/>1,020 </text:p>
          </table:table-cell>
          <table:table-cell table:style-name="ce9" table:formula="of:=+([.FY31]+[.FY38])*[.$B$13]" office:value-type="float" office:value="1018.53686979317" calcext:value-type="float">
            <text:p><text:s/>1,019 </text:p>
          </table:table-cell>
          <table:table-cell table:style-name="ce9" table:formula="of:=+([.FZ31]+[.FZ38])*[.$B$13]" office:value-type="float" office:value="1017.35191597906" calcext:value-type="float">
            <text:p><text:s/>1,017 </text:p>
          </table:table-cell>
          <table:table-cell table:style-name="ce9" table:formula="of:=+([.GA31]+[.GA38])*[.$B$13]" office:value-type="float" office:value="1016.15875279062" calcext:value-type="float">
            <text:p><text:s/>1,016 </text:p>
          </table:table-cell>
          <table:table-cell table:style-name="ce9" table:formula="of:=+([.GB31]+[.GB38])*[.$B$13]" office:value-type="float" office:value="1014.95733346947" calcext:value-type="float">
            <text:p><text:s/>1,015 </text:p>
          </table:table-cell>
          <table:table-cell table:style-name="ce9" table:formula="of:=+([.GC31]+[.GC38])*[.$B$13]" office:value-type="float" office:value="1013.74761100914" calcext:value-type="float">
            <text:p><text:s/>1,014 </text:p>
          </table:table-cell>
          <table:table-cell table:style-name="ce9" table:formula="of:=+([.GD31]+[.GD38])*[.$B$13]" office:value-type="float" office:value="1012.52953815384" calcext:value-type="float">
            <text:p><text:s/>1,013 </text:p>
          </table:table-cell>
          <table:table-cell table:style-name="ce9" table:formula="of:=+([.GE31]+[.GE38])*[.$B$13]" office:value-type="float" office:value="1011.30306739714" calcext:value-type="float">
            <text:p><text:s/>1,011 </text:p>
          </table:table-cell>
          <table:table-cell table:style-name="ce9" table:formula="of:=+([.GF31]+[.GF38])*[.$B$13]" office:value-type="float" office:value="1010.06815098068" calcext:value-type="float">
            <text:p><text:s/>1,010 </text:p>
          </table:table-cell>
          <table:table-cell table:style-name="ce9" table:formula="of:=+([.GG31]+[.GG38])*[.$B$13]" office:value-type="float" office:value="1008.8247408929" calcext:value-type="float">
            <text:p><text:s/>1,009 </text:p>
          </table:table-cell>
          <table:table-cell table:style-name="ce9" table:formula="of:=+([.GH31]+[.GH38])*[.$B$13]" office:value-type="float" office:value="1007.57278886772" calcext:value-type="float">
            <text:p><text:s/>1,008 </text:p>
          </table:table-cell>
          <table:table-cell table:style-name="ce9" table:formula="of:=+([.GI31]+[.GI38])*[.$B$13]" office:value-type="float" office:value="1006.31224638325" calcext:value-type="float">
            <text:p><text:s/>1,006 </text:p>
          </table:table-cell>
          <table:table-cell table:style-name="ce9" table:formula="of:=+([.GJ31]+[.GJ38])*[.$B$13]" office:value-type="float" office:value="1005.04306466042" calcext:value-type="float">
            <text:p><text:s/>1,005 </text:p>
          </table:table-cell>
          <table:table-cell table:style-name="ce9" table:formula="of:=+([.GK31]+[.GK38])*[.$B$13]" office:value-type="float" office:value="1003.76519466174" calcext:value-type="float">
            <text:p><text:s/>1,004 </text:p>
          </table:table-cell>
          <table:table-cell table:style-name="ce9" table:formula="of:=+([.GL31]+[.GL38])*[.$B$13]" office:value-type="float" office:value="1002.47858708991" calcext:value-type="float">
            <text:p><text:s/>1,002 </text:p>
          </table:table-cell>
          <table:table-cell table:style-name="ce9" table:formula="of:=+([.GM31]+[.GM38])*[.$B$13]" office:value-type="float" office:value="1001.1831923865" calcext:value-type="float">
            <text:p><text:s/>1,001 </text:p>
          </table:table-cell>
          <table:table-cell table:style-name="ce9" table:formula="of:=+([.GN31]+[.GN38])*[.$B$13]" office:value-type="float" office:value="999.878960730632" calcext:value-type="float">
            <text:p><text:s/>1,000 </text:p>
          </table:table-cell>
          <table:table-cell table:style-name="ce9" table:formula="of:=+([.GO31]+[.GO38])*[.$B$13]" office:value-type="float" office:value="998.565842037583" calcext:value-type="float">
            <text:p><text:s/>999 </text:p>
          </table:table-cell>
          <table:table-cell table:style-name="ce9" table:formula="of:=+([.GP31]+[.GP38])*[.$B$13]" office:value-type="float" office:value="997.243785957475" calcext:value-type="float">
            <text:p><text:s/>997 </text:p>
          </table:table-cell>
          <table:table-cell table:style-name="ce9" table:formula="of:=+([.GQ31]+[.GQ38])*[.$B$13]" office:value-type="float" office:value="995.912741873888" calcext:value-type="float">
            <text:p><text:s/>996 </text:p>
          </table:table-cell>
          <table:table-cell table:style-name="ce9" table:formula="of:=+([.GR31]+[.GR38])*[.$B$13]" office:value-type="float" office:value="994.572658902497" calcext:value-type="float">
            <text:p><text:s/>995 </text:p>
          </table:table-cell>
          <table:table-cell table:style-name="ce9" table:formula="of:=+([.GS31]+[.GS38])*[.$B$13]" office:value-type="float" office:value="993.223485889694" calcext:value-type="float">
            <text:p><text:s/>993 </text:p>
          </table:table-cell>
          <table:table-cell table:style-name="ce9" table:formula="of:=+([.GT31]+[.GT38])*[.$B$13]" office:value-type="float" office:value="991.865171411206" calcext:value-type="float">
            <text:p><text:s/>992 </text:p>
          </table:table-cell>
          <table:table-cell table:style-name="ce9" table:formula="of:=+([.GU31]+[.GU38])*[.$B$13]" office:value-type="float" office:value="990.497663770704" calcext:value-type="float">
            <text:p><text:s/>990 </text:p>
          </table:table-cell>
          <table:table-cell table:style-name="ce9" table:formula="of:=+([.GV31]+[.GV38])*[.$B$13]" office:value-type="float" office:value="989.120910998402" calcext:value-type="float">
            <text:p><text:s/>989 </text:p>
          </table:table-cell>
          <table:table-cell table:style-name="ce9" table:formula="of:=+([.GW31]+[.GW38])*[.$B$13]" office:value-type="float" office:value="987.734860849658" calcext:value-type="float">
            <text:p><text:s/>988 </text:p>
          </table:table-cell>
          <table:table-cell table:style-name="ce9" table:formula="of:=+([.GX31]+[.GX38])*[.$B$13]" office:value-type="float" office:value="986.339460803559" calcext:value-type="float">
            <text:p><text:s/>986 </text:p>
          </table:table-cell>
          <table:table-cell table:style-name="ce9" table:formula="of:=+([.GY31]+[.GY38])*[.$B$13]" office:value-type="float" office:value="984.9346580615" calcext:value-type="float">
            <text:p><text:s/>985 </text:p>
          </table:table-cell>
          <table:table-cell table:style-name="ce9" table:formula="of:=+([.GZ31]+[.GZ38])*[.$B$13]" office:value-type="float" office:value="983.520399545764" calcext:value-type="float">
            <text:p><text:s/>984 </text:p>
          </table:table-cell>
          <table:table-cell table:style-name="ce9" table:formula="of:=+([.HA31]+[.HA38])*[.$B$13]" office:value-type="float" office:value="982.096631898081" calcext:value-type="float">
            <text:p><text:s/>982 </text:p>
          </table:table-cell>
          <table:table-cell table:style-name="ce9" table:formula="of:=+([.HB31]+[.HB38])*[.$B$13]" office:value-type="float" office:value="980.663301478193" calcext:value-type="float">
            <text:p><text:s/>981 </text:p>
          </table:table-cell>
          <table:table-cell table:style-name="ce9" table:formula="of:=+([.HC31]+[.HC38])*[.$B$13]" office:value-type="float" office:value="979.220354362404" calcext:value-type="float">
            <text:p><text:s/>979 </text:p>
          </table:table-cell>
          <table:table-cell table:style-name="ce9" table:formula="of:=+([.HD31]+[.HD38])*[.$B$13]" office:value-type="float" office:value="977.767736342127" calcext:value-type="float">
            <text:p><text:s/>978 </text:p>
          </table:table-cell>
          <table:table-cell table:style-name="ce9" table:formula="of:=+([.HE31]+[.HE38])*[.$B$13]" office:value-type="float" office:value="976.305392922415" calcext:value-type="float">
            <text:p><text:s/>976 </text:p>
          </table:table-cell>
          <table:table-cell table:style-name="ce9" table:formula="of:=+([.HF31]+[.HF38])*[.$B$13]" office:value-type="float" office:value="974.833269320498" calcext:value-type="float">
            <text:p><text:s/>975 </text:p>
          </table:table-cell>
          <table:table-cell table:style-name="ce9" table:formula="of:=+([.HG31]+[.HG38])*[.$B$13]" office:value-type="float" office:value="973.351310464302" calcext:value-type="float">
            <text:p><text:s/>973 </text:p>
          </table:table-cell>
          <table:table-cell table:style-name="ce9" table:formula="of:=+([.HH31]+[.HH38])*[.$B$13]" office:value-type="float" office:value="971.859460990966" calcext:value-type="float">
            <text:p><text:s/>972 </text:p>
          </table:table-cell>
          <table:table-cell table:style-name="ce9" table:formula="of:=+([.HI31]+[.HI38])*[.$B$13]" office:value-type="float" office:value="970.357665245346" calcext:value-type="float">
            <text:p><text:s/>970 </text:p>
          </table:table-cell>
          <table:table-cell table:style-name="ce9" table:formula="of:=+([.HJ31]+[.HJ38])*[.$B$13]" office:value-type="float" office:value="968.84586727852" calcext:value-type="float">
            <text:p><text:s/>969 </text:p>
          </table:table-cell>
          <table:table-cell table:style-name="ce9" table:formula="of:=+([.HK31]+[.HK38])*[.$B$13]" office:value-type="float" office:value="967.324010846274" calcext:value-type="float">
            <text:p><text:s/>967 </text:p>
          </table:table-cell>
          <table:table-cell table:style-name="ce9" table:formula="of:=+([.HL31]+[.HL38])*[.$B$13]" office:value-type="float" office:value="965.792039407592" calcext:value-type="float">
            <text:p><text:s/>966 </text:p>
          </table:table-cell>
          <table:table-cell table:style-name="ce9" table:formula="of:=+([.HM31]+[.HM38])*[.$B$13]" office:value-type="float" office:value="964.249896123132" calcext:value-type="float">
            <text:p><text:s/>964 </text:p>
          </table:table-cell>
          <table:table-cell table:style-name="ce9" table:formula="of:=+([.HN31]+[.HN38])*[.$B$13]" office:value-type="float" office:value="962.697523853693" calcext:value-type="float">
            <text:p><text:s/>963 </text:p>
          </table:table-cell>
          <table:table-cell table:style-name="ce9" table:formula="of:=+([.HO31]+[.HO38])*[.$B$13]" office:value-type="float" office:value="961.134865158679" calcext:value-type="float">
            <text:p><text:s/>961 </text:p>
          </table:table-cell>
          <table:table-cell table:style-name="ce9" table:formula="of:=+([.HP31]+[.HP38])*[.$B$13]" office:value-type="float" office:value="959.561862294552" calcext:value-type="float">
            <text:p><text:s/>960 </text:p>
          </table:table-cell>
          <table:table-cell table:style-name="ce9" table:formula="of:=+([.HQ31]+[.HQ38])*[.$B$13]" office:value-type="float" office:value="957.978457213277" calcext:value-type="float">
            <text:p><text:s/>958 </text:p>
          </table:table-cell>
          <table:table-cell table:style-name="ce9" table:formula="of:=+([.HR31]+[.HR38])*[.$B$13]" office:value-type="float" office:value="956.384591560761" calcext:value-type="float">
            <text:p><text:s/>956 </text:p>
          </table:table-cell>
          <table:table-cell table:style-name="ce9" table:formula="of:=+([.HS31]+[.HS38])*[.$B$13]" office:value-type="float" office:value="954.780206675283" calcext:value-type="float">
            <text:p><text:s/>955 </text:p>
          </table:table-cell>
          <table:table-cell table:style-name="ce9" table:formula="of:=+([.HT31]+[.HT38])*[.$B$13]" office:value-type="float" office:value="953.165243585917" calcext:value-type="float">
            <text:p><text:s/>953 </text:p>
          </table:table-cell>
          <table:table-cell table:style-name="ce9" table:formula="of:=+([.HU31]+[.HU38])*[.$B$13]" office:value-type="float" office:value="951.539643010944" calcext:value-type="float">
            <text:p><text:s/>952 </text:p>
          </table:table-cell>
          <table:table-cell table:style-name="ce9" table:formula="of:=+([.HV31]+[.HV38])*[.$B$13]" office:value-type="float" office:value="949.903345356262" calcext:value-type="float">
            <text:p><text:s/>950 </text:p>
          </table:table-cell>
          <table:table-cell table:style-name="ce9" table:formula="of:=+([.HW31]+[.HW38])*[.$B$13]" office:value-type="float" office:value="948.256290713779" calcext:value-type="float">
            <text:p><text:s/>948 </text:p>
          </table:table-cell>
          <table:table-cell table:style-name="ce9" table:formula="of:=+([.HX31]+[.HX38])*[.$B$13]" office:value-type="float" office:value="946.598418859808" calcext:value-type="float">
            <text:p><text:s/>947 </text:p>
          </table:table-cell>
          <table:table-cell table:style-name="ce9" table:formula="of:=+([.HY31]+[.HY38])*[.$B$13]" office:value-type="float" office:value="944.929669253446" calcext:value-type="float">
            <text:p><text:s/>945 </text:p>
          </table:table-cell>
          <table:table-cell table:style-name="ce9" table:formula="of:=+([.HZ31]+[.HZ38])*[.$B$13]" office:value-type="float" office:value="943.249981034948" calcext:value-type="float">
            <text:p><text:s/>943 </text:p>
          </table:table-cell>
          <table:table-cell table:style-name="ce9" table:formula="of:=+([.IA31]+[.IA38])*[.$B$13]" office:value-type="float" office:value="941.559293024092" calcext:value-type="float">
            <text:p><text:s/>942 </text:p>
          </table:table-cell>
          <table:table-cell table:style-name="ce9" table:formula="of:=+([.IB31]+[.IB38])*[.$B$13]" office:value-type="float" office:value="939.85754371854" calcext:value-type="float">
            <text:p><text:s/>940 </text:p>
          </table:table-cell>
          <table:table-cell table:style-name="ce9" table:formula="of:=+([.IC31]+[.IC38])*[.$B$13]" office:value-type="float" office:value="938.14467129218" calcext:value-type="float">
            <text:p><text:s/>938 </text:p>
          </table:table-cell>
          <table:table-cell table:style-name="ce9" table:formula="of:=+([.ID31]+[.ID38])*[.$B$13]" office:value-type="float" office:value="936.420613593474" calcext:value-type="float">
            <text:p><text:s/>936 </text:p>
          </table:table-cell>
          <table:table-cell table:style-name="ce9" table:formula="of:=+([.IE31]+[.IE38])*[.$B$13]" office:value-type="float" office:value="934.685308143783" calcext:value-type="float">
            <text:p><text:s/>935 </text:p>
          </table:table-cell>
          <table:table-cell table:style-name="ce9" table:formula="of:=+([.IF31]+[.IF38])*[.$B$13]" office:value-type="float" office:value="932.938692135697" calcext:value-type="float">
            <text:p><text:s/>933 </text:p>
          </table:table-cell>
          <table:table-cell table:style-name="ce9" table:formula="of:=+([.IG31]+[.IG38])*[.$B$13]" office:value-type="float" office:value="931.180702431346" calcext:value-type="float">
            <text:p><text:s/>931 </text:p>
          </table:table-cell>
          <table:table-cell table:style-name="ce9" table:formula="of:=+([.IH31]+[.IH38])*[.$B$13]" office:value-type="float" office:value="929.411275560708" calcext:value-type="float">
            <text:p><text:s/>929 </text:p>
          </table:table-cell>
          <table:table-cell table:style-name="ce9" table:formula="of:=+([.II31]+[.II38])*[.$B$13]" office:value-type="float" office:value="927.630347719908" calcext:value-type="float">
            <text:p><text:s/>928 </text:p>
          </table:table-cell>
          <table:table-cell table:style-name="ce9" table:formula="of:=+([.IJ31]+[.IJ38])*[.$B$13]" office:value-type="float" office:value="925.837854769504" calcext:value-type="float">
            <text:p><text:s/>926 </text:p>
          </table:table-cell>
          <table:table-cell table:style-name="ce9" table:formula="of:=+([.IK31]+[.IK38])*[.$B$13]" office:value-type="float" office:value="924.033732232773" calcext:value-type="float">
            <text:p><text:s/>924 </text:p>
          </table:table-cell>
          <table:table-cell table:style-name="ce9" table:formula="of:=+([.IL31]+[.IL38])*[.$B$13]" office:value-type="float" office:value="922.217915293979" calcext:value-type="float">
            <text:p><text:s/>922 </text:p>
          </table:table-cell>
          <table:table-cell table:style-name="ce9" table:formula="of:=+([.IM31]+[.IM38])*[.$B$13]" office:value-type="float" office:value="920.390338796639" calcext:value-type="float">
            <text:p><text:s/>920 </text:p>
          </table:table-cell>
          <table:table-cell table:style-name="ce9" table:formula="of:=+([.IN31]+[.IN38])*[.$B$13]" office:value-type="float" office:value="918.550937241774" calcext:value-type="float">
            <text:p><text:s/>919 </text:p>
          </table:table-cell>
          <table:table-cell table:style-name="ce9" table:formula="of:=+([.IO31]+[.IO38])*[.$B$13]" office:value-type="float" office:value="916.699644786161" calcext:value-type="float">
            <text:p><text:s/>917 </text:p>
          </table:table-cell>
          <table:table-cell table:style-name="ce9" table:formula="of:=+([.IP31]+[.IP38])*[.$B$13]" office:value-type="float" office:value="914.836395240562" calcext:value-type="float">
            <text:p><text:s/>915 </text:p>
          </table:table-cell>
          <table:table-cell table:style-name="ce9" table:formula="of:=+([.IQ31]+[.IQ38])*[.$B$13]" office:value-type="float" office:value="912.961122067959" calcext:value-type="float">
            <text:p><text:s/>913 </text:p>
          </table:table-cell>
          <table:table-cell table:style-name="ce9" table:formula="of:=+([.IR31]+[.IR38])*[.$B$13]" office:value-type="float" office:value="911.073758381768" calcext:value-type="float">
            <text:p><text:s/>911 </text:p>
          </table:table-cell>
          <table:table-cell table:style-name="ce9" table:formula="of:=+([.IS31]+[.IS38])*[.$B$13]" office:value-type="float" office:value="909.174236944052" calcext:value-type="float">
            <text:p><text:s/>909 </text:p>
          </table:table-cell>
          <table:table-cell table:style-name="ce9" table:formula="of:=+([.IT31]+[.IT38])*[.$B$13]" office:value-type="float" office:value="907.262490163721" calcext:value-type="float">
            <text:p><text:s/>907 </text:p>
          </table:table-cell>
          <table:table-cell table:style-name="ce9" table:formula="of:=+([.IU31]+[.IU38])*[.$B$13]" office:value-type="float" office:value="905.338450094723" calcext:value-type="float">
            <text:p><text:s/>905 </text:p>
          </table:table-cell>
          <table:table-cell table:style-name="ce9" table:formula="of:=+([.IV31]+[.IV38])*[.$B$13]" office:value-type="float" office:value="903.402048434228" calcext:value-type="float">
            <text:p><text:s/>903 </text:p>
          </table:table-cell>
          <table:table-cell table:style-name="ce9" table:number-columns-repeated="768"/>
        </table:table-row>
        <table:table-row table:style-name="ro1">
          <table:table-cell office:value-type="string" calcext:value-type="string">
            <text:p>Total cash outflow in buying scenario</text:p>
          </table:table-cell>
          <table:table-cell table:style-name="ce9"/>
          <table:table-cell table:style-name="ce9" table:formula="of:=+[.C32]+[.C35]+[.C36]+[.C37]+[.C38]-[.C39]" office:value-type="float" office:value="3597.73903929013" calcext:value-type="float">
            <text:p><text:s/>3,598 </text:p>
          </table:table-cell>
          <table:table-cell table:style-name="ce9" table:formula="of:=+[.D32]+[.D35]+[.D36]+[.D37]+[.D38]-[.D39]" office:value-type="float" office:value="3600.59502284907" calcext:value-type="float">
            <text:p><text:s/>3,601 </text:p>
          </table:table-cell>
          <table:table-cell table:style-name="ce9" table:formula="of:=+[.E32]+[.E35]+[.E36]+[.E37]+[.E38]-[.E39]" office:value-type="float" office:value="3603.45978502371" calcext:value-type="float">
            <text:p><text:s/>3,603 </text:p>
          </table:table-cell>
          <table:table-cell table:style-name="ce9" table:formula="of:=+[.F32]+[.F35]+[.F36]+[.F37]+[.F38]-[.F39]" office:value-type="float" office:value="3606.33335769001" calcext:value-type="float">
            <text:p><text:s/>3,606 </text:p>
          </table:table-cell>
          <table:table-cell table:style-name="ce9" table:formula="of:=+[.G32]+[.G35]+[.G36]+[.G37]+[.G38]-[.G39]" office:value-type="float" office:value="3609.21577285611" calcext:value-type="float">
            <text:p><text:s/>3,609 </text:p>
          </table:table-cell>
          <table:table-cell table:style-name="ce9" table:formula="of:=+[.H32]+[.H35]+[.H36]+[.H37]+[.H38]-[.H39]" office:value-type="float" office:value="3612.10706266302" calcext:value-type="float">
            <text:p><text:s/>3,612 </text:p>
          </table:table-cell>
          <table:table-cell table:style-name="ce9" table:formula="of:=+[.I32]+[.I35]+[.I36]+[.I37]+[.I38]-[.I39]" office:value-type="float" office:value="3615.00725938515" calcext:value-type="float">
            <text:p><text:s/>3,615 </text:p>
          </table:table-cell>
          <table:table-cell table:style-name="ce9" table:formula="of:=+[.J32]+[.J35]+[.J36]+[.J37]+[.J38]-[.J39]" office:value-type="float" office:value="3617.91639543096" calcext:value-type="float">
            <text:p><text:s/>3,618 </text:p>
          </table:table-cell>
          <table:table-cell table:style-name="ce9" table:formula="of:=+[.K32]+[.K35]+[.K36]+[.K37]+[.K38]-[.K39]" office:value-type="float" office:value="3620.83450334356" calcext:value-type="float">
            <text:p><text:s/>3,621 </text:p>
          </table:table-cell>
          <table:table-cell table:style-name="ce9" table:formula="of:=+[.L32]+[.L35]+[.L36]+[.L37]+[.L38]-[.L39]" office:value-type="float" office:value="3623.76161580127" calcext:value-type="float">
            <text:p><text:s/>3,624 </text:p>
          </table:table-cell>
          <table:table-cell table:style-name="ce9" table:formula="of:=+[.M32]+[.M35]+[.M36]+[.M37]+[.M38]-[.M39]" office:value-type="float" office:value="3626.69776561832" calcext:value-type="float">
            <text:p><text:s/>3,627 </text:p>
          </table:table-cell>
          <table:table-cell table:style-name="ce9" table:formula="of:=+[.N32]+[.N35]+[.N36]+[.N37]+[.N38]-[.N39]" office:value-type="float" office:value="3629.64298574538" calcext:value-type="float">
            <text:p><text:s/>3,630 </text:p>
          </table:table-cell>
          <table:table-cell table:style-name="ce9" table:formula="of:=+[.O32]+[.O35]+[.O36]+[.O37]+[.O38]-[.O39]" office:value-type="float" office:value="3632.59730927023" calcext:value-type="float">
            <text:p><text:s/>3,633 </text:p>
          </table:table-cell>
          <table:table-cell table:style-name="ce9" table:formula="of:=+[.P32]+[.P35]+[.P36]+[.P37]+[.P38]-[.P39]" office:value-type="float" office:value="3635.56076941837" calcext:value-type="float">
            <text:p><text:s/>3,636 </text:p>
          </table:table-cell>
          <table:table-cell table:style-name="ce9" table:formula="of:=+[.Q32]+[.Q35]+[.Q36]+[.Q37]+[.Q38]-[.Q39]" office:value-type="float" office:value="3638.53339955364" calcext:value-type="float">
            <text:p><text:s/>3,639 </text:p>
          </table:table-cell>
          <table:table-cell table:style-name="ce9" table:formula="of:=+[.R32]+[.R35]+[.R36]+[.R37]+[.R38]-[.R39]" office:value-type="float" office:value="3641.51523317884" calcext:value-type="float">
            <text:p><text:s/>3,642 </text:p>
          </table:table-cell>
          <table:table-cell table:style-name="ce9" table:formula="of:=+[.S32]+[.S35]+[.S36]+[.S37]+[.S38]-[.S39]" office:value-type="float" office:value="3644.50630393637" calcext:value-type="float">
            <text:p><text:s/>3,645 </text:p>
          </table:table-cell>
          <table:table-cell table:style-name="ce9" table:formula="of:=+[.T32]+[.T35]+[.T36]+[.T37]+[.T38]-[.T39]" office:value-type="float" office:value="3647.50664560887" calcext:value-type="float">
            <text:p><text:s/>3,648 </text:p>
          </table:table-cell>
          <table:table-cell table:style-name="ce9" table:formula="of:=+[.U32]+[.U35]+[.U36]+[.U37]+[.U38]-[.U39]" office:value-type="float" office:value="3650.51629211984" calcext:value-type="float">
            <text:p><text:s/>3,651 </text:p>
          </table:table-cell>
          <table:table-cell table:style-name="ce9" table:formula="of:=+[.V32]+[.V35]+[.V36]+[.V37]+[.V38]-[.V39]" office:value-type="float" office:value="3653.53527753429" calcext:value-type="float">
            <text:p><text:s/>3,654 </text:p>
          </table:table-cell>
          <table:table-cell table:style-name="ce9" table:formula="of:=+[.W32]+[.W35]+[.W36]+[.W37]+[.W38]-[.W39]" office:value-type="float" office:value="3656.56363605938" calcext:value-type="float">
            <text:p><text:s/>3,657 </text:p>
          </table:table-cell>
          <table:table-cell table:style-name="ce9" table:formula="of:=+[.X32]+[.X35]+[.X36]+[.X37]+[.X38]-[.X39]" office:value-type="float" office:value="3659.60140204505" calcext:value-type="float">
            <text:p><text:s/>3,660 </text:p>
          </table:table-cell>
          <table:table-cell table:style-name="ce9" table:formula="of:=+[.Y32]+[.Y35]+[.Y36]+[.Y37]+[.Y38]-[.Y39]" office:value-type="float" office:value="3662.6486099847" calcext:value-type="float">
            <text:p><text:s/>3,663 </text:p>
          </table:table-cell>
          <table:table-cell table:style-name="ce9" table:formula="of:=+[.Z32]+[.Z35]+[.Z36]+[.Z37]+[.Z38]-[.Z39]" office:value-type="float" office:value="3665.70529451582" calcext:value-type="float">
            <text:p><text:s/>3,666 </text:p>
          </table:table-cell>
          <table:table-cell table:style-name="ce9" table:formula="of:=+[.AA32]+[.AA35]+[.AA36]+[.AA37]+[.AA38]-[.AA39]" office:value-type="float" office:value="3668.77149042064" calcext:value-type="float">
            <text:p><text:s/>3,669 </text:p>
          </table:table-cell>
          <table:table-cell table:style-name="ce9" table:formula="of:=+[.AB32]+[.AB35]+[.AB36]+[.AB37]+[.AB38]-[.AB39]" office:value-type="float" office:value="3671.84723262681" calcext:value-type="float">
            <text:p><text:s/>3,672 </text:p>
          </table:table-cell>
          <table:table-cell table:style-name="ce9" table:formula="of:=+[.AC32]+[.AC35]+[.AC36]+[.AC37]+[.AC38]-[.AC39]" office:value-type="float" office:value="3674.93255620802" calcext:value-type="float">
            <text:p><text:s/>3,675 </text:p>
          </table:table-cell>
          <table:table-cell table:style-name="ce9" table:formula="of:=+[.AD32]+[.AD35]+[.AD36]+[.AD37]+[.AD38]-[.AD39]" office:value-type="float" office:value="3678.02749638473" calcext:value-type="float">
            <text:p><text:s/>3,678 </text:p>
          </table:table-cell>
          <table:table-cell table:style-name="ce9" table:formula="of:=+[.AE32]+[.AE35]+[.AE36]+[.AE37]+[.AE38]-[.AE39]" office:value-type="float" office:value="3681.13208852476" calcext:value-type="float">
            <text:p><text:s/>3,681 </text:p>
          </table:table-cell>
          <table:table-cell table:style-name="ce9" table:formula="of:=+[.AF32]+[.AF35]+[.AF36]+[.AF37]+[.AF38]-[.AF39]" office:value-type="float" office:value="3684.24636814401" calcext:value-type="float">
            <text:p><text:s/>3,684 </text:p>
          </table:table-cell>
          <table:table-cell table:style-name="ce9" table:formula="of:=+[.AG32]+[.AG35]+[.AG36]+[.AG37]+[.AG38]-[.AG39]" office:value-type="float" office:value="3687.37037090715" calcext:value-type="float">
            <text:p><text:s/>3,687 </text:p>
          </table:table-cell>
          <table:table-cell table:style-name="ce9" table:formula="of:=+[.AH32]+[.AH35]+[.AH36]+[.AH37]+[.AH38]-[.AH39]" office:value-type="float" office:value="3690.50413262822" calcext:value-type="float">
            <text:p><text:s/>3,691 </text:p>
          </table:table-cell>
          <table:table-cell table:style-name="ce9" table:formula="of:=+[.AI32]+[.AI35]+[.AI36]+[.AI37]+[.AI38]-[.AI39]" office:value-type="float" office:value="3693.64768927138" calcext:value-type="float">
            <text:p><text:s/>3,694 </text:p>
          </table:table-cell>
          <table:table-cell table:style-name="ce9" table:formula="of:=+[.AJ32]+[.AJ35]+[.AJ36]+[.AJ37]+[.AJ38]-[.AJ39]" office:value-type="float" office:value="3696.80107695159" calcext:value-type="float">
            <text:p><text:s/>3,697 </text:p>
          </table:table-cell>
          <table:table-cell table:style-name="ce9" table:formula="of:=+[.AK32]+[.AK35]+[.AK36]+[.AK37]+[.AK38]-[.AK39]" office:value-type="float" office:value="3699.96433193524" calcext:value-type="float">
            <text:p><text:s/>3,700 </text:p>
          </table:table-cell>
          <table:table-cell table:style-name="ce9" table:formula="of:=+[.AL32]+[.AL35]+[.AL36]+[.AL37]+[.AL38]-[.AL39]" office:value-type="float" office:value="3703.13749064092" calcext:value-type="float">
            <text:p><text:s/>3,703 </text:p>
          </table:table-cell>
          <table:table-cell table:style-name="ce9" table:formula="of:=+[.AM32]+[.AM35]+[.AM36]+[.AM37]+[.AM38]-[.AM39]" office:value-type="float" office:value="3706.32058964001" calcext:value-type="float">
            <text:p><text:s/>3,706 </text:p>
          </table:table-cell>
          <table:table-cell table:style-name="ce9" table:formula="of:=+[.AN32]+[.AN35]+[.AN36]+[.AN37]+[.AN38]-[.AN39]" office:value-type="float" office:value="3709.5136656575" calcext:value-type="float">
            <text:p><text:s/>3,710 </text:p>
          </table:table-cell>
          <table:table-cell table:style-name="ce9" table:formula="of:=+[.AO32]+[.AO35]+[.AO36]+[.AO37]+[.AO38]-[.AO39]" office:value-type="float" office:value="3712.71675557259" calcext:value-type="float">
            <text:p><text:s/>3,713 </text:p>
          </table:table-cell>
          <table:table-cell table:style-name="ce9" table:formula="of:=+[.AP32]+[.AP35]+[.AP36]+[.AP37]+[.AP38]-[.AP39]" office:value-type="float" office:value="3715.92989641944" calcext:value-type="float">
            <text:p><text:s/>3,716 </text:p>
          </table:table-cell>
          <table:table-cell table:style-name="ce9" table:formula="of:=+[.AQ32]+[.AQ35]+[.AQ36]+[.AQ37]+[.AQ38]-[.AQ39]" office:value-type="float" office:value="3719.15312538785" calcext:value-type="float">
            <text:p><text:s/>3,719 </text:p>
          </table:table-cell>
          <table:table-cell table:style-name="ce9" table:formula="of:=+[.AR32]+[.AR35]+[.AR36]+[.AR37]+[.AR38]-[.AR39]" office:value-type="float" office:value="3722.386479824" calcext:value-type="float">
            <text:p><text:s/>3,722 </text:p>
          </table:table-cell>
          <table:table-cell table:style-name="ce9" table:formula="of:=+[.AS32]+[.AS35]+[.AS36]+[.AS37]+[.AS38]-[.AS39]" office:value-type="float" office:value="3725.62999723115" calcext:value-type="float">
            <text:p><text:s/>3,726 </text:p>
          </table:table-cell>
          <table:table-cell table:style-name="ce9" table:formula="of:=+[.AT32]+[.AT35]+[.AT36]+[.AT37]+[.AT38]-[.AT39]" office:value-type="float" office:value="3728.88371527033" calcext:value-type="float">
            <text:p><text:s/>3,729 </text:p>
          </table:table-cell>
          <table:table-cell table:style-name="ce9" table:formula="of:=+[.AU32]+[.AU35]+[.AU36]+[.AU37]+[.AU38]-[.AU39]" office:value-type="float" office:value="3732.14767176112" calcext:value-type="float">
            <text:p><text:s/>3,732 </text:p>
          </table:table-cell>
          <table:table-cell table:style-name="ce9" table:formula="of:=+[.AV32]+[.AV35]+[.AV36]+[.AV37]+[.AV38]-[.AV39]" office:value-type="float" office:value="3735.42190468229" calcext:value-type="float">
            <text:p><text:s/>3,735 </text:p>
          </table:table-cell>
          <table:table-cell table:style-name="ce9" table:formula="of:=+[.AW32]+[.AW35]+[.AW36]+[.AW37]+[.AW38]-[.AW39]" office:value-type="float" office:value="3738.70645217263" calcext:value-type="float">
            <text:p><text:s/>3,739 </text:p>
          </table:table-cell>
          <table:table-cell table:style-name="ce9" table:formula="of:=+[.AX32]+[.AX35]+[.AX36]+[.AX37]+[.AX38]-[.AX39]" office:value-type="float" office:value="3742.00135253157" calcext:value-type="float">
            <text:p><text:s/>3,742 </text:p>
          </table:table-cell>
          <table:table-cell table:style-name="ce9" table:formula="of:=+[.AY32]+[.AY35]+[.AY36]+[.AY37]+[.AY38]-[.AY39]" office:value-type="float" office:value="3745.30664422" calcext:value-type="float">
            <text:p><text:s/>3,745 </text:p>
          </table:table-cell>
          <table:table-cell table:style-name="ce9" table:formula="of:=+[.AZ32]+[.AZ35]+[.AZ36]+[.AZ37]+[.AZ38]-[.AZ39]" office:value-type="float" office:value="3748.62236586097" calcext:value-type="float">
            <text:p><text:s/>3,749 </text:p>
          </table:table-cell>
          <table:table-cell table:style-name="ce9" table:formula="of:=+[.BA32]+[.BA35]+[.BA36]+[.BA37]+[.BA38]-[.BA39]" office:value-type="float" office:value="3751.94855624042" calcext:value-type="float">
            <text:p><text:s/>3,752 </text:p>
          </table:table-cell>
          <table:table-cell table:style-name="ce9" table:formula="of:=+[.BB32]+[.BB35]+[.BB36]+[.BB37]+[.BB38]-[.BB39]" office:value-type="float" office:value="3755.28525430795" calcext:value-type="float">
            <text:p><text:s/>3,755 </text:p>
          </table:table-cell>
          <table:table-cell table:style-name="ce9" table:formula="of:=+[.BC32]+[.BC35]+[.BC36]+[.BC37]+[.BC38]-[.BC39]" office:value-type="float" office:value="3758.63249917757" calcext:value-type="float">
            <text:p><text:s/>3,759 </text:p>
          </table:table-cell>
          <table:table-cell table:style-name="ce9" table:formula="of:=+[.BD32]+[.BD35]+[.BD36]+[.BD37]+[.BD38]-[.BD39]" office:value-type="float" office:value="3761.99033012841" calcext:value-type="float">
            <text:p><text:s/>3,762 </text:p>
          </table:table-cell>
          <table:table-cell table:style-name="ce9" table:formula="of:=+[.BE32]+[.BE35]+[.BE36]+[.BE37]+[.BE38]-[.BE39]" office:value-type="float" office:value="3765.35878660553" calcext:value-type="float">
            <text:p><text:s/>3,765 </text:p>
          </table:table-cell>
          <table:table-cell table:style-name="ce9" table:formula="of:=+[.BF32]+[.BF35]+[.BF36]+[.BF37]+[.BF38]-[.BF39]" office:value-type="float" office:value="3768.73790822063" calcext:value-type="float">
            <text:p><text:s/>3,769 </text:p>
          </table:table-cell>
          <table:table-cell table:style-name="ce9" table:formula="of:=+[.BG32]+[.BG35]+[.BG36]+[.BG37]+[.BG38]-[.BG39]" office:value-type="float" office:value="3772.12773475285" calcext:value-type="float">
            <text:p><text:s/>3,772 </text:p>
          </table:table-cell>
          <table:table-cell table:style-name="ce9" table:formula="of:=+[.BH32]+[.BH35]+[.BH36]+[.BH37]+[.BH38]-[.BH39]" office:value-type="float" office:value="3775.52830614952" calcext:value-type="float">
            <text:p><text:s/>3,776 </text:p>
          </table:table-cell>
          <table:table-cell table:style-name="ce9" table:formula="of:=+[.BI32]+[.BI35]+[.BI36]+[.BI37]+[.BI38]-[.BI39]" office:value-type="float" office:value="3778.93966252691" calcext:value-type="float">
            <text:p><text:s/>3,779 </text:p>
          </table:table-cell>
          <table:table-cell table:style-name="ce9" table:formula="of:=+[.BJ32]+[.BJ35]+[.BJ36]+[.BJ37]+[.BJ38]-[.BJ39]" office:value-type="float" office:value="3782.36184417104" calcext:value-type="float">
            <text:p><text:s/>3,782 </text:p>
          </table:table-cell>
          <table:table-cell table:style-name="ce9" table:formula="of:=+[.BK32]+[.BK35]+[.BK36]+[.BK37]+[.BK38]-[.BK39]" office:value-type="float" office:value="3785.79489153844" calcext:value-type="float">
            <text:p><text:s/>3,786 </text:p>
          </table:table-cell>
          <table:table-cell table:style-name="ce9" table:formula="of:=+[.BL32]+[.BL35]+[.BL36]+[.BL37]+[.BL38]-[.BL39]" office:value-type="float" office:value="3789.23884525692" calcext:value-type="float">
            <text:p><text:s/>3,789 </text:p>
          </table:table-cell>
          <table:table-cell table:style-name="ce9" table:formula="of:=+[.BM32]+[.BM35]+[.BM36]+[.BM37]+[.BM38]-[.BM39]" office:value-type="float" office:value="3792.69374612637" calcext:value-type="float">
            <text:p><text:s/>3,793 </text:p>
          </table:table-cell>
          <table:table-cell table:style-name="ce9" table:formula="of:=+[.BN32]+[.BN35]+[.BN36]+[.BN37]+[.BN38]-[.BN39]" office:value-type="float" office:value="3796.15963511954" calcext:value-type="float">
            <text:p><text:s/>3,796 </text:p>
          </table:table-cell>
          <table:table-cell table:style-name="ce9" table:formula="of:=+[.BO32]+[.BO35]+[.BO36]+[.BO37]+[.BO38]-[.BO39]" office:value-type="float" office:value="3799.63655338284" calcext:value-type="float">
            <text:p><text:s/>3,800 </text:p>
          </table:table-cell>
          <table:table-cell table:style-name="ce9" table:formula="of:=+[.BP32]+[.BP35]+[.BP36]+[.BP37]+[.BP38]-[.BP39]" office:value-type="float" office:value="3803.12454223711" calcext:value-type="float">
            <text:p><text:s/>3,803 </text:p>
          </table:table-cell>
          <table:table-cell table:style-name="ce9" table:formula="of:=+[.BQ32]+[.BQ35]+[.BQ36]+[.BQ37]+[.BQ38]-[.BQ39]" office:value-type="float" office:value="3806.62364317847" calcext:value-type="float">
            <text:p><text:s/>3,807 </text:p>
          </table:table-cell>
          <table:table-cell table:style-name="ce9" table:formula="of:=+[.BR32]+[.BR35]+[.BR36]+[.BR37]+[.BR38]-[.BR39]" office:value-type="float" office:value="3810.13389787906" calcext:value-type="float">
            <text:p><text:s/>3,810 </text:p>
          </table:table-cell>
          <table:table-cell table:style-name="ce9" table:formula="of:=+[.BS32]+[.BS35]+[.BS36]+[.BS37]+[.BS38]-[.BS39]" office:value-type="float" office:value="3813.6553481879" calcext:value-type="float">
            <text:p><text:s/>3,814 </text:p>
          </table:table-cell>
          <table:table-cell table:style-name="ce9" table:formula="of:=+[.BT32]+[.BT35]+[.BT36]+[.BT37]+[.BT38]-[.BT39]" office:value-type="float" office:value="3817.18803613168" calcext:value-type="float">
            <text:p><text:s/>3,817 </text:p>
          </table:table-cell>
          <table:table-cell table:style-name="ce9" table:formula="of:=+[.BU32]+[.BU35]+[.BU36]+[.BU37]+[.BU38]-[.BU39]" office:value-type="float" office:value="3820.73200391555" calcext:value-type="float">
            <text:p><text:s/>3,821 </text:p>
          </table:table-cell>
          <table:table-cell table:style-name="ce9" table:formula="of:=+[.BV32]+[.BV35]+[.BV36]+[.BV37]+[.BV38]-[.BV39]" office:value-type="float" office:value="3824.287293924" calcext:value-type="float">
            <text:p><text:s/>3,824 </text:p>
          </table:table-cell>
          <table:table-cell table:style-name="ce9" table:formula="of:=+[.BW32]+[.BW35]+[.BW36]+[.BW37]+[.BW38]-[.BW39]" office:value-type="float" office:value="3827.85394872161" calcext:value-type="float">
            <text:p><text:s/>3,828 </text:p>
          </table:table-cell>
          <table:table-cell table:style-name="ce9" table:formula="of:=+[.BX32]+[.BX35]+[.BX36]+[.BX37]+[.BX38]-[.BX39]" office:value-type="float" office:value="3831.43201105395" calcext:value-type="float">
            <text:p><text:s/>3,831 </text:p>
          </table:table-cell>
          <table:table-cell table:style-name="ce9" table:formula="of:=+[.BY32]+[.BY35]+[.BY36]+[.BY37]+[.BY38]-[.BY39]" office:value-type="float" office:value="3835.02152384834" calcext:value-type="float">
            <text:p><text:s/>3,835 </text:p>
          </table:table-cell>
          <table:table-cell table:style-name="ce9" table:formula="of:=+[.BZ32]+[.BZ35]+[.BZ36]+[.BZ37]+[.BZ38]-[.BZ39]" office:value-type="float" office:value="3838.62253021474" calcext:value-type="float">
            <text:p><text:s/>3,839 </text:p>
          </table:table-cell>
          <table:table-cell table:style-name="ce9" table:formula="of:=+[.CA32]+[.CA35]+[.CA36]+[.CA37]+[.CA38]-[.CA39]" office:value-type="float" office:value="3842.23507344654" calcext:value-type="float">
            <text:p><text:s/>3,842 </text:p>
          </table:table-cell>
          <table:table-cell table:style-name="ce9" table:formula="of:=+[.CB32]+[.CB35]+[.CB36]+[.CB37]+[.CB38]-[.CB39]" office:value-type="float" office:value="3845.85919702146" calcext:value-type="float">
            <text:p><text:s/>3,846 </text:p>
          </table:table-cell>
          <table:table-cell table:style-name="ce9" table:formula="of:=+[.CC32]+[.CC35]+[.CC36]+[.CC37]+[.CC38]-[.CC39]" office:value-type="float" office:value="3849.49494460234" calcext:value-type="float">
            <text:p><text:s/>3,849 </text:p>
          </table:table-cell>
          <table:table-cell table:style-name="ce9" table:formula="of:=+[.CD32]+[.CD35]+[.CD36]+[.CD37]+[.CD38]-[.CD39]" office:value-type="float" office:value="3853.14236003804" calcext:value-type="float">
            <text:p><text:s/>3,853 </text:p>
          </table:table-cell>
          <table:table-cell table:style-name="ce9" table:formula="of:=+[.CE32]+[.CE35]+[.CE36]+[.CE37]+[.CE38]-[.CE39]" office:value-type="float" office:value="3856.80148736423" calcext:value-type="float">
            <text:p><text:s/>3,857 </text:p>
          </table:table-cell>
          <table:table-cell table:style-name="ce9" table:formula="of:=+[.CF32]+[.CF35]+[.CF36]+[.CF37]+[.CF38]-[.CF39]" office:value-type="float" office:value="3860.47237080434" calcext:value-type="float">
            <text:p><text:s/>3,860 </text:p>
          </table:table-cell>
          <table:table-cell table:style-name="ce9" table:formula="of:=+[.CG32]+[.CG35]+[.CG36]+[.CG37]+[.CG38]-[.CG39]" office:value-type="float" office:value="3864.15505477034" calcext:value-type="float">
            <text:p><text:s/>3,864 </text:p>
          </table:table-cell>
          <table:table-cell table:style-name="ce9" table:formula="of:=+[.CH32]+[.CH35]+[.CH36]+[.CH37]+[.CH38]-[.CH39]" office:value-type="float" office:value="3867.84958386364" calcext:value-type="float">
            <text:p><text:s/>3,868 </text:p>
          </table:table-cell>
          <table:table-cell table:style-name="ce9" table:formula="of:=+[.CI32]+[.CI35]+[.CI36]+[.CI37]+[.CI38]-[.CI39]" office:value-type="float" office:value="3871.55600287596" calcext:value-type="float">
            <text:p><text:s/>3,872 </text:p>
          </table:table-cell>
          <table:table-cell table:style-name="ce9" table:formula="of:=+[.CJ32]+[.CJ35]+[.CJ36]+[.CJ37]+[.CJ38]-[.CJ39]" office:value-type="float" office:value="3875.27435679023" calcext:value-type="float">
            <text:p><text:s/>3,875 </text:p>
          </table:table-cell>
          <table:table-cell table:style-name="ce9" table:formula="of:=+[.CK32]+[.CK35]+[.CK36]+[.CK37]+[.CK38]-[.CK39]" office:value-type="float" office:value="3879.0046907814" calcext:value-type="float">
            <text:p><text:s/>3,879 </text:p>
          </table:table-cell>
          <table:table-cell table:style-name="ce9" table:formula="of:=+[.CL32]+[.CL35]+[.CL36]+[.CL37]+[.CL38]-[.CL39]" office:value-type="float" office:value="3882.74705021741" calcext:value-type="float">
            <text:p><text:s/>3,883 </text:p>
          </table:table-cell>
          <table:table-cell table:style-name="ce9" table:formula="of:=+[.CM32]+[.CM35]+[.CM36]+[.CM37]+[.CM38]-[.CM39]" office:value-type="float" office:value="3886.50148066001" calcext:value-type="float">
            <text:p><text:s/>3,887 </text:p>
          </table:table-cell>
          <table:table-cell table:style-name="ce9" table:formula="of:=+[.CN32]+[.CN35]+[.CN36]+[.CN37]+[.CN38]-[.CN39]" office:value-type="float" office:value="3890.2680278657" calcext:value-type="float">
            <text:p><text:s/>3,890 </text:p>
          </table:table-cell>
          <table:table-cell table:style-name="ce9" table:formula="of:=+[.CO32]+[.CO35]+[.CO36]+[.CO37]+[.CO38]-[.CO39]" office:value-type="float" office:value="3894.04673778658" calcext:value-type="float">
            <text:p><text:s/>3,894 </text:p>
          </table:table-cell>
          <table:table-cell table:style-name="ce9" table:formula="of:=+[.CP32]+[.CP35]+[.CP36]+[.CP37]+[.CP38]-[.CP39]" office:value-type="float" office:value="3897.8376565713" calcext:value-type="float">
            <text:p><text:s/>3,898 </text:p>
          </table:table-cell>
          <table:table-cell table:style-name="ce9" table:formula="of:=+[.CQ32]+[.CQ35]+[.CQ36]+[.CQ37]+[.CQ38]-[.CQ39]" office:value-type="float" office:value="3901.64083056592" calcext:value-type="float">
            <text:p><text:s/>3,902 </text:p>
          </table:table-cell>
          <table:table-cell table:style-name="ce9" table:formula="of:=+[.CR32]+[.CR35]+[.CR36]+[.CR37]+[.CR38]-[.CR39]" office:value-type="float" office:value="3905.45630631487" calcext:value-type="float">
            <text:p><text:s/>3,905 </text:p>
          </table:table-cell>
          <table:table-cell table:style-name="ce9" table:formula="of:=+[.CS32]+[.CS35]+[.CS36]+[.CS37]+[.CS38]-[.CS39]" office:value-type="float" office:value="3909.28413056179" calcext:value-type="float">
            <text:p><text:s/>3,909 </text:p>
          </table:table-cell>
          <table:table-cell table:style-name="ce9" table:formula="of:=+[.CT32]+[.CT35]+[.CT36]+[.CT37]+[.CT38]-[.CT39]" office:value-type="float" office:value="3913.12435025054" calcext:value-type="float">
            <text:p><text:s/>3,913 </text:p>
          </table:table-cell>
          <table:table-cell table:style-name="ce9" table:formula="of:=+[.CU32]+[.CU35]+[.CU36]+[.CU37]+[.CU38]-[.CU39]" office:value-type="float" office:value="3916.97701252604" calcext:value-type="float">
            <text:p><text:s/>3,917 </text:p>
          </table:table-cell>
          <table:table-cell table:style-name="ce9" table:formula="of:=+[.CV32]+[.CV35]+[.CV36]+[.CV37]+[.CV38]-[.CV39]" office:value-type="float" office:value="3920.84216473525" calcext:value-type="float">
            <text:p><text:s/>3,921 </text:p>
          </table:table-cell>
          <table:table-cell table:style-name="ce9" table:formula="of:=+[.CW32]+[.CW35]+[.CW36]+[.CW37]+[.CW38]-[.CW39]" office:value-type="float" office:value="3924.71985442807" calcext:value-type="float">
            <text:p><text:s/>3,925 </text:p>
          </table:table-cell>
          <table:table-cell table:style-name="ce9" table:formula="of:=+[.CX32]+[.CX35]+[.CX36]+[.CX37]+[.CX38]-[.CX39]" office:value-type="float" office:value="3928.61012935832" calcext:value-type="float">
            <text:p><text:s/>3,929 </text:p>
          </table:table-cell>
          <table:table-cell table:style-name="ce9" table:formula="of:=+[.CY32]+[.CY35]+[.CY36]+[.CY37]+[.CY38]-[.CY39]" office:value-type="float" office:value="3932.5130374846" calcext:value-type="float">
            <text:p><text:s/>3,933 </text:p>
          </table:table-cell>
          <table:table-cell table:style-name="ce9" table:formula="of:=+[.CZ32]+[.CZ35]+[.CZ36]+[.CZ37]+[.CZ38]-[.CZ39]" office:value-type="float" office:value="3936.42862697134" calcext:value-type="float">
            <text:p><text:s/>3,936 </text:p>
          </table:table-cell>
          <table:table-cell table:style-name="ce9" table:formula="of:=+[.DA32]+[.DA35]+[.DA36]+[.DA37]+[.DA38]-[.DA39]" office:value-type="float" office:value="3940.35694618965" calcext:value-type="float">
            <text:p><text:s/>3,940 </text:p>
          </table:table-cell>
          <table:table-cell table:style-name="ce9" table:formula="of:=+[.DB32]+[.DB35]+[.DB36]+[.DB37]+[.DB38]-[.DB39]" office:value-type="float" office:value="3944.29804371834" calcext:value-type="float">
            <text:p><text:s/>3,944 </text:p>
          </table:table-cell>
          <table:table-cell table:style-name="ce9" table:formula="of:=+[.DC32]+[.DC35]+[.DC36]+[.DC37]+[.DC38]-[.DC39]" office:value-type="float" office:value="3948.25196834487" calcext:value-type="float">
            <text:p><text:s/>3,948 </text:p>
          </table:table-cell>
          <table:table-cell table:style-name="ce9" table:formula="of:=+[.DD32]+[.DD35]+[.DD36]+[.DD37]+[.DD38]-[.DD39]" office:value-type="float" office:value="3952.21876906626" calcext:value-type="float">
            <text:p><text:s/>3,952 </text:p>
          </table:table-cell>
          <table:table-cell table:style-name="ce9" table:formula="of:=+[.DE32]+[.DE35]+[.DE36]+[.DE37]+[.DE38]-[.DE39]" office:value-type="float" office:value="3956.19849509013" calcext:value-type="float">
            <text:p><text:s/>3,956 </text:p>
          </table:table-cell>
          <table:table-cell table:style-name="ce9" table:formula="of:=+[.DF32]+[.DF35]+[.DF36]+[.DF37]+[.DF38]-[.DF39]" office:value-type="float" office:value="3960.19119583565" calcext:value-type="float">
            <text:p><text:s/>3,960 </text:p>
          </table:table-cell>
          <table:table-cell table:style-name="ce9" table:formula="of:=+[.DG32]+[.DG35]+[.DG36]+[.DG37]+[.DG38]-[.DG39]" office:value-type="float" office:value="3964.19692093447" calcext:value-type="float">
            <text:p><text:s/>3,964 </text:p>
          </table:table-cell>
          <table:table-cell table:style-name="ce9" table:formula="of:=+[.DH32]+[.DH35]+[.DH36]+[.DH37]+[.DH38]-[.DH39]" office:value-type="float" office:value="3968.21572023177" calcext:value-type="float">
            <text:p><text:s/>3,968 </text:p>
          </table:table-cell>
          <table:table-cell table:style-name="ce9" table:formula="of:=+[.DI32]+[.DI35]+[.DI36]+[.DI37]+[.DI38]-[.DI39]" office:value-type="float" office:value="3972.24764378721" calcext:value-type="float">
            <text:p><text:s/>3,972 </text:p>
          </table:table-cell>
          <table:table-cell table:style-name="ce9" table:formula="of:=+[.DJ32]+[.DJ35]+[.DJ36]+[.DJ37]+[.DJ38]-[.DJ39]" office:value-type="float" office:value="3976.29274187593" calcext:value-type="float">
            <text:p><text:s/>3,976 </text:p>
          </table:table-cell>
          <table:table-cell table:style-name="ce9" table:formula="of:=+[.DK32]+[.DK35]+[.DK36]+[.DK37]+[.DK38]-[.DK39]" office:value-type="float" office:value="3980.35106498952" calcext:value-type="float">
            <text:p><text:s/>3,980 </text:p>
          </table:table-cell>
          <table:table-cell table:style-name="ce9" table:formula="of:=+[.DL32]+[.DL35]+[.DL36]+[.DL37]+[.DL38]-[.DL39]" office:value-type="float" office:value="3984.42266383709" calcext:value-type="float">
            <text:p><text:s/>3,984 </text:p>
          </table:table-cell>
          <table:table-cell table:style-name="ce9" table:formula="of:=+[.DM32]+[.DM35]+[.DM36]+[.DM37]+[.DM38]-[.DM39]" office:value-type="float" office:value="3988.50758934619" calcext:value-type="float">
            <text:p><text:s/>3,989 </text:p>
          </table:table-cell>
          <table:table-cell table:style-name="ce9" table:formula="of:=+[.DN32]+[.DN35]+[.DN36]+[.DN37]+[.DN38]-[.DN39]" office:value-type="float" office:value="3992.60589266388" calcext:value-type="float">
            <text:p><text:s/>3,993 </text:p>
          </table:table-cell>
          <table:table-cell table:style-name="ce9" table:formula="of:=+[.DO32]+[.DO35]+[.DO36]+[.DO37]+[.DO38]-[.DO39]" office:value-type="float" office:value="3996.71762515772" calcext:value-type="float">
            <text:p><text:s/>3,997 </text:p>
          </table:table-cell>
          <table:table-cell table:style-name="ce9" table:formula="of:=+[.DP32]+[.DP35]+[.DP36]+[.DP37]+[.DP38]-[.DP39]" office:value-type="float" office:value="4000.8428384168" calcext:value-type="float">
            <text:p><text:s/>4,001 </text:p>
          </table:table-cell>
          <table:table-cell table:style-name="ce9" table:formula="of:=+[.DQ32]+[.DQ35]+[.DQ36]+[.DQ37]+[.DQ38]-[.DQ39]" office:value-type="float" office:value="4004.98158425277" calcext:value-type="float">
            <text:p><text:s/>4,005 </text:p>
          </table:table-cell>
          <table:table-cell table:style-name="ce9" table:formula="of:=+[.DR32]+[.DR35]+[.DR36]+[.DR37]+[.DR38]-[.DR39]" office:value-type="float" office:value="4009.13391470084" calcext:value-type="float">
            <text:p><text:s/>4,009 </text:p>
          </table:table-cell>
          <table:table-cell table:style-name="ce9" table:formula="of:=+[.DS32]+[.DS35]+[.DS36]+[.DS37]+[.DS38]-[.DS39]" office:value-type="float" office:value="4013.29988202086" calcext:value-type="float">
            <text:p><text:s/>4,013 </text:p>
          </table:table-cell>
          <table:table-cell table:style-name="ce9" table:formula="of:=+[.DT32]+[.DT35]+[.DT36]+[.DT37]+[.DT38]-[.DT39]" office:value-type="float" office:value="4017.47953869832" calcext:value-type="float">
            <text:p><text:s/>4,017 </text:p>
          </table:table-cell>
          <table:table-cell table:style-name="ce9" table:formula="of:=+[.DU32]+[.DU35]+[.DU36]+[.DU37]+[.DU38]-[.DU39]" office:value-type="float" office:value="4021.67293744542" calcext:value-type="float">
            <text:p><text:s/>4,022 </text:p>
          </table:table-cell>
          <table:table-cell table:style-name="ce9" table:formula="of:=+[.DV32]+[.DV35]+[.DV36]+[.DV37]+[.DV38]-[.DV39]" office:value-type="float" office:value="4025.88013120212" calcext:value-type="float">
            <text:p><text:s/>4,026 </text:p>
          </table:table-cell>
          <table:table-cell table:style-name="ce9" table:formula="of:=+[.DW32]+[.DW35]+[.DW36]+[.DW37]+[.DW38]-[.DW39]" office:value-type="float" office:value="4030.10117313717" calcext:value-type="float">
            <text:p><text:s/>4,030 </text:p>
          </table:table-cell>
          <table:table-cell table:style-name="ce9" table:formula="of:=+[.DX32]+[.DX35]+[.DX36]+[.DX37]+[.DX38]-[.DX39]" office:value-type="float" office:value="4034.3361166492" calcext:value-type="float">
            <text:p><text:s/>4,034 </text:p>
          </table:table-cell>
          <table:table-cell table:style-name="ce9" table:formula="of:=+[.DY32]+[.DY35]+[.DY36]+[.DY37]+[.DY38]-[.DY39]" office:value-type="float" office:value="4038.58501536778" calcext:value-type="float">
            <text:p><text:s/>4,039 </text:p>
          </table:table-cell>
          <table:table-cell table:style-name="ce9" table:formula="of:=+[.DZ32]+[.DZ35]+[.DZ36]+[.DZ37]+[.DZ38]-[.DZ39]" office:value-type="float" office:value="4042.84792315445" calcext:value-type="float">
            <text:p><text:s/>4,043 </text:p>
          </table:table-cell>
          <table:table-cell table:style-name="ce9" table:formula="of:=+[.EA32]+[.EA35]+[.EA36]+[.EA37]+[.EA38]-[.EA39]" office:value-type="float" office:value="4047.12489410387" calcext:value-type="float">
            <text:p><text:s/>4,047 </text:p>
          </table:table-cell>
          <table:table-cell table:style-name="ce9" table:formula="of:=+[.EB32]+[.EB35]+[.EB36]+[.EB37]+[.EB38]-[.EB39]" office:value-type="float" office:value="4051.41598254484" calcext:value-type="float">
            <text:p><text:s/>4,051 </text:p>
          </table:table-cell>
          <table:table-cell table:style-name="ce9" table:formula="of:=+[.EC32]+[.EC35]+[.EC36]+[.EC37]+[.EC38]-[.EC39]" office:value-type="float" office:value="4055.7212430414" calcext:value-type="float">
            <text:p><text:s/>4,056 </text:p>
          </table:table-cell>
          <table:table-cell table:style-name="ce9" table:formula="of:=+[.ED32]+[.ED35]+[.ED36]+[.ED37]+[.ED38]-[.ED39]" office:value-type="float" office:value="4060.04073039393" calcext:value-type="float">
            <text:p><text:s/>4,060 </text:p>
          </table:table-cell>
          <table:table-cell table:style-name="ce9" table:formula="of:=+[.EE32]+[.EE35]+[.EE36]+[.EE37]+[.EE38]-[.EE39]" office:value-type="float" office:value="4064.37449964025" calcext:value-type="float">
            <text:p><text:s/>4,064 </text:p>
          </table:table-cell>
          <table:table-cell table:style-name="ce9" table:formula="of:=+[.EF32]+[.EF35]+[.EF36]+[.EF37]+[.EF38]-[.EF39]" office:value-type="float" office:value="4068.72260605672" calcext:value-type="float">
            <text:p><text:s/>4,069 </text:p>
          </table:table-cell>
          <table:table-cell table:style-name="ce9" table:formula="of:=+[.EG32]+[.EG35]+[.EG36]+[.EG37]+[.EG38]-[.EG39]" office:value-type="float" office:value="4073.08510515932" calcext:value-type="float">
            <text:p><text:s/>4,073 </text:p>
          </table:table-cell>
          <table:table-cell table:style-name="ce9" table:formula="of:=+[.EH32]+[.EH35]+[.EH36]+[.EH37]+[.EH38]-[.EH39]" office:value-type="float" office:value="4077.46205270481" calcext:value-type="float">
            <text:p><text:s/>4,077 </text:p>
          </table:table-cell>
          <table:table-cell table:style-name="ce9" table:formula="of:=+[.EI32]+[.EI35]+[.EI36]+[.EI37]+[.EI38]-[.EI39]" office:value-type="float" office:value="4081.8535046918" calcext:value-type="float">
            <text:p><text:s/>4,082 </text:p>
          </table:table-cell>
          <table:table-cell table:style-name="ce9" table:formula="of:=+[.EJ32]+[.EJ35]+[.EJ36]+[.EJ37]+[.EJ38]-[.EJ39]" office:value-type="float" office:value="4086.2595173619" calcext:value-type="float">
            <text:p><text:s/>4,086 </text:p>
          </table:table-cell>
          <table:table-cell table:style-name="ce9" table:formula="of:=+[.EK32]+[.EK35]+[.EK36]+[.EK37]+[.EK38]-[.EK39]" office:value-type="float" office:value="4090.68014720086" calcext:value-type="float">
            <text:p><text:s/>4,091 </text:p>
          </table:table-cell>
          <table:table-cell table:style-name="ce9" table:formula="of:=+[.EL32]+[.EL35]+[.EL36]+[.EL37]+[.EL38]-[.EL39]" office:value-type="float" office:value="4095.11545093967" calcext:value-type="float">
            <text:p><text:s/>4,095 </text:p>
          </table:table-cell>
          <table:table-cell table:style-name="ce9" table:formula="of:=+[.EM32]+[.EM35]+[.EM36]+[.EM37]+[.EM38]-[.EM39]" office:value-type="float" office:value="4099.56548555572" calcext:value-type="float">
            <text:p><text:s/>4,100 </text:p>
          </table:table-cell>
          <table:table-cell table:style-name="ce9" table:formula="of:=+[.EN32]+[.EN35]+[.EN36]+[.EN37]+[.EN38]-[.EN39]" office:value-type="float" office:value="4104.03030827395" calcext:value-type="float">
            <text:p><text:s/>4,104 </text:p>
          </table:table-cell>
          <table:table-cell table:style-name="ce9" table:formula="of:=+[.EO32]+[.EO35]+[.EO36]+[.EO37]+[.EO38]-[.EO39]" office:value-type="float" office:value="4108.50997656798" calcext:value-type="float">
            <text:p><text:s/>4,109 </text:p>
          </table:table-cell>
          <table:table-cell table:style-name="ce9" table:formula="of:=+[.EP32]+[.EP35]+[.EP36]+[.EP37]+[.EP38]-[.EP39]" office:value-type="float" office:value="4113.00454816128" calcext:value-type="float">
            <text:p><text:s/>4,113 </text:p>
          </table:table-cell>
          <table:table-cell table:style-name="ce9" table:formula="of:=+[.EQ32]+[.EQ35]+[.EQ36]+[.EQ37]+[.EQ38]-[.EQ39]" office:value-type="float" office:value="4117.51408102834" calcext:value-type="float">
            <text:p><text:s/>4,118 </text:p>
          </table:table-cell>
          <table:table-cell table:style-name="ce9" table:formula="of:=+[.ER32]+[.ER35]+[.ER36]+[.ER37]+[.ER38]-[.ER39]" office:value-type="float" office:value="4122.03863339582" calcext:value-type="float">
            <text:p><text:s/>4,122 </text:p>
          </table:table-cell>
          <table:table-cell table:style-name="ce9" table:formula="of:=+[.ES32]+[.ES35]+[.ES36]+[.ES37]+[.ES38]-[.ES39]" office:value-type="float" office:value="4126.57826374373" calcext:value-type="float">
            <text:p><text:s/>4,127 </text:p>
          </table:table-cell>
          <table:table-cell table:style-name="ce9" table:formula="of:=+[.ET32]+[.ET35]+[.ET36]+[.ET37]+[.ET38]-[.ET39]" office:value-type="float" office:value="4131.13303080661" calcext:value-type="float">
            <text:p><text:s/>4,131 </text:p>
          </table:table-cell>
          <table:table-cell table:style-name="ce9" table:formula="of:=+[.EU32]+[.EU35]+[.EU36]+[.EU37]+[.EU38]-[.EU39]" office:value-type="float" office:value="4135.7029935747" calcext:value-type="float">
            <text:p><text:s/>4,136 </text:p>
          </table:table-cell>
          <table:table-cell table:style-name="ce9" table:formula="of:=+[.EV32]+[.EV35]+[.EV36]+[.EV37]+[.EV38]-[.EV39]" office:value-type="float" office:value="4140.28821129516" calcext:value-type="float">
            <text:p><text:s/>4,140 </text:p>
          </table:table-cell>
          <table:table-cell table:style-name="ce9" table:formula="of:=+[.EW32]+[.EW35]+[.EW36]+[.EW37]+[.EW38]-[.EW39]" office:value-type="float" office:value="4144.88874347323" calcext:value-type="float">
            <text:p><text:s/>4,145 </text:p>
          </table:table-cell>
          <table:table-cell table:style-name="ce9" table:formula="of:=+[.EX32]+[.EX35]+[.EX36]+[.EX37]+[.EX38]-[.EX39]" office:value-type="float" office:value="4149.50464987347" calcext:value-type="float">
            <text:p><text:s/>4,150 </text:p>
          </table:table-cell>
          <table:table-cell table:style-name="ce9" table:formula="of:=+[.EY32]+[.EY35]+[.EY36]+[.EY37]+[.EY38]-[.EY39]" office:value-type="float" office:value="4154.13599052092" calcext:value-type="float">
            <text:p><text:s/>4,154 </text:p>
          </table:table-cell>
          <table:table-cell table:style-name="ce9" table:formula="of:=+[.EZ32]+[.EZ35]+[.EZ36]+[.EZ37]+[.EZ38]-[.EZ39]" office:value-type="float" office:value="4158.78282570236" calcext:value-type="float">
            <text:p><text:s/>4,159 </text:p>
          </table:table-cell>
          <table:table-cell table:style-name="ce9" table:formula="of:=+[.FA32]+[.FA35]+[.FA36]+[.FA37]+[.FA38]-[.FA39]" office:value-type="float" office:value="4163.44521596749" calcext:value-type="float">
            <text:p><text:s/>4,163 </text:p>
          </table:table-cell>
          <table:table-cell table:style-name="ce9" table:formula="of:=+[.FB32]+[.FB35]+[.FB36]+[.FB37]+[.FB38]-[.FB39]" office:value-type="float" office:value="4168.12322213018" calcext:value-type="float">
            <text:p><text:s/>4,168 </text:p>
          </table:table-cell>
          <table:table-cell table:style-name="ce9" table:formula="of:=+[.FC32]+[.FC35]+[.FC36]+[.FC37]+[.FC38]-[.FC39]" office:value-type="float" office:value="4172.8169052697" calcext:value-type="float">
            <text:p><text:s/>4,173 </text:p>
          </table:table-cell>
          <table:table-cell table:style-name="ce9" table:formula="of:=+[.FD32]+[.FD35]+[.FD36]+[.FD37]+[.FD38]-[.FD39]" office:value-type="float" office:value="4177.52632673194" calcext:value-type="float">
            <text:p><text:s/>4,178 </text:p>
          </table:table-cell>
          <table:table-cell table:style-name="ce9" table:formula="of:=+[.FE32]+[.FE35]+[.FE36]+[.FE37]+[.FE38]-[.FE39]" office:value-type="float" office:value="4182.25154813067" calcext:value-type="float">
            <text:p><text:s/>4,182 </text:p>
          </table:table-cell>
          <table:table-cell table:style-name="ce9" table:formula="of:=+[.FF32]+[.FF35]+[.FF36]+[.FF37]+[.FF38]-[.FF39]" office:value-type="float" office:value="4186.99263134875" calcext:value-type="float">
            <text:p><text:s/>4,187 </text:p>
          </table:table-cell>
          <table:table-cell table:style-name="ce9" table:formula="of:=+[.FG32]+[.FG35]+[.FG36]+[.FG37]+[.FG38]-[.FG39]" office:value-type="float" office:value="4191.74963853946" calcext:value-type="float">
            <text:p><text:s/>4,192 </text:p>
          </table:table-cell>
          <table:table-cell table:style-name="ce9" table:formula="of:=+[.FH32]+[.FH35]+[.FH36]+[.FH37]+[.FH38]-[.FH39]" office:value-type="float" office:value="4196.52263212768" calcext:value-type="float">
            <text:p><text:s/>4,197 </text:p>
          </table:table-cell>
          <table:table-cell table:style-name="ce9" table:formula="of:=+[.FI32]+[.FI35]+[.FI36]+[.FI37]+[.FI38]-[.FI39]" office:value-type="float" office:value="4201.31167481121" calcext:value-type="float">
            <text:p><text:s/>4,201 </text:p>
          </table:table-cell>
          <table:table-cell table:style-name="ce9" table:formula="of:=+[.FJ32]+[.FJ35]+[.FJ36]+[.FJ37]+[.FJ38]-[.FJ39]" office:value-type="float" office:value="4206.11682956201" calcext:value-type="float">
            <text:p><text:s/>4,206 </text:p>
          </table:table-cell>
          <table:table-cell table:style-name="ce9" table:formula="of:=+[.FK32]+[.FK35]+[.FK36]+[.FK37]+[.FK38]-[.FK39]" office:value-type="float" office:value="4210.93815962751" calcext:value-type="float">
            <text:p><text:s/>4,211 </text:p>
          </table:table-cell>
          <table:table-cell table:style-name="ce9" table:formula="of:=+[.FL32]+[.FL35]+[.FL36]+[.FL37]+[.FL38]-[.FL39]" office:value-type="float" office:value="4215.77572853186" calcext:value-type="float">
            <text:p><text:s/>4,216 </text:p>
          </table:table-cell>
          <table:table-cell table:style-name="ce9" table:formula="of:=+[.FM32]+[.FM35]+[.FM36]+[.FM37]+[.FM38]-[.FM39]" office:value-type="float" office:value="4220.62960007725" calcext:value-type="float">
            <text:p><text:s/>4,221 </text:p>
          </table:table-cell>
          <table:table-cell table:style-name="ce9" table:formula="of:=+[.FN32]+[.FN35]+[.FN36]+[.FN37]+[.FN38]-[.FN39]" office:value-type="float" office:value="4225.4998383452" calcext:value-type="float">
            <text:p><text:s/>4,225 </text:p>
          </table:table-cell>
          <table:table-cell table:style-name="ce9" table:formula="of:=+[.FO32]+[.FO35]+[.FO36]+[.FO37]+[.FO38]-[.FO39]" office:value-type="float" office:value="4230.38650769785" calcext:value-type="float">
            <text:p><text:s/>4,230 </text:p>
          </table:table-cell>
          <table:table-cell table:style-name="ce9" table:formula="of:=+[.FP32]+[.FP35]+[.FP36]+[.FP37]+[.FP38]-[.FP39]" office:value-type="float" office:value="4235.28967277928" calcext:value-type="float">
            <text:p><text:s/>4,235 </text:p>
          </table:table-cell>
          <table:table-cell table:style-name="ce9" table:formula="of:=+[.FQ32]+[.FQ35]+[.FQ36]+[.FQ37]+[.FQ38]-[.FQ39]" office:value-type="float" office:value="4240.20939851684" calcext:value-type="float">
            <text:p><text:s/>4,240 </text:p>
          </table:table-cell>
          <table:table-cell table:style-name="ce9" table:formula="of:=+[.FR32]+[.FR35]+[.FR36]+[.FR37]+[.FR38]-[.FR39]" office:value-type="float" office:value="4245.14575012246" calcext:value-type="float">
            <text:p><text:s/>4,245 </text:p>
          </table:table-cell>
          <table:table-cell table:style-name="ce9" table:formula="of:=+[.FS32]+[.FS35]+[.FS36]+[.FS37]+[.FS38]-[.FS39]" office:value-type="float" office:value="4250.09879309396" calcext:value-type="float">
            <text:p><text:s/>4,250 </text:p>
          </table:table-cell>
          <table:table-cell table:style-name="ce9" table:formula="of:=+[.FT32]+[.FT35]+[.FT36]+[.FT37]+[.FT38]-[.FT39]" office:value-type="float" office:value="4255.06859321643" calcext:value-type="float">
            <text:p><text:s/>4,255 </text:p>
          </table:table-cell>
          <table:table-cell table:style-name="ce9" table:formula="of:=+[.FU32]+[.FU35]+[.FU36]+[.FU37]+[.FU38]-[.FU39]" office:value-type="float" office:value="4260.05521656351" calcext:value-type="float">
            <text:p><text:s/>4,260 </text:p>
          </table:table-cell>
          <table:table-cell table:style-name="ce9" table:formula="of:=+[.FV32]+[.FV35]+[.FV36]+[.FV37]+[.FV38]-[.FV39]" office:value-type="float" office:value="4265.05872949881" calcext:value-type="float">
            <text:p><text:s/>4,265 </text:p>
          </table:table-cell>
          <table:table-cell table:style-name="ce9" table:formula="of:=+[.FW32]+[.FW35]+[.FW36]+[.FW37]+[.FW38]-[.FW39]" office:value-type="float" office:value="4270.07919867721" calcext:value-type="float">
            <text:p><text:s/>4,270 </text:p>
          </table:table-cell>
          <table:table-cell table:style-name="ce9" table:formula="of:=+[.FX32]+[.FX35]+[.FX36]+[.FX37]+[.FX38]-[.FX39]" office:value-type="float" office:value="4275.11669104626" calcext:value-type="float">
            <text:p><text:s/>4,275 </text:p>
          </table:table-cell>
          <table:table-cell table:style-name="ce9" table:formula="of:=+[.FY32]+[.FY35]+[.FY36]+[.FY37]+[.FY38]-[.FY39]" office:value-type="float" office:value="4280.17127384751" calcext:value-type="float">
            <text:p><text:s/>4,280 </text:p>
          </table:table-cell>
          <table:table-cell table:style-name="ce9" table:formula="of:=+[.FZ32]+[.FZ35]+[.FZ36]+[.FZ37]+[.FZ38]-[.FZ39]" office:value-type="float" office:value="4285.24301461791" calcext:value-type="float">
            <text:p><text:s/>4,285 </text:p>
          </table:table-cell>
          <table:table-cell table:style-name="ce9" table:formula="of:=+[.GA32]+[.GA35]+[.GA36]+[.GA37]+[.GA38]-[.GA39]" office:value-type="float" office:value="4290.33198119119" calcext:value-type="float">
            <text:p><text:s/>4,290 </text:p>
          </table:table-cell>
          <table:table-cell table:style-name="ce9" table:formula="of:=+[.GB32]+[.GB35]+[.GB36]+[.GB37]+[.GB38]-[.GB39]" office:value-type="float" office:value="4295.43824169925" calcext:value-type="float">
            <text:p><text:s/>4,295 </text:p>
          </table:table-cell>
          <table:table-cell table:style-name="ce9" table:formula="of:=+[.GC32]+[.GC35]+[.GC36]+[.GC37]+[.GC38]-[.GC39]" office:value-type="float" office:value="4300.56186457353" calcext:value-type="float">
            <text:p><text:s/>4,301 </text:p>
          </table:table-cell>
          <table:table-cell table:style-name="ce9" table:formula="of:=+[.GD32]+[.GD35]+[.GD36]+[.GD37]+[.GD38]-[.GD39]" office:value-type="float" office:value="4305.70291854643" calcext:value-type="float">
            <text:p><text:s/>4,306 </text:p>
          </table:table-cell>
          <table:table-cell table:style-name="ce9" table:formula="of:=+[.GE32]+[.GE35]+[.GE36]+[.GE37]+[.GE38]-[.GE39]" office:value-type="float" office:value="4310.86147265275" calcext:value-type="float">
            <text:p><text:s/>4,311 </text:p>
          </table:table-cell>
          <table:table-cell table:style-name="ce9" table:formula="of:=+[.GF32]+[.GF35]+[.GF36]+[.GF37]+[.GF38]-[.GF39]" office:value-type="float" office:value="4316.03759623105" calcext:value-type="float">
            <text:p><text:s/>4,316 </text:p>
          </table:table-cell>
          <table:table-cell table:style-name="ce9" table:formula="of:=+[.GG32]+[.GG35]+[.GG36]+[.GG37]+[.GG38]-[.GG39]" office:value-type="float" office:value="4321.23135892508" calcext:value-type="float">
            <text:p><text:s/>4,321 </text:p>
          </table:table-cell>
          <table:table-cell table:style-name="ce9" table:formula="of:=+[.GH32]+[.GH35]+[.GH36]+[.GH37]+[.GH38]-[.GH39]" office:value-type="float" office:value="4326.44283068525" calcext:value-type="float">
            <text:p><text:s/>4,326 </text:p>
          </table:table-cell>
          <table:table-cell table:style-name="ce9" table:formula="of:=+[.GI32]+[.GI35]+[.GI36]+[.GI37]+[.GI38]-[.GI39]" office:value-type="float" office:value="4331.67208177004" calcext:value-type="float">
            <text:p><text:s/>4,332 </text:p>
          </table:table-cell>
          <table:table-cell table:style-name="ce9" table:formula="of:=+[.GJ32]+[.GJ35]+[.GJ36]+[.GJ37]+[.GJ38]-[.GJ39]" office:value-type="float" office:value="4336.91918274742" calcext:value-type="float">
            <text:p><text:s/>4,337 </text:p>
          </table:table-cell>
          <table:table-cell table:style-name="ce9" table:formula="of:=+[.GK32]+[.GK35]+[.GK36]+[.GK37]+[.GK38]-[.GK39]" office:value-type="float" office:value="4342.18420449635" calcext:value-type="float">
            <text:p><text:s/>4,342 </text:p>
          </table:table-cell>
          <table:table-cell table:style-name="ce9" table:formula="of:=+[.GL32]+[.GL35]+[.GL36]+[.GL37]+[.GL38]-[.GL39]" office:value-type="float" office:value="4347.46721820818" calcext:value-type="float">
            <text:p><text:s/>4,347 </text:p>
          </table:table-cell>
          <table:table-cell table:style-name="ce9" table:formula="of:=+[.GM32]+[.GM35]+[.GM36]+[.GM37]+[.GM38]-[.GM39]" office:value-type="float" office:value="4352.76829538818" calcext:value-type="float">
            <text:p><text:s/>4,353 </text:p>
          </table:table-cell>
          <table:table-cell table:style-name="ce9" table:formula="of:=+[.GN32]+[.GN35]+[.GN36]+[.GN37]+[.GN38]-[.GN39]" office:value-type="float" office:value="4358.08750785694" calcext:value-type="float">
            <text:p><text:s/>4,358 </text:p>
          </table:table-cell>
          <table:table-cell table:style-name="ce9" table:formula="of:=+[.GO32]+[.GO35]+[.GO36]+[.GO37]+[.GO38]-[.GO39]" office:value-type="float" office:value="4363.42492775189" calcext:value-type="float">
            <text:p><text:s/>4,363 </text:p>
          </table:table-cell>
          <table:table-cell table:style-name="ce9" table:formula="of:=+[.GP32]+[.GP35]+[.GP36]+[.GP37]+[.GP38]-[.GP39]" office:value-type="float" office:value="4368.78062752879" calcext:value-type="float">
            <text:p><text:s/>4,369 </text:p>
          </table:table-cell>
          <table:table-cell table:style-name="ce9" table:formula="of:=+[.GQ32]+[.GQ35]+[.GQ36]+[.GQ37]+[.GQ38]-[.GQ39]" office:value-type="float" office:value="4374.15467996319" calcext:value-type="float">
            <text:p><text:s/>4,374 </text:p>
          </table:table-cell>
          <table:table-cell table:style-name="ce9" table:formula="of:=+[.GR32]+[.GR35]+[.GR36]+[.GR37]+[.GR38]-[.GR39]" office:value-type="float" office:value="4379.54715815196" calcext:value-type="float">
            <text:p><text:s/>4,380 </text:p>
          </table:table-cell>
          <table:table-cell table:style-name="ce9" table:formula="of:=+[.GS32]+[.GS35]+[.GS36]+[.GS37]+[.GS38]-[.GS39]" office:value-type="float" office:value="4384.9581355148" calcext:value-type="float">
            <text:p><text:s/>4,385 </text:p>
          </table:table-cell>
          <table:table-cell table:style-name="ce9" table:formula="of:=+[.GT32]+[.GT35]+[.GT36]+[.GT37]+[.GT38]-[.GT39]" office:value-type="float" office:value="4390.3876857957" calcext:value-type="float">
            <text:p><text:s/>4,390 </text:p>
          </table:table-cell>
          <table:table-cell table:style-name="ce9" table:formula="of:=+[.GU32]+[.GU35]+[.GU36]+[.GU37]+[.GU38]-[.GU39]" office:value-type="float" office:value="4395.83588306453" calcext:value-type="float">
            <text:p><text:s/>4,396 </text:p>
          </table:table-cell>
          <table:table-cell table:style-name="ce9" table:formula="of:=+[.GV32]+[.GV35]+[.GV36]+[.GV37]+[.GV38]-[.GV39]" office:value-type="float" office:value="4401.30280171854" calcext:value-type="float">
            <text:p><text:s/>4,401 </text:p>
          </table:table-cell>
          <table:table-cell table:style-name="ce9" table:formula="of:=+[.GW32]+[.GW35]+[.GW36]+[.GW37]+[.GW38]-[.GW39]" office:value-type="float" office:value="4406.78851648389" calcext:value-type="float">
            <text:p><text:s/>4,407 </text:p>
          </table:table-cell>
          <table:table-cell table:style-name="ce9" table:formula="of:=+[.GX32]+[.GX35]+[.GX36]+[.GX37]+[.GX38]-[.GX39]" office:value-type="float" office:value="4412.29310241718" calcext:value-type="float">
            <text:p><text:s/>4,412 </text:p>
          </table:table-cell>
          <table:table-cell table:style-name="ce9" table:formula="of:=+[.GY32]+[.GY35]+[.GY36]+[.GY37]+[.GY38]-[.GY39]" office:value-type="float" office:value="4417.81663490706" calcext:value-type="float">
            <text:p><text:s/>4,418 </text:p>
          </table:table-cell>
          <table:table-cell table:style-name="ce9" table:formula="of:=+[.GZ32]+[.GZ35]+[.GZ36]+[.GZ37]+[.GZ38]-[.GZ39]" office:value-type="float" office:value="4423.35918967572" calcext:value-type="float">
            <text:p><text:s/>4,423 </text:p>
          </table:table-cell>
          <table:table-cell table:style-name="ce9" table:formula="of:=+[.HA32]+[.HA35]+[.HA36]+[.HA37]+[.HA38]-[.HA39]" office:value-type="float" office:value="4428.92084278048" calcext:value-type="float">
            <text:p><text:s/>4,429 </text:p>
          </table:table-cell>
          <table:table-cell table:style-name="ce9" table:formula="of:=+[.HB32]+[.HB35]+[.HB36]+[.HB37]+[.HB38]-[.HB39]" office:value-type="float" office:value="4434.5016706154" calcext:value-type="float">
            <text:p><text:s/>4,435 </text:p>
          </table:table-cell>
          <table:table-cell table:style-name="ce9" table:formula="of:=+[.HC32]+[.HC35]+[.HC36]+[.HC37]+[.HC38]-[.HC39]" office:value-type="float" office:value="4440.10174991279" calcext:value-type="float">
            <text:p><text:s/>4,440 </text:p>
          </table:table-cell>
          <table:table-cell table:style-name="ce9" table:formula="of:=+[.HD32]+[.HD35]+[.HD36]+[.HD37]+[.HD38]-[.HD39]" office:value-type="float" office:value="4445.72115774489" calcext:value-type="float">
            <text:p><text:s/>4,446 </text:p>
          </table:table-cell>
          <table:table-cell table:style-name="ce9" table:formula="of:=+[.HE32]+[.HE35]+[.HE36]+[.HE37]+[.HE38]-[.HE39]" office:value-type="float" office:value="4451.35997152536" calcext:value-type="float">
            <text:p><text:s/>4,451 </text:p>
          </table:table-cell>
          <table:table-cell table:style-name="ce9" table:formula="of:=+[.HF32]+[.HF35]+[.HF36]+[.HF37]+[.HF38]-[.HF39]" office:value-type="float" office:value="4457.01826901097" calcext:value-type="float">
            <text:p><text:s/>4,457 </text:p>
          </table:table-cell>
          <table:table-cell table:style-name="ce9" table:formula="of:=+[.HG32]+[.HG35]+[.HG36]+[.HG37]+[.HG38]-[.HG39]" office:value-type="float" office:value="4462.6961283032" calcext:value-type="float">
            <text:p><text:s/>4,463 </text:p>
          </table:table-cell>
          <table:table-cell table:style-name="ce9" table:formula="of:=+[.HH32]+[.HH35]+[.HH36]+[.HH37]+[.HH38]-[.HH39]" office:value-type="float" office:value="4468.3936278498" calcext:value-type="float">
            <text:p><text:s/>4,468 </text:p>
          </table:table-cell>
          <table:table-cell table:style-name="ce9" table:formula="of:=+[.HI32]+[.HI35]+[.HI36]+[.HI37]+[.HI38]-[.HI39]" office:value-type="float" office:value="4474.11084644649" calcext:value-type="float">
            <text:p><text:s/>4,474 </text:p>
          </table:table-cell>
          <table:table-cell table:style-name="ce9" table:formula="of:=+[.HJ32]+[.HJ35]+[.HJ36]+[.HJ37]+[.HJ38]-[.HJ39]" office:value-type="float" office:value="4479.84786323856" calcext:value-type="float">
            <text:p><text:s/>4,480 </text:p>
          </table:table-cell>
          <table:table-cell table:style-name="ce9" table:formula="of:=+[.HK32]+[.HK35]+[.HK36]+[.HK37]+[.HK38]-[.HK39]" office:value-type="float" office:value="4485.60475772252" calcext:value-type="float">
            <text:p><text:s/>4,486 </text:p>
          </table:table-cell>
          <table:table-cell table:style-name="ce9" table:formula="of:=+[.HL32]+[.HL35]+[.HL36]+[.HL37]+[.HL38]-[.HL39]" office:value-type="float" office:value="4491.38160974776" calcext:value-type="float">
            <text:p><text:s/>4,491 </text:p>
          </table:table-cell>
          <table:table-cell table:style-name="ce9" table:formula="of:=+[.HM32]+[.HM35]+[.HM36]+[.HM37]+[.HM38]-[.HM39]" office:value-type="float" office:value="4497.17849951817" calcext:value-type="float">
            <text:p><text:s/>4,497 </text:p>
          </table:table-cell>
          <table:table-cell table:style-name="ce9" table:formula="of:=+[.HN32]+[.HN35]+[.HN36]+[.HN37]+[.HN38]-[.HN39]" office:value-type="float" office:value="4502.99550759388" calcext:value-type="float">
            <text:p><text:s/>4,503 </text:p>
          </table:table-cell>
          <table:table-cell table:style-name="ce9" table:formula="of:=+[.HO32]+[.HO35]+[.HO36]+[.HO37]+[.HO38]-[.HO39]" office:value-type="float" office:value="4508.83271489288" calcext:value-type="float">
            <text:p><text:s/>4,509 </text:p>
          </table:table-cell>
          <table:table-cell table:style-name="ce9" table:formula="of:=+[.HP32]+[.HP35]+[.HP36]+[.HP37]+[.HP38]-[.HP39]" office:value-type="float" office:value="4514.6902026927" calcext:value-type="float">
            <text:p><text:s/>4,515 </text:p>
          </table:table-cell>
          <table:table-cell table:style-name="ce9" table:formula="of:=+[.HQ32]+[.HQ35]+[.HQ36]+[.HQ37]+[.HQ38]-[.HQ39]" office:value-type="float" office:value="4520.56805263216" calcext:value-type="float">
            <text:p><text:s/>4,521 </text:p>
          </table:table-cell>
          <table:table-cell table:style-name="ce9" table:formula="of:=+[.HR32]+[.HR35]+[.HR36]+[.HR37]+[.HR38]-[.HR39]" office:value-type="float" office:value="4526.46634671298" calcext:value-type="float">
            <text:p><text:s/>4,526 </text:p>
          </table:table-cell>
          <table:table-cell table:style-name="ce9" table:formula="of:=+[.HS32]+[.HS35]+[.HS36]+[.HS37]+[.HS38]-[.HS39]" office:value-type="float" office:value="4532.3851673016" calcext:value-type="float">
            <text:p><text:s/>4,532 </text:p>
          </table:table-cell>
          <table:table-cell table:style-name="ce9" table:formula="of:=+[.HT32]+[.HT35]+[.HT36]+[.HT37]+[.HT38]-[.HT39]" office:value-type="float" office:value="4538.32459713078" calcext:value-type="float">
            <text:p><text:s/>4,538 </text:p>
          </table:table-cell>
          <table:table-cell table:style-name="ce9" table:formula="of:=+[.HU32]+[.HU35]+[.HU36]+[.HU37]+[.HU38]-[.HU39]" office:value-type="float" office:value="4544.28471930143" calcext:value-type="float">
            <text:p><text:s/>4,544 </text:p>
          </table:table-cell>
          <table:table-cell table:style-name="ce9" table:formula="of:=+[.HV32]+[.HV35]+[.HV36]+[.HV37]+[.HV38]-[.HV39]" office:value-type="float" office:value="4550.26561728426" calcext:value-type="float">
            <text:p><text:s/>4,550 </text:p>
          </table:table-cell>
          <table:table-cell table:style-name="ce9" table:formula="of:=+[.HW32]+[.HW35]+[.HW36]+[.HW37]+[.HW38]-[.HW39]" office:value-type="float" office:value="4556.26737492158" calcext:value-type="float">
            <text:p><text:s/>4,556 </text:p>
          </table:table-cell>
          <table:table-cell table:style-name="ce9" table:formula="of:=+[.HX32]+[.HX35]+[.HX36]+[.HX37]+[.HX38]-[.HX39]" office:value-type="float" office:value="4562.29007642902" calcext:value-type="float">
            <text:p><text:s/>4,562 </text:p>
          </table:table-cell>
          <table:table-cell table:style-name="ce9" table:formula="of:=+[.HY32]+[.HY35]+[.HY36]+[.HY37]+[.HY38]-[.HY39]" office:value-type="float" office:value="4568.3338063973" calcext:value-type="float">
            <text:p><text:s/>4,568 </text:p>
          </table:table-cell>
          <table:table-cell table:style-name="ce9" table:formula="of:=+[.HZ32]+[.HZ35]+[.HZ36]+[.HZ37]+[.HZ38]-[.HZ39]" office:value-type="float" office:value="4574.39864979399" calcext:value-type="float">
            <text:p><text:s/>4,574 </text:p>
          </table:table-cell>
          <table:table-cell table:style-name="ce9" table:formula="of:=+[.IA32]+[.IA35]+[.IA36]+[.IA37]+[.IA38]-[.IA39]" office:value-type="float" office:value="4580.48469196529" calcext:value-type="float">
            <text:p><text:s/>4,580 </text:p>
          </table:table-cell>
          <table:table-cell table:style-name="ce9" table:formula="of:=+[.IB32]+[.IB35]+[.IB36]+[.IB37]+[.IB38]-[.IB39]" office:value-type="float" office:value="4586.59201863783" calcext:value-type="float">
            <text:p><text:s/>4,587 </text:p>
          </table:table-cell>
          <table:table-cell table:style-name="ce9" table:formula="of:=+[.IC32]+[.IC35]+[.IC36]+[.IC37]+[.IC38]-[.IC39]" office:value-type="float" office:value="4592.72071592043" calcext:value-type="float">
            <text:p><text:s/>4,593 </text:p>
          </table:table-cell>
          <table:table-cell table:style-name="ce9" table:formula="of:=+[.ID32]+[.ID35]+[.ID36]+[.ID37]+[.ID38]-[.ID39]" office:value-type="float" office:value="4598.87087030593" calcext:value-type="float">
            <text:p><text:s/>4,599 </text:p>
          </table:table-cell>
          <table:table-cell table:style-name="ce9" table:formula="of:=+[.IE32]+[.IE35]+[.IE36]+[.IE37]+[.IE38]-[.IE39]" office:value-type="float" office:value="4605.042568673" calcext:value-type="float">
            <text:p><text:s/>4,605 </text:p>
          </table:table-cell>
          <table:table-cell table:style-name="ce9" table:formula="of:=+[.IF32]+[.IF35]+[.IF36]+[.IF37]+[.IF38]-[.IF39]" office:value-type="float" office:value="4611.23589828793" calcext:value-type="float">
            <text:p><text:s/>4,611 </text:p>
          </table:table-cell>
          <table:table-cell table:style-name="ce9" table:formula="of:=+[.IG32]+[.IG35]+[.IG36]+[.IG37]+[.IG38]-[.IG39]" office:value-type="float" office:value="4617.45094680649" calcext:value-type="float">
            <text:p><text:s/>4,617 </text:p>
          </table:table-cell>
          <table:table-cell table:style-name="ce9" table:formula="of:=+[.IH32]+[.IH35]+[.IH36]+[.IH37]+[.IH38]-[.IH39]" office:value-type="float" office:value="4623.68780227578" calcext:value-type="float">
            <text:p><text:s/>4,624 </text:p>
          </table:table-cell>
          <table:table-cell table:style-name="ce9" table:formula="of:=+[.II32]+[.II35]+[.II36]+[.II37]+[.II38]-[.II39]" office:value-type="float" office:value="4629.94655313601" calcext:value-type="float">
            <text:p><text:s/>4,630 </text:p>
          </table:table-cell>
          <table:table-cell table:style-name="ce9" table:formula="of:=+[.IJ32]+[.IJ35]+[.IJ36]+[.IJ37]+[.IJ38]-[.IJ39]" office:value-type="float" office:value="4636.22728822243" calcext:value-type="float">
            <text:p><text:s/>4,636 </text:p>
          </table:table-cell>
          <table:table-cell table:style-name="ce9" table:formula="of:=+[.IK32]+[.IK35]+[.IK36]+[.IK37]+[.IK38]-[.IK39]" office:value-type="float" office:value="4642.53009676716" calcext:value-type="float">
            <text:p><text:s/>4,643 </text:p>
          </table:table-cell>
          <table:table-cell table:style-name="ce9" table:formula="of:=+[.IL32]+[.IL35]+[.IL36]+[.IL37]+[.IL38]-[.IL39]" office:value-type="float" office:value="4648.85506840105" calcext:value-type="float">
            <text:p><text:s/>4,649 </text:p>
          </table:table-cell>
          <table:table-cell table:style-name="ce9" table:formula="of:=+[.IM32]+[.IM35]+[.IM36]+[.IM37]+[.IM38]-[.IM39]" office:value-type="float" office:value="4655.20229315559" calcext:value-type="float">
            <text:p><text:s/>4,655 </text:p>
          </table:table-cell>
          <table:table-cell table:style-name="ce9" table:formula="of:=+[.IN32]+[.IN35]+[.IN36]+[.IN37]+[.IN38]-[.IN39]" office:value-type="float" office:value="4661.5718614648" calcext:value-type="float">
            <text:p><text:s/>4,662 </text:p>
          </table:table-cell>
          <table:table-cell table:style-name="ce9" table:formula="of:=+[.IO32]+[.IO35]+[.IO36]+[.IO37]+[.IO38]-[.IO39]" office:value-type="float" office:value="4667.96386416709" calcext:value-type="float">
            <text:p><text:s/>4,668 </text:p>
          </table:table-cell>
          <table:table-cell table:style-name="ce9" table:formula="of:=+[.IP32]+[.IP35]+[.IP36]+[.IP37]+[.IP38]-[.IP39]" office:value-type="float" office:value="4674.37839250723" calcext:value-type="float">
            <text:p><text:s/>4,674 </text:p>
          </table:table-cell>
          <table:table-cell table:style-name="ce9" table:formula="of:=+[.IQ32]+[.IQ35]+[.IQ36]+[.IQ37]+[.IQ38]-[.IQ39]" office:value-type="float" office:value="4680.81553813823" calcext:value-type="float">
            <text:p><text:s/>4,681 </text:p>
          </table:table-cell>
          <table:table-cell table:style-name="ce9" table:formula="of:=+[.IR32]+[.IR35]+[.IR36]+[.IR37]+[.IR38]-[.IR39]" office:value-type="float" office:value="4687.27539312328" calcext:value-type="float">
            <text:p><text:s/>4,687 </text:p>
          </table:table-cell>
          <table:table-cell table:style-name="ce9" table:formula="of:=+[.IS32]+[.IS35]+[.IS36]+[.IS37]+[.IS38]-[.IS39]" office:value-type="float" office:value="4693.75804993767" calcext:value-type="float">
            <text:p><text:s/>4,694 </text:p>
          </table:table-cell>
          <table:table-cell table:style-name="ce9" table:formula="of:=+[.IT32]+[.IT35]+[.IT36]+[.IT37]+[.IT38]-[.IT39]" office:value-type="float" office:value="4700.26360147078" calcext:value-type="float">
            <text:p><text:s/>4,700 </text:p>
          </table:table-cell>
          <table:table-cell table:style-name="ce9" table:formula="of:=+[.IU32]+[.IU35]+[.IU36]+[.IU37]+[.IU38]-[.IU39]" office:value-type="float" office:value="4706.792141028" calcext:value-type="float">
            <text:p><text:s/>4,707 </text:p>
          </table:table-cell>
          <table:table-cell table:style-name="ce9" table:formula="of:=+[.IV32]+[.IV35]+[.IV36]+[.IV37]+[.IV38]-[.IV39]" office:value-type="float" office:value="4713.3437623327" calcext:value-type="float">
            <text:p><text:s/>4,713 </text:p>
          </table:table-cell>
          <table:table-cell table:style-name="ce9" table:number-columns-repeated="768"/>
        </table:table-row>
        <table:table-row table:style-name="ro1">
          <table:table-cell/>
          <table:table-cell table:style-name="ce9" table:number-columns-repeated="1023"/>
        </table:table-row>
        <table:table-row table:style-name="ro1">
          <table:table-cell table:style-name="ce1" office:value-type="string" calcext:value-type="string">
            <text:p>Renting Scenario</text:p>
          </table:table-cell>
          <table:table-cell table:style-name="ce10" table:number-columns-repeated="1023"/>
        </table:table-row>
        <table:table-row table:style-name="ro1">
          <table:table-cell office:value-type="string" calcext:value-type="string">
            <text:p>Cashflow that could be spent on home-purchase/expesnes</text:p>
          </table:table-cell>
          <table:table-cell table:style-name="ce9"/>
          <table:table-cell table:style-name="ce9" table:formula="of:=+[.C40]" office:value-type="float" office:value="3597.73903929013" calcext:value-type="float">
            <text:p><text:s/>3,598 </text:p>
          </table:table-cell>
          <table:table-cell table:style-name="ce9" table:formula="of:=+[.D40]" office:value-type="float" office:value="3600.59502284907" calcext:value-type="float">
            <text:p><text:s/>3,601 </text:p>
          </table:table-cell>
          <table:table-cell table:style-name="ce9" table:formula="of:=+[.E40]" office:value-type="float" office:value="3603.45978502371" calcext:value-type="float">
            <text:p><text:s/>3,603 </text:p>
          </table:table-cell>
          <table:table-cell table:style-name="ce9" table:formula="of:=+[.F40]" office:value-type="float" office:value="3606.33335769001" calcext:value-type="float">
            <text:p><text:s/>3,606 </text:p>
          </table:table-cell>
          <table:table-cell table:style-name="ce9" table:formula="of:=+[.G40]" office:value-type="float" office:value="3609.21577285611" calcext:value-type="float">
            <text:p><text:s/>3,609 </text:p>
          </table:table-cell>
          <table:table-cell table:style-name="ce9" table:formula="of:=+[.H40]" office:value-type="float" office:value="3612.10706266302" calcext:value-type="float">
            <text:p><text:s/>3,612 </text:p>
          </table:table-cell>
          <table:table-cell table:style-name="ce9" table:formula="of:=+[.I40]" office:value-type="float" office:value="3615.00725938515" calcext:value-type="float">
            <text:p><text:s/>3,615 </text:p>
          </table:table-cell>
          <table:table-cell table:style-name="ce9" table:formula="of:=+[.J40]" office:value-type="float" office:value="3617.91639543096" calcext:value-type="float">
            <text:p><text:s/>3,618 </text:p>
          </table:table-cell>
          <table:table-cell table:style-name="ce9" table:formula="of:=+[.K40]" office:value-type="float" office:value="3620.83450334356" calcext:value-type="float">
            <text:p><text:s/>3,621 </text:p>
          </table:table-cell>
          <table:table-cell table:style-name="ce9" table:formula="of:=+[.L40]" office:value-type="float" office:value="3623.76161580127" calcext:value-type="float">
            <text:p><text:s/>3,624 </text:p>
          </table:table-cell>
          <table:table-cell table:style-name="ce9" table:formula="of:=+[.M40]" office:value-type="float" office:value="3626.69776561832" calcext:value-type="float">
            <text:p><text:s/>3,627 </text:p>
          </table:table-cell>
          <table:table-cell table:style-name="ce9" table:formula="of:=+[.N40]" office:value-type="float" office:value="3629.64298574538" calcext:value-type="float">
            <text:p><text:s/>3,630 </text:p>
          </table:table-cell>
          <table:table-cell table:style-name="ce9" table:formula="of:=+[.O40]" office:value-type="float" office:value="3632.59730927023" calcext:value-type="float">
            <text:p><text:s/>3,633 </text:p>
          </table:table-cell>
          <table:table-cell table:style-name="ce9" table:formula="of:=+[.P40]" office:value-type="float" office:value="3635.56076941837" calcext:value-type="float">
            <text:p><text:s/>3,636 </text:p>
          </table:table-cell>
          <table:table-cell table:style-name="ce9" table:formula="of:=+[.Q40]" office:value-type="float" office:value="3638.53339955364" calcext:value-type="float">
            <text:p><text:s/>3,639 </text:p>
          </table:table-cell>
          <table:table-cell table:style-name="ce9" table:formula="of:=+[.R40]" office:value-type="float" office:value="3641.51523317884" calcext:value-type="float">
            <text:p><text:s/>3,642 </text:p>
          </table:table-cell>
          <table:table-cell table:style-name="ce9" table:formula="of:=+[.S40]" office:value-type="float" office:value="3644.50630393637" calcext:value-type="float">
            <text:p><text:s/>3,645 </text:p>
          </table:table-cell>
          <table:table-cell table:style-name="ce9" table:formula="of:=+[.T40]" office:value-type="float" office:value="3647.50664560887" calcext:value-type="float">
            <text:p><text:s/>3,648 </text:p>
          </table:table-cell>
          <table:table-cell table:style-name="ce9" table:formula="of:=+[.U40]" office:value-type="float" office:value="3650.51629211984" calcext:value-type="float">
            <text:p><text:s/>3,651 </text:p>
          </table:table-cell>
          <table:table-cell table:style-name="ce9" table:formula="of:=+[.V40]" office:value-type="float" office:value="3653.53527753429" calcext:value-type="float">
            <text:p><text:s/>3,654 </text:p>
          </table:table-cell>
          <table:table-cell table:style-name="ce9" table:formula="of:=+[.W40]" office:value-type="float" office:value="3656.56363605938" calcext:value-type="float">
            <text:p><text:s/>3,657 </text:p>
          </table:table-cell>
          <table:table-cell table:style-name="ce9" table:formula="of:=+[.X40]" office:value-type="float" office:value="3659.60140204505" calcext:value-type="float">
            <text:p><text:s/>3,660 </text:p>
          </table:table-cell>
          <table:table-cell table:style-name="ce9" table:formula="of:=+[.Y40]" office:value-type="float" office:value="3662.6486099847" calcext:value-type="float">
            <text:p><text:s/>3,663 </text:p>
          </table:table-cell>
          <table:table-cell table:style-name="ce9" table:formula="of:=+[.Z40]" office:value-type="float" office:value="3665.70529451582" calcext:value-type="float">
            <text:p><text:s/>3,666 </text:p>
          </table:table-cell>
          <table:table-cell table:style-name="ce9" table:formula="of:=+[.AA40]" office:value-type="float" office:value="3668.77149042064" calcext:value-type="float">
            <text:p><text:s/>3,669 </text:p>
          </table:table-cell>
          <table:table-cell table:style-name="ce9" table:formula="of:=+[.AB40]" office:value-type="float" office:value="3671.84723262681" calcext:value-type="float">
            <text:p><text:s/>3,672 </text:p>
          </table:table-cell>
          <table:table-cell table:style-name="ce9" table:formula="of:=+[.AC40]" office:value-type="float" office:value="3674.93255620802" calcext:value-type="float">
            <text:p><text:s/>3,675 </text:p>
          </table:table-cell>
          <table:table-cell table:style-name="ce9" table:formula="of:=+[.AD40]" office:value-type="float" office:value="3678.02749638473" calcext:value-type="float">
            <text:p><text:s/>3,678 </text:p>
          </table:table-cell>
          <table:table-cell table:style-name="ce9" table:formula="of:=+[.AE40]" office:value-type="float" office:value="3681.13208852476" calcext:value-type="float">
            <text:p><text:s/>3,681 </text:p>
          </table:table-cell>
          <table:table-cell table:style-name="ce9" table:formula="of:=+[.AF40]" office:value-type="float" office:value="3684.24636814401" calcext:value-type="float">
            <text:p><text:s/>3,684 </text:p>
          </table:table-cell>
          <table:table-cell table:style-name="ce9" table:formula="of:=+[.AG40]" office:value-type="float" office:value="3687.37037090715" calcext:value-type="float">
            <text:p><text:s/>3,687 </text:p>
          </table:table-cell>
          <table:table-cell table:style-name="ce9" table:formula="of:=+[.AH40]" office:value-type="float" office:value="3690.50413262822" calcext:value-type="float">
            <text:p><text:s/>3,691 </text:p>
          </table:table-cell>
          <table:table-cell table:style-name="ce9" table:formula="of:=+[.AI40]" office:value-type="float" office:value="3693.64768927138" calcext:value-type="float">
            <text:p><text:s/>3,694 </text:p>
          </table:table-cell>
          <table:table-cell table:style-name="ce9" table:formula="of:=+[.AJ40]" office:value-type="float" office:value="3696.80107695159" calcext:value-type="float">
            <text:p><text:s/>3,697 </text:p>
          </table:table-cell>
          <table:table-cell table:style-name="ce9" table:formula="of:=+[.AK40]" office:value-type="float" office:value="3699.96433193524" calcext:value-type="float">
            <text:p><text:s/>3,700 </text:p>
          </table:table-cell>
          <table:table-cell table:style-name="ce9" table:formula="of:=+[.AL40]" office:value-type="float" office:value="3703.13749064092" calcext:value-type="float">
            <text:p><text:s/>3,703 </text:p>
          </table:table-cell>
          <table:table-cell table:style-name="ce9" table:formula="of:=+[.AM40]" office:value-type="float" office:value="3706.32058964001" calcext:value-type="float">
            <text:p><text:s/>3,706 </text:p>
          </table:table-cell>
          <table:table-cell table:style-name="ce9" table:formula="of:=+[.AN40]" office:value-type="float" office:value="3709.5136656575" calcext:value-type="float">
            <text:p><text:s/>3,710 </text:p>
          </table:table-cell>
          <table:table-cell table:style-name="ce9" table:formula="of:=+[.AO40]" office:value-type="float" office:value="3712.71675557259" calcext:value-type="float">
            <text:p><text:s/>3,713 </text:p>
          </table:table-cell>
          <table:table-cell table:style-name="ce9" table:formula="of:=+[.AP40]" office:value-type="float" office:value="3715.92989641944" calcext:value-type="float">
            <text:p><text:s/>3,716 </text:p>
          </table:table-cell>
          <table:table-cell table:style-name="ce9" table:formula="of:=+[.AQ40]" office:value-type="float" office:value="3719.15312538785" calcext:value-type="float">
            <text:p><text:s/>3,719 </text:p>
          </table:table-cell>
          <table:table-cell table:style-name="ce9" table:formula="of:=+[.AR40]" office:value-type="float" office:value="3722.386479824" calcext:value-type="float">
            <text:p><text:s/>3,722 </text:p>
          </table:table-cell>
          <table:table-cell table:style-name="ce9" table:formula="of:=+[.AS40]" office:value-type="float" office:value="3725.62999723115" calcext:value-type="float">
            <text:p><text:s/>3,726 </text:p>
          </table:table-cell>
          <table:table-cell table:style-name="ce9" table:formula="of:=+[.AT40]" office:value-type="float" office:value="3728.88371527033" calcext:value-type="float">
            <text:p><text:s/>3,729 </text:p>
          </table:table-cell>
          <table:table-cell table:style-name="ce9" table:formula="of:=+[.AU40]" office:value-type="float" office:value="3732.14767176112" calcext:value-type="float">
            <text:p><text:s/>3,732 </text:p>
          </table:table-cell>
          <table:table-cell table:style-name="ce9" table:formula="of:=+[.AV40]" office:value-type="float" office:value="3735.42190468229" calcext:value-type="float">
            <text:p><text:s/>3,735 </text:p>
          </table:table-cell>
          <table:table-cell table:style-name="ce9" table:formula="of:=+[.AW40]" office:value-type="float" office:value="3738.70645217263" calcext:value-type="float">
            <text:p><text:s/>3,739 </text:p>
          </table:table-cell>
          <table:table-cell table:style-name="ce9" table:formula="of:=+[.AX40]" office:value-type="float" office:value="3742.00135253157" calcext:value-type="float">
            <text:p><text:s/>3,742 </text:p>
          </table:table-cell>
          <table:table-cell table:style-name="ce9" table:formula="of:=+[.AY40]" office:value-type="float" office:value="3745.30664422" calcext:value-type="float">
            <text:p><text:s/>3,745 </text:p>
          </table:table-cell>
          <table:table-cell table:style-name="ce9" table:formula="of:=+[.AZ40]" office:value-type="float" office:value="3748.62236586097" calcext:value-type="float">
            <text:p><text:s/>3,749 </text:p>
          </table:table-cell>
          <table:table-cell table:style-name="ce9" table:formula="of:=+[.BA40]" office:value-type="float" office:value="3751.94855624042" calcext:value-type="float">
            <text:p><text:s/>3,752 </text:p>
          </table:table-cell>
          <table:table-cell table:style-name="ce9" table:formula="of:=+[.BB40]" office:value-type="float" office:value="3755.28525430795" calcext:value-type="float">
            <text:p><text:s/>3,755 </text:p>
          </table:table-cell>
          <table:table-cell table:style-name="ce9" table:formula="of:=+[.BC40]" office:value-type="float" office:value="3758.63249917757" calcext:value-type="float">
            <text:p><text:s/>3,759 </text:p>
          </table:table-cell>
          <table:table-cell table:style-name="ce9" table:formula="of:=+[.BD40]" office:value-type="float" office:value="3761.99033012841" calcext:value-type="float">
            <text:p><text:s/>3,762 </text:p>
          </table:table-cell>
          <table:table-cell table:style-name="ce9" table:formula="of:=+[.BE40]" office:value-type="float" office:value="3765.35878660553" calcext:value-type="float">
            <text:p><text:s/>3,765 </text:p>
          </table:table-cell>
          <table:table-cell table:style-name="ce9" table:formula="of:=+[.BF40]" office:value-type="float" office:value="3768.73790822063" calcext:value-type="float">
            <text:p><text:s/>3,769 </text:p>
          </table:table-cell>
          <table:table-cell table:style-name="ce9" table:formula="of:=+[.BG40]" office:value-type="float" office:value="3772.12773475285" calcext:value-type="float">
            <text:p><text:s/>3,772 </text:p>
          </table:table-cell>
          <table:table-cell table:style-name="ce9" table:formula="of:=+[.BH40]" office:value-type="float" office:value="3775.52830614952" calcext:value-type="float">
            <text:p><text:s/>3,776 </text:p>
          </table:table-cell>
          <table:table-cell table:style-name="ce9" table:formula="of:=+[.BI40]" office:value-type="float" office:value="3778.93966252691" calcext:value-type="float">
            <text:p><text:s/>3,779 </text:p>
          </table:table-cell>
          <table:table-cell table:style-name="ce9" table:formula="of:=+[.BJ40]" office:value-type="float" office:value="3782.36184417104" calcext:value-type="float">
            <text:p><text:s/>3,782 </text:p>
          </table:table-cell>
          <table:table-cell table:style-name="ce9" table:formula="of:=+[.BK40]" office:value-type="float" office:value="3785.79489153844" calcext:value-type="float">
            <text:p><text:s/>3,786 </text:p>
          </table:table-cell>
          <table:table-cell table:style-name="ce9" table:formula="of:=+[.BL40]" office:value-type="float" office:value="3789.23884525692" calcext:value-type="float">
            <text:p><text:s/>3,789 </text:p>
          </table:table-cell>
          <table:table-cell table:style-name="ce9" table:formula="of:=+[.BM40]" office:value-type="float" office:value="3792.69374612637" calcext:value-type="float">
            <text:p><text:s/>3,793 </text:p>
          </table:table-cell>
          <table:table-cell table:style-name="ce9" table:formula="of:=+[.BN40]" office:value-type="float" office:value="3796.15963511954" calcext:value-type="float">
            <text:p><text:s/>3,796 </text:p>
          </table:table-cell>
          <table:table-cell table:style-name="ce9" table:formula="of:=+[.BO40]" office:value-type="float" office:value="3799.63655338284" calcext:value-type="float">
            <text:p><text:s/>3,800 </text:p>
          </table:table-cell>
          <table:table-cell table:style-name="ce9" table:formula="of:=+[.BP40]" office:value-type="float" office:value="3803.12454223711" calcext:value-type="float">
            <text:p><text:s/>3,803 </text:p>
          </table:table-cell>
          <table:table-cell table:style-name="ce9" table:formula="of:=+[.BQ40]" office:value-type="float" office:value="3806.62364317847" calcext:value-type="float">
            <text:p><text:s/>3,807 </text:p>
          </table:table-cell>
          <table:table-cell table:style-name="ce9" table:formula="of:=+[.BR40]" office:value-type="float" office:value="3810.13389787906" calcext:value-type="float">
            <text:p><text:s/>3,810 </text:p>
          </table:table-cell>
          <table:table-cell table:style-name="ce9" table:formula="of:=+[.BS40]" office:value-type="float" office:value="3813.6553481879" calcext:value-type="float">
            <text:p><text:s/>3,814 </text:p>
          </table:table-cell>
          <table:table-cell table:style-name="ce9" table:formula="of:=+[.BT40]" office:value-type="float" office:value="3817.18803613168" calcext:value-type="float">
            <text:p><text:s/>3,817 </text:p>
          </table:table-cell>
          <table:table-cell table:style-name="ce9" table:formula="of:=+[.BU40]" office:value-type="float" office:value="3820.73200391555" calcext:value-type="float">
            <text:p><text:s/>3,821 </text:p>
          </table:table-cell>
          <table:table-cell table:style-name="ce9" table:formula="of:=+[.BV40]" office:value-type="float" office:value="3824.287293924" calcext:value-type="float">
            <text:p><text:s/>3,824 </text:p>
          </table:table-cell>
          <table:table-cell table:style-name="ce9" table:formula="of:=+[.BW40]" office:value-type="float" office:value="3827.85394872161" calcext:value-type="float">
            <text:p><text:s/>3,828 </text:p>
          </table:table-cell>
          <table:table-cell table:style-name="ce9" table:formula="of:=+[.BX40]" office:value-type="float" office:value="3831.43201105395" calcext:value-type="float">
            <text:p><text:s/>3,831 </text:p>
          </table:table-cell>
          <table:table-cell table:style-name="ce9" table:formula="of:=+[.BY40]" office:value-type="float" office:value="3835.02152384834" calcext:value-type="float">
            <text:p><text:s/>3,835 </text:p>
          </table:table-cell>
          <table:table-cell table:style-name="ce9" table:formula="of:=+[.BZ40]" office:value-type="float" office:value="3838.62253021474" calcext:value-type="float">
            <text:p><text:s/>3,839 </text:p>
          </table:table-cell>
          <table:table-cell table:style-name="ce9" table:formula="of:=+[.CA40]" office:value-type="float" office:value="3842.23507344654" calcext:value-type="float">
            <text:p><text:s/>3,842 </text:p>
          </table:table-cell>
          <table:table-cell table:style-name="ce9" table:formula="of:=+[.CB40]" office:value-type="float" office:value="3845.85919702146" calcext:value-type="float">
            <text:p><text:s/>3,846 </text:p>
          </table:table-cell>
          <table:table-cell table:style-name="ce9" table:formula="of:=+[.CC40]" office:value-type="float" office:value="3849.49494460234" calcext:value-type="float">
            <text:p><text:s/>3,849 </text:p>
          </table:table-cell>
          <table:table-cell table:style-name="ce9" table:formula="of:=+[.CD40]" office:value-type="float" office:value="3853.14236003804" calcext:value-type="float">
            <text:p><text:s/>3,853 </text:p>
          </table:table-cell>
          <table:table-cell table:style-name="ce9" table:formula="of:=+[.CE40]" office:value-type="float" office:value="3856.80148736423" calcext:value-type="float">
            <text:p><text:s/>3,857 </text:p>
          </table:table-cell>
          <table:table-cell table:style-name="ce9" table:formula="of:=+[.CF40]" office:value-type="float" office:value="3860.47237080434" calcext:value-type="float">
            <text:p><text:s/>3,860 </text:p>
          </table:table-cell>
          <table:table-cell table:style-name="ce9" table:formula="of:=+[.CG40]" office:value-type="float" office:value="3864.15505477034" calcext:value-type="float">
            <text:p><text:s/>3,864 </text:p>
          </table:table-cell>
          <table:table-cell table:style-name="ce9" table:formula="of:=+[.CH40]" office:value-type="float" office:value="3867.84958386364" calcext:value-type="float">
            <text:p><text:s/>3,868 </text:p>
          </table:table-cell>
          <table:table-cell table:style-name="ce9" table:formula="of:=+[.CI40]" office:value-type="float" office:value="3871.55600287596" calcext:value-type="float">
            <text:p><text:s/>3,872 </text:p>
          </table:table-cell>
          <table:table-cell table:style-name="ce9" table:formula="of:=+[.CJ40]" office:value-type="float" office:value="3875.27435679023" calcext:value-type="float">
            <text:p><text:s/>3,875 </text:p>
          </table:table-cell>
          <table:table-cell table:style-name="ce9" table:formula="of:=+[.CK40]" office:value-type="float" office:value="3879.0046907814" calcext:value-type="float">
            <text:p><text:s/>3,879 </text:p>
          </table:table-cell>
          <table:table-cell table:style-name="ce9" table:formula="of:=+[.CL40]" office:value-type="float" office:value="3882.74705021741" calcext:value-type="float">
            <text:p><text:s/>3,883 </text:p>
          </table:table-cell>
          <table:table-cell table:style-name="ce9" table:formula="of:=+[.CM40]" office:value-type="float" office:value="3886.50148066001" calcext:value-type="float">
            <text:p><text:s/>3,887 </text:p>
          </table:table-cell>
          <table:table-cell table:style-name="ce9" table:formula="of:=+[.CN40]" office:value-type="float" office:value="3890.2680278657" calcext:value-type="float">
            <text:p><text:s/>3,890 </text:p>
          </table:table-cell>
          <table:table-cell table:style-name="ce9" table:formula="of:=+[.CO40]" office:value-type="float" office:value="3894.04673778658" calcext:value-type="float">
            <text:p><text:s/>3,894 </text:p>
          </table:table-cell>
          <table:table-cell table:style-name="ce9" table:formula="of:=+[.CP40]" office:value-type="float" office:value="3897.8376565713" calcext:value-type="float">
            <text:p><text:s/>3,898 </text:p>
          </table:table-cell>
          <table:table-cell table:style-name="ce9" table:formula="of:=+[.CQ40]" office:value-type="float" office:value="3901.64083056592" calcext:value-type="float">
            <text:p><text:s/>3,902 </text:p>
          </table:table-cell>
          <table:table-cell table:style-name="ce9" table:formula="of:=+[.CR40]" office:value-type="float" office:value="3905.45630631487" calcext:value-type="float">
            <text:p><text:s/>3,905 </text:p>
          </table:table-cell>
          <table:table-cell table:style-name="ce9" table:formula="of:=+[.CS40]" office:value-type="float" office:value="3909.28413056179" calcext:value-type="float">
            <text:p><text:s/>3,909 </text:p>
          </table:table-cell>
          <table:table-cell table:style-name="ce9" table:formula="of:=+[.CT40]" office:value-type="float" office:value="3913.12435025054" calcext:value-type="float">
            <text:p><text:s/>3,913 </text:p>
          </table:table-cell>
          <table:table-cell table:style-name="ce9" table:formula="of:=+[.CU40]" office:value-type="float" office:value="3916.97701252604" calcext:value-type="float">
            <text:p><text:s/>3,917 </text:p>
          </table:table-cell>
          <table:table-cell table:style-name="ce9" table:formula="of:=+[.CV40]" office:value-type="float" office:value="3920.84216473525" calcext:value-type="float">
            <text:p><text:s/>3,921 </text:p>
          </table:table-cell>
          <table:table-cell table:style-name="ce9" table:formula="of:=+[.CW40]" office:value-type="float" office:value="3924.71985442807" calcext:value-type="float">
            <text:p><text:s/>3,925 </text:p>
          </table:table-cell>
          <table:table-cell table:style-name="ce9" table:formula="of:=+[.CX40]" office:value-type="float" office:value="3928.61012935832" calcext:value-type="float">
            <text:p><text:s/>3,929 </text:p>
          </table:table-cell>
          <table:table-cell table:style-name="ce9" table:formula="of:=+[.CY40]" office:value-type="float" office:value="3932.5130374846" calcext:value-type="float">
            <text:p><text:s/>3,933 </text:p>
          </table:table-cell>
          <table:table-cell table:style-name="ce9" table:formula="of:=+[.CZ40]" office:value-type="float" office:value="3936.42862697134" calcext:value-type="float">
            <text:p><text:s/>3,936 </text:p>
          </table:table-cell>
          <table:table-cell table:style-name="ce9" table:formula="of:=+[.DA40]" office:value-type="float" office:value="3940.35694618965" calcext:value-type="float">
            <text:p><text:s/>3,940 </text:p>
          </table:table-cell>
          <table:table-cell table:style-name="ce9" table:formula="of:=+[.DB40]" office:value-type="float" office:value="3944.29804371834" calcext:value-type="float">
            <text:p><text:s/>3,944 </text:p>
          </table:table-cell>
          <table:table-cell table:style-name="ce9" table:formula="of:=+[.DC40]" office:value-type="float" office:value="3948.25196834487" calcext:value-type="float">
            <text:p><text:s/>3,948 </text:p>
          </table:table-cell>
          <table:table-cell table:style-name="ce9" table:formula="of:=+[.DD40]" office:value-type="float" office:value="3952.21876906626" calcext:value-type="float">
            <text:p><text:s/>3,952 </text:p>
          </table:table-cell>
          <table:table-cell table:style-name="ce9" table:formula="of:=+[.DE40]" office:value-type="float" office:value="3956.19849509013" calcext:value-type="float">
            <text:p><text:s/>3,956 </text:p>
          </table:table-cell>
          <table:table-cell table:style-name="ce9" table:formula="of:=+[.DF40]" office:value-type="float" office:value="3960.19119583565" calcext:value-type="float">
            <text:p><text:s/>3,960 </text:p>
          </table:table-cell>
          <table:table-cell table:style-name="ce9" table:formula="of:=+[.DG40]" office:value-type="float" office:value="3964.19692093447" calcext:value-type="float">
            <text:p><text:s/>3,964 </text:p>
          </table:table-cell>
          <table:table-cell table:style-name="ce9" table:formula="of:=+[.DH40]" office:value-type="float" office:value="3968.21572023177" calcext:value-type="float">
            <text:p><text:s/>3,968 </text:p>
          </table:table-cell>
          <table:table-cell table:style-name="ce9" table:formula="of:=+[.DI40]" office:value-type="float" office:value="3972.24764378721" calcext:value-type="float">
            <text:p><text:s/>3,972 </text:p>
          </table:table-cell>
          <table:table-cell table:style-name="ce9" table:formula="of:=+[.DJ40]" office:value-type="float" office:value="3976.29274187593" calcext:value-type="float">
            <text:p><text:s/>3,976 </text:p>
          </table:table-cell>
          <table:table-cell table:style-name="ce9" table:formula="of:=+[.DK40]" office:value-type="float" office:value="3980.35106498952" calcext:value-type="float">
            <text:p><text:s/>3,980 </text:p>
          </table:table-cell>
          <table:table-cell table:style-name="ce9" table:formula="of:=+[.DL40]" office:value-type="float" office:value="3984.42266383709" calcext:value-type="float">
            <text:p><text:s/>3,984 </text:p>
          </table:table-cell>
          <table:table-cell table:style-name="ce9" table:formula="of:=+[.DM40]" office:value-type="float" office:value="3988.50758934619" calcext:value-type="float">
            <text:p><text:s/>3,989 </text:p>
          </table:table-cell>
          <table:table-cell table:style-name="ce9" table:formula="of:=+[.DN40]" office:value-type="float" office:value="3992.60589266388" calcext:value-type="float">
            <text:p><text:s/>3,993 </text:p>
          </table:table-cell>
          <table:table-cell table:style-name="ce9" table:formula="of:=+[.DO40]" office:value-type="float" office:value="3996.71762515772" calcext:value-type="float">
            <text:p><text:s/>3,997 </text:p>
          </table:table-cell>
          <table:table-cell table:style-name="ce9" table:formula="of:=+[.DP40]" office:value-type="float" office:value="4000.8428384168" calcext:value-type="float">
            <text:p><text:s/>4,001 </text:p>
          </table:table-cell>
          <table:table-cell table:style-name="ce9" table:formula="of:=+[.DQ40]" office:value-type="float" office:value="4004.98158425277" calcext:value-type="float">
            <text:p><text:s/>4,005 </text:p>
          </table:table-cell>
          <table:table-cell table:style-name="ce9" table:formula="of:=+[.DR40]" office:value-type="float" office:value="4009.13391470084" calcext:value-type="float">
            <text:p><text:s/>4,009 </text:p>
          </table:table-cell>
          <table:table-cell table:style-name="ce9" table:formula="of:=+[.DS40]" office:value-type="float" office:value="4013.29988202086" calcext:value-type="float">
            <text:p><text:s/>4,013 </text:p>
          </table:table-cell>
          <table:table-cell table:style-name="ce9" table:formula="of:=+[.DT40]" office:value-type="float" office:value="4017.47953869832" calcext:value-type="float">
            <text:p><text:s/>4,017 </text:p>
          </table:table-cell>
          <table:table-cell table:style-name="ce9" table:formula="of:=+[.DU40]" office:value-type="float" office:value="4021.67293744542" calcext:value-type="float">
            <text:p><text:s/>4,022 </text:p>
          </table:table-cell>
          <table:table-cell table:style-name="ce9" table:formula="of:=+[.DV40]" office:value-type="float" office:value="4025.88013120212" calcext:value-type="float">
            <text:p><text:s/>4,026 </text:p>
          </table:table-cell>
          <table:table-cell table:style-name="ce9" table:formula="of:=+[.DW40]" office:value-type="float" office:value="4030.10117313717" calcext:value-type="float">
            <text:p><text:s/>4,030 </text:p>
          </table:table-cell>
          <table:table-cell table:style-name="ce9" table:formula="of:=+[.DX40]" office:value-type="float" office:value="4034.3361166492" calcext:value-type="float">
            <text:p><text:s/>4,034 </text:p>
          </table:table-cell>
          <table:table-cell table:style-name="ce9" table:formula="of:=+[.DY40]" office:value-type="float" office:value="4038.58501536778" calcext:value-type="float">
            <text:p><text:s/>4,039 </text:p>
          </table:table-cell>
          <table:table-cell table:style-name="ce9" table:formula="of:=+[.DZ40]" office:value-type="float" office:value="4042.84792315445" calcext:value-type="float">
            <text:p><text:s/>4,043 </text:p>
          </table:table-cell>
          <table:table-cell table:style-name="ce9" table:formula="of:=+[.EA40]" office:value-type="float" office:value="4047.12489410387" calcext:value-type="float">
            <text:p><text:s/>4,047 </text:p>
          </table:table-cell>
          <table:table-cell table:style-name="ce9" table:formula="of:=+[.EB40]" office:value-type="float" office:value="4051.41598254484" calcext:value-type="float">
            <text:p><text:s/>4,051 </text:p>
          </table:table-cell>
          <table:table-cell table:style-name="ce9" table:formula="of:=+[.EC40]" office:value-type="float" office:value="4055.7212430414" calcext:value-type="float">
            <text:p><text:s/>4,056 </text:p>
          </table:table-cell>
          <table:table-cell table:style-name="ce9" table:formula="of:=+[.ED40]" office:value-type="float" office:value="4060.04073039393" calcext:value-type="float">
            <text:p><text:s/>4,060 </text:p>
          </table:table-cell>
          <table:table-cell table:style-name="ce9" table:formula="of:=+[.EE40]" office:value-type="float" office:value="4064.37449964025" calcext:value-type="float">
            <text:p><text:s/>4,064 </text:p>
          </table:table-cell>
          <table:table-cell table:style-name="ce9" table:formula="of:=+[.EF40]" office:value-type="float" office:value="4068.72260605672" calcext:value-type="float">
            <text:p><text:s/>4,069 </text:p>
          </table:table-cell>
          <table:table-cell table:style-name="ce9" table:formula="of:=+[.EG40]" office:value-type="float" office:value="4073.08510515932" calcext:value-type="float">
            <text:p><text:s/>4,073 </text:p>
          </table:table-cell>
          <table:table-cell table:style-name="ce9" table:formula="of:=+[.EH40]" office:value-type="float" office:value="4077.46205270481" calcext:value-type="float">
            <text:p><text:s/>4,077 </text:p>
          </table:table-cell>
          <table:table-cell table:style-name="ce9" table:formula="of:=+[.EI40]" office:value-type="float" office:value="4081.8535046918" calcext:value-type="float">
            <text:p><text:s/>4,082 </text:p>
          </table:table-cell>
          <table:table-cell table:style-name="ce9" table:formula="of:=+[.EJ40]" office:value-type="float" office:value="4086.2595173619" calcext:value-type="float">
            <text:p><text:s/>4,086 </text:p>
          </table:table-cell>
          <table:table-cell table:style-name="ce9" table:formula="of:=+[.EK40]" office:value-type="float" office:value="4090.68014720086" calcext:value-type="float">
            <text:p><text:s/>4,091 </text:p>
          </table:table-cell>
          <table:table-cell table:style-name="ce9" table:formula="of:=+[.EL40]" office:value-type="float" office:value="4095.11545093967" calcext:value-type="float">
            <text:p><text:s/>4,095 </text:p>
          </table:table-cell>
          <table:table-cell table:style-name="ce9" table:formula="of:=+[.EM40]" office:value-type="float" office:value="4099.56548555572" calcext:value-type="float">
            <text:p><text:s/>4,100 </text:p>
          </table:table-cell>
          <table:table-cell table:style-name="ce9" table:formula="of:=+[.EN40]" office:value-type="float" office:value="4104.03030827395" calcext:value-type="float">
            <text:p><text:s/>4,104 </text:p>
          </table:table-cell>
          <table:table-cell table:style-name="ce9" table:formula="of:=+[.EO40]" office:value-type="float" office:value="4108.50997656798" calcext:value-type="float">
            <text:p><text:s/>4,109 </text:p>
          </table:table-cell>
          <table:table-cell table:style-name="ce9" table:formula="of:=+[.EP40]" office:value-type="float" office:value="4113.00454816128" calcext:value-type="float">
            <text:p><text:s/>4,113 </text:p>
          </table:table-cell>
          <table:table-cell table:style-name="ce9" table:formula="of:=+[.EQ40]" office:value-type="float" office:value="4117.51408102834" calcext:value-type="float">
            <text:p><text:s/>4,118 </text:p>
          </table:table-cell>
          <table:table-cell table:style-name="ce9" table:formula="of:=+[.ER40]" office:value-type="float" office:value="4122.03863339582" calcext:value-type="float">
            <text:p><text:s/>4,122 </text:p>
          </table:table-cell>
          <table:table-cell table:style-name="ce9" table:formula="of:=+[.ES40]" office:value-type="float" office:value="4126.57826374373" calcext:value-type="float">
            <text:p><text:s/>4,127 </text:p>
          </table:table-cell>
          <table:table-cell table:style-name="ce9" table:formula="of:=+[.ET40]" office:value-type="float" office:value="4131.13303080661" calcext:value-type="float">
            <text:p><text:s/>4,131 </text:p>
          </table:table-cell>
          <table:table-cell table:style-name="ce9" table:formula="of:=+[.EU40]" office:value-type="float" office:value="4135.7029935747" calcext:value-type="float">
            <text:p><text:s/>4,136 </text:p>
          </table:table-cell>
          <table:table-cell table:style-name="ce9" table:formula="of:=+[.EV40]" office:value-type="float" office:value="4140.28821129516" calcext:value-type="float">
            <text:p><text:s/>4,140 </text:p>
          </table:table-cell>
          <table:table-cell table:style-name="ce9" table:formula="of:=+[.EW40]" office:value-type="float" office:value="4144.88874347323" calcext:value-type="float">
            <text:p><text:s/>4,145 </text:p>
          </table:table-cell>
          <table:table-cell table:style-name="ce9" table:formula="of:=+[.EX40]" office:value-type="float" office:value="4149.50464987347" calcext:value-type="float">
            <text:p><text:s/>4,150 </text:p>
          </table:table-cell>
          <table:table-cell table:style-name="ce9" table:formula="of:=+[.EY40]" office:value-type="float" office:value="4154.13599052092" calcext:value-type="float">
            <text:p><text:s/>4,154 </text:p>
          </table:table-cell>
          <table:table-cell table:style-name="ce9" table:formula="of:=+[.EZ40]" office:value-type="float" office:value="4158.78282570236" calcext:value-type="float">
            <text:p><text:s/>4,159 </text:p>
          </table:table-cell>
          <table:table-cell table:style-name="ce9" table:formula="of:=+[.FA40]" office:value-type="float" office:value="4163.44521596749" calcext:value-type="float">
            <text:p><text:s/>4,163 </text:p>
          </table:table-cell>
          <table:table-cell table:style-name="ce9" table:formula="of:=+[.FB40]" office:value-type="float" office:value="4168.12322213018" calcext:value-type="float">
            <text:p><text:s/>4,168 </text:p>
          </table:table-cell>
          <table:table-cell table:style-name="ce9" table:formula="of:=+[.FC40]" office:value-type="float" office:value="4172.8169052697" calcext:value-type="float">
            <text:p><text:s/>4,173 </text:p>
          </table:table-cell>
          <table:table-cell table:style-name="ce9" table:formula="of:=+[.FD40]" office:value-type="float" office:value="4177.52632673194" calcext:value-type="float">
            <text:p><text:s/>4,178 </text:p>
          </table:table-cell>
          <table:table-cell table:style-name="ce9" table:formula="of:=+[.FE40]" office:value-type="float" office:value="4182.25154813067" calcext:value-type="float">
            <text:p><text:s/>4,182 </text:p>
          </table:table-cell>
          <table:table-cell table:style-name="ce9" table:formula="of:=+[.FF40]" office:value-type="float" office:value="4186.99263134875" calcext:value-type="float">
            <text:p><text:s/>4,187 </text:p>
          </table:table-cell>
          <table:table-cell table:style-name="ce9" table:formula="of:=+[.FG40]" office:value-type="float" office:value="4191.74963853946" calcext:value-type="float">
            <text:p><text:s/>4,192 </text:p>
          </table:table-cell>
          <table:table-cell table:style-name="ce9" table:formula="of:=+[.FH40]" office:value-type="float" office:value="4196.52263212768" calcext:value-type="float">
            <text:p><text:s/>4,197 </text:p>
          </table:table-cell>
          <table:table-cell table:style-name="ce9" table:formula="of:=+[.FI40]" office:value-type="float" office:value="4201.31167481121" calcext:value-type="float">
            <text:p><text:s/>4,201 </text:p>
          </table:table-cell>
          <table:table-cell table:style-name="ce9" table:formula="of:=+[.FJ40]" office:value-type="float" office:value="4206.11682956201" calcext:value-type="float">
            <text:p><text:s/>4,206 </text:p>
          </table:table-cell>
          <table:table-cell table:style-name="ce9" table:formula="of:=+[.FK40]" office:value-type="float" office:value="4210.93815962751" calcext:value-type="float">
            <text:p><text:s/>4,211 </text:p>
          </table:table-cell>
          <table:table-cell table:style-name="ce9" table:formula="of:=+[.FL40]" office:value-type="float" office:value="4215.77572853186" calcext:value-type="float">
            <text:p><text:s/>4,216 </text:p>
          </table:table-cell>
          <table:table-cell table:style-name="ce9" table:formula="of:=+[.FM40]" office:value-type="float" office:value="4220.62960007725" calcext:value-type="float">
            <text:p><text:s/>4,221 </text:p>
          </table:table-cell>
          <table:table-cell table:style-name="ce9" table:formula="of:=+[.FN40]" office:value-type="float" office:value="4225.4998383452" calcext:value-type="float">
            <text:p><text:s/>4,225 </text:p>
          </table:table-cell>
          <table:table-cell table:style-name="ce9" table:formula="of:=+[.FO40]" office:value-type="float" office:value="4230.38650769785" calcext:value-type="float">
            <text:p><text:s/>4,230 </text:p>
          </table:table-cell>
          <table:table-cell table:style-name="ce9" table:formula="of:=+[.FP40]" office:value-type="float" office:value="4235.28967277928" calcext:value-type="float">
            <text:p><text:s/>4,235 </text:p>
          </table:table-cell>
          <table:table-cell table:style-name="ce9" table:formula="of:=+[.FQ40]" office:value-type="float" office:value="4240.20939851684" calcext:value-type="float">
            <text:p><text:s/>4,240 </text:p>
          </table:table-cell>
          <table:table-cell table:style-name="ce9" table:formula="of:=+[.FR40]" office:value-type="float" office:value="4245.14575012246" calcext:value-type="float">
            <text:p><text:s/>4,245 </text:p>
          </table:table-cell>
          <table:table-cell table:style-name="ce9" table:formula="of:=+[.FS40]" office:value-type="float" office:value="4250.09879309396" calcext:value-type="float">
            <text:p><text:s/>4,250 </text:p>
          </table:table-cell>
          <table:table-cell table:style-name="ce9" table:formula="of:=+[.FT40]" office:value-type="float" office:value="4255.06859321643" calcext:value-type="float">
            <text:p><text:s/>4,255 </text:p>
          </table:table-cell>
          <table:table-cell table:style-name="ce9" table:formula="of:=+[.FU40]" office:value-type="float" office:value="4260.05521656351" calcext:value-type="float">
            <text:p><text:s/>4,260 </text:p>
          </table:table-cell>
          <table:table-cell table:style-name="ce9" table:formula="of:=+[.FV40]" office:value-type="float" office:value="4265.05872949881" calcext:value-type="float">
            <text:p><text:s/>4,265 </text:p>
          </table:table-cell>
          <table:table-cell table:style-name="ce9" table:formula="of:=+[.FW40]" office:value-type="float" office:value="4270.07919867721" calcext:value-type="float">
            <text:p><text:s/>4,270 </text:p>
          </table:table-cell>
          <table:table-cell table:style-name="ce9" table:formula="of:=+[.FX40]" office:value-type="float" office:value="4275.11669104626" calcext:value-type="float">
            <text:p><text:s/>4,275 </text:p>
          </table:table-cell>
          <table:table-cell table:style-name="ce9" table:formula="of:=+[.FY40]" office:value-type="float" office:value="4280.17127384751" calcext:value-type="float">
            <text:p><text:s/>4,280 </text:p>
          </table:table-cell>
          <table:table-cell table:style-name="ce9" table:formula="of:=+[.FZ40]" office:value-type="float" office:value="4285.24301461791" calcext:value-type="float">
            <text:p><text:s/>4,285 </text:p>
          </table:table-cell>
          <table:table-cell table:style-name="ce9" table:formula="of:=+[.GA40]" office:value-type="float" office:value="4290.33198119119" calcext:value-type="float">
            <text:p><text:s/>4,290 </text:p>
          </table:table-cell>
          <table:table-cell table:style-name="ce9" table:formula="of:=+[.GB40]" office:value-type="float" office:value="4295.43824169925" calcext:value-type="float">
            <text:p><text:s/>4,295 </text:p>
          </table:table-cell>
          <table:table-cell table:style-name="ce9" table:formula="of:=+[.GC40]" office:value-type="float" office:value="4300.56186457353" calcext:value-type="float">
            <text:p><text:s/>4,301 </text:p>
          </table:table-cell>
          <table:table-cell table:style-name="ce9" table:formula="of:=+[.GD40]" office:value-type="float" office:value="4305.70291854643" calcext:value-type="float">
            <text:p><text:s/>4,306 </text:p>
          </table:table-cell>
          <table:table-cell table:style-name="ce9" table:formula="of:=+[.GE40]" office:value-type="float" office:value="4310.86147265275" calcext:value-type="float">
            <text:p><text:s/>4,311 </text:p>
          </table:table-cell>
          <table:table-cell table:style-name="ce9" table:formula="of:=+[.GF40]" office:value-type="float" office:value="4316.03759623105" calcext:value-type="float">
            <text:p><text:s/>4,316 </text:p>
          </table:table-cell>
          <table:table-cell table:style-name="ce9" table:formula="of:=+[.GG40]" office:value-type="float" office:value="4321.23135892508" calcext:value-type="float">
            <text:p><text:s/>4,321 </text:p>
          </table:table-cell>
          <table:table-cell table:style-name="ce9" table:formula="of:=+[.GH40]" office:value-type="float" office:value="4326.44283068525" calcext:value-type="float">
            <text:p><text:s/>4,326 </text:p>
          </table:table-cell>
          <table:table-cell table:style-name="ce9" table:formula="of:=+[.GI40]" office:value-type="float" office:value="4331.67208177004" calcext:value-type="float">
            <text:p><text:s/>4,332 </text:p>
          </table:table-cell>
          <table:table-cell table:style-name="ce9" table:formula="of:=+[.GJ40]" office:value-type="float" office:value="4336.91918274742" calcext:value-type="float">
            <text:p><text:s/>4,337 </text:p>
          </table:table-cell>
          <table:table-cell table:style-name="ce9" table:formula="of:=+[.GK40]" office:value-type="float" office:value="4342.18420449635" calcext:value-type="float">
            <text:p><text:s/>4,342 </text:p>
          </table:table-cell>
          <table:table-cell table:style-name="ce9" table:formula="of:=+[.GL40]" office:value-type="float" office:value="4347.46721820818" calcext:value-type="float">
            <text:p><text:s/>4,347 </text:p>
          </table:table-cell>
          <table:table-cell table:style-name="ce9" table:formula="of:=+[.GM40]" office:value-type="float" office:value="4352.76829538818" calcext:value-type="float">
            <text:p><text:s/>4,353 </text:p>
          </table:table-cell>
          <table:table-cell table:style-name="ce9" table:formula="of:=+[.GN40]" office:value-type="float" office:value="4358.08750785694" calcext:value-type="float">
            <text:p><text:s/>4,358 </text:p>
          </table:table-cell>
          <table:table-cell table:style-name="ce9" table:formula="of:=+[.GO40]" office:value-type="float" office:value="4363.42492775189" calcext:value-type="float">
            <text:p><text:s/>4,363 </text:p>
          </table:table-cell>
          <table:table-cell table:style-name="ce9" table:formula="of:=+[.GP40]" office:value-type="float" office:value="4368.78062752879" calcext:value-type="float">
            <text:p><text:s/>4,369 </text:p>
          </table:table-cell>
          <table:table-cell table:style-name="ce9" table:formula="of:=+[.GQ40]" office:value-type="float" office:value="4374.15467996319" calcext:value-type="float">
            <text:p><text:s/>4,374 </text:p>
          </table:table-cell>
          <table:table-cell table:style-name="ce9" table:formula="of:=+[.GR40]" office:value-type="float" office:value="4379.54715815196" calcext:value-type="float">
            <text:p><text:s/>4,380 </text:p>
          </table:table-cell>
          <table:table-cell table:style-name="ce9" table:formula="of:=+[.GS40]" office:value-type="float" office:value="4384.9581355148" calcext:value-type="float">
            <text:p><text:s/>4,385 </text:p>
          </table:table-cell>
          <table:table-cell table:style-name="ce9" table:formula="of:=+[.GT40]" office:value-type="float" office:value="4390.3876857957" calcext:value-type="float">
            <text:p><text:s/>4,390 </text:p>
          </table:table-cell>
          <table:table-cell table:style-name="ce9" table:formula="of:=+[.GU40]" office:value-type="float" office:value="4395.83588306453" calcext:value-type="float">
            <text:p><text:s/>4,396 </text:p>
          </table:table-cell>
          <table:table-cell table:style-name="ce9" table:formula="of:=+[.GV40]" office:value-type="float" office:value="4401.30280171854" calcext:value-type="float">
            <text:p><text:s/>4,401 </text:p>
          </table:table-cell>
          <table:table-cell table:style-name="ce9" table:formula="of:=+[.GW40]" office:value-type="float" office:value="4406.78851648389" calcext:value-type="float">
            <text:p><text:s/>4,407 </text:p>
          </table:table-cell>
          <table:table-cell table:style-name="ce9" table:formula="of:=+[.GX40]" office:value-type="float" office:value="4412.29310241718" calcext:value-type="float">
            <text:p><text:s/>4,412 </text:p>
          </table:table-cell>
          <table:table-cell table:style-name="ce9" table:formula="of:=+[.GY40]" office:value-type="float" office:value="4417.81663490706" calcext:value-type="float">
            <text:p><text:s/>4,418 </text:p>
          </table:table-cell>
          <table:table-cell table:style-name="ce9" table:formula="of:=+[.GZ40]" office:value-type="float" office:value="4423.35918967572" calcext:value-type="float">
            <text:p><text:s/>4,423 </text:p>
          </table:table-cell>
          <table:table-cell table:style-name="ce9" table:formula="of:=+[.HA40]" office:value-type="float" office:value="4428.92084278048" calcext:value-type="float">
            <text:p><text:s/>4,429 </text:p>
          </table:table-cell>
          <table:table-cell table:style-name="ce9" table:formula="of:=+[.HB40]" office:value-type="float" office:value="4434.5016706154" calcext:value-type="float">
            <text:p><text:s/>4,435 </text:p>
          </table:table-cell>
          <table:table-cell table:style-name="ce9" table:formula="of:=+[.HC40]" office:value-type="float" office:value="4440.10174991279" calcext:value-type="float">
            <text:p><text:s/>4,440 </text:p>
          </table:table-cell>
          <table:table-cell table:style-name="ce9" table:formula="of:=+[.HD40]" office:value-type="float" office:value="4445.72115774489" calcext:value-type="float">
            <text:p><text:s/>4,446 </text:p>
          </table:table-cell>
          <table:table-cell table:style-name="ce9" table:formula="of:=+[.HE40]" office:value-type="float" office:value="4451.35997152536" calcext:value-type="float">
            <text:p><text:s/>4,451 </text:p>
          </table:table-cell>
          <table:table-cell table:style-name="ce9" table:formula="of:=+[.HF40]" office:value-type="float" office:value="4457.01826901097" calcext:value-type="float">
            <text:p><text:s/>4,457 </text:p>
          </table:table-cell>
          <table:table-cell table:style-name="ce9" table:formula="of:=+[.HG40]" office:value-type="float" office:value="4462.6961283032" calcext:value-type="float">
            <text:p><text:s/>4,463 </text:p>
          </table:table-cell>
          <table:table-cell table:style-name="ce9" table:formula="of:=+[.HH40]" office:value-type="float" office:value="4468.3936278498" calcext:value-type="float">
            <text:p><text:s/>4,468 </text:p>
          </table:table-cell>
          <table:table-cell table:style-name="ce9" table:formula="of:=+[.HI40]" office:value-type="float" office:value="4474.11084644649" calcext:value-type="float">
            <text:p><text:s/>4,474 </text:p>
          </table:table-cell>
          <table:table-cell table:style-name="ce9" table:formula="of:=+[.HJ40]" office:value-type="float" office:value="4479.84786323856" calcext:value-type="float">
            <text:p><text:s/>4,480 </text:p>
          </table:table-cell>
          <table:table-cell table:style-name="ce9" table:formula="of:=+[.HK40]" office:value-type="float" office:value="4485.60475772252" calcext:value-type="float">
            <text:p><text:s/>4,486 </text:p>
          </table:table-cell>
          <table:table-cell table:style-name="ce9" table:formula="of:=+[.HL40]" office:value-type="float" office:value="4491.38160974776" calcext:value-type="float">
            <text:p><text:s/>4,491 </text:p>
          </table:table-cell>
          <table:table-cell table:style-name="ce9" table:formula="of:=+[.HM40]" office:value-type="float" office:value="4497.17849951817" calcext:value-type="float">
            <text:p><text:s/>4,497 </text:p>
          </table:table-cell>
          <table:table-cell table:style-name="ce9" table:formula="of:=+[.HN40]" office:value-type="float" office:value="4502.99550759388" calcext:value-type="float">
            <text:p><text:s/>4,503 </text:p>
          </table:table-cell>
          <table:table-cell table:style-name="ce9" table:formula="of:=+[.HO40]" office:value-type="float" office:value="4508.83271489288" calcext:value-type="float">
            <text:p><text:s/>4,509 </text:p>
          </table:table-cell>
          <table:table-cell table:style-name="ce9" table:formula="of:=+[.HP40]" office:value-type="float" office:value="4514.6902026927" calcext:value-type="float">
            <text:p><text:s/>4,515 </text:p>
          </table:table-cell>
          <table:table-cell table:style-name="ce9" table:formula="of:=+[.HQ40]" office:value-type="float" office:value="4520.56805263216" calcext:value-type="float">
            <text:p><text:s/>4,521 </text:p>
          </table:table-cell>
          <table:table-cell table:style-name="ce9" table:formula="of:=+[.HR40]" office:value-type="float" office:value="4526.46634671298" calcext:value-type="float">
            <text:p><text:s/>4,526 </text:p>
          </table:table-cell>
          <table:table-cell table:style-name="ce9" table:formula="of:=+[.HS40]" office:value-type="float" office:value="4532.3851673016" calcext:value-type="float">
            <text:p><text:s/>4,532 </text:p>
          </table:table-cell>
          <table:table-cell table:style-name="ce9" table:formula="of:=+[.HT40]" office:value-type="float" office:value="4538.32459713078" calcext:value-type="float">
            <text:p><text:s/>4,538 </text:p>
          </table:table-cell>
          <table:table-cell table:style-name="ce9" table:formula="of:=+[.HU40]" office:value-type="float" office:value="4544.28471930143" calcext:value-type="float">
            <text:p><text:s/>4,544 </text:p>
          </table:table-cell>
          <table:table-cell table:style-name="ce9" table:formula="of:=+[.HV40]" office:value-type="float" office:value="4550.26561728426" calcext:value-type="float">
            <text:p><text:s/>4,550 </text:p>
          </table:table-cell>
          <table:table-cell table:style-name="ce9" table:formula="of:=+[.HW40]" office:value-type="float" office:value="4556.26737492158" calcext:value-type="float">
            <text:p><text:s/>4,556 </text:p>
          </table:table-cell>
          <table:table-cell table:style-name="ce9" table:formula="of:=+[.HX40]" office:value-type="float" office:value="4562.29007642902" calcext:value-type="float">
            <text:p><text:s/>4,562 </text:p>
          </table:table-cell>
          <table:table-cell table:style-name="ce9" table:formula="of:=+[.HY40]" office:value-type="float" office:value="4568.3338063973" calcext:value-type="float">
            <text:p><text:s/>4,568 </text:p>
          </table:table-cell>
          <table:table-cell table:style-name="ce9" table:formula="of:=+[.HZ40]" office:value-type="float" office:value="4574.39864979399" calcext:value-type="float">
            <text:p><text:s/>4,574 </text:p>
          </table:table-cell>
          <table:table-cell table:style-name="ce9" table:formula="of:=+[.IA40]" office:value-type="float" office:value="4580.48469196529" calcext:value-type="float">
            <text:p><text:s/>4,580 </text:p>
          </table:table-cell>
          <table:table-cell table:style-name="ce9" table:formula="of:=+[.IB40]" office:value-type="float" office:value="4586.59201863783" calcext:value-type="float">
            <text:p><text:s/>4,587 </text:p>
          </table:table-cell>
          <table:table-cell table:style-name="ce9" table:formula="of:=+[.IC40]" office:value-type="float" office:value="4592.72071592043" calcext:value-type="float">
            <text:p><text:s/>4,593 </text:p>
          </table:table-cell>
          <table:table-cell table:style-name="ce9" table:formula="of:=+[.ID40]" office:value-type="float" office:value="4598.87087030593" calcext:value-type="float">
            <text:p><text:s/>4,599 </text:p>
          </table:table-cell>
          <table:table-cell table:style-name="ce9" table:formula="of:=+[.IE40]" office:value-type="float" office:value="4605.042568673" calcext:value-type="float">
            <text:p><text:s/>4,605 </text:p>
          </table:table-cell>
          <table:table-cell table:style-name="ce9" table:formula="of:=+[.IF40]" office:value-type="float" office:value="4611.23589828793" calcext:value-type="float">
            <text:p><text:s/>4,611 </text:p>
          </table:table-cell>
          <table:table-cell table:style-name="ce9" table:formula="of:=+[.IG40]" office:value-type="float" office:value="4617.45094680649" calcext:value-type="float">
            <text:p><text:s/>4,617 </text:p>
          </table:table-cell>
          <table:table-cell table:style-name="ce9" table:formula="of:=+[.IH40]" office:value-type="float" office:value="4623.68780227578" calcext:value-type="float">
            <text:p><text:s/>4,624 </text:p>
          </table:table-cell>
          <table:table-cell table:style-name="ce9" table:formula="of:=+[.II40]" office:value-type="float" office:value="4629.94655313601" calcext:value-type="float">
            <text:p><text:s/>4,630 </text:p>
          </table:table-cell>
          <table:table-cell table:style-name="ce9" table:formula="of:=+[.IJ40]" office:value-type="float" office:value="4636.22728822243" calcext:value-type="float">
            <text:p><text:s/>4,636 </text:p>
          </table:table-cell>
          <table:table-cell table:style-name="ce9" table:formula="of:=+[.IK40]" office:value-type="float" office:value="4642.53009676716" calcext:value-type="float">
            <text:p><text:s/>4,643 </text:p>
          </table:table-cell>
          <table:table-cell table:style-name="ce9" table:formula="of:=+[.IL40]" office:value-type="float" office:value="4648.85506840105" calcext:value-type="float">
            <text:p><text:s/>4,649 </text:p>
          </table:table-cell>
          <table:table-cell table:style-name="ce9" table:formula="of:=+[.IM40]" office:value-type="float" office:value="4655.20229315559" calcext:value-type="float">
            <text:p><text:s/>4,655 </text:p>
          </table:table-cell>
          <table:table-cell table:style-name="ce9" table:formula="of:=+[.IN40]" office:value-type="float" office:value="4661.5718614648" calcext:value-type="float">
            <text:p><text:s/>4,662 </text:p>
          </table:table-cell>
          <table:table-cell table:style-name="ce9" table:formula="of:=+[.IO40]" office:value-type="float" office:value="4667.96386416709" calcext:value-type="float">
            <text:p><text:s/>4,668 </text:p>
          </table:table-cell>
          <table:table-cell table:style-name="ce9" table:formula="of:=+[.IP40]" office:value-type="float" office:value="4674.37839250723" calcext:value-type="float">
            <text:p><text:s/>4,674 </text:p>
          </table:table-cell>
          <table:table-cell table:style-name="ce9" table:formula="of:=+[.IQ40]" office:value-type="float" office:value="4680.81553813823" calcext:value-type="float">
            <text:p><text:s/>4,681 </text:p>
          </table:table-cell>
          <table:table-cell table:style-name="ce9" table:formula="of:=+[.IR40]" office:value-type="float" office:value="4687.27539312328" calcext:value-type="float">
            <text:p><text:s/>4,687 </text:p>
          </table:table-cell>
          <table:table-cell table:style-name="ce9" table:formula="of:=+[.IS40]" office:value-type="float" office:value="4693.75804993767" calcext:value-type="float">
            <text:p><text:s/>4,694 </text:p>
          </table:table-cell>
          <table:table-cell table:style-name="ce9" table:formula="of:=+[.IT40]" office:value-type="float" office:value="4700.26360147078" calcext:value-type="float">
            <text:p><text:s/>4,700 </text:p>
          </table:table-cell>
          <table:table-cell table:style-name="ce9" table:formula="of:=+[.IU40]" office:value-type="float" office:value="4706.792141028" calcext:value-type="float">
            <text:p><text:s/>4,707 </text:p>
          </table:table-cell>
          <table:table-cell table:style-name="ce9" table:formula="of:=+[.IV40]" office:value-type="float" office:value="4713.3437623327" calcext:value-type="float">
            <text:p><text:s/>4,713 </text:p>
          </table:table-cell>
          <table:table-cell table:style-name="ce9" table:number-columns-repeated="768"/>
        </table:table-row>
        <table:table-row table:style-name="ro1">
          <table:table-cell office:value-type="string" calcext:value-type="string">
            <text:p>Rent </text:p>
          </table:table-cell>
          <table:table-cell table:style-name="ce9" table:formula="of:=+[.B18]" office:value-type="float" office:value="2500" calcext:value-type="float">
            <text:p><text:s/>2,500 </text:p>
          </table:table-cell>
          <table:table-cell table:style-name="ce9" table:formula="of:=+(1+[.$B$19]/12)*[.B44]" office:value-type="float" office:value="2506.25" calcext:value-type="float">
            <text:p><text:s/>2,506 </text:p>
          </table:table-cell>
          <table:table-cell table:style-name="ce9" table:formula="of:=+(1+[.$B$19]/12)*[.C44]" office:value-type="float" office:value="2512.515625" calcext:value-type="float">
            <text:p><text:s/>2,513 </text:p>
          </table:table-cell>
          <table:table-cell table:style-name="ce9" table:formula="of:=+(1+[.$B$19]/12)*[.D44]" office:value-type="float" office:value="2518.7969140625" calcext:value-type="float">
            <text:p><text:s/>2,519 </text:p>
          </table:table-cell>
          <table:table-cell table:style-name="ce9" table:formula="of:=+(1+[.$B$19]/12)*[.E44]" office:value-type="float" office:value="2525.09390634766" calcext:value-type="float">
            <text:p><text:s/>2,525 </text:p>
          </table:table-cell>
          <table:table-cell table:style-name="ce9" table:formula="of:=+(1+[.$B$19]/12)*[.F44]" office:value-type="float" office:value="2531.40664111353" calcext:value-type="float">
            <text:p><text:s/>2,531 </text:p>
          </table:table-cell>
          <table:table-cell table:style-name="ce9" table:formula="of:=+(1+[.$B$19]/12)*[.G44]" office:value-type="float" office:value="2537.73515771631" calcext:value-type="float">
            <text:p><text:s/>2,538 </text:p>
          </table:table-cell>
          <table:table-cell table:style-name="ce9" table:formula="of:=+(1+[.$B$19]/12)*[.H44]" office:value-type="float" office:value="2544.0794956106" calcext:value-type="float">
            <text:p><text:s/>2,544 </text:p>
          </table:table-cell>
          <table:table-cell table:style-name="ce9" table:formula="of:=+(1+[.$B$19]/12)*[.I44]" office:value-type="float" office:value="2550.43969434963" calcext:value-type="float">
            <text:p><text:s/>2,550 </text:p>
          </table:table-cell>
          <table:table-cell table:style-name="ce9" table:formula="of:=+(1+[.$B$19]/12)*[.J44]" office:value-type="float" office:value="2556.8157935855" calcext:value-type="float">
            <text:p><text:s/>2,557 </text:p>
          </table:table-cell>
          <table:table-cell table:style-name="ce9" table:formula="of:=+(1+[.$B$19]/12)*[.K44]" office:value-type="float" office:value="2563.20783306946" calcext:value-type="float">
            <text:p><text:s/>2,563 </text:p>
          </table:table-cell>
          <table:table-cell table:style-name="ce9" table:formula="of:=+(1+[.$B$19]/12)*[.L44]" office:value-type="float" office:value="2569.61585265214" calcext:value-type="float">
            <text:p><text:s/>2,570 </text:p>
          </table:table-cell>
          <table:table-cell table:style-name="ce9" table:formula="of:=+(1+[.$B$19]/12)*[.M44]" office:value-type="float" office:value="2576.03989228377" calcext:value-type="float">
            <text:p><text:s/>2,576 </text:p>
          </table:table-cell>
          <table:table-cell table:style-name="ce9" table:formula="of:=+(1+[.$B$19]/12)*[.N44]" office:value-type="float" office:value="2582.47999201448" calcext:value-type="float">
            <text:p><text:s/>2,582 </text:p>
          </table:table-cell>
          <table:table-cell table:style-name="ce9" table:formula="of:=+(1+[.$B$19]/12)*[.O44]" office:value-type="float" office:value="2588.93619199451" calcext:value-type="float">
            <text:p><text:s/>2,589 </text:p>
          </table:table-cell>
          <table:table-cell table:style-name="ce9" table:formula="of:=+(1+[.$B$19]/12)*[.P44]" office:value-type="float" office:value="2595.4085324745" calcext:value-type="float">
            <text:p><text:s/>2,595 </text:p>
          </table:table-cell>
          <table:table-cell table:style-name="ce9" table:formula="of:=+(1+[.$B$19]/12)*[.Q44]" office:value-type="float" office:value="2601.89705380568" calcext:value-type="float">
            <text:p><text:s/>2,602 </text:p>
          </table:table-cell>
          <table:table-cell table:style-name="ce9" table:formula="of:=+(1+[.$B$19]/12)*[.R44]" office:value-type="float" office:value="2608.4017964402" calcext:value-type="float">
            <text:p><text:s/>2,608 </text:p>
          </table:table-cell>
          <table:table-cell table:style-name="ce9" table:formula="of:=+(1+[.$B$19]/12)*[.S44]" office:value-type="float" office:value="2614.9228009313" calcext:value-type="float">
            <text:p><text:s/>2,615 </text:p>
          </table:table-cell>
          <table:table-cell table:style-name="ce9" table:formula="of:=+(1+[.$B$19]/12)*[.T44]" office:value-type="float" office:value="2621.46010793363" calcext:value-type="float">
            <text:p><text:s/>2,621 </text:p>
          </table:table-cell>
          <table:table-cell table:style-name="ce9" table:formula="of:=+(1+[.$B$19]/12)*[.U44]" office:value-type="float" office:value="2628.01375820346" calcext:value-type="float">
            <text:p><text:s/>2,628 </text:p>
          </table:table-cell>
          <table:table-cell table:style-name="ce9" table:formula="of:=+(1+[.$B$19]/12)*[.V44]" office:value-type="float" office:value="2634.58379259897" calcext:value-type="float">
            <text:p><text:s/>2,635 </text:p>
          </table:table-cell>
          <table:table-cell table:style-name="ce9" table:formula="of:=+(1+[.$B$19]/12)*[.W44]" office:value-type="float" office:value="2641.17025208047" calcext:value-type="float">
            <text:p><text:s/>2,641 </text:p>
          </table:table-cell>
          <table:table-cell table:style-name="ce9" table:formula="of:=+(1+[.$B$19]/12)*[.X44]" office:value-type="float" office:value="2647.77317771067" calcext:value-type="float">
            <text:p><text:s/>2,648 </text:p>
          </table:table-cell>
          <table:table-cell table:style-name="ce9" table:formula="of:=+(1+[.$B$19]/12)*[.Y44]" office:value-type="float" office:value="2654.39261065494" calcext:value-type="float">
            <text:p><text:s/>2,654 </text:p>
          </table:table-cell>
          <table:table-cell table:style-name="ce9" table:formula="of:=+(1+[.$B$19]/12)*[.Z44]" office:value-type="float" office:value="2661.02859218158" calcext:value-type="float">
            <text:p><text:s/>2,661 </text:p>
          </table:table-cell>
          <table:table-cell table:style-name="ce9" table:formula="of:=+(1+[.$B$19]/12)*[.AA44]" office:value-type="float" office:value="2667.68116366204" calcext:value-type="float">
            <text:p><text:s/>2,668 </text:p>
          </table:table-cell>
          <table:table-cell table:style-name="ce9" table:formula="of:=+(1+[.$B$19]/12)*[.AB44]" office:value-type="float" office:value="2674.35036657119" calcext:value-type="float">
            <text:p><text:s/>2,674 </text:p>
          </table:table-cell>
          <table:table-cell table:style-name="ce9" table:formula="of:=+(1+[.$B$19]/12)*[.AC44]" office:value-type="float" office:value="2681.03624248762" calcext:value-type="float">
            <text:p><text:s/>2,681 </text:p>
          </table:table-cell>
          <table:table-cell table:style-name="ce9" table:formula="of:=+(1+[.$B$19]/12)*[.AD44]" office:value-type="float" office:value="2687.73883309384" calcext:value-type="float">
            <text:p><text:s/>2,688 </text:p>
          </table:table-cell>
          <table:table-cell table:style-name="ce9" table:formula="of:=+(1+[.$B$19]/12)*[.AE44]" office:value-type="float" office:value="2694.45818017657" calcext:value-type="float">
            <text:p><text:s/>2,694 </text:p>
          </table:table-cell>
          <table:table-cell table:style-name="ce9" table:formula="of:=+(1+[.$B$19]/12)*[.AF44]" office:value-type="float" office:value="2701.19432562701" calcext:value-type="float">
            <text:p><text:s/>2,701 </text:p>
          </table:table-cell>
          <table:table-cell table:style-name="ce9" table:formula="of:=+(1+[.$B$19]/12)*[.AG44]" office:value-type="float" office:value="2707.94731144108" calcext:value-type="float">
            <text:p><text:s/>2,708 </text:p>
          </table:table-cell>
          <table:table-cell table:style-name="ce9" table:formula="of:=+(1+[.$B$19]/12)*[.AH44]" office:value-type="float" office:value="2714.71717971968" calcext:value-type="float">
            <text:p><text:s/>2,715 </text:p>
          </table:table-cell>
          <table:table-cell table:style-name="ce9" table:formula="of:=+(1+[.$B$19]/12)*[.AI44]" office:value-type="float" office:value="2721.50397266898" calcext:value-type="float">
            <text:p><text:s/>2,722 </text:p>
          </table:table-cell>
          <table:table-cell table:style-name="ce9" table:formula="of:=+(1+[.$B$19]/12)*[.AJ44]" office:value-type="float" office:value="2728.30773260065" calcext:value-type="float">
            <text:p><text:s/>2,728 </text:p>
          </table:table-cell>
          <table:table-cell table:style-name="ce9" table:formula="of:=+(1+[.$B$19]/12)*[.AK44]" office:value-type="float" office:value="2735.12850193216" calcext:value-type="float">
            <text:p><text:s/>2,735 </text:p>
          </table:table-cell>
          <table:table-cell table:style-name="ce9" table:formula="of:=+(1+[.$B$19]/12)*[.AL44]" office:value-type="float" office:value="2741.96632318699" calcext:value-type="float">
            <text:p><text:s/>2,742 </text:p>
          </table:table-cell>
          <table:table-cell table:style-name="ce9" table:formula="of:=+(1+[.$B$19]/12)*[.AM44]" office:value-type="float" office:value="2748.82123899495" calcext:value-type="float">
            <text:p><text:s/>2,749 </text:p>
          </table:table-cell>
          <table:table-cell table:style-name="ce9" table:formula="of:=+(1+[.$B$19]/12)*[.AN44]" office:value-type="float" office:value="2755.69329209244" calcext:value-type="float">
            <text:p><text:s/>2,756 </text:p>
          </table:table-cell>
          <table:table-cell table:style-name="ce9" table:formula="of:=+(1+[.$B$19]/12)*[.AO44]" office:value-type="float" office:value="2762.58252532267" calcext:value-type="float">
            <text:p><text:s/>2,763 </text:p>
          </table:table-cell>
          <table:table-cell table:style-name="ce9" table:formula="of:=+(1+[.$B$19]/12)*[.AP44]" office:value-type="float" office:value="2769.48898163598" calcext:value-type="float">
            <text:p><text:s/>2,769 </text:p>
          </table:table-cell>
          <table:table-cell table:style-name="ce9" table:formula="of:=+(1+[.$B$19]/12)*[.AQ44]" office:value-type="float" office:value="2776.41270409007" calcext:value-type="float">
            <text:p><text:s/>2,776 </text:p>
          </table:table-cell>
          <table:table-cell table:style-name="ce9" table:formula="of:=+(1+[.$B$19]/12)*[.AR44]" office:value-type="float" office:value="2783.35373585029" calcext:value-type="float">
            <text:p><text:s/>2,783 </text:p>
          </table:table-cell>
          <table:table-cell table:style-name="ce9" table:formula="of:=+(1+[.$B$19]/12)*[.AS44]" office:value-type="float" office:value="2790.31212018992" calcext:value-type="float">
            <text:p><text:s/>2,790 </text:p>
          </table:table-cell>
          <table:table-cell table:style-name="ce9" table:formula="of:=+(1+[.$B$19]/12)*[.AT44]" office:value-type="float" office:value="2797.28790049039" calcext:value-type="float">
            <text:p><text:s/>2,797 </text:p>
          </table:table-cell>
          <table:table-cell table:style-name="ce9" table:formula="of:=+(1+[.$B$19]/12)*[.AU44]" office:value-type="float" office:value="2804.28112024162" calcext:value-type="float">
            <text:p><text:s/>2,804 </text:p>
          </table:table-cell>
          <table:table-cell table:style-name="ce9" table:formula="of:=+(1+[.$B$19]/12)*[.AV44]" office:value-type="float" office:value="2811.29182304222" calcext:value-type="float">
            <text:p><text:s/>2,811 </text:p>
          </table:table-cell>
          <table:table-cell table:style-name="ce9" table:formula="of:=+(1+[.$B$19]/12)*[.AW44]" office:value-type="float" office:value="2818.32005259983" calcext:value-type="float">
            <text:p><text:s/>2,818 </text:p>
          </table:table-cell>
          <table:table-cell table:style-name="ce9" table:formula="of:=+(1+[.$B$19]/12)*[.AX44]" office:value-type="float" office:value="2825.36585273133" calcext:value-type="float">
            <text:p><text:s/>2,825 </text:p>
          </table:table-cell>
          <table:table-cell table:style-name="ce9" table:formula="of:=+(1+[.$B$19]/12)*[.AY44]" office:value-type="float" office:value="2832.42926736316" calcext:value-type="float">
            <text:p><text:s/>2,832 </text:p>
          </table:table-cell>
          <table:table-cell table:style-name="ce9" table:formula="of:=+(1+[.$B$19]/12)*[.AZ44]" office:value-type="float" office:value="2839.51034053156" calcext:value-type="float">
            <text:p><text:s/>2,840 </text:p>
          </table:table-cell>
          <table:table-cell table:style-name="ce9" table:formula="of:=+(1+[.$B$19]/12)*[.BA44]" office:value-type="float" office:value="2846.60911638289" calcext:value-type="float">
            <text:p><text:s/>2,847 </text:p>
          </table:table-cell>
          <table:table-cell table:style-name="ce9" table:formula="of:=+(1+[.$B$19]/12)*[.BB44]" office:value-type="float" office:value="2853.72563917385" calcext:value-type="float">
            <text:p><text:s/>2,854 </text:p>
          </table:table-cell>
          <table:table-cell table:style-name="ce9" table:formula="of:=+(1+[.$B$19]/12)*[.BC44]" office:value-type="float" office:value="2860.85995327178" calcext:value-type="float">
            <text:p><text:s/>2,861 </text:p>
          </table:table-cell>
          <table:table-cell table:style-name="ce9" table:formula="of:=+(1+[.$B$19]/12)*[.BD44]" office:value-type="float" office:value="2868.01210315496" calcext:value-type="float">
            <text:p><text:s/>2,868 </text:p>
          </table:table-cell>
          <table:table-cell table:style-name="ce9" table:formula="of:=+(1+[.$B$19]/12)*[.BE44]" office:value-type="float" office:value="2875.18213341285" calcext:value-type="float">
            <text:p><text:s/>2,875 </text:p>
          </table:table-cell>
          <table:table-cell table:style-name="ce9" table:formula="of:=+(1+[.$B$19]/12)*[.BF44]" office:value-type="float" office:value="2882.37008874638" calcext:value-type="float">
            <text:p><text:s/>2,882 </text:p>
          </table:table-cell>
          <table:table-cell table:style-name="ce9" table:formula="of:=+(1+[.$B$19]/12)*[.BG44]" office:value-type="float" office:value="2889.57601396825" calcext:value-type="float">
            <text:p><text:s/>2,890 </text:p>
          </table:table-cell>
          <table:table-cell table:style-name="ce9" table:formula="of:=+(1+[.$B$19]/12)*[.BH44]" office:value-type="float" office:value="2896.79995400317" calcext:value-type="float">
            <text:p><text:s/>2,897 </text:p>
          </table:table-cell>
          <table:table-cell table:style-name="ce9" table:formula="of:=+(1+[.$B$19]/12)*[.BI44]" office:value-type="float" office:value="2904.04195388818" calcext:value-type="float">
            <text:p><text:s/>2,904 </text:p>
          </table:table-cell>
          <table:table-cell table:style-name="ce9" table:formula="of:=+(1+[.$B$19]/12)*[.BJ44]" office:value-type="float" office:value="2911.3020587729" calcext:value-type="float">
            <text:p><text:s/>2,911 </text:p>
          </table:table-cell>
          <table:table-cell table:style-name="ce9" table:formula="of:=+(1+[.$B$19]/12)*[.BK44]" office:value-type="float" office:value="2918.58031391983" calcext:value-type="float">
            <text:p><text:s/>2,919 </text:p>
          </table:table-cell>
          <table:table-cell table:style-name="ce9" table:formula="of:=+(1+[.$B$19]/12)*[.BL44]" office:value-type="float" office:value="2925.87676470463" calcext:value-type="float">
            <text:p><text:s/>2,926 </text:p>
          </table:table-cell>
          <table:table-cell table:style-name="ce9" table:formula="of:=+(1+[.$B$19]/12)*[.BM44]" office:value-type="float" office:value="2933.19145661639" calcext:value-type="float">
            <text:p><text:s/>2,933 </text:p>
          </table:table-cell>
          <table:table-cell table:style-name="ce9" table:formula="of:=+(1+[.$B$19]/12)*[.BN44]" office:value-type="float" office:value="2940.52443525793" calcext:value-type="float">
            <text:p><text:s/>2,941 </text:p>
          </table:table-cell>
          <table:table-cell table:style-name="ce9" table:formula="of:=+(1+[.$B$19]/12)*[.BO44]" office:value-type="float" office:value="2947.87574634608" calcext:value-type="float">
            <text:p><text:s/>2,948 </text:p>
          </table:table-cell>
          <table:table-cell table:style-name="ce9" table:formula="of:=+(1+[.$B$19]/12)*[.BP44]" office:value-type="float" office:value="2955.24543571194" calcext:value-type="float">
            <text:p><text:s/>2,955 </text:p>
          </table:table-cell>
          <table:table-cell table:style-name="ce9" table:formula="of:=+(1+[.$B$19]/12)*[.BQ44]" office:value-type="float" office:value="2962.63354930122" calcext:value-type="float">
            <text:p><text:s/>2,963 </text:p>
          </table:table-cell>
          <table:table-cell table:style-name="ce9" table:formula="of:=+(1+[.$B$19]/12)*[.BR44]" office:value-type="float" office:value="2970.04013317447" calcext:value-type="float">
            <text:p><text:s/>2,970 </text:p>
          </table:table-cell>
          <table:table-cell table:style-name="ce9" table:formula="of:=+(1+[.$B$19]/12)*[.BS44]" office:value-type="float" office:value="2977.46523350741" calcext:value-type="float">
            <text:p><text:s/>2,977 </text:p>
          </table:table-cell>
          <table:table-cell table:style-name="ce9" table:formula="of:=+(1+[.$B$19]/12)*[.BT44]" office:value-type="float" office:value="2984.90889659118" calcext:value-type="float">
            <text:p><text:s/>2,985 </text:p>
          </table:table-cell>
          <table:table-cell table:style-name="ce9" table:formula="of:=+(1+[.$B$19]/12)*[.BU44]" office:value-type="float" office:value="2992.37116883266" calcext:value-type="float">
            <text:p><text:s/>2,992 </text:p>
          </table:table-cell>
          <table:table-cell table:style-name="ce9" table:formula="of:=+(1+[.$B$19]/12)*[.BV44]" office:value-type="float" office:value="2999.85209675474" calcext:value-type="float">
            <text:p><text:s/>3,000 </text:p>
          </table:table-cell>
          <table:table-cell table:style-name="ce9" table:formula="of:=+(1+[.$B$19]/12)*[.BW44]" office:value-type="float" office:value="3007.35172699662" calcext:value-type="float">
            <text:p><text:s/>3,007 </text:p>
          </table:table-cell>
          <table:table-cell table:style-name="ce9" table:formula="of:=+(1+[.$B$19]/12)*[.BX44]" office:value-type="float" office:value="3014.87010631411" calcext:value-type="float">
            <text:p><text:s/>3,015 </text:p>
          </table:table-cell>
          <table:table-cell table:style-name="ce9" table:formula="of:=+(1+[.$B$19]/12)*[.BY44]" office:value-type="float" office:value="3022.4072815799" calcext:value-type="float">
            <text:p><text:s/>3,022 </text:p>
          </table:table-cell>
          <table:table-cell table:style-name="ce9" table:formula="of:=+(1+[.$B$19]/12)*[.BZ44]" office:value-type="float" office:value="3029.96329978385" calcext:value-type="float">
            <text:p><text:s/>3,030 </text:p>
          </table:table-cell>
          <table:table-cell table:style-name="ce9" table:formula="of:=+(1+[.$B$19]/12)*[.CA44]" office:value-type="float" office:value="3037.53820803331" calcext:value-type="float">
            <text:p><text:s/>3,038 </text:p>
          </table:table-cell>
          <table:table-cell table:style-name="ce9" table:formula="of:=+(1+[.$B$19]/12)*[.CB44]" office:value-type="float" office:value="3045.13205355339" calcext:value-type="float">
            <text:p><text:s/>3,045 </text:p>
          </table:table-cell>
          <table:table-cell table:style-name="ce9" table:formula="of:=+(1+[.$B$19]/12)*[.CC44]" office:value-type="float" office:value="3052.74488368728" calcext:value-type="float">
            <text:p><text:s/>3,053 </text:p>
          </table:table-cell>
          <table:table-cell table:style-name="ce9" table:formula="of:=+(1+[.$B$19]/12)*[.CD44]" office:value-type="float" office:value="3060.37674589649" calcext:value-type="float">
            <text:p><text:s/>3,060 </text:p>
          </table:table-cell>
          <table:table-cell table:style-name="ce9" table:formula="of:=+(1+[.$B$19]/12)*[.CE44]" office:value-type="float" office:value="3068.02768776123" calcext:value-type="float">
            <text:p><text:s/>3,068 </text:p>
          </table:table-cell>
          <table:table-cell table:style-name="ce9" table:formula="of:=+(1+[.$B$19]/12)*[.CF44]" office:value-type="float" office:value="3075.69775698064" calcext:value-type="float">
            <text:p><text:s/>3,076 </text:p>
          </table:table-cell>
          <table:table-cell table:style-name="ce9" table:formula="of:=+(1+[.$B$19]/12)*[.CG44]" office:value-type="float" office:value="3083.38700137309" calcext:value-type="float">
            <text:p><text:s/>3,083 </text:p>
          </table:table-cell>
          <table:table-cell table:style-name="ce9" table:formula="of:=+(1+[.$B$19]/12)*[.CH44]" office:value-type="float" office:value="3091.09546887652" calcext:value-type="float">
            <text:p><text:s/>3,091 </text:p>
          </table:table-cell>
          <table:table-cell table:style-name="ce9" table:formula="of:=+(1+[.$B$19]/12)*[.CI44]" office:value-type="float" office:value="3098.82320754871" calcext:value-type="float">
            <text:p><text:s/>3,099 </text:p>
          </table:table-cell>
          <table:table-cell table:style-name="ce9" table:formula="of:=+(1+[.$B$19]/12)*[.CJ44]" office:value-type="float" office:value="3106.57026556758" calcext:value-type="float">
            <text:p><text:s/>3,107 </text:p>
          </table:table-cell>
          <table:table-cell table:style-name="ce9" table:formula="of:=+(1+[.$B$19]/12)*[.CK44]" office:value-type="float" office:value="3114.3366912315" calcext:value-type="float">
            <text:p><text:s/>3,114 </text:p>
          </table:table-cell>
          <table:table-cell table:style-name="ce9" table:formula="of:=+(1+[.$B$19]/12)*[.CL44]" office:value-type="float" office:value="3122.12253295958" calcext:value-type="float">
            <text:p><text:s/>3,122 </text:p>
          </table:table-cell>
          <table:table-cell table:style-name="ce9" table:formula="of:=+(1+[.$B$19]/12)*[.CM44]" office:value-type="float" office:value="3129.92783929198" calcext:value-type="float">
            <text:p><text:s/>3,130 </text:p>
          </table:table-cell>
          <table:table-cell table:style-name="ce9" table:formula="of:=+(1+[.$B$19]/12)*[.CN44]" office:value-type="float" office:value="3137.75265889021" calcext:value-type="float">
            <text:p><text:s/>3,138 </text:p>
          </table:table-cell>
          <table:table-cell table:style-name="ce9" table:formula="of:=+(1+[.$B$19]/12)*[.CO44]" office:value-type="float" office:value="3145.59704053744" calcext:value-type="float">
            <text:p><text:s/>3,146 </text:p>
          </table:table-cell>
          <table:table-cell table:style-name="ce9" table:formula="of:=+(1+[.$B$19]/12)*[.CP44]" office:value-type="float" office:value="3153.46103313878" calcext:value-type="float">
            <text:p><text:s/>3,153 </text:p>
          </table:table-cell>
          <table:table-cell table:style-name="ce9" table:formula="of:=+(1+[.$B$19]/12)*[.CQ44]" office:value-type="float" office:value="3161.34468572163" calcext:value-type="float">
            <text:p><text:s/>3,161 </text:p>
          </table:table-cell>
          <table:table-cell table:style-name="ce9" table:formula="of:=+(1+[.$B$19]/12)*[.CR44]" office:value-type="float" office:value="3169.24804743593" calcext:value-type="float">
            <text:p><text:s/>3,169 </text:p>
          </table:table-cell>
          <table:table-cell table:style-name="ce9" table:formula="of:=+(1+[.$B$19]/12)*[.CS44]" office:value-type="float" office:value="3177.17116755452" calcext:value-type="float">
            <text:p><text:s/>3,177 </text:p>
          </table:table-cell>
          <table:table-cell table:style-name="ce9" table:formula="of:=+(1+[.$B$19]/12)*[.CT44]" office:value-type="float" office:value="3185.11409547341" calcext:value-type="float">
            <text:p><text:s/>3,185 </text:p>
          </table:table-cell>
          <table:table-cell table:style-name="ce9" table:formula="of:=+(1+[.$B$19]/12)*[.CU44]" office:value-type="float" office:value="3193.07688071209" calcext:value-type="float">
            <text:p><text:s/>3,193 </text:p>
          </table:table-cell>
          <table:table-cell table:style-name="ce9" table:formula="of:=+(1+[.$B$19]/12)*[.CV44]" office:value-type="float" office:value="3201.05957291387" calcext:value-type="float">
            <text:p><text:s/>3,201 </text:p>
          </table:table-cell>
          <table:table-cell table:style-name="ce9" table:formula="of:=+(1+[.$B$19]/12)*[.CW44]" office:value-type="float" office:value="3209.06222184615" calcext:value-type="float">
            <text:p><text:s/>3,209 </text:p>
          </table:table-cell>
          <table:table-cell table:style-name="ce9" table:formula="of:=+(1+[.$B$19]/12)*[.CX44]" office:value-type="float" office:value="3217.08487740077" calcext:value-type="float">
            <text:p><text:s/>3,217 </text:p>
          </table:table-cell>
          <table:table-cell table:style-name="ce9" table:formula="of:=+(1+[.$B$19]/12)*[.CY44]" office:value-type="float" office:value="3225.12758959427" calcext:value-type="float">
            <text:p><text:s/>3,225 </text:p>
          </table:table-cell>
          <table:table-cell table:style-name="ce9" table:formula="of:=+(1+[.$B$19]/12)*[.CZ44]" office:value-type="float" office:value="3233.19040856826" calcext:value-type="float">
            <text:p><text:s/>3,233 </text:p>
          </table:table-cell>
          <table:table-cell table:style-name="ce9" table:formula="of:=+(1+[.$B$19]/12)*[.DA44]" office:value-type="float" office:value="3241.27338458968" calcext:value-type="float">
            <text:p><text:s/>3,241 </text:p>
          </table:table-cell>
          <table:table-cell table:style-name="ce9" table:formula="of:=+(1+[.$B$19]/12)*[.DB44]" office:value-type="float" office:value="3249.37656805115" calcext:value-type="float">
            <text:p><text:s/>3,249 </text:p>
          </table:table-cell>
          <table:table-cell table:style-name="ce9" table:formula="of:=+(1+[.$B$19]/12)*[.DC44]" office:value-type="float" office:value="3257.50000947128" calcext:value-type="float">
            <text:p><text:s/>3,258 </text:p>
          </table:table-cell>
          <table:table-cell table:style-name="ce9" table:formula="of:=+(1+[.$B$19]/12)*[.DD44]" office:value-type="float" office:value="3265.64375949496" calcext:value-type="float">
            <text:p><text:s/>3,266 </text:p>
          </table:table-cell>
          <table:table-cell table:style-name="ce9" table:formula="of:=+(1+[.$B$19]/12)*[.DE44]" office:value-type="float" office:value="3273.80786889369" calcext:value-type="float">
            <text:p><text:s/>3,274 </text:p>
          </table:table-cell>
          <table:table-cell table:style-name="ce9" table:formula="of:=+(1+[.$B$19]/12)*[.DF44]" office:value-type="float" office:value="3281.99238856593" calcext:value-type="float">
            <text:p><text:s/>3,282 </text:p>
          </table:table-cell>
          <table:table-cell table:style-name="ce9" table:formula="of:=+(1+[.$B$19]/12)*[.DG44]" office:value-type="float" office:value="3290.19736953734" calcext:value-type="float">
            <text:p><text:s/>3,290 </text:p>
          </table:table-cell>
          <table:table-cell table:style-name="ce9" table:formula="of:=+(1+[.$B$19]/12)*[.DH44]" office:value-type="float" office:value="3298.42286296119" calcext:value-type="float">
            <text:p><text:s/>3,298 </text:p>
          </table:table-cell>
          <table:table-cell table:style-name="ce9" table:formula="of:=+(1+[.$B$19]/12)*[.DI44]" office:value-type="float" office:value="3306.66892011859" calcext:value-type="float">
            <text:p><text:s/>3,307 </text:p>
          </table:table-cell>
          <table:table-cell table:style-name="ce9" table:formula="of:=+(1+[.$B$19]/12)*[.DJ44]" office:value-type="float" office:value="3314.93559241888" calcext:value-type="float">
            <text:p><text:s/>3,315 </text:p>
          </table:table-cell>
          <table:table-cell table:style-name="ce9" table:formula="of:=+(1+[.$B$19]/12)*[.DK44]" office:value-type="float" office:value="3323.22293139993" calcext:value-type="float">
            <text:p><text:s/>3,323 </text:p>
          </table:table-cell>
          <table:table-cell table:style-name="ce9" table:formula="of:=+(1+[.$B$19]/12)*[.DL44]" office:value-type="float" office:value="3331.53098872843" calcext:value-type="float">
            <text:p><text:s/>3,332 </text:p>
          </table:table-cell>
          <table:table-cell table:style-name="ce9" table:formula="of:=+(1+[.$B$19]/12)*[.DM44]" office:value-type="float" office:value="3339.85981620025" calcext:value-type="float">
            <text:p><text:s/>3,340 </text:p>
          </table:table-cell>
          <table:table-cell table:style-name="ce9" table:formula="of:=+(1+[.$B$19]/12)*[.DN44]" office:value-type="float" office:value="3348.20946574075" calcext:value-type="float">
            <text:p><text:s/>3,348 </text:p>
          </table:table-cell>
          <table:table-cell table:style-name="ce9" table:formula="of:=+(1+[.$B$19]/12)*[.DO44]" office:value-type="float" office:value="3356.5799894051" calcext:value-type="float">
            <text:p><text:s/>3,357 </text:p>
          </table:table-cell>
          <table:table-cell table:style-name="ce9" table:formula="of:=+(1+[.$B$19]/12)*[.DP44]" office:value-type="float" office:value="3364.97143937862" calcext:value-type="float">
            <text:p><text:s/>3,365 </text:p>
          </table:table-cell>
          <table:table-cell table:style-name="ce9" table:formula="of:=+(1+[.$B$19]/12)*[.DQ44]" office:value-type="float" office:value="3373.38386797706" calcext:value-type="float">
            <text:p><text:s/>3,373 </text:p>
          </table:table-cell>
          <table:table-cell table:style-name="ce9" table:formula="of:=+(1+[.$B$19]/12)*[.DR44]" office:value-type="float" office:value="3381.81732764701" calcext:value-type="float">
            <text:p><text:s/>3,382 </text:p>
          </table:table-cell>
          <table:table-cell table:style-name="ce9" table:formula="of:=+(1+[.$B$19]/12)*[.DS44]" office:value-type="float" office:value="3390.27187096612" calcext:value-type="float">
            <text:p><text:s/>3,390 </text:p>
          </table:table-cell>
          <table:table-cell table:style-name="ce9" table:formula="of:=+(1+[.$B$19]/12)*[.DT44]" office:value-type="float" office:value="3398.74755064354" calcext:value-type="float">
            <text:p><text:s/>3,399 </text:p>
          </table:table-cell>
          <table:table-cell table:style-name="ce9" table:formula="of:=+(1+[.$B$19]/12)*[.DU44]" office:value-type="float" office:value="3407.24441952015" calcext:value-type="float">
            <text:p><text:s/>3,407 </text:p>
          </table:table-cell>
          <table:table-cell table:style-name="ce9" table:formula="of:=+(1+[.$B$19]/12)*[.DV44]" office:value-type="float" office:value="3415.76253056895" calcext:value-type="float">
            <text:p><text:s/>3,416 </text:p>
          </table:table-cell>
          <table:table-cell table:style-name="ce9" table:formula="of:=+(1+[.$B$19]/12)*[.DW44]" office:value-type="float" office:value="3424.30193689537" calcext:value-type="float">
            <text:p><text:s/>3,424 </text:p>
          </table:table-cell>
          <table:table-cell table:style-name="ce9" table:formula="of:=+(1+[.$B$19]/12)*[.DX44]" office:value-type="float" office:value="3432.86269173761" calcext:value-type="float">
            <text:p><text:s/>3,433 </text:p>
          </table:table-cell>
          <table:table-cell table:style-name="ce9" table:formula="of:=+(1+[.$B$19]/12)*[.DY44]" office:value-type="float" office:value="3441.44484846695" calcext:value-type="float">
            <text:p><text:s/>3,441 </text:p>
          </table:table-cell>
          <table:table-cell table:style-name="ce9" table:formula="of:=+(1+[.$B$19]/12)*[.DZ44]" office:value-type="float" office:value="3450.04846058812" calcext:value-type="float">
            <text:p><text:s/>3,450 </text:p>
          </table:table-cell>
          <table:table-cell table:style-name="ce9" table:formula="of:=+(1+[.$B$19]/12)*[.EA44]" office:value-type="float" office:value="3458.67358173959" calcext:value-type="float">
            <text:p><text:s/>3,459 </text:p>
          </table:table-cell>
          <table:table-cell table:style-name="ce9" table:formula="of:=+(1+[.$B$19]/12)*[.EB44]" office:value-type="float" office:value="3467.32026569394" calcext:value-type="float">
            <text:p><text:s/>3,467 </text:p>
          </table:table-cell>
          <table:table-cell table:style-name="ce9" table:formula="of:=+(1+[.$B$19]/12)*[.EC44]" office:value-type="float" office:value="3475.98856635817" calcext:value-type="float">
            <text:p><text:s/>3,476 </text:p>
          </table:table-cell>
          <table:table-cell table:style-name="ce9" table:formula="of:=+(1+[.$B$19]/12)*[.ED44]" office:value-type="float" office:value="3484.67853777407" calcext:value-type="float">
            <text:p><text:s/>3,485 </text:p>
          </table:table-cell>
          <table:table-cell table:style-name="ce9" table:formula="of:=+(1+[.$B$19]/12)*[.EE44]" office:value-type="float" office:value="3493.3902341185" calcext:value-type="float">
            <text:p><text:s/>3,493 </text:p>
          </table:table-cell>
          <table:table-cell table:style-name="ce9" table:formula="of:=+(1+[.$B$19]/12)*[.EF44]" office:value-type="float" office:value="3502.1237097038" calcext:value-type="float">
            <text:p><text:s/>3,502 </text:p>
          </table:table-cell>
          <table:table-cell table:style-name="ce9" table:formula="of:=+(1+[.$B$19]/12)*[.EG44]" office:value-type="float" office:value="3510.87901897806" calcext:value-type="float">
            <text:p><text:s/>3,511 </text:p>
          </table:table-cell>
          <table:table-cell table:style-name="ce9" table:formula="of:=+(1+[.$B$19]/12)*[.EH44]" office:value-type="float" office:value="3519.6562165255" calcext:value-type="float">
            <text:p><text:s/>3,520 </text:p>
          </table:table-cell>
          <table:table-cell table:style-name="ce9" table:formula="of:=+(1+[.$B$19]/12)*[.EI44]" office:value-type="float" office:value="3528.45535706682" calcext:value-type="float">
            <text:p><text:s/>3,528 </text:p>
          </table:table-cell>
          <table:table-cell table:style-name="ce9" table:formula="of:=+(1+[.$B$19]/12)*[.EJ44]" office:value-type="float" office:value="3537.27649545948" calcext:value-type="float">
            <text:p><text:s/>3,537 </text:p>
          </table:table-cell>
          <table:table-cell table:style-name="ce9" table:formula="of:=+(1+[.$B$19]/12)*[.EK44]" office:value-type="float" office:value="3546.11968669813" calcext:value-type="float">
            <text:p><text:s/>3,546 </text:p>
          </table:table-cell>
          <table:table-cell table:style-name="ce9" table:formula="of:=+(1+[.$B$19]/12)*[.EL44]" office:value-type="float" office:value="3554.98498591488" calcext:value-type="float">
            <text:p><text:s/>3,555 </text:p>
          </table:table-cell>
          <table:table-cell table:style-name="ce9" table:formula="of:=+(1+[.$B$19]/12)*[.EM44]" office:value-type="float" office:value="3563.87244837966" calcext:value-type="float">
            <text:p><text:s/>3,564 </text:p>
          </table:table-cell>
          <table:table-cell table:style-name="ce9" table:formula="of:=+(1+[.$B$19]/12)*[.EN44]" office:value-type="float" office:value="3572.78212950061" calcext:value-type="float">
            <text:p><text:s/>3,573 </text:p>
          </table:table-cell>
          <table:table-cell table:style-name="ce9" table:formula="of:=+(1+[.$B$19]/12)*[.EO44]" office:value-type="float" office:value="3581.71408482436" calcext:value-type="float">
            <text:p><text:s/>3,582 </text:p>
          </table:table-cell>
          <table:table-cell table:style-name="ce9" table:formula="of:=+(1+[.$B$19]/12)*[.EP44]" office:value-type="float" office:value="3590.66837003642" calcext:value-type="float">
            <text:p><text:s/>3,591 </text:p>
          </table:table-cell>
          <table:table-cell table:style-name="ce9" table:formula="of:=+(1+[.$B$19]/12)*[.EQ44]" office:value-type="float" office:value="3599.64504096151" calcext:value-type="float">
            <text:p><text:s/>3,600 </text:p>
          </table:table-cell>
          <table:table-cell table:style-name="ce9" table:formula="of:=+(1+[.$B$19]/12)*[.ER44]" office:value-type="float" office:value="3608.64415356392" calcext:value-type="float">
            <text:p><text:s/>3,609 </text:p>
          </table:table-cell>
          <table:table-cell table:style-name="ce9" table:formula="of:=+(1+[.$B$19]/12)*[.ES44]" office:value-type="float" office:value="3617.66576394783" calcext:value-type="float">
            <text:p><text:s/>3,618 </text:p>
          </table:table-cell>
          <table:table-cell table:style-name="ce9" table:formula="of:=+(1+[.$B$19]/12)*[.ET44]" office:value-type="float" office:value="3626.7099283577" calcext:value-type="float">
            <text:p><text:s/>3,627 </text:p>
          </table:table-cell>
          <table:table-cell table:style-name="ce9" table:formula="of:=+(1+[.$B$19]/12)*[.EU44]" office:value-type="float" office:value="3635.77670317859" calcext:value-type="float">
            <text:p><text:s/>3,636 </text:p>
          </table:table-cell>
          <table:table-cell table:style-name="ce9" table:formula="of:=+(1+[.$B$19]/12)*[.EV44]" office:value-type="float" office:value="3644.86614493654" calcext:value-type="float">
            <text:p><text:s/>3,645 </text:p>
          </table:table-cell>
          <table:table-cell table:style-name="ce9" table:formula="of:=+(1+[.$B$19]/12)*[.EW44]" office:value-type="float" office:value="3653.97831029888" calcext:value-type="float">
            <text:p><text:s/>3,654 </text:p>
          </table:table-cell>
          <table:table-cell table:style-name="ce9" table:formula="of:=+(1+[.$B$19]/12)*[.EX44]" office:value-type="float" office:value="3663.11325607463" calcext:value-type="float">
            <text:p><text:s/>3,663 </text:p>
          </table:table-cell>
          <table:table-cell table:style-name="ce9" table:formula="of:=+(1+[.$B$19]/12)*[.EY44]" office:value-type="float" office:value="3672.27103921481" calcext:value-type="float">
            <text:p><text:s/>3,672 </text:p>
          </table:table-cell>
          <table:table-cell table:style-name="ce9" table:formula="of:=+(1+[.$B$19]/12)*[.EZ44]" office:value-type="float" office:value="3681.45171681285" calcext:value-type="float">
            <text:p><text:s/>3,681 </text:p>
          </table:table-cell>
          <table:table-cell table:style-name="ce9" table:formula="of:=+(1+[.$B$19]/12)*[.FA44]" office:value-type="float" office:value="3690.65534610488" calcext:value-type="float">
            <text:p><text:s/>3,691 </text:p>
          </table:table-cell>
          <table:table-cell table:style-name="ce9" table:formula="of:=+(1+[.$B$19]/12)*[.FB44]" office:value-type="float" office:value="3699.88198447014" calcext:value-type="float">
            <text:p><text:s/>3,700 </text:p>
          </table:table-cell>
          <table:table-cell table:style-name="ce9" table:formula="of:=+(1+[.$B$19]/12)*[.FC44]" office:value-type="float" office:value="3709.13168943132" calcext:value-type="float">
            <text:p><text:s/>3,709 </text:p>
          </table:table-cell>
          <table:table-cell table:style-name="ce9" table:formula="of:=+(1+[.$B$19]/12)*[.FD44]" office:value-type="float" office:value="3718.4045186549" calcext:value-type="float">
            <text:p><text:s/>3,718 </text:p>
          </table:table-cell>
          <table:table-cell table:style-name="ce9" table:formula="of:=+(1+[.$B$19]/12)*[.FE44]" office:value-type="float" office:value="3727.70052995153" calcext:value-type="float">
            <text:p><text:s/>3,728 </text:p>
          </table:table-cell>
          <table:table-cell table:style-name="ce9" table:formula="of:=+(1+[.$B$19]/12)*[.FF44]" office:value-type="float" office:value="3737.01978127641" calcext:value-type="float">
            <text:p><text:s/>3,737 </text:p>
          </table:table-cell>
          <table:table-cell table:style-name="ce9" table:formula="of:=+(1+[.$B$19]/12)*[.FG44]" office:value-type="float" office:value="3746.3623307296" calcext:value-type="float">
            <text:p><text:s/>3,746 </text:p>
          </table:table-cell>
          <table:table-cell table:style-name="ce9" table:formula="of:=+(1+[.$B$19]/12)*[.FH44]" office:value-type="float" office:value="3755.72823655643" calcext:value-type="float">
            <text:p><text:s/>3,756 </text:p>
          </table:table-cell>
          <table:table-cell table:style-name="ce9" table:formula="of:=+(1+[.$B$19]/12)*[.FI44]" office:value-type="float" office:value="3765.11755714782" calcext:value-type="float">
            <text:p><text:s/>3,765 </text:p>
          </table:table-cell>
          <table:table-cell table:style-name="ce9" table:formula="of:=+(1+[.$B$19]/12)*[.FJ44]" office:value-type="float" office:value="3774.53035104069" calcext:value-type="float">
            <text:p><text:s/>3,775 </text:p>
          </table:table-cell>
          <table:table-cell table:style-name="ce9" table:formula="of:=+(1+[.$B$19]/12)*[.FK44]" office:value-type="float" office:value="3783.96667691829" calcext:value-type="float">
            <text:p><text:s/>3,784 </text:p>
          </table:table-cell>
          <table:table-cell table:style-name="ce9" table:formula="of:=+(1+[.$B$19]/12)*[.FL44]" office:value-type="float" office:value="3793.42659361058" calcext:value-type="float">
            <text:p><text:s/>3,793 </text:p>
          </table:table-cell>
          <table:table-cell table:style-name="ce9" table:formula="of:=+(1+[.$B$19]/12)*[.FM44]" office:value-type="float" office:value="3802.91016009461" calcext:value-type="float">
            <text:p><text:s/>3,803 </text:p>
          </table:table-cell>
          <table:table-cell table:style-name="ce9" table:formula="of:=+(1+[.$B$19]/12)*[.FN44]" office:value-type="float" office:value="3812.41743549485" calcext:value-type="float">
            <text:p><text:s/>3,812 </text:p>
          </table:table-cell>
          <table:table-cell table:style-name="ce9" table:formula="of:=+(1+[.$B$19]/12)*[.FO44]" office:value-type="float" office:value="3821.94847908358" calcext:value-type="float">
            <text:p><text:s/>3,822 </text:p>
          </table:table-cell>
          <table:table-cell table:style-name="ce9" table:formula="of:=+(1+[.$B$19]/12)*[.FP44]" office:value-type="float" office:value="3831.50335028129" calcext:value-type="float">
            <text:p><text:s/>3,832 </text:p>
          </table:table-cell>
          <table:table-cell table:style-name="ce9" table:formula="of:=+(1+[.$B$19]/12)*[.FQ44]" office:value-type="float" office:value="3841.08210865699" calcext:value-type="float">
            <text:p><text:s/>3,841 </text:p>
          </table:table-cell>
          <table:table-cell table:style-name="ce9" table:formula="of:=+(1+[.$B$19]/12)*[.FR44]" office:value-type="float" office:value="3850.68481392864" calcext:value-type="float">
            <text:p><text:s/>3,851 </text:p>
          </table:table-cell>
          <table:table-cell table:style-name="ce9" table:formula="of:=+(1+[.$B$19]/12)*[.FS44]" office:value-type="float" office:value="3860.31152596346" calcext:value-type="float">
            <text:p><text:s/>3,860 </text:p>
          </table:table-cell>
          <table:table-cell table:style-name="ce9" table:formula="of:=+(1+[.$B$19]/12)*[.FT44]" office:value-type="float" office:value="3869.96230477837" calcext:value-type="float">
            <text:p><text:s/>3,870 </text:p>
          </table:table-cell>
          <table:table-cell table:style-name="ce9" table:formula="of:=+(1+[.$B$19]/12)*[.FU44]" office:value-type="float" office:value="3879.63721054031" calcext:value-type="float">
            <text:p><text:s/>3,880 </text:p>
          </table:table-cell>
          <table:table-cell table:style-name="ce9" table:formula="of:=+(1+[.$B$19]/12)*[.FV44]" office:value-type="float" office:value="3889.33630356666" calcext:value-type="float">
            <text:p><text:s/>3,889 </text:p>
          </table:table-cell>
          <table:table-cell table:style-name="ce9" table:formula="of:=+(1+[.$B$19]/12)*[.FW44]" office:value-type="float" office:value="3899.05964432558" calcext:value-type="float">
            <text:p><text:s/>3,899 </text:p>
          </table:table-cell>
          <table:table-cell table:style-name="ce9" table:formula="of:=+(1+[.$B$19]/12)*[.FX44]" office:value-type="float" office:value="3908.80729343639" calcext:value-type="float">
            <text:p><text:s/>3,909 </text:p>
          </table:table-cell>
          <table:table-cell table:style-name="ce9" table:formula="of:=+(1+[.$B$19]/12)*[.FY44]" office:value-type="float" office:value="3918.57931166998" calcext:value-type="float">
            <text:p><text:s/>3,919 </text:p>
          </table:table-cell>
          <table:table-cell table:style-name="ce9" table:formula="of:=+(1+[.$B$19]/12)*[.FZ44]" office:value-type="float" office:value="3928.37575994916" calcext:value-type="float">
            <text:p><text:s/>3,928 </text:p>
          </table:table-cell>
          <table:table-cell table:style-name="ce9" table:formula="of:=+(1+[.$B$19]/12)*[.GA44]" office:value-type="float" office:value="3938.19669934903" calcext:value-type="float">
            <text:p><text:s/>3,938 </text:p>
          </table:table-cell>
          <table:table-cell table:style-name="ce9" table:formula="of:=+(1+[.$B$19]/12)*[.GB44]" office:value-type="float" office:value="3948.0421910974" calcext:value-type="float">
            <text:p><text:s/>3,948 </text:p>
          </table:table-cell>
          <table:table-cell table:style-name="ce9" table:formula="of:=+(1+[.$B$19]/12)*[.GC44]" office:value-type="float" office:value="3957.91229657515" calcext:value-type="float">
            <text:p><text:s/>3,958 </text:p>
          </table:table-cell>
          <table:table-cell table:style-name="ce9" table:formula="of:=+(1+[.$B$19]/12)*[.GD44]" office:value-type="float" office:value="3967.80707731659" calcext:value-type="float">
            <text:p><text:s/>3,968 </text:p>
          </table:table-cell>
          <table:table-cell table:style-name="ce9" table:formula="of:=+(1+[.$B$19]/12)*[.GE44]" office:value-type="float" office:value="3977.72659500988" calcext:value-type="float">
            <text:p><text:s/>3,978 </text:p>
          </table:table-cell>
          <table:table-cell table:style-name="ce9" table:formula="of:=+(1+[.$B$19]/12)*[.GF44]" office:value-type="float" office:value="3987.6709114974" calcext:value-type="float">
            <text:p><text:s/>3,988 </text:p>
          </table:table-cell>
          <table:table-cell table:style-name="ce9" table:formula="of:=+(1+[.$B$19]/12)*[.GG44]" office:value-type="float" office:value="3997.64008877614" calcext:value-type="float">
            <text:p><text:s/>3,998 </text:p>
          </table:table-cell>
          <table:table-cell table:style-name="ce9" table:formula="of:=+(1+[.$B$19]/12)*[.GH44]" office:value-type="float" office:value="4007.63418899808" calcext:value-type="float">
            <text:p><text:s/>4,008 </text:p>
          </table:table-cell>
          <table:table-cell table:style-name="ce9" table:formula="of:=+(1+[.$B$19]/12)*[.GI44]" office:value-type="float" office:value="4017.65327447058" calcext:value-type="float">
            <text:p><text:s/>4,018 </text:p>
          </table:table-cell>
          <table:table-cell table:style-name="ce9" table:formula="of:=+(1+[.$B$19]/12)*[.GJ44]" office:value-type="float" office:value="4027.69740765676" calcext:value-type="float">
            <text:p><text:s/>4,028 </text:p>
          </table:table-cell>
          <table:table-cell table:style-name="ce9" table:formula="of:=+(1+[.$B$19]/12)*[.GK44]" office:value-type="float" office:value="4037.7666511759" calcext:value-type="float">
            <text:p><text:s/>4,038 </text:p>
          </table:table-cell>
          <table:table-cell table:style-name="ce9" table:formula="of:=+(1+[.$B$19]/12)*[.GL44]" office:value-type="float" office:value="4047.86106780384" calcext:value-type="float">
            <text:p><text:s/>4,048 </text:p>
          </table:table-cell>
          <table:table-cell table:style-name="ce9" table:formula="of:=+(1+[.$B$19]/12)*[.GM44]" office:value-type="float" office:value="4057.98072047335" calcext:value-type="float">
            <text:p><text:s/>4,058 </text:p>
          </table:table-cell>
          <table:table-cell table:style-name="ce9" table:formula="of:=+(1+[.$B$19]/12)*[.GN44]" office:value-type="float" office:value="4068.12567227453" calcext:value-type="float">
            <text:p><text:s/>4,068 </text:p>
          </table:table-cell>
          <table:table-cell table:style-name="ce9" table:formula="of:=+(1+[.$B$19]/12)*[.GO44]" office:value-type="float" office:value="4078.29598645522" calcext:value-type="float">
            <text:p><text:s/>4,078 </text:p>
          </table:table-cell>
          <table:table-cell table:style-name="ce9" table:formula="of:=+(1+[.$B$19]/12)*[.GP44]" office:value-type="float" office:value="4088.49172642135" calcext:value-type="float">
            <text:p><text:s/>4,088 </text:p>
          </table:table-cell>
          <table:table-cell table:style-name="ce9" table:formula="of:=+(1+[.$B$19]/12)*[.GQ44]" office:value-type="float" office:value="4098.71295573741" calcext:value-type="float">
            <text:p><text:s/>4,099 </text:p>
          </table:table-cell>
          <table:table-cell table:style-name="ce9" table:formula="of:=+(1+[.$B$19]/12)*[.GR44]" office:value-type="float" office:value="4108.95973812675" calcext:value-type="float">
            <text:p><text:s/>4,109 </text:p>
          </table:table-cell>
          <table:table-cell table:style-name="ce9" table:formula="of:=+(1+[.$B$19]/12)*[.GS44]" office:value-type="float" office:value="4119.23213747207" calcext:value-type="float">
            <text:p><text:s/>4,119 </text:p>
          </table:table-cell>
          <table:table-cell table:style-name="ce9" table:formula="of:=+(1+[.$B$19]/12)*[.GT44]" office:value-type="float" office:value="4129.53021781575" calcext:value-type="float">
            <text:p><text:s/>4,130 </text:p>
          </table:table-cell>
          <table:table-cell table:style-name="ce9" table:formula="of:=+(1+[.$B$19]/12)*[.GU44]" office:value-type="float" office:value="4139.85404336029" calcext:value-type="float">
            <text:p><text:s/>4,140 </text:p>
          </table:table-cell>
          <table:table-cell table:style-name="ce9" table:formula="of:=+(1+[.$B$19]/12)*[.GV44]" office:value-type="float" office:value="4150.20367846869" calcext:value-type="float">
            <text:p><text:s/>4,150 </text:p>
          </table:table-cell>
          <table:table-cell table:style-name="ce9" table:formula="of:=+(1+[.$B$19]/12)*[.GW44]" office:value-type="float" office:value="4160.57918766486" calcext:value-type="float">
            <text:p><text:s/>4,161 </text:p>
          </table:table-cell>
          <table:table-cell table:style-name="ce9" table:formula="of:=+(1+[.$B$19]/12)*[.GX44]" office:value-type="float" office:value="4170.98063563402" calcext:value-type="float">
            <text:p><text:s/>4,171 </text:p>
          </table:table-cell>
          <table:table-cell table:style-name="ce9" table:formula="of:=+(1+[.$B$19]/12)*[.GY44]" office:value-type="float" office:value="4181.4080872231" calcext:value-type="float">
            <text:p><text:s/>4,181 </text:p>
          </table:table-cell>
          <table:table-cell table:style-name="ce9" table:formula="of:=+(1+[.$B$19]/12)*[.GZ44]" office:value-type="float" office:value="4191.86160744116" calcext:value-type="float">
            <text:p><text:s/>4,192 </text:p>
          </table:table-cell>
          <table:table-cell table:style-name="ce9" table:formula="of:=+(1+[.$B$19]/12)*[.HA44]" office:value-type="float" office:value="4202.34126145976" calcext:value-type="float">
            <text:p><text:s/>4,202 </text:p>
          </table:table-cell>
          <table:table-cell table:style-name="ce9" table:formula="of:=+(1+[.$B$19]/12)*[.HB44]" office:value-type="float" office:value="4212.84711461341" calcext:value-type="float">
            <text:p><text:s/>4,213 </text:p>
          </table:table-cell>
          <table:table-cell table:style-name="ce9" table:formula="of:=+(1+[.$B$19]/12)*[.HC44]" office:value-type="float" office:value="4223.37923239995" calcext:value-type="float">
            <text:p><text:s/>4,223 </text:p>
          </table:table-cell>
          <table:table-cell table:style-name="ce9" table:formula="of:=+(1+[.$B$19]/12)*[.HD44]" office:value-type="float" office:value="4233.93768048095" calcext:value-type="float">
            <text:p><text:s/>4,234 </text:p>
          </table:table-cell>
          <table:table-cell table:style-name="ce9" table:formula="of:=+(1+[.$B$19]/12)*[.HE44]" office:value-type="float" office:value="4244.52252468215" calcext:value-type="float">
            <text:p><text:s/>4,245 </text:p>
          </table:table-cell>
          <table:table-cell table:style-name="ce9" table:formula="of:=+(1+[.$B$19]/12)*[.HF44]" office:value-type="float" office:value="4255.13383099385" calcext:value-type="float">
            <text:p><text:s/>4,255 </text:p>
          </table:table-cell>
          <table:table-cell table:style-name="ce9" table:formula="of:=+(1+[.$B$19]/12)*[.HG44]" office:value-type="float" office:value="4265.77166557134" calcext:value-type="float">
            <text:p><text:s/>4,266 </text:p>
          </table:table-cell>
          <table:table-cell table:style-name="ce9" table:formula="of:=+(1+[.$B$19]/12)*[.HH44]" office:value-type="float" office:value="4276.43609473527" calcext:value-type="float">
            <text:p><text:s/>4,276 </text:p>
          </table:table-cell>
          <table:table-cell table:style-name="ce9" table:formula="of:=+(1+[.$B$19]/12)*[.HI44]" office:value-type="float" office:value="4287.1271849721" calcext:value-type="float">
            <text:p><text:s/>4,287 </text:p>
          </table:table-cell>
          <table:table-cell table:style-name="ce9" table:formula="of:=+(1+[.$B$19]/12)*[.HJ44]" office:value-type="float" office:value="4297.84500293453" calcext:value-type="float">
            <text:p><text:s/>4,298 </text:p>
          </table:table-cell>
          <table:table-cell table:style-name="ce9" table:formula="of:=+(1+[.$B$19]/12)*[.HK44]" office:value-type="float" office:value="4308.58961544187" calcext:value-type="float">
            <text:p><text:s/>4,309 </text:p>
          </table:table-cell>
          <table:table-cell table:style-name="ce9" table:formula="of:=+(1+[.$B$19]/12)*[.HL44]" office:value-type="float" office:value="4319.36108948047" calcext:value-type="float">
            <text:p><text:s/>4,319 </text:p>
          </table:table-cell>
          <table:table-cell table:style-name="ce9" table:formula="of:=+(1+[.$B$19]/12)*[.HM44]" office:value-type="float" office:value="4330.15949220418" calcext:value-type="float">
            <text:p><text:s/>4,330 </text:p>
          </table:table-cell>
          <table:table-cell table:style-name="ce9" table:formula="of:=+(1+[.$B$19]/12)*[.HN44]" office:value-type="float" office:value="4340.98489093469" calcext:value-type="float">
            <text:p><text:s/>4,341 </text:p>
          </table:table-cell>
          <table:table-cell table:style-name="ce9" table:formula="of:=+(1+[.$B$19]/12)*[.HO44]" office:value-type="float" office:value="4351.83735316202" calcext:value-type="float">
            <text:p><text:s/>4,352 </text:p>
          </table:table-cell>
          <table:table-cell table:style-name="ce9" table:formula="of:=+(1+[.$B$19]/12)*[.HP44]" office:value-type="float" office:value="4362.71694654493" calcext:value-type="float">
            <text:p><text:s/>4,363 </text:p>
          </table:table-cell>
          <table:table-cell table:style-name="ce9" table:formula="of:=+(1+[.$B$19]/12)*[.HQ44]" office:value-type="float" office:value="4373.62373891129" calcext:value-type="float">
            <text:p><text:s/>4,374 </text:p>
          </table:table-cell>
          <table:table-cell table:style-name="ce9" table:formula="of:=+(1+[.$B$19]/12)*[.HR44]" office:value-type="float" office:value="4384.55779825857" calcext:value-type="float">
            <text:p><text:s/>4,385 </text:p>
          </table:table-cell>
          <table:table-cell table:style-name="ce9" table:formula="of:=+(1+[.$B$19]/12)*[.HS44]" office:value-type="float" office:value="4395.51919275421" calcext:value-type="float">
            <text:p><text:s/>4,396 </text:p>
          </table:table-cell>
          <table:table-cell table:style-name="ce9" table:formula="of:=+(1+[.$B$19]/12)*[.HT44]" office:value-type="float" office:value="4406.5079907361" calcext:value-type="float">
            <text:p><text:s/>4,407 </text:p>
          </table:table-cell>
          <table:table-cell table:style-name="ce9" table:formula="of:=+(1+[.$B$19]/12)*[.HU44]" office:value-type="float" office:value="4417.52426071294" calcext:value-type="float">
            <text:p><text:s/>4,418 </text:p>
          </table:table-cell>
          <table:table-cell table:style-name="ce9" table:formula="of:=+(1+[.$B$19]/12)*[.HV44]" office:value-type="float" office:value="4428.56807136472" calcext:value-type="float">
            <text:p><text:s/>4,429 </text:p>
          </table:table-cell>
          <table:table-cell table:style-name="ce9" table:formula="of:=+(1+[.$B$19]/12)*[.HW44]" office:value-type="float" office:value="4439.63949154313" calcext:value-type="float">
            <text:p><text:s/>4,440 </text:p>
          </table:table-cell>
          <table:table-cell table:style-name="ce9" table:formula="of:=+(1+[.$B$19]/12)*[.HX44]" office:value-type="float" office:value="4450.73859027199" calcext:value-type="float">
            <text:p><text:s/>4,451 </text:p>
          </table:table-cell>
          <table:table-cell table:style-name="ce9" table:formula="of:=+(1+[.$B$19]/12)*[.HY44]" office:value-type="float" office:value="4461.86543674767" calcext:value-type="float">
            <text:p><text:s/>4,462 </text:p>
          </table:table-cell>
          <table:table-cell table:style-name="ce9" table:formula="of:=+(1+[.$B$19]/12)*[.HZ44]" office:value-type="float" office:value="4473.02010033954" calcext:value-type="float">
            <text:p><text:s/>4,473 </text:p>
          </table:table-cell>
          <table:table-cell table:style-name="ce9" table:formula="of:=+(1+[.$B$19]/12)*[.IA44]" office:value-type="float" office:value="4484.20265059039" calcext:value-type="float">
            <text:p><text:s/>4,484 </text:p>
          </table:table-cell>
          <table:table-cell table:style-name="ce9" table:formula="of:=+(1+[.$B$19]/12)*[.IB44]" office:value-type="float" office:value="4495.41315721686" calcext:value-type="float">
            <text:p><text:s/>4,495 </text:p>
          </table:table-cell>
          <table:table-cell table:style-name="ce9" table:formula="of:=+(1+[.$B$19]/12)*[.IC44]" office:value-type="float" office:value="4506.6516901099" calcext:value-type="float">
            <text:p><text:s/>4,507 </text:p>
          </table:table-cell>
          <table:table-cell table:style-name="ce9" table:formula="of:=+(1+[.$B$19]/12)*[.ID44]" office:value-type="float" office:value="4517.91831933518" calcext:value-type="float">
            <text:p><text:s/>4,518 </text:p>
          </table:table-cell>
          <table:table-cell table:style-name="ce9" table:formula="of:=+(1+[.$B$19]/12)*[.IE44]" office:value-type="float" office:value="4529.21311513352" calcext:value-type="float">
            <text:p><text:s/>4,529 </text:p>
          </table:table-cell>
          <table:table-cell table:style-name="ce9" table:formula="of:=+(1+[.$B$19]/12)*[.IF44]" office:value-type="float" office:value="4540.53614792135" calcext:value-type="float">
            <text:p><text:s/>4,541 </text:p>
          </table:table-cell>
          <table:table-cell table:style-name="ce9" table:formula="of:=+(1+[.$B$19]/12)*[.IG44]" office:value-type="float" office:value="4551.88748829115" calcext:value-type="float">
            <text:p><text:s/>4,552 </text:p>
          </table:table-cell>
          <table:table-cell table:style-name="ce9" table:formula="of:=+(1+[.$B$19]/12)*[.IH44]" office:value-type="float" office:value="4563.26720701188" calcext:value-type="float">
            <text:p><text:s/>4,563 </text:p>
          </table:table-cell>
          <table:table-cell table:style-name="ce9" table:formula="of:=+(1+[.$B$19]/12)*[.II44]" office:value-type="float" office:value="4574.67537502941" calcext:value-type="float">
            <text:p><text:s/>4,575 </text:p>
          </table:table-cell>
          <table:table-cell table:style-name="ce9" table:formula="of:=+(1+[.$B$19]/12)*[.IJ44]" office:value-type="float" office:value="4586.11206346698" calcext:value-type="float">
            <text:p><text:s/>4,586 </text:p>
          </table:table-cell>
          <table:table-cell table:style-name="ce9" table:formula="of:=+(1+[.$B$19]/12)*[.IK44]" office:value-type="float" office:value="4597.57734362565" calcext:value-type="float">
            <text:p><text:s/>4,598 </text:p>
          </table:table-cell>
          <table:table-cell table:style-name="ce9" table:formula="of:=+(1+[.$B$19]/12)*[.IL44]" office:value-type="float" office:value="4609.07128698471" calcext:value-type="float">
            <text:p><text:s/>4,609 </text:p>
          </table:table-cell>
          <table:table-cell table:style-name="ce9" table:formula="of:=+(1+[.$B$19]/12)*[.IM44]" office:value-type="float" office:value="4620.59396520218" calcext:value-type="float">
            <text:p><text:s/>4,621 </text:p>
          </table:table-cell>
          <table:table-cell table:style-name="ce9" table:formula="of:=+(1+[.$B$19]/12)*[.IN44]" office:value-type="float" office:value="4632.14545011518" calcext:value-type="float">
            <text:p><text:s/>4,632 </text:p>
          </table:table-cell>
          <table:table-cell table:style-name="ce9" table:formula="of:=+(1+[.$B$19]/12)*[.IO44]" office:value-type="float" office:value="4643.72581374047" calcext:value-type="float">
            <text:p><text:s/>4,644 </text:p>
          </table:table-cell>
          <table:table-cell table:style-name="ce9" table:formula="of:=+(1+[.$B$19]/12)*[.IP44]" office:value-type="float" office:value="4655.33512827482" calcext:value-type="float">
            <text:p><text:s/>4,655 </text:p>
          </table:table-cell>
          <table:table-cell table:style-name="ce9" table:formula="of:=+(1+[.$B$19]/12)*[.IQ44]" office:value-type="float" office:value="4666.97346609551" calcext:value-type="float">
            <text:p><text:s/>4,667 </text:p>
          </table:table-cell>
          <table:table-cell table:style-name="ce9" table:formula="of:=+(1+[.$B$19]/12)*[.IR44]" office:value-type="float" office:value="4678.64089976074" calcext:value-type="float">
            <text:p><text:s/>4,679 </text:p>
          </table:table-cell>
          <table:table-cell table:style-name="ce9" table:formula="of:=+(1+[.$B$19]/12)*[.IS44]" office:value-type="float" office:value="4690.33750201015" calcext:value-type="float">
            <text:p><text:s/>4,690 </text:p>
          </table:table-cell>
          <table:table-cell table:style-name="ce9" table:formula="of:=+(1+[.$B$19]/12)*[.IT44]" office:value-type="float" office:value="4702.06334576517" calcext:value-type="float">
            <text:p><text:s/>4,702 </text:p>
          </table:table-cell>
          <table:table-cell table:style-name="ce9" table:formula="of:=+(1+[.$B$19]/12)*[.IU44]" office:value-type="float" office:value="4713.81850412958" calcext:value-type="float">
            <text:p><text:s/>4,714 </text:p>
          </table:table-cell>
          <table:table-cell table:style-name="ce9" table:number-columns-repeated="768"/>
        </table:table-row>
        <table:table-row table:style-name="ro1" table:number-rows-repeated="2">
          <table:table-cell/>
          <table:table-cell table:style-name="ce9" table:number-columns-repeated="1023"/>
        </table:table-row>
        <table:table-row table:style-name="ro1">
          <table:table-cell table:style-name="ce1" office:value-type="string" calcext:value-type="string">
            <text:p>Savings when renting</text:p>
          </table:table-cell>
          <table:table-cell table:style-name="ce10" table:formula="of:=+[.B29]" office:value-type="float" office:value="150000" calcext:value-type="float">
            <text:p><text:s/>1,50,000 </text:p>
          </table:table-cell>
          <table:table-cell table:style-name="ce10" table:formula="of:=+[.B47]*(1+[.$B$20]/12)+[.C43]-[.C44]" office:value-type="float" office:value="151841.48903929" calcext:value-type="float">
            <text:p><text:s/>1,51,841 </text:p>
          </table:table-cell>
          <table:table-cell table:style-name="ce10" table:formula="of:=+[.C47]*(1+[.$B$20]/12)+[.D43]-[.D44]" office:value-type="float" office:value="153688.775882336" calcext:value-type="float">
            <text:p><text:s/>1,53,689 </text:p>
          </table:table-cell>
          <table:table-cell table:style-name="ce10" table:formula="of:=+[.D47]*(1+[.$B$20]/12)+[.E43]-[.E44]" office:value-type="float" office:value="155541.882632709" calcext:value-type="float">
            <text:p><text:s/>1,55,542 </text:p>
          </table:table-cell>
          <table:table-cell table:style-name="ce10" table:formula="of:=+[.E47]*(1+[.$B$20]/12)+[.F43]-[.F44]" office:value-type="float" office:value="157400.831497214" calcext:value-type="float">
            <text:p><text:s/>1,57,401 </text:p>
          </table:table-cell>
          <table:table-cell table:style-name="ce10" table:formula="of:=+[.F47]*(1+[.$B$20]/12)+[.G43]-[.G44]" office:value-type="float" office:value="159265.644786443" calcext:value-type="float">
            <text:p><text:s/>1,59,266 </text:p>
          </table:table-cell>
          <table:table-cell table:style-name="ce10" table:formula="of:=+[.G47]*(1+[.$B$20]/12)+[.H43]-[.H44]" office:value-type="float" office:value="161136.344915322" calcext:value-type="float">
            <text:p><text:s/>1,61,136 </text:p>
          </table:table-cell>
          <table:table-cell table:style-name="ce10" table:formula="of:=+[.H47]*(1+[.$B$20]/12)+[.I43]-[.I44]" office:value-type="float" office:value="163012.954403673" calcext:value-type="float">
            <text:p><text:s/>1,63,013 </text:p>
          </table:table-cell>
          <table:table-cell table:style-name="ce10" table:formula="of:=+[.I47]*(1+[.$B$20]/12)+[.J43]-[.J44]" office:value-type="float" office:value="164895.495876773" calcext:value-type="float">
            <text:p><text:s/>1,64,895 </text:p>
          </table:table-cell>
          <table:table-cell table:style-name="ce10" table:formula="of:=+[.J47]*(1+[.$B$20]/12)+[.K43]-[.K44]" office:value-type="float" office:value="166783.992065915" calcext:value-type="float">
            <text:p><text:s/>1,66,784 </text:p>
          </table:table-cell>
          <table:table-cell table:style-name="ce10" table:formula="of:=+[.K47]*(1+[.$B$20]/12)+[.L43]-[.L44]" office:value-type="float" office:value="168678.465808976" calcext:value-type="float">
            <text:p><text:s/>1,68,678 </text:p>
          </table:table-cell>
          <table:table-cell table:style-name="ce10" table:formula="of:=+[.L47]*(1+[.$B$20]/12)+[.M43]-[.M44]" office:value-type="float" office:value="170578.940050987" calcext:value-type="float">
            <text:p><text:s/>1,70,579 </text:p>
          </table:table-cell>
          <table:table-cell table:style-name="ce10" table:formula="of:=+[.M47]*(1+[.$B$20]/12)+[.N43]-[.N44]" office:value-type="float" office:value="172485.437844704" calcext:value-type="float">
            <text:p><text:s/>1,72,485 </text:p>
          </table:table-cell>
          <table:table-cell table:style-name="ce10" table:formula="of:=+[.N47]*(1+[.$B$20]/12)+[.O43]-[.O44]" office:value-type="float" office:value="174397.982351183" calcext:value-type="float">
            <text:p><text:s/>1,74,398 </text:p>
          </table:table-cell>
          <table:table-cell table:style-name="ce10" table:formula="of:=+[.O47]*(1+[.$B$20]/12)+[.P43]-[.P44]" office:value-type="float" office:value="176316.596840363" calcext:value-type="float">
            <text:p><text:s/>1,76,317 </text:p>
          </table:table-cell>
          <table:table-cell table:style-name="ce10" table:formula="of:=+[.P47]*(1+[.$B$20]/12)+[.Q43]-[.Q44]" office:value-type="float" office:value="178241.304691644" calcext:value-type="float">
            <text:p><text:s/>1,78,241 </text:p>
          </table:table-cell>
          <table:table-cell table:style-name="ce10" table:formula="of:=+[.Q47]*(1+[.$B$20]/12)+[.R43]-[.R44]" office:value-type="float" office:value="180172.129394475" calcext:value-type="float">
            <text:p><text:s/>1,80,172 </text:p>
          </table:table-cell>
          <table:table-cell table:style-name="ce10" table:formula="of:=+[.R47]*(1+[.$B$20]/12)+[.S43]-[.S44]" office:value-type="float" office:value="182109.094548943" calcext:value-type="float">
            <text:p><text:s/>1,82,109 </text:p>
          </table:table-cell>
          <table:table-cell table:style-name="ce10" table:formula="of:=+[.S47]*(1+[.$B$20]/12)+[.T43]-[.T44]" office:value-type="float" office:value="184052.223866366" calcext:value-type="float">
            <text:p><text:s/>1,84,052 </text:p>
          </table:table-cell>
          <table:table-cell table:style-name="ce10" table:formula="of:=+[.T47]*(1+[.$B$20]/12)+[.U43]-[.U44]" office:value-type="float" office:value="186001.541169884" calcext:value-type="float">
            <text:p><text:s/>1,86,002 </text:p>
          </table:table-cell>
          <table:table-cell table:style-name="ce10" table:formula="of:=+[.U47]*(1+[.$B$20]/12)+[.V43]-[.V44]" office:value-type="float" office:value="187957.070395064" calcext:value-type="float">
            <text:p><text:s/>1,87,957 </text:p>
          </table:table-cell>
          <table:table-cell table:style-name="ce10" table:formula="of:=+[.V47]*(1+[.$B$20]/12)+[.W43]-[.W44]" office:value-type="float" office:value="189918.8355905" calcext:value-type="float">
            <text:p><text:s/>1,89,919 </text:p>
          </table:table-cell>
          <table:table-cell table:style-name="ce10" table:formula="of:=+[.W47]*(1+[.$B$20]/12)+[.X43]-[.X44]" office:value-type="float" office:value="191886.860918417" calcext:value-type="float">
            <text:p><text:s/>1,91,887 </text:p>
          </table:table-cell>
          <table:table-cell table:style-name="ce10" table:formula="of:=+[.X47]*(1+[.$B$20]/12)+[.Y43]-[.Y44]" office:value-type="float" office:value="193861.170655283" calcext:value-type="float">
            <text:p><text:s/>1,93,861 </text:p>
          </table:table-cell>
          <table:table-cell table:style-name="ce10" table:formula="of:=+[.Y47]*(1+[.$B$20]/12)+[.Z43]-[.Z44]" office:value-type="float" office:value="195841.78919242" calcext:value-type="float">
            <text:p><text:s/>1,95,842 </text:p>
          </table:table-cell>
          <table:table-cell table:style-name="ce10" table:formula="of:=+[.Z47]*(1+[.$B$20]/12)+[.AA43]-[.AA44]" office:value-type="float" office:value="197828.741036621" calcext:value-type="float">
            <text:p><text:s/>1,97,829 </text:p>
          </table:table-cell>
          <table:table-cell table:style-name="ce10" table:formula="of:=+[.AA47]*(1+[.$B$20]/12)+[.AB43]-[.AB44]" office:value-type="float" office:value="199822.050810769" calcext:value-type="float">
            <text:p><text:s/>1,99,822 </text:p>
          </table:table-cell>
          <table:table-cell table:style-name="ce10" table:formula="of:=+[.AB47]*(1+[.$B$20]/12)+[.AC43]-[.AC44]" office:value-type="float" office:value="201821.74325446" calcext:value-type="float">
            <text:p><text:s/>2,01,822 </text:p>
          </table:table-cell>
          <table:table-cell table:style-name="ce10" table:formula="of:=+[.AC47]*(1+[.$B$20]/12)+[.AD43]-[.AD44]" office:value-type="float" office:value="203827.843224629" calcext:value-type="float">
            <text:p><text:s/>2,03,828 </text:p>
          </table:table-cell>
          <table:table-cell table:style-name="ce10" table:formula="of:=+[.AD47]*(1+[.$B$20]/12)+[.AE43]-[.AE44]" office:value-type="float" office:value="205840.375696183" calcext:value-type="float">
            <text:p><text:s/>2,05,840 </text:p>
          </table:table-cell>
          <table:table-cell table:style-name="ce10" table:formula="of:=+[.AE47]*(1+[.$B$20]/12)+[.AF43]-[.AF44]" office:value-type="float" office:value="207859.365762632" calcext:value-type="float">
            <text:p><text:s/>2,07,859 </text:p>
          </table:table-cell>
          <table:table-cell table:style-name="ce10" table:formula="of:=+[.AF47]*(1+[.$B$20]/12)+[.AG43]-[.AG44]" office:value-type="float" office:value="209884.838636725" calcext:value-type="float">
            <text:p><text:s/>2,09,885 </text:p>
          </table:table-cell>
          <table:table-cell table:style-name="ce10" table:formula="of:=+[.AG47]*(1+[.$B$20]/12)+[.AH43]-[.AH44]" office:value-type="float" office:value="211916.819651096" calcext:value-type="float">
            <text:p><text:s/>2,11,917 </text:p>
          </table:table-cell>
          <table:table-cell table:style-name="ce10" table:formula="of:=+[.AH47]*(1+[.$B$20]/12)+[.AI43]-[.AI44]" office:value-type="float" office:value="213955.334258903" calcext:value-type="float">
            <text:p><text:s/>2,13,955 </text:p>
          </table:table-cell>
          <table:table-cell table:style-name="ce10" table:formula="of:=+[.AI47]*(1+[.$B$20]/12)+[.AJ43]-[.AJ44]" office:value-type="float" office:value="216000.40803448" calcext:value-type="float">
            <text:p><text:s/>2,16,000 </text:p>
          </table:table-cell>
          <table:table-cell table:style-name="ce10" table:formula="of:=+[.AJ47]*(1+[.$B$20]/12)+[.AK43]-[.AK44]" office:value-type="float" office:value="218052.066673987" calcext:value-type="float">
            <text:p><text:s/>2,18,052 </text:p>
          </table:table-cell>
          <table:table-cell table:style-name="ce10" table:formula="of:=+[.AK47]*(1+[.$B$20]/12)+[.AL43]-[.AL44]" office:value-type="float" office:value="220110.335996065" calcext:value-type="float">
            <text:p><text:s/>2,20,110 </text:p>
          </table:table-cell>
          <table:table-cell table:style-name="ce10" table:formula="of:=+[.AL47]*(1+[.$B$20]/12)+[.AM43]-[.AM44]" office:value-type="float" office:value="222175.241942499" calcext:value-type="float">
            <text:p><text:s/>2,22,175 </text:p>
          </table:table-cell>
          <table:table-cell table:style-name="ce10" table:formula="of:=+[.AM47]*(1+[.$B$20]/12)+[.AN43]-[.AN44]" office:value-type="float" office:value="224246.810578874" calcext:value-type="float">
            <text:p><text:s/>2,24,247 </text:p>
          </table:table-cell>
          <table:table-cell table:style-name="ce10" table:formula="of:=+[.AN47]*(1+[.$B$20]/12)+[.AO43]-[.AO44]" office:value-type="float" office:value="226325.068095248" calcext:value-type="float">
            <text:p><text:s/>2,26,325 </text:p>
          </table:table-cell>
          <table:table-cell table:style-name="ce10" table:formula="of:=+[.AO47]*(1+[.$B$20]/12)+[.AP43]-[.AP44]" office:value-type="float" office:value="228410.040806821" calcext:value-type="float">
            <text:p><text:s/>2,28,410 </text:p>
          </table:table-cell>
          <table:table-cell table:style-name="ce10" table:formula="of:=+[.AP47]*(1+[.$B$20]/12)+[.AQ43]-[.AQ44]" office:value-type="float" office:value="230501.755154607" calcext:value-type="float">
            <text:p><text:s/>2,30,502 </text:p>
          </table:table-cell>
          <table:table-cell table:style-name="ce10" table:formula="of:=+[.AQ47]*(1+[.$B$20]/12)+[.AR43]-[.AR44]" office:value-type="float" office:value="232600.237706114" calcext:value-type="float">
            <text:p><text:s/>2,32,600 </text:p>
          </table:table-cell>
          <table:table-cell table:style-name="ce10" table:formula="of:=+[.AR47]*(1+[.$B$20]/12)+[.AS43]-[.AS44]" office:value-type="float" office:value="234705.515156026" calcext:value-type="float">
            <text:p><text:s/>2,34,706 </text:p>
          </table:table-cell>
          <table:table-cell table:style-name="ce10" table:formula="of:=+[.AS47]*(1+[.$B$20]/12)+[.AT43]-[.AT44]" office:value-type="float" office:value="236817.614326886" calcext:value-type="float">
            <text:p><text:s/>2,36,818 </text:p>
          </table:table-cell>
          <table:table-cell table:style-name="ce10" table:formula="of:=+[.AT47]*(1+[.$B$20]/12)+[.AU43]-[.AU44]" office:value-type="float" office:value="238936.562169791" calcext:value-type="float">
            <text:p><text:s/>2,38,937 </text:p>
          </table:table-cell>
          <table:table-cell table:style-name="ce10" table:formula="of:=+[.AU47]*(1+[.$B$20]/12)+[.AV43]-[.AV44]" office:value-type="float" office:value="241062.385765081" calcext:value-type="float">
            <text:p><text:s/>2,41,062 </text:p>
          </table:table-cell>
          <table:table-cell table:style-name="ce10" table:formula="of:=+[.AV47]*(1+[.$B$20]/12)+[.AW43]-[.AW44]" office:value-type="float" office:value="243195.112323037" calcext:value-type="float">
            <text:p><text:s/>2,43,195 </text:p>
          </table:table-cell>
          <table:table-cell table:style-name="ce10" table:formula="of:=+[.AW47]*(1+[.$B$20]/12)+[.AX43]-[.AX44]" office:value-type="float" office:value="245334.769184584" calcext:value-type="float">
            <text:p><text:s/>2,45,335 </text:p>
          </table:table-cell>
          <table:table-cell table:style-name="ce10" table:formula="of:=+[.AX47]*(1+[.$B$20]/12)+[.AY43]-[.AY44]" office:value-type="float" office:value="247481.383821995" calcext:value-type="float">
            <text:p><text:s/>2,47,481 </text:p>
          </table:table-cell>
          <table:table-cell table:style-name="ce10" table:formula="of:=+[.AY47]*(1+[.$B$20]/12)+[.AZ43]-[.AZ44]" office:value-type="float" office:value="249634.983839603" calcext:value-type="float">
            <text:p><text:s/>2,49,635 </text:p>
          </table:table-cell>
          <table:table-cell table:style-name="ce10" table:formula="of:=+[.AZ47]*(1+[.$B$20]/12)+[.BA43]-[.BA44]" office:value-type="float" office:value="251795.59697451" calcext:value-type="float">
            <text:p><text:s/>2,51,796 </text:p>
          </table:table-cell>
          <table:table-cell table:style-name="ce10" table:formula="of:=+[.BA47]*(1+[.$B$20]/12)+[.BB43]-[.BB44]" office:value-type="float" office:value="253963.251097307" calcext:value-type="float">
            <text:p><text:s/>2,53,963 </text:p>
          </table:table-cell>
          <table:table-cell table:style-name="ce10" table:formula="of:=+[.BB47]*(1+[.$B$20]/12)+[.BC43]-[.BC44]" office:value-type="float" office:value="256137.974212797" calcext:value-type="float">
            <text:p><text:s/>2,56,138 </text:p>
          </table:table-cell>
          <table:table-cell table:style-name="ce10" table:formula="of:=+[.BC47]*(1+[.$B$20]/12)+[.BD43]-[.BD44]" office:value-type="float" office:value="258319.794460718" calcext:value-type="float">
            <text:p><text:s/>2,58,320 </text:p>
          </table:table-cell>
          <table:table-cell table:style-name="ce10" table:formula="of:=+[.BD47]*(1+[.$B$20]/12)+[.BE43]-[.BE44]" office:value-type="float" office:value="260508.740116472" calcext:value-type="float">
            <text:p><text:s/>2,60,509 </text:p>
          </table:table-cell>
          <table:table-cell table:style-name="ce10" table:formula="of:=+[.BE47]*(1+[.$B$20]/12)+[.BF43]-[.BF44]" office:value-type="float" office:value="262704.839591862" calcext:value-type="float">
            <text:p><text:s/>2,62,705 </text:p>
          </table:table-cell>
          <table:table-cell table:style-name="ce10" table:formula="of:=+[.BF47]*(1+[.$B$20]/12)+[.BG43]-[.BG44]" office:value-type="float" office:value="264908.121435828" calcext:value-type="float">
            <text:p><text:s/>2,64,908 </text:p>
          </table:table-cell>
          <table:table-cell table:style-name="ce10" table:formula="of:=+[.BG47]*(1+[.$B$20]/12)+[.BH43]-[.BH44]" office:value-type="float" office:value="267118.614335188" calcext:value-type="float">
            <text:p><text:s/>2,67,119 </text:p>
          </table:table-cell>
          <table:table-cell table:style-name="ce10" table:formula="of:=+[.BH47]*(1+[.$B$20]/12)+[.BI43]-[.BI44]" office:value-type="float" office:value="269336.347115388" calcext:value-type="float">
            <text:p><text:s/>2,69,336 </text:p>
          </table:table-cell>
          <table:table-cell table:style-name="ce10" table:formula="of:=+[.BI47]*(1+[.$B$20]/12)+[.BJ43]-[.BJ44]" office:value-type="float" office:value="271561.348741248" calcext:value-type="float">
            <text:p><text:s/>2,71,561 </text:p>
          </table:table-cell>
          <table:table-cell table:style-name="ce10" table:formula="of:=+[.BJ47]*(1+[.$B$20]/12)+[.BK43]-[.BK44]" office:value-type="float" office:value="273793.648317719" calcext:value-type="float">
            <text:p><text:s/>2,73,794 </text:p>
          </table:table-cell>
          <table:table-cell table:style-name="ce10" table:formula="of:=+[.BK47]*(1+[.$B$20]/12)+[.BL43]-[.BL44]" office:value-type="float" office:value="276033.275090645" calcext:value-type="float">
            <text:p><text:s/>2,76,033 </text:p>
          </table:table-cell>
          <table:table-cell table:style-name="ce10" table:formula="of:=+[.BL47]*(1+[.$B$20]/12)+[.BM43]-[.BM44]" office:value-type="float" office:value="278280.25844752" calcext:value-type="float">
            <text:p><text:s/>2,78,280 </text:p>
          </table:table-cell>
          <table:table-cell table:style-name="ce10" table:formula="of:=+[.BM47]*(1+[.$B$20]/12)+[.BN43]-[.BN44]" office:value-type="float" office:value="280534.627918261" calcext:value-type="float">
            <text:p><text:s/>2,80,535 </text:p>
          </table:table-cell>
          <table:table-cell table:style-name="ce10" table:formula="of:=+[.BN47]*(1+[.$B$20]/12)+[.BO43]-[.BO44]" office:value-type="float" office:value="282796.413175977" calcext:value-type="float">
            <text:p><text:s/>2,82,796 </text:p>
          </table:table-cell>
          <table:table-cell table:style-name="ce10" table:formula="of:=+[.BO47]*(1+[.$B$20]/12)+[.BP43]-[.BP44]" office:value-type="float" office:value="285065.644037748" calcext:value-type="float">
            <text:p><text:s/>2,85,066 </text:p>
          </table:table-cell>
          <table:table-cell table:style-name="ce10" table:formula="of:=+[.BP47]*(1+[.$B$20]/12)+[.BQ43]-[.BQ44]" office:value-type="float" office:value="287342.350465403" calcext:value-type="float">
            <text:p><text:s/>2,87,342 </text:p>
          </table:table-cell>
          <table:table-cell table:style-name="ce10" table:formula="of:=+[.BQ47]*(1+[.$B$20]/12)+[.BR43]-[.BR44]" office:value-type="float" office:value="289626.562566308" calcext:value-type="float">
            <text:p><text:s/>2,89,627 </text:p>
          </table:table-cell>
          <table:table-cell table:style-name="ce10" table:formula="of:=+[.BR47]*(1+[.$B$20]/12)+[.BS43]-[.BS44]" office:value-type="float" office:value="291918.310594153" calcext:value-type="float">
            <text:p><text:s/>2,91,918 </text:p>
          </table:table-cell>
          <table:table-cell table:style-name="ce10" table:formula="of:=+[.BS47]*(1+[.$B$20]/12)+[.BT43]-[.BT44]" office:value-type="float" office:value="294217.624949748" calcext:value-type="float">
            <text:p><text:s/>2,94,218 </text:p>
          </table:table-cell>
          <table:table-cell table:style-name="ce10" table:formula="of:=+[.BT47]*(1+[.$B$20]/12)+[.BU43]-[.BU44]" office:value-type="float" office:value="296524.536181821" calcext:value-type="float">
            <text:p><text:s/>2,96,525 </text:p>
          </table:table-cell>
          <table:table-cell table:style-name="ce10" table:formula="of:=+[.BU47]*(1+[.$B$20]/12)+[.BV43]-[.BV44]" office:value-type="float" office:value="298839.074987821" calcext:value-type="float">
            <text:p><text:s/>2,98,839 </text:p>
          </table:table-cell>
          <table:table-cell table:style-name="ce10" table:formula="of:=+[.BV47]*(1+[.$B$20]/12)+[.BW43]-[.BW44]" office:value-type="float" office:value="301161.272214727" calcext:value-type="float">
            <text:p><text:s/>3,01,161 </text:p>
          </table:table-cell>
          <table:table-cell table:style-name="ce10" table:formula="of:=+[.BW47]*(1+[.$B$20]/12)+[.BX43]-[.BX44]" office:value-type="float" office:value="303491.158859858" calcext:value-type="float">
            <text:p><text:s/>3,03,491 </text:p>
          </table:table-cell>
          <table:table-cell table:style-name="ce10" table:formula="of:=+[.BX47]*(1+[.$B$20]/12)+[.BY43]-[.BY44]" office:value-type="float" office:value="305828.766071692" calcext:value-type="float">
            <text:p><text:s/>3,05,829 </text:p>
          </table:table-cell>
          <table:table-cell table:style-name="ce10" table:formula="of:=+[.BY47]*(1+[.$B$20]/12)+[.BZ43]-[.BZ44]" office:value-type="float" office:value="308174.125150685" calcext:value-type="float">
            <text:p><text:s/>3,08,174 </text:p>
          </table:table-cell>
          <table:table-cell table:style-name="ce10" table:formula="of:=+[.BZ47]*(1+[.$B$20]/12)+[.CA43]-[.CA44]" office:value-type="float" office:value="310527.267550101" calcext:value-type="float">
            <text:p><text:s/>3,10,527 </text:p>
          </table:table-cell>
          <table:table-cell table:style-name="ce10" table:formula="of:=+[.CA47]*(1+[.$B$20]/12)+[.CB43]-[.CB44]" office:value-type="float" office:value="312888.22487684" calcext:value-type="float">
            <text:p><text:s/>3,12,888 </text:p>
          </table:table-cell>
          <table:table-cell table:style-name="ce10" table:formula="of:=+[.CB47]*(1+[.$B$20]/12)+[.CC43]-[.CC44]" office:value-type="float" office:value="315257.028892273" calcext:value-type="float">
            <text:p><text:s/>3,15,257 </text:p>
          </table:table-cell>
          <table:table-cell table:style-name="ce10" table:formula="of:=+[.CC47]*(1+[.$B$20]/12)+[.CD43]-[.CD44]" office:value-type="float" office:value="317633.711513085" calcext:value-type="float">
            <text:p><text:s/>3,17,634 </text:p>
          </table:table-cell>
          <table:table-cell table:style-name="ce10" table:formula="of:=+[.CD47]*(1+[.$B$20]/12)+[.CE43]-[.CE44]" office:value-type="float" office:value="320018.304812118" calcext:value-type="float">
            <text:p><text:s/>3,20,018 </text:p>
          </table:table-cell>
          <table:table-cell table:style-name="ce10" table:formula="of:=+[.CE47]*(1+[.$B$20]/12)+[.CF43]-[.CF44]" office:value-type="float" office:value="322410.841019222" calcext:value-type="float">
            <text:p><text:s/>3,22,411 </text:p>
          </table:table-cell>
          <table:table-cell table:style-name="ce10" table:formula="of:=+[.CF47]*(1+[.$B$20]/12)+[.CG43]-[.CG44]" office:value-type="float" office:value="324811.352522108" calcext:value-type="float">
            <text:p><text:s/>3,24,811 </text:p>
          </table:table-cell>
          <table:table-cell table:style-name="ce10" table:formula="of:=+[.CG47]*(1+[.$B$20]/12)+[.CH43]-[.CH44]" office:value-type="float" office:value="327219.871867209" calcext:value-type="float">
            <text:p><text:s/>3,27,220 </text:p>
          </table:table-cell>
          <table:table-cell table:style-name="ce10" table:formula="of:=+[.CH47]*(1+[.$B$20]/12)+[.CI43]-[.CI44]" office:value-type="float" office:value="329636.431760544" calcext:value-type="float">
            <text:p><text:s/>3,29,636 </text:p>
          </table:table-cell>
          <table:table-cell table:style-name="ce10" table:formula="of:=+[.CI47]*(1+[.$B$20]/12)+[.CJ43]-[.CJ44]" office:value-type="float" office:value="332061.065068588" calcext:value-type="float">
            <text:p><text:s/>3,32,061 </text:p>
          </table:table-cell>
          <table:table-cell table:style-name="ce10" table:formula="of:=+[.CJ47]*(1+[.$B$20]/12)+[.CK43]-[.CK44]" office:value-type="float" office:value="334493.804819145" calcext:value-type="float">
            <text:p><text:s/>3,34,494 </text:p>
          </table:table-cell>
          <table:table-cell table:style-name="ce10" table:formula="of:=+[.CK47]*(1+[.$B$20]/12)+[.CL43]-[.CL44]" office:value-type="float" office:value="336934.684202227" calcext:value-type="float">
            <text:p><text:s/>3,36,935 </text:p>
          </table:table-cell>
          <table:table-cell table:style-name="ce10" table:formula="of:=+[.CL47]*(1+[.$B$20]/12)+[.CM43]-[.CM44]" office:value-type="float" office:value="339383.736570938" calcext:value-type="float">
            <text:p><text:s/>3,39,384 </text:p>
          </table:table-cell>
          <table:table-cell table:style-name="ce10" table:formula="of:=+[.CM47]*(1+[.$B$20]/12)+[.CN43]-[.CN44]" office:value-type="float" office:value="341840.995442366" calcext:value-type="float">
            <text:p><text:s/>3,41,841 </text:p>
          </table:table-cell>
          <table:table-cell table:style-name="ce10" table:formula="of:=+[.CN47]*(1+[.$B$20]/12)+[.CO43]-[.CO44]" office:value-type="float" office:value="344306.494498475" calcext:value-type="float">
            <text:p><text:s/>3,44,306 </text:p>
          </table:table-cell>
          <table:table-cell table:style-name="ce10" table:formula="of:=+[.CO47]*(1+[.$B$20]/12)+[.CP43]-[.CP44]" office:value-type="float" office:value="346780.267587001" calcext:value-type="float">
            <text:p><text:s/>3,46,780 </text:p>
          </table:table-cell>
          <table:table-cell table:style-name="ce10" table:formula="of:=+[.CP47]*(1+[.$B$20]/12)+[.CQ43]-[.CQ44]" office:value-type="float" office:value="349262.348722363" calcext:value-type="float">
            <text:p><text:s/>3,49,262 </text:p>
          </table:table-cell>
          <table:table-cell table:style-name="ce10" table:formula="of:=+[.CQ47]*(1+[.$B$20]/12)+[.CR43]-[.CR44]" office:value-type="float" office:value="351752.772086568" calcext:value-type="float">
            <text:p><text:s/>3,51,753 </text:p>
          </table:table-cell>
          <table:table-cell table:style-name="ce10" table:formula="of:=+[.CR47]*(1+[.$B$20]/12)+[.CS43]-[.CS44]" office:value-type="float" office:value="354251.572030126" calcext:value-type="float">
            <text:p><text:s/>3,54,252 </text:p>
          </table:table-cell>
          <table:table-cell table:style-name="ce10" table:formula="of:=+[.CS47]*(1+[.$B$20]/12)+[.CT43]-[.CT44]" office:value-type="float" office:value="356758.783072973" calcext:value-type="float">
            <text:p><text:s/>3,56,759 </text:p>
          </table:table-cell>
          <table:table-cell table:style-name="ce10" table:formula="of:=+[.CT47]*(1+[.$B$20]/12)+[.CU43]-[.CU44]" office:value-type="float" office:value="359274.43990539" calcext:value-type="float">
            <text:p><text:s/>3,59,274 </text:p>
          </table:table-cell>
          <table:table-cell table:style-name="ce10" table:formula="of:=+[.CU47]*(1+[.$B$20]/12)+[.CV43]-[.CV44]" office:value-type="float" office:value="361798.577388941" calcext:value-type="float">
            <text:p><text:s/>3,61,799 </text:p>
          </table:table-cell>
          <table:table-cell table:style-name="ce10" table:formula="of:=+[.CV47]*(1+[.$B$20]/12)+[.CW43]-[.CW44]" office:value-type="float" office:value="364331.2305574" calcext:value-type="float">
            <text:p><text:s/>3,64,331 </text:p>
          </table:table-cell>
          <table:table-cell table:style-name="ce10" table:formula="of:=+[.CW47]*(1+[.$B$20]/12)+[.CX43]-[.CX44]" office:value-type="float" office:value="366872.434617699" calcext:value-type="float">
            <text:p><text:s/>3,66,872 </text:p>
          </table:table-cell>
          <table:table-cell table:style-name="ce10" table:formula="of:=+[.CX47]*(1+[.$B$20]/12)+[.CY43]-[.CY44]" office:value-type="float" office:value="369422.224950871" calcext:value-type="float">
            <text:p><text:s/>3,69,422 </text:p>
          </table:table-cell>
          <table:table-cell table:style-name="ce10" table:formula="of:=+[.CY47]*(1+[.$B$20]/12)+[.CZ43]-[.CZ44]" office:value-type="float" office:value="371980.637113002" calcext:value-type="float">
            <text:p><text:s/>3,71,981 </text:p>
          </table:table-cell>
          <table:table-cell table:style-name="ce10" table:formula="of:=+[.CZ47]*(1+[.$B$20]/12)+[.DA43]-[.DA44]" office:value-type="float" office:value="374547.706836189" calcext:value-type="float">
            <text:p><text:s/>3,74,548 </text:p>
          </table:table-cell>
          <table:table-cell table:style-name="ce10" table:formula="of:=+[.DA47]*(1+[.$B$20]/12)+[.DB43]-[.DB44]" office:value-type="float" office:value="377123.470029498" calcext:value-type="float">
            <text:p><text:s/>3,77,123 </text:p>
          </table:table-cell>
          <table:table-cell table:style-name="ce10" table:formula="of:=+[.DB47]*(1+[.$B$20]/12)+[.DC43]-[.DC44]" office:value-type="float" office:value="379707.962779939" calcext:value-type="float">
            <text:p><text:s/>3,79,708 </text:p>
          </table:table-cell>
          <table:table-cell table:style-name="ce10" table:formula="of:=+[.DC47]*(1+[.$B$20]/12)+[.DD43]-[.DD44]" office:value-type="float" office:value="382301.221353434" calcext:value-type="float">
            <text:p><text:s/>3,82,301 </text:p>
          </table:table-cell>
          <table:table-cell table:style-name="ce10" table:formula="of:=+[.DD47]*(1+[.$B$20]/12)+[.DE43]-[.DE44]" office:value-type="float" office:value="384903.282195796" calcext:value-type="float">
            <text:p><text:s/>3,84,903 </text:p>
          </table:table-cell>
          <table:table-cell table:style-name="ce10" table:formula="of:=+[.DE47]*(1+[.$B$20]/12)+[.DF43]-[.DF44]" office:value-type="float" office:value="387514.181933717" calcext:value-type="float">
            <text:p><text:s/>3,87,514 </text:p>
          </table:table-cell>
          <table:table-cell table:style-name="ce10" table:formula="of:=+[.DF47]*(1+[.$B$20]/12)+[.DG43]-[.DG44]" office:value-type="float" office:value="390133.957375754" calcext:value-type="float">
            <text:p><text:s/>3,90,134 </text:p>
          </table:table-cell>
          <table:table-cell table:style-name="ce10" table:formula="of:=+[.DG47]*(1+[.$B$20]/12)+[.DH43]-[.DH44]" office:value-type="float" office:value="392762.645513328" calcext:value-type="float">
            <text:p><text:s/>3,92,763 </text:p>
          </table:table-cell>
          <table:table-cell table:style-name="ce10" table:formula="of:=+[.DH47]*(1+[.$B$20]/12)+[.DI43]-[.DI44]" office:value-type="float" office:value="395400.28352172" calcext:value-type="float">
            <text:p><text:s/>3,95,400 </text:p>
          </table:table-cell>
          <table:table-cell table:style-name="ce10" table:formula="of:=+[.DI47]*(1+[.$B$20]/12)+[.DJ43]-[.DJ44]" office:value-type="float" office:value="398046.908761086" calcext:value-type="float">
            <text:p><text:s/>3,98,047 </text:p>
          </table:table-cell>
          <table:table-cell table:style-name="ce10" table:formula="of:=+[.DJ47]*(1+[.$B$20]/12)+[.DK43]-[.DK44]" office:value-type="float" office:value="400702.558777462" calcext:value-type="float">
            <text:p><text:s/>4,00,703 </text:p>
          </table:table-cell>
          <table:table-cell table:style-name="ce10" table:formula="of:=+[.DK47]*(1+[.$B$20]/12)+[.DL43]-[.DL44]" office:value-type="float" office:value="403367.271303786" calcext:value-type="float">
            <text:p><text:s/>4,03,367 </text:p>
          </table:table-cell>
          <table:table-cell table:style-name="ce10" table:formula="of:=+[.DL47]*(1+[.$B$20]/12)+[.DM43]-[.DM44]" office:value-type="float" office:value="406041.084260923" calcext:value-type="float">
            <text:p><text:s/>4,06,041 </text:p>
          </table:table-cell>
          <table:table-cell table:style-name="ce10" table:formula="of:=+[.DM47]*(1+[.$B$20]/12)+[.DN43]-[.DN44]" office:value-type="float" office:value="408724.035758691" calcext:value-type="float">
            <text:p><text:s/>4,08,724 </text:p>
          </table:table-cell>
          <table:table-cell table:style-name="ce10" table:formula="of:=+[.DN47]*(1+[.$B$20]/12)+[.DO43]-[.DO44]" office:value-type="float" office:value="411416.164096902" calcext:value-type="float">
            <text:p><text:s/>4,11,416 </text:p>
          </table:table-cell>
          <table:table-cell table:style-name="ce10" table:formula="of:=+[.DO47]*(1+[.$B$20]/12)+[.DP43]-[.DP44]" office:value-type="float" office:value="414117.507766398" calcext:value-type="float">
            <text:p><text:s/>4,14,118 </text:p>
          </table:table-cell>
          <table:table-cell table:style-name="ce10" table:formula="of:=+[.DP47]*(1+[.$B$20]/12)+[.DQ43]-[.DQ44]" office:value-type="float" office:value="416828.105450104" calcext:value-type="float">
            <text:p><text:s/>4,16,828 </text:p>
          </table:table-cell>
          <table:table-cell table:style-name="ce10" table:formula="of:=+[.DQ47]*(1+[.$B$20]/12)+[.DR43]-[.DR44]" office:value-type="float" office:value="419547.996024078" calcext:value-type="float">
            <text:p><text:s/>4,19,548 </text:p>
          </table:table-cell>
          <table:table-cell table:style-name="ce10" table:formula="of:=+[.DR47]*(1+[.$B$20]/12)+[.DS43]-[.DS44]" office:value-type="float" office:value="422277.218558572" calcext:value-type="float">
            <text:p><text:s/>4,22,277 </text:p>
          </table:table-cell>
          <table:table-cell table:style-name="ce10" table:formula="of:=+[.DS47]*(1+[.$B$20]/12)+[.DT43]-[.DT44]" office:value-type="float" office:value="425015.812319097" calcext:value-type="float">
            <text:p><text:s/>4,25,016 </text:p>
          </table:table-cell>
          <table:table-cell table:style-name="ce10" table:formula="of:=+[.DT47]*(1+[.$B$20]/12)+[.DU43]-[.DU44]" office:value-type="float" office:value="427763.816767495" calcext:value-type="float">
            <text:p><text:s/>4,27,764 </text:p>
          </table:table-cell>
          <table:table-cell table:style-name="ce10" table:formula="of:=+[.DU47]*(1+[.$B$20]/12)+[.DV43]-[.DV44]" office:value-type="float" office:value="430521.271563014" calcext:value-type="float">
            <text:p><text:s/>4,30,521 </text:p>
          </table:table-cell>
          <table:table-cell table:style-name="ce10" table:formula="of:=+[.DV47]*(1+[.$B$20]/12)+[.DW43]-[.DW44]" office:value-type="float" office:value="433288.216563397" calcext:value-type="float">
            <text:p><text:s/>4,33,288 </text:p>
          </table:table-cell>
          <table:table-cell table:style-name="ce10" table:formula="of:=+[.DW47]*(1+[.$B$20]/12)+[.DX43]-[.DX44]" office:value-type="float" office:value="436064.691825968" calcext:value-type="float">
            <text:p><text:s/>4,36,065 </text:p>
          </table:table-cell>
          <table:table-cell table:style-name="ce10" table:formula="of:=+[.DX47]*(1+[.$B$20]/12)+[.DY43]-[.DY44]" office:value-type="float" office:value="438850.737608728" calcext:value-type="float">
            <text:p><text:s/>4,38,851 </text:p>
          </table:table-cell>
          <table:table-cell table:style-name="ce10" table:formula="of:=+[.DY47]*(1+[.$B$20]/12)+[.DZ43]-[.DZ44]" office:value-type="float" office:value="441646.394371459" calcext:value-type="float">
            <text:p><text:s/>4,41,646 </text:p>
          </table:table-cell>
          <table:table-cell table:style-name="ce10" table:formula="of:=+[.DZ47]*(1+[.$B$20]/12)+[.EA43]-[.EA44]" office:value-type="float" office:value="444451.702776832" calcext:value-type="float">
            <text:p><text:s/>4,44,452 </text:p>
          </table:table-cell>
          <table:table-cell table:style-name="ce10" table:formula="of:=+[.EA47]*(1+[.$B$20]/12)+[.EB43]-[.EB44]" office:value-type="float" office:value="447266.703691522" calcext:value-type="float">
            <text:p><text:s/>4,47,267 </text:p>
          </table:table-cell>
          <table:table-cell table:style-name="ce10" table:formula="of:=+[.EB47]*(1+[.$B$20]/12)+[.EC43]-[.EC44]" office:value-type="float" office:value="450091.438187327" calcext:value-type="float">
            <text:p><text:s/>4,50,091 </text:p>
          </table:table-cell>
          <table:table-cell table:style-name="ce10" table:formula="of:=+[.EC47]*(1+[.$B$20]/12)+[.ED43]-[.ED44]" office:value-type="float" office:value="452925.947542299" calcext:value-type="float">
            <text:p><text:s/>4,52,926 </text:p>
          </table:table-cell>
          <table:table-cell table:style-name="ce10" table:formula="of:=+[.ED47]*(1+[.$B$20]/12)+[.EE43]-[.EE44]" office:value-type="float" office:value="455770.273241876" calcext:value-type="float">
            <text:p><text:s/>4,55,770 </text:p>
          </table:table-cell>
          <table:table-cell table:style-name="ce10" table:formula="of:=+[.EE47]*(1+[.$B$20]/12)+[.EF43]-[.EF44]" office:value-type="float" office:value="458624.456980024" calcext:value-type="float">
            <text:p><text:s/>4,58,624 </text:p>
          </table:table-cell>
          <table:table-cell table:style-name="ce10" table:formula="of:=+[.EF47]*(1+[.$B$20]/12)+[.EG43]-[.EG44]" office:value-type="float" office:value="461488.54066038" calcext:value-type="float">
            <text:p><text:s/>4,61,489 </text:p>
          </table:table-cell>
          <table:table-cell table:style-name="ce10" table:formula="of:=+[.EG47]*(1+[.$B$20]/12)+[.EH43]-[.EH44]" office:value-type="float" office:value="464362.566397408" calcext:value-type="float">
            <text:p><text:s/>4,64,363 </text:p>
          </table:table-cell>
          <table:table-cell table:style-name="ce10" table:formula="of:=+[.EH47]*(1+[.$B$20]/12)+[.EI43]-[.EI44]" office:value-type="float" office:value="467246.576517562" calcext:value-type="float">
            <text:p><text:s/>4,67,247 </text:p>
          </table:table-cell>
          <table:table-cell table:style-name="ce10" table:formula="of:=+[.EI47]*(1+[.$B$20]/12)+[.EJ43]-[.EJ44]" office:value-type="float" office:value="470140.613560444" calcext:value-type="float">
            <text:p><text:s/>4,70,141 </text:p>
          </table:table-cell>
          <table:table-cell table:style-name="ce10" table:formula="of:=+[.EJ47]*(1+[.$B$20]/12)+[.EK43]-[.EK44]" office:value-type="float" office:value="473044.720279988" calcext:value-type="float">
            <text:p><text:s/>4,73,045 </text:p>
          </table:table-cell>
          <table:table-cell table:style-name="ce10" table:formula="of:=+[.EK47]*(1+[.$B$20]/12)+[.EL43]-[.EL44]" office:value-type="float" office:value="475958.939645629" calcext:value-type="float">
            <text:p><text:s/>4,75,959 </text:p>
          </table:table-cell>
          <table:table-cell table:style-name="ce10" table:formula="of:=+[.EL47]*(1+[.$B$20]/12)+[.EM43]-[.EM44]" office:value-type="float" office:value="478883.314843498" calcext:value-type="float">
            <text:p><text:s/>4,78,883 </text:p>
          </table:table-cell>
          <table:table-cell table:style-name="ce10" table:formula="of:=+[.EM47]*(1+[.$B$20]/12)+[.EN43]-[.EN44]" office:value-type="float" office:value="481817.88927761" calcext:value-type="float">
            <text:p><text:s/>4,81,818 </text:p>
          </table:table-cell>
          <table:table-cell table:style-name="ce10" table:formula="of:=+[.EN47]*(1+[.$B$20]/12)+[.EO43]-[.EO44]" office:value-type="float" office:value="484762.706571065" calcext:value-type="float">
            <text:p><text:s/>4,84,763 </text:p>
          </table:table-cell>
          <table:table-cell table:style-name="ce10" table:formula="of:=+[.EO47]*(1+[.$B$20]/12)+[.EP43]-[.EP44]" office:value-type="float" office:value="487717.810567258" calcext:value-type="float">
            <text:p><text:s/>4,87,718 </text:p>
          </table:table-cell>
          <table:table-cell table:style-name="ce10" table:formula="of:=+[.EP47]*(1+[.$B$20]/12)+[.EQ43]-[.EQ44]" office:value-type="float" office:value="490683.245331086" calcext:value-type="float">
            <text:p><text:s/>4,90,683 </text:p>
          </table:table-cell>
          <table:table-cell table:style-name="ce10" table:formula="of:=+[.EQ47]*(1+[.$B$20]/12)+[.ER43]-[.ER44]" office:value-type="float" office:value="493659.055150175" calcext:value-type="float">
            <text:p><text:s/>4,93,659 </text:p>
          </table:table-cell>
          <table:table-cell table:style-name="ce10" table:formula="of:=+[.ER47]*(1+[.$B$20]/12)+[.ES43]-[.ES44]" office:value-type="float" office:value="496645.284536106" calcext:value-type="float">
            <text:p><text:s/>4,96,645 </text:p>
          </table:table-cell>
          <table:table-cell table:style-name="ce10" table:formula="of:=+[.ES47]*(1+[.$B$20]/12)+[.ET43]-[.ET44]" office:value-type="float" office:value="499641.978225645" calcext:value-type="float">
            <text:p><text:s/>4,99,642 </text:p>
          </table:table-cell>
          <table:table-cell table:style-name="ce10" table:formula="of:=+[.ET47]*(1+[.$B$20]/12)+[.EU43]-[.EU44]" office:value-type="float" office:value="502649.181181991" calcext:value-type="float">
            <text:p><text:s/>5,02,649 </text:p>
          </table:table-cell>
          <table:table-cell table:style-name="ce10" table:formula="of:=+[.EU47]*(1+[.$B$20]/12)+[.EV43]-[.EV44]" office:value-type="float" office:value="505666.938596017" calcext:value-type="float">
            <text:p><text:s/>5,05,667 </text:p>
          </table:table-cell>
          <table:table-cell table:style-name="ce10" table:formula="of:=+[.EV47]*(1+[.$B$20]/12)+[.EW43]-[.EW44]" office:value-type="float" office:value="508695.295887534" calcext:value-type="float">
            <text:p><text:s/>5,08,695 </text:p>
          </table:table-cell>
          <table:table-cell table:style-name="ce10" table:formula="of:=+[.EW47]*(1+[.$B$20]/12)+[.EX43]-[.EX44]" office:value-type="float" office:value="511734.298706546" calcext:value-type="float">
            <text:p><text:s/>5,11,734 </text:p>
          </table:table-cell>
          <table:table-cell table:style-name="ce10" table:formula="of:=+[.EX47]*(1+[.$B$20]/12)+[.EY43]-[.EY44]" office:value-type="float" office:value="514783.992934525" calcext:value-type="float">
            <text:p><text:s/>5,14,784 </text:p>
          </table:table-cell>
          <table:table-cell table:style-name="ce10" table:formula="of:=+[.EY47]*(1+[.$B$20]/12)+[.EZ43]-[.EZ44]" office:value-type="float" office:value="517844.424685685" calcext:value-type="float">
            <text:p><text:s/>5,17,844 </text:p>
          </table:table-cell>
          <table:table-cell table:style-name="ce10" table:formula="of:=+[.EZ47]*(1+[.$B$20]/12)+[.FA43]-[.FA44]" office:value-type="float" office:value="520915.640308268" calcext:value-type="float">
            <text:p><text:s/>5,20,916 </text:p>
          </table:table-cell>
          <table:table-cell table:style-name="ce10" table:formula="of:=+[.FA47]*(1+[.$B$20]/12)+[.FB43]-[.FB44]" office:value-type="float" office:value="523997.686385835" calcext:value-type="float">
            <text:p><text:s/>5,23,998 </text:p>
          </table:table-cell>
          <table:table-cell table:style-name="ce10" table:formula="of:=+[.FB47]*(1+[.$B$20]/12)+[.FC43]-[.FC44]" office:value-type="float" office:value="527090.609738563" calcext:value-type="float">
            <text:p><text:s/>5,27,091 </text:p>
          </table:table-cell>
          <table:table-cell table:style-name="ce10" table:formula="of:=+[.FC47]*(1+[.$B$20]/12)+[.FD43]-[.FD44]" office:value-type="float" office:value="530194.457424557" calcext:value-type="float">
            <text:p><text:s/>5,30,194 </text:p>
          </table:table-cell>
          <table:table-cell table:style-name="ce10" table:formula="of:=+[.FD47]*(1+[.$B$20]/12)+[.FE43]-[.FE44]" office:value-type="float" office:value="533309.276741155" calcext:value-type="float">
            <text:p><text:s/>5,33,309 </text:p>
          </table:table-cell>
          <table:table-cell table:style-name="ce10" table:formula="of:=+[.FE47]*(1+[.$B$20]/12)+[.FF43]-[.FF44]" office:value-type="float" office:value="536435.115226258" calcext:value-type="float">
            <text:p><text:s/>5,36,435 </text:p>
          </table:table-cell>
          <table:table-cell table:style-name="ce10" table:formula="of:=+[.FF47]*(1+[.$B$20]/12)+[.FG43]-[.FG44]" office:value-type="float" office:value="539572.020659653" calcext:value-type="float">
            <text:p><text:s/>5,39,572 </text:p>
          </table:table-cell>
          <table:table-cell table:style-name="ce10" table:formula="of:=+[.FG47]*(1+[.$B$20]/12)+[.FH43]-[.FH44]" office:value-type="float" office:value="542720.041064349" calcext:value-type="float">
            <text:p><text:s/>5,42,720 </text:p>
          </table:table-cell>
          <table:table-cell table:style-name="ce10" table:formula="of:=+[.FH47]*(1+[.$B$20]/12)+[.FI43]-[.FI44]" office:value-type="float" office:value="545879.224707925" calcext:value-type="float">
            <text:p><text:s/>5,45,879 </text:p>
          </table:table-cell>
          <table:table-cell table:style-name="ce10" table:formula="of:=+[.FI47]*(1+[.$B$20]/12)+[.FJ43]-[.FJ44]" office:value-type="float" office:value="549049.620103879" calcext:value-type="float">
            <text:p><text:s/>5,49,050 </text:p>
          </table:table-cell>
          <table:table-cell table:style-name="ce10" table:formula="of:=+[.FJ47]*(1+[.$B$20]/12)+[.FK43]-[.FK44]" office:value-type="float" office:value="552231.276012985" calcext:value-type="float">
            <text:p><text:s/>5,52,231 </text:p>
          </table:table-cell>
          <table:table-cell table:style-name="ce10" table:formula="of:=+[.FK47]*(1+[.$B$20]/12)+[.FL43]-[.FL44]" office:value-type="float" office:value="555424.241444664" calcext:value-type="float">
            <text:p><text:s/>5,55,424 </text:p>
          </table:table-cell>
          <table:table-cell table:style-name="ce10" table:formula="of:=+[.FL47]*(1+[.$B$20]/12)+[.FM43]-[.FM44]" office:value-type="float" office:value="558628.565658354" calcext:value-type="float">
            <text:p><text:s/>5,58,629 </text:p>
          </table:table-cell>
          <table:table-cell table:style-name="ce10" table:formula="of:=+[.FM47]*(1+[.$B$20]/12)+[.FN43]-[.FN44]" office:value-type="float" office:value="561844.298164896" calcext:value-type="float">
            <text:p><text:s/>5,61,844 </text:p>
          </table:table-cell>
          <table:table-cell table:style-name="ce10" table:formula="of:=+[.FN47]*(1+[.$B$20]/12)+[.FO43]-[.FO44]" office:value-type="float" office:value="565071.488727923" calcext:value-type="float">
            <text:p><text:s/>5,65,071 </text:p>
          </table:table-cell>
          <table:table-cell table:style-name="ce10" table:formula="of:=+[.FO47]*(1+[.$B$20]/12)+[.FP43]-[.FP44]" office:value-type="float" office:value="568310.187365259" calcext:value-type="float">
            <text:p><text:s/>5,68,310 </text:p>
          </table:table-cell>
          <table:table-cell table:style-name="ce10" table:formula="of:=+[.FP47]*(1+[.$B$20]/12)+[.FQ43]-[.FQ44]" office:value-type="float" office:value="571560.44435032" calcext:value-type="float">
            <text:p><text:s/>5,71,560 </text:p>
          </table:table-cell>
          <table:table-cell table:style-name="ce10" table:formula="of:=+[.FQ47]*(1+[.$B$20]/12)+[.FR43]-[.FR44]" office:value-type="float" office:value="574822.310213537" calcext:value-type="float">
            <text:p><text:s/>5,74,822 </text:p>
          </table:table-cell>
          <table:table-cell table:style-name="ce10" table:formula="of:=+[.FR47]*(1+[.$B$20]/12)+[.FS43]-[.FS44]" office:value-type="float" office:value="578095.83574377" calcext:value-type="float">
            <text:p><text:s/>5,78,096 </text:p>
          </table:table-cell>
          <table:table-cell table:style-name="ce10" table:formula="of:=+[.FS47]*(1+[.$B$20]/12)+[.FT43]-[.FT44]" office:value-type="float" office:value="581381.071989742" calcext:value-type="float">
            <text:p><text:s/>5,81,381 </text:p>
          </table:table-cell>
          <table:table-cell table:style-name="ce10" table:formula="of:=+[.FT47]*(1+[.$B$20]/12)+[.FU43]-[.FU44]" office:value-type="float" office:value="584678.070261476" calcext:value-type="float">
            <text:p><text:s/>5,84,678 </text:p>
          </table:table-cell>
          <table:table-cell table:style-name="ce10" table:formula="of:=+[.FU47]*(1+[.$B$20]/12)+[.FV43]-[.FV44]" office:value-type="float" office:value="587986.882131742" calcext:value-type="float">
            <text:p><text:s/>5,87,987 </text:p>
          </table:table-cell>
          <table:table-cell table:style-name="ce10" table:formula="of:=+[.FV47]*(1+[.$B$20]/12)+[.FW43]-[.FW44]" office:value-type="float" office:value="591307.559437511" calcext:value-type="float">
            <text:p><text:s/>5,91,308 </text:p>
          </table:table-cell>
          <table:table-cell table:style-name="ce10" table:formula="of:=+[.FW47]*(1+[.$B$20]/12)+[.FX43]-[.FX44]" office:value-type="float" office:value="594640.154281419" calcext:value-type="float">
            <text:p><text:s/>5,94,640 </text:p>
          </table:table-cell>
          <table:table-cell table:style-name="ce10" table:formula="of:=+[.FX47]*(1+[.$B$20]/12)+[.FY43]-[.FY44]" office:value-type="float" office:value="597984.719033237" calcext:value-type="float">
            <text:p><text:s/>5,97,985 </text:p>
          </table:table-cell>
          <table:table-cell table:style-name="ce10" table:formula="of:=+[.FY47]*(1+[.$B$20]/12)+[.FZ43]-[.FZ44]" office:value-type="float" office:value="601341.306331351" calcext:value-type="float">
            <text:p><text:s/>6,01,341 </text:p>
          </table:table-cell>
          <table:table-cell table:style-name="ce10" table:formula="of:=+[.FZ47]*(1+[.$B$20]/12)+[.GA43]-[.GA44]" office:value-type="float" office:value="604709.969084249" calcext:value-type="float">
            <text:p><text:s/>6,04,710 </text:p>
          </table:table-cell>
          <table:table-cell table:style-name="ce10" table:formula="of:=+[.GA47]*(1+[.$B$20]/12)+[.GB43]-[.GB44]" office:value-type="float" office:value="608090.760472021" calcext:value-type="float">
            <text:p><text:s/>6,08,091 </text:p>
          </table:table-cell>
          <table:table-cell table:style-name="ce10" table:formula="of:=+[.GB47]*(1+[.$B$20]/12)+[.GC43]-[.GC44]" office:value-type="float" office:value="611483.733947857" calcext:value-type="float">
            <text:p><text:s/>6,11,484 </text:p>
          </table:table-cell>
          <table:table-cell table:style-name="ce10" table:formula="of:=+[.GC47]*(1+[.$B$20]/12)+[.GD43]-[.GD44]" office:value-type="float" office:value="614888.943239568" calcext:value-type="float">
            <text:p><text:s/>6,14,889 </text:p>
          </table:table-cell>
          <table:table-cell table:style-name="ce10" table:formula="of:=+[.GD47]*(1+[.$B$20]/12)+[.GE43]-[.GE44]" office:value-type="float" office:value="618306.442351102" calcext:value-type="float">
            <text:p><text:s/>6,18,306 </text:p>
          </table:table-cell>
          <table:table-cell table:style-name="ce10" table:formula="of:=+[.GE47]*(1+[.$B$20]/12)+[.GF43]-[.GF44]" office:value-type="float" office:value="621736.285564078" calcext:value-type="float">
            <text:p><text:s/>6,21,736 </text:p>
          </table:table-cell>
          <table:table-cell table:style-name="ce10" table:formula="of:=+[.GF47]*(1+[.$B$20]/12)+[.GG43]-[.GG44]" office:value-type="float" office:value="625178.527439326" calcext:value-type="float">
            <text:p><text:s/>6,25,179 </text:p>
          </table:table-cell>
          <table:table-cell table:style-name="ce10" table:formula="of:=+[.GG47]*(1+[.$B$20]/12)+[.GH43]-[.GH44]" office:value-type="float" office:value="628633.222818432" calcext:value-type="float">
            <text:p><text:s/>6,28,633 </text:p>
          </table:table-cell>
          <table:table-cell table:style-name="ce10" table:formula="of:=+[.GH47]*(1+[.$B$20]/12)+[.GI43]-[.GI44]" office:value-type="float" office:value="632100.426825296" calcext:value-type="float">
            <text:p><text:s/>6,32,100 </text:p>
          </table:table-cell>
          <table:table-cell table:style-name="ce10" table:formula="of:=+[.GI47]*(1+[.$B$20]/12)+[.GJ43]-[.GJ44]" office:value-type="float" office:value="635580.194867699" calcext:value-type="float">
            <text:p><text:s/>6,35,580 </text:p>
          </table:table-cell>
          <table:table-cell table:style-name="ce10" table:formula="of:=+[.GJ47]*(1+[.$B$20]/12)+[.GK43]-[.GK44]" office:value-type="float" office:value="639072.582638877" calcext:value-type="float">
            <text:p><text:s/>6,39,073 </text:p>
          </table:table-cell>
          <table:table-cell table:style-name="ce10" table:formula="of:=+[.GK47]*(1+[.$B$20]/12)+[.GL43]-[.GL44]" office:value-type="float" office:value="642577.646119104" calcext:value-type="float">
            <text:p><text:s/>6,42,578 </text:p>
          </table:table-cell>
          <table:table-cell table:style-name="ce10" table:formula="of:=+[.GL47]*(1+[.$B$20]/12)+[.GM43]-[.GM44]" office:value-type="float" office:value="646095.441577284" calcext:value-type="float">
            <text:p><text:s/>6,46,095 </text:p>
          </table:table-cell>
          <table:table-cell table:style-name="ce10" table:formula="of:=+[.GM47]*(1+[.$B$20]/12)+[.GN43]-[.GN44]" office:value-type="float" office:value="649626.025572554" calcext:value-type="float">
            <text:p><text:s/>6,49,626 </text:p>
          </table:table-cell>
          <table:table-cell table:style-name="ce10" table:formula="of:=+[.GN47]*(1+[.$B$20]/12)+[.GO43]-[.GO44]" office:value-type="float" office:value="653169.454955894" calcext:value-type="float">
            <text:p><text:s/>6,53,169 </text:p>
          </table:table-cell>
          <table:table-cell table:style-name="ce10" table:formula="of:=+[.GO47]*(1+[.$B$20]/12)+[.GP43]-[.GP44]" office:value-type="float" office:value="656725.786871747" calcext:value-type="float">
            <text:p><text:s/>6,56,726 </text:p>
          </table:table-cell>
          <table:table-cell table:style-name="ce10" table:formula="of:=+[.GP47]*(1+[.$B$20]/12)+[.GQ43]-[.GQ44]" office:value-type="float" office:value="660295.078759647" calcext:value-type="float">
            <text:p><text:s/>6,60,295 </text:p>
          </table:table-cell>
          <table:table-cell table:style-name="ce10" table:formula="of:=+[.GQ47]*(1+[.$B$20]/12)+[.GR43]-[.GR44]" office:value-type="float" office:value="663877.38835586" calcext:value-type="float">
            <text:p><text:s/>6,63,877 </text:p>
          </table:table-cell>
          <table:table-cell table:style-name="ce10" table:formula="of:=+[.GR47]*(1+[.$B$20]/12)+[.GS43]-[.GS44]" office:value-type="float" office:value="667472.773695027" calcext:value-type="float">
            <text:p><text:s/>6,67,473 </text:p>
          </table:table-cell>
          <table:table-cell table:style-name="ce10" table:formula="of:=+[.GS47]*(1+[.$B$20]/12)+[.GT43]-[.GT44]" office:value-type="float" office:value="671081.293111826" calcext:value-type="float">
            <text:p><text:s/>6,71,081 </text:p>
          </table:table-cell>
          <table:table-cell table:style-name="ce10" table:formula="of:=+[.GT47]*(1+[.$B$20]/12)+[.GU43]-[.GU44]" office:value-type="float" office:value="674703.005242634" calcext:value-type="float">
            <text:p><text:s/>6,74,703 </text:p>
          </table:table-cell>
          <table:table-cell table:style-name="ce10" table:formula="of:=+[.GU47]*(1+[.$B$20]/12)+[.GV43]-[.GV44]" office:value-type="float" office:value="678337.969027205" calcext:value-type="float">
            <text:p><text:s/>6,78,338 </text:p>
          </table:table-cell>
          <table:table-cell table:style-name="ce10" table:formula="of:=+[.GV47]*(1+[.$B$20]/12)+[.GW43]-[.GW44]" office:value-type="float" office:value="681986.243710356" calcext:value-type="float">
            <text:p><text:s/>6,81,986 </text:p>
          </table:table-cell>
          <table:table-cell table:style-name="ce10" table:formula="of:=+[.GW47]*(1+[.$B$20]/12)+[.GX43]-[.GX44]" office:value-type="float" office:value="685647.88884366" calcext:value-type="float">
            <text:p><text:s/>6,85,648 </text:p>
          </table:table-cell>
          <table:table-cell table:style-name="ce10" table:formula="of:=+[.GX47]*(1+[.$B$20]/12)+[.GY43]-[.GY44]" office:value-type="float" office:value="689322.964287151" calcext:value-type="float">
            <text:p><text:s/>6,89,323 </text:p>
          </table:table-cell>
          <table:table-cell table:style-name="ce10" table:formula="of:=+[.GY47]*(1+[.$B$20]/12)+[.GZ43]-[.GZ44]" office:value-type="float" office:value="693011.530211039" calcext:value-type="float">
            <text:p><text:s/>6,93,012 </text:p>
          </table:table-cell>
          <table:table-cell table:style-name="ce10" table:formula="of:=+[.GZ47]*(1+[.$B$20]/12)+[.HA43]-[.HA44]" office:value-type="float" office:value="696713.647097434" calcext:value-type="float">
            <text:p><text:s/>6,96,714 </text:p>
          </table:table-cell>
          <table:table-cell table:style-name="ce10" table:formula="of:=+[.HA47]*(1+[.$B$20]/12)+[.HB43]-[.HB44]" office:value-type="float" office:value="700429.375742077" calcext:value-type="float">
            <text:p><text:s/>7,00,429 </text:p>
          </table:table-cell>
          <table:table-cell table:style-name="ce10" table:formula="of:=+[.HB47]*(1+[.$B$20]/12)+[.HC43]-[.HC44]" office:value-type="float" office:value="704158.777256087" calcext:value-type="float">
            <text:p><text:s/>7,04,159 </text:p>
          </table:table-cell>
          <table:table-cell table:style-name="ce10" table:formula="of:=+[.HC47]*(1+[.$B$20]/12)+[.HD43]-[.HD44]" office:value-type="float" office:value="707901.913067712" calcext:value-type="float">
            <text:p><text:s/>7,07,902 </text:p>
          </table:table-cell>
          <table:table-cell table:style-name="ce10" table:formula="of:=+[.HD47]*(1+[.$B$20]/12)+[.HE43]-[.HE44]" office:value-type="float" office:value="711658.844924095" calcext:value-type="float">
            <text:p><text:s/>7,11,659 </text:p>
          </table:table-cell>
          <table:table-cell table:style-name="ce10" table:formula="of:=+[.HE47]*(1+[.$B$20]/12)+[.HF43]-[.HF44]" office:value-type="float" office:value="715429.634893044" calcext:value-type="float">
            <text:p><text:s/>7,15,430 </text:p>
          </table:table-cell>
          <table:table-cell table:style-name="ce10" table:formula="of:=+[.HF47]*(1+[.$B$20]/12)+[.HG43]-[.HG44]" office:value-type="float" office:value="719214.345364818" calcext:value-type="float">
            <text:p><text:s/>7,19,214 </text:p>
          </table:table-cell>
          <table:table-cell table:style-name="ce10" table:formula="of:=+[.HG47]*(1+[.$B$20]/12)+[.HH43]-[.HH44]" office:value-type="float" office:value="723013.039053921" calcext:value-type="float">
            <text:p><text:s/>7,23,013 </text:p>
          </table:table-cell>
          <table:table-cell table:style-name="ce10" table:formula="of:=+[.HH47]*(1+[.$B$20]/12)+[.HI43]-[.HI44]" office:value-type="float" office:value="726825.779000902" calcext:value-type="float">
            <text:p><text:s/>7,26,826 </text:p>
          </table:table-cell>
          <table:table-cell table:style-name="ce10" table:formula="of:=+[.HI47]*(1+[.$B$20]/12)+[.HJ43]-[.HJ44]" office:value-type="float" office:value="730652.628574172" calcext:value-type="float">
            <text:p><text:s/>7,30,653 </text:p>
          </table:table-cell>
          <table:table-cell table:style-name="ce10" table:formula="of:=+[.HJ47]*(1+[.$B$20]/12)+[.HK43]-[.HK44]" office:value-type="float" office:value="734493.651471831" calcext:value-type="float">
            <text:p><text:s/>7,34,494 </text:p>
          </table:table-cell>
          <table:table-cell table:style-name="ce10" table:formula="of:=+[.HK47]*(1+[.$B$20]/12)+[.HL43]-[.HL44]" office:value-type="float" office:value="738348.911723496" calcext:value-type="float">
            <text:p><text:s/>7,38,349 </text:p>
          </table:table-cell>
          <table:table-cell table:style-name="ce10" table:formula="of:=+[.HL47]*(1+[.$B$20]/12)+[.HM43]-[.HM44]" office:value-type="float" office:value="742218.473692151" calcext:value-type="float">
            <text:p><text:s/>7,42,218 </text:p>
          </table:table-cell>
          <table:table-cell table:style-name="ce10" table:formula="of:=+[.HM47]*(1+[.$B$20]/12)+[.HN43]-[.HN44]" office:value-type="float" office:value="746102.402076002" calcext:value-type="float">
            <text:p><text:s/>7,46,102 </text:p>
          </table:table-cell>
          <table:table-cell table:style-name="ce10" table:formula="of:=+[.HN47]*(1+[.$B$20]/12)+[.HO43]-[.HO44]" office:value-type="float" office:value="750000.76191034" calcext:value-type="float">
            <text:p><text:s/>7,50,001 </text:p>
          </table:table-cell>
          <table:table-cell table:style-name="ce10" table:formula="of:=+[.HO47]*(1+[.$B$20]/12)+[.HP43]-[.HP44]" office:value-type="float" office:value="753913.618569422" calcext:value-type="float">
            <text:p><text:s/>7,53,914 </text:p>
          </table:table-cell>
          <table:table-cell table:style-name="ce10" table:formula="of:=+[.HP47]*(1+[.$B$20]/12)+[.HQ43]-[.HQ44]" office:value-type="float" office:value="757841.037768356" calcext:value-type="float">
            <text:p><text:s/>7,57,841 </text:p>
          </table:table-cell>
          <table:table-cell table:style-name="ce10" table:formula="of:=+[.HQ47]*(1+[.$B$20]/12)+[.HR43]-[.HR44]" office:value-type="float" office:value="761783.085565" calcext:value-type="float">
            <text:p><text:s/>7,61,783 </text:p>
          </table:table-cell>
          <table:table-cell table:style-name="ce10" table:formula="of:=+[.HR47]*(1+[.$B$20]/12)+[.HS43]-[.HS44]" office:value-type="float" office:value="765739.828361868" calcext:value-type="float">
            <text:p><text:s/>7,65,740 </text:p>
          </table:table-cell>
          <table:table-cell table:style-name="ce10" table:formula="of:=+[.HS47]*(1+[.$B$20]/12)+[.HT43]-[.HT44]" office:value-type="float" office:value="769711.332908054" calcext:value-type="float">
            <text:p><text:s/>7,69,711 </text:p>
          </table:table-cell>
          <table:table-cell table:style-name="ce10" table:formula="of:=+[.HT47]*(1+[.$B$20]/12)+[.HU43]-[.HU44]" office:value-type="float" office:value="773697.666301159" calcext:value-type="float">
            <text:p><text:s/>7,73,698 </text:p>
          </table:table-cell>
          <table:table-cell table:style-name="ce10" table:formula="of:=+[.HU47]*(1+[.$B$20]/12)+[.HV43]-[.HV44]" office:value-type="float" office:value="777698.895989236" calcext:value-type="float">
            <text:p><text:s/>7,77,699 </text:p>
          </table:table-cell>
          <table:table-cell table:style-name="ce10" table:formula="of:=+[.HV47]*(1+[.$B$20]/12)+[.HW43]-[.HW44]" office:value-type="float" office:value="781715.089772739" calcext:value-type="float">
            <text:p><text:s/>7,81,715 </text:p>
          </table:table-cell>
          <table:table-cell table:style-name="ce10" table:formula="of:=+[.HW47]*(1+[.$B$20]/12)+[.HX43]-[.HX44]" office:value-type="float" office:value="785746.315806488" calcext:value-type="float">
            <text:p><text:s/>7,85,746 </text:p>
          </table:table-cell>
          <table:table-cell table:style-name="ce10" table:formula="of:=+[.HX47]*(1+[.$B$20]/12)+[.HY43]-[.HY44]" office:value-type="float" office:value="789792.642601646" calcext:value-type="float">
            <text:p><text:s/>7,89,793 </text:p>
          </table:table-cell>
          <table:table-cell table:style-name="ce10" table:formula="of:=+[.HY47]*(1+[.$B$20]/12)+[.HZ43]-[.HZ44]" office:value-type="float" office:value="793854.1390277" calcext:value-type="float">
            <text:p><text:s/>7,93,854 </text:p>
          </table:table-cell>
          <table:table-cell table:style-name="ce10" table:formula="of:=+[.HZ47]*(1+[.$B$20]/12)+[.IA43]-[.IA44]" office:value-type="float" office:value="797930.874314465" calcext:value-type="float">
            <text:p><text:s/>7,97,931 </text:p>
          </table:table-cell>
          <table:table-cell table:style-name="ce10" table:formula="of:=+[.IA47]*(1+[.$B$20]/12)+[.IB43]-[.IB44]" office:value-type="float" office:value="802022.918054084" calcext:value-type="float">
            <text:p><text:s/>8,02,023 </text:p>
          </table:table-cell>
          <table:table-cell table:style-name="ce10" table:formula="of:=+[.IB47]*(1+[.$B$20]/12)+[.IC43]-[.IC44]" office:value-type="float" office:value="806130.340203058" calcext:value-type="float">
            <text:p><text:s/>8,06,130 </text:p>
          </table:table-cell>
          <table:table-cell table:style-name="ce10" table:formula="of:=+[.IC47]*(1+[.$B$20]/12)+[.ID43]-[.ID44]" office:value-type="float" office:value="810253.211084269" calcext:value-type="float">
            <text:p><text:s/>8,10,253 </text:p>
          </table:table-cell>
          <table:table-cell table:style-name="ce10" table:formula="of:=+[.ID47]*(1+[.$B$20]/12)+[.IE43]-[.IE44]" office:value-type="float" office:value="814391.601389028" calcext:value-type="float">
            <text:p><text:s/>8,14,392 </text:p>
          </table:table-cell>
          <table:table-cell table:style-name="ce10" table:formula="of:=+[.IE47]*(1+[.$B$20]/12)+[.IF43]-[.IF44]" office:value-type="float" office:value="818545.582179128" calcext:value-type="float">
            <text:p><text:s/>8,18,546 </text:p>
          </table:table-cell>
          <table:table-cell table:style-name="ce10" table:formula="of:=+[.IF47]*(1+[.$B$20]/12)+[.IG43]-[.IG44]" office:value-type="float" office:value="822715.224888909" calcext:value-type="float">
            <text:p><text:s/>8,22,715 </text:p>
          </table:table-cell>
          <table:table-cell table:style-name="ce10" table:formula="of:=+[.IG47]*(1+[.$B$20]/12)+[.IH43]-[.IH44]" office:value-type="float" office:value="826900.601327338" calcext:value-type="float">
            <text:p><text:s/>8,26,901 </text:p>
          </table:table-cell>
          <table:table-cell table:style-name="ce10" table:formula="of:=+[.IH47]*(1+[.$B$20]/12)+[.II43]-[.II44]" office:value-type="float" office:value="831101.783680099" calcext:value-type="float">
            <text:p><text:s/>8,31,102 </text:p>
          </table:table-cell>
          <table:table-cell table:style-name="ce10" table:formula="of:=+[.II47]*(1+[.$B$20]/12)+[.IJ43]-[.IJ44]" office:value-type="float" office:value="835318.844511692" calcext:value-type="float">
            <text:p><text:s/>8,35,319 </text:p>
          </table:table-cell>
          <table:table-cell table:style-name="ce10" table:formula="of:=+[.IJ47]*(1+[.$B$20]/12)+[.IK43]-[.IK44]" office:value-type="float" office:value="839551.85676755" calcext:value-type="float">
            <text:p><text:s/>8,39,552 </text:p>
          </table:table-cell>
          <table:table-cell table:style-name="ce10" table:formula="of:=+[.IK47]*(1+[.$B$20]/12)+[.IL43]-[.IL44]" office:value-type="float" office:value="843800.893776163" calcext:value-type="float">
            <text:p><text:s/>8,43,801 </text:p>
          </table:table-cell>
          <table:table-cell table:style-name="ce10" table:formula="of:=+[.IL47]*(1+[.$B$20]/12)+[.IM43]-[.IM44]" office:value-type="float" office:value="848066.029251215" calcext:value-type="float">
            <text:p><text:s/>8,48,066 </text:p>
          </table:table-cell>
          <table:table-cell table:style-name="ce10" table:formula="of:=+[.IM47]*(1+[.$B$20]/12)+[.IN43]-[.IN44]" office:value-type="float" office:value="852347.337293734" calcext:value-type="float">
            <text:p><text:s/>8,52,347 </text:p>
          </table:table-cell>
          <table:table-cell table:style-name="ce10" table:formula="of:=+[.IN47]*(1+[.$B$20]/12)+[.IO43]-[.IO44]" office:value-type="float" office:value="856644.892394254" calcext:value-type="float">
            <text:p><text:s/>8,56,645 </text:p>
          </table:table-cell>
          <table:table-cell table:style-name="ce10" table:formula="of:=+[.IO47]*(1+[.$B$20]/12)+[.IP43]-[.IP44]" office:value-type="float" office:value="860958.769434992" calcext:value-type="float">
            <text:p><text:s/>8,60,959 </text:p>
          </table:table-cell>
          <table:table-cell table:style-name="ce10" table:formula="of:=+[.IP47]*(1+[.$B$20]/12)+[.IQ43]-[.IQ44]" office:value-type="float" office:value="865289.04369203" calcext:value-type="float">
            <text:p><text:s/>8,65,289 </text:p>
          </table:table-cell>
          <table:table-cell table:style-name="ce10" table:formula="of:=+[.IQ47]*(1+[.$B$20]/12)+[.IR43]-[.IR44]" office:value-type="float" office:value="869635.790837518" calcext:value-type="float">
            <text:p><text:s/>8,69,636 </text:p>
          </table:table-cell>
          <table:table-cell table:style-name="ce10" table:formula="of:=+[.IR47]*(1+[.$B$20]/12)+[.IS43]-[.IS44]" office:value-type="float" office:value="873999.086941882" calcext:value-type="float">
            <text:p><text:s/>8,73,999 </text:p>
          </table:table-cell>
          <table:table-cell table:style-name="ce10" table:formula="of:=+[.IS47]*(1+[.$B$20]/12)+[.IT43]-[.IT44]" office:value-type="float" office:value="878379.008476052" calcext:value-type="float">
            <text:p><text:s/>8,78,379 </text:p>
          </table:table-cell>
          <table:table-cell table:style-name="ce10" table:formula="of:=+[.IT47]*(1+[.$B$20]/12)+[.IU43]-[.IU44]" office:value-type="float" office:value="882775.632313695" calcext:value-type="float">
            <text:p><text:s/>8,82,776 </text:p>
          </table:table-cell>
          <table:table-cell table:style-name="ce10" table:formula="of:=+[.IU47]*(1+[.$B$20]/12)+[.IV43]-[.IV44]" office:value-type="float" office:value="887189.035733467" calcext:value-type="float">
            <text:p><text:s/>8,87,189 </text:p>
          </table:table-cell>
          <table:table-cell table:style-name="ce10" table:number-columns-repeated="768"/>
        </table:table-row>
        <table:table-row table:style-name="ro1" table:number-rows-repeated="2">
          <table:table-cell/>
          <table:table-cell table:style-name="ce9" table:number-columns-repeated="1023"/>
        </table:table-row>
        <table:table-row table:style-name="ro1">
          <table:table-cell office:value-type="string" calcext:value-type="string">
            <text:p>Home value after 10 years</text:p>
          </table:table-cell>
          <table:table-cell table:style-name="ce9" table:formula="of:=+[.DR27]" office:value-type="float" office:value="1012015.16039312" calcext:value-type="float">
            <text:p><text:s/>10,12,015 </text:p>
          </table:table-cell>
          <table:table-cell table:style-name="ce9" table:number-columns-repeated="1022"/>
        </table:table-row>
        <table:table-row table:style-name="ro1">
          <table:table-cell office:value-type="string" calcext:value-type="string">
            <text:p>Debt after 10 years</text:p>
          </table:table-cell>
          <table:table-cell table:style-name="ce9" table:formula="of:=+[.DR28]" office:value-type="float" office:value="505627.777391801" calcext:value-type="float">
            <text:p><text:s/>5,05,628 </text:p>
          </table:table-cell>
          <table:table-cell table:style-name="ce9" table:number-columns-repeated="1022"/>
        </table:table-row>
        <table:table-row table:style-name="ro1">
          <table:table-cell table:style-name="ce1" office:value-type="string" calcext:value-type="string">
            <text:p>Home Equity after 10 years</text:p>
          </table:table-cell>
          <table:table-cell table:style-name="ce10" table:formula="of:=+[.DR29]" office:value-type="float" office:value="506387.383001318" calcext:value-type="float">
            <text:p><text:s/>5,06,387 </text:p>
          </table:table-cell>
          <table:table-cell table:style-name="ce10" table:number-columns-repeated="1022"/>
        </table:table-row>
        <table:table-row table:style-name="ro1">
          <table:table-cell table:style-name="ce1" office:value-type="string" calcext:value-type="string">
            <text:p>Transaction costs of selling in year 10</text:p>
          </table:table-cell>
          <table:table-cell table:style-name="ce10" table:formula="of:=0.06*[.DR27]" office:value-type="float" office:value="60720.9096235871" calcext:value-type="float">
            <text:p><text:s/>60,721 </text:p>
          </table:table-cell>
          <table:table-cell table:style-name="ce10" table:number-columns-repeated="1022"/>
        </table:table-row>
        <table:table-row table:style-name="ro1">
          <table:table-cell table:style-name="ce1" office:value-type="string" calcext:value-type="string">
            <text:p>Net cash if home sold in 10 years (assuming no capital gains)</text:p>
          </table:table-cell>
          <table:table-cell table:style-name="ce10" table:formula="of:=+[.B52]-[.B53]" office:value-type="float" office:value="445666.473377731" calcext:value-type="float">
            <text:p><text:s/>4,45,666 </text:p>
          </table:table-cell>
          <table:table-cell table:style-name="ce10" table:number-columns-repeated="1022"/>
        </table:table-row>
        <table:table-row table:style-name="ro1">
          <table:table-cell/>
          <table:table-cell table:style-name="ce9" table:number-columns-repeated="1023"/>
        </table:table-row>
        <table:table-row table:style-name="ro1">
          <table:table-cell table:style-name="ce1" office:value-type="string" calcext:value-type="string">
            <text:p>Savings after 10 years if renting</text:p>
          </table:table-cell>
          <table:table-cell table:style-name="ce10" table:formula="of:=+[.DR47]" office:value-type="float" office:value="419547.996024078" calcext:value-type="float">
            <text:p><text:s/>4,19,548 </text:p>
          </table:table-cell>
          <table:table-cell table:style-name="ce10" table:number-columns-repeated="1022"/>
        </table:table-row>
        <table:table-row table:style-name="ro1">
          <table:table-cell/>
          <table:table-cell table:style-name="ce9" table:number-columns-repeated="1023"/>
        </table:table-row>
        <table:table-row table:style-name="ro1">
          <table:table-cell table:style-name="ce3" office:value-type="string" calcext:value-type="string">
            <text:p>Present value benefit of owning vs. renting for 10 years</text:p>
          </table:table-cell>
          <table:table-cell table:style-name="ce11" table:formula="of:=+([.B54]-[.B56])/(1+[.B14])^10" office:value-type="float" office:value="21426.2484923965" calcext:value-type="float">
            <text:p><text:s/>21,426 </text:p>
          </table:table-cell>
          <table:table-cell table:style-name="ce10" table:number-columns-repeated="1022"/>
        </table:table-row>
        <table:table-row table:style-name="ro1" table:number-rows-repeated="118">
          <table:table-cell/>
          <table:table-cell table:style-name="ce9" table:number-columns-repeated="1023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2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8-05-19T23:56:27</meta:creation-date>
    <dc:date>2018-06-02T15:28:05.467962995</dc:date>
    <meta:editing-duration>PT1M9S</meta:editing-duration>
    <meta:editing-cycles>1</meta:editing-cycles>
    <meta:document-statistic meta:table-count="3" meta:cell-count="4134" meta:object-count="0"/>
    <meta:generator>LibreOffice/5.4.5.1$Linux_X86_64 LibreOffice_project/40m0$Build-1</meta:generator>
  </office:meta>
</office:document-meta>
</file>